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79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12.111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4.1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cketCostVsAmountOfPackets_2" table:style-name="ta1">
        <table:shapes>
          <draw:frame draw:z-index="0" draw:style-name="gr1" draw:text-style-name="P1" svg:width="15.999cm" svg:height="8.999cm" svg:x="45.254cm" svg:y="1.304cm">
            <draw:object draw:notify-on-update-of-ranges="PacketCostVsAmountOfPackets_2.K2:PacketCostVsAmountOfPackets_2.K538 PacketCostVsAmountOfPackets_2.G2:PacketCostVsAmountOfPackets_2.G538 PacketCostVsAmountOfPackets_2.I1:PacketCostVsAmountOfPackets_2.I1 PacketCostVsAmountOfPackets_2.H2:PacketCostVsAmountOfPackets_2.H538 PacketCostVsAmountOfPackets_2.J2:PacketCostVsAmountOfPackets_2.J538 PacketCostVsAmountOfPackets_2.L1:PacketCostVsAmountOfPackets_2.L1 PacketCostVsAmountOfPackets_2.K2:PacketCostVsAmountOfPackets_2.K5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ound robin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eactive</text:p>
          </table:table-cell>
        </table:table-row>
        <table:table-row table:style-name="ro1">
          <table:table-cell office:value-type="float" office:value="10527" calcext:value-type="float">
            <text:p>10527</text:p>
          </table:table-cell>
          <table:table-cell office:value-type="float" office:value="515680" calcext:value-type="float">
            <text:p>515680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68820" calcext:value-type="float">
            <text:p>2688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429730" calcext:value-type="float">
            <text:p>429730</text:p>
          </table:table-cell>
          <table:table-cell/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336960" calcext:value-type="float">
            <text:p>336960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559950" calcext:value-type="float">
            <text:p>559950</text:p>
          </table:table-cell>
          <table:table-cell/>
          <table:table-cell office:value-type="float" office:value="2553" calcext:value-type="float">
            <text:p>2553</text:p>
          </table:table-cell>
          <table:table-cell office:value-type="float" office:value="93110" calcext:value-type="float">
            <text:p>93110</text:p>
          </table:table-cell>
          <table:table-cell/>
          <table:table-cell office:value-type="float" office:value="7928" calcext:value-type="float">
            <text:p>7928</text:p>
          </table:table-cell>
          <table:table-cell office:value-type="float" office:value="276920" calcext:value-type="float">
            <text:p>276920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252760" calcext:value-type="float">
            <text:p>252760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335740" calcext:value-type="float">
            <text:p>335740</text:p>
          </table:table-cell>
          <table:table-cell/>
          <table:table-cell office:value-type="float" office:value="6002" calcext:value-type="float">
            <text:p>6002</text:p>
          </table:table-cell>
          <table:table-cell office:value-type="float" office:value="245250" calcext:value-type="float">
            <text:p>245250</text:p>
          </table:table-cell>
          <table:table-cell/>
          <table:table-cell office:value-type="float" office:value="10838" calcext:value-type="float">
            <text:p>10838</text:p>
          </table:table-cell>
          <table:table-cell office:value-type="float" office:value="438390" calcext:value-type="float">
            <text:p>438390</text:p>
          </table:table-cell>
          <table:table-cell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float" office:value="406260" calcext:value-type="float">
            <text:p>406260</text:p>
          </table:table-cell>
          <table:table-cell office:value-type="string" calcext:value-type="string">
            <text:p>Pacchetti Totali</text:p>
          </table:table-cell>
          <table:table-cell office:value-type="float" office:value="2376" calcext:value-type="float">
            <text:p>2376</text:p>
          </table:table-cell>
          <table:table-cell office:value-type="float" office:value="111030" calcext:value-type="float">
            <text:p>111030</text:p>
          </table:table-cell>
          <table:table-cell office:value-type="string" calcext:value-type="string">
            <text:p>Pacchetti Totali</text:p>
          </table:table-cell>
          <table:table-cell office:value-type="float" office:value="9207" calcext:value-type="float">
            <text:p>9207</text:p>
          </table:table-cell>
          <table:table-cell office:value-type="float" office:value="397180" calcext:value-type="float">
            <text:p>397180</text:p>
          </table:table-cell>
          <table:table-cell office:value-type="string" calcext:value-type="string">
            <text:p>Pacchetti Totali</text:p>
          </table:table-cell>
          <table:table-cell office:value-type="float" office:value="6126" calcext:value-type="float">
            <text:p>6126</text:p>
          </table:table-cell>
          <table:table-cell office:value-type="float" office:value="362650" calcext:value-type="float">
            <text:p>362650</text:p>
          </table:table-cell>
          <table:table-cell office:value-type="string" calcext:value-type="string">
            <text:p>Pacchetti Totali</text:p>
          </table:table-cell>
        </table:table-row>
        <table:table-row table:style-name="ro1">
          <table:table-cell office:value-type="float" office:value="14537" calcext:value-type="float">
            <text:p>14537</text:p>
          </table:table-cell>
          <table:table-cell office:value-type="float" office:value="595050" calcext:value-type="float">
            <text:p>595050</text:p>
          </table:table-cell>
          <table:table-cell table:formula="of:=SUM([.A2:.A538])" office:value-type="float" office:value="6218345" calcext:value-type="float">
            <text:p>6218345</text:p>
          </table:table-cell>
          <table:table-cell office:value-type="float" office:value="7988" calcext:value-type="float">
            <text:p>7988</text:p>
          </table:table-cell>
          <table:table-cell office:value-type="float" office:value="370550" calcext:value-type="float">
            <text:p>370550</text:p>
          </table:table-cell>
          <table:table-cell table:formula="of:=SUM([.D2:.D538])" office:value-type="float" office:value="6085568" calcext:value-type="float">
            <text:p>6085568</text:p>
          </table:table-cell>
          <table:table-cell office:value-type="float" office:value="2937" calcext:value-type="float">
            <text:p>2937</text:p>
          </table:table-cell>
          <table:table-cell office:value-type="float" office:value="106850" calcext:value-type="float">
            <text:p>106850</text:p>
          </table:table-cell>
          <table:table-cell table:formula="of:=SUM([.G2:.G538])" office:value-type="float" office:value="5577326" calcext:value-type="float">
            <text:p>5577326</text:p>
          </table:table-cell>
          <table:table-cell office:value-type="float" office:value="8263" calcext:value-type="float">
            <text:p>8263</text:p>
          </table:table-cell>
          <table:table-cell office:value-type="float" office:value="490540" calcext:value-type="float">
            <text:p>490540</text:p>
          </table:table-cell>
          <table:table-cell table:formula="of:=SUM([.J2:.J538])" office:value-type="float" office:value="6102807" calcext:value-type="float">
            <text:p>6102807</text:p>
          </table:table-cell>
        </table:table-row>
        <table:table-row table:style-name="ro1">
          <table:table-cell office:value-type="float" office:value="9059" calcext:value-type="float">
            <text:p>9059</text:p>
          </table:table-cell>
          <table:table-cell office:value-type="float" office:value="548400" calcext:value-type="float">
            <text:p>548400</text:p>
          </table:table-cell>
          <table:table-cell office:value-type="string" calcext:value-type="string">
            <text:p>Costo totale:</text:p>
          </table:table-cell>
          <table:table-cell office:value-type="float" office:value="9193" calcext:value-type="float">
            <text:p>9193</text:p>
          </table:table-cell>
          <table:table-cell office:value-type="float" office:value="426570" calcext:value-type="float">
            <text:p>426570</text:p>
          </table:table-cell>
          <table:table-cell office:value-type="string" calcext:value-type="string">
            <text:p>Costo totale:</text:p>
          </table:table-cell>
          <table:table-cell office:value-type="float" office:value="11308" calcext:value-type="float">
            <text:p>11308</text:p>
          </table:table-cell>
          <table:table-cell office:value-type="float" office:value="495920" calcext:value-type="float">
            <text:p>495920</text:p>
          </table:table-cell>
          <table:table-cell office:value-type="string" calcext:value-type="string">
            <text:p>Costo totale:</text:p>
          </table:table-cell>
          <table:table-cell office:value-type="float" office:value="13055" calcext:value-type="float">
            <text:p>13055</text:p>
          </table:table-cell>
          <table:table-cell office:value-type="float" office:value="670420" calcext:value-type="float">
            <text:p>670420</text:p>
          </table:table-cell>
          <table:table-cell office:value-type="string" calcext:value-type="string">
            <text:p>Costo totale: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40400" calcext:value-type="float">
            <text:p>140400</text:p>
          </table:table-cell>
          <table:table-cell table:formula="of:=SUM([.B2:.B540])" office:value-type="float" office:value="224199960" calcext:value-type="float">
            <text:p>224199960</text:p>
          </table:table-cell>
          <table:table-cell office:value-type="float" office:value="7177" calcext:value-type="float">
            <text:p>7177</text:p>
          </table:table-cell>
          <table:table-cell office:value-type="float" office:value="334240" calcext:value-type="float">
            <text:p>334240</text:p>
          </table:table-cell>
          <table:table-cell table:formula="of:=SUM([.E2:.E540])" office:value-type="float" office:value="283395130" calcext:value-type="float">
            <text:p>283395130</text:p>
          </table:table-cell>
          <table:table-cell office:value-type="float" office:value="9779" calcext:value-type="float">
            <text:p>9779</text:p>
          </table:table-cell>
          <table:table-cell office:value-type="float" office:value="419010" calcext:value-type="float">
            <text:p>419010</text:p>
          </table:table-cell>
          <table:table-cell table:formula="of:=SUM([.H2:.H540])" office:value-type="float" office:value="242073300" calcext:value-type="float">
            <text:p>242073300</text:p>
          </table:table-cell>
          <table:table-cell office:value-type="float" office:value="4491" calcext:value-type="float">
            <text:p>4491</text:p>
          </table:table-cell>
          <table:table-cell office:value-type="float" office:value="218450" calcext:value-type="float">
            <text:p>218450</text:p>
          </table:table-cell>
          <table:table-cell table:formula="of:=SUM([.K2:.K540])" office:value-type="float" office:value="244996620" calcext:value-type="float">
            <text:p>244996620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262020" calcext:value-type="float">
            <text:p>262020</text:p>
          </table:table-cell>
          <table:table-cell table:formula="of:=[.C8]/[.C6]" office:value-type="float" office:value="36.0546029530365" calcext:value-type="float">
            <text:p>36,0546029530365</text:p>
          </table:table-cell>
          <table:table-cell office:value-type="float" office:value="6503" calcext:value-type="float">
            <text:p>6503</text:p>
          </table:table-cell>
          <table:table-cell office:value-type="float" office:value="300070" calcext:value-type="float">
            <text:p>300070</text:p>
          </table:table-cell>
          <table:table-cell table:formula="of:=[.F8]/[.F6]" office:value-type="float" office:value="46.5683942731393" calcext:value-type="float">
            <text:p>46,5683942731393</text:p>
          </table:table-cell>
          <table:table-cell office:value-type="float" office:value="6354" calcext:value-type="float">
            <text:p>6354</text:p>
          </table:table-cell>
          <table:table-cell office:value-type="float" office:value="266120" calcext:value-type="float">
            <text:p>266120</text:p>
          </table:table-cell>
          <table:table-cell table:formula="of:=[.I8]/[.I6]" office:value-type="float" office:value="43.4031110966079" calcext:value-type="float">
            <text:p>43,4031110966079</text:p>
          </table:table-cell>
          <table:table-cell office:value-type="float" office:value="7324" calcext:value-type="float">
            <text:p>7324</text:p>
          </table:table-cell>
          <table:table-cell office:value-type="float" office:value="378570" calcext:value-type="float">
            <text:p>378570</text:p>
          </table:table-cell>
          <table:table-cell table:formula="of:=[.L8]/[.L6]" office:value-type="float" office:value="40.1449070894754" calcext:value-type="float">
            <text:p>40,1449070894754</text:p>
          </table:table-cell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428250" calcext:value-type="float">
            <text:p>428250</text:p>
          </table:table-cell>
          <table:table-cell/>
          <table:table-cell office:value-type="float" office:value="11909" calcext:value-type="float">
            <text:p>11909</text:p>
          </table:table-cell>
          <table:table-cell office:value-type="float" office:value="555920" calcext:value-type="float">
            <text:p>555920</text:p>
          </table:table-cell>
          <table:table-cell/>
          <table:table-cell office:value-type="float" office:value="11949" calcext:value-type="float">
            <text:p>11949</text:p>
          </table:table-cell>
          <table:table-cell office:value-type="float" office:value="521370" calcext:value-type="float">
            <text:p>521370</text:p>
          </table:table-cell>
          <table:table-cell/>
          <table:table-cell office:value-type="float" office:value="4987" calcext:value-type="float">
            <text:p>4987</text:p>
          </table:table-cell>
          <table:table-cell office:value-type="float" office:value="203070" calcext:value-type="float">
            <text:p>203070</text:p>
          </table:table-cell>
          <table:table-cell/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352870" calcext:value-type="float">
            <text:p>352870</text:p>
          </table:table-cell>
          <table:table-cell/>
          <table:table-cell office:value-type="float" office:value="5186" calcext:value-type="float">
            <text:p>5186</text:p>
          </table:table-cell>
          <table:table-cell office:value-type="float" office:value="240630" calcext:value-type="float">
            <text:p>240630</text:p>
          </table:table-cell>
          <table:table-cell/>
          <table:table-cell office:value-type="float" office:value="11221" calcext:value-type="float">
            <text:p>11221</text:p>
          </table:table-cell>
          <table:table-cell office:value-type="float" office:value="487890" calcext:value-type="float">
            <text:p>487890</text:p>
          </table:table-cell>
          <table:table-cell/>
          <table:table-cell office:value-type="float" office:value="12090" calcext:value-type="float">
            <text:p>12090</text:p>
          </table:table-cell>
          <table:table-cell office:value-type="float" office:value="562190" calcext:value-type="float">
            <text:p>562190</text:p>
          </table:table-cell>
          <table:table-cell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554080" calcext:value-type="float">
            <text:p>554080</text:p>
          </table:table-cell>
          <table:table-cell/>
          <table:table-cell office:value-type="float" office:value="7965" calcext:value-type="float">
            <text:p>7965</text:p>
          </table:table-cell>
          <table:table-cell office:value-type="float" office:value="371860" calcext:value-type="float">
            <text:p>371860</text:p>
          </table:table-cell>
          <table:table-cell/>
          <table:table-cell office:value-type="float" office:value="14055" calcext:value-type="float">
            <text:p>14055</text:p>
          </table:table-cell>
          <table:table-cell office:value-type="float" office:value="617120" calcext:value-type="float">
            <text:p>617120</text:p>
          </table:table-cell>
          <table:table-cell/>
          <table:table-cell office:value-type="float" office:value="14905" calcext:value-type="float">
            <text:p>14905</text:p>
          </table:table-cell>
          <table:table-cell office:value-type="float" office:value="651270" calcext:value-type="float">
            <text:p>651270</text:p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340740" calcext:value-type="float">
            <text:p>340740</text:p>
          </table:table-cell>
          <table:table-cell/>
          <table:table-cell office:value-type="float" office:value="8617" calcext:value-type="float">
            <text:p>8617</text:p>
          </table:table-cell>
          <table:table-cell office:value-type="float" office:value="401490" calcext:value-type="float">
            <text:p>401490</text:p>
          </table:table-cell>
          <table:table-cell/>
          <table:table-cell office:value-type="float" office:value="7893" calcext:value-type="float">
            <text:p>7893</text:p>
          </table:table-cell>
          <table:table-cell office:value-type="float" office:value="329700" calcext:value-type="float">
            <text:p>329700</text:p>
          </table:table-cell>
          <table:table-cell/>
          <table:table-cell office:value-type="float" office:value="10491" calcext:value-type="float">
            <text:p>10491</text:p>
          </table:table-cell>
          <table:table-cell office:value-type="float" office:value="432850" calcext:value-type="float">
            <text:p>432850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172630" calcext:value-type="float">
            <text:p>172630</text:p>
          </table:table-cell>
          <table:table-cell/>
          <table:table-cell office:value-type="float" office:value="14106" calcext:value-type="float">
            <text:p>14106</text:p>
          </table:table-cell>
          <table:table-cell office:value-type="float" office:value="654330" calcext:value-type="float">
            <text:p>654330</text:p>
          </table:table-cell>
          <table:table-cell/>
          <table:table-cell office:value-type="float" office:value="14621" calcext:value-type="float">
            <text:p>14621</text:p>
          </table:table-cell>
          <table:table-cell office:value-type="float" office:value="646570" calcext:value-type="float">
            <text:p>646570</text:p>
          </table:table-cell>
          <table:table-cell/>
          <table:table-cell office:value-type="float" office:value="16140" calcext:value-type="float">
            <text:p>16140</text:p>
          </table:table-cell>
          <table:table-cell office:value-type="float" office:value="696980" calcext:value-type="float">
            <text:p>696980</text:p>
          </table:table-cell>
          <table:table-cell/>
        </table:table-row>
        <table:table-row table:style-name="ro1">
          <table:table-cell office:value-type="float" office:value="13591" calcext:value-type="float">
            <text:p>13591</text:p>
          </table:table-cell>
          <table:table-cell office:value-type="float" office:value="566980" calcext:value-type="float">
            <text:p>566980</text:p>
          </table:table-cell>
          <table:table-cell/>
          <table:table-cell office:value-type="float" office:value="16752" calcext:value-type="float">
            <text:p>16752</text:p>
          </table:table-cell>
          <table:table-cell office:value-type="float" office:value="778630" calcext:value-type="float">
            <text:p>778630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657230" calcext:value-type="float">
            <text:p>657230</text:p>
          </table:table-cell>
          <table:table-cell/>
          <table:table-cell office:value-type="float" office:value="9015" calcext:value-type="float">
            <text:p>9015</text:p>
          </table:table-cell>
          <table:table-cell office:value-type="float" office:value="336790" calcext:value-type="float">
            <text:p>336790</text:p>
          </table:table-cell>
          <table:table-cell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368080" calcext:value-type="float">
            <text:p>368080</text:p>
          </table:table-cell>
          <table:table-cell/>
          <table:table-cell office:value-type="float" office:value="11335" calcext:value-type="float">
            <text:p>11335</text:p>
          </table:table-cell>
          <table:table-cell office:value-type="float" office:value="527690" calcext:value-type="float">
            <text:p>527690</text:p>
          </table:table-cell>
          <table:table-cell/>
          <table:table-cell office:value-type="float" office:value="11146" calcext:value-type="float">
            <text:p>11146</text:p>
          </table:table-cell>
          <table:table-cell office:value-type="float" office:value="489010" calcext:value-type="float">
            <text:p>489010</text:p>
          </table:table-cell>
          <table:table-cell/>
          <table:table-cell office:value-type="float" office:value="11256" calcext:value-type="float">
            <text:p>11256</text:p>
          </table:table-cell>
          <table:table-cell office:value-type="float" office:value="465340" calcext:value-type="float">
            <text:p>465340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339080" calcext:value-type="float">
            <text:p>339080</text:p>
          </table:table-cell>
          <table:table-cell/>
          <table:table-cell office:value-type="float" office:value="11935" calcext:value-type="float">
            <text:p>11935</text:p>
          </table:table-cell>
          <table:table-cell office:value-type="float" office:value="556890" calcext:value-type="float">
            <text:p>556890</text:p>
          </table:table-cell>
          <table:table-cell/>
          <table:table-cell office:value-type="float" office:value="14639" calcext:value-type="float">
            <text:p>14639</text:p>
          </table:table-cell>
          <table:table-cell office:value-type="float" office:value="651530" calcext:value-type="float">
            <text:p>651530</text:p>
          </table:table-cell>
          <table:table-cell/>
          <table:table-cell office:value-type="float" office:value="14793" calcext:value-type="float">
            <text:p>14793</text:p>
          </table:table-cell>
          <table:table-cell office:value-type="float" office:value="637300" calcext:value-type="float">
            <text:p>637300</text:p>
          </table:table-cell>
          <table:table-cell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284960" calcext:value-type="float">
            <text:p>284960</text:p>
          </table:table-cell>
          <table:table-cell/>
          <table:table-cell office:value-type="float" office:value="12755" calcext:value-type="float">
            <text:p>12755</text:p>
          </table:table-cell>
          <table:table-cell office:value-type="float" office:value="592810" calcext:value-type="float">
            <text:p>592810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240090" calcext:value-type="float">
            <text:p>240090</text:p>
          </table:table-cell>
          <table:table-cell/>
          <table:table-cell office:value-type="float" office:value="16108" calcext:value-type="float">
            <text:p>16108</text:p>
          </table:table-cell>
          <table:table-cell office:value-type="float" office:value="623970" calcext:value-type="float">
            <text:p>623970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41180" calcext:value-type="float">
            <text:p>41180</text:p>
          </table:table-cell>
          <table:table-cell/>
          <table:table-cell office:value-type="float" office:value="11291" calcext:value-type="float">
            <text:p>11291</text:p>
          </table:table-cell>
          <table:table-cell office:value-type="float" office:value="528230" calcext:value-type="float">
            <text:p>528230</text:p>
          </table:table-cell>
          <table:table-cell/>
          <table:table-cell office:value-type="float" office:value="9221" calcext:value-type="float">
            <text:p>9221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6773" calcext:value-type="float">
            <text:p>16773</text:p>
          </table:table-cell>
          <table:table-cell office:value-type="float" office:value="782150" calcext:value-type="float">
            <text:p>782150</text:p>
          </table:table-cell>
          <table:table-cell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434350" calcext:value-type="float">
            <text:p>434350</text:p>
          </table:table-cell>
          <table:table-cell/>
          <table:table-cell office:value-type="float" office:value="15530" calcext:value-type="float">
            <text:p>15530</text:p>
          </table:table-cell>
          <table:table-cell office:value-type="float" office:value="722740" calcext:value-type="float">
            <text:p>722740</text:p>
          </table:table-cell>
          <table:table-cell/>
          <table:table-cell office:value-type="float" office:value="5728" calcext:value-type="float">
            <text:p>5728</text:p>
          </table:table-cell>
          <table:table-cell office:value-type="float" office:value="228870" calcext:value-type="float">
            <text:p>22887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695740" calcext:value-type="float">
            <text:p>695740</text:p>
          </table:table-cell>
          <table:table-cell/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float" office:value="497310" calcext:value-type="float">
            <text:p>497310</text:p>
          </table:table-cell>
          <table:table-cell/>
          <table:table-cell office:value-type="float" office:value="9943" calcext:value-type="float">
            <text:p>9943</text:p>
          </table:table-cell>
          <table:table-cell office:value-type="float" office:value="464280" calcext:value-type="float">
            <text:p>464280</text:p>
          </table:table-cell>
          <table:table-cell/>
          <table:table-cell office:value-type="float" office:value="9779" calcext:value-type="float">
            <text:p>9779</text:p>
          </table:table-cell>
          <table:table-cell office:value-type="float" office:value="421210" calcext:value-type="float">
            <text:p>421210</text:p>
          </table:table-cell>
          <table:table-cell/>
          <table:table-cell office:value-type="float" office:value="12943" calcext:value-type="float">
            <text:p>12943</text:p>
          </table:table-cell>
          <table:table-cell office:value-type="float" office:value="358100" calcext:value-type="float">
            <text:p>358100</text:p>
          </table:table-cell>
          <table:table-cell/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float" office:value="241020" calcext:value-type="float">
            <text:p>241020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656170" calcext:value-type="float">
            <text:p>656170</text:p>
          </table:table-cell>
          <table:table-cell/>
          <table:table-cell office:value-type="float" office:value="14609" calcext:value-type="float">
            <text:p>14609</text:p>
          </table:table-cell>
          <table:table-cell office:value-type="float" office:value="644580" calcext:value-type="float">
            <text:p>644580</text:p>
          </table:table-cell>
          <table:table-cell/>
          <table:table-cell office:value-type="float" office:value="12325" calcext:value-type="float">
            <text:p>12325</text:p>
          </table:table-cell>
          <table:table-cell office:value-type="float" office:value="468040" calcext:value-type="float">
            <text:p>468040</text:p>
          </table:table-cell>
          <table:table-cell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334180" calcext:value-type="float">
            <text:p>334180</text:p>
          </table:table-cell>
          <table:table-cell/>
          <table:table-cell office:value-type="float" office:value="13999" calcext:value-type="float">
            <text:p>13999</text:p>
          </table:table-cell>
          <table:table-cell office:value-type="float" office:value="649590" calcext:value-type="float">
            <text:p>649590</text:p>
          </table:table-cell>
          <table:table-cell/>
          <table:table-cell office:value-type="float" office:value="8447" calcext:value-type="float">
            <text:p>8447</text:p>
          </table:table-cell>
          <table:table-cell office:value-type="float" office:value="366510" calcext:value-type="float">
            <text:p>366510</text:p>
          </table:table-cell>
          <table:table-cell/>
          <table:table-cell office:value-type="float" office:value="13825" calcext:value-type="float">
            <text:p>13825</text:p>
          </table:table-cell>
          <table:table-cell office:value-type="float" office:value="568400" calcext:value-type="float">
            <text:p>568400</text:p>
          </table:table-cell>
          <table:table-cell/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float" office:value="519800" calcext:value-type="float">
            <text:p>519800</text:p>
          </table:table-cell>
          <table:table-cell/>
          <table:table-cell office:value-type="float" office:value="12034" calcext:value-type="float">
            <text:p>12034</text:p>
          </table:table-cell>
          <table:table-cell office:value-type="float" office:value="561480" calcext:value-type="float">
            <text:p>561480</text:p>
          </table:table-cell>
          <table:table-cell/>
          <table:table-cell office:value-type="float" office:value="12683" calcext:value-type="float">
            <text:p>12683</text:p>
          </table:table-cell>
          <table:table-cell office:value-type="float" office:value="559220" calcext:value-type="float">
            <text:p>559220</text:p>
          </table:table-cell>
          <table:table-cell/>
          <table:table-cell office:value-type="float" office:value="13673" calcext:value-type="float">
            <text:p>13673</text:p>
          </table:table-cell>
          <table:table-cell office:value-type="float" office:value="393200" calcext:value-type="float">
            <text:p>393200</text:p>
          </table:table-cell>
          <table:table-cell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506700" calcext:value-type="float">
            <text:p>506700</text:p>
          </table:table-cell>
          <table:table-cell/>
          <table:table-cell office:value-type="float" office:value="14773" calcext:value-type="float">
            <text:p>14773</text:p>
          </table:table-cell>
          <table:table-cell office:value-type="float" office:value="687970" calcext:value-type="float">
            <text:p>687970</text:p>
          </table:table-cell>
          <table:table-cell/>
          <table:table-cell office:value-type="float" office:value="15993" calcext:value-type="float">
            <text:p>15993</text:p>
          </table:table-cell>
          <table:table-cell office:value-type="float" office:value="711770" calcext:value-type="float">
            <text:p>711770</text:p>
          </table:table-cell>
          <table:table-cell/>
          <table:table-cell office:value-type="float" office:value="17951" calcext:value-type="float">
            <text:p>17951</text:p>
          </table:table-cell>
          <table:table-cell office:value-type="float" office:value="643400" calcext:value-type="float">
            <text:p>643400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403540" calcext:value-type="float">
            <text:p>403540</text:p>
          </table:table-cell>
          <table:table-cell/>
          <table:table-cell office:value-type="float" office:value="12647" calcext:value-type="float">
            <text:p>12647</text:p>
          </table:table-cell>
          <table:table-cell office:value-type="float" office:value="590150" calcext:value-type="float">
            <text:p>590150</text:p>
          </table:table-cell>
          <table:table-cell/>
          <table:table-cell office:value-type="float" office:value="7745" calcext:value-type="float">
            <text:p>7745</text:p>
          </table:table-cell>
          <table:table-cell office:value-type="float" office:value="325670" calcext:value-type="float">
            <text:p>325670</text:p>
          </table:table-cell>
          <table:table-cell/>
          <table:table-cell office:value-type="float" office:value="16028" calcext:value-type="float">
            <text:p>16028</text:p>
          </table:table-cell>
          <table:table-cell office:value-type="float" office:value="747650" calcext:value-type="float">
            <text:p>747650</text:p>
          </table:table-cell>
          <table:table-cell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float" office:value="401320" calcext:value-type="float">
            <text:p>401320</text:p>
          </table:table-cell>
          <table:table-cell/>
          <table:table-cell office:value-type="float" office:value="19397" calcext:value-type="float">
            <text:p>19397</text:p>
          </table:table-cell>
          <table:table-cell office:value-type="float" office:value="901420" calcext:value-type="float">
            <text:p>901420</text:p>
          </table:table-cell>
          <table:table-cell/>
          <table:table-cell office:value-type="float" office:value="10552" calcext:value-type="float">
            <text:p>10552</text:p>
          </table:table-cell>
          <table:table-cell office:value-type="float" office:value="456180" calcext:value-type="float">
            <text:p>456180</text:p>
          </table:table-cell>
          <table:table-cell/>
          <table:table-cell office:value-type="float" office:value="12872" calcext:value-type="float">
            <text:p>12872</text:p>
          </table:table-cell>
          <table:table-cell office:value-type="float" office:value="330310" calcext:value-type="float">
            <text:p>330310</text:p>
          </table:table-cell>
          <table:table-cell/>
        </table:table-row>
        <table:table-row table:style-name="ro1">
          <table:table-cell office:value-type="float" office:value="18125" calcext:value-type="float">
            <text:p>18125</text:p>
          </table:table-cell>
          <table:table-cell office:value-type="float" office:value="700430" calcext:value-type="float">
            <text:p>700430</text:p>
          </table:table-cell>
          <table:table-cell/>
          <table:table-cell office:value-type="float" office:value="13512" calcext:value-type="float">
            <text:p>13512</text:p>
          </table:table-cell>
          <table:table-cell office:value-type="float" office:value="628560" calcext:value-type="float">
            <text:p>628560</text:p>
          </table:table-cell>
          <table:table-cell/>
          <table:table-cell office:value-type="float" office:value="14661" calcext:value-type="float">
            <text:p>14661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3788" calcext:value-type="float">
            <text:p>13788</text:p>
          </table:table-cell>
          <table:table-cell office:value-type="float" office:value="431050" calcext:value-type="float">
            <text:p>431050</text:p>
          </table:table-cell>
          <table:table-cell/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190990" calcext:value-type="float">
            <text:p>190990</text:p>
          </table:table-cell>
          <table:table-cell/>
          <table:table-cell office:value-type="float" office:value="8048" calcext:value-type="float">
            <text:p>8048</text:p>
          </table:table-cell>
          <table:table-cell office:value-type="float" office:value="371990" calcext:value-type="float">
            <text:p>371990</text:p>
          </table:table-cell>
          <table:table-cell/>
          <table:table-cell office:value-type="float" office:value="11313" calcext:value-type="float">
            <text:p>11313</text:p>
          </table:table-cell>
          <table:table-cell office:value-type="float" office:value="496770" calcext:value-type="float">
            <text:p>496770</text:p>
          </table:table-cell>
          <table:table-cell/>
          <table:table-cell office:value-type="float" office:value="9077" calcext:value-type="float">
            <text:p>9077</text:p>
          </table:table-cell>
          <table:table-cell office:value-type="float" office:value="561580" calcext:value-type="float">
            <text:p>561580</text:p>
          </table:table-cell>
          <table:table-cell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float" office:value="527550" calcext:value-type="float">
            <text:p>527550</text:p>
          </table:table-cell>
          <table:table-cell/>
          <table:table-cell office:value-type="float" office:value="11982" calcext:value-type="float">
            <text:p>11982</text:p>
          </table:table-cell>
          <table:table-cell office:value-type="float" office:value="558100" calcext:value-type="float">
            <text:p>558100</text:p>
          </table:table-cell>
          <table:table-cell/>
          <table:table-cell office:value-type="float" office:value="16738" calcext:value-type="float">
            <text:p>16738</text:p>
          </table:table-cell>
          <table:table-cell office:value-type="float" office:value="748850" calcext:value-type="float">
            <text:p>748850</text:p>
          </table:table-cell>
          <table:table-cell/>
          <table:table-cell office:value-type="float" office:value="7633" calcext:value-type="float">
            <text:p>7633</text:p>
          </table:table-cell>
          <table:table-cell office:value-type="float" office:value="426960" calcext:value-type="float">
            <text:p>426960</text:p>
          </table:table-cell>
          <table:table-cell/>
        </table:table-row>
        <table:table-row table:style-name="ro1">
          <table:table-cell office:value-type="float" office:value="17388" calcext:value-type="float">
            <text:p>17388</text:p>
          </table:table-cell>
          <table:table-cell office:value-type="float" office:value="646590" calcext:value-type="float">
            <text:p>646590</text:p>
          </table:table-cell>
          <table:table-cell/>
          <table:table-cell office:value-type="float" office:value="12688" calcext:value-type="float">
            <text:p>12688</text:p>
          </table:table-cell>
          <table:table-cell office:value-type="float" office:value="591060" calcext:value-type="float">
            <text:p>591060</text:p>
          </table:table-cell>
          <table:table-cell/>
          <table:table-cell office:value-type="float" office:value="21448" calcext:value-type="float">
            <text:p>21448</text:p>
          </table:table-cell>
          <table:table-cell office:value-type="float" office:value="968390" calcext:value-type="float">
            <text:p>968390</text:p>
          </table:table-cell>
          <table:table-cell/>
          <table:table-cell office:value-type="float" office:value="15316" calcext:value-type="float">
            <text:p>15316</text:p>
          </table:table-cell>
          <table:table-cell office:value-type="float" office:value="753370" calcext:value-type="float">
            <text:p>753370</text:p>
          </table:table-cell>
          <table:table-cell/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float" office:value="376080" calcext:value-type="float">
            <text:p>376080</text:p>
          </table:table-cell>
          <table:table-cell/>
          <table:table-cell office:value-type="float" office:value="18122" calcext:value-type="float">
            <text:p>18122</text:p>
          </table:table-cell>
          <table:table-cell office:value-type="float" office:value="843930" calcext:value-type="float">
            <text:p>843930</text:p>
          </table:table-cell>
          <table:table-cell/>
          <table:table-cell office:value-type="float" office:value="18064" calcext:value-type="float">
            <text:p>18064</text:p>
          </table:table-cell>
          <table:table-cell office:value-type="float" office:value="804770" calcext:value-type="float">
            <text:p>804770</text:p>
          </table:table-cell>
          <table:table-cell/>
          <table:table-cell office:value-type="float" office:value="5979" calcext:value-type="float">
            <text:p>5979</text:p>
          </table:table-cell>
          <table:table-cell office:value-type="float" office:value="389100" calcext:value-type="float">
            <text:p>389100</text:p>
          </table:table-cell>
          <table:table-cell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198960" calcext:value-type="float">
            <text:p>198960</text:p>
          </table:table-cell>
          <table:table-cell/>
          <table:table-cell office:value-type="float" office:value="15417" calcext:value-type="float">
            <text:p>15417</text:p>
          </table:table-cell>
          <table:table-cell office:value-type="float" office:value="718270" calcext:value-type="float">
            <text:p>718270</text:p>
          </table:table-cell>
          <table:table-cell/>
          <table:table-cell office:value-type="float" office:value="22145" calcext:value-type="float">
            <text:p>22145</text:p>
          </table:table-cell>
          <table:table-cell office:value-type="float" office:value="993390" calcext:value-type="float">
            <text:p>993390</text:p>
          </table:table-cell>
          <table:table-cell/>
          <table:table-cell office:value-type="float" office:value="2274" calcext:value-type="float">
            <text:p>2274</text:p>
          </table:table-cell>
          <table:table-cell office:value-type="float" office:value="47670" calcext:value-type="float">
            <text:p>47670</text:p>
          </table:table-cell>
          <table:table-cell/>
        </table:table-row>
        <table:table-row table:style-name="ro1">
          <table:table-cell office:value-type="float" office:value="15866" calcext:value-type="float">
            <text:p>15866</text:p>
          </table:table-cell>
          <table:table-cell office:value-type="float" office:value="573960" calcext:value-type="float">
            <text:p>573960</text:p>
          </table:table-cell>
          <table:table-cell/>
          <table:table-cell office:value-type="float" office:value="15512" calcext:value-type="float">
            <text:p>15512</text:p>
          </table:table-cell>
          <table:table-cell office:value-type="float" office:value="721390" calcext:value-type="float">
            <text:p>72139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9491" calcext:value-type="float">
            <text:p>9491</text:p>
          </table:table-cell>
          <table:table-cell office:value-type="float" office:value="498900" calcext:value-type="float">
            <text:p>498900</text:p>
          </table:table-cell>
          <table:table-cell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458500" calcext:value-type="float">
            <text:p>45850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2398" calcext:value-type="float">
            <text:p>12398</text:p>
          </table:table-cell>
          <table:table-cell office:value-type="float" office:value="667100" calcext:value-type="float">
            <text:p>667100</text:p>
          </table:table-cell>
          <table:table-cell/>
        </table:table-row>
        <table:table-row table:style-name="ro1">
          <table:table-cell office:value-type="float" office:value="13676" calcext:value-type="float">
            <text:p>13676</text:p>
          </table:table-cell>
          <table:table-cell office:value-type="float" office:value="433780" calcext:value-type="float">
            <text:p>433780</text:p>
          </table:table-cell>
          <table:table-cell/>
          <table:table-cell office:value-type="float" office:value="4421" calcext:value-type="float">
            <text:p>4421</text:p>
          </table:table-cell>
          <table:table-cell office:value-type="float" office:value="206210" calcext:value-type="float">
            <text:p>20621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7946" calcext:value-type="float">
            <text:p>7946</text:p>
          </table:table-cell>
          <table:table-cell office:value-type="float" office:value="220520" calcext:value-type="float">
            <text:p>220520</text:p>
          </table:table-cell>
          <table:table-cell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491920" calcext:value-type="float">
            <text:p>491920</text:p>
          </table:table-cell>
          <table:table-cell/>
          <table:table-cell office:value-type="float" office:value="11886" calcext:value-type="float">
            <text:p>11886</text:p>
          </table:table-cell>
          <table:table-cell office:value-type="float" office:value="553620" calcext:value-type="float">
            <text:p>5536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3031" calcext:value-type="float">
            <text:p>13031</text:p>
          </table:table-cell>
          <table:table-cell office:value-type="float" office:value="611780" calcext:value-type="float">
            <text:p>611780</text:p>
          </table:table-cell>
          <table:table-cell/>
        </table:table-row>
        <table:table-row table:style-name="ro1">
          <table:table-cell office:value-type="float" office:value="10845" calcext:value-type="float">
            <text:p>10845</text:p>
          </table:table-cell>
          <table:table-cell office:value-type="float" office:value="334050" calcext:value-type="float">
            <text:p>334050</text:p>
          </table:table-cell>
          <table:table-cell/>
          <table:table-cell office:value-type="float" office:value="7363" calcext:value-type="float">
            <text:p>7363</text:p>
          </table:table-cell>
          <table:table-cell office:value-type="float" office:value="339450" calcext:value-type="float">
            <text:p>33945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862" calcext:value-type="float">
            <text:p>10862</text:p>
          </table:table-cell>
          <table:table-cell office:value-type="float" office:value="427230" calcext:value-type="float">
            <text:p>427230</text:p>
          </table:table-cell>
          <table:table-cell/>
        </table:table-row>
        <table:table-row table:style-name="ro1">
          <table:table-cell office:value-type="float" office:value="16550" calcext:value-type="float">
            <text:p>16550</text:p>
          </table:table-cell>
          <table:table-cell office:value-type="float" office:value="596200" calcext:value-type="float">
            <text:p>596200</text:p>
          </table:table-cell>
          <table:table-cell/>
          <table:table-cell office:value-type="float" office:value="2317" calcext:value-type="float">
            <text:p>2317</text:p>
          </table:table-cell>
          <table:table-cell office:value-type="float" office:value="108320" calcext:value-type="float">
            <text:p>10832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1581" calcext:value-type="float">
            <text:p>11581</text:p>
          </table:table-cell>
          <table:table-cell office:value-type="float" office:value="468060" calcext:value-type="float">
            <text:p>468060</text:p>
          </table:table-cell>
          <table:table-cell/>
        </table:table-row>
        <table:table-row table:style-name="ro1">
          <table:table-cell office:value-type="float" office:value="13707" calcext:value-type="float">
            <text:p>13707</text:p>
          </table:table-cell>
          <table:table-cell office:value-type="float" office:value="363890" calcext:value-type="float">
            <text:p>363890</text:p>
          </table:table-cell>
          <table:table-cell/>
          <table:table-cell office:value-type="float" office:value="8526" calcext:value-type="float">
            <text:p>8526</text:p>
          </table:table-cell>
          <table:table-cell office:value-type="float" office:value="400960" calcext:value-type="float">
            <text:p>4009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1950" calcext:value-type="float">
            <text:p>361950</text:p>
          </table:table-cell>
          <table:table-cell/>
        </table:table-row>
        <table:table-row table:style-name="ro1">
          <table:table-cell office:value-type="float" office:value="21427" calcext:value-type="float">
            <text:p>21427</text:p>
          </table:table-cell>
          <table:table-cell office:value-type="float" office:value="755140" calcext:value-type="float">
            <text:p>755140</text:p>
          </table:table-cell>
          <table:table-cell/>
          <table:table-cell office:value-type="float" office:value="11310" calcext:value-type="float">
            <text:p>11310</text:p>
          </table:table-cell>
          <table:table-cell office:value-type="float" office:value="527170" calcext:value-type="float">
            <text:p>52717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8280" calcext:value-type="float">
            <text:p>8280</text:p>
          </table:table-cell>
          <table:table-cell office:value-type="float" office:value="493000" calcext:value-type="float">
            <text:p>493000</text:p>
          </table:table-cell>
          <table:table-cell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float" office:value="177220" calcext:value-type="float">
            <text:p>177220</text:p>
          </table:table-cell>
          <table:table-cell/>
          <table:table-cell office:value-type="float" office:value="9822" calcext:value-type="float">
            <text:p>9822</text:p>
          </table:table-cell>
          <table:table-cell office:value-type="float" office:value="458930" calcext:value-type="float">
            <text:p>45893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167610" calcext:value-type="float">
            <text:p>167610</text:p>
          </table:table-cell>
          <table:table-cell/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float" office:value="630220" calcext:value-type="float">
            <text:p>630220</text:p>
          </table:table-cell>
          <table:table-cell/>
          <table:table-cell office:value-type="float" office:value="8121" calcext:value-type="float">
            <text:p>8121</text:p>
          </table:table-cell>
          <table:table-cell office:value-type="float" office:value="377490" calcext:value-type="float">
            <text:p>37749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2975" calcext:value-type="float">
            <text:p>12975</text:p>
          </table:table-cell>
          <table:table-cell office:value-type="float" office:value="670000" calcext:value-type="float">
            <text:p>670000</text:p>
          </table:table-cell>
          <table:table-cell/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635770" calcext:value-type="float">
            <text:p>635770</text:p>
          </table:table-cell>
          <table:table-cell/>
          <table:table-cell office:value-type="float" office:value="3836" calcext:value-type="float">
            <text:p>3836</text:p>
          </table:table-cell>
          <table:table-cell office:value-type="float" office:value="180090" calcext:value-type="float">
            <text:p>18009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576" calcext:value-type="float">
            <text:p>11576</text:p>
          </table:table-cell>
          <table:table-cell office:value-type="float" office:value="493500" calcext:value-type="float">
            <text:p>493500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float" office:value="343190" calcext:value-type="float">
            <text:p>343190</text:p>
          </table:table-cell>
          <table:table-cell/>
          <table:table-cell office:value-type="float" office:value="9146" calcext:value-type="float">
            <text:p>9146</text:p>
          </table:table-cell>
          <table:table-cell office:value-type="float" office:value="423430" calcext:value-type="float">
            <text:p>42343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474" calcext:value-type="float">
            <text:p>11474</text:p>
          </table:table-cell>
          <table:table-cell office:value-type="float" office:value="430540" calcext:value-type="float">
            <text:p>430540</text:p>
          </table:table-cell>
          <table:table-cell/>
        </table:table-row>
        <table:table-row table:style-name="ro1">
          <table:table-cell office:value-type="float" office:value="13373" calcext:value-type="float">
            <text:p>13373</text:p>
          </table:table-cell>
          <table:table-cell office:value-type="float" office:value="217780" calcext:value-type="float">
            <text:p>217780</text:p>
          </table:table-cell>
          <table:table-cell/>
          <table:table-cell office:value-type="float" office:value="7299" calcext:value-type="float">
            <text:p>7299</text:p>
          </table:table-cell>
          <table:table-cell office:value-type="float" office:value="335250" calcext:value-type="float">
            <text:p>33525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215830" calcext:value-type="float">
            <text:p>215830</text:p>
          </table:table-cell>
          <table:table-cell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247170" calcext:value-type="float">
            <text:p>247170</text:p>
          </table:table-cell>
          <table:table-cell/>
          <table:table-cell office:value-type="float" office:value="6614" calcext:value-type="float">
            <text:p>6614</text:p>
          </table:table-cell>
          <table:table-cell office:value-type="float" office:value="305370" calcext:value-type="float">
            <text:p>30537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380240" calcext:value-type="float">
            <text:p>380240</text:p>
          </table:table-cell>
          <table:table-cell/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float" office:value="515490" calcext:value-type="float">
            <text:p>515490</text:p>
          </table:table-cell>
          <table:table-cell/>
          <table:table-cell office:value-type="float" office:value="11901" calcext:value-type="float">
            <text:p>11901</text:p>
          </table:table-cell>
          <table:table-cell office:value-type="float" office:value="552200" calcext:value-type="float">
            <text:p>55220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5031" calcext:value-type="float">
            <text:p>5031</text:p>
          </table:table-cell>
          <table:table-cell office:value-type="float" office:value="201160" calcext:value-type="float">
            <text:p>201160</text:p>
          </table:table-cell>
          <table:table-cell/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float" office:value="338040" calcext:value-type="float">
            <text:p>338040</text:p>
          </table:table-cell>
          <table:table-cell/>
          <table:table-cell office:value-type="float" office:value="11910" calcext:value-type="float">
            <text:p>11910</text:p>
          </table:table-cell>
          <table:table-cell office:value-type="float" office:value="555650" calcext:value-type="float">
            <text:p>55565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046" calcext:value-type="float">
            <text:p>12046</text:p>
          </table:table-cell>
          <table:table-cell office:value-type="float" office:value="560370" calcext:value-type="float">
            <text:p>560370</text:p>
          </table:table-cell>
          <table:table-cell/>
        </table:table-row>
        <table:table-row table:style-name="ro1">
          <table:table-cell office:value-type="float" office:value="13286" calcext:value-type="float">
            <text:p>13286</text:p>
          </table:table-cell>
          <table:table-cell office:value-type="float" office:value="608430" calcext:value-type="float">
            <text:p>608430</text:p>
          </table:table-cell>
          <table:table-cell/>
          <table:table-cell office:value-type="float" office:value="11347" calcext:value-type="float">
            <text:p>11347</text:p>
          </table:table-cell>
          <table:table-cell office:value-type="float" office:value="531160" calcext:value-type="float">
            <text:p>53116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5702" calcext:value-type="float">
            <text:p>5702</text:p>
          </table:table-cell>
          <table:table-cell office:value-type="float" office:value="164520" calcext:value-type="float">
            <text:p>164520</text:p>
          </table:table-cell>
          <table:table-cell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250650" calcext:value-type="float">
            <text:p>250650</text:p>
          </table:table-cell>
          <table:table-cell/>
          <table:table-cell office:value-type="float" office:value="5110" calcext:value-type="float">
            <text:p>5110</text:p>
          </table:table-cell>
          <table:table-cell office:value-type="float" office:value="237210" calcext:value-type="float">
            <text:p>2372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4843" calcext:value-type="float">
            <text:p>14843</text:p>
          </table:table-cell>
          <table:table-cell office:value-type="float" office:value="768980" calcext:value-type="float">
            <text:p>768980</text:p>
          </table:table-cell>
          <table:table-cell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float" office:value="406310" calcext:value-type="float">
            <text:p>406310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float" office:value="369830" calcext:value-type="float">
            <text:p>36983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5663" calcext:value-type="float">
            <text:p>15663</text:p>
          </table:table-cell>
          <table:table-cell office:value-type="float" office:value="732730" calcext:value-type="float">
            <text:p>732730</text:p>
          </table:table-cell>
          <table:table-cell/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596500" calcext:value-type="float">
            <text:p>596500</text:p>
          </table:table-cell>
          <table:table-cell/>
          <table:table-cell office:value-type="float" office:value="5129" calcext:value-type="float">
            <text:p>5129</text:p>
          </table:table-cell>
          <table:table-cell office:value-type="float" office:value="238440" calcext:value-type="float">
            <text:p>23844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373830" calcext:value-type="float">
            <text:p>373830</text:p>
          </table:table-cell>
          <table:table-cell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550510" calcext:value-type="float">
            <text:p>550510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393820" calcext:value-type="float">
            <text:p>39382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4931" calcext:value-type="float">
            <text:p>14931</text:p>
          </table:table-cell>
          <table:table-cell office:value-type="float" office:value="611270" calcext:value-type="float">
            <text:p>611270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140110" calcext:value-type="float">
            <text:p>140110</text:p>
          </table:table-cell>
          <table:table-cell/>
          <table:table-cell office:value-type="float" office:value="9195" calcext:value-type="float">
            <text:p>9195</text:p>
          </table:table-cell>
          <table:table-cell office:value-type="float" office:value="427220" calcext:value-type="float">
            <text:p>42722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735" calcext:value-type="float">
            <text:p>5735</text:p>
          </table:table-cell>
          <table:table-cell office:value-type="float" office:value="228910" calcext:value-type="float">
            <text:p>228910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260130" calcext:value-type="float">
            <text:p>260130</text:p>
          </table:table-cell>
          <table:table-cell/>
          <table:table-cell office:value-type="float" office:value="14108" calcext:value-type="float">
            <text:p>14108</text:p>
          </table:table-cell>
          <table:table-cell office:value-type="float" office:value="653780" calcext:value-type="float">
            <text:p>65378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0573" calcext:value-type="float">
            <text:p>10573</text:p>
          </table:table-cell>
          <table:table-cell office:value-type="float" office:value="434050" calcext:value-type="float">
            <text:p>434050</text:p>
          </table:table-cell>
          <table:table-cell/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423790" calcext:value-type="float">
            <text:p>423790</text:p>
          </table:table-cell>
          <table:table-cell/>
          <table:table-cell office:value-type="float" office:value="10011" calcext:value-type="float">
            <text:p>10011</text:p>
          </table:table-cell>
          <table:table-cell office:value-type="float" office:value="465760" calcext:value-type="float">
            <text:p>46576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3962" calcext:value-type="float">
            <text:p>13962</text:p>
          </table:table-cell>
          <table:table-cell office:value-type="float" office:value="565090" calcext:value-type="float">
            <text:p>565090</text:p>
          </table:table-cell>
          <table:table-cell/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289810" calcext:value-type="float">
            <text:p>289810</text:p>
          </table:table-cell>
          <table:table-cell/>
          <table:table-cell office:value-type="float" office:value="16829" calcext:value-type="float">
            <text:p>16829</text:p>
          </table:table-cell>
          <table:table-cell office:value-type="float" office:value="784330" calcext:value-type="float">
            <text:p>78433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786980" calcext:value-type="float">
            <text:p>786980</text:p>
          </table:table-cell>
          <table:table-cell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353260" calcext:value-type="float">
            <text:p>353260</text:p>
          </table:table-cell>
          <table:table-cell/>
          <table:table-cell office:value-type="float" office:value="11391" calcext:value-type="float">
            <text:p>11391</text:p>
          </table:table-cell>
          <table:table-cell office:value-type="float" office:value="532820" calcext:value-type="float">
            <text:p>53282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9151" calcext:value-type="float">
            <text:p>9151</text:p>
          </table:table-cell>
          <table:table-cell office:value-type="float" office:value="336850" calcext:value-type="float">
            <text:p>336850</text:p>
          </table:table-cell>
          <table:table-cell/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float" office:value="553900" calcext:value-type="float">
            <text:p>55390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589090" calcext:value-type="float">
            <text:p>58909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1168" calcext:value-type="float">
            <text:p>11168</text:p>
          </table:table-cell>
          <table:table-cell office:value-type="float" office:value="462190" calcext:value-type="float">
            <text:p>462190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558900" calcext:value-type="float">
            <text:p>558900</text:p>
          </table:table-cell>
          <table:table-cell/>
          <table:table-cell office:value-type="float" office:value="4575" calcext:value-type="float">
            <text:p>4575</text:p>
          </table:table-cell>
          <table:table-cell office:value-type="float" office:value="209910" calcext:value-type="float">
            <text:p>2099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4694" calcext:value-type="float">
            <text:p>14694</text:p>
          </table:table-cell>
          <table:table-cell office:value-type="float" office:value="636410" calcext:value-type="float">
            <text:p>636410</text:p>
          </table:table-cell>
          <table:table-cell/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340460" calcext:value-type="float">
            <text:p>340460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557510" calcext:value-type="float">
            <text:p>55751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018" calcext:value-type="float">
            <text:p>11018</text:p>
          </table:table-cell>
          <table:table-cell office:value-type="float" office:value="374260" calcext:value-type="float">
            <text:p>374260</text:p>
          </table:table-cell>
          <table:table-cell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176260" calcext:value-type="float">
            <text:p>176260</text:p>
          </table:table-cell>
          <table:table-cell/>
          <table:table-cell office:value-type="float" office:value="7223" calcext:value-type="float">
            <text:p>7223</text:p>
          </table:table-cell>
          <table:table-cell office:value-type="float" office:value="334980" calcext:value-type="float">
            <text:p>33498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1724" calcext:value-type="float">
            <text:p>11724</text:p>
          </table:table-cell>
          <table:table-cell office:value-type="float" office:value="385560" calcext:value-type="float">
            <text:p>385560</text:p>
          </table:table-cell>
          <table:table-cell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float" office:value="569740" calcext:value-type="float">
            <text:p>569740</text:p>
          </table:table-cell>
          <table:table-cell/>
          <table:table-cell office:value-type="float" office:value="12684" calcext:value-type="float">
            <text:p>12684</text:p>
          </table:table-cell>
          <table:table-cell office:value-type="float" office:value="589880" calcext:value-type="float">
            <text:p>58988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16162" calcext:value-type="float">
            <text:p>16162</text:p>
          </table:table-cell>
          <table:table-cell office:value-type="float" office:value="629510" calcext:value-type="float">
            <text:p>629510</text:p>
          </table:table-cell>
          <table:table-cell/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float" office:value="614450" calcext:value-type="float">
            <text:p>614450</text:p>
          </table:table-cell>
          <table:table-cell/>
          <table:table-cell office:value-type="float" office:value="12070" calcext:value-type="float">
            <text:p>12070</text:p>
          </table:table-cell>
          <table:table-cell office:value-type="float" office:value="562920" calcext:value-type="float">
            <text:p>56292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0352" calcext:value-type="float">
            <text:p>10352</text:p>
          </table:table-cell>
          <table:table-cell office:value-type="float" office:value="220720" calcext:value-type="float">
            <text:p>220720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369650" calcext:value-type="float">
            <text:p>369650</text:p>
          </table:table-cell>
          <table:table-cell/>
          <table:table-cell office:value-type="float" office:value="12625" calcext:value-type="float">
            <text:p>12625</text:p>
          </table:table-cell>
          <table:table-cell office:value-type="float" office:value="587120" calcext:value-type="float">
            <text:p>58712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1608" calcext:value-type="float">
            <text:p>11608</text:p>
          </table:table-cell>
          <table:table-cell office:value-type="float" office:value="317450" calcext:value-type="float">
            <text:p>317450</text:p>
          </table:table-cell>
          <table:table-cell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462100" calcext:value-type="float">
            <text:p>462100</text:p>
          </table:table-cell>
          <table:table-cell/>
          <table:table-cell office:value-type="float" office:value="8621" calcext:value-type="float">
            <text:p>8621</text:p>
          </table:table-cell>
          <table:table-cell office:value-type="float" office:value="400480" calcext:value-type="float">
            <text:p>40048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6678" calcext:value-type="float">
            <text:p>16678</text:p>
          </table:table-cell>
          <table:table-cell office:value-type="float" office:value="704410" calcext:value-type="float">
            <text:p>704410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340760" calcext:value-type="float">
            <text:p>340760</text:p>
          </table:table-cell>
          <table:table-cell/>
          <table:table-cell office:value-type="float" office:value="13965" calcext:value-type="float">
            <text:p>13965</text:p>
          </table:table-cell>
          <table:table-cell office:value-type="float" office:value="650120" calcext:value-type="float">
            <text:p>65012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7486" calcext:value-type="float">
            <text:p>17486</text:p>
          </table:table-cell>
          <table:table-cell office:value-type="float" office:value="784100" calcext:value-type="float">
            <text:p>784100</text:p>
          </table:table-cell>
          <table:table-cell/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float" office:value="437350" calcext:value-type="float">
            <text:p>437350</text:p>
          </table:table-cell>
          <table:table-cell/>
          <table:table-cell office:value-type="float" office:value="11242" calcext:value-type="float">
            <text:p>11242</text:p>
          </table:table-cell>
          <table:table-cell office:value-type="float" office:value="526470" calcext:value-type="float">
            <text:p>52647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6145" calcext:value-type="float">
            <text:p>6145</text:p>
          </table:table-cell>
          <table:table-cell office:value-type="float" office:value="148450" calcext:value-type="float">
            <text:p>148450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482650" calcext:value-type="float">
            <text:p>482650</text:p>
          </table:table-cell>
          <table:table-cell/>
          <table:table-cell office:value-type="float" office:value="15408" calcext:value-type="float">
            <text:p>15408</text:p>
          </table:table-cell>
          <table:table-cell office:value-type="float" office:value="716730" calcext:value-type="float">
            <text:p>71673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6588" calcext:value-type="float">
            <text:p>16588</text:p>
          </table:table-cell>
          <table:table-cell office:value-type="float" office:value="602990" calcext:value-type="float">
            <text:p>602990</text:p>
          </table:table-cell>
          <table:table-cell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290290" calcext:value-type="float">
            <text:p>290290</text:p>
          </table:table-cell>
          <table:table-cell/>
          <table:table-cell office:value-type="float" office:value="9827" calcext:value-type="float">
            <text:p>9827</text:p>
          </table:table-cell>
          <table:table-cell office:value-type="float" office:value="459230" calcext:value-type="float">
            <text:p>45923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398510" calcext:value-type="float">
            <text:p>398510</text:p>
          </table:table-cell>
          <table:table-cell/>
        </table:table-row>
        <table:table-row table:style-name="ro1">
          <table:table-cell office:value-type="float" office:value="13349" calcext:value-type="float">
            <text:p>13349</text:p>
          </table:table-cell>
          <table:table-cell office:value-type="float" office:value="421190" calcext:value-type="float">
            <text:p>421190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566020" calcext:value-type="float">
            <text:p>56602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2938" calcext:value-type="float">
            <text:p>12938</text:p>
          </table:table-cell>
          <table:table-cell office:value-type="float" office:value="355070" calcext:value-type="float">
            <text:p>355070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38250" calcext:value-type="float">
            <text:p>38250</text:p>
          </table:table-cell>
          <table:table-cell/>
          <table:table-cell office:value-type="float" office:value="13926" calcext:value-type="float">
            <text:p>13926</text:p>
          </table:table-cell>
          <table:table-cell office:value-type="float" office:value="650310" calcext:value-type="float">
            <text:p>65031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9521" calcext:value-type="float">
            <text:p>9521</text:p>
          </table:table-cell>
          <table:table-cell office:value-type="float" office:value="335940" calcext:value-type="float">
            <text:p>335940</text:p>
          </table:table-cell>
          <table:table-cell/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436210" calcext:value-type="float">
            <text:p>436210</text:p>
          </table:table-cell>
          <table:table-cell/>
          <table:table-cell office:value-type="float" office:value="6072" calcext:value-type="float">
            <text:p>6072</text:p>
          </table:table-cell>
          <table:table-cell office:value-type="float" office:value="281710" calcext:value-type="float">
            <text:p>2817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2356" calcext:value-type="float">
            <text:p>12356</text:p>
          </table:table-cell>
          <table:table-cell office:value-type="float" office:value="471100" calcext:value-type="float">
            <text:p>471100</text:p>
          </table:table-cell>
          <table:table-cell/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238730" calcext:value-type="float">
            <text:p>238730</text:p>
          </table:table-cell>
          <table:table-cell/>
          <table:table-cell office:value-type="float" office:value="14060" calcext:value-type="float">
            <text:p>14060</text:p>
          </table:table-cell>
          <table:table-cell office:value-type="float" office:value="654090" calcext:value-type="float">
            <text:p>6540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3798" calcext:value-type="float">
            <text:p>13798</text:p>
          </table:table-cell>
          <table:table-cell office:value-type="float" office:value="568330" calcext:value-type="float">
            <text:p>568330</text:p>
          </table:table-cell>
          <table:table-cell/>
        </table:table-row>
        <table:table-row table:style-name="ro1">
          <table:table-cell office:value-type="float" office:value="13948" calcext:value-type="float">
            <text:p>13948</text:p>
          </table:table-cell>
          <table:table-cell office:value-type="float" office:value="493990" calcext:value-type="float">
            <text:p>493990</text:p>
          </table:table-cell>
          <table:table-cell/>
          <table:table-cell office:value-type="float" office:value="12634" calcext:value-type="float">
            <text:p>12634</text:p>
          </table:table-cell>
          <table:table-cell office:value-type="float" office:value="587630" calcext:value-type="float">
            <text:p>58763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9567" calcext:value-type="float">
            <text:p>9567</text:p>
          </table:table-cell>
          <table:table-cell office:value-type="float" office:value="218060" calcext:value-type="float">
            <text:p>218060</text:p>
          </table:table-cell>
          <table:table-cell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float" office:value="240270" calcext:value-type="float">
            <text:p>240270</text:p>
          </table:table-cell>
          <table:table-cell/>
          <table:table-cell office:value-type="float" office:value="13997" calcext:value-type="float">
            <text:p>13997</text:p>
          </table:table-cell>
          <table:table-cell office:value-type="float" office:value="650360" calcext:value-type="float">
            <text:p>65036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2227" calcext:value-type="float">
            <text:p>12227</text:p>
          </table:table-cell>
          <table:table-cell office:value-type="float" office:value="267530" calcext:value-type="float">
            <text:p>267530</text:p>
          </table:table-cell>
          <table:table-cell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332420" calcext:value-type="float">
            <text:p>332420</text:p>
          </table:table-cell>
          <table:table-cell/>
          <table:table-cell office:value-type="float" office:value="16132" calcext:value-type="float">
            <text:p>16132</text:p>
          </table:table-cell>
          <table:table-cell office:value-type="float" office:value="747240" calcext:value-type="float">
            <text:p>74724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361470" calcext:value-type="float">
            <text:p>361470</text:p>
          </table:table-cell>
          <table:table-cell/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float" office:value="526210" calcext:value-type="float">
            <text:p>526210</text:p>
          </table:table-cell>
          <table:table-cell/>
          <table:table-cell office:value-type="float" office:value="12049" calcext:value-type="float">
            <text:p>12049</text:p>
          </table:table-cell>
          <table:table-cell office:value-type="float" office:value="563930" calcext:value-type="float">
            <text:p>56393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7447" calcext:value-type="float">
            <text:p>7447</text:p>
          </table:table-cell>
          <table:table-cell office:value-type="float" office:value="170010" calcext:value-type="float">
            <text:p>170010</text:p>
          </table:table-cell>
          <table:table-cell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float" office:value="503810" calcext:value-type="float">
            <text:p>503810</text:p>
          </table:table-cell>
          <table:table-cell/>
          <table:table-cell office:value-type="float" office:value="14697" calcext:value-type="float">
            <text:p>14697</text:p>
          </table:table-cell>
          <table:table-cell office:value-type="float" office:value="683250" calcext:value-type="float">
            <text:p>68325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8768" calcext:value-type="float">
            <text:p>8768</text:p>
          </table:table-cell>
          <table:table-cell office:value-type="float" office:value="146190" calcext:value-type="float">
            <text:p>146190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400180" calcext:value-type="float">
            <text:p>400180</text:p>
          </table:table-cell>
          <table:table-cell/>
          <table:table-cell office:value-type="float" office:value="12616" calcext:value-type="float">
            <text:p>12616</text:p>
          </table:table-cell>
          <table:table-cell office:value-type="float" office:value="588720" calcext:value-type="float">
            <text:p>58872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1061" calcext:value-type="float">
            <text:p>11061</text:p>
          </table:table-cell>
          <table:table-cell office:value-type="float" office:value="329270" calcext:value-type="float">
            <text:p>329270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563410" calcext:value-type="float">
            <text:p>563410</text:p>
          </table:table-cell>
          <table:table-cell/>
          <table:table-cell office:value-type="float" office:value="16213" calcext:value-type="float">
            <text:p>16213</text:p>
          </table:table-cell>
          <table:table-cell office:value-type="float" office:value="754480" calcext:value-type="float">
            <text:p>75448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7984" calcext:value-type="float">
            <text:p>17984</text:p>
          </table:table-cell>
          <table:table-cell office:value-type="float" office:value="700650" calcext:value-type="float">
            <text:p>700650</text:p>
          </table:table-cell>
          <table:table-cell/>
        </table:table-row>
        <table:table-row table:style-name="ro1">
          <table:table-cell office:value-type="float" office:value="15482" calcext:value-type="float">
            <text:p>15482</text:p>
          </table:table-cell>
          <table:table-cell office:value-type="float" office:value="612190" calcext:value-type="float">
            <text:p>612190</text:p>
          </table:table-cell>
          <table:table-cell/>
          <table:table-cell office:value-type="float" office:value="12803" calcext:value-type="float">
            <text:p>12803</text:p>
          </table:table-cell>
          <table:table-cell office:value-type="float" office:value="600300" calcext:value-type="float">
            <text:p>60030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712390" calcext:value-type="float">
            <text:p>712390</text:p>
          </table:table-cell>
          <table:table-cell/>
        </table:table-row>
        <table:table-row table:style-name="ro1">
          <table:table-cell office:value-type="float" office:value="16739" calcext:value-type="float">
            <text:p>16739</text:p>
          </table:table-cell>
          <table:table-cell office:value-type="float" office:value="669710" calcext:value-type="float">
            <text:p>669710</text:p>
          </table:table-cell>
          <table:table-cell/>
          <table:table-cell office:value-type="float" office:value="19474" calcext:value-type="float">
            <text:p>19474</text:p>
          </table:table-cell>
          <table:table-cell office:value-type="float" office:value="905930" calcext:value-type="float">
            <text:p>90593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6160" calcext:value-type="float">
            <text:p>16160</text:p>
          </table:table-cell>
          <table:table-cell office:value-type="float" office:value="714890" calcext:value-type="float">
            <text:p>714890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398220" calcext:value-type="float">
            <text:p>398220</text:p>
          </table:table-cell>
          <table:table-cell/>
          <table:table-cell office:value-type="float" office:value="13476" calcext:value-type="float">
            <text:p>13476</text:p>
          </table:table-cell>
          <table:table-cell office:value-type="float" office:value="629290" calcext:value-type="float">
            <text:p>62929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868" calcext:value-type="float">
            <text:p>12868</text:p>
          </table:table-cell>
          <table:table-cell office:value-type="float" office:value="342240" calcext:value-type="float">
            <text:p>342240</text:p>
          </table:table-cell>
          <table:table-cell/>
        </table:table-row>
        <table:table-row table:style-name="ro1">
          <table:table-cell office:value-type="float" office:value="18205" calcext:value-type="float">
            <text:p>18205</text:p>
          </table:table-cell>
          <table:table-cell office:value-type="float" office:value="704160" calcext:value-type="float">
            <text:p>704160</text:p>
          </table:table-cell>
          <table:table-cell/>
          <table:table-cell office:value-type="float" office:value="16796" calcext:value-type="float">
            <text:p>16796</text:p>
          </table:table-cell>
          <table:table-cell office:value-type="float" office:value="782240" calcext:value-type="float">
            <text:p>78224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3679" calcext:value-type="float">
            <text:p>13679</text:p>
          </table:table-cell>
          <table:table-cell office:value-type="float" office:value="460420" calcext:value-type="float">
            <text:p>460420</text:p>
          </table:table-cell>
          <table:table-cell/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float" office:value="296660" calcext:value-type="float">
            <text:p>296660</text:p>
          </table:table-cell>
          <table:table-cell/>
          <table:table-cell office:value-type="float" office:value="8068" calcext:value-type="float">
            <text:p>8068</text:p>
          </table:table-cell>
          <table:table-cell office:value-type="float" office:value="375680" calcext:value-type="float">
            <text:p>3756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5781" calcext:value-type="float">
            <text:p>15781</text:p>
          </table:table-cell>
          <table:table-cell office:value-type="float" office:value="519610" calcext:value-type="float">
            <text:p>519610</text:p>
          </table:table-cell>
          <table:table-cell/>
        </table:table-row>
        <table:table-row table:style-name="ro1">
          <table:table-cell office:value-type="float" office:value="11869" calcext:value-type="float">
            <text:p>11869</text:p>
          </table:table-cell>
          <table:table-cell office:value-type="float" office:value="471560" calcext:value-type="float">
            <text:p>471560</text:p>
          </table:table-cell>
          <table:table-cell/>
          <table:table-cell office:value-type="float" office:value="9881" calcext:value-type="float">
            <text:p>9881</text:p>
          </table:table-cell>
          <table:table-cell office:value-type="float" office:value="459430" calcext:value-type="float">
            <text:p>45943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9007" calcext:value-type="float">
            <text:p>9007</text:p>
          </table:table-cell>
          <table:table-cell office:value-type="float" office:value="557690" calcext:value-type="float">
            <text:p>557690</text:p>
          </table:table-cell>
          <table:table-cell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189720" calcext:value-type="float">
            <text:p>189720</text:p>
          </table:table-cell>
          <table:table-cell/>
          <table:table-cell office:value-type="float" office:value="12020" calcext:value-type="float">
            <text:p>12020</text:p>
          </table:table-cell>
          <table:table-cell office:value-type="float" office:value="558030" calcext:value-type="float">
            <text:p>55803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7678" calcext:value-type="float">
            <text:p>7678</text:p>
          </table:table-cell>
          <table:table-cell office:value-type="float" office:value="427050" calcext:value-type="float">
            <text:p>427050</text:p>
          </table:table-cell>
          <table:table-cell/>
        </table:table-row>
        <table:table-row table:style-name="ro1">
          <table:table-cell office:value-type="float" office:value="13247" calcext:value-type="float">
            <text:p>13247</text:p>
          </table:table-cell>
          <table:table-cell office:value-type="float" office:value="528410" calcext:value-type="float">
            <text:p>528410</text:p>
          </table:table-cell>
          <table:table-cell/>
          <table:table-cell office:value-type="float" office:value="16003" calcext:value-type="float">
            <text:p>16003</text:p>
          </table:table-cell>
          <table:table-cell office:value-type="float" office:value="744060" calcext:value-type="float">
            <text:p>74406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5336" calcext:value-type="float">
            <text:p>15336</text:p>
          </table:table-cell>
          <table:table-cell office:value-type="float" office:value="875080" calcext:value-type="float">
            <text:p>875080</text:p>
          </table:table-cell>
          <table:table-cell/>
        </table:table-row>
        <table:table-row table:style-name="ro1">
          <table:table-cell office:value-type="float" office:value="17257" calcext:value-type="float">
            <text:p>17257</text:p>
          </table:table-cell>
          <table:table-cell office:value-type="float" office:value="643120" calcext:value-type="float">
            <text:p>643120</text:p>
          </table:table-cell>
          <table:table-cell/>
          <table:table-cell office:value-type="float" office:value="12707" calcext:value-type="float">
            <text:p>12707</text:p>
          </table:table-cell>
          <table:table-cell office:value-type="float" office:value="592290" calcext:value-type="float">
            <text:p>5922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5982" calcext:value-type="float">
            <text:p>5982</text:p>
          </table:table-cell>
          <table:table-cell office:value-type="float" office:value="388920" calcext:value-type="float">
            <text:p>388920</text:p>
          </table:table-cell>
          <table:table-cell/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float" office:value="375450" calcext:value-type="float">
            <text:p>375450</text:p>
          </table:table-cell>
          <table:table-cell/>
          <table:table-cell office:value-type="float" office:value="18164" calcext:value-type="float">
            <text:p>18164</text:p>
          </table:table-cell>
          <table:table-cell office:value-type="float" office:value="844850" calcext:value-type="float">
            <text:p>8448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45220" calcext:value-type="float">
            <text:p>4522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98990" calcext:value-type="float">
            <text:p>198990</text:p>
          </table:table-cell>
          <table:table-cell/>
          <table:table-cell office:value-type="float" office:value="14129" calcext:value-type="float">
            <text:p>14129</text:p>
          </table:table-cell>
          <table:table-cell office:value-type="float" office:value="658160" calcext:value-type="float">
            <text:p>65816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9502" calcext:value-type="float">
            <text:p>9502</text:p>
          </table:table-cell>
          <table:table-cell office:value-type="float" office:value="499970" calcext:value-type="float">
            <text:p>499970</text:p>
          </table:table-cell>
          <table:table-cell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115290" calcext:value-type="float">
            <text:p>115290</text:p>
          </table:table-cell>
          <table:table-cell/>
          <table:table-cell office:value-type="float" office:value="19474" calcext:value-type="float">
            <text:p>19474</text:p>
          </table:table-cell>
          <table:table-cell office:value-type="float" office:value="902280" calcext:value-type="float">
            <text:p>90228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2445" calcext:value-type="float">
            <text:p>12445</text:p>
          </table:table-cell>
          <table:table-cell office:value-type="float" office:value="677590" calcext:value-type="float">
            <text:p>677590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572530" calcext:value-type="float">
            <text:p>572530</text:p>
          </table:table-cell>
          <table:table-cell/>
          <table:table-cell office:value-type="float" office:value="12767" calcext:value-type="float">
            <text:p>12767</text:p>
          </table:table-cell>
          <table:table-cell office:value-type="float" office:value="593470" calcext:value-type="float">
            <text:p>59347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7966" calcext:value-type="float">
            <text:p>7966</text:p>
          </table:table-cell>
          <table:table-cell office:value-type="float" office:value="231240" calcext:value-type="float">
            <text:p>231240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574880" calcext:value-type="float">
            <text:p>574880</text:p>
          </table:table-cell>
          <table:table-cell/>
          <table:table-cell office:value-type="float" office:value="15472" calcext:value-type="float">
            <text:p>15472</text:p>
          </table:table-cell>
          <table:table-cell office:value-type="float" office:value="720940" calcext:value-type="float">
            <text:p>72094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3024" calcext:value-type="float">
            <text:p>13024</text:p>
          </table:table-cell>
          <table:table-cell office:value-type="float" office:value="620440" calcext:value-type="float">
            <text:p>620440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227140" calcext:value-type="float">
            <text:p>22714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718910" calcext:value-type="float">
            <text:p>71891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869" calcext:value-type="float">
            <text:p>10869</text:p>
          </table:table-cell>
          <table:table-cell office:value-type="float" office:value="483330" calcext:value-type="float">
            <text:p>483330</text:p>
          </table:table-cell>
          <table:table-cell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451150" calcext:value-type="float">
            <text:p>45115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1571" calcext:value-type="float">
            <text:p>11571</text:p>
          </table:table-cell>
          <table:table-cell office:value-type="float" office:value="458070" calcext:value-type="float">
            <text:p>458070</text:p>
          </table:table-cell>
          <table:table-cell/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float" office:value="432610" calcext:value-type="float">
            <text:p>432610</text:p>
          </table:table-cell>
          <table:table-cell/>
          <table:table-cell office:value-type="float" office:value="4426" calcext:value-type="float">
            <text:p>4426</text:p>
          </table:table-cell>
          <table:table-cell office:value-type="float" office:value="206240" calcext:value-type="float">
            <text:p>20624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float" office:value="360120" calcext:value-type="float">
            <text:p>360120</text:p>
          </table:table-cell>
          <table:table-cell/>
        </table:table-row>
        <table:table-row table:style-name="ro1">
          <table:table-cell office:value-type="float" office:value="15271" calcext:value-type="float">
            <text:p>15271</text:p>
          </table:table-cell>
          <table:table-cell office:value-type="float" office:value="502270" calcext:value-type="float">
            <text:p>502270</text:p>
          </table:table-cell>
          <table:table-cell/>
          <table:table-cell office:value-type="float" office:value="11884" calcext:value-type="float">
            <text:p>11884</text:p>
          </table:table-cell>
          <table:table-cell office:value-type="float" office:value="554650" calcext:value-type="float">
            <text:p>55465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8225" calcext:value-type="float">
            <text:p>8225</text:p>
          </table:table-cell>
          <table:table-cell office:value-type="float" office:value="490080" calcext:value-type="float">
            <text:p>490080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34840" calcext:value-type="float">
            <text:p>234840</text:p>
          </table:table-cell>
          <table:table-cell/>
          <table:table-cell office:value-type="float" office:value="7304" calcext:value-type="float">
            <text:p>7304</text:p>
          </table:table-cell>
          <table:table-cell office:value-type="float" office:value="336940" calcext:value-type="float">
            <text:p>33694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167380" calcext:value-type="float">
            <text:p>167380</text:p>
          </table:table-cell>
          <table:table-cell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float" office:value="332530" calcext:value-type="float">
            <text:p>332530</text:p>
          </table:table-cell>
          <table:table-cell/>
          <table:table-cell office:value-type="float" office:value="2331" calcext:value-type="float">
            <text:p>2331</text:p>
          </table:table-cell>
          <table:table-cell office:value-type="float" office:value="108360" calcext:value-type="float">
            <text:p>10836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2979" calcext:value-type="float">
            <text:p>12979</text:p>
          </table:table-cell>
          <table:table-cell office:value-type="float" office:value="686760" calcext:value-type="float">
            <text:p>686760</text:p>
          </table:table-cell>
          <table:table-cell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395390" calcext:value-type="float">
            <text:p>395390</text:p>
          </table:table-cell>
          <table:table-cell/>
          <table:table-cell office:value-type="float" office:value="8549" calcext:value-type="float">
            <text:p>8549</text:p>
          </table:table-cell>
          <table:table-cell office:value-type="float" office:value="398170" calcext:value-type="float">
            <text:p>3981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617" calcext:value-type="float">
            <text:p>11617</text:p>
          </table:table-cell>
          <table:table-cell office:value-type="float" office:value="496080" calcext:value-type="float">
            <text:p>496080</text:p>
          </table:table-cell>
          <table:table-cell/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595160" calcext:value-type="float">
            <text:p>595160</text:p>
          </table:table-cell>
          <table:table-cell/>
          <table:table-cell office:value-type="float" office:value="11268" calcext:value-type="float">
            <text:p>11268</text:p>
          </table:table-cell>
          <table:table-cell office:value-type="float" office:value="524220" calcext:value-type="float">
            <text:p>52422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364" calcext:value-type="float">
            <text:p>11364</text:p>
          </table:table-cell>
          <table:table-cell office:value-type="float" office:value="463250" calcext:value-type="float">
            <text:p>463250</text:p>
          </table:table-cell>
          <table:table-cell/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float" office:value="351900" calcext:value-type="float">
            <text:p>351900</text:p>
          </table:table-cell>
          <table:table-cell/>
          <table:table-cell office:value-type="float" office:value="9868" calcext:value-type="float">
            <text:p>9868</text:p>
          </table:table-cell>
          <table:table-cell office:value-type="float" office:value="460760" calcext:value-type="float">
            <text:p>46076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4495" calcext:value-type="float">
            <text:p>4495</text:p>
          </table:table-cell>
          <table:table-cell office:value-type="float" office:value="218020" calcext:value-type="float">
            <text:p>218020</text:p>
          </table:table-cell>
          <table:table-cell/>
        </table:table-row>
        <table:table-row table:style-name="ro1">
          <table:table-cell office:value-type="float" office:value="21437" calcext:value-type="float">
            <text:p>21437</text:p>
          </table:table-cell>
          <table:table-cell office:value-type="float" office:value="755550" calcext:value-type="float">
            <text:p>755550</text:p>
          </table:table-cell>
          <table:table-cell/>
          <table:table-cell office:value-type="float" office:value="8109" calcext:value-type="float">
            <text:p>8109</text:p>
          </table:table-cell>
          <table:table-cell office:value-type="float" office:value="376430" calcext:value-type="float">
            <text:p>37643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7309" calcext:value-type="float">
            <text:p>7309</text:p>
          </table:table-cell>
          <table:table-cell office:value-type="float" office:value="382910" calcext:value-type="float">
            <text:p>382910</text:p>
          </table:table-cell>
          <table:table-cell/>
        </table:table-row>
        <table:table-row table:style-name="ro1">
          <table:table-cell office:value-type="float" office:value="19343" calcext:value-type="float">
            <text:p>19343</text:p>
          </table:table-cell>
          <table:table-cell office:value-type="float" office:value="586220" calcext:value-type="float">
            <text:p>586220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182940" calcext:value-type="float">
            <text:p>18294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5081" calcext:value-type="float">
            <text:p>5081</text:p>
          </table:table-cell>
          <table:table-cell office:value-type="float" office:value="204890" calcext:value-type="float">
            <text:p>204890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172210" calcext:value-type="float">
            <text:p>172210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422460" calcext:value-type="float">
            <text:p>4224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192" calcext:value-type="float">
            <text:p>12192</text:p>
          </table:table-cell>
          <table:table-cell office:value-type="float" office:value="565450" calcext:value-type="float">
            <text:p>565450</text:p>
          </table:table-cell>
          <table:table-cell/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float" office:value="638400" calcext:value-type="float">
            <text:p>638400</text:p>
          </table:table-cell>
          <table:table-cell/>
          <table:table-cell office:value-type="float" office:value="7312" calcext:value-type="float">
            <text:p>7312</text:p>
          </table:table-cell>
          <table:table-cell office:value-type="float" office:value="336940" calcext:value-type="float">
            <text:p>33694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5672" calcext:value-type="float">
            <text:p>5672</text:p>
          </table:table-cell>
          <table:table-cell office:value-type="float" office:value="162810" calcext:value-type="float">
            <text:p>162810</text:p>
          </table:table-cell>
          <table:table-cell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148690" calcext:value-type="float">
            <text:p>148690</text:p>
          </table:table-cell>
          <table:table-cell/>
          <table:table-cell office:value-type="float" office:value="6658" calcext:value-type="float">
            <text:p>6658</text:p>
          </table:table-cell>
          <table:table-cell office:value-type="float" office:value="307010" calcext:value-type="float">
            <text:p>30701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4881" calcext:value-type="float">
            <text:p>14881</text:p>
          </table:table-cell>
          <table:table-cell office:value-type="float" office:value="753460" calcext:value-type="float">
            <text:p>753460</text:p>
          </table:table-cell>
          <table:table-cell/>
        </table:table-row>
        <table:table-row table:style-name="ro1">
          <table:table-cell office:value-type="float" office:value="16899" calcext:value-type="float">
            <text:p>16899</text:p>
          </table:table-cell>
          <table:table-cell office:value-type="float" office:value="644850" calcext:value-type="float">
            <text:p>644850</text:p>
          </table:table-cell>
          <table:table-cell/>
          <table:table-cell office:value-type="float" office:value="11991" calcext:value-type="float">
            <text:p>11991</text:p>
          </table:table-cell>
          <table:table-cell office:value-type="float" office:value="557650" calcext:value-type="float">
            <text:p>55765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5516" calcext:value-type="float">
            <text:p>15516</text:p>
          </table:table-cell>
          <table:table-cell office:value-type="float" office:value="706300" calcext:value-type="float">
            <text:p>706300</text:p>
          </table:table-cell>
          <table:table-cell/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float" office:value="346330" calcext:value-type="float">
            <text:p>34633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560950" calcext:value-type="float">
            <text:p>5609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2583" calcext:value-type="float">
            <text:p>12583</text:p>
          </table:table-cell>
          <table:table-cell office:value-type="float" office:value="473960" calcext:value-type="float">
            <text:p>473960</text:p>
          </table:table-cell>
          <table:table-cell/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float" office:value="228540" calcext:value-type="float">
            <text:p>228540</text:p>
          </table:table-cell>
          <table:table-cell/>
          <table:table-cell office:value-type="float" office:value="11399" calcext:value-type="float">
            <text:p>11399</text:p>
          </table:table-cell>
          <table:table-cell office:value-type="float" office:value="530100" calcext:value-type="float">
            <text:p>5301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4882" calcext:value-type="float">
            <text:p>14882</text:p>
          </table:table-cell>
          <table:table-cell office:value-type="float" office:value="724820" calcext:value-type="float">
            <text:p>724820</text:p>
          </table:table-cell>
          <table:table-cell/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720670" calcext:value-type="float">
            <text:p>720670</text:p>
          </table:table-cell>
          <table:table-cell/>
          <table:table-cell office:value-type="float" office:value="5077" calcext:value-type="float">
            <text:p>5077</text:p>
          </table:table-cell>
          <table:table-cell office:value-type="float" office:value="238050" calcext:value-type="float">
            <text:p>23805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30450" calcext:value-type="float">
            <text:p>230450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247990" calcext:value-type="float">
            <text:p>247990</text:p>
          </table:table-cell>
          <table:table-cell/>
          <table:table-cell office:value-type="float" office:value="7923" calcext:value-type="float">
            <text:p>7923</text:p>
          </table:table-cell>
          <table:table-cell office:value-type="float" office:value="370140" calcext:value-type="float">
            <text:p>37014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0504" calcext:value-type="float">
            <text:p>10504</text:p>
          </table:table-cell>
          <table:table-cell office:value-type="float" office:value="432500" calcext:value-type="float">
            <text:p>432500</text:p>
          </table:table-cell>
          <table:table-cell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float" office:value="512180" calcext:value-type="float">
            <text:p>512180</text:p>
          </table:table-cell>
          <table:table-cell/>
          <table:table-cell office:value-type="float" office:value="5154" calcext:value-type="float">
            <text:p>5154</text:p>
          </table:table-cell>
          <table:table-cell office:value-type="float" office:value="241120" calcext:value-type="float">
            <text:p>24112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4011" calcext:value-type="float">
            <text:p>14011</text:p>
          </table:table-cell>
          <table:table-cell office:value-type="float" office:value="593600" calcext:value-type="float">
            <text:p>593600</text:p>
          </table:table-cell>
          <table:table-cell/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334090" calcext:value-type="float">
            <text:p>334090</text:p>
          </table:table-cell>
          <table:table-cell/>
          <table:table-cell office:value-type="float" office:value="8432" calcext:value-type="float">
            <text:p>8432</text:p>
          </table:table-cell>
          <table:table-cell office:value-type="float" office:value="397120" calcext:value-type="float">
            <text:p>39712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6220" calcext:value-type="float">
            <text:p>16220</text:p>
          </table:table-cell>
          <table:table-cell office:value-type="float" office:value="773950" calcext:value-type="float">
            <text:p>773950</text:p>
          </table:table-cell>
          <table:table-cell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float" office:value="606610" calcext:value-type="float">
            <text:p>606610</text:p>
          </table:table-cell>
          <table:table-cell/>
          <table:table-cell office:value-type="float" office:value="9210" calcext:value-type="float">
            <text:p>9210</text:p>
          </table:table-cell>
          <table:table-cell office:value-type="float" office:value="427950" calcext:value-type="float">
            <text:p>42795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9123" calcext:value-type="float">
            <text:p>9123</text:p>
          </table:table-cell>
          <table:table-cell office:value-type="float" office:value="334510" calcext:value-type="float">
            <text:p>334510</text:p>
          </table:table-cell>
          <table:table-cell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253020" calcext:value-type="float">
            <text:p>253020</text:p>
          </table:table-cell>
          <table:table-cell/>
          <table:table-cell office:value-type="float" office:value="14074" calcext:value-type="float">
            <text:p>14074</text:p>
          </table:table-cell>
          <table:table-cell office:value-type="float" office:value="655880" calcext:value-type="float">
            <text:p>6558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1151" calcext:value-type="float">
            <text:p>11151</text:p>
          </table:table-cell>
          <table:table-cell office:value-type="float" office:value="463600" calcext:value-type="float">
            <text:p>463600</text:p>
          </table:table-cell>
          <table:table-cell/>
        </table:table-row>
        <table:table-row table:style-name="ro1">
          <table:table-cell office:value-type="float" office:value="11599" calcext:value-type="float">
            <text:p>11599</text:p>
          </table:table-cell>
          <table:table-cell office:value-type="float" office:value="404890" calcext:value-type="float">
            <text:p>404890</text:p>
          </table:table-cell>
          <table:table-cell/>
          <table:table-cell office:value-type="float" office:value="9905" calcext:value-type="float">
            <text:p>9905</text:p>
          </table:table-cell>
          <table:table-cell office:value-type="float" office:value="461800" calcext:value-type="float">
            <text:p>46180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4710" calcext:value-type="float">
            <text:p>14710</text:p>
          </table:table-cell>
          <table:table-cell office:value-type="float" office:value="636730" calcext:value-type="float">
            <text:p>636730</text:p>
          </table:table-cell>
          <table:table-cell/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float" office:value="596800" calcext:value-type="float">
            <text:p>596800</text:p>
          </table:table-cell>
          <table:table-cell/>
          <table:table-cell office:value-type="float" office:value="16847" calcext:value-type="float">
            <text:p>16847</text:p>
          </table:table-cell>
          <table:table-cell office:value-type="float" office:value="786160" calcext:value-type="float">
            <text:p>78616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003" calcext:value-type="float">
            <text:p>11003</text:p>
          </table:table-cell>
          <table:table-cell office:value-type="float" office:value="371580" calcext:value-type="float">
            <text:p>371580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551060" calcext:value-type="float">
            <text:p>551060</text:p>
          </table:table-cell>
          <table:table-cell/>
          <table:table-cell office:value-type="float" office:value="11349" calcext:value-type="float">
            <text:p>11349</text:p>
          </table:table-cell>
          <table:table-cell office:value-type="float" office:value="528270" calcext:value-type="float">
            <text:p>52827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1798" calcext:value-type="float">
            <text:p>11798</text:p>
          </table:table-cell>
          <table:table-cell office:value-type="float" office:value="387220" calcext:value-type="float">
            <text:p>387220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38060" calcext:value-type="float">
            <text:p>138060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589120" calcext:value-type="float">
            <text:p>58912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16182" calcext:value-type="float">
            <text:p>16182</text:p>
          </table:table-cell>
          <table:table-cell office:value-type="float" office:value="724570" calcext:value-type="float">
            <text:p>724570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260710" calcext:value-type="float">
            <text:p>260710</text:p>
          </table:table-cell>
          <table:table-cell/>
          <table:table-cell office:value-type="float" office:value="4604" calcext:value-type="float">
            <text:p>4604</text:p>
          </table:table-cell>
          <table:table-cell office:value-type="float" office:value="211580" calcext:value-type="float">
            <text:p>21158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0356" calcext:value-type="float">
            <text:p>10356</text:p>
          </table:table-cell>
          <table:table-cell office:value-type="float" office:value="188590" calcext:value-type="float">
            <text:p>188590</text:p>
          </table:table-cell>
          <table:table-cell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421290" calcext:value-type="float">
            <text:p>421290</text:p>
          </table:table-cell>
          <table:table-cell/>
          <table:table-cell office:value-type="float" office:value="11934" calcext:value-type="float">
            <text:p>11934</text:p>
          </table:table-cell>
          <table:table-cell office:value-type="float" office:value="559980" calcext:value-type="float">
            <text:p>55998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1621" calcext:value-type="float">
            <text:p>11621</text:p>
          </table:table-cell>
          <table:table-cell office:value-type="float" office:value="317990" calcext:value-type="float">
            <text:p>317990</text:p>
          </table:table-cell>
          <table:table-cell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288600" calcext:value-type="float">
            <text:p>288600</text:p>
          </table:table-cell>
          <table:table-cell/>
          <table:table-cell office:value-type="float" office:value="7166" calcext:value-type="float">
            <text:p>7166</text:p>
          </table:table-cell>
          <table:table-cell office:value-type="float" office:value="330960" calcext:value-type="float">
            <text:p>3309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6744" calcext:value-type="float">
            <text:p>16744</text:p>
          </table:table-cell>
          <table:table-cell office:value-type="float" office:value="789110" calcext:value-type="float">
            <text:p>789110</text:p>
          </table:table-cell>
          <table:table-cell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353140" calcext:value-type="float">
            <text:p>353140</text:p>
          </table:table-cell>
          <table:table-cell/>
          <table:table-cell office:value-type="float" office:value="12594" calcext:value-type="float">
            <text:p>12594</text:p>
          </table:table-cell>
          <table:table-cell office:value-type="float" office:value="585360" calcext:value-type="float">
            <text:p>58536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7539" calcext:value-type="float">
            <text:p>17539</text:p>
          </table:table-cell>
          <table:table-cell office:value-type="float" office:value="830640" calcext:value-type="float">
            <text:p>830640</text:p>
          </table:table-cell>
          <table:table-cell/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float" office:value="553990" calcext:value-type="float">
            <text:p>553990</text:p>
          </table:table-cell>
          <table:table-cell/>
          <table:table-cell office:value-type="float" office:value="11988" calcext:value-type="float">
            <text:p>11988</text:p>
          </table:table-cell>
          <table:table-cell office:value-type="float" office:value="558830" calcext:value-type="float">
            <text:p>55883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6121" calcext:value-type="float">
            <text:p>6121</text:p>
          </table:table-cell>
          <table:table-cell office:value-type="float" office:value="146780" calcext:value-type="float">
            <text:p>146780</text:p>
          </table:table-cell>
          <table:table-cell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555550" calcext:value-type="float">
            <text:p>555550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589720" calcext:value-type="float">
            <text:p>58972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6615" calcext:value-type="float">
            <text:p>16615</text:p>
          </table:table-cell>
          <table:table-cell office:value-type="float" office:value="636140" calcext:value-type="float">
            <text:p>636140</text:p>
          </table:table-cell>
          <table:table-cell/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339990" calcext:value-type="float">
            <text:p>339990</text:p>
          </table:table-cell>
          <table:table-cell/>
          <table:table-cell office:value-type="float" office:value="8611" calcext:value-type="float">
            <text:p>8611</text:p>
          </table:table-cell>
          <table:table-cell office:value-type="float" office:value="401350" calcext:value-type="float">
            <text:p>4013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557" calcext:value-type="float">
            <text:p>11557</text:p>
          </table:table-cell>
          <table:table-cell office:value-type="float" office:value="393900" calcext:value-type="float">
            <text:p>393900</text:p>
          </table:table-cell>
          <table:table-cell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176220" calcext:value-type="float">
            <text:p>176220</text:p>
          </table:table-cell>
          <table:table-cell/>
          <table:table-cell office:value-type="float" office:value="14060" calcext:value-type="float">
            <text:p>14060</text:p>
          </table:table-cell>
          <table:table-cell office:value-type="float" office:value="656410" calcext:value-type="float">
            <text:p>65641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349110" calcext:value-type="float">
            <text:p>349110</text:p>
          </table:table-cell>
          <table:table-cell/>
        </table:table-row>
        <table:table-row table:style-name="ro1">
          <table:table-cell office:value-type="float" office:value="13579" calcext:value-type="float">
            <text:p>13579</text:p>
          </table:table-cell>
          <table:table-cell office:value-type="float" office:value="566500" calcext:value-type="float">
            <text:p>566500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527530" calcext:value-type="float">
            <text:p>52753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9510" calcext:value-type="float">
            <text:p>9510</text:p>
          </table:table-cell>
          <table:table-cell office:value-type="float" office:value="334130" calcext:value-type="float">
            <text:p>334130</text:p>
          </table:table-cell>
          <table:table-cell/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float" office:value="614200" calcext:value-type="float">
            <text:p>614200</text:p>
          </table:table-cell>
          <table:table-cell/>
          <table:table-cell office:value-type="float" office:value="15406" calcext:value-type="float">
            <text:p>15406</text:p>
          </table:table-cell>
          <table:table-cell office:value-type="float" office:value="719760" calcext:value-type="float">
            <text:p>71976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2385" calcext:value-type="float">
            <text:p>12385</text:p>
          </table:table-cell>
          <table:table-cell office:value-type="float" office:value="468210" calcext:value-type="float">
            <text:p>468210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367860" calcext:value-type="float">
            <text:p>367860</text:p>
          </table:table-cell>
          <table:table-cell/>
          <table:table-cell office:value-type="float" office:value="9901" calcext:value-type="float">
            <text:p>9901</text:p>
          </table:table-cell>
          <table:table-cell office:value-type="float" office:value="463030" calcext:value-type="float">
            <text:p>46303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3801" calcext:value-type="float">
            <text:p>13801</text:p>
          </table:table-cell>
          <table:table-cell office:value-type="float" office:value="569770" calcext:value-type="float">
            <text:p>569770</text:p>
          </table:table-cell>
          <table:table-cell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463540" calcext:value-type="float">
            <text:p>463540</text:p>
          </table:table-cell>
          <table:table-cell/>
          <table:table-cell office:value-type="float" office:value="12034" calcext:value-type="float">
            <text:p>12034</text:p>
          </table:table-cell>
          <table:table-cell office:value-type="float" office:value="562510" calcext:value-type="float">
            <text:p>56251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9468" calcext:value-type="float">
            <text:p>9468</text:p>
          </table:table-cell>
          <table:table-cell office:value-type="float" office:value="209110" calcext:value-type="float">
            <text:p>209110</text:p>
          </table:table-cell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float" office:value="337430" calcext:value-type="float">
            <text:p>337430</text:p>
          </table:table-cell>
          <table:table-cell/>
          <table:table-cell office:value-type="float" office:value="13955" calcext:value-type="float">
            <text:p>13955</text:p>
          </table:table-cell>
          <table:table-cell office:value-type="float" office:value="652070" calcext:value-type="float">
            <text:p>65207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2160" calcext:value-type="float">
            <text:p>12160</text:p>
          </table:table-cell>
          <table:table-cell office:value-type="float" office:value="285610" calcext:value-type="float">
            <text:p>285610</text:p>
          </table:table-cell>
          <table:table-cell/>
        </table:table-row>
        <table:table-row table:style-name="ro1">
          <table:table-cell office:value-type="float" office:value="10679" calcext:value-type="float">
            <text:p>10679</text:p>
          </table:table-cell>
          <table:table-cell office:value-type="float" office:value="433790" calcext:value-type="float">
            <text:p>433790</text:p>
          </table:table-cell>
          <table:table-cell/>
          <table:table-cell office:value-type="float" office:value="6015" calcext:value-type="float">
            <text:p>6015</text:p>
          </table:table-cell>
          <table:table-cell office:value-type="float" office:value="280630" calcext:value-type="float">
            <text:p>28063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3629" calcext:value-type="float">
            <text:p>13629</text:p>
          </table:table-cell>
          <table:table-cell office:value-type="float" office:value="337680" calcext:value-type="float">
            <text:p>337680</text:p>
          </table:table-cell>
          <table:table-cell/>
        </table:table-row>
        <table:table-row table:style-name="ro1">
          <table:table-cell office:value-type="float" office:value="11449" calcext:value-type="float">
            <text:p>11449</text:p>
          </table:table-cell>
          <table:table-cell office:value-type="float" office:value="482730" calcext:value-type="float">
            <text:p>482730</text:p>
          </table:table-cell>
          <table:table-cell/>
          <table:table-cell office:value-type="float" office:value="14096" calcext:value-type="float">
            <text:p>14096</text:p>
          </table:table-cell>
          <table:table-cell office:value-type="float" office:value="653600" calcext:value-type="float">
            <text:p>65360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7412" calcext:value-type="float">
            <text:p>7412</text:p>
          </table:table-cell>
          <table:table-cell office:value-type="float" office:value="166800" calcext:value-type="float">
            <text:p>166800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float" office:value="287640" calcext:value-type="float">
            <text:p>28764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9490" calcext:value-type="float">
            <text:p>58949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8672" calcext:value-type="float">
            <text:p>8672</text:p>
          </table:table-cell>
          <table:table-cell office:value-type="float" office:value="142470" calcext:value-type="float">
            <text:p>142470</text:p>
          </table:table-cell>
          <table:table-cell/>
        </table:table-row>
        <table:table-row table:style-name="ro1">
          <table:table-cell office:value-type="float" office:value="13367" calcext:value-type="float">
            <text:p>13367</text:p>
          </table:table-cell>
          <table:table-cell office:value-type="float" office:value="422780" calcext:value-type="float">
            <text:p>422780</text:p>
          </table:table-cell>
          <table:table-cell/>
          <table:table-cell office:value-type="float" office:value="14005" calcext:value-type="float">
            <text:p>14005</text:p>
          </table:table-cell>
          <table:table-cell office:value-type="float" office:value="652750" calcext:value-type="float">
            <text:p>65275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1018" calcext:value-type="float">
            <text:p>11018</text:p>
          </table:table-cell>
          <table:table-cell office:value-type="float" office:value="324230" calcext:value-type="float">
            <text:p>324230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39730" calcext:value-type="float">
            <text:p>39730</text:p>
          </table:table-cell>
          <table:table-cell/>
          <table:table-cell office:value-type="float" office:value="16151" calcext:value-type="float">
            <text:p>16151</text:p>
          </table:table-cell>
          <table:table-cell office:value-type="float" office:value="752570" calcext:value-type="float">
            <text:p>75257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18168" calcext:value-type="float">
            <text:p>18168</text:p>
          </table:table-cell>
          <table:table-cell office:value-type="float" office:value="862980" calcext:value-type="float">
            <text:p>862980</text:p>
          </table:table-cell>
          <table:table-cell/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434830" calcext:value-type="float">
            <text:p>43483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float" office:value="559620" calcext:value-type="float">
            <text:p>55962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20045" calcext:value-type="float">
            <text:p>20045</text:p>
          </table:table-cell>
          <table:table-cell office:value-type="float" office:value="753110" calcext:value-type="float">
            <text:p>753110</text:p>
          </table:table-cell>
          <table:table-cell/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235720" calcext:value-type="float">
            <text:p>235720</text:p>
          </table:table-cell>
          <table:table-cell/>
          <table:table-cell office:value-type="float" office:value="14879" calcext:value-type="float">
            <text:p>14879</text:p>
          </table:table-cell>
          <table:table-cell office:value-type="float" office:value="693450" calcext:value-type="float">
            <text:p>69345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6120" calcext:value-type="float">
            <text:p>16120</text:p>
          </table:table-cell>
          <table:table-cell office:value-type="float" office:value="692850" calcext:value-type="float">
            <text:p>692850</text:p>
          </table:table-cell>
          <table:table-cell/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float" office:value="499000" calcext:value-type="float">
            <text:p>49900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89540" calcext:value-type="float">
            <text:p>58954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843" calcext:value-type="float">
            <text:p>12843</text:p>
          </table:table-cell>
          <table:table-cell office:value-type="float" office:value="329680" calcext:value-type="float">
            <text:p>329680</text:p>
          </table:table-cell>
          <table:table-cell/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float" office:value="240590" calcext:value-type="float">
            <text:p>24059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49440" calcext:value-type="float">
            <text:p>7494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3555" calcext:value-type="float">
            <text:p>13555</text:p>
          </table:table-cell>
          <table:table-cell office:value-type="float" office:value="347170" calcext:value-type="float">
            <text:p>347170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332280" calcext:value-type="float">
            <text:p>332280</text:p>
          </table:table-cell>
          <table:table-cell/>
          <table:table-cell office:value-type="float" office:value="12695" calcext:value-type="float">
            <text:p>12695</text:p>
          </table:table-cell>
          <table:table-cell office:value-type="float" office:value="592470" calcext:value-type="float">
            <text:p>59247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5818" calcext:value-type="float">
            <text:p>15818</text:p>
          </table:table-cell>
          <table:table-cell office:value-type="float" office:value="504090" calcext:value-type="float">
            <text:p>504090</text:p>
          </table:table-cell>
          <table:table-cell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524770" calcext:value-type="float">
            <text:p>524770</text:p>
          </table:table-cell>
          <table:table-cell/>
          <table:table-cell office:value-type="float" office:value="19503" calcext:value-type="float">
            <text:p>19503</text:p>
          </table:table-cell>
          <table:table-cell office:value-type="float" office:value="907410" calcext:value-type="float">
            <text:p>90741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9077" calcext:value-type="float">
            <text:p>9077</text:p>
          </table:table-cell>
          <table:table-cell office:value-type="float" office:value="561840" calcext:value-type="float">
            <text:p>561840</text:p>
          </table:table-cell>
          <table:table-cell/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float" office:value="499020" calcext:value-type="float">
            <text:p>499020</text:p>
          </table:table-cell>
          <table:table-cell/>
          <table:table-cell office:value-type="float" office:value="13469" calcext:value-type="float">
            <text:p>13469</text:p>
          </table:table-cell>
          <table:table-cell office:value-type="float" office:value="630850" calcext:value-type="float">
            <text:p>63085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7753" calcext:value-type="float">
            <text:p>7753</text:p>
          </table:table-cell>
          <table:table-cell office:value-type="float" office:value="427660" calcext:value-type="float">
            <text:p>427660</text:p>
          </table:table-cell>
          <table:table-cell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401620" calcext:value-type="float">
            <text:p>401620</text:p>
          </table:table-cell>
          <table:table-cell/>
          <table:table-cell office:value-type="float" office:value="16776" calcext:value-type="float">
            <text:p>16776</text:p>
          </table:table-cell>
          <table:table-cell office:value-type="float" office:value="780460" calcext:value-type="float">
            <text:p>78046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745340" calcext:value-type="float">
            <text:p>745340</text:p>
          </table:table-cell>
          <table:table-cell/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float" office:value="562440" calcext:value-type="float">
            <text:p>562440</text:p>
          </table:table-cell>
          <table:table-cell/>
          <table:table-cell office:value-type="float" office:value="8004" calcext:value-type="float">
            <text:p>8004</text:p>
          </table:table-cell>
          <table:table-cell office:value-type="float" office:value="372240" calcext:value-type="float">
            <text:p>37224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90080" calcext:value-type="float">
            <text:p>390080</text:p>
          </table:table-cell>
          <table:table-cell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float" office:value="615240" calcext:value-type="float">
            <text:p>615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64860" calcext:value-type="float">
            <text:p>46486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47360" calcext:value-type="float">
            <text:p>47360</text:p>
          </table:table-cell>
          <table:table-cell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673130" calcext:value-type="float">
            <text:p>673130</text:p>
          </table:table-cell>
          <table:table-cell/>
          <table:table-cell office:value-type="float" office:value="11975" calcext:value-type="float">
            <text:p>11975</text:p>
          </table:table-cell>
          <table:table-cell office:value-type="float" office:value="559880" calcext:value-type="float">
            <text:p>55988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9448" calcext:value-type="float">
            <text:p>9448</text:p>
          </table:table-cell>
          <table:table-cell office:value-type="float" office:value="495930" calcext:value-type="float">
            <text:p>495930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398330" calcext:value-type="float">
            <text:p>398330</text:p>
          </table:table-cell>
          <table:table-cell/>
          <table:table-cell office:value-type="float" office:value="16024" calcext:value-type="float">
            <text:p>16024</text:p>
          </table:table-cell>
          <table:table-cell office:value-type="float" office:value="747670" calcext:value-type="float">
            <text:p>74767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427" calcext:value-type="float">
            <text:p>12427</text:p>
          </table:table-cell>
          <table:table-cell office:value-type="float" office:value="666860" calcext:value-type="float">
            <text:p>666860</text:p>
          </table:table-cell>
          <table:table-cell/>
        </table:table-row>
        <table:table-row table:style-name="ro1">
          <table:table-cell office:value-type="float" office:value="18158" calcext:value-type="float">
            <text:p>18158</text:p>
          </table:table-cell>
          <table:table-cell office:value-type="float" office:value="699900" calcext:value-type="float">
            <text:p>699900</text:p>
          </table:table-cell>
          <table:table-cell/>
          <table:table-cell office:value-type="float" office:value="12726" calcext:value-type="float">
            <text:p>12726</text:p>
          </table:table-cell>
          <table:table-cell office:value-type="float" office:value="590380" calcext:value-type="float">
            <text:p>59038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7925" calcext:value-type="float">
            <text:p>7925</text:p>
          </table:table-cell>
          <table:table-cell office:value-type="float" office:value="255340" calcext:value-type="float">
            <text:p>255340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292730" calcext:value-type="float">
            <text:p>292730</text:p>
          </table:table-cell>
          <table:table-cell/>
          <table:table-cell office:value-type="float" office:value="18072" calcext:value-type="float">
            <text:p>18072</text:p>
          </table:table-cell>
          <table:table-cell office:value-type="float" office:value="842780" calcext:value-type="float">
            <text:p>8427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2984" calcext:value-type="float">
            <text:p>12984</text:p>
          </table:table-cell>
          <table:table-cell office:value-type="float" office:value="588170" calcext:value-type="float">
            <text:p>588170</text:p>
          </table:table-cell>
          <table:table-cell/>
        </table:table-row>
        <table:table-row table:style-name="ro1">
          <table:table-cell office:value-type="float" office:value="11844" calcext:value-type="float">
            <text:p>11844</text:p>
          </table:table-cell>
          <table:table-cell office:value-type="float" office:value="466760" calcext:value-type="float">
            <text:p>466760</text:p>
          </table:table-cell>
          <table:table-cell/>
          <table:table-cell office:value-type="float" office:value="14211" calcext:value-type="float">
            <text:p>14211</text:p>
          </table:table-cell>
          <table:table-cell office:value-type="float" office:value="660380" calcext:value-type="float">
            <text:p>66038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892" calcext:value-type="float">
            <text:p>10892</text:p>
          </table:table-cell>
          <table:table-cell office:value-type="float" office:value="499060" calcext:value-type="float">
            <text:p>499060</text:p>
          </table:table-cell>
          <table:table-cell/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191790" calcext:value-type="float">
            <text:p>191790</text:p>
          </table:table-cell>
          <table:table-cell/>
          <table:table-cell office:value-type="float" office:value="19495" calcext:value-type="float">
            <text:p>19495</text:p>
          </table:table-cell>
          <table:table-cell office:value-type="float" office:value="906390" calcext:value-type="float">
            <text:p>90639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1681" calcext:value-type="float">
            <text:p>11681</text:p>
          </table:table-cell>
          <table:table-cell office:value-type="float" office:value="543710" calcext:value-type="float">
            <text:p>543710</text:p>
          </table:table-cell>
          <table:table-cell/>
        </table:table-row>
        <table:table-row table:style-name="ro1">
          <table:table-cell office:value-type="float" office:value="13195" calcext:value-type="float">
            <text:p>13195</text:p>
          </table:table-cell>
          <table:table-cell office:value-type="float" office:value="527610" calcext:value-type="float">
            <text:p>527610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588430" calcext:value-type="float">
            <text:p>58843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362870" calcext:value-type="float">
            <text:p>362870</text:p>
          </table:table-cell>
          <table:table-cell/>
        </table:table-row>
        <table:table-row table:style-name="ro1">
          <table:table-cell office:value-type="float" office:value="17278" calcext:value-type="float">
            <text:p>17278</text:p>
          </table:table-cell>
          <table:table-cell office:value-type="float" office:value="643810" calcext:value-type="float">
            <text:p>643810</text:p>
          </table:table-cell>
          <table:table-cell/>
          <table:table-cell office:value-type="float" office:value="15387" calcext:value-type="float">
            <text:p>15387</text:p>
          </table:table-cell>
          <table:table-cell office:value-type="float" office:value="715850" calcext:value-type="float">
            <text:p>7158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8305" calcext:value-type="float">
            <text:p>8305</text:p>
          </table:table-cell>
          <table:table-cell office:value-type="float" office:value="492550" calcext:value-type="float">
            <text:p>492550</text:p>
          </table:table-cell>
          <table:table-cell/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float" office:value="373770" calcext:value-type="float">
            <text:p>373770</text:p>
          </table:table-cell>
          <table:table-cell/>
          <table:table-cell office:value-type="float" office:value="15439" calcext:value-type="float">
            <text:p>15439</text:p>
          </table:table-cell>
          <table:table-cell office:value-type="float" office:value="718550" calcext:value-type="float">
            <text:p>7185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5674" calcext:value-type="float">
            <text:p>5674</text:p>
          </table:table-cell>
          <table:table-cell office:value-type="float" office:value="165080" calcext:value-type="float">
            <text:p>165080</text:p>
          </table:table-cell>
          <table:table-cell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197940" calcext:value-type="float">
            <text:p>19794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3005" calcext:value-type="float">
            <text:p>13005</text:p>
          </table:table-cell>
          <table:table-cell office:value-type="float" office:value="667540" calcext:value-type="float">
            <text:p>667540</text:p>
          </table:table-cell>
          <table:table-cell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115080" calcext:value-type="float">
            <text:p>115080</text:p>
          </table:table-cell>
          <table:table-cell/>
          <table:table-cell office:value-type="float" office:value="4442" calcext:value-type="float">
            <text:p>4442</text:p>
          </table:table-cell>
          <table:table-cell office:value-type="float" office:value="207540" calcext:value-type="float">
            <text:p>20754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1450" calcext:value-type="float">
            <text:p>11450</text:p>
          </table:table-cell>
          <table:table-cell office:value-type="float" office:value="491040" calcext:value-type="float">
            <text:p>491040</text:p>
          </table:table-cell>
          <table:table-cell/>
        </table:table-row>
        <table:table-row table:style-name="ro1">
          <table:table-cell office:value-type="float" office:value="15837" calcext:value-type="float">
            <text:p>15837</text:p>
          </table:table-cell>
          <table:table-cell office:value-type="float" office:value="572800" calcext:value-type="float">
            <text:p>572800</text:p>
          </table:table-cell>
          <table:table-cell/>
          <table:table-cell office:value-type="float" office:value="11934" calcext:value-type="float">
            <text:p>11934</text:p>
          </table:table-cell>
          <table:table-cell office:value-type="float" office:value="556920" calcext:value-type="float">
            <text:p>55692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548660" calcext:value-type="float">
            <text:p>548660</text:p>
          </table:table-cell>
          <table:table-cell/>
        </table:table-row>
        <table:table-row table:style-name="ro1">
          <table:table-cell office:value-type="float" office:value="15892" calcext:value-type="float">
            <text:p>15892</text:p>
          </table:table-cell>
          <table:table-cell office:value-type="float" office:value="579950" calcext:value-type="float">
            <text:p>579950</text:p>
          </table:table-cell>
          <table:table-cell/>
          <table:table-cell office:value-type="float" office:value="7258" calcext:value-type="float">
            <text:p>7258</text:p>
          </table:table-cell>
          <table:table-cell office:value-type="float" office:value="335700" calcext:value-type="float">
            <text:p>33570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4542" calcext:value-type="float">
            <text:p>4542</text:p>
          </table:table-cell>
          <table:table-cell office:value-type="float" office:value="221680" calcext:value-type="float">
            <text:p>221680</text:p>
          </table:table-cell>
          <table:table-cell/>
        </table:table-row>
        <table:table-row table:style-name="ro1">
          <table:table-cell office:value-type="float" office:value="10962" calcext:value-type="float">
            <text:p>10962</text:p>
          </table:table-cell>
          <table:table-cell office:value-type="float" office:value="219500" calcext:value-type="float">
            <text:p>219500</text:p>
          </table:table-cell>
          <table:table-cell/>
          <table:table-cell office:value-type="float" office:value="2316" calcext:value-type="float">
            <text:p>2316</text:p>
          </table:table-cell>
          <table:table-cell office:value-type="float" office:value="104850" calcext:value-type="float">
            <text:p>1048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380860" calcext:value-type="float">
            <text:p>380860</text:p>
          </table:table-cell>
          <table:table-cell/>
        </table:table-row>
        <table:table-row table:style-name="ro1">
          <table:table-cell office:value-type="float" office:value="11685" calcext:value-type="float">
            <text:p>11685</text:p>
          </table:table-cell>
          <table:table-cell office:value-type="float" office:value="449890" calcext:value-type="float">
            <text:p>449890</text:p>
          </table:table-cell>
          <table:table-cell/>
          <table:table-cell office:value-type="float" office:value="8595" calcext:value-type="float">
            <text:p>8595</text:p>
          </table:table-cell>
          <table:table-cell office:value-type="float" office:value="399670" calcext:value-type="float">
            <text:p>39967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204680" calcext:value-type="float">
            <text:p>204680</text:p>
          </table:table-cell>
          <table:table-cell/>
        </table:table-row>
        <table:table-row table:style-name="ro1">
          <table:table-cell office:value-type="float" office:value="13686" calcext:value-type="float">
            <text:p>13686</text:p>
          </table:table-cell>
          <table:table-cell office:value-type="float" office:value="429230" calcext:value-type="float">
            <text:p>429230</text:p>
          </table:table-cell>
          <table:table-cell/>
          <table:table-cell office:value-type="float" office:value="11302" calcext:value-type="float">
            <text:p>11302</text:p>
          </table:table-cell>
          <table:table-cell office:value-type="float" office:value="528790" calcext:value-type="float">
            <text:p>52879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563570" calcext:value-type="float">
            <text:p>563570</text:p>
          </table:table-cell>
          <table:table-cell/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float" office:value="499780" calcext:value-type="float">
            <text:p>499780</text:p>
          </table:table-cell>
          <table:table-cell/>
          <table:table-cell office:value-type="float" office:value="9809" calcext:value-type="float">
            <text:p>9809</text:p>
          </table:table-cell>
          <table:table-cell office:value-type="float" office:value="457690" calcext:value-type="float">
            <text:p>45769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162360" calcext:value-type="float">
            <text:p>162360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236420" calcext:value-type="float">
            <text:p>236420</text:p>
          </table:table-cell>
          <table:table-cell/>
          <table:table-cell office:value-type="float" office:value="8052" calcext:value-type="float">
            <text:p>8052</text:p>
          </table:table-cell>
          <table:table-cell office:value-type="float" office:value="373880" calcext:value-type="float">
            <text:p>37388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4834" calcext:value-type="float">
            <text:p>14834</text:p>
          </table:table-cell>
          <table:table-cell office:value-type="float" office:value="756270" calcext:value-type="float">
            <text:p>756270</text:p>
          </table:table-cell>
          <table:table-cell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341310" calcext:value-type="float">
            <text:p>341310</text:p>
          </table:table-cell>
          <table:table-cell/>
          <table:table-cell office:value-type="float" office:value="3877" calcext:value-type="float">
            <text:p>3877</text:p>
          </table:table-cell>
          <table:table-cell office:value-type="float" office:value="180780" calcext:value-type="float">
            <text:p>18078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5642" calcext:value-type="float">
            <text:p>15642</text:p>
          </table:table-cell>
          <table:table-cell office:value-type="float" office:value="711720" calcext:value-type="float">
            <text:p>711720</text:p>
          </table:table-cell>
          <table:table-cell/>
        </table:table-row>
        <table:table-row table:style-name="ro1">
          <table:table-cell office:value-type="float" office:value="13678" calcext:value-type="float">
            <text:p>13678</text:p>
          </table:table-cell>
          <table:table-cell office:value-type="float" office:value="396270" calcext:value-type="float">
            <text:p>396270</text:p>
          </table:table-cell>
          <table:table-cell/>
          <table:table-cell office:value-type="float" office:value="9189" calcext:value-type="float">
            <text:p>9189</text:p>
          </table:table-cell>
          <table:table-cell office:value-type="float" office:value="426950" calcext:value-type="float">
            <text:p>42695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2617" calcext:value-type="float">
            <text:p>12617</text:p>
          </table:table-cell>
          <table:table-cell office:value-type="float" office:value="495170" calcext:value-type="float">
            <text:p>495170</text:p>
          </table:table-cell>
          <table:table-cell/>
        </table:table-row>
        <table:table-row table:style-name="ro1">
          <table:table-cell office:value-type="float" office:value="16605" calcext:value-type="float">
            <text:p>16605</text:p>
          </table:table-cell>
          <table:table-cell office:value-type="float" office:value="595270" calcext:value-type="float">
            <text:p>595270</text:p>
          </table:table-cell>
          <table:table-cell/>
          <table:table-cell office:value-type="float" office:value="7297" calcext:value-type="float">
            <text:p>7297</text:p>
          </table:table-cell>
          <table:table-cell office:value-type="float" office:value="338840" calcext:value-type="float">
            <text:p>33884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4896" calcext:value-type="float">
            <text:p>14896</text:p>
          </table:table-cell>
          <table:table-cell office:value-type="float" office:value="647920" calcext:value-type="float">
            <text:p>647920</text:p>
          </table:table-cell>
          <table:table-cell/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float" office:value="354400" calcext:value-type="float">
            <text:p>354400</text:p>
          </table:table-cell>
          <table:table-cell/>
          <table:table-cell office:value-type="float" office:value="6548" calcext:value-type="float">
            <text:p>6548</text:p>
          </table:table-cell>
          <table:table-cell office:value-type="float" office:value="302320" calcext:value-type="float">
            <text:p>3023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231270" calcext:value-type="float">
            <text:p>231270</text:p>
          </table:table-cell>
          <table:table-cell/>
        </table:table-row>
        <table:table-row table:style-name="ro1">
          <table:table-cell office:value-type="float" office:value="21544" calcext:value-type="float">
            <text:p>21544</text:p>
          </table:table-cell>
          <table:table-cell office:value-type="float" office:value="766190" calcext:value-type="float">
            <text:p>766190</text:p>
          </table:table-cell>
          <table:table-cell/>
          <table:table-cell office:value-type="float" office:value="12019" calcext:value-type="float">
            <text:p>12019</text:p>
          </table:table-cell>
          <table:table-cell office:value-type="float" office:value="561130" calcext:value-type="float">
            <text:p>56113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591" calcext:value-type="float">
            <text:p>10591</text:p>
          </table:table-cell>
          <table:table-cell office:value-type="float" office:value="435850" calcext:value-type="float">
            <text:p>435850</text:p>
          </table:table-cell>
          <table:table-cell/>
        </table:table-row>
        <table:table-row table:style-name="ro1">
          <table:table-cell office:value-type="float" office:value="19314" calcext:value-type="float">
            <text:p>19314</text:p>
          </table:table-cell>
          <table:table-cell office:value-type="float" office:value="583660" calcext:value-type="float">
            <text:p>583660</text:p>
          </table:table-cell>
          <table:table-cell/>
          <table:table-cell office:value-type="float" office:value="12008" calcext:value-type="float">
            <text:p>12008</text:p>
          </table:table-cell>
          <table:table-cell office:value-type="float" office:value="560060" calcext:value-type="float">
            <text:p>56006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4068" calcext:value-type="float">
            <text:p>14068</text:p>
          </table:table-cell>
          <table:table-cell office:value-type="float" office:value="622820" calcext:value-type="float">
            <text:p>622820</text:p>
          </table:table-cell>
          <table:table-cell/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178110" calcext:value-type="float">
            <text:p>178110</text:p>
          </table:table-cell>
          <table:table-cell/>
          <table:table-cell office:value-type="float" office:value="11261" calcext:value-type="float">
            <text:p>11261</text:p>
          </table:table-cell>
          <table:table-cell office:value-type="float" office:value="524100" calcext:value-type="float">
            <text:p>52410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6123" calcext:value-type="float">
            <text:p>16123</text:p>
          </table:table-cell>
          <table:table-cell office:value-type="float" office:value="689790" calcext:value-type="float">
            <text:p>689790</text:p>
          </table:table-cell>
          <table:table-cell/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float" office:value="630700" calcext:value-type="float">
            <text:p>630700</text:p>
          </table:table-cell>
          <table:table-cell/>
          <table:table-cell office:value-type="float" office:value="5160" calcext:value-type="float">
            <text:p>5160</text:p>
          </table:table-cell>
          <table:table-cell office:value-type="float" office:value="239290" calcext:value-type="float">
            <text:p>23929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9086" calcext:value-type="float">
            <text:p>9086</text:p>
          </table:table-cell>
          <table:table-cell office:value-type="float" office:value="334860" calcext:value-type="float">
            <text:p>334860</text:p>
          </table:table-cell>
          <table:table-cell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148120" calcext:value-type="float">
            <text:p>148120</text:p>
          </table:table-cell>
          <table:table-cell/>
          <table:table-cell office:value-type="float" office:value="7939" calcext:value-type="float">
            <text:p>7939</text:p>
          </table:table-cell>
          <table:table-cell office:value-type="float" office:value="367260" calcext:value-type="float">
            <text:p>36726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463900" calcext:value-type="float">
            <text:p>463900</text:p>
          </table:table-cell>
          <table:table-cell/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float" office:value="639420" calcext:value-type="float">
            <text:p>639420</text:p>
          </table:table-cell>
          <table:table-cell/>
          <table:table-cell office:value-type="float" office:value="5147" calcext:value-type="float">
            <text:p>5147</text:p>
          </table:table-cell>
          <table:table-cell office:value-type="float" office:value="238510" calcext:value-type="float">
            <text:p>23851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4656" calcext:value-type="float">
            <text:p>14656</text:p>
          </table:table-cell>
          <table:table-cell office:value-type="float" office:value="631990" calcext:value-type="float">
            <text:p>631990</text:p>
          </table:table-cell>
          <table:table-cell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float" office:value="343360" calcext:value-type="float">
            <text:p>343360</text:p>
          </table:table-cell>
          <table:table-cell/>
          <table:table-cell office:value-type="float" office:value="8493" calcext:value-type="float">
            <text:p>8493</text:p>
          </table:table-cell>
          <table:table-cell office:value-type="float" office:value="397070" calcext:value-type="float">
            <text:p>39707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0940" calcext:value-type="float">
            <text:p>10940</text:p>
          </table:table-cell>
          <table:table-cell office:value-type="float" office:value="370950" calcext:value-type="float">
            <text:p>370950</text:p>
          </table:table-cell>
          <table:table-cell/>
        </table:table-row>
        <table:table-row table:style-name="ro1">
          <table:table-cell office:value-type="float" office:value="13373" calcext:value-type="float">
            <text:p>13373</text:p>
          </table:table-cell>
          <table:table-cell office:value-type="float" office:value="216710" calcext:value-type="float">
            <text:p>216710</text:p>
          </table:table-cell>
          <table:table-cell/>
          <table:table-cell office:value-type="float" office:value="9270" calcext:value-type="float">
            <text:p>9270</text:p>
          </table:table-cell>
          <table:table-cell office:value-type="float" office:value="430000" calcext:value-type="float">
            <text:p>4300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852" calcext:value-type="float">
            <text:p>11852</text:p>
          </table:table-cell>
          <table:table-cell office:value-type="float" office:value="389950" calcext:value-type="float">
            <text:p>389950</text:p>
          </table:table-cell>
          <table:table-cell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720770" calcext:value-type="float">
            <text:p>720770</text:p>
          </table:table-cell>
          <table:table-cell/>
          <table:table-cell office:value-type="float" office:value="14056" calcext:value-type="float">
            <text:p>14056</text:p>
          </table:table-cell>
          <table:table-cell office:value-type="float" office:value="653840" calcext:value-type="float">
            <text:p>6538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16105" calcext:value-type="float">
            <text:p>16105</text:p>
          </table:table-cell>
          <table:table-cell office:value-type="float" office:value="684630" calcext:value-type="float">
            <text:p>684630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243860" calcext:value-type="float">
            <text:p>243860</text:p>
          </table:table-cell>
          <table:table-cell/>
          <table:table-cell office:value-type="float" office:value="9889" calcext:value-type="float">
            <text:p>9889</text:p>
          </table:table-cell>
          <table:table-cell office:value-type="float" office:value="462510" calcext:value-type="float">
            <text:p>46251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0333" calcext:value-type="float">
            <text:p>10333</text:p>
          </table:table-cell>
          <table:table-cell office:value-type="float" office:value="222820" calcext:value-type="float">
            <text:p>222820</text:p>
          </table:table-cell>
          <table:table-cell/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514940" calcext:value-type="float">
            <text:p>514940</text:p>
          </table:table-cell>
          <table:table-cell/>
          <table:table-cell office:value-type="float" office:value="16892" calcext:value-type="float">
            <text:p>16892</text:p>
          </table:table-cell>
          <table:table-cell office:value-type="float" office:value="787990" calcext:value-type="float">
            <text:p>7879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1681" calcext:value-type="float">
            <text:p>11681</text:p>
          </table:table-cell>
          <table:table-cell office:value-type="float" office:value="316920" calcext:value-type="float">
            <text:p>316920</text:p>
          </table:table-cell>
          <table:table-cell/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335240" calcext:value-type="float">
            <text:p>335240</text:p>
          </table:table-cell>
          <table:table-cell/>
          <table:table-cell office:value-type="float" office:value="11277" calcext:value-type="float">
            <text:p>11277</text:p>
          </table:table-cell>
          <table:table-cell office:value-type="float" office:value="526140" calcext:value-type="float">
            <text:p>52614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6718" calcext:value-type="float">
            <text:p>16718</text:p>
          </table:table-cell>
          <table:table-cell office:value-type="float" office:value="732980" calcext:value-type="float">
            <text:p>732980</text:p>
          </table:table-cell>
          <table:table-cell/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float" office:value="603170" calcext:value-type="float">
            <text:p>60317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5140" calcext:value-type="float">
            <text:p>58514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7498" calcext:value-type="float">
            <text:p>17498</text:p>
          </table:table-cell>
          <table:table-cell office:value-type="float" office:value="656920" calcext:value-type="float">
            <text:p>656920</text:p>
          </table:table-cell>
          <table:table-cell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252930" calcext:value-type="float">
            <text:p>252930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210180" calcext:value-type="float">
            <text:p>2101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float" office:value="405350" calcext:value-type="float">
            <text:p>405350</text:p>
          </table:table-cell>
          <table:table-cell/>
          <table:table-cell office:value-type="float" office:value="11991" calcext:value-type="float">
            <text:p>11991</text:p>
          </table:table-cell>
          <table:table-cell office:value-type="float" office:value="558220" calcext:value-type="float">
            <text:p>55822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6699" calcext:value-type="float">
            <text:p>16699</text:p>
          </table:table-cell>
          <table:table-cell office:value-type="float" office:value="702240" calcext:value-type="float">
            <text:p>702240</text:p>
          </table:table-cell>
          <table:table-cell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float" office:value="595210" calcext:value-type="float">
            <text:p>595210</text:p>
          </table:table-cell>
          <table:table-cell/>
          <table:table-cell office:value-type="float" office:value="7193" calcext:value-type="float">
            <text:p>7193</text:p>
          </table:table-cell>
          <table:table-cell office:value-type="float" office:value="333210" calcext:value-type="float">
            <text:p>33321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583" calcext:value-type="float">
            <text:p>11583</text:p>
          </table:table-cell>
          <table:table-cell office:value-type="float" office:value="393840" calcext:value-type="float">
            <text:p>393840</text:p>
          </table:table-cell>
          <table:table-cell/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547930" calcext:value-type="float">
            <text:p>547930</text:p>
          </table:table-cell>
          <table:table-cell/>
          <table:table-cell office:value-type="float" office:value="12695" calcext:value-type="float">
            <text:p>12695</text:p>
          </table:table-cell>
          <table:table-cell office:value-type="float" office:value="589610" calcext:value-type="float">
            <text:p>58961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2961" calcext:value-type="float">
            <text:p>12961</text:p>
          </table:table-cell>
          <table:table-cell office:value-type="float" office:value="356810" calcext:value-type="float">
            <text:p>356810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37010" calcext:value-type="float">
            <text:p>137010</text:p>
          </table:table-cell>
          <table:table-cell/>
          <table:table-cell office:value-type="float" office:value="12072" calcext:value-type="float">
            <text:p>12072</text:p>
          </table:table-cell>
          <table:table-cell office:value-type="float" office:value="563510" calcext:value-type="float">
            <text:p>5635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9501" calcext:value-type="float">
            <text:p>9501</text:p>
          </table:table-cell>
          <table:table-cell office:value-type="float" office:value="333170" calcext:value-type="float">
            <text:p>333170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259570" calcext:value-type="float">
            <text:p>259570</text:p>
          </table:table-cell>
          <table:table-cell/>
          <table:table-cell office:value-type="float" office:value="12569" calcext:value-type="float">
            <text:p>12569</text:p>
          </table:table-cell>
          <table:table-cell office:value-type="float" office:value="588450" calcext:value-type="float">
            <text:p>58845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2266" calcext:value-type="float">
            <text:p>12266</text:p>
          </table:table-cell>
          <table:table-cell office:value-type="float" office:value="465640" calcext:value-type="float">
            <text:p>465640</text:p>
          </table:table-cell>
          <table:table-cell/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421510" calcext:value-type="float">
            <text:p>421510</text:p>
          </table:table-cell>
          <table:table-cell/>
          <table:table-cell office:value-type="float" office:value="8548" calcext:value-type="float">
            <text:p>8548</text:p>
          </table:table-cell>
          <table:table-cell office:value-type="float" office:value="399250" calcext:value-type="float">
            <text:p>3992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3819" calcext:value-type="float">
            <text:p>13819</text:p>
          </table:table-cell>
          <table:table-cell office:value-type="float" office:value="569280" calcext:value-type="float">
            <text:p>569280</text:p>
          </table:table-cell>
          <table:table-cell/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288280" calcext:value-type="float">
            <text:p>288280</text:p>
          </table:table-cell>
          <table:table-cell/>
          <table:table-cell office:value-type="float" office:value="14022" calcext:value-type="float">
            <text:p>14022</text:p>
          </table:table-cell>
          <table:table-cell office:value-type="float" office:value="651360" calcext:value-type="float">
            <text:p>6513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9401" calcext:value-type="float">
            <text:p>9401</text:p>
          </table:table-cell>
          <table:table-cell office:value-type="float" office:value="205400" calcext:value-type="float">
            <text:p>205400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53900" calcext:value-type="float">
            <text:p>353900</text:p>
          </table:table-cell>
          <table:table-cell/>
          <table:table-cell office:value-type="float" office:value="11263" calcext:value-type="float">
            <text:p>11263</text:p>
          </table:table-cell>
          <table:table-cell office:value-type="float" office:value="526040" calcext:value-type="float">
            <text:p>52604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290670" calcext:value-type="float">
            <text:p>290670</text:p>
          </table:table-cell>
          <table:table-cell/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554660" calcext:value-type="float">
            <text:p>554660</text:p>
          </table:table-cell>
          <table:table-cell/>
          <table:table-cell office:value-type="float" office:value="15471" calcext:value-type="float">
            <text:p>15471</text:p>
          </table:table-cell>
          <table:table-cell office:value-type="float" office:value="723800" calcext:value-type="float">
            <text:p>72380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3687" calcext:value-type="float">
            <text:p>13687</text:p>
          </table:table-cell>
          <table:table-cell office:value-type="float" office:value="399480" calcext:value-type="float">
            <text:p>399480</text:p>
          </table:table-cell>
          <table:table-cell/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558800" calcext:value-type="float">
            <text:p>558800</text:p>
          </table:table-cell>
          <table:table-cell/>
          <table:table-cell office:value-type="float" office:value="9855" calcext:value-type="float">
            <text:p>9855</text:p>
          </table:table-cell>
          <table:table-cell office:value-type="float" office:value="460260" calcext:value-type="float">
            <text:p>46026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7363" calcext:value-type="float">
            <text:p>7363</text:p>
          </table:table-cell>
          <table:table-cell office:value-type="float" office:value="165500" calcext:value-type="float">
            <text:p>165500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342270" calcext:value-type="float">
            <text:p>342270</text:p>
          </table:table-cell>
          <table:table-cell/>
          <table:table-cell office:value-type="float" office:value="12021" calcext:value-type="float">
            <text:p>12021</text:p>
          </table:table-cell>
          <table:table-cell office:value-type="float" office:value="561850" calcext:value-type="float">
            <text:p>5618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145730" calcext:value-type="float">
            <text:p>145730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173830" calcext:value-type="float">
            <text:p>173830</text:p>
          </table:table-cell>
          <table:table-cell/>
          <table:table-cell office:value-type="float" office:value="13980" calcext:value-type="float">
            <text:p>13980</text:p>
          </table:table-cell>
          <table:table-cell office:value-type="float" office:value="652600" calcext:value-type="float">
            <text:p>65260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1024" calcext:value-type="float">
            <text:p>11024</text:p>
          </table:table-cell>
          <table:table-cell office:value-type="float" office:value="325050" calcext:value-type="float">
            <text:p>325050</text:p>
          </table:table-cell>
          <table:table-cell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float" office:value="566360" calcext:value-type="float">
            <text:p>566360</text:p>
          </table:table-cell>
          <table:table-cell/>
          <table:table-cell office:value-type="float" office:value="6104" calcext:value-type="float">
            <text:p>6104</text:p>
          </table:table-cell>
          <table:table-cell office:value-type="float" office:value="284430" calcext:value-type="float">
            <text:p>28443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17906" calcext:value-type="float">
            <text:p>17906</text:p>
          </table:table-cell>
          <table:table-cell office:value-type="float" office:value="660960" calcext:value-type="float">
            <text:p>660960</text:p>
          </table:table-cell>
          <table:table-cell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617120" calcext:value-type="float">
            <text:p>617120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float" office:value="655940" calcext:value-type="float">
            <text:p>65594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20120" calcext:value-type="float">
            <text:p>20120</text:p>
          </table:table-cell>
          <table:table-cell office:value-type="float" office:value="877070" calcext:value-type="float">
            <text:p>877070</text:p>
          </table:table-cell>
          <table:table-cell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366580" calcext:value-type="float">
            <text:p>366580</text:p>
          </table:table-cell>
          <table:table-cell/>
          <table:table-cell office:value-type="float" office:value="12574" calcext:value-type="float">
            <text:p>12574</text:p>
          </table:table-cell>
          <table:table-cell office:value-type="float" office:value="586830" calcext:value-type="float">
            <text:p>58683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6204" calcext:value-type="float">
            <text:p>16204</text:p>
          </table:table-cell>
          <table:table-cell office:value-type="float" office:value="758920" calcext:value-type="float">
            <text:p>758920</text:p>
          </table:table-cell>
          <table:table-cell/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461110" calcext:value-type="float">
            <text:p>461110</text:p>
          </table:table-cell>
          <table:table-cell/>
          <table:table-cell office:value-type="float" office:value="13995" calcext:value-type="float">
            <text:p>13995</text:p>
          </table:table-cell>
          <table:table-cell office:value-type="float" office:value="653270" calcext:value-type="float">
            <text:p>65327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850" calcext:value-type="float">
            <text:p>12850</text:p>
          </table:table-cell>
          <table:table-cell office:value-type="float" office:value="329780" calcext:value-type="float">
            <text:p>329780</text:p>
          </table:table-cell>
          <table:table-cell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336800" calcext:value-type="float">
            <text:p>336800</text:p>
          </table:table-cell>
          <table:table-cell/>
          <table:table-cell office:value-type="float" office:value="16167" calcext:value-type="float">
            <text:p>16167</text:p>
          </table:table-cell>
          <table:table-cell office:value-type="float" office:value="749560" calcext:value-type="float">
            <text:p>74956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3522" calcext:value-type="float">
            <text:p>13522</text:p>
          </table:table-cell>
          <table:table-cell office:value-type="float" office:value="354050" calcext:value-type="float">
            <text:p>354050</text:p>
          </table:table-cell>
          <table:table-cell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float" office:value="440340" calcext:value-type="float">
            <text:p>440340</text:p>
          </table:table-cell>
          <table:table-cell/>
          <table:table-cell office:value-type="float" office:value="12052" calcext:value-type="float">
            <text:p>12052</text:p>
          </table:table-cell>
          <table:table-cell office:value-type="float" office:value="562180" calcext:value-type="float">
            <text:p>56218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5761" calcext:value-type="float">
            <text:p>15761</text:p>
          </table:table-cell>
          <table:table-cell office:value-type="float" office:value="551390" calcext:value-type="float">
            <text:p>551390</text:p>
          </table:table-cell>
          <table:table-cell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485710" calcext:value-type="float">
            <text:p>485710</text:p>
          </table:table-cell>
          <table:table-cell/>
          <table:table-cell office:value-type="float" office:value="14913" calcext:value-type="float">
            <text:p>14913</text:p>
          </table:table-cell>
          <table:table-cell office:value-type="float" office:value="694940" calcext:value-type="float">
            <text:p>69494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9042" calcext:value-type="float">
            <text:p>9042</text:p>
          </table:table-cell>
          <table:table-cell office:value-type="float" office:value="560680" calcext:value-type="float">
            <text:p>560680</text:p>
          </table:table-cell>
          <table:table-cell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287860" calcext:value-type="float">
            <text:p>287860</text:p>
          </table:table-cell>
          <table:table-cell/>
          <table:table-cell office:value-type="float" office:value="12647" calcext:value-type="float">
            <text:p>12647</text:p>
          </table:table-cell>
          <table:table-cell office:value-type="float" office:value="591410" calcext:value-type="float">
            <text:p>59141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7728" calcext:value-type="float">
            <text:p>7728</text:p>
          </table:table-cell>
          <table:table-cell office:value-type="float" office:value="428710" calcext:value-type="float">
            <text:p>428710</text:p>
          </table:table-cell>
          <table:table-cell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418310" calcext:value-type="float">
            <text:p>418310</text:p>
          </table:table-cell>
          <table:table-cell/>
          <table:table-cell office:value-type="float" office:value="16288" calcext:value-type="float">
            <text:p>16288</text:p>
          </table:table-cell>
          <table:table-cell office:value-type="float" office:value="757160" calcext:value-type="float">
            <text:p>75716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5464" calcext:value-type="float">
            <text:p>15464</text:p>
          </table:table-cell>
          <table:table-cell office:value-type="float" office:value="930100" calcext:value-type="float">
            <text:p>930100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9050" calcext:value-type="float">
            <text:p>39050</text:p>
          </table:table-cell>
          <table:table-cell/>
          <table:table-cell office:value-type="float" office:value="12709" calcext:value-type="float">
            <text:p>12709</text:p>
          </table:table-cell>
          <table:table-cell office:value-type="float" office:value="592170" calcext:value-type="float">
            <text:p>59217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5973" calcext:value-type="float">
            <text:p>5973</text:p>
          </table:table-cell>
          <table:table-cell office:value-type="float" office:value="387690" calcext:value-type="float">
            <text:p>387690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435450" calcext:value-type="float">
            <text:p>435450</text:p>
          </table:table-cell>
          <table:table-cell/>
          <table:table-cell office:value-type="float" office:value="19463" calcext:value-type="float">
            <text:p>19463</text:p>
          </table:table-cell>
          <table:table-cell office:value-type="float" office:value="906590" calcext:value-type="float">
            <text:p>90659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46670" calcext:value-type="float">
            <text:p>46670</text:p>
          </table:table-cell>
          <table:table-cell/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235330" calcext:value-type="float">
            <text:p>235330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624180" calcext:value-type="float">
            <text:p>62418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9467" calcext:value-type="float">
            <text:p>9467</text:p>
          </table:table-cell>
          <table:table-cell office:value-type="float" office:value="497110" calcext:value-type="float">
            <text:p>497110</text:p>
          </table:table-cell>
          <table:table-cell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float" office:value="496050" calcext:value-type="float">
            <text:p>496050</text:p>
          </table:table-cell>
          <table:table-cell/>
          <table:table-cell office:value-type="float" office:value="16786" calcext:value-type="float">
            <text:p>16786</text:p>
          </table:table-cell>
          <table:table-cell office:value-type="float" office:value="782340" calcext:value-type="float">
            <text:p>78234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364" calcext:value-type="float">
            <text:p>12364</text:p>
          </table:table-cell>
          <table:table-cell office:value-type="float" office:value="686800" calcext:value-type="float">
            <text:p>686800</text:p>
          </table:table-cell>
          <table:table-cell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242430" calcext:value-type="float">
            <text:p>242430</text:p>
          </table:table-cell>
          <table:table-cell/>
          <table:table-cell office:value-type="float" office:value="8018" calcext:value-type="float">
            <text:p>8018</text:p>
          </table:table-cell>
          <table:table-cell office:value-type="float" office:value="374110" calcext:value-type="float">
            <text:p>37411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7960" calcext:value-type="float">
            <text:p>7960</text:p>
          </table:table-cell>
          <table:table-cell office:value-type="float" office:value="230630" calcext:value-type="float">
            <text:p>230630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335490" calcext:value-type="float">
            <text:p>335490</text:p>
          </table:table-cell>
          <table:table-cell/>
          <table:table-cell office:value-type="float" office:value="9864" calcext:value-type="float">
            <text:p>9864</text:p>
          </table:table-cell>
          <table:table-cell office:value-type="float" office:value="457770" calcext:value-type="float">
            <text:p>45777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3006" calcext:value-type="float">
            <text:p>13006</text:p>
          </table:table-cell>
          <table:table-cell office:value-type="float" office:value="688120" calcext:value-type="float">
            <text:p>688120</text:p>
          </table:table-cell>
          <table:table-cell/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float" office:value="525320" calcext:value-type="float">
            <text:p>525320</text:p>
          </table:table-cell>
          <table:table-cell/>
          <table:table-cell office:value-type="float" office:value="11897" calcext:value-type="float">
            <text:p>11897</text:p>
          </table:table-cell>
          <table:table-cell office:value-type="float" office:value="554350" calcext:value-type="float">
            <text:p>55435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867" calcext:value-type="float">
            <text:p>10867</text:p>
          </table:table-cell>
          <table:table-cell office:value-type="float" office:value="476450" calcext:value-type="float">
            <text:p>476450</text:p>
          </table:table-cell>
          <table:table-cell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float" office:value="504650" calcext:value-type="float">
            <text:p>504650</text:p>
          </table:table-cell>
          <table:table-cell/>
          <table:table-cell office:value-type="float" office:value="16099" calcext:value-type="float">
            <text:p>16099</text:p>
          </table:table-cell>
          <table:table-cell office:value-type="float" office:value="747560" calcext:value-type="float">
            <text:p>74756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1418" calcext:value-type="float">
            <text:p>11418</text:p>
          </table:table-cell>
          <table:table-cell office:value-type="float" office:value="625180" calcext:value-type="float">
            <text:p>625180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401780" calcext:value-type="float">
            <text:p>401780</text:p>
          </table:table-cell>
          <table:table-cell/>
          <table:table-cell office:value-type="float" office:value="12648" calcext:value-type="float">
            <text:p>12648</text:p>
          </table:table-cell>
          <table:table-cell office:value-type="float" office:value="588500" calcext:value-type="float">
            <text:p>58850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6052" calcext:value-type="float">
            <text:p>6052</text:p>
          </table:table-cell>
          <table:table-cell office:value-type="float" office:value="360880" calcext:value-type="float">
            <text:p>360880</text:p>
          </table:table-cell>
          <table:table-cell/>
        </table:table-row>
        <table:table-row table:style-name="ro1">
          <table:table-cell office:value-type="float" office:value="14590" calcext:value-type="float">
            <text:p>14590</text:p>
          </table:table-cell>
          <table:table-cell office:value-type="float" office:value="565180" calcext:value-type="float">
            <text:p>565180</text:p>
          </table:table-cell>
          <table:table-cell/>
          <table:table-cell office:value-type="float" office:value="18158" calcext:value-type="float">
            <text:p>18158</text:p>
          </table:table-cell>
          <table:table-cell office:value-type="float" office:value="843490" calcext:value-type="float">
            <text:p>84349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8322" calcext:value-type="float">
            <text:p>8322</text:p>
          </table:table-cell>
          <table:table-cell office:value-type="float" office:value="495180" calcext:value-type="float">
            <text:p>495180</text:p>
          </table:table-cell>
          <table:table-cell/>
        </table:table-row>
        <table:table-row table:style-name="ro1">
          <table:table-cell office:value-type="float" office:value="15479" calcext:value-type="float">
            <text:p>15479</text:p>
          </table:table-cell>
          <table:table-cell office:value-type="float" office:value="610850" calcext:value-type="float">
            <text:p>610850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float" office:value="658440" calcext:value-type="float">
            <text:p>6584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167430" calcext:value-type="float">
            <text:p>167430</text:p>
          </table:table-cell>
          <table:table-cell/>
        </table:table-row>
        <table:table-row table:style-name="ro1">
          <table:table-cell office:value-type="float" office:value="16749" calcext:value-type="float">
            <text:p>16749</text:p>
          </table:table-cell>
          <table:table-cell office:value-type="float" office:value="671870" calcext:value-type="float">
            <text:p>671870</text:p>
          </table:table-cell>
          <table:table-cell/>
          <table:table-cell office:value-type="float" office:value="19554" calcext:value-type="float">
            <text:p>19554</text:p>
          </table:table-cell>
          <table:table-cell office:value-type="float" office:value="913370" calcext:value-type="float">
            <text:p>91337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3015" calcext:value-type="float">
            <text:p>13015</text:p>
          </table:table-cell>
          <table:table-cell office:value-type="float" office:value="671660" calcext:value-type="float">
            <text:p>671660</text:p>
          </table:table-cell>
          <table:table-cell/>
        </table:table-row>
        <table:table-row table:style-name="ro1">
          <table:table-cell office:value-type="float" office:value="13195" calcext:value-type="float">
            <text:p>13195</text:p>
          </table:table-cell>
          <table:table-cell office:value-type="float" office:value="401250" calcext:value-type="float">
            <text:p>401250</text:p>
          </table:table-cell>
          <table:table-cell/>
          <table:table-cell office:value-type="float" office:value="12779" calcext:value-type="float">
            <text:p>12779</text:p>
          </table:table-cell>
          <table:table-cell office:value-type="float" office:value="593250" calcext:value-type="float">
            <text:p>59325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576" calcext:value-type="float">
            <text:p>11576</text:p>
          </table:table-cell>
          <table:table-cell office:value-type="float" office:value="555480" calcext:value-type="float">
            <text:p>555480</text:p>
          </table:table-cell>
          <table:table-cell/>
        </table:table-row>
        <table:table-row table:style-name="ro1">
          <table:table-cell office:value-type="float" office:value="18197" calcext:value-type="float">
            <text:p>18197</text:p>
          </table:table-cell>
          <table:table-cell office:value-type="float" office:value="702590" calcext:value-type="float">
            <text:p>702590</text:p>
          </table:table-cell>
          <table:table-cell/>
          <table:table-cell office:value-type="float" office:value="15315" calcext:value-type="float">
            <text:p>15315</text:p>
          </table:table-cell>
          <table:table-cell office:value-type="float" office:value="714160" calcext:value-type="float">
            <text:p>71416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508650" calcext:value-type="float">
            <text:p>508650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297080" calcext:value-type="float">
            <text:p>297080</text:p>
          </table:table-cell>
          <table:table-cell/>
          <table:table-cell office:value-type="float" office:value="15467" calcext:value-type="float">
            <text:p>15467</text:p>
          </table:table-cell>
          <table:table-cell office:value-type="float" office:value="722310" calcext:value-type="float">
            <text:p>72231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4495" calcext:value-type="float">
            <text:p>4495</text:p>
          </table:table-cell>
          <table:table-cell office:value-type="float" office:value="216950" calcext:value-type="float">
            <text:p>216950</text:p>
          </table:table-cell>
          <table:table-cell/>
        </table:table-row>
        <table:table-row table:style-name="ro1">
          <table:table-cell office:value-type="float" office:value="11849" calcext:value-type="float">
            <text:p>11849</text:p>
          </table:table-cell>
          <table:table-cell office:value-type="float" office:value="469290" calcext:value-type="float">
            <text:p>46929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7293" calcext:value-type="float">
            <text:p>7293</text:p>
          </table:table-cell>
          <table:table-cell office:value-type="float" office:value="381380" calcext:value-type="float">
            <text:p>381380</text:p>
          </table:table-cell>
          <table:table-cell/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191080" calcext:value-type="float">
            <text:p>191080</text:p>
          </table:table-cell>
          <table:table-cell/>
          <table:table-cell office:value-type="float" office:value="4410" calcext:value-type="float">
            <text:p>4410</text:p>
          </table:table-cell>
          <table:table-cell office:value-type="float" office:value="204730" calcext:value-type="float">
            <text:p>20473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5064" calcext:value-type="float">
            <text:p>5064</text:p>
          </table:table-cell>
          <table:table-cell office:value-type="float" office:value="205070" calcext:value-type="float">
            <text:p>205070</text:p>
          </table:table-cell>
          <table:table-cell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529540" calcext:value-type="float">
            <text:p>529540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551800" calcext:value-type="float">
            <text:p>55180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564470" calcext:value-type="float">
            <text:p>564470</text:p>
          </table:table-cell>
          <table:table-cell/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float" office:value="644380" calcext:value-type="float">
            <text:p>644380</text:p>
          </table:table-cell>
          <table:table-cell/>
          <table:table-cell office:value-type="float" office:value="7282" calcext:value-type="float">
            <text:p>7282</text:p>
          </table:table-cell>
          <table:table-cell office:value-type="float" office:value="336630" calcext:value-type="float">
            <text:p>33663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5619" calcext:value-type="float">
            <text:p>5619</text:p>
          </table:table-cell>
          <table:table-cell office:value-type="float" office:value="158450" calcext:value-type="float">
            <text:p>158450</text:p>
          </table:table-cell>
          <table:table-cell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373570" calcext:value-type="float">
            <text:p>373570</text:p>
          </table:table-cell>
          <table:table-cell/>
          <table:table-cell office:value-type="float" office:value="2352" calcext:value-type="float">
            <text:p>2352</text:p>
          </table:table-cell>
          <table:table-cell office:value-type="float" office:value="109460" calcext:value-type="float">
            <text:p>10946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4843" calcext:value-type="float">
            <text:p>14843</text:p>
          </table:table-cell>
          <table:table-cell office:value-type="float" office:value="720920" calcext:value-type="float">
            <text:p>72092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203880" calcext:value-type="float">
            <text:p>203880</text:p>
          </table:table-cell>
          <table:table-cell/>
          <table:table-cell office:value-type="float" office:value="8569" calcext:value-type="float">
            <text:p>8569</text:p>
          </table:table-cell>
          <table:table-cell office:value-type="float" office:value="399800" calcext:value-type="float">
            <text:p>39980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706510" calcext:value-type="float">
            <text:p>706510</text:p>
          </table:table-cell>
          <table:table-cell/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114060" calcext:value-type="float">
            <text:p>114060</text:p>
          </table:table-cell>
          <table:table-cell/>
          <table:table-cell office:value-type="float" office:value="11345" calcext:value-type="float">
            <text:p>11345</text:p>
          </table:table-cell>
          <table:table-cell office:value-type="float" office:value="530160" calcext:value-type="float">
            <text:p>53016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2579" calcext:value-type="float">
            <text:p>12579</text:p>
          </table:table-cell>
          <table:table-cell office:value-type="float" office:value="402700" calcext:value-type="float">
            <text:p>402700</text:p>
          </table:table-cell>
          <table:table-cell/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74660" calcext:value-type="float">
            <text:p>574660</text:p>
          </table:table-cell>
          <table:table-cell/>
          <table:table-cell office:value-type="float" office:value="9784" calcext:value-type="float">
            <text:p>9784</text:p>
          </table:table-cell>
          <table:table-cell office:value-type="float" office:value="456460" calcext:value-type="float">
            <text:p>45646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4790" calcext:value-type="float">
            <text:p>14790</text:p>
          </table:table-cell>
          <table:table-cell office:value-type="float" office:value="626290" calcext:value-type="float">
            <text:p>626290</text:p>
          </table:table-cell>
          <table:table-cell/>
        </table:table-row>
        <table:table-row table:style-name="ro1">
          <table:table-cell office:value-type="float" office:value="15926" calcext:value-type="float">
            <text:p>15926</text:p>
          </table:table-cell>
          <table:table-cell office:value-type="float" office:value="580950" calcext:value-type="float">
            <text:p>580950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376370" calcext:value-type="float">
            <text:p>37637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5781" calcext:value-type="float">
            <text:p>5781</text:p>
          </table:table-cell>
          <table:table-cell office:value-type="float" office:value="231740" calcext:value-type="float">
            <text:p>231740</text:p>
          </table:table-cell>
          <table:table-cell/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221070" calcext:value-type="float">
            <text:p>221070</text:p>
          </table:table-cell>
          <table:table-cell/>
          <table:table-cell office:value-type="float" office:value="3817" calcext:value-type="float">
            <text:p>3817</text:p>
          </table:table-cell>
          <table:table-cell office:value-type="float" office:value="178590" calcext:value-type="float">
            <text:p>17859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610" calcext:value-type="float">
            <text:p>10610</text:p>
          </table:table-cell>
          <table:table-cell office:value-type="float" office:value="436210" calcext:value-type="float">
            <text:p>436210</text:p>
          </table:table-cell>
          <table:table-cell/>
        </table:table-row>
        <table:table-row table:style-name="ro1">
          <table:table-cell office:value-type="float" office:value="11745" calcext:value-type="float">
            <text:p>11745</text:p>
          </table:table-cell>
          <table:table-cell office:value-type="float" office:value="452640" calcext:value-type="float">
            <text:p>452640</text:p>
          </table:table-cell>
          <table:table-cell/>
          <table:table-cell office:value-type="float" office:value="9118" calcext:value-type="float">
            <text:p>9118</text:p>
          </table:table-cell>
          <table:table-cell office:value-type="float" office:value="422260" calcext:value-type="float">
            <text:p>42226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569710" calcext:value-type="float">
            <text:p>569710</text:p>
          </table:table-cell>
          <table:table-cell/>
        </table:table-row>
        <table:table-row table:style-name="ro1">
          <table:table-cell office:value-type="float" office:value="13684" calcext:value-type="float">
            <text:p>13684</text:p>
          </table:table-cell>
          <table:table-cell office:value-type="float" office:value="429610" calcext:value-type="float">
            <text:p>429610</text:p>
          </table:table-cell>
          <table:table-cell/>
          <table:table-cell office:value-type="float" office:value="7303" calcext:value-type="float">
            <text:p>7303</text:p>
          </table:table-cell>
          <table:table-cell office:value-type="float" office:value="339920" calcext:value-type="float">
            <text:p>33992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6175" calcext:value-type="float">
            <text:p>16175</text:p>
          </table:table-cell>
          <table:table-cell office:value-type="float" office:value="762840" calcext:value-type="float">
            <text:p>762840</text:p>
          </table:table-cell>
          <table:table-cell/>
        </table:table-row>
        <table:table-row table:style-name="ro1">
          <table:table-cell office:value-type="float" office:value="15239" calcext:value-type="float">
            <text:p>15239</text:p>
          </table:table-cell>
          <table:table-cell office:value-type="float" office:value="500520" calcext:value-type="float">
            <text:p>500520</text:p>
          </table:table-cell>
          <table:table-cell/>
          <table:table-cell office:value-type="float" office:value="6541" calcext:value-type="float">
            <text:p>6541</text:p>
          </table:table-cell>
          <table:table-cell office:value-type="float" office:value="301980" calcext:value-type="float">
            <text:p>30198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9131" calcext:value-type="float">
            <text:p>9131</text:p>
          </table:table-cell>
          <table:table-cell office:value-type="float" office:value="335910" calcext:value-type="float">
            <text:p>335910</text:p>
          </table:table-cell>
          <table:table-cell/>
        </table:table-row>
        <table:table-row table:style-name="ro1">
          <table:table-cell office:value-type="float" office:value="12074" calcext:value-type="float">
            <text:p>12074</text:p>
          </table:table-cell>
          <table:table-cell office:value-type="float" office:value="233050" calcext:value-type="float">
            <text:p>233050</text:p>
          </table:table-cell>
          <table:table-cell/>
          <table:table-cell office:value-type="float" office:value="12007" calcext:value-type="float">
            <text:p>12007</text:p>
          </table:table-cell>
          <table:table-cell office:value-type="float" office:value="561330" calcext:value-type="float">
            <text:p>56133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1164" calcext:value-type="float">
            <text:p>11164</text:p>
          </table:table-cell>
          <table:table-cell office:value-type="float" office:value="464340" calcext:value-type="float">
            <text:p>464340</text:p>
          </table:table-cell>
          <table:table-cell/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341930" calcext:value-type="float">
            <text:p>341930</text:p>
          </table:table-cell>
          <table:table-cell/>
          <table:table-cell office:value-type="float" office:value="11955" calcext:value-type="float">
            <text:p>11955</text:p>
          </table:table-cell>
          <table:table-cell office:value-type="float" office:value="556960" calcext:value-type="float">
            <text:p>55696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4732" calcext:value-type="float">
            <text:p>14732</text:p>
          </table:table-cell>
          <table:table-cell office:value-type="float" office:value="654970" calcext:value-type="float">
            <text:p>654970</text:p>
          </table:table-cell>
          <table:table-cell/>
        </table:table-row>
        <table:table-row table:style-name="ro1">
          <table:table-cell office:value-type="float" office:value="13727" calcext:value-type="float">
            <text:p>13727</text:p>
          </table:table-cell>
          <table:table-cell office:value-type="float" office:value="402550" calcext:value-type="float">
            <text:p>402550</text:p>
          </table:table-cell>
          <table:table-cell/>
          <table:table-cell office:value-type="float" office:value="11369" calcext:value-type="float">
            <text:p>11369</text:p>
          </table:table-cell>
          <table:table-cell office:value-type="float" office:value="530870" calcext:value-type="float">
            <text:p>5308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0981" calcext:value-type="float">
            <text:p>10981</text:p>
          </table:table-cell>
          <table:table-cell office:value-type="float" office:value="373020" calcext:value-type="float">
            <text:p>373020</text:p>
          </table:table-cell>
          <table:table-cell/>
        </table:table-row>
        <table:table-row table:style-name="ro1">
          <table:table-cell office:value-type="float" office:value="16647" calcext:value-type="float">
            <text:p>16647</text:p>
          </table:table-cell>
          <table:table-cell office:value-type="float" office:value="596210" calcext:value-type="float">
            <text:p>596210</text:p>
          </table:table-cell>
          <table:table-cell/>
          <table:table-cell office:value-type="float" office:value="5137" calcext:value-type="float">
            <text:p>5137</text:p>
          </table:table-cell>
          <table:table-cell office:value-type="float" office:value="239330" calcext:value-type="float">
            <text:p>239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847" calcext:value-type="float">
            <text:p>11847</text:p>
          </table:table-cell>
          <table:table-cell office:value-type="float" office:value="391750" calcext:value-type="float">
            <text:p>391750</text:p>
          </table:table-cell>
          <table:table-cell/>
        </table:table-row>
        <table:table-row table:style-name="ro1">
          <table:table-cell office:value-type="float" office:value="13637" calcext:value-type="float">
            <text:p>13637</text:p>
          </table:table-cell>
          <table:table-cell office:value-type="float" office:value="356910" calcext:value-type="float">
            <text:p>356910</text:p>
          </table:table-cell>
          <table:table-cell/>
          <table:table-cell office:value-type="float" office:value="7997" calcext:value-type="float">
            <text:p>7997</text:p>
          </table:table-cell>
          <table:table-cell office:value-type="float" office:value="371600" calcext:value-type="float">
            <text:p>37160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6142" calcext:value-type="float">
            <text:p>16142</text:p>
          </table:table-cell>
          <table:table-cell office:value-type="float" office:value="686600" calcext:value-type="float">
            <text:p>686600</text:p>
          </table:table-cell>
          <table:table-cell/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763080" calcext:value-type="float">
            <text:p>763080</text:p>
          </table:table-cell>
          <table:table-cell/>
          <table:table-cell office:value-type="float" office:value="5228" calcext:value-type="float">
            <text:p>5228</text:p>
          </table:table-cell>
          <table:table-cell office:value-type="float" office:value="241960" calcext:value-type="float">
            <text:p>24196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283" calcext:value-type="float">
            <text:p>10283</text:p>
          </table:table-cell>
          <table:table-cell office:value-type="float" office:value="185100" calcext:value-type="float">
            <text:p>185100</text:p>
          </table:table-cell>
          <table:table-cell/>
        </table:table-row>
        <table:table-row table:style-name="ro1">
          <table:table-cell office:value-type="float" office:value="19311" calcext:value-type="float">
            <text:p>19311</text:p>
          </table:table-cell>
          <table:table-cell office:value-type="float" office:value="583760" calcext:value-type="float">
            <text:p>583760</text:p>
          </table:table-cell>
          <table:table-cell/>
          <table:table-cell office:value-type="float" office:value="8547" calcext:value-type="float">
            <text:p>8547</text:p>
          </table:table-cell>
          <table:table-cell office:value-type="float" office:value="397680" calcext:value-type="float">
            <text:p>39768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1755" calcext:value-type="float">
            <text:p>11755</text:p>
          </table:table-cell>
          <table:table-cell office:value-type="float" office:value="321350" calcext:value-type="float">
            <text:p>321350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163770" calcext:value-type="float">
            <text:p>163770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426020" calcext:value-type="float">
            <text:p>42602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6684" calcext:value-type="float">
            <text:p>16684</text:p>
          </table:table-cell>
          <table:table-cell office:value-type="float" office:value="677510" calcext:value-type="float">
            <text:p>677510</text:p>
          </table:table-cell>
          <table:table-cell/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float" office:value="630230" calcext:value-type="float">
            <text:p>630230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661480" calcext:value-type="float">
            <text:p>66148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7579" calcext:value-type="float">
            <text:p>17579</text:p>
          </table:table-cell>
          <table:table-cell office:value-type="float" office:value="703420" calcext:value-type="float">
            <text:p>703420</text:p>
          </table:table-cell>
          <table:table-cell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147720" calcext:value-type="float">
            <text:p>147720</text:p>
          </table:table-cell>
          <table:table-cell/>
          <table:table-cell office:value-type="float" office:value="9871" calcext:value-type="float">
            <text:p>9871</text:p>
          </table:table-cell>
          <table:table-cell office:value-type="float" office:value="461690" calcext:value-type="float">
            <text:p>46169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6274" calcext:value-type="float">
            <text:p>6274</text:p>
          </table:table-cell>
          <table:table-cell office:value-type="float" office:value="156980" calcext:value-type="float">
            <text:p>156980</text:p>
          </table:table-cell>
          <table:table-cell/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float" office:value="635300" calcext:value-type="float">
            <text:p>635300</text:p>
          </table:table-cell>
          <table:table-cell/>
          <table:table-cell office:value-type="float" office:value="16798" calcext:value-type="float">
            <text:p>16798</text:p>
          </table:table-cell>
          <table:table-cell office:value-type="float" office:value="782710" calcext:value-type="float">
            <text:p>78271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6613" calcext:value-type="float">
            <text:p>16613</text:p>
          </table:table-cell>
          <table:table-cell office:value-type="float" office:value="600800" calcext:value-type="float">
            <text:p>600800</text:p>
          </table:table-cell>
          <table:table-cell/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float" office:value="351820" calcext:value-type="float">
            <text:p>351820</text:p>
          </table:table-cell>
          <table:table-cell/>
          <table:table-cell office:value-type="float" office:value="11356" calcext:value-type="float">
            <text:p>11356</text:p>
          </table:table-cell>
          <table:table-cell office:value-type="float" office:value="528460" calcext:value-type="float">
            <text:p>52846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540" calcext:value-type="float">
            <text:p>11540</text:p>
          </table:table-cell>
          <table:table-cell office:value-type="float" office:value="391630" calcext:value-type="float">
            <text:p>391630</text:p>
          </table:table-cell>
          <table:table-cell/>
        </table:table-row>
        <table:table-row table:style-name="ro1">
          <table:table-cell office:value-type="float" office:value="13356" calcext:value-type="float">
            <text:p>13356</text:p>
          </table:table-cell>
          <table:table-cell office:value-type="float" office:value="216570" calcext:value-type="float">
            <text:p>216570</text:p>
          </table:table-cell>
          <table:table-cell/>
          <table:table-cell office:value-type="float" office:value="12609" calcext:value-type="float">
            <text:p>12609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2999" calcext:value-type="float">
            <text:p>12999</text:p>
          </table:table-cell>
          <table:table-cell office:value-type="float" office:value="379090" calcext:value-type="float">
            <text:p>379090</text:p>
          </table:table-cell>
          <table:table-cell/>
        </table:table-row>
        <table:table-row table:style-name="ro1">
          <table:table-cell office:value-type="float" office:value="21352" calcext:value-type="float">
            <text:p>21352</text:p>
          </table:table-cell>
          <table:table-cell office:value-type="float" office:value="719460" calcext:value-type="float">
            <text:p>719460</text:p>
          </table:table-cell>
          <table:table-cell/>
          <table:table-cell office:value-type="float" office:value="4540" calcext:value-type="float">
            <text:p>4540</text:p>
          </table:table-cell>
          <table:table-cell office:value-type="float" office:value="207340" calcext:value-type="float">
            <text:p>2073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9609" calcext:value-type="float">
            <text:p>9609</text:p>
          </table:table-cell>
          <table:table-cell office:value-type="float" office:value="343600" calcext:value-type="float">
            <text:p>343600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246130" calcext:value-type="float">
            <text:p>246130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56700" calcext:value-type="float">
            <text:p>55670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482300" calcext:value-type="float">
            <text:p>482300</text:p>
          </table:table-cell>
          <table:table-cell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float" office:value="515250" calcext:value-type="float">
            <text:p>515250</text:p>
          </table:table-cell>
          <table:table-cell/>
          <table:table-cell office:value-type="float" office:value="7198" calcext:value-type="float">
            <text:p>7198</text:p>
          </table:table-cell>
          <table:table-cell office:value-type="float" office:value="335790" calcext:value-type="float">
            <text:p>3357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3749" calcext:value-type="float">
            <text:p>13749</text:p>
          </table:table-cell>
          <table:table-cell office:value-type="float" office:value="566620" calcext:value-type="float">
            <text:p>566620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338310" calcext:value-type="float">
            <text:p>338310</text:p>
          </table:table-cell>
          <table:table-cell/>
          <table:table-cell office:value-type="float" office:value="12693" calcext:value-type="float">
            <text:p>12693</text:p>
          </table:table-cell>
          <table:table-cell office:value-type="float" office:value="590880" calcext:value-type="float">
            <text:p>59088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9553" calcext:value-type="float">
            <text:p>9553</text:p>
          </table:table-cell>
          <table:table-cell office:value-type="float" office:value="215880" calcext:value-type="float">
            <text:p>215880</text:p>
          </table:table-cell>
          <table:table-cell/>
        </table:table-row>
        <table:table-row table:style-name="ro1">
          <table:table-cell office:value-type="float" office:value="13202" calcext:value-type="float">
            <text:p>13202</text:p>
          </table:table-cell>
          <table:table-cell office:value-type="float" office:value="602790" calcext:value-type="float">
            <text:p>602790</text:p>
          </table:table-cell>
          <table:table-cell/>
          <table:table-cell office:value-type="float" office:value="12061" calcext:value-type="float">
            <text:p>12061</text:p>
          </table:table-cell>
          <table:table-cell office:value-type="float" office:value="561790" calcext:value-type="float">
            <text:p>56179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2171" calcext:value-type="float">
            <text:p>12171</text:p>
          </table:table-cell>
          <table:table-cell office:value-type="float" office:value="215790" calcext:value-type="float">
            <text:p>215790</text:p>
          </table:table-cell>
          <table:table-cell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247860" calcext:value-type="float">
            <text:p>247860</text:p>
          </table:table-cell>
          <table:table-cell/>
          <table:table-cell office:value-type="float" office:value="12726" calcext:value-type="float">
            <text:p>12726</text:p>
          </table:table-cell>
          <table:table-cell office:value-type="float" office:value="593010" calcext:value-type="float">
            <text:p>5930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3733" calcext:value-type="float">
            <text:p>13733</text:p>
          </table:table-cell>
          <table:table-cell office:value-type="float" office:value="393980" calcext:value-type="float">
            <text:p>393980</text:p>
          </table:table-cell>
          <table:table-cell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float" office:value="407130" calcext:value-type="float">
            <text:p>407130</text:p>
          </table:table-cell>
          <table:table-cell/>
          <table:table-cell office:value-type="float" office:value="8651" calcext:value-type="float">
            <text:p>8651</text:p>
          </table:table-cell>
          <table:table-cell office:value-type="float" office:value="402120" calcext:value-type="float">
            <text:p>40212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7454" calcext:value-type="float">
            <text:p>7454</text:p>
          </table:table-cell>
          <table:table-cell office:value-type="float" office:value="171000" calcext:value-type="float">
            <text:p>171000</text:p>
          </table:table-cell>
          <table:table-cell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float" office:value="596320" calcext:value-type="float">
            <text:p>596320</text:p>
          </table:table-cell>
          <table:table-cell/>
          <table:table-cell office:value-type="float" office:value="14011" calcext:value-type="float">
            <text:p>14011</text:p>
          </table:table-cell>
          <table:table-cell office:value-type="float" office:value="650650" calcext:value-type="float">
            <text:p>65065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8686" calcext:value-type="float">
            <text:p>8686</text:p>
          </table:table-cell>
          <table:table-cell office:value-type="float" office:value="142950" calcext:value-type="float">
            <text:p>142950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548930" calcext:value-type="float">
            <text:p>548930</text:p>
          </table:table-cell>
          <table:table-cell/>
          <table:table-cell office:value-type="float" office:value="11306" calcext:value-type="float">
            <text:p>11306</text:p>
          </table:table-cell>
          <table:table-cell office:value-type="float" office:value="527080" calcext:value-type="float">
            <text:p>52708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1091" calcext:value-type="float">
            <text:p>11091</text:p>
          </table:table-cell>
          <table:table-cell office:value-type="float" office:value="330820" calcext:value-type="float">
            <text:p>330820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138440" calcext:value-type="float">
            <text:p>138440</text:p>
          </table:table-cell>
          <table:table-cell/>
          <table:table-cell office:value-type="float" office:value="15417" calcext:value-type="float">
            <text:p>15417</text:p>
          </table:table-cell>
          <table:table-cell office:value-type="float" office:value="715970" calcext:value-type="float">
            <text:p>71597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18016" calcext:value-type="float">
            <text:p>18016</text:p>
          </table:table-cell>
          <table:table-cell office:value-type="float" office:value="691220" calcext:value-type="float">
            <text:p>691220</text:p>
          </table:table-cell>
          <table:table-cell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260420" calcext:value-type="float">
            <text:p>260420</text:p>
          </table:table-cell>
          <table:table-cell/>
          <table:table-cell office:value-type="float" office:value="9860" calcext:value-type="float">
            <text:p>9860</text:p>
          </table:table-cell>
          <table:table-cell office:value-type="float" office:value="461690" calcext:value-type="float">
            <text:p>46169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20081" calcext:value-type="float">
            <text:p>20081</text:p>
          </table:table-cell>
          <table:table-cell office:value-type="float" office:value="729880" calcext:value-type="float">
            <text:p>729880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23060" calcext:value-type="float">
            <text:p>423060</text:p>
          </table:table-cell>
          <table:table-cell/>
          <table:table-cell office:value-type="float" office:value="12059" calcext:value-type="float">
            <text:p>12059</text:p>
          </table:table-cell>
          <table:table-cell office:value-type="float" office:value="563010" calcext:value-type="float">
            <text:p>56301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6130" calcext:value-type="float">
            <text:p>16130</text:p>
          </table:table-cell>
          <table:table-cell office:value-type="float" office:value="684280" calcext:value-type="float">
            <text:p>684280</text:p>
          </table:table-cell>
          <table:table-cell/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288480" calcext:value-type="float">
            <text:p>288480</text:p>
          </table:table-cell>
          <table:table-cell/>
          <table:table-cell office:value-type="float" office:value="14023" calcext:value-type="float">
            <text:p>14023</text:p>
          </table:table-cell>
          <table:table-cell office:value-type="float" office:value="652860" calcext:value-type="float">
            <text:p>6528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329650" calcext:value-type="float">
            <text:p>329650</text:p>
          </table:table-cell>
          <table:table-cell/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355390" calcext:value-type="float">
            <text:p>355390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279380" calcext:value-type="float">
            <text:p>27938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3533" calcext:value-type="float">
            <text:p>13533</text:p>
          </table:table-cell>
          <table:table-cell office:value-type="float" office:value="378700" calcext:value-type="float">
            <text:p>378700</text:p>
          </table:table-cell>
          <table:table-cell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554640" calcext:value-type="float">
            <text:p>554640</text:p>
          </table:table-cell>
          <table:table-cell/>
          <table:table-cell office:value-type="float" office:value="14128" calcext:value-type="float">
            <text:p>14128</text:p>
          </table:table-cell>
          <table:table-cell office:value-type="float" office:value="658000" calcext:value-type="float">
            <text:p>65800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5829" calcext:value-type="float">
            <text:p>15829</text:p>
          </table:table-cell>
          <table:table-cell office:value-type="float" office:value="492690" calcext:value-type="float">
            <text:p>492690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556460" calcext:value-type="float">
            <text:p>556460</text:p>
          </table:table-cell>
          <table:table-cell/>
          <table:table-cell office:value-type="float" office:value="12618" calcext:value-type="float">
            <text:p>12618</text:p>
          </table:table-cell>
          <table:table-cell office:value-type="float" office:value="590010" calcext:value-type="float">
            <text:p>5900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9024" calcext:value-type="float">
            <text:p>9024</text:p>
          </table:table-cell>
          <table:table-cell office:value-type="float" office:value="560030" calcext:value-type="float">
            <text:p>560030</text:p>
          </table:table-cell>
          <table:table-cell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339860" calcext:value-type="float">
            <text:p>339860</text:p>
          </table:table-cell>
          <table:table-cell/>
          <table:table-cell office:value-type="float" office:value="14021" calcext:value-type="float">
            <text:p>14021</text:p>
          </table:table-cell>
          <table:table-cell office:value-type="float" office:value="650790" calcext:value-type="float">
            <text:p>65079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7670" calcext:value-type="float">
            <text:p>7670</text:p>
          </table:table-cell>
          <table:table-cell office:value-type="float" office:value="428110" calcext:value-type="float">
            <text:p>428110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178400" calcext:value-type="float">
            <text:p>178400</text:p>
          </table:table-cell>
          <table:table-cell/>
          <table:table-cell office:value-type="float" office:value="16185" calcext:value-type="float">
            <text:p>16185</text:p>
          </table:table-cell>
          <table:table-cell office:value-type="float" office:value="752130" calcext:value-type="float">
            <text:p>75213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5386" calcext:value-type="float">
            <text:p>15386</text:p>
          </table:table-cell>
          <table:table-cell office:value-type="float" office:value="706910" calcext:value-type="float">
            <text:p>706910</text:p>
          </table:table-cell>
          <table:table-cell/>
        </table:table-row>
        <table:table-row table:style-name="ro1">
          <table:table-cell office:value-type="float" office:value="13604" calcext:value-type="float">
            <text:p>13604</text:p>
          </table:table-cell>
          <table:table-cell office:value-type="float" office:value="568340" calcext:value-type="float">
            <text:p>568340</text:p>
          </table:table-cell>
          <table:table-cell/>
          <table:table-cell office:value-type="float" office:value="11956" calcext:value-type="float">
            <text:p>11956</text:p>
          </table:table-cell>
          <table:table-cell office:value-type="float" office:value="556210" calcext:value-type="float">
            <text:p>5562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6039" calcext:value-type="float">
            <text:p>6039</text:p>
          </table:table-cell>
          <table:table-cell office:value-type="float" office:value="392380" calcext:value-type="float">
            <text:p>392380</text:p>
          </table:table-cell>
          <table:table-cell/>
        </table:table-row>
        <table:table-row table:style-name="ro1">
          <table:table-cell office:value-type="float" office:value="14407" calcext:value-type="float">
            <text:p>14407</text:p>
          </table:table-cell>
          <table:table-cell office:value-type="float" office:value="618160" calcext:value-type="float">
            <text:p>618160</text:p>
          </table:table-cell>
          <table:table-cell/>
          <table:table-cell office:value-type="float" office:value="14827" calcext:value-type="float">
            <text:p>14827</text:p>
          </table:table-cell>
          <table:table-cell office:value-type="float" office:value="688820" calcext:value-type="float">
            <text:p>68882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46350" calcext:value-type="float">
            <text:p>46350</text:p>
          </table:table-cell>
          <table:table-cell/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371180" calcext:value-type="float">
            <text:p>371180</text:p>
          </table:table-cell>
          <table:table-cell/>
          <table:table-cell office:value-type="float" office:value="12732" calcext:value-type="float">
            <text:p>12732</text:p>
          </table:table-cell>
          <table:table-cell office:value-type="float" office:value="592800" calcext:value-type="float">
            <text:p>59280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9505" calcext:value-type="float">
            <text:p>9505</text:p>
          </table:table-cell>
          <table:table-cell office:value-type="float" office:value="498100" calcext:value-type="float">
            <text:p>498100</text:p>
          </table:table-cell>
          <table:table-cell/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462690" calcext:value-type="float">
            <text:p>462690</text:p>
          </table:table-cell>
          <table:table-cell/>
          <table:table-cell office:value-type="float" office:value="16123" calcext:value-type="float">
            <text:p>16123</text:p>
          </table:table-cell>
          <table:table-cell office:value-type="float" office:value="749350" calcext:value-type="float">
            <text:p>74935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393" calcext:value-type="float">
            <text:p>12393</text:p>
          </table:table-cell>
          <table:table-cell office:value-type="float" office:value="691250" calcext:value-type="float">
            <text:p>691250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338770" calcext:value-type="float">
            <text:p>338770</text:p>
          </table:table-cell>
          <table:table-cell/>
          <table:table-cell office:value-type="float" office:value="12699" calcext:value-type="float">
            <text:p>12699</text:p>
          </table:table-cell>
          <table:table-cell office:value-type="float" office:value="594960" calcext:value-type="float">
            <text:p>59496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7943" calcext:value-type="float">
            <text:p>7943</text:p>
          </table:table-cell>
          <table:table-cell office:value-type="float" office:value="220320" calcext:value-type="float">
            <text:p>220320</text:p>
          </table:table-cell>
          <table:table-cell/>
        </table:table-row>
        <table:table-row table:style-name="ro1">
          <table:table-cell office:value-type="float" office:value="10721" calcext:value-type="float">
            <text:p>10721</text:p>
          </table:table-cell>
          <table:table-cell office:value-type="float" office:value="436230" calcext:value-type="float">
            <text:p>436230</text:p>
          </table:table-cell>
          <table:table-cell/>
          <table:table-cell office:value-type="float" office:value="19517" calcext:value-type="float">
            <text:p>19517</text:p>
          </table:table-cell>
          <table:table-cell office:value-type="float" office:value="906510" calcext:value-type="float">
            <text:p>90651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665140" calcext:value-type="float">
            <text:p>665140</text:p>
          </table:table-cell>
          <table:table-cell/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float" office:value="485260" calcext:value-type="float">
            <text:p>485260</text:p>
          </table:table-cell>
          <table:table-cell/>
          <table:table-cell office:value-type="float" office:value="13430" calcext:value-type="float">
            <text:p>13430</text:p>
          </table:table-cell>
          <table:table-cell office:value-type="float" office:value="628980" calcext:value-type="float">
            <text:p>62898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802" calcext:value-type="float">
            <text:p>10802</text:p>
          </table:table-cell>
          <table:table-cell office:value-type="float" office:value="437710" calcext:value-type="float">
            <text:p>437710</text:p>
          </table:table-cell>
          <table:table-cell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288300" calcext:value-type="float">
            <text:p>288300</text:p>
          </table:table-cell>
          <table:table-cell/>
          <table:table-cell office:value-type="float" office:value="16759" calcext:value-type="float">
            <text:p>16759</text:p>
          </table:table-cell>
          <table:table-cell office:value-type="float" office:value="782080" calcext:value-type="float">
            <text:p>78208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26" calcext:value-type="float">
            <text:p>11626</text:p>
          </table:table-cell>
          <table:table-cell office:value-type="float" office:value="526030" calcext:value-type="float">
            <text:p>526030</text:p>
          </table:table-cell>
          <table:table-cell/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float" office:value="421690" calcext:value-type="float">
            <text:p>421690</text:p>
          </table:table-cell>
          <table:table-cell/>
          <table:table-cell office:value-type="float" office:value="7952" calcext:value-type="float">
            <text:p>7952</text:p>
          </table:table-cell>
          <table:table-cell office:value-type="float" office:value="371430" calcext:value-type="float">
            <text:p>37143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6132" calcext:value-type="float">
            <text:p>6132</text:p>
          </table:table-cell>
          <table:table-cell office:value-type="float" office:value="363020" calcext:value-type="float">
            <text:p>363020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40320" calcext:value-type="float">
            <text:p>40320</text:p>
          </table:table-cell>
          <table:table-cell/>
          <table:table-cell office:value-type="float" office:value="9957" calcext:value-type="float">
            <text:p>9957</text:p>
          </table:table-cell>
          <table:table-cell office:value-type="float" office:value="465490" calcext:value-type="float">
            <text:p>46549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490050" calcext:value-type="float">
            <text:p>49005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6450" calcext:value-type="float">
            <text:p>436450</text:p>
          </table:table-cell>
          <table:table-cell/>
          <table:table-cell office:value-type="float" office:value="12020" calcext:value-type="float">
            <text:p>12020</text:p>
          </table:table-cell>
          <table:table-cell office:value-type="float" office:value="558320" calcext:value-type="float">
            <text:p>55832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5607" calcext:value-type="float">
            <text:p>5607</text:p>
          </table:table-cell>
          <table:table-cell office:value-type="float" office:value="166210" calcext:value-type="float">
            <text:p>166210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238100" calcext:value-type="float">
            <text:p>238100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749990" calcext:value-type="float">
            <text:p>7499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3023" calcext:value-type="float">
            <text:p>13023</text:p>
          </table:table-cell>
          <table:table-cell office:value-type="float" office:value="671220" calcext:value-type="float">
            <text:p>671220</text:p>
          </table:table-cell>
          <table:table-cell/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float" office:value="498320" calcext:value-type="float">
            <text:p>498320</text:p>
          </table:table-cell>
          <table:table-cell/>
          <table:table-cell office:value-type="float" office:value="12680" calcext:value-type="float">
            <text:p>12680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587" calcext:value-type="float">
            <text:p>11587</text:p>
          </table:table-cell>
          <table:table-cell office:value-type="float" office:value="496070" calcext:value-type="float">
            <text:p>496070</text:p>
          </table:table-cell>
          <table:table-cell/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float" office:value="242980" calcext:value-type="float">
            <text:p>242980</text:p>
          </table:table-cell>
          <table:table-cell/>
          <table:table-cell office:value-type="float" office:value="18159" calcext:value-type="float">
            <text:p>18159</text:p>
          </table:table-cell>
          <table:table-cell office:value-type="float" office:value="844430" calcext:value-type="float">
            <text:p>84443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1301" calcext:value-type="float">
            <text:p>11301</text:p>
          </table:table-cell>
          <table:table-cell office:value-type="float" office:value="462310" calcext:value-type="float">
            <text:p>462310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336450" calcext:value-type="float">
            <text:p>336450</text:p>
          </table:table-cell>
          <table:table-cell/>
          <table:table-cell office:value-type="float" office:value="14153" calcext:value-type="float">
            <text:p>14153</text:p>
          </table:table-cell>
          <table:table-cell office:value-type="float" office:value="658280" calcext:value-type="float">
            <text:p>65828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4553" calcext:value-type="float">
            <text:p>4553</text:p>
          </table:table-cell>
          <table:table-cell office:value-type="float" office:value="217750" calcext:value-type="float">
            <text:p>217750</text:p>
          </table:table-cell>
          <table:table-cell/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float" office:value="524590" calcext:value-type="float">
            <text:p>524590</text:p>
          </table:table-cell>
          <table:table-cell/>
          <table:table-cell office:value-type="float" office:value="19540" calcext:value-type="float">
            <text:p>19540</text:p>
          </table:table-cell>
          <table:table-cell office:value-type="float" office:value="910580" calcext:value-type="float">
            <text:p>91058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7190" calcext:value-type="float">
            <text:p>7190</text:p>
          </table:table-cell>
          <table:table-cell office:value-type="float" office:value="377790" calcext:value-type="float">
            <text:p>377790</text:p>
          </table:table-cell>
          <table:table-cell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504190" calcext:value-type="float">
            <text:p>504190</text:p>
          </table:table-cell>
          <table:table-cell/>
          <table:table-cell office:value-type="float" office:value="12669" calcext:value-type="float">
            <text:p>12669</text:p>
          </table:table-cell>
          <table:table-cell office:value-type="float" office:value="589320" calcext:value-type="float">
            <text:p>58932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205660" calcext:value-type="float">
            <text:p>205660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399790" calcext:value-type="float">
            <text:p>399790</text:p>
          </table:table-cell>
          <table:table-cell/>
          <table:table-cell office:value-type="float" office:value="15419" calcext:value-type="float">
            <text:p>15419</text:p>
          </table:table-cell>
          <table:table-cell office:value-type="float" office:value="720690" calcext:value-type="float">
            <text:p>72069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2055" calcext:value-type="float">
            <text:p>12055</text:p>
          </table:table-cell>
          <table:table-cell office:value-type="float" office:value="561980" calcext:value-type="float">
            <text:p>561980</text:p>
          </table:table-cell>
          <table:table-cell/>
        </table:table-row>
        <table:table-row table:style-name="ro1">
          <table:table-cell office:value-type="float" office:value="14617" calcext:value-type="float">
            <text:p>14617</text:p>
          </table:table-cell>
          <table:table-cell office:value-type="float" office:value="559800" calcext:value-type="float">
            <text:p>559800</text:p>
          </table:table-cell>
          <table:table-cell/>
          <table:table-cell office:value-type="float" office:value="15359" calcext:value-type="float">
            <text:p>15359</text:p>
          </table:table-cell>
          <table:table-cell office:value-type="float" office:value="718740" calcext:value-type="float">
            <text:p>71874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5647" calcext:value-type="float">
            <text:p>5647</text:p>
          </table:table-cell>
          <table:table-cell office:value-type="float" office:value="159120" calcext:value-type="float">
            <text:p>159120</text:p>
          </table:table-cell>
          <table:table-cell/>
        </table:table-row>
        <table:table-row table:style-name="ro1">
          <table:table-cell office:value-type="float" office:value="15447" calcext:value-type="float">
            <text:p>15447</text:p>
          </table:table-cell>
          <table:table-cell office:value-type="float" office:value="610610" calcext:value-type="float">
            <text:p>61061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4840" calcext:value-type="float">
            <text:p>14840</text:p>
          </table:table-cell>
          <table:table-cell office:value-type="float" office:value="651250" calcext:value-type="float">
            <text:p>651250</text:p>
          </table:table-cell>
          <table:table-cell/>
        </table:table-row>
        <table:table-row table:style-name="ro1">
          <table:table-cell office:value-type="float" office:value="16812" calcext:value-type="float">
            <text:p>16812</text:p>
          </table:table-cell>
          <table:table-cell office:value-type="float" office:value="671740" calcext:value-type="float">
            <text:p>671740</text:p>
          </table:table-cell>
          <table:table-cell/>
          <table:table-cell office:value-type="float" office:value="4462" calcext:value-type="float">
            <text:p>4462</text:p>
          </table:table-cell>
          <table:table-cell office:value-type="float" office:value="207480" calcext:value-type="float">
            <text:p>20748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5546" calcext:value-type="float">
            <text:p>15546</text:p>
          </table:table-cell>
          <table:table-cell office:value-type="float" office:value="783870" calcext:value-type="float">
            <text:p>783870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float" office:value="397780" calcext:value-type="float">
            <text:p>397780</text:p>
          </table:table-cell>
          <table:table-cell/>
          <table:table-cell office:value-type="float" office:value="11960" calcext:value-type="float">
            <text:p>11960</text:p>
          </table:table-cell>
          <table:table-cell office:value-type="float" office:value="562860" calcext:value-type="float">
            <text:p>56286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00330" calcext:value-type="float">
            <text:p>500330</text:p>
          </table:table-cell>
          <table:table-cell/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float" office:value="703460" calcext:value-type="float">
            <text:p>703460</text:p>
          </table:table-cell>
          <table:table-cell/>
          <table:table-cell office:value-type="float" office:value="7225" calcext:value-type="float">
            <text:p>7225</text:p>
          </table:table-cell>
          <table:table-cell office:value-type="float" office:value="332370" calcext:value-type="float">
            <text:p>33237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4769" calcext:value-type="float">
            <text:p>14769</text:p>
          </table:table-cell>
          <table:table-cell office:value-type="float" office:value="565170" calcext:value-type="float">
            <text:p>565170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295650" calcext:value-type="float">
            <text:p>295650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107670" calcext:value-type="float">
            <text:p>10767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5706" calcext:value-type="float">
            <text:p>5706</text:p>
          </table:table-cell>
          <table:table-cell office:value-type="float" office:value="228020" calcext:value-type="float">
            <text:p>228020</text:p>
          </table:table-cell>
          <table:table-cell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float" office:value="467590" calcext:value-type="float">
            <text:p>467590</text:p>
          </table:table-cell>
          <table:table-cell/>
          <table:table-cell office:value-type="float" office:value="8548" calcext:value-type="float">
            <text:p>8548</text:p>
          </table:table-cell>
          <table:table-cell office:value-type="float" office:value="400420" calcext:value-type="float">
            <text:p>40042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465" calcext:value-type="float">
            <text:p>10465</text:p>
          </table:table-cell>
          <table:table-cell office:value-type="float" office:value="429400" calcext:value-type="float">
            <text:p>429400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90440" calcext:value-type="float">
            <text:p>190440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527470" calcext:value-type="float">
            <text:p>52747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4039" calcext:value-type="float">
            <text:p>14039</text:p>
          </table:table-cell>
          <table:table-cell office:value-type="float" office:value="569270" calcext:value-type="float">
            <text:p>569270</text:p>
          </table:table-cell>
          <table:table-cell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527680" calcext:value-type="float">
            <text:p>527680</text:p>
          </table:table-cell>
          <table:table-cell/>
          <table:table-cell office:value-type="float" office:value="9801" calcext:value-type="float">
            <text:p>9801</text:p>
          </table:table-cell>
          <table:table-cell office:value-type="float" office:value="457760" calcext:value-type="float">
            <text:p>45776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6180" calcext:value-type="float">
            <text:p>16180</text:p>
          </table:table-cell>
          <table:table-cell office:value-type="float" office:value="714020" calcext:value-type="float">
            <text:p>714020</text:p>
          </table:table-cell>
          <table:table-cell/>
        </table:table-row>
        <table:table-row table:style-name="ro1">
          <table:table-cell office:value-type="float" office:value="17273" calcext:value-type="float">
            <text:p>17273</text:p>
          </table:table-cell>
          <table:table-cell office:value-type="float" office:value="645100" calcext:value-type="float">
            <text:p>645100</text:p>
          </table:table-cell>
          <table:table-cell/>
          <table:table-cell office:value-type="float" office:value="8003" calcext:value-type="float">
            <text:p>8003</text:p>
          </table:table-cell>
          <table:table-cell office:value-type="float" office:value="373930" calcext:value-type="float">
            <text:p>37393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9136" calcext:value-type="float">
            <text:p>9136</text:p>
          </table:table-cell>
          <table:table-cell office:value-type="float" office:value="335770" calcext:value-type="float">
            <text:p>335770</text:p>
          </table:table-cell>
          <table:table-cell/>
        </table:table-row>
        <table:table-row table:style-name="ro1">
          <table:table-cell office:value-type="float" office:value="10876" calcext:value-type="float">
            <text:p>10876</text:p>
          </table:table-cell>
          <table:table-cell office:value-type="float" office:value="374790" calcext:value-type="float">
            <text:p>374790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182050" calcext:value-type="float">
            <text:p>1820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1169" calcext:value-type="float">
            <text:p>11169</text:p>
          </table:table-cell>
          <table:table-cell office:value-type="float" office:value="462730" calcext:value-type="float">
            <text:p>462730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196650" calcext:value-type="float">
            <text:p>196650</text:p>
          </table:table-cell>
          <table:table-cell/>
          <table:table-cell office:value-type="float" office:value="9057" calcext:value-type="float">
            <text:p>9057</text:p>
          </table:table-cell>
          <table:table-cell office:value-type="float" office:value="423300" calcext:value-type="float">
            <text:p>42330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4648" calcext:value-type="float">
            <text:p>14648</text:p>
          </table:table-cell>
          <table:table-cell office:value-type="float" office:value="634290" calcext:value-type="float">
            <text:p>634290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113960" calcext:value-type="float">
            <text:p>113960</text:p>
          </table:table-cell>
          <table:table-cell/>
          <table:table-cell office:value-type="float" office:value="7291" calcext:value-type="float">
            <text:p>7291</text:p>
          </table:table-cell>
          <table:table-cell office:value-type="float" office:value="337620" calcext:value-type="float">
            <text:p>33762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0941" calcext:value-type="float">
            <text:p>10941</text:p>
          </table:table-cell>
          <table:table-cell office:value-type="float" office:value="369670" calcext:value-type="float">
            <text:p>369670</text:p>
          </table:table-cell>
          <table:table-cell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570240" calcext:value-type="float">
            <text:p>570240</text:p>
          </table:table-cell>
          <table:table-cell/>
          <table:table-cell office:value-type="float" office:value="6551" calcext:value-type="float">
            <text:p>6551</text:p>
          </table:table-cell>
          <table:table-cell office:value-type="float" office:value="304550" calcext:value-type="float">
            <text:p>30455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826" calcext:value-type="float">
            <text:p>11826</text:p>
          </table:table-cell>
          <table:table-cell office:value-type="float" office:value="390100" calcext:value-type="float">
            <text:p>390100</text:p>
          </table:table-cell>
          <table:table-cell/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float" office:value="580270" calcext:value-type="float">
            <text:p>580270</text:p>
          </table:table-cell>
          <table:table-cell/>
          <table:table-cell office:value-type="float" office:value="11923" calcext:value-type="float">
            <text:p>11923</text:p>
          </table:table-cell>
          <table:table-cell office:value-type="float" office:value="553600" calcext:value-type="float">
            <text:p>55360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83050" calcext:value-type="float">
            <text:p>783050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float" office:value="229970" calcext:value-type="float">
            <text:p>229970</text:p>
          </table:table-cell>
          <table:table-cell/>
          <table:table-cell office:value-type="float" office:value="12064" calcext:value-type="float">
            <text:p>12064</text:p>
          </table:table-cell>
          <table:table-cell office:value-type="float" office:value="563170" calcext:value-type="float">
            <text:p>56317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375" calcext:value-type="float">
            <text:p>10375</text:p>
          </table:table-cell>
          <table:table-cell office:value-type="float" office:value="191180" calcext:value-type="float">
            <text:p>191180</text:p>
          </table:table-cell>
          <table:table-cell/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float" office:value="454020" calcext:value-type="float">
            <text:p>454020</text:p>
          </table:table-cell>
          <table:table-cell/>
          <table:table-cell office:value-type="float" office:value="11399" calcext:value-type="float">
            <text:p>11399</text:p>
          </table:table-cell>
          <table:table-cell office:value-type="float" office:value="534580" calcext:value-type="float">
            <text:p>53458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1695" calcext:value-type="float">
            <text:p>11695</text:p>
          </table:table-cell>
          <table:table-cell office:value-type="float" office:value="319450" calcext:value-type="float">
            <text:p>319450</text:p>
          </table:table-cell>
          <table:table-cell/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433480" calcext:value-type="float">
            <text:p>433480</text:p>
          </table:table-cell>
          <table:table-cell/>
          <table:table-cell office:value-type="float" office:value="5121" calcext:value-type="float">
            <text:p>5121</text:p>
          </table:table-cell>
          <table:table-cell office:value-type="float" office:value="237610" calcext:value-type="float">
            <text:p>23761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738520" calcext:value-type="float">
            <text:p>738520</text:p>
          </table:table-cell>
          <table:table-cell/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float" office:value="498950" calcext:value-type="float">
            <text:p>498950</text:p>
          </table:table-cell>
          <table:table-cell/>
          <table:table-cell office:value-type="float" office:value="7913" calcext:value-type="float">
            <text:p>7913</text:p>
          </table:table-cell>
          <table:table-cell office:value-type="float" office:value="366420" calcext:value-type="float">
            <text:p>36642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7635" calcext:value-type="float">
            <text:p>17635</text:p>
          </table:table-cell>
          <table:table-cell office:value-type="float" office:value="849700" calcext:value-type="float">
            <text:p>849700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35140" calcext:value-type="float">
            <text:p>235140</text:p>
          </table:table-cell>
          <table:table-cell/>
          <table:table-cell office:value-type="float" office:value="5160" calcext:value-type="float">
            <text:p>5160</text:p>
          </table:table-cell>
          <table:table-cell office:value-type="float" office:value="239850" calcext:value-type="float">
            <text:p>23985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6099" calcext:value-type="float">
            <text:p>6099</text:p>
          </table:table-cell>
          <table:table-cell office:value-type="float" office:value="146650" calcext:value-type="float">
            <text:p>146650</text:p>
          </table:table-cell>
          <table:table-cell/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float" office:value="340860" calcext:value-type="float">
            <text:p>340860</text:p>
          </table:table-cell>
          <table:table-cell/>
          <table:table-cell office:value-type="float" office:value="8472" calcext:value-type="float">
            <text:p>8472</text:p>
          </table:table-cell>
          <table:table-cell office:value-type="float" office:value="394330" calcext:value-type="float">
            <text:p>39433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6659" calcext:value-type="float">
            <text:p>16659</text:p>
          </table:table-cell>
          <table:table-cell office:value-type="float" office:value="673000" calcext:value-type="float">
            <text:p>673000</text:p>
          </table:table-cell>
          <table:table-cell/>
        </table:table-row>
        <table:table-row table:style-name="ro1">
          <table:table-cell office:value-type="float" office:value="13697" calcext:value-type="float">
            <text:p>13697</text:p>
          </table:table-cell>
          <table:table-cell office:value-type="float" office:value="396580" calcext:value-type="float">
            <text:p>396580</text:p>
          </table:table-cell>
          <table:table-cell/>
          <table:table-cell office:value-type="float" office:value="9245" calcext:value-type="float">
            <text:p>9245</text:p>
          </table:table-cell>
          <table:table-cell office:value-type="float" office:value="430380" calcext:value-type="float">
            <text:p>43038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578" calcext:value-type="float">
            <text:p>11578</text:p>
          </table:table-cell>
          <table:table-cell office:value-type="float" office:value="393630" calcext:value-type="float">
            <text:p>393630</text:p>
          </table:table-cell>
          <table:table-cell/>
        </table:table-row>
        <table:table-row table:style-name="ro1">
          <table:table-cell office:value-type="float" office:value="16688" calcext:value-type="float">
            <text:p>16688</text:p>
          </table:table-cell>
          <table:table-cell office:value-type="float" office:value="596800" calcext:value-type="float">
            <text:p>596800</text:p>
          </table:table-cell>
          <table:table-cell/>
          <table:table-cell office:value-type="float" office:value="14126" calcext:value-type="float">
            <text:p>14126</text:p>
          </table:table-cell>
          <table:table-cell office:value-type="float" office:value="656380" calcext:value-type="float">
            <text:p>65638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2981" calcext:value-type="float">
            <text:p>12981</text:p>
          </table:table-cell>
          <table:table-cell office:value-type="float" office:value="355620" calcext:value-type="float">
            <text:p>355620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362910" calcext:value-type="float">
            <text:p>362910</text:p>
          </table:table-cell>
          <table:table-cell/>
          <table:table-cell office:value-type="float" office:value="9914" calcext:value-type="float">
            <text:p>9914</text:p>
          </table:table-cell>
          <table:table-cell office:value-type="float" office:value="461820" calcext:value-type="float">
            <text:p>4618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9483" calcext:value-type="float">
            <text:p>9483</text:p>
          </table:table-cell>
          <table:table-cell office:value-type="float" office:value="335750" calcext:value-type="float">
            <text:p>335750</text:p>
          </table:table-cell>
          <table:table-cell/>
        </table:table-row>
        <table:table-row table:style-name="ro1">
          <table:table-cell office:value-type="float" office:value="21505" calcext:value-type="float">
            <text:p>21505</text:p>
          </table:table-cell>
          <table:table-cell office:value-type="float" office:value="762810" calcext:value-type="float">
            <text:p>762810</text:p>
          </table:table-cell>
          <table:table-cell/>
          <table:table-cell office:value-type="float" office:value="16701" calcext:value-type="float">
            <text:p>16701</text:p>
          </table:table-cell>
          <table:table-cell office:value-type="float" office:value="780360" calcext:value-type="float">
            <text:p>78036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2326" calcext:value-type="float">
            <text:p>12326</text:p>
          </table:table-cell>
          <table:table-cell office:value-type="float" office:value="469890" calcext:value-type="float">
            <text:p>469890</text:p>
          </table:table-cell>
          <table:table-cell/>
        </table:table-row>
        <table:table-row table:style-name="ro1">
          <table:table-cell office:value-type="float" office:value="19246" calcext:value-type="float">
            <text:p>19246</text:p>
          </table:table-cell>
          <table:table-cell office:value-type="float" office:value="583140" calcext:value-type="float">
            <text:p>58314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527950" calcext:value-type="float">
            <text:p>52795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3749" calcext:value-type="float">
            <text:p>13749</text:p>
          </table:table-cell>
          <table:table-cell office:value-type="float" office:value="567450" calcext:value-type="float">
            <text:p>567450</text:p>
          </table:table-cell>
          <table:table-cell/>
        </table:table-row>
        <table:table-row table:style-name="ro1">
          <table:table-cell office:value-type="float" office:value="8375" calcext:value-type="float">
            <text:p>8375</text:p>
          </table:table-cell>
          <table:table-cell office:value-type="float" office:value="171070" calcext:value-type="float">
            <text:p>171070</text:p>
          </table:table-cell>
          <table:table-cell/>
          <table:table-cell office:value-type="float" office:value="12581" calcext:value-type="float">
            <text:p>12581</text:p>
          </table:table-cell>
          <table:table-cell office:value-type="float" office:value="588160" calcext:value-type="float">
            <text:p>5881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9515" calcext:value-type="float">
            <text:p>9515</text:p>
          </table:table-cell>
          <table:table-cell office:value-type="float" office:value="210100" calcext:value-type="float">
            <text:p>210100</text:p>
          </table:table-cell>
          <table:table-cell/>
        </table:table-row>
        <table:table-row table:style-name="ro1">
          <table:table-cell office:value-type="float" office:value="15381" calcext:value-type="float">
            <text:p>15381</text:p>
          </table:table-cell>
          <table:table-cell office:value-type="float" office:value="630010" calcext:value-type="float">
            <text:p>630010</text:p>
          </table:table-cell>
          <table:table-cell/>
          <table:table-cell office:value-type="float" office:value="4526" calcext:value-type="float">
            <text:p>4526</text:p>
          </table:table-cell>
          <table:table-cell office:value-type="float" office:value="207290" calcext:value-type="float">
            <text:p>20729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2202" calcext:value-type="float">
            <text:p>12202</text:p>
          </table:table-cell>
          <table:table-cell office:value-type="float" office:value="297140" calcext:value-type="float">
            <text:p>297140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145950" calcext:value-type="float">
            <text:p>145950</text:p>
          </table:table-cell>
          <table:table-cell/>
          <table:table-cell office:value-type="float" office:value="11922" calcext:value-type="float">
            <text:p>11922</text:p>
          </table:table-cell>
          <table:table-cell office:value-type="float" office:value="558650" calcext:value-type="float">
            <text:p>55865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5610" calcext:value-type="float">
            <text:p>315610</text:p>
          </table:table-cell>
          <table:table-cell/>
        </table:table-row>
        <table:table-row table:style-name="ro1">
          <table:table-cell office:value-type="float" office:value="16859" calcext:value-type="float">
            <text:p>16859</text:p>
          </table:table-cell>
          <table:table-cell office:value-type="float" office:value="637420" calcext:value-type="float">
            <text:p>637420</text:p>
          </table:table-cell>
          <table:table-cell/>
          <table:table-cell office:value-type="float" office:value="7189" calcext:value-type="float">
            <text:p>7189</text:p>
          </table:table-cell>
          <table:table-cell office:value-type="float" office:value="334760" calcext:value-type="float">
            <text:p>33476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7527" calcext:value-type="float">
            <text:p>7527</text:p>
          </table:table-cell>
          <table:table-cell office:value-type="float" office:value="178230" calcext:value-type="float">
            <text:p>178230</text:p>
          </table:table-cell>
          <table:table-cell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344590" calcext:value-type="float">
            <text:p>344590</text:p>
          </table:table-cell>
          <table:table-cell/>
          <table:table-cell office:value-type="float" office:value="12658" calcext:value-type="float">
            <text:p>12658</text:p>
          </table:table-cell>
          <table:table-cell office:value-type="float" office:value="587750" calcext:value-type="float">
            <text:p>5877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135470" calcext:value-type="float">
            <text:p>135470</text:p>
          </table:table-cell>
          <table:table-cell/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float" office:value="217830" calcext:value-type="float">
            <text:p>217830</text:p>
          </table:table-cell>
          <table:table-cell/>
          <table:table-cell office:value-type="float" office:value="11974" calcext:value-type="float">
            <text:p>11974</text:p>
          </table:table-cell>
          <table:table-cell office:value-type="float" office:value="556570" calcext:value-type="float">
            <text:p>55657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242" calcext:value-type="float">
            <text:p>11242</text:p>
          </table:table-cell>
          <table:table-cell office:value-type="float" office:value="338810" calcext:value-type="float">
            <text:p>338810</text:p>
          </table:table-cell>
          <table:table-cell/>
        </table:table-row>
        <table:table-row table:style-name="ro1">
          <table:table-cell office:value-type="float" office:value="21573" calcext:value-type="float">
            <text:p>21573</text:p>
          </table:table-cell>
          <table:table-cell office:value-type="float" office:value="732930" calcext:value-type="float">
            <text:p>732930</text:p>
          </table:table-cell>
          <table:table-cell/>
          <table:table-cell office:value-type="float" office:value="12623" calcext:value-type="float">
            <text:p>12623</text:p>
          </table:table-cell>
          <table:table-cell office:value-type="float" office:value="588240" calcext:value-type="float">
            <text:p>5882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18034" calcext:value-type="float">
            <text:p>18034</text:p>
          </table:table-cell>
          <table:table-cell office:value-type="float" office:value="690940" calcext:value-type="float">
            <text:p>69094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45520" calcext:value-type="float">
            <text:p>245520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403230" calcext:value-type="float">
            <text:p>40323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20084" calcext:value-type="float">
            <text:p>20084</text:p>
          </table:table-cell>
          <table:table-cell office:value-type="float" office:value="746300" calcext:value-type="float">
            <text:p>746300</text:p>
          </table:table-cell>
          <table:table-cell/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float" office:value="512680" calcext:value-type="float">
            <text:p>512680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653290" calcext:value-type="float">
            <text:p>6532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6009" calcext:value-type="float">
            <text:p>16009</text:p>
          </table:table-cell>
          <table:table-cell office:value-type="float" office:value="630690" calcext:value-type="float">
            <text:p>630690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333510" calcext:value-type="float">
            <text:p>33351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523740" calcext:value-type="float">
            <text:p>52374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877" calcext:value-type="float">
            <text:p>12877</text:p>
          </table:table-cell>
          <table:table-cell office:value-type="float" office:value="330880" calcext:value-type="float">
            <text:p>330880</text:p>
          </table:table-cell>
          <table:table-cell/>
        </table:table-row>
        <table:table-row table:style-name="ro1">
          <table:table-cell office:value-type="float" office:value="13268" calcext:value-type="float">
            <text:p>13268</text:p>
          </table:table-cell>
          <table:table-cell office:value-type="float" office:value="607550" calcext:value-type="float">
            <text:p>607550</text:p>
          </table:table-cell>
          <table:table-cell/>
          <table:table-cell office:value-type="float" office:value="15422" calcext:value-type="float">
            <text:p>15422</text:p>
          </table:table-cell>
          <table:table-cell office:value-type="float" office:value="717710" calcext:value-type="float">
            <text:p>7177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3675" calcext:value-type="float">
            <text:p>13675</text:p>
          </table:table-cell>
          <table:table-cell office:value-type="float" office:value="425770" calcext:value-type="float">
            <text:p>425770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247070" calcext:value-type="float">
            <text:p>24707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460480" calcext:value-type="float">
            <text:p>4604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5732" calcext:value-type="float">
            <text:p>15732</text:p>
          </table:table-cell>
          <table:table-cell office:value-type="float" office:value="559690" calcext:value-type="float">
            <text:p>559690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408050" calcext:value-type="float">
            <text:p>408050</text:p>
          </table:table-cell>
          <table:table-cell/>
          <table:table-cell office:value-type="float" office:value="12066" calcext:value-type="float">
            <text:p>12066</text:p>
          </table:table-cell>
          <table:table-cell office:value-type="float" office:value="565740" calcext:value-type="float">
            <text:p>56574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9018" calcext:value-type="float">
            <text:p>9018</text:p>
          </table:table-cell>
          <table:table-cell office:value-type="float" office:value="559920" calcext:value-type="float">
            <text:p>559920</text:p>
          </table:table-cell>
          <table:table-cell/>
        </table:table-row>
        <table:table-row table:style-name="ro1">
          <table:table-cell office:value-type="float" office:value="14529" calcext:value-type="float">
            <text:p>14529</text:p>
          </table:table-cell>
          <table:table-cell office:value-type="float" office:value="595480" calcext:value-type="float">
            <text:p>595480</text:p>
          </table:table-cell>
          <table:table-cell/>
          <table:table-cell office:value-type="float" office:value="13980" calcext:value-type="float">
            <text:p>13980</text:p>
          </table:table-cell>
          <table:table-cell office:value-type="float" office:value="651560" calcext:value-type="float">
            <text:p>65156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7677" calcext:value-type="float">
            <text:p>7677</text:p>
          </table:table-cell>
          <table:table-cell office:value-type="float" office:value="427300" calcext:value-type="float">
            <text:p>427300</text:p>
          </table:table-cell>
          <table:table-cell/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549640" calcext:value-type="float">
            <text:p>549640</text:p>
          </table:table-cell>
          <table:table-cell/>
          <table:table-cell office:value-type="float" office:value="6081" calcext:value-type="float">
            <text:p>6081</text:p>
          </table:table-cell>
          <table:table-cell office:value-type="float" office:value="282060" calcext:value-type="float">
            <text:p>28206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5292" calcext:value-type="float">
            <text:p>15292</text:p>
          </table:table-cell>
          <table:table-cell office:value-type="float" office:value="729640" calcext:value-type="float">
            <text:p>729640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139920" calcext:value-type="float">
            <text:p>139920</text:p>
          </table:table-cell>
          <table:table-cell/>
          <table:table-cell office:value-type="float" office:value="14095" calcext:value-type="float">
            <text:p>14095</text:p>
          </table:table-cell>
          <table:table-cell office:value-type="float" office:value="653010" calcext:value-type="float">
            <text:p>6530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992" calcext:value-type="float">
            <text:p>5992</text:p>
          </table:table-cell>
          <table:table-cell office:value-type="float" office:value="387760" calcext:value-type="float">
            <text:p>387760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260800" calcext:value-type="float">
            <text:p>26080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9310" calcext:value-type="float">
            <text:p>58931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2258" calcext:value-type="float">
            <text:p>2258</text:p>
          </table:table-cell>
          <table:table-cell office:value-type="float" office:value="47720" calcext:value-type="float">
            <text:p>47720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424070" calcext:value-type="float">
            <text:p>424070</text:p>
          </table:table-cell>
          <table:table-cell/>
          <table:table-cell office:value-type="float" office:value="14027" calcext:value-type="float">
            <text:p>14027</text:p>
          </table:table-cell>
          <table:table-cell office:value-type="float" office:value="654340" calcext:value-type="float">
            <text:p>65434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9478" calcext:value-type="float">
            <text:p>9478</text:p>
          </table:table-cell>
          <table:table-cell office:value-type="float" office:value="497710" calcext:value-type="float">
            <text:p>497710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289400" calcext:value-type="float">
            <text:p>289400</text:p>
          </table:table-cell>
          <table:table-cell/>
          <table:table-cell office:value-type="float" office:value="16113" calcext:value-type="float">
            <text:p>16113</text:p>
          </table:table-cell>
          <table:table-cell office:value-type="float" office:value="748560" calcext:value-type="float">
            <text:p>7485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406" calcext:value-type="float">
            <text:p>12406</text:p>
          </table:table-cell>
          <table:table-cell office:value-type="float" office:value="700790" calcext:value-type="float">
            <text:p>700790</text:p>
          </table:table-cell>
          <table:table-cell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354610" calcext:value-type="float">
            <text:p>354610</text:p>
          </table:table-cell>
          <table:table-cell/>
          <table:table-cell office:value-type="float" office:value="11983" calcext:value-type="float">
            <text:p>11983</text:p>
          </table:table-cell>
          <table:table-cell office:value-type="float" office:value="560360" calcext:value-type="float">
            <text:p>56036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7932" calcext:value-type="float">
            <text:p>7932</text:p>
          </table:table-cell>
          <table:table-cell office:value-type="float" office:value="216550" calcext:value-type="float">
            <text:p>216550</text:p>
          </table:table-cell>
          <table:table-cell/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553480" calcext:value-type="float">
            <text:p>553480</text:p>
          </table:table-cell>
          <table:table-cell/>
          <table:table-cell office:value-type="float" office:value="14783" calcext:value-type="float">
            <text:p>14783</text:p>
          </table:table-cell>
          <table:table-cell office:value-type="float" office:value="685870" calcext:value-type="float">
            <text:p>68587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2981" calcext:value-type="float">
            <text:p>12981</text:p>
          </table:table-cell>
          <table:table-cell office:value-type="float" office:value="592090" calcext:value-type="float">
            <text:p>592090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557380" calcext:value-type="float">
            <text:p>55738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587620" calcext:value-type="float">
            <text:p>58762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924" calcext:value-type="float">
            <text:p>10924</text:p>
          </table:table-cell>
          <table:table-cell office:value-type="float" office:value="457480" calcext:value-type="float">
            <text:p>457480</text:p>
          </table:table-cell>
          <table:table-cell/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339640" calcext:value-type="float">
            <text:p>339640</text:p>
          </table:table-cell>
          <table:table-cell/>
          <table:table-cell office:value-type="float" office:value="16135" calcext:value-type="float">
            <text:p>16135</text:p>
          </table:table-cell>
          <table:table-cell office:value-type="float" office:value="750330" calcext:value-type="float">
            <text:p>75033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546" calcext:value-type="float">
            <text:p>11546</text:p>
          </table:table-cell>
          <table:table-cell office:value-type="float" office:value="544240" calcext:value-type="float">
            <text:p>544240</text:p>
          </table:table-cell>
          <table:table-cell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175020" calcext:value-type="float">
            <text:p>175020</text:p>
          </table:table-cell>
          <table:table-cell/>
          <table:table-cell office:value-type="float" office:value="12684" calcext:value-type="float">
            <text:p>12684</text:p>
          </table:table-cell>
          <table:table-cell office:value-type="float" office:value="590230" calcext:value-type="float">
            <text:p>59023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float" office:value="362920" calcext:value-type="float">
            <text:p>362920</text:p>
          </table:table-cell>
          <table:table-cell/>
        </table:table-row>
        <table:table-row table:style-name="ro1">
          <table:table-cell office:value-type="float" office:value="13575" calcext:value-type="float">
            <text:p>13575</text:p>
          </table:table-cell>
          <table:table-cell office:value-type="float" office:value="567230" calcext:value-type="float">
            <text:p>567230</text:p>
          </table:table-cell>
          <table:table-cell/>
          <table:table-cell office:value-type="float" office:value="19439" calcext:value-type="float">
            <text:p>19439</text:p>
          </table:table-cell>
          <table:table-cell office:value-type="float" office:value="902110" calcext:value-type="float">
            <text:p>9021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8224" calcext:value-type="float">
            <text:p>8224</text:p>
          </table:table-cell>
          <table:table-cell office:value-type="float" office:value="489420" calcext:value-type="float">
            <text:p>489420</text:p>
          </table:table-cell>
          <table:table-cell/>
        </table:table-row>
        <table:table-row table:style-name="ro1">
          <table:table-cell office:value-type="float" office:value="14367" calcext:value-type="float">
            <text:p>14367</text:p>
          </table:table-cell>
          <table:table-cell office:value-type="float" office:value="618060" calcext:value-type="float">
            <text:p>618060</text:p>
          </table:table-cell>
          <table:table-cell/>
          <table:table-cell office:value-type="float" office:value="13468" calcext:value-type="float">
            <text:p>13468</text:p>
          </table:table-cell>
          <table:table-cell office:value-type="float" office:value="628150" calcext:value-type="float">
            <text:p>62815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5696" calcext:value-type="float">
            <text:p>5696</text:p>
          </table:table-cell>
          <table:table-cell office:value-type="float" office:value="164570" calcext:value-type="float">
            <text:p>164570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369590" calcext:value-type="float">
            <text:p>369590</text:p>
          </table:table-cell>
          <table:table-cell/>
          <table:table-cell office:value-type="float" office:value="16787" calcext:value-type="float">
            <text:p>16787</text:p>
          </table:table-cell>
          <table:table-cell office:value-type="float" office:value="781110" calcext:value-type="float">
            <text:p>78111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3064" calcext:value-type="float">
            <text:p>13064</text:p>
          </table:table-cell>
          <table:table-cell office:value-type="float" office:value="690820" calcext:value-type="float">
            <text:p>690820</text:p>
          </table:table-cell>
          <table:table-cell/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461490" calcext:value-type="float">
            <text:p>461490</text:p>
          </table:table-cell>
          <table:table-cell/>
          <table:table-cell office:value-type="float" office:value="8079" calcext:value-type="float">
            <text:p>8079</text:p>
          </table:table-cell>
          <table:table-cell office:value-type="float" office:value="376060" calcext:value-type="float">
            <text:p>37606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490670" calcext:value-type="float">
            <text:p>490670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339640" calcext:value-type="float">
            <text:p>339640</text:p>
          </table:table-cell>
          <table:table-cell/>
          <table:table-cell office:value-type="float" office:value="9928" calcext:value-type="float">
            <text:p>9928</text:p>
          </table:table-cell>
          <table:table-cell office:value-type="float" office:value="463230" calcext:value-type="float">
            <text:p>46323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1431" calcext:value-type="float">
            <text:p>11431</text:p>
          </table:table-cell>
          <table:table-cell office:value-type="float" office:value="532090" calcext:value-type="float">
            <text:p>532090</text:p>
          </table:table-cell>
          <table:table-cell/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440020" calcext:value-type="float">
            <text:p>440020</text:p>
          </table:table-cell>
          <table:table-cell/>
          <table:table-cell office:value-type="float" office:value="11957" calcext:value-type="float">
            <text:p>11957</text:p>
          </table:table-cell>
          <table:table-cell office:value-type="float" office:value="555490" calcext:value-type="float">
            <text:p>55549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4444" calcext:value-type="float">
            <text:p>4444</text:p>
          </table:table-cell>
          <table:table-cell office:value-type="float" office:value="215220" calcext:value-type="float">
            <text:p>215220</text:p>
          </table:table-cell>
          <table:table-cell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float" office:value="484350" calcext:value-type="float">
            <text:p>484350</text:p>
          </table:table-cell>
          <table:table-cell/>
          <table:table-cell office:value-type="float" office:value="16034" calcext:value-type="float">
            <text:p>16034</text:p>
          </table:table-cell>
          <table:table-cell office:value-type="float" office:value="748310" calcext:value-type="float">
            <text:p>74831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380900" calcext:value-type="float">
            <text:p>380900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290270" calcext:value-type="float">
            <text:p>290270</text:p>
          </table:table-cell>
          <table:table-cell/>
          <table:table-cell office:value-type="float" office:value="12703" calcext:value-type="float">
            <text:p>12703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4972" calcext:value-type="float">
            <text:p>4972</text:p>
          </table:table-cell>
          <table:table-cell office:value-type="float" office:value="202260" calcext:value-type="float">
            <text:p>202260</text:p>
          </table:table-cell>
          <table:table-cell/>
        </table:table-row>
        <table:table-row table:style-name="ro1">
          <table:table-cell office:value-type="float" office:value="13287" calcext:value-type="float">
            <text:p>13287</text:p>
          </table:table-cell>
          <table:table-cell office:value-type="float" office:value="418720" calcext:value-type="float">
            <text:p>418720</text:p>
          </table:table-cell>
          <table:table-cell/>
          <table:table-cell office:value-type="float" office:value="18205" calcext:value-type="float">
            <text:p>18205</text:p>
          </table:table-cell>
          <table:table-cell office:value-type="float" office:value="846510" calcext:value-type="float">
            <text:p>84651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2179" calcext:value-type="float">
            <text:p>12179</text:p>
          </table:table-cell>
          <table:table-cell office:value-type="float" office:value="565000" calcext:value-type="float">
            <text:p>565000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0250" calcext:value-type="float">
            <text:p>40250</text:p>
          </table:table-cell>
          <table:table-cell/>
          <table:table-cell office:value-type="float" office:value="14063" calcext:value-type="float">
            <text:p>14063</text:p>
          </table:table-cell>
          <table:table-cell office:value-type="float" office:value="654850" calcext:value-type="float">
            <text:p>65485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5734" calcext:value-type="float">
            <text:p>5734</text:p>
          </table:table-cell>
          <table:table-cell office:value-type="float" office:value="166130" calcext:value-type="float">
            <text:p>166130</text:p>
          </table:table-cell>
          <table:table-cell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435340" calcext:value-type="float">
            <text:p>435340</text:p>
          </table:table-cell>
          <table:table-cell/>
          <table:table-cell office:value-type="float" office:value="19543" calcext:value-type="float">
            <text:p>19543</text:p>
          </table:table-cell>
          <table:table-cell office:value-type="float" office:value="905810" calcext:value-type="float">
            <text:p>9058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4862" calcext:value-type="float">
            <text:p>14862</text:p>
          </table:table-cell>
          <table:table-cell office:value-type="float" office:value="675100" calcext:value-type="float">
            <text:p>675100</text:p>
          </table:table-cell>
          <table:table-cell/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236890" calcext:value-type="float">
            <text:p>236890</text:p>
          </table:table-cell>
          <table:table-cell/>
          <table:table-cell office:value-type="float" office:value="12666" calcext:value-type="float">
            <text:p>12666</text:p>
          </table:table-cell>
          <table:table-cell office:value-type="float" office:value="589990" calcext:value-type="float">
            <text:p>5899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5575" calcext:value-type="float">
            <text:p>15575</text:p>
          </table:table-cell>
          <table:table-cell office:value-type="float" office:value="707040" calcext:value-type="float">
            <text:p>707040</text:p>
          </table:table-cell>
          <table:table-cell/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float" office:value="497540" calcext:value-type="float">
            <text:p>497540</text:p>
          </table:table-cell>
          <table:table-cell/>
          <table:table-cell office:value-type="float" office:value="15356" calcext:value-type="float">
            <text:p>15356</text:p>
          </table:table-cell>
          <table:table-cell office:value-type="float" office:value="716400" calcext:value-type="float">
            <text:p>71640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675" calcext:value-type="float">
            <text:p>12675</text:p>
          </table:table-cell>
          <table:table-cell office:value-type="float" office:value="401130" calcext:value-type="float">
            <text:p>401130</text:p>
          </table:table-cell>
          <table:table-cell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243410" calcext:value-type="float">
            <text:p>243410</text:p>
          </table:table-cell>
          <table:table-cell/>
          <table:table-cell office:value-type="float" office:value="15403" calcext:value-type="float">
            <text:p>15403</text:p>
          </table:table-cell>
          <table:table-cell office:value-type="float" office:value="719240" calcext:value-type="float">
            <text:p>7192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4841" calcext:value-type="float">
            <text:p>14841</text:p>
          </table:table-cell>
          <table:table-cell office:value-type="float" office:value="593750" calcext:value-type="float">
            <text:p>593750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334540" calcext:value-type="float">
            <text:p>33454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5802" calcext:value-type="float">
            <text:p>5802</text:p>
          </table:table-cell>
          <table:table-cell office:value-type="float" office:value="231190" calcext:value-type="float">
            <text:p>231190</text:p>
          </table:table-cell>
          <table:table-cell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525890" calcext:value-type="float">
            <text:p>525890</text:p>
          </table:table-cell>
          <table:table-cell/>
          <table:table-cell office:value-type="float" office:value="4388" calcext:value-type="float">
            <text:p>4388</text:p>
          </table:table-cell>
          <table:table-cell office:value-type="float" office:value="202590" calcext:value-type="float">
            <text:p>20259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490" calcext:value-type="float">
            <text:p>10490</text:p>
          </table:table-cell>
          <table:table-cell office:value-type="float" office:value="431420" calcext:value-type="float">
            <text:p>431420</text:p>
          </table:table-cell>
          <table:table-cell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501670" calcext:value-type="float">
            <text:p>501670</text:p>
          </table:table-cell>
          <table:table-cell/>
          <table:table-cell office:value-type="float" office:value="11940" calcext:value-type="float">
            <text:p>11940</text:p>
          </table:table-cell>
          <table:table-cell office:value-type="float" office:value="557100" calcext:value-type="float">
            <text:p>55710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4006" calcext:value-type="float">
            <text:p>14006</text:p>
          </table:table-cell>
          <table:table-cell office:value-type="float" office:value="564600" calcext:value-type="float">
            <text:p>564600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401200" calcext:value-type="float">
            <text:p>401200</text:p>
          </table:table-cell>
          <table:table-cell/>
          <table:table-cell office:value-type="float" office:value="7374" calcext:value-type="float">
            <text:p>7374</text:p>
          </table:table-cell>
          <table:table-cell office:value-type="float" office:value="339500" calcext:value-type="float">
            <text:p>33950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6163" calcext:value-type="float">
            <text:p>16163</text:p>
          </table:table-cell>
          <table:table-cell office:value-type="float" office:value="612060" calcext:value-type="float">
            <text:p>612060</text:p>
          </table:table-cell>
          <table:table-cell/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567140" calcext:value-type="float">
            <text:p>567140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110990" calcext:value-type="float">
            <text:p>11099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9121" calcext:value-type="float">
            <text:p>9121</text:p>
          </table:table-cell>
          <table:table-cell office:value-type="float" office:value="335850" calcext:value-type="float">
            <text:p>335850</text:p>
          </table:table-cell>
          <table:table-cell/>
        </table:table-row>
        <table:table-row table:style-name="ro1">
          <table:table-cell office:value-type="float" office:value="15378" calcext:value-type="float">
            <text:p>15378</text:p>
          </table:table-cell>
          <table:table-cell office:value-type="float" office:value="609840" calcext:value-type="float">
            <text:p>609840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03230" calcext:value-type="float">
            <text:p>40323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1140" calcext:value-type="float">
            <text:p>11140</text:p>
          </table:table-cell>
          <table:table-cell office:value-type="float" office:value="462380" calcext:value-type="float">
            <text:p>462380</text:p>
          </table:table-cell>
          <table:table-cell/>
        </table:table-row>
        <table:table-row table:style-name="ro1">
          <table:table-cell office:value-type="float" office:value="16823" calcext:value-type="float">
            <text:p>16823</text:p>
          </table:table-cell>
          <table:table-cell office:value-type="float" office:value="675120" calcext:value-type="float">
            <text:p>675120</text:p>
          </table:table-cell>
          <table:table-cell/>
          <table:table-cell office:value-type="float" office:value="11336" calcext:value-type="float">
            <text:p>11336</text:p>
          </table:table-cell>
          <table:table-cell office:value-type="float" office:value="530110" calcext:value-type="float">
            <text:p>53011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4811" calcext:value-type="float">
            <text:p>14811</text:p>
          </table:table-cell>
          <table:table-cell office:value-type="float" office:value="644380" calcext:value-type="float">
            <text:p>644380</text:p>
          </table:table-cell>
          <table:table-cell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398840" calcext:value-type="float">
            <text:p>398840</text:p>
          </table:table-cell>
          <table:table-cell/>
          <table:table-cell office:value-type="float" office:value="9794" calcext:value-type="float">
            <text:p>9794</text:p>
          </table:table-cell>
          <table:table-cell office:value-type="float" office:value="456740" calcext:value-type="float">
            <text:p>45674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005" calcext:value-type="float">
            <text:p>11005</text:p>
          </table:table-cell>
          <table:table-cell office:value-type="float" office:value="373970" calcext:value-type="float">
            <text:p>373970</text:p>
          </table:table-cell>
          <table:table-cell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702660" calcext:value-type="float">
            <text:p>702660</text:p>
          </table:table-cell>
          <table:table-cell/>
          <table:table-cell office:value-type="float" office:value="8112" calcext:value-type="float">
            <text:p>8112</text:p>
          </table:table-cell>
          <table:table-cell office:value-type="float" office:value="380050" calcext:value-type="float">
            <text:p>38005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790" calcext:value-type="float">
            <text:p>11790</text:p>
          </table:table-cell>
          <table:table-cell office:value-type="float" office:value="389950" calcext:value-type="float">
            <text:p>389950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291750" calcext:value-type="float">
            <text:p>291750</text:p>
          </table:table-cell>
          <table:table-cell/>
          <table:table-cell office:value-type="float" office:value="3921" calcext:value-type="float">
            <text:p>3921</text:p>
          </table:table-cell>
          <table:table-cell office:value-type="float" office:value="180560" calcext:value-type="float">
            <text:p>18056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6218" calcext:value-type="float">
            <text:p>16218</text:p>
          </table:table-cell>
          <table:table-cell office:value-type="float" office:value="663270" calcext:value-type="float">
            <text:p>663270</text:p>
          </table:table-cell>
          <table:table-cell/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466240" calcext:value-type="float">
            <text:p>466240</text:p>
          </table:table-cell>
          <table:table-cell/>
          <table:table-cell office:value-type="float" office:value="9185" calcext:value-type="float">
            <text:p>9185</text:p>
          </table:table-cell>
          <table:table-cell office:value-type="float" office:value="425590" calcext:value-type="float">
            <text:p>42559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273" calcext:value-type="float">
            <text:p>10273</text:p>
          </table:table-cell>
          <table:table-cell office:value-type="float" office:value="186180" calcext:value-type="float">
            <text:p>186180</text:p>
          </table:table-cell>
          <table:table-cell/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191530" calcext:value-type="float">
            <text:p>191530</text:p>
          </table:table-cell>
          <table:table-cell/>
          <table:table-cell office:value-type="float" office:value="7338" calcext:value-type="float">
            <text:p>7338</text:p>
          </table:table-cell>
          <table:table-cell office:value-type="float" office:value="338850" calcext:value-type="float">
            <text:p>33885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1662" calcext:value-type="float">
            <text:p>11662</text:p>
          </table:table-cell>
          <table:table-cell office:value-type="float" office:value="367460" calcext:value-type="float">
            <text:p>367460</text:p>
          </table:table-cell>
          <table:table-cell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528460" calcext:value-type="float">
            <text:p>528460</text:p>
          </table:table-cell>
          <table:table-cell/>
          <table:table-cell office:value-type="float" office:value="6536" calcext:value-type="float">
            <text:p>6536</text:p>
          </table:table-cell>
          <table:table-cell office:value-type="float" office:value="303170" calcext:value-type="float">
            <text:p>30317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6694" calcext:value-type="float">
            <text:p>16694</text:p>
          </table:table-cell>
          <table:table-cell office:value-type="float" office:value="693410" calcext:value-type="float">
            <text:p>693410</text:p>
          </table:table-cell>
          <table:table-cell/>
        </table:table-row>
        <table:table-row table:style-name="ro1">
          <table:table-cell office:value-type="float" office:value="17307" calcext:value-type="float">
            <text:p>17307</text:p>
          </table:table-cell>
          <table:table-cell office:value-type="float" office:value="645780" calcext:value-type="float">
            <text:p>645780</text:p>
          </table:table-cell>
          <table:table-cell/>
          <table:table-cell office:value-type="float" office:value="11916" calcext:value-type="float">
            <text:p>11916</text:p>
          </table:table-cell>
          <table:table-cell office:value-type="float" office:value="555490" calcext:value-type="float">
            <text:p>5554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7558" calcext:value-type="float">
            <text:p>17558</text:p>
          </table:table-cell>
          <table:table-cell office:value-type="float" office:value="814310" calcext:value-type="float">
            <text:p>814310</text:p>
          </table:table-cell>
          <table:table-cell/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float" office:value="375370" calcext:value-type="float">
            <text:p>375370</text:p>
          </table:table-cell>
          <table:table-cell/>
          <table:table-cell office:value-type="float" office:value="11948" calcext:value-type="float">
            <text:p>11948</text:p>
          </table:table-cell>
          <table:table-cell office:value-type="float" office:value="559890" calcext:value-type="float">
            <text:p>5598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6322" calcext:value-type="float">
            <text:p>6322</text:p>
          </table:table-cell>
          <table:table-cell office:value-type="float" office:value="162270" calcext:value-type="float">
            <text:p>162270</text:p>
          </table:table-cell>
          <table:table-cell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198450" calcext:value-type="float">
            <text:p>198450</text:p>
          </table:table-cell>
          <table:table-cell/>
          <table:table-cell office:value-type="float" office:value="11414" calcext:value-type="float">
            <text:p>11414</text:p>
          </table:table-cell>
          <table:table-cell office:value-type="float" office:value="530330" calcext:value-type="float">
            <text:p>53033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6672" calcext:value-type="float">
            <text:p>16672</text:p>
          </table:table-cell>
          <table:table-cell office:value-type="float" office:value="671810" calcext:value-type="float">
            <text:p>671810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119920" calcext:value-type="float">
            <text:p>119920</text:p>
          </table:table-cell>
          <table:table-cell/>
          <table:table-cell office:value-type="float" office:value="5176" calcext:value-type="float">
            <text:p>5176</text:p>
          </table:table-cell>
          <table:table-cell office:value-type="float" office:value="243130" calcext:value-type="float">
            <text:p>24313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1560" calcext:value-type="float">
            <text:p>11560</text:p>
          </table:table-cell>
          <table:table-cell office:value-type="float" office:value="391560" calcext:value-type="float">
            <text:p>391560</text:p>
          </table:table-cell>
          <table:table-cell/>
        </table:table-row>
        <table:table-row table:style-name="ro1">
          <table:table-cell office:value-type="float" office:value="15862" calcext:value-type="float">
            <text:p>15862</text:p>
          </table:table-cell>
          <table:table-cell office:value-type="float" office:value="575930" calcext:value-type="float">
            <text:p>575930</text:p>
          </table:table-cell>
          <table:table-cell/>
          <table:table-cell office:value-type="float" office:value="7981" calcext:value-type="float">
            <text:p>7981</text:p>
          </table:table-cell>
          <table:table-cell office:value-type="float" office:value="369850" calcext:value-type="float">
            <text:p>36985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2974" calcext:value-type="float">
            <text:p>12974</text:p>
          </table:table-cell>
          <table:table-cell office:value-type="float" office:value="357620" calcext:value-type="float">
            <text:p>357620</text:p>
          </table:table-cell>
          <table:table-cell/>
        </table:table-row>
        <table:table-row table:style-name="ro1">
          <table:table-cell office:value-type="float" office:value="15893" calcext:value-type="float">
            <text:p>15893</text:p>
          </table:table-cell>
          <table:table-cell office:value-type="float" office:value="576300" calcext:value-type="float">
            <text:p>576300</text:p>
          </table:table-cell>
          <table:table-cell/>
          <table:table-cell office:value-type="float" office:value="5170" calcext:value-type="float">
            <text:p>5170</text:p>
          </table:table-cell>
          <table:table-cell office:value-type="float" office:value="240190" calcext:value-type="float">
            <text:p>24019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335240" calcext:value-type="float">
            <text:p>335240</text:p>
          </table:table-cell>
          <table:table-cell/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float" office:value="222860" calcext:value-type="float">
            <text:p>222860</text:p>
          </table:table-cell>
          <table:table-cell/>
          <table:table-cell office:value-type="float" office:value="8515" calcext:value-type="float">
            <text:p>8515</text:p>
          </table:table-cell>
          <table:table-cell office:value-type="float" office:value="398650" calcext:value-type="float">
            <text:p>3986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2341" calcext:value-type="float">
            <text:p>12341</text:p>
          </table:table-cell>
          <table:table-cell office:value-type="float" office:value="469570" calcext:value-type="float">
            <text:p>469570</text:p>
          </table:table-cell>
          <table:table-cell/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453620" calcext:value-type="float">
            <text:p>453620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428650" calcext:value-type="float">
            <text:p>42865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3818" calcext:value-type="float">
            <text:p>13818</text:p>
          </table:table-cell>
          <table:table-cell office:value-type="float" office:value="568850" calcext:value-type="float">
            <text:p>568850</text:p>
          </table:table-cell>
          <table:table-cell/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440020" calcext:value-type="float">
            <text:p>440020</text:p>
          </table:table-cell>
          <table:table-cell/>
          <table:table-cell office:value-type="float" office:value="14131" calcext:value-type="float">
            <text:p>14131</text:p>
          </table:table-cell>
          <table:table-cell office:value-type="float" office:value="655800" calcext:value-type="float">
            <text:p>65580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9441" calcext:value-type="float">
            <text:p>9441</text:p>
          </table:table-cell>
          <table:table-cell office:value-type="float" office:value="203710" calcext:value-type="float">
            <text:p>203710</text:p>
          </table:table-cell>
          <table:table-cell/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float" office:value="493840" calcext:value-type="float">
            <text:p>493840</text:p>
          </table:table-cell>
          <table:table-cell/>
          <table:table-cell office:value-type="float" office:value="10011" calcext:value-type="float">
            <text:p>10011</text:p>
          </table:table-cell>
          <table:table-cell office:value-type="float" office:value="465250" calcext:value-type="float">
            <text:p>46525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2295" calcext:value-type="float">
            <text:p>12295</text:p>
          </table:table-cell>
          <table:table-cell office:value-type="float" office:value="248930" calcext:value-type="float">
            <text:p>248930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235430" calcext:value-type="float">
            <text:p>235430</text:p>
          </table:table-cell>
          <table:table-cell/>
          <table:table-cell office:value-type="float" office:value="16683" calcext:value-type="float">
            <text:p>16683</text:p>
          </table:table-cell>
          <table:table-cell office:value-type="float" office:value="775700" calcext:value-type="float">
            <text:p>77570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3706" calcext:value-type="float">
            <text:p>13706</text:p>
          </table:table-cell>
          <table:table-cell office:value-type="float" office:value="430560" calcext:value-type="float">
            <text:p>430560</text:p>
          </table:table-cell>
          <table:table-cell/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331020" calcext:value-type="float">
            <text:p>331020</text:p>
          </table:table-cell>
          <table:table-cell/>
          <table:table-cell office:value-type="float" office:value="11028" calcext:value-type="float">
            <text:p>11028</text:p>
          </table:table-cell>
          <table:table-cell office:value-type="float" office:value="528720" calcext:value-type="float">
            <text:p>5287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7528" calcext:value-type="float">
            <text:p>7528</text:p>
          </table:table-cell>
          <table:table-cell office:value-type="float" office:value="177310" calcext:value-type="float">
            <text:p>177310</text:p>
          </table:table-cell>
          <table:table-cell/>
        </table:table-row>
        <table:table-row table:style-name="ro1">
          <table:table-cell office:value-type="float" office:value="13708" calcext:value-type="float">
            <text:p>13708</text:p>
          </table:table-cell>
          <table:table-cell office:value-type="float" office:value="396940" calcext:value-type="float">
            <text:p>396940</text:p>
          </table:table-cell>
          <table:table-cell/>
          <table:table-cell office:value-type="float" office:value="12623" calcext:value-type="float">
            <text:p>12623</text:p>
          </table:table-cell>
          <table:table-cell office:value-type="float" office:value="586830" calcext:value-type="float">
            <text:p>58683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8659" calcext:value-type="float">
            <text:p>8659</text:p>
          </table:table-cell>
          <table:table-cell office:value-type="float" office:value="135060" calcext:value-type="float">
            <text:p>135060</text:p>
          </table:table-cell>
          <table:table-cell/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594490" calcext:value-type="float">
            <text:p>594490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210560" calcext:value-type="float">
            <text:p>21056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176" calcext:value-type="float">
            <text:p>11176</text:p>
          </table:table-cell>
          <table:table-cell office:value-type="float" office:value="333780" calcext:value-type="float">
            <text:p>333780</text:p>
          </table:table-cell>
          <table:table-cell/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356200" calcext:value-type="float">
            <text:p>356200</text:p>
          </table:table-cell>
          <table:table-cell/>
          <table:table-cell office:value-type="float" office:value="11891" calcext:value-type="float">
            <text:p>11891</text:p>
          </table:table-cell>
          <table:table-cell office:value-type="float" office:value="553900" calcext:value-type="float">
            <text:p>55390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8039" calcext:value-type="float">
            <text:p>18039</text:p>
          </table:table-cell>
          <table:table-cell office:value-type="float" office:value="739620" calcext:value-type="float">
            <text:p>739620</text:p>
          </table:table-cell>
          <table:table-cell/>
        </table:table-row>
        <table:table-row table:style-name="ro1">
          <table:table-cell office:value-type="float" office:value="21449" calcext:value-type="float">
            <text:p>21449</text:p>
          </table:table-cell>
          <table:table-cell office:value-type="float" office:value="760010" calcext:value-type="float">
            <text:p>760010</text:p>
          </table:table-cell>
          <table:table-cell/>
          <table:table-cell office:value-type="float" office:value="7267" calcext:value-type="float">
            <text:p>7267</text:p>
          </table:table-cell>
          <table:table-cell office:value-type="float" office:value="338740" calcext:value-type="float">
            <text:p>33874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20133" calcext:value-type="float">
            <text:p>20133</text:p>
          </table:table-cell>
          <table:table-cell office:value-type="float" office:value="875000" calcext:value-type="float">
            <text:p>875000</text:p>
          </table:table-cell>
          <table:table-cell/>
        </table:table-row>
        <table:table-row table:style-name="ro1">
          <table:table-cell office:value-type="float" office:value="19278" calcext:value-type="float">
            <text:p>19278</text:p>
          </table:table-cell>
          <table:table-cell office:value-type="float" office:value="582260" calcext:value-type="float">
            <text:p>582260</text:p>
          </table:table-cell>
          <table:table-cell/>
          <table:table-cell office:value-type="float" office:value="12670" calcext:value-type="float">
            <text:p>12670</text:p>
          </table:table-cell>
          <table:table-cell office:value-type="float" office:value="588540" calcext:value-type="float">
            <text:p>58854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6133" calcext:value-type="float">
            <text:p>16133</text:p>
          </table:table-cell>
          <table:table-cell office:value-type="float" office:value="751720" calcext:value-type="float">
            <text:p>751720</text:p>
          </table:table-cell>
          <table:table-cell/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169080" calcext:value-type="float">
            <text:p>169080</text:p>
          </table:table-cell>
          <table:table-cell/>
          <table:table-cell office:value-type="float" office:value="11932" calcext:value-type="float">
            <text:p>11932</text:p>
          </table:table-cell>
          <table:table-cell office:value-type="float" office:value="558220" calcext:value-type="float">
            <text:p>55822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864" calcext:value-type="float">
            <text:p>12864</text:p>
          </table:table-cell>
          <table:table-cell office:value-type="float" office:value="330030" calcext:value-type="float">
            <text:p>330030</text:p>
          </table:table-cell>
          <table:table-cell/>
        </table:table-row>
        <table:table-row table:style-name="ro1">
          <table:table-cell office:value-type="float" office:value="15478" calcext:value-type="float">
            <text:p>15478</text:p>
          </table:table-cell>
          <table:table-cell office:value-type="float" office:value="636820" calcext:value-type="float">
            <text:p>636820</text:p>
          </table:table-cell>
          <table:table-cell/>
          <table:table-cell office:value-type="float" office:value="12604" calcext:value-type="float">
            <text:p>12604</text:p>
          </table:table-cell>
          <table:table-cell office:value-type="float" office:value="590070" calcext:value-type="float">
            <text:p>59007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359370" calcext:value-type="float">
            <text:p>359370</text:p>
          </table:table-cell>
          <table:table-cell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154810" calcext:value-type="float">
            <text:p>154810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402360" calcext:value-type="float">
            <text:p>40236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5824" calcext:value-type="float">
            <text:p>15824</text:p>
          </table:table-cell>
          <table:table-cell office:value-type="float" office:value="551080" calcext:value-type="float">
            <text:p>551080</text:p>
          </table:table-cell>
          <table:table-cell/>
        </table:table-row>
        <table:table-row table:style-name="ro1">
          <table:table-cell office:value-type="float" office:value="16792" calcext:value-type="float">
            <text:p>16792</text:p>
          </table:table-cell>
          <table:table-cell office:value-type="float" office:value="636370" calcext:value-type="float">
            <text:p>636370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652480" calcext:value-type="float">
            <text:p>65248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8998" calcext:value-type="float">
            <text:p>8998</text:p>
          </table:table-cell>
          <table:table-cell office:value-type="float" office:value="555650" calcext:value-type="float">
            <text:p>555650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float" office:value="342410" calcext:value-type="float">
            <text:p>342410</text:p>
          </table:table-cell>
          <table:table-cell/>
          <table:table-cell office:value-type="float" office:value="11240" calcext:value-type="float">
            <text:p>11240</text:p>
          </table:table-cell>
          <table:table-cell office:value-type="float" office:value="525650" calcext:value-type="float">
            <text:p>5256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7669" calcext:value-type="float">
            <text:p>7669</text:p>
          </table:table-cell>
          <table:table-cell office:value-type="float" office:value="427980" calcext:value-type="float">
            <text:p>427980</text:p>
          </table:table-cell>
          <table:table-cell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216970" calcext:value-type="float">
            <text:p>216970</text:p>
          </table:table-cell>
          <table:table-cell/>
          <table:table-cell office:value-type="float" office:value="15478" calcext:value-type="float">
            <text:p>15478</text:p>
          </table:table-cell>
          <table:table-cell office:value-type="float" office:value="722100" calcext:value-type="float">
            <text:p>7221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5363" calcext:value-type="float">
            <text:p>15363</text:p>
          </table:table-cell>
          <table:table-cell office:value-type="float" office:value="927740" calcext:value-type="float">
            <text:p>927740</text:p>
          </table:table-cell>
          <table:table-cell/>
        </table:table-row>
        <table:table-row table:style-name="ro1">
          <table:table-cell office:value-type="float" office:value="21543" calcext:value-type="float">
            <text:p>21543</text:p>
          </table:table-cell>
          <table:table-cell office:value-type="float" office:value="731340" calcext:value-type="float">
            <text:p>731340</text:p>
          </table:table-cell>
          <table:table-cell/>
          <table:table-cell office:value-type="float" office:value="9847" calcext:value-type="float">
            <text:p>9847</text:p>
          </table:table-cell>
          <table:table-cell office:value-type="float" office:value="457290" calcext:value-type="float">
            <text:p>45729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391970" calcext:value-type="float">
            <text:p>391970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245230" calcext:value-type="float">
            <text:p>24523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float" office:value="561150" calcext:value-type="float">
            <text:p>56115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2247" calcext:value-type="float">
            <text:p>2247</text:p>
          </table:table-cell>
          <table:table-cell office:value-type="float" office:value="46330" calcext:value-type="float">
            <text:p>46330</text:p>
          </table:table-cell>
          <table:table-cell/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float" office:value="514450" calcext:value-type="float">
            <text:p>514450</text:p>
          </table:table-cell>
          <table:table-cell/>
          <table:table-cell office:value-type="float" office:value="14004" calcext:value-type="float">
            <text:p>14004</text:p>
          </table:table-cell>
          <table:table-cell office:value-type="float" office:value="652200" calcext:value-type="float">
            <text:p>65220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9534" calcext:value-type="float">
            <text:p>9534</text:p>
          </table:table-cell>
          <table:table-cell office:value-type="float" office:value="498480" calcext:value-type="float">
            <text:p>498480</text:p>
          </table:table-cell>
          <table:table-cell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333650" calcext:value-type="float">
            <text:p>333650</text:p>
          </table:table-cell>
          <table:table-cell/>
          <table:table-cell office:value-type="float" office:value="6159" calcext:value-type="float">
            <text:p>6159</text:p>
          </table:table-cell>
          <table:table-cell office:value-type="float" office:value="283910" calcext:value-type="float">
            <text:p>28391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369" calcext:value-type="float">
            <text:p>12369</text:p>
          </table:table-cell>
          <table:table-cell office:value-type="float" office:value="692760" calcext:value-type="float">
            <text:p>692760</text:p>
          </table:table-cell>
          <table:table-cell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602890" calcext:value-type="float">
            <text:p>602890</text:p>
          </table:table-cell>
          <table:table-cell/>
          <table:table-cell office:value-type="float" office:value="14130" calcext:value-type="float">
            <text:p>14130</text:p>
          </table:table-cell>
          <table:table-cell office:value-type="float" office:value="658730" calcext:value-type="float">
            <text:p>65873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7997" calcext:value-type="float">
            <text:p>7997</text:p>
          </table:table-cell>
          <table:table-cell office:value-type="float" office:value="289670" calcext:value-type="float">
            <text:p>289670</text:p>
          </table:table-cell>
          <table:table-cell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249510" calcext:value-type="float">
            <text:p>249510</text:p>
          </table:table-cell>
          <table:table-cell/>
          <table:table-cell office:value-type="float" office:value="12620" calcext:value-type="float">
            <text:p>12620</text:p>
          </table:table-cell>
          <table:table-cell office:value-type="float" office:value="587910" calcext:value-type="float">
            <text:p>5879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567810" calcext:value-type="float">
            <text:p>567810</text:p>
          </table:table-cell>
          <table:table-cell/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float" office:value="406770" calcext:value-type="float">
            <text:p>406770</text:p>
          </table:table-cell>
          <table:table-cell/>
          <table:table-cell office:value-type="float" office:value="14010" calcext:value-type="float">
            <text:p>14010</text:p>
          </table:table-cell>
          <table:table-cell office:value-type="float" office:value="652430" calcext:value-type="float">
            <text:p>65243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416800" calcext:value-type="float">
            <text:p>416800</text:p>
          </table:table-cell>
          <table:table-cell/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float" office:value="594910" calcext:value-type="float">
            <text:p>594910</text:p>
          </table:table-cell>
          <table:table-cell/>
          <table:table-cell office:value-type="float" office:value="16113" calcext:value-type="float">
            <text:p>16113</text:p>
          </table:table-cell>
          <table:table-cell office:value-type="float" office:value="751590" calcext:value-type="float">
            <text:p>75159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536030" calcext:value-type="float">
            <text:p>536030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550010" calcext:value-type="float">
            <text:p>550010</text:p>
          </table:table-cell>
          <table:table-cell/>
          <table:table-cell office:value-type="float" office:value="12017" calcext:value-type="float">
            <text:p>12017</text:p>
          </table:table-cell>
          <table:table-cell office:value-type="float" office:value="558960" calcext:value-type="float">
            <text:p>55896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6103" calcext:value-type="float">
            <text:p>6103</text:p>
          </table:table-cell>
          <table:table-cell office:value-type="float" office:value="362620" calcext:value-type="float">
            <text:p>362620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38740" calcext:value-type="float">
            <text:p>138740</text:p>
          </table:table-cell>
          <table:table-cell/>
          <table:table-cell office:value-type="float" office:value="14666" calcext:value-type="float">
            <text:p>14666</text:p>
          </table:table-cell>
          <table:table-cell office:value-type="float" office:value="682910" calcext:value-type="float">
            <text:p>6829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8289" calcext:value-type="float">
            <text:p>8289</text:p>
          </table:table-cell>
          <table:table-cell office:value-type="float" office:value="492610" calcext:value-type="float">
            <text:p>492610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260730" calcext:value-type="float">
            <text:p>260730</text:p>
          </table:table-cell>
          <table:table-cell/>
          <table:table-cell office:value-type="float" office:value="12576" calcext:value-type="float">
            <text:p>12576</text:p>
          </table:table-cell>
          <table:table-cell office:value-type="float" office:value="587660" calcext:value-type="float">
            <text:p>58766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5709" calcext:value-type="float">
            <text:p>5709</text:p>
          </table:table-cell>
          <table:table-cell office:value-type="float" office:value="168060" calcext:value-type="float">
            <text:p>168060</text:p>
          </table:table-cell>
          <table:table-cell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427410" calcext:value-type="float">
            <text:p>427410</text:p>
          </table:table-cell>
          <table:table-cell/>
          <table:table-cell office:value-type="float" office:value="16149" calcext:value-type="float">
            <text:p>16149</text:p>
          </table:table-cell>
          <table:table-cell office:value-type="float" office:value="751510" calcext:value-type="float">
            <text:p>75151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2978" calcext:value-type="float">
            <text:p>12978</text:p>
          </table:table-cell>
          <table:table-cell office:value-type="float" office:value="677430" calcext:value-type="float">
            <text:p>677430</text:p>
          </table:table-cell>
          <table:table-cell/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289200" calcext:value-type="float">
            <text:p>289200</text:p>
          </table:table-cell>
          <table:table-cell/>
          <table:table-cell office:value-type="float" office:value="12671" calcext:value-type="float">
            <text:p>12671</text:p>
          </table:table-cell>
          <table:table-cell office:value-type="float" office:value="591260" calcext:value-type="float">
            <text:p>5912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492840" calcext:value-type="float">
            <text:p>492840</text:p>
          </table:table-cell>
          <table:table-cell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354770" calcext:value-type="float">
            <text:p>354770</text:p>
          </table:table-cell>
          <table:table-cell/>
          <table:table-cell office:value-type="float" office:value="19490" calcext:value-type="float">
            <text:p>19490</text:p>
          </table:table-cell>
          <table:table-cell office:value-type="float" office:value="902770" calcext:value-type="float">
            <text:p>90277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1424" calcext:value-type="float">
            <text:p>11424</text:p>
          </table:table-cell>
          <table:table-cell office:value-type="float" office:value="456300" calcext:value-type="float">
            <text:p>456300</text:p>
          </table:table-cell>
          <table:table-cell/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float" office:value="554170" calcext:value-type="float">
            <text:p>554170</text:p>
          </table:table-cell>
          <table:table-cell/>
          <table:table-cell office:value-type="float" office:value="13485" calcext:value-type="float">
            <text:p>13485</text:p>
          </table:table-cell>
          <table:table-cell office:value-type="float" office:value="626930" calcext:value-type="float">
            <text:p>62693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4499" calcext:value-type="float">
            <text:p>4499</text:p>
          </table:table-cell>
          <table:table-cell office:value-type="float" office:value="216850" calcext:value-type="float">
            <text:p>216850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6838" calcext:value-type="float">
            <text:p>16838</text:p>
          </table:table-cell>
          <table:table-cell office:value-type="float" office:value="784630" calcext:value-type="float">
            <text:p>78463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7260" calcext:value-type="float">
            <text:p>7260</text:p>
          </table:table-cell>
          <table:table-cell office:value-type="float" office:value="380760" calcext:value-type="float">
            <text:p>380760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339100" calcext:value-type="float">
            <text:p>339100</text:p>
          </table:table-cell>
          <table:table-cell/>
          <table:table-cell office:value-type="float" office:value="8017" calcext:value-type="float">
            <text:p>8017</text:p>
          </table:table-cell>
          <table:table-cell office:value-type="float" office:value="375850" calcext:value-type="float">
            <text:p>3758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204670" calcext:value-type="float">
            <text:p>204670</text:p>
          </table:table-cell>
          <table:table-cell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175140" calcext:value-type="float">
            <text:p>175140</text:p>
          </table:table-cell>
          <table:table-cell/>
          <table:table-cell office:value-type="float" office:value="9959" calcext:value-type="float">
            <text:p>9959</text:p>
          </table:table-cell>
          <table:table-cell office:value-type="float" office:value="462670" calcext:value-type="float">
            <text:p>46267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2098" calcext:value-type="float">
            <text:p>12098</text:p>
          </table:table-cell>
          <table:table-cell office:value-type="float" office:value="561040" calcext:value-type="float">
            <text:p>561040</text:p>
          </table:table-cell>
          <table:table-cell/>
        </table:table-row>
        <table:table-row table:style-name="ro1">
          <table:table-cell office:value-type="float" office:value="13621" calcext:value-type="float">
            <text:p>13621</text:p>
          </table:table-cell>
          <table:table-cell office:value-type="float" office:value="568210" calcext:value-type="float">
            <text:p>568210</text:p>
          </table:table-cell>
          <table:table-cell/>
          <table:table-cell office:value-type="float" office:value="11899" calcext:value-type="float">
            <text:p>11899</text:p>
          </table:table-cell>
          <table:table-cell office:value-type="float" office:value="554020" calcext:value-type="float">
            <text:p>55402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159290" calcext:value-type="float">
            <text:p>159290</text:p>
          </table:table-cell>
          <table:table-cell/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float" office:value="616100" calcext:value-type="float">
            <text:p>616100</text:p>
          </table:table-cell>
          <table:table-cell/>
          <table:table-cell office:value-type="float" office:value="16003" calcext:value-type="float">
            <text:p>16003</text:p>
          </table:table-cell>
          <table:table-cell office:value-type="float" office:value="747160" calcext:value-type="float">
            <text:p>74716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4832" calcext:value-type="float">
            <text:p>14832</text:p>
          </table:table-cell>
          <table:table-cell office:value-type="float" office:value="711880" calcext:value-type="float">
            <text:p>711880</text:p>
          </table:table-cell>
          <table:table-cell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367480" calcext:value-type="float">
            <text:p>367480</text:p>
          </table:table-cell>
          <table:table-cell/>
          <table:table-cell office:value-type="float" office:value="12606" calcext:value-type="float">
            <text:p>12606</text:p>
          </table:table-cell>
          <table:table-cell office:value-type="float" office:value="585850" calcext:value-type="float">
            <text:p>58585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5749" calcext:value-type="float">
            <text:p>15749</text:p>
          </table:table-cell>
          <table:table-cell office:value-type="float" office:value="876620" calcext:value-type="float">
            <text:p>876620</text:p>
          </table:table-cell>
          <table:table-cell/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461650" calcext:value-type="float">
            <text:p>461650</text:p>
          </table:table-cell>
          <table:table-cell/>
          <table:table-cell office:value-type="float" office:value="18173" calcext:value-type="float">
            <text:p>18173</text:p>
          </table:table-cell>
          <table:table-cell office:value-type="float" office:value="846200" calcext:value-type="float">
            <text:p>84620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585" calcext:value-type="float">
            <text:p>12585</text:p>
          </table:table-cell>
          <table:table-cell office:value-type="float" office:value="437610" calcext:value-type="float">
            <text:p>437610</text:p>
          </table:table-cell>
          <table:table-cell/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338940" calcext:value-type="float">
            <text:p>338940</text:p>
          </table:table-cell>
          <table:table-cell/>
          <table:table-cell office:value-type="float" office:value="14140" calcext:value-type="float">
            <text:p>14140</text:p>
          </table:table-cell>
          <table:table-cell office:value-type="float" office:value="660700" calcext:value-type="float">
            <text:p>66070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4830" calcext:value-type="float">
            <text:p>14830</text:p>
          </table:table-cell>
          <table:table-cell office:value-type="float" office:value="682800" calcext:value-type="float">
            <text:p>682800</text:p>
          </table:table-cell>
          <table:table-cell/>
        </table:table-row>
        <table:table-row table:style-name="ro1">
          <table:table-cell office:value-type="float" office:value="10703" calcext:value-type="float">
            <text:p>10703</text:p>
          </table:table-cell>
          <table:table-cell office:value-type="float" office:value="434710" calcext:value-type="float">
            <text:p>434710</text:p>
          </table:table-cell>
          <table:table-cell/>
          <table:table-cell office:value-type="float" office:value="19483" calcext:value-type="float">
            <text:p>19483</text:p>
          </table:table-cell>
          <table:table-cell office:value-type="float" office:value="904770" calcext:value-type="float">
            <text:p>90477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229550" calcext:value-type="float">
            <text:p>229550</text:p>
          </table:table-cell>
          <table:table-cell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float" office:value="485280" calcext:value-type="float">
            <text:p>485280</text:p>
          </table:table-cell>
          <table:table-cell/>
          <table:table-cell office:value-type="float" office:value="12753" calcext:value-type="float">
            <text:p>12753</text:p>
          </table:table-cell>
          <table:table-cell office:value-type="float" office:value="594920" calcext:value-type="float">
            <text:p>59492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552" calcext:value-type="float">
            <text:p>10552</text:p>
          </table:table-cell>
          <table:table-cell office:value-type="float" office:value="433930" calcext:value-type="float">
            <text:p>433930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292510" calcext:value-type="float">
            <text:p>292510</text:p>
          </table:table-cell>
          <table:table-cell/>
          <table:table-cell office:value-type="float" office:value="15391" calcext:value-type="float">
            <text:p>15391</text:p>
          </table:table-cell>
          <table:table-cell office:value-type="float" office:value="716250" calcext:value-type="float">
            <text:p>7162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4005" calcext:value-type="float">
            <text:p>14005</text:p>
          </table:table-cell>
          <table:table-cell office:value-type="float" office:value="586450" calcext:value-type="float">
            <text:p>586450</text:p>
          </table:table-cell>
          <table:table-cell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421200" calcext:value-type="float">
            <text:p>421200</text:p>
          </table:table-cell>
          <table:table-cell/>
          <table:table-cell office:value-type="float" office:value="15433" calcext:value-type="float">
            <text:p>15433</text:p>
          </table:table-cell>
          <table:table-cell office:value-type="float" office:value="719940" calcext:value-type="float">
            <text:p>71994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720250" calcext:value-type="float">
            <text:p>720250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41620" calcext:value-type="float">
            <text:p>4162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9122" calcext:value-type="float">
            <text:p>9122</text:p>
          </table:table-cell>
          <table:table-cell office:value-type="float" office:value="335170" calcext:value-type="float">
            <text:p>335170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435370" calcext:value-type="float">
            <text:p>435370</text:p>
          </table:table-cell>
          <table:table-cell/>
          <table:table-cell office:value-type="float" office:value="4447" calcext:value-type="float">
            <text:p>4447</text:p>
          </table:table-cell>
          <table:table-cell office:value-type="float" office:value="206450" calcext:value-type="float">
            <text:p>20645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1217" calcext:value-type="float">
            <text:p>11217</text:p>
          </table:table-cell>
          <table:table-cell office:value-type="float" office:value="464600" calcext:value-type="float">
            <text:p>464600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237190" calcext:value-type="float">
            <text:p>237190</text:p>
          </table:table-cell>
          <table:table-cell/>
          <table:table-cell office:value-type="float" office:value="11938" calcext:value-type="float">
            <text:p>11938</text:p>
          </table:table-cell>
          <table:table-cell office:value-type="float" office:value="559340" calcext:value-type="float">
            <text:p>55934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4675" calcext:value-type="float">
            <text:p>14675</text:p>
          </table:table-cell>
          <table:table-cell office:value-type="float" office:value="635630" calcext:value-type="float">
            <text:p>635630</text:p>
          </table:table-cell>
          <table:table-cell/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float" office:value="497970" calcext:value-type="float">
            <text:p>497970</text:p>
          </table:table-cell>
          <table:table-cell/>
          <table:table-cell office:value-type="float" office:value="7304" calcext:value-type="float">
            <text:p>7304</text:p>
          </table:table-cell>
          <table:table-cell office:value-type="float" office:value="335610" calcext:value-type="float">
            <text:p>33561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022" calcext:value-type="float">
            <text:p>11022</text:p>
          </table:table-cell>
          <table:table-cell office:value-type="float" office:value="373570" calcext:value-type="float">
            <text:p>373570</text:p>
          </table:table-cell>
          <table:table-cell/>
        </table:table-row>
        <table:table-row table:style-name="ro1">
          <table:table-cell office:value-type="float" office:value="11172" calcext:value-type="float">
            <text:p>11172</text:p>
          </table:table-cell>
          <table:table-cell office:value-type="float" office:value="244420" calcext:value-type="float">
            <text:p>244420</text:p>
          </table:table-cell>
          <table:table-cell/>
          <table:table-cell office:value-type="float" office:value="2353" calcext:value-type="float">
            <text:p>2353</text:p>
          </table:table-cell>
          <table:table-cell office:value-type="float" office:value="108840" calcext:value-type="float">
            <text:p>1088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1829" calcext:value-type="float">
            <text:p>11829</text:p>
          </table:table-cell>
          <table:table-cell office:value-type="float" office:value="391090" calcext:value-type="float">
            <text:p>391090</text:p>
          </table:table-cell>
          <table:table-cell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333470" calcext:value-type="float">
            <text:p>333470</text:p>
          </table:table-cell>
          <table:table-cell/>
          <table:table-cell office:value-type="float" office:value="8597" calcext:value-type="float">
            <text:p>8597</text:p>
          </table:table-cell>
          <table:table-cell office:value-type="float" office:value="402930" calcext:value-type="float">
            <text:p>40293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6097" calcext:value-type="float">
            <text:p>16097</text:p>
          </table:table-cell>
          <table:table-cell office:value-type="float" office:value="687680" calcext:value-type="float">
            <text:p>687680</text:p>
          </table:table-cell>
          <table:table-cell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float" office:value="524670" calcext:value-type="float">
            <text:p>524670</text:p>
          </table:table-cell>
          <table:table-cell/>
          <table:table-cell office:value-type="float" office:value="11349" calcext:value-type="float">
            <text:p>11349</text:p>
          </table:table-cell>
          <table:table-cell office:value-type="float" office:value="531720" calcext:value-type="float">
            <text:p>53172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274" calcext:value-type="float">
            <text:p>10274</text:p>
          </table:table-cell>
          <table:table-cell office:value-type="float" office:value="184680" calcext:value-type="float">
            <text:p>184680</text:p>
          </table:table-cell>
          <table:table-cell/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float" office:value="498980" calcext:value-type="float">
            <text:p>498980</text:p>
          </table:table-cell>
          <table:table-cell/>
          <table:table-cell office:value-type="float" office:value="9822" calcext:value-type="float">
            <text:p>9822</text:p>
          </table:table-cell>
          <table:table-cell office:value-type="float" office:value="457760" calcext:value-type="float">
            <text:p>45776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1701" calcext:value-type="float">
            <text:p>11701</text:p>
          </table:table-cell>
          <table:table-cell office:value-type="float" office:value="321400" calcext:value-type="float">
            <text:p>321400</text:p>
          </table:table-cell>
          <table:table-cell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400920" calcext:value-type="float">
            <text:p>400920</text:p>
          </table:table-cell>
          <table:table-cell/>
          <table:table-cell office:value-type="float" office:value="8093" calcext:value-type="float">
            <text:p>8093</text:p>
          </table:table-cell>
          <table:table-cell office:value-type="float" office:value="375090" calcext:value-type="float">
            <text:p>37509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6795" calcext:value-type="float">
            <text:p>16795</text:p>
          </table:table-cell>
          <table:table-cell office:value-type="float" office:value="738650" calcext:value-type="float">
            <text:p>738650</text:p>
          </table:table-cell>
          <table:table-cell/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float" office:value="562090" calcext:value-type="float">
            <text:p>562090</text:p>
          </table:table-cell>
          <table:table-cell/>
          <table:table-cell office:value-type="float" office:value="3933" calcext:value-type="float">
            <text:p>3933</text:p>
          </table:table-cell>
          <table:table-cell office:value-type="float" office:value="183620" calcext:value-type="float">
            <text:p>18362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7548" calcext:value-type="float">
            <text:p>17548</text:p>
          </table:table-cell>
          <table:table-cell office:value-type="float" office:value="762450" calcext:value-type="float">
            <text:p>762450</text:p>
          </table:table-cell>
          <table:table-cell/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float" office:value="609910" calcext:value-type="float">
            <text:p>609910</text:p>
          </table:table-cell>
          <table:table-cell/>
          <table:table-cell office:value-type="float" office:value="9122" calcext:value-type="float">
            <text:p>9122</text:p>
          </table:table-cell>
          <table:table-cell office:value-type="float" office:value="424760" calcext:value-type="float">
            <text:p>42476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6054" calcext:value-type="float">
            <text:p>6054</text:p>
          </table:table-cell>
          <table:table-cell office:value-type="float" office:value="145470" calcext:value-type="float">
            <text:p>145470</text:p>
          </table:table-cell>
          <table:table-cell/>
        </table:table-row>
        <table:table-row table:style-name="ro1">
          <table:table-cell office:value-type="float" office:value="16855" calcext:value-type="float">
            <text:p>16855</text:p>
          </table:table-cell>
          <table:table-cell office:value-type="float" office:value="674460" calcext:value-type="float">
            <text:p>674460</text:p>
          </table:table-cell>
          <table:table-cell/>
          <table:table-cell office:value-type="float" office:value="7227" calcext:value-type="float">
            <text:p>7227</text:p>
          </table:table-cell>
          <table:table-cell office:value-type="float" office:value="334410" calcext:value-type="float">
            <text:p>33441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6698" calcext:value-type="float">
            <text:p>16698</text:p>
          </table:table-cell>
          <table:table-cell office:value-type="float" office:value="723350" calcext:value-type="float">
            <text:p>723350</text:p>
          </table:table-cell>
          <table:table-cell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float" office:value="396860" calcext:value-type="float">
            <text:p>396860</text:p>
          </table:table-cell>
          <table:table-cell/>
          <table:table-cell office:value-type="float" office:value="6538" calcext:value-type="float">
            <text:p>6538</text:p>
          </table:table-cell>
          <table:table-cell office:value-type="float" office:value="302350" calcext:value-type="float">
            <text:p>30235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592" calcext:value-type="float">
            <text:p>11592</text:p>
          </table:table-cell>
          <table:table-cell office:value-type="float" office:value="395100" calcext:value-type="float">
            <text:p>395100</text:p>
          </table:table-cell>
          <table:table-cell/>
        </table:table-row>
        <table:table-row table:style-name="ro1">
          <table:table-cell office:value-type="float" office:value="18184" calcext:value-type="float">
            <text:p>18184</text:p>
          </table:table-cell>
          <table:table-cell office:value-type="float" office:value="701720" calcext:value-type="float">
            <text:p>701720</text:p>
          </table:table-cell>
          <table:table-cell/>
          <table:table-cell office:value-type="float" office:value="11985" calcext:value-type="float">
            <text:p>11985</text:p>
          </table:table-cell>
          <table:table-cell office:value-type="float" office:value="557300" calcext:value-type="float">
            <text:p>55730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2948" calcext:value-type="float">
            <text:p>12948</text:p>
          </table:table-cell>
          <table:table-cell office:value-type="float" office:value="354470" calcext:value-type="float">
            <text:p>354470</text:p>
          </table:table-cell>
          <table:table-cell/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291010" calcext:value-type="float">
            <text:p>291010</text:p>
          </table:table-cell>
          <table:table-cell/>
          <table:table-cell office:value-type="float" office:value="11944" calcext:value-type="float">
            <text:p>11944</text:p>
          </table:table-cell>
          <table:table-cell office:value-type="float" office:value="557540" calcext:value-type="float">
            <text:p>55754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9479" calcext:value-type="float">
            <text:p>9479</text:p>
          </table:table-cell>
          <table:table-cell office:value-type="float" office:value="334890" calcext:value-type="float">
            <text:p>334890</text:p>
          </table:table-cell>
          <table:table-cell/>
        </table:table-row>
        <table:table-row table:style-name="ro1">
          <table:table-cell office:value-type="float" office:value="11858" calcext:value-type="float">
            <text:p>11858</text:p>
          </table:table-cell>
          <table:table-cell office:value-type="float" office:value="465870" calcext:value-type="float">
            <text:p>465870</text:p>
          </table:table-cell>
          <table:table-cell/>
          <table:table-cell office:value-type="float" office:value="11282" calcext:value-type="float">
            <text:p>11282</text:p>
          </table:table-cell>
          <table:table-cell office:value-type="float" office:value="527460" calcext:value-type="float">
            <text:p>52746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2335" calcext:value-type="float">
            <text:p>12335</text:p>
          </table:table-cell>
          <table:table-cell office:value-type="float" office:value="467060" calcext:value-type="float">
            <text:p>467060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187530" calcext:value-type="float">
            <text:p>187530</text:p>
          </table:table-cell>
          <table:table-cell/>
          <table:table-cell office:value-type="float" office:value="5104" calcext:value-type="float">
            <text:p>5104</text:p>
          </table:table-cell>
          <table:table-cell office:value-type="float" office:value="236510" calcext:value-type="float">
            <text:p>23651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3806" calcext:value-type="float">
            <text:p>13806</text:p>
          </table:table-cell>
          <table:table-cell office:value-type="float" office:value="567310" calcext:value-type="float">
            <text:p>567310</text:p>
          </table:table-cell>
          <table:table-cell/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float" office:value="527730" calcext:value-type="float">
            <text:p>527730</text:p>
          </table:table-cell>
          <table:table-cell/>
          <table:table-cell office:value-type="float" office:value="8003" calcext:value-type="float">
            <text:p>8003</text:p>
          </table:table-cell>
          <table:table-cell office:value-type="float" office:value="372390" calcext:value-type="float">
            <text:p>37239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9558" calcext:value-type="float">
            <text:p>9558</text:p>
          </table:table-cell>
          <table:table-cell office:value-type="float" office:value="217480" calcext:value-type="float">
            <text:p>217480</text:p>
          </table:table-cell>
          <table:table-cell/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646760" calcext:value-type="float">
            <text:p>646760</text:p>
          </table:table-cell>
          <table:table-cell/>
          <table:table-cell office:value-type="float" office:value="5096" calcext:value-type="float">
            <text:p>5096</text:p>
          </table:table-cell>
          <table:table-cell office:value-type="float" office:value="236040" calcext:value-type="float">
            <text:p>23604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2341" calcext:value-type="float">
            <text:p>12341</text:p>
          </table:table-cell>
          <table:table-cell office:value-type="float" office:value="376790" calcext:value-type="float">
            <text:p>376790</text:p>
          </table:table-cell>
          <table:table-cell/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378140" calcext:value-type="float">
            <text:p>378140</text:p>
          </table:table-cell>
          <table:table-cell/>
          <table:table-cell office:value-type="float" office:value="8440" calcext:value-type="float">
            <text:p>8440</text:p>
          </table:table-cell>
          <table:table-cell office:value-type="float" office:value="396290" calcext:value-type="float">
            <text:p>3962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3736" calcext:value-type="float">
            <text:p>13736</text:p>
          </table:table-cell>
          <table:table-cell office:value-type="float" office:value="392350" calcext:value-type="float">
            <text:p>392350</text:p>
          </table:table-cell>
          <table:table-cell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199770" calcext:value-type="float">
            <text:p>199770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426010" calcext:value-type="float">
            <text:p>42601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67600" calcext:value-type="float">
            <text:p>167600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115190" calcext:value-type="float">
            <text:p>115190</text:p>
          </table:table-cell>
          <table:table-cell/>
          <table:table-cell office:value-type="float" office:value="14052" calcext:value-type="float">
            <text:p>14052</text:p>
          </table:table-cell>
          <table:table-cell office:value-type="float" office:value="653770" calcext:value-type="float">
            <text:p>65377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8682" calcext:value-type="float">
            <text:p>8682</text:p>
          </table:table-cell>
          <table:table-cell office:value-type="float" office:value="138090" calcext:value-type="float">
            <text:p>138090</text:p>
          </table:table-cell>
          <table:table-cell/>
        </table:table-row>
        <table:table-row table:style-name="ro1">
          <table:table-cell office:value-type="float" office:value="15865" calcext:value-type="float">
            <text:p>15865</text:p>
          </table:table-cell>
          <table:table-cell office:value-type="float" office:value="573990" calcext:value-type="float">
            <text:p>573990</text:p>
          </table:table-cell>
          <table:table-cell/>
          <table:table-cell office:value-type="float" office:value="9955" calcext:value-type="float">
            <text:p>9955</text:p>
          </table:table-cell>
          <table:table-cell office:value-type="float" office:value="464730" calcext:value-type="float">
            <text:p>46473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158" calcext:value-type="float">
            <text:p>11158</text:p>
          </table:table-cell>
          <table:table-cell office:value-type="float" office:value="335950" calcext:value-type="float">
            <text:p>335950</text:p>
          </table:table-cell>
          <table:table-cell/>
        </table:table-row>
        <table:table-row table:style-name="ro1">
          <table:table-cell office:value-type="float" office:value="15972" calcext:value-type="float">
            <text:p>15972</text:p>
          </table:table-cell>
          <table:table-cell office:value-type="float" office:value="579660" calcext:value-type="float">
            <text:p>579660</text:p>
          </table:table-cell>
          <table:table-cell/>
          <table:table-cell office:value-type="float" office:value="16744" calcext:value-type="float">
            <text:p>16744</text:p>
          </table:table-cell>
          <table:table-cell office:value-type="float" office:value="781080" calcext:value-type="float">
            <text:p>78108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7941" calcext:value-type="float">
            <text:p>17941</text:p>
          </table:table-cell>
          <table:table-cell office:value-type="float" office:value="671930" calcext:value-type="float">
            <text:p>671930</text:p>
          </table:table-cell>
          <table:table-cell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219340" calcext:value-type="float">
            <text:p>219340</text:p>
          </table:table-cell>
          <table:table-cell/>
          <table:table-cell office:value-type="float" office:value="11311" calcext:value-type="float">
            <text:p>11311</text:p>
          </table:table-cell>
          <table:table-cell office:value-type="float" office:value="527650" calcext:value-type="float">
            <text:p>5276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20053" calcext:value-type="float">
            <text:p>20053</text:p>
          </table:table-cell>
          <table:table-cell office:value-type="float" office:value="740120" calcext:value-type="float">
            <text:p>740120</text:p>
          </table:table-cell>
          <table:table-cell/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452460" calcext:value-type="float">
            <text:p>452460</text:p>
          </table:table-cell>
          <table:table-cell/>
          <table:table-cell office:value-type="float" office:value="12628" calcext:value-type="float">
            <text:p>12628</text:p>
          </table:table-cell>
          <table:table-cell office:value-type="float" office:value="588830" calcext:value-type="float">
            <text:p>58883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6146" calcext:value-type="float">
            <text:p>16146</text:p>
          </table:table-cell>
          <table:table-cell office:value-type="float" office:value="716260" calcext:value-type="float">
            <text:p>716260</text:p>
          </table:table-cell>
          <table:table-cell/>
        </table:table-row>
        <table:table-row table:style-name="ro1">
          <table:table-cell office:value-type="float" office:value="13799" calcext:value-type="float">
            <text:p>13799</text:p>
          </table:table-cell>
          <table:table-cell office:value-type="float" office:value="435440" calcext:value-type="float">
            <text:p>435440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211580" calcext:value-type="float">
            <text:p>21158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863" calcext:value-type="float">
            <text:p>12863</text:p>
          </table:table-cell>
          <table:table-cell office:value-type="float" office:value="329210" calcext:value-type="float">
            <text:p>329210</text:p>
          </table:table-cell>
          <table:table-cell/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float" office:value="504920" calcext:value-type="float">
            <text:p>50492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58400" calcext:value-type="float">
            <text:p>55840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3705" calcext:value-type="float">
            <text:p>13705</text:p>
          </table:table-cell>
          <table:table-cell office:value-type="float" office:value="401460" calcext:value-type="float">
            <text:p>401460</text:p>
          </table:table-cell>
          <table:table-cell/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float" office:value="234060" calcext:value-type="float">
            <text:p>234060</text:p>
          </table:table-cell>
          <table:table-cell/>
          <table:table-cell office:value-type="float" office:value="7217" calcext:value-type="float">
            <text:p>7217</text:p>
          </table:table-cell>
          <table:table-cell office:value-type="float" office:value="335570" calcext:value-type="float">
            <text:p>33557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5774" calcext:value-type="float">
            <text:p>15774</text:p>
          </table:table-cell>
          <table:table-cell office:value-type="float" office:value="561440" calcext:value-type="float">
            <text:p>561440</text:p>
          </table:table-cell>
          <table:table-cell/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334360" calcext:value-type="float">
            <text:p>334360</text:p>
          </table:table-cell>
          <table:table-cell/>
          <table:table-cell office:value-type="float" office:value="12722" calcext:value-type="float">
            <text:p>12722</text:p>
          </table:table-cell>
          <table:table-cell office:value-type="float" office:value="591810" calcext:value-type="float">
            <text:p>59181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9081" calcext:value-type="float">
            <text:p>9081</text:p>
          </table:table-cell>
          <table:table-cell office:value-type="float" office:value="562330" calcext:value-type="float">
            <text:p>562330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395750" calcext:value-type="float">
            <text:p>395750</text:p>
          </table:table-cell>
          <table:table-cell/>
          <table:table-cell office:value-type="float" office:value="11970" calcext:value-type="float">
            <text:p>11970</text:p>
          </table:table-cell>
          <table:table-cell office:value-type="float" office:value="559070" calcext:value-type="float">
            <text:p>5590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7658" calcext:value-type="float">
            <text:p>7658</text:p>
          </table:table-cell>
          <table:table-cell office:value-type="float" office:value="428180" calcext:value-type="float">
            <text:p>428180</text:p>
          </table:table-cell>
          <table:table-cell/>
        </table:table-row>
        <table:table-row table:style-name="ro1">
          <table:table-cell office:value-type="float" office:value="16622" calcext:value-type="float">
            <text:p>16622</text:p>
          </table:table-cell>
          <table:table-cell office:value-type="float" office:value="596790" calcext:value-type="float">
            <text:p>596790</text:p>
          </table:table-cell>
          <table:table-cell/>
          <table:table-cell office:value-type="float" office:value="12714" calcext:value-type="float">
            <text:p>12714</text:p>
          </table:table-cell>
          <table:table-cell office:value-type="float" office:value="593080" calcext:value-type="float">
            <text:p>59308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5402" calcext:value-type="float">
            <text:p>15402</text:p>
          </table:table-cell>
          <table:table-cell office:value-type="float" office:value="928710" calcext:value-type="float">
            <text:p>928710</text:p>
          </table:table-cell>
          <table:table-cell/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354700" calcext:value-type="float">
            <text:p>354700</text:p>
          </table:table-cell>
          <table:table-cell/>
          <table:table-cell office:value-type="float" office:value="8607" calcext:value-type="float">
            <text:p>8607</text:p>
          </table:table-cell>
          <table:table-cell office:value-type="float" office:value="403790" calcext:value-type="float">
            <text:p>40379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88620" calcext:value-type="float">
            <text:p>388620</text:p>
          </table:table-cell>
          <table:table-cell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float" office:value="760940" calcext:value-type="float">
            <text:p>760940</text:p>
          </table:table-cell>
          <table:table-cell/>
          <table:table-cell office:value-type="float" office:value="13983" calcext:value-type="float">
            <text:p>13983</text:p>
          </table:table-cell>
          <table:table-cell office:value-type="float" office:value="652390" calcext:value-type="float">
            <text:p>65239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2235" calcext:value-type="float">
            <text:p>2235</text:p>
          </table:table-cell>
          <table:table-cell office:value-type="float" office:value="47170" calcext:value-type="float">
            <text:p>47170</text:p>
          </table:table-cell>
          <table:table-cell/>
        </table:table-row>
        <table:table-row table:style-name="ro1">
          <table:table-cell office:value-type="float" office:value="19404" calcext:value-type="float">
            <text:p>19404</text:p>
          </table:table-cell>
          <table:table-cell office:value-type="float" office:value="586510" calcext:value-type="float">
            <text:p>586510</text:p>
          </table:table-cell>
          <table:table-cell/>
          <table:table-cell office:value-type="float" office:value="11292" calcext:value-type="float">
            <text:p>11292</text:p>
          </table:table-cell>
          <table:table-cell office:value-type="float" office:value="528210" calcext:value-type="float">
            <text:p>52821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9472" calcext:value-type="float">
            <text:p>9472</text:p>
          </table:table-cell>
          <table:table-cell office:value-type="float" office:value="497140" calcext:value-type="float">
            <text:p>497140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169530" calcext:value-type="float">
            <text:p>169530</text:p>
          </table:table-cell>
          <table:table-cell/>
          <table:table-cell office:value-type="float" office:value="15435" calcext:value-type="float">
            <text:p>15435</text:p>
          </table:table-cell>
          <table:table-cell office:value-type="float" office:value="717810" calcext:value-type="float">
            <text:p>71781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398" calcext:value-type="float">
            <text:p>12398</text:p>
          </table:table-cell>
          <table:table-cell office:value-type="float" office:value="687440" calcext:value-type="float">
            <text:p>687440</text:p>
          </table:table-cell>
          <table:table-cell/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float" office:value="637910" calcext:value-type="float">
            <text:p>63791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460240" calcext:value-type="float">
            <text:p>46024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7820" calcext:value-type="float">
            <text:p>7820</text:p>
          </table:table-cell>
          <table:table-cell office:value-type="float" office:value="214990" calcext:value-type="float">
            <text:p>214990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47190" calcext:value-type="float">
            <text:p>147190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562100" calcext:value-type="float">
            <text:p>56210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2989" calcext:value-type="float">
            <text:p>12989</text:p>
          </table:table-cell>
          <table:table-cell office:value-type="float" office:value="673460" calcext:value-type="float">
            <text:p>673460</text:p>
          </table:table-cell>
          <table:table-cell/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636340" calcext:value-type="float">
            <text:p>636340</text:p>
          </table:table-cell>
          <table:table-cell/>
          <table:table-cell office:value-type="float" office:value="13962" calcext:value-type="float">
            <text:p>13962</text:p>
          </table:table-cell>
          <table:table-cell office:value-type="float" office:value="651070" calcext:value-type="float">
            <text:p>65107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0931" calcext:value-type="float">
            <text:p>10931</text:p>
          </table:table-cell>
          <table:table-cell office:value-type="float" office:value="433560" calcext:value-type="float">
            <text:p>433560</text:p>
          </table:table-cell>
          <table:table-cell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float" office:value="343770" calcext:value-type="float">
            <text:p>343770</text:p>
          </table:table-cell>
          <table:table-cell/>
          <table:table-cell office:value-type="float" office:value="6174" calcext:value-type="float">
            <text:p>6174</text:p>
          </table:table-cell>
          <table:table-cell office:value-type="float" office:value="287420" calcext:value-type="float">
            <text:p>28742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622" calcext:value-type="float">
            <text:p>11622</text:p>
          </table:table-cell>
          <table:table-cell office:value-type="float" office:value="481390" calcext:value-type="float">
            <text:p>481390</text:p>
          </table:table-cell>
          <table:table-cell/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float" office:value="218520" calcext:value-type="float">
            <text:p>218520</text:p>
          </table:table-cell>
          <table:table-cell/>
          <table:table-cell office:value-type="float" office:value="14136" calcext:value-type="float">
            <text:p>14136</text:p>
          </table:table-cell>
          <table:table-cell office:value-type="float" office:value="658320" calcext:value-type="float">
            <text:p>65832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63290" calcext:value-type="float">
            <text:p>363290</text:p>
          </table:table-cell>
          <table:table-cell/>
        </table:table-row>
        <table:table-row table:style-name="ro1">
          <table:table-cell office:value-type="float" office:value="21366" calcext:value-type="float">
            <text:p>21366</text:p>
          </table:table-cell>
          <table:table-cell office:value-type="float" office:value="718840" calcext:value-type="float">
            <text:p>718840</text:p>
          </table:table-cell>
          <table:table-cell/>
          <table:table-cell office:value-type="float" office:value="12571" calcext:value-type="float">
            <text:p>12571</text:p>
          </table:table-cell>
          <table:table-cell office:value-type="float" office:value="585310" calcext:value-type="float">
            <text:p>58531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490020" calcext:value-type="float">
            <text:p>49002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4008" calcext:value-type="float">
            <text:p>14008</text:p>
          </table:table-cell>
          <table:table-cell office:value-type="float" office:value="651930" calcext:value-type="float">
            <text:p>65193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5795" calcext:value-type="float">
            <text:p>5795</text:p>
          </table:table-cell>
          <table:table-cell office:value-type="float" office:value="168870" calcext:value-type="float">
            <text:p>168870</text:p>
          </table:table-cell>
          <table:table-cell/>
        </table:table-row>
        <table:table-row table:style-name="ro1">
          <table:table-cell office:value-type="float" office:value="10473" calcext:value-type="float">
            <text:p>10473</text:p>
          </table:table-cell>
          <table:table-cell office:value-type="float" office:value="514290" calcext:value-type="float">
            <text:p>51429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52320" calcext:value-type="float">
            <text:p>75232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2970" calcext:value-type="float">
            <text:p>12970</text:p>
          </table:table-cell>
          <table:table-cell office:value-type="float" office:value="706430" calcext:value-type="float">
            <text:p>706430</text:p>
          </table:table-cell>
          <table:table-cell/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336970" calcext:value-type="float">
            <text:p>336970</text:p>
          </table:table-cell>
          <table:table-cell/>
          <table:table-cell office:value-type="float" office:value="12030" calcext:value-type="float">
            <text:p>12030</text:p>
          </table:table-cell>
          <table:table-cell office:value-type="float" office:value="560700" calcext:value-type="float">
            <text:p>56070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1518" calcext:value-type="float">
            <text:p>11518</text:p>
          </table:table-cell>
          <table:table-cell office:value-type="float" office:value="491570" calcext:value-type="float">
            <text:p>491570</text:p>
          </table:table-cell>
          <table:table-cell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603710" calcext:value-type="float">
            <text:p>603710</text:p>
          </table:table-cell>
          <table:table-cell/>
          <table:table-cell office:value-type="float" office:value="14801" calcext:value-type="float">
            <text:p>14801</text:p>
          </table:table-cell>
          <table:table-cell office:value-type="float" office:value="686600" calcext:value-type="float">
            <text:p>68660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1432" calcext:value-type="float">
            <text:p>11432</text:p>
          </table:table-cell>
          <table:table-cell office:value-type="float" office:value="428820" calcext:value-type="float">
            <text:p>428820</text:p>
          </table:table-cell>
          <table:table-cell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248650" calcext:value-type="float">
            <text:p>248650</text:p>
          </table:table-cell>
          <table:table-cell/>
          <table:table-cell office:value-type="float" office:value="12572" calcext:value-type="float">
            <text:p>12572</text:p>
          </table:table-cell>
          <table:table-cell office:value-type="float" office:value="586840" calcext:value-type="float">
            <text:p>58684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4439" calcext:value-type="float">
            <text:p>4439</text:p>
          </table:table-cell>
          <table:table-cell office:value-type="float" office:value="215680" calcext:value-type="float">
            <text:p>215680</text:p>
          </table:table-cell>
          <table:table-cell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float" office:value="406790" calcext:value-type="float">
            <text:p>406790</text:p>
          </table:table-cell>
          <table:table-cell/>
          <table:table-cell office:value-type="float" office:value="16255" calcext:value-type="float">
            <text:p>16255</text:p>
          </table:table-cell>
          <table:table-cell office:value-type="float" office:value="755110" calcext:value-type="float">
            <text:p>75511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7298" calcext:value-type="float">
            <text:p>7298</text:p>
          </table:table-cell>
          <table:table-cell office:value-type="float" office:value="382330" calcext:value-type="float">
            <text:p>382330</text:p>
          </table:table-cell>
          <table:table-cell/>
        </table:table-row>
        <table:table-row table:style-name="ro1">
          <table:table-cell office:value-type="float" office:value="14528" calcext:value-type="float">
            <text:p>14528</text:p>
          </table:table-cell>
          <table:table-cell office:value-type="float" office:value="595100" calcext:value-type="float">
            <text:p>595100</text:p>
          </table:table-cell>
          <table:table-cell/>
          <table:table-cell office:value-type="float" office:value="12771" calcext:value-type="float">
            <text:p>12771</text:p>
          </table:table-cell>
          <table:table-cell office:value-type="float" office:value="594050" calcext:value-type="float">
            <text:p>59405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5078" calcext:value-type="float">
            <text:p>5078</text:p>
          </table:table-cell>
          <table:table-cell office:value-type="float" office:value="201740" calcext:value-type="float">
            <text:p>201740</text:p>
          </table:table-cell>
          <table:table-cell/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550700" calcext:value-type="float">
            <text:p>550700</text:p>
          </table:table-cell>
          <table:table-cell/>
          <table:table-cell office:value-type="float" office:value="19461" calcext:value-type="float">
            <text:p>19461</text:p>
          </table:table-cell>
          <table:table-cell office:value-type="float" office:value="907090" calcext:value-type="float">
            <text:p>90709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2056" calcext:value-type="float">
            <text:p>12056</text:p>
          </table:table-cell>
          <table:table-cell office:value-type="float" office:value="562080" calcext:value-type="float">
            <text:p>562080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38830" calcext:value-type="float">
            <text:p>138830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625190" calcext:value-type="float">
            <text:p>62519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586" calcext:value-type="float">
            <text:p>5586</text:p>
          </table:table-cell>
          <table:table-cell office:value-type="float" office:value="158190" calcext:value-type="float">
            <text:p>158190</text:p>
          </table:table-cell>
          <table:table-cell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261760" calcext:value-type="float">
            <text:p>261760</text:p>
          </table:table-cell>
          <table:table-cell/>
          <table:table-cell office:value-type="float" office:value="16786" calcext:value-type="float">
            <text:p>16786</text:p>
          </table:table-cell>
          <table:table-cell office:value-type="float" office:value="782140" calcext:value-type="float">
            <text:p>78214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4822" calcext:value-type="float">
            <text:p>14822</text:p>
          </table:table-cell>
          <table:table-cell office:value-type="float" office:value="743560" calcext:value-type="float">
            <text:p>743560</text:p>
          </table:table-cell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423620" calcext:value-type="float">
            <text:p>423620</text:p>
          </table:table-cell>
          <table:table-cell/>
          <table:table-cell office:value-type="float" office:value="8039" calcext:value-type="float">
            <text:p>8039</text:p>
          </table:table-cell>
          <table:table-cell office:value-type="float" office:value="373850" calcext:value-type="float">
            <text:p>3738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5621" calcext:value-type="float">
            <text:p>15621</text:p>
          </table:table-cell>
          <table:table-cell office:value-type="float" office:value="778370" calcext:value-type="float">
            <text:p>778370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289460" calcext:value-type="float">
            <text:p>289460</text:p>
          </table:table-cell>
          <table:table-cell/>
          <table:table-cell office:value-type="float" office:value="9956" calcext:value-type="float">
            <text:p>9956</text:p>
          </table:table-cell>
          <table:table-cell office:value-type="float" office:value="462300" calcext:value-type="float">
            <text:p>46230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392090" calcext:value-type="float">
            <text:p>392090</text:p>
          </table:table-cell>
          <table:table-cell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354110" calcext:value-type="float">
            <text:p>35411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58050" calcext:value-type="float">
            <text:p>55805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4770" calcext:value-type="float">
            <text:p>14770</text:p>
          </table:table-cell>
          <table:table-cell office:value-type="float" office:value="589840" calcext:value-type="float">
            <text:p>58984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553060" calcext:value-type="float">
            <text:p>553060</text:p>
          </table:table-cell>
          <table:table-cell/>
          <table:table-cell office:value-type="float" office:value="16020" calcext:value-type="float">
            <text:p>16020</text:p>
          </table:table-cell>
          <table:table-cell office:value-type="float" office:value="745560" calcext:value-type="float">
            <text:p>74556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228920" calcext:value-type="float">
            <text:p>228920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float" office:value="557820" calcext:value-type="float">
            <text:p>557820</text:p>
          </table:table-cell>
          <table:table-cell/>
          <table:table-cell office:value-type="float" office:value="12668" calcext:value-type="float">
            <text:p>12668</text:p>
          </table:table-cell>
          <table:table-cell office:value-type="float" office:value="589970" calcext:value-type="float">
            <text:p>58997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494" calcext:value-type="float">
            <text:p>10494</text:p>
          </table:table-cell>
          <table:table-cell office:value-type="float" office:value="433290" calcext:value-type="float">
            <text:p>433290</text:p>
          </table:table-cell>
          <table:table-cell/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342120" calcext:value-type="float">
            <text:p>342120</text:p>
          </table:table-cell>
          <table:table-cell/>
          <table:table-cell office:value-type="float" office:value="18132" calcext:value-type="float">
            <text:p>18132</text:p>
          </table:table-cell>
          <table:table-cell office:value-type="float" office:value="844250" calcext:value-type="float">
            <text:p>8442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721210" calcext:value-type="float">
            <text:p>721210</text:p>
          </table:table-cell>
          <table:table-cell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175180" calcext:value-type="float">
            <text:p>17518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651150" calcext:value-type="float">
            <text:p>65115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6088" calcext:value-type="float">
            <text:p>16088</text:p>
          </table:table-cell>
          <table:table-cell office:value-type="float" office:value="679690" calcext:value-type="float">
            <text:p>679690</text:p>
          </table:table-cell>
          <table:table-cell/>
        </table:table-row>
        <table:table-row table:style-name="ro1">
          <table:table-cell office:value-type="float" office:value="13569" calcext:value-type="float">
            <text:p>13569</text:p>
          </table:table-cell>
          <table:table-cell office:value-type="float" office:value="566720" calcext:value-type="float">
            <text:p>566720</text:p>
          </table:table-cell>
          <table:table-cell/>
          <table:table-cell office:value-type="float" office:value="19466" calcext:value-type="float">
            <text:p>19466</text:p>
          </table:table-cell>
          <table:table-cell office:value-type="float" office:value="904610" calcext:value-type="float">
            <text:p>9046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334450" calcext:value-type="float">
            <text:p>33445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616780" calcext:value-type="float">
            <text:p>616780</text:p>
          </table:table-cell>
          <table:table-cell/>
          <table:table-cell office:value-type="float" office:value="12708" calcext:value-type="float">
            <text:p>12708</text:p>
          </table:table-cell>
          <table:table-cell office:value-type="float" office:value="593630" calcext:value-type="float">
            <text:p>59363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1173" calcext:value-type="float">
            <text:p>11173</text:p>
          </table:table-cell>
          <table:table-cell office:value-type="float" office:value="462950" calcext:value-type="float">
            <text:p>462950</text:p>
          </table:table-cell>
          <table:table-cell/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366210" calcext:value-type="float">
            <text:p>366210</text:p>
          </table:table-cell>
          <table:table-cell/>
          <table:table-cell office:value-type="float" office:value="15414" calcext:value-type="float">
            <text:p>15414</text:p>
          </table:table-cell>
          <table:table-cell office:value-type="float" office:value="718240" calcext:value-type="float">
            <text:p>71824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4646" calcext:value-type="float">
            <text:p>14646</text:p>
          </table:table-cell>
          <table:table-cell office:value-type="float" office:value="641380" calcext:value-type="float">
            <text:p>641380</text:p>
          </table:table-cell>
          <table:table-cell/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float" office:value="463070" calcext:value-type="float">
            <text:p>463070</text:p>
          </table:table-cell>
          <table:table-cell/>
          <table:table-cell office:value-type="float" office:value="15358" calcext:value-type="float">
            <text:p>15358</text:p>
          </table:table-cell>
          <table:table-cell office:value-type="float" office:value="716150" calcext:value-type="float">
            <text:p>71615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0988" calcext:value-type="float">
            <text:p>10988</text:p>
          </table:table-cell>
          <table:table-cell office:value-type="float" office:value="372630" calcext:value-type="float">
            <text:p>372630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337480" calcext:value-type="float">
            <text:p>33748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1817" calcext:value-type="float">
            <text:p>11817</text:p>
          </table:table-cell>
          <table:table-cell office:value-type="float" office:value="388780" calcext:value-type="float">
            <text:p>388780</text:p>
          </table:table-cell>
          <table:table-cell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432680" calcext:value-type="float">
            <text:p>432680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206160" calcext:value-type="float">
            <text:p>20616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6121" calcext:value-type="float">
            <text:p>16121</text:p>
          </table:table-cell>
          <table:table-cell office:value-type="float" office:value="680280" calcext:value-type="float">
            <text:p>680280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float" office:value="484350" calcext:value-type="float">
            <text:p>484350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557970" calcext:value-type="float">
            <text:p>55797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222" calcext:value-type="float">
            <text:p>10222</text:p>
          </table:table-cell>
          <table:table-cell office:value-type="float" office:value="185980" calcext:value-type="float">
            <text:p>185980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89460" calcext:value-type="float">
            <text:p>289460</text:p>
          </table:table-cell>
          <table:table-cell/>
          <table:table-cell office:value-type="float" office:value="7308" calcext:value-type="float">
            <text:p>7308</text:p>
          </table:table-cell>
          <table:table-cell office:value-type="float" office:value="338850" calcext:value-type="float">
            <text:p>3388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13" calcext:value-type="float">
            <text:p>11613</text:p>
          </table:table-cell>
          <table:table-cell office:value-type="float" office:value="318930" calcext:value-type="float">
            <text:p>318930</text:p>
          </table:table-cell>
          <table:table-cell/>
        </table:table-row>
        <table:table-row table:style-name="ro1">
          <table:table-cell office:value-type="float" office:value="13338" calcext:value-type="float">
            <text:p>13338</text:p>
          </table:table-cell>
          <table:table-cell office:value-type="float" office:value="421600" calcext:value-type="float">
            <text:p>421600</text:p>
          </table:table-cell>
          <table:table-cell/>
          <table:table-cell office:value-type="float" office:value="2303" calcext:value-type="float">
            <text:p>2303</text:p>
          </table:table-cell>
          <table:table-cell office:value-type="float" office:value="106880" calcext:value-type="float">
            <text:p>10688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641040" calcext:value-type="float">
            <text:p>641040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38450" calcext:value-type="float">
            <text:p>38450</text:p>
          </table:table-cell>
          <table:table-cell/>
          <table:table-cell office:value-type="float" office:value="8541" calcext:value-type="float">
            <text:p>8541</text:p>
          </table:table-cell>
          <table:table-cell office:value-type="float" office:value="395500" calcext:value-type="float">
            <text:p>39550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17587" calcext:value-type="float">
            <text:p>17587</text:p>
          </table:table-cell>
          <table:table-cell office:value-type="float" office:value="820510" calcext:value-type="float">
            <text:p>820510</text:p>
          </table:table-cell>
          <table:table-cell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434690" calcext:value-type="float">
            <text:p>434690</text:p>
          </table:table-cell>
          <table:table-cell/>
          <table:table-cell office:value-type="float" office:value="11264" calcext:value-type="float">
            <text:p>11264</text:p>
          </table:table-cell>
          <table:table-cell office:value-type="float" office:value="525640" calcext:value-type="float">
            <text:p>52564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6108" calcext:value-type="float">
            <text:p>6108</text:p>
          </table:table-cell>
          <table:table-cell office:value-type="float" office:value="146970" calcext:value-type="float">
            <text:p>146970</text:p>
          </table:table-cell>
          <table:table-cell/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236090" calcext:value-type="float">
            <text:p>236090</text:p>
          </table:table-cell>
          <table:table-cell/>
          <table:table-cell office:value-type="float" office:value="9781" calcext:value-type="float">
            <text:p>9781</text:p>
          </table:table-cell>
          <table:table-cell office:value-type="float" office:value="456840" calcext:value-type="float">
            <text:p>45684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6638" calcext:value-type="float">
            <text:p>16638</text:p>
          </table:table-cell>
          <table:table-cell office:value-type="float" office:value="688920" calcext:value-type="float">
            <text:p>688920</text:p>
          </table:table-cell>
          <table:table-cell/>
        </table:table-row>
        <table:table-row table:style-name="ro1">
          <table:table-cell office:value-type="float" office:value="14069" calcext:value-type="float">
            <text:p>14069</text:p>
          </table:table-cell>
          <table:table-cell office:value-type="float" office:value="499360" calcext:value-type="float">
            <text:p>499360</text:p>
          </table:table-cell>
          <table:table-cell/>
          <table:table-cell office:value-type="float" office:value="8102" calcext:value-type="float">
            <text:p>8102</text:p>
          </table:table-cell>
          <table:table-cell office:value-type="float" office:value="375370" calcext:value-type="float">
            <text:p>37537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594" calcext:value-type="float">
            <text:p>11594</text:p>
          </table:table-cell>
          <table:table-cell office:value-type="float" office:value="396080" calcext:value-type="float">
            <text:p>396080</text:p>
          </table:table-cell>
          <table:table-cell/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242860" calcext:value-type="float">
            <text:p>242860</text:p>
          </table:table-cell>
          <table:table-cell/>
          <table:table-cell office:value-type="float" office:value="3834" calcext:value-type="float">
            <text:p>3834</text:p>
          </table:table-cell>
          <table:table-cell office:value-type="float" office:value="179270" calcext:value-type="float">
            <text:p>17927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3057" calcext:value-type="float">
            <text:p>13057</text:p>
          </table:table-cell>
          <table:table-cell office:value-type="float" office:value="419840" calcext:value-type="float">
            <text:p>419840</text:p>
          </table:table-cell>
          <table:table-cell/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336450" calcext:value-type="float">
            <text:p>336450</text:p>
          </table:table-cell>
          <table:table-cell/>
          <table:table-cell office:value-type="float" office:value="9103" calcext:value-type="float">
            <text:p>9103</text:p>
          </table:table-cell>
          <table:table-cell office:value-type="float" office:value="422610" calcext:value-type="float">
            <text:p>42261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9525" calcext:value-type="float">
            <text:p>9525</text:p>
          </table:table-cell>
          <table:table-cell office:value-type="float" office:value="335680" calcext:value-type="float">
            <text:p>335680</text:p>
          </table:table-cell>
          <table:table-cell/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522430" calcext:value-type="float">
            <text:p>522430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332790" calcext:value-type="float">
            <text:p>33279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2335" calcext:value-type="float">
            <text:p>12335</text:p>
          </table:table-cell>
          <table:table-cell office:value-type="float" office:value="467180" calcext:value-type="float">
            <text:p>467180</text:p>
          </table:table-cell>
          <table:table-cell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float" office:value="507080" calcext:value-type="float">
            <text:p>507080</text:p>
          </table:table-cell>
          <table:table-cell/>
          <table:table-cell office:value-type="float" office:value="6641" calcext:value-type="float">
            <text:p>6641</text:p>
          </table:table-cell>
          <table:table-cell office:value-type="float" office:value="307590" calcext:value-type="float">
            <text:p>30759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3803" calcext:value-type="float">
            <text:p>13803</text:p>
          </table:table-cell>
          <table:table-cell office:value-type="float" office:value="568620" calcext:value-type="float">
            <text:p>568620</text:p>
          </table:table-cell>
          <table:table-cell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401420" calcext:value-type="float">
            <text:p>401420</text:p>
          </table:table-cell>
          <table:table-cell/>
          <table:table-cell office:value-type="float" office:value="11914" calcext:value-type="float">
            <text:p>11914</text:p>
          </table:table-cell>
          <table:table-cell office:value-type="float" office:value="555020" calcext:value-type="float">
            <text:p>55502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9376" calcext:value-type="float">
            <text:p>9376</text:p>
          </table:table-cell>
          <table:table-cell office:value-type="float" office:value="202390" calcext:value-type="float">
            <text:p>202390</text:p>
          </table:table-cell>
          <table:table-cell/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float" office:value="561730" calcext:value-type="float">
            <text:p>561730</text:p>
          </table:table-cell>
          <table:table-cell/>
          <table:table-cell office:value-type="float" office:value="11948" calcext:value-type="float">
            <text:p>11948</text:p>
          </table:table-cell>
          <table:table-cell office:value-type="float" office:value="555960" calcext:value-type="float">
            <text:p>55596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230280" calcext:value-type="float">
            <text:p>230280</text:p>
          </table:table-cell>
          <table:table-cell/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float" office:value="613700" calcext:value-type="float">
            <text:p>613700</text:p>
          </table:table-cell>
          <table:table-cell/>
          <table:table-cell office:value-type="float" office:value="11326" calcext:value-type="float">
            <text:p>11326</text:p>
          </table:table-cell>
          <table:table-cell office:value-type="float" office:value="525840" calcext:value-type="float">
            <text:p>5258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3721" calcext:value-type="float">
            <text:p>13721</text:p>
          </table:table-cell>
          <table:table-cell office:value-type="float" office:value="413030" calcext:value-type="float">
            <text:p>413030</text:p>
          </table:table-cell>
          <table:table-cell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672100" calcext:value-type="float">
            <text:p>672100</text:p>
          </table:table-cell>
          <table:table-cell/>
          <table:table-cell office:value-type="float" office:value="5080" calcext:value-type="float">
            <text:p>5080</text:p>
          </table:table-cell>
          <table:table-cell office:value-type="float" office:value="236670" calcext:value-type="float">
            <text:p>23667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8740" calcext:value-type="float">
            <text:p>168740</text:p>
          </table:table-cell>
          <table:table-cell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float" office:value="400470" calcext:value-type="float">
            <text:p>400470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371090" calcext:value-type="float">
            <text:p>37109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8703" calcext:value-type="float">
            <text:p>8703</text:p>
          </table:table-cell>
          <table:table-cell office:value-type="float" office:value="141710" calcext:value-type="float">
            <text:p>141710</text:p>
          </table:table-cell>
          <table:table-cell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701750" calcext:value-type="float">
            <text:p>701750</text:p>
          </table:table-cell>
          <table:table-cell/>
          <table:table-cell office:value-type="float" office:value="5173" calcext:value-type="float">
            <text:p>5173</text:p>
          </table:table-cell>
          <table:table-cell office:value-type="float" office:value="239250" calcext:value-type="float">
            <text:p>23925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073" calcext:value-type="float">
            <text:p>11073</text:p>
          </table:table-cell>
          <table:table-cell office:value-type="float" office:value="327460" calcext:value-type="float">
            <text:p>327460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297210" calcext:value-type="float">
            <text:p>297210</text:p>
          </table:table-cell>
          <table:table-cell/>
          <table:table-cell office:value-type="float" office:value="8563" calcext:value-type="float">
            <text:p>8563</text:p>
          </table:table-cell>
          <table:table-cell office:value-type="float" office:value="398480" calcext:value-type="float">
            <text:p>3984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8028" calcext:value-type="float">
            <text:p>18028</text:p>
          </table:table-cell>
          <table:table-cell office:value-type="float" office:value="726290" calcext:value-type="float">
            <text:p>726290</text:p>
          </table:table-cell>
          <table:table-cell/>
        </table:table-row>
        <table:table-row table:style-name="ro1">
          <table:table-cell office:value-type="float" office:value="11877" calcext:value-type="float">
            <text:p>11877</text:p>
          </table:table-cell>
          <table:table-cell office:value-type="float" office:value="470400" calcext:value-type="float">
            <text:p>470400</text:p>
          </table:table-cell>
          <table:table-cell/>
          <table:table-cell office:value-type="float" office:value="9191" calcext:value-type="float">
            <text:p>9191</text:p>
          </table:table-cell>
          <table:table-cell office:value-type="float" office:value="427880" calcext:value-type="float">
            <text:p>42788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20014" calcext:value-type="float">
            <text:p>20014</text:p>
          </table:table-cell>
          <table:table-cell office:value-type="float" office:value="737780" calcext:value-type="float">
            <text:p>737780</text:p>
          </table:table-cell>
          <table:table-cell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191340" calcext:value-type="float">
            <text:p>191340</text:p>
          </table:table-cell>
          <table:table-cell/>
          <table:table-cell office:value-type="float" office:value="14109" calcext:value-type="float">
            <text:p>14109</text:p>
          </table:table-cell>
          <table:table-cell office:value-type="float" office:value="655340" calcext:value-type="float">
            <text:p>65534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6028" calcext:value-type="float">
            <text:p>16028</text:p>
          </table:table-cell>
          <table:table-cell office:value-type="float" office:value="651980" calcext:value-type="float">
            <text:p>651980</text:p>
          </table:table-cell>
          <table:table-cell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526870" calcext:value-type="float">
            <text:p>526870</text:p>
          </table:table-cell>
          <table:table-cell/>
          <table:table-cell office:value-type="float" office:value="9943" calcext:value-type="float">
            <text:p>9943</text:p>
          </table:table-cell>
          <table:table-cell office:value-type="float" office:value="463280" calcext:value-type="float">
            <text:p>46328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2887" calcext:value-type="float">
            <text:p>12887</text:p>
          </table:table-cell>
          <table:table-cell office:value-type="float" office:value="329860" calcext:value-type="float">
            <text:p>329860</text:p>
          </table:table-cell>
          <table:table-cell/>
        </table:table-row>
        <table:table-row table:style-name="ro1">
          <table:table-cell office:value-type="float" office:value="17246" calcext:value-type="float">
            <text:p>17246</text:p>
          </table:table-cell>
          <table:table-cell office:value-type="float" office:value="642310" calcext:value-type="float">
            <text:p>642310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777020" calcext:value-type="float">
            <text:p>77702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3635" calcext:value-type="float">
            <text:p>13635</text:p>
          </table:table-cell>
          <table:table-cell office:value-type="float" office:value="415090" calcext:value-type="float">
            <text:p>415090</text:p>
          </table:table-cell>
          <table:table-cell/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374770" calcext:value-type="float">
            <text:p>374770</text:p>
          </table:table-cell>
          <table:table-cell/>
          <table:table-cell office:value-type="float" office:value="11353" calcext:value-type="float">
            <text:p>11353</text:p>
          </table:table-cell>
          <table:table-cell office:value-type="float" office:value="532010" calcext:value-type="float">
            <text:p>53201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5843" calcext:value-type="float">
            <text:p>15843</text:p>
          </table:table-cell>
          <table:table-cell office:value-type="float" office:value="488370" calcext:value-type="float">
            <text:p>488370</text:p>
          </table:table-cell>
          <table:table-cell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6490" calcext:value-type="float">
            <text:p>196490</text:p>
          </table:table-cell>
          <table:table-cell/>
          <table:table-cell office:value-type="float" office:value="12636" calcext:value-type="float">
            <text:p>12636</text:p>
          </table:table-cell>
          <table:table-cell office:value-type="float" office:value="588620" calcext:value-type="float">
            <text:p>58862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9040" calcext:value-type="float">
            <text:p>9040</text:p>
          </table:table-cell>
          <table:table-cell office:value-type="float" office:value="562080" calcext:value-type="float">
            <text:p>562080</text:p>
          </table:table-cell>
          <table:table-cell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14010" calcext:value-type="float">
            <text:p>114010</text:p>
          </table:table-cell>
          <table:table-cell/>
          <table:table-cell office:value-type="float" office:value="4535" calcext:value-type="float">
            <text:p>4535</text:p>
          </table:table-cell>
          <table:table-cell office:value-type="float" office:value="207830" calcext:value-type="float">
            <text:p>20783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7701" calcext:value-type="float">
            <text:p>7701</text:p>
          </table:table-cell>
          <table:table-cell office:value-type="float" office:value="428480" calcext:value-type="float">
            <text:p>428480</text:p>
          </table:table-cell>
          <table:table-cell/>
        </table:table-row>
        <table:table-row table:style-name="ro1">
          <table:table-cell office:value-type="float" office:value="15905" calcext:value-type="float">
            <text:p>15905</text:p>
          </table:table-cell>
          <table:table-cell office:value-type="float" office:value="576480" calcext:value-type="float">
            <text:p>576480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557680" calcext:value-type="float">
            <text:p>55768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5405" calcext:value-type="float">
            <text:p>15405</text:p>
          </table:table-cell>
          <table:table-cell office:value-type="float" office:value="850760" calcext:value-type="float">
            <text:p>850760</text:p>
          </table:table-cell>
          <table:table-cell/>
        </table:table-row>
        <table:table-row table:style-name="ro1">
          <table:table-cell office:value-type="float" office:value="15863" calcext:value-type="float">
            <text:p>15863</text:p>
          </table:table-cell>
          <table:table-cell office:value-type="float" office:value="574570" calcext:value-type="float">
            <text:p>574570</text:p>
          </table:table-cell>
          <table:table-cell/>
          <table:table-cell office:value-type="float" office:value="7262" calcext:value-type="float">
            <text:p>7262</text:p>
          </table:table-cell>
          <table:table-cell office:value-type="float" office:value="339380" calcext:value-type="float">
            <text:p>33938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5992" calcext:value-type="float">
            <text:p>5992</text:p>
          </table:table-cell>
          <table:table-cell office:value-type="float" office:value="388620" calcext:value-type="float">
            <text:p>388620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228930" calcext:value-type="float">
            <text:p>228930</text:p>
          </table:table-cell>
          <table:table-cell/>
          <table:table-cell office:value-type="float" office:value="12635" calcext:value-type="float">
            <text:p>12635</text:p>
          </table:table-cell>
          <table:table-cell office:value-type="float" office:value="586460" calcext:value-type="float">
            <text:p>58646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2282" calcext:value-type="float">
            <text:p>2282</text:p>
          </table:table-cell>
          <table:table-cell office:value-type="float" office:value="47520" calcext:value-type="float">
            <text:p>47520</text:p>
          </table:table-cell>
          <table:table-cell/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450630" calcext:value-type="float">
            <text:p>450630</text:p>
          </table:table-cell>
          <table:table-cell/>
          <table:table-cell office:value-type="float" office:value="11914" calcext:value-type="float">
            <text:p>11914</text:p>
          </table:table-cell>
          <table:table-cell office:value-type="float" office:value="554620" calcext:value-type="float">
            <text:p>55462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498180" calcext:value-type="float">
            <text:p>498180</text:p>
          </table:table-cell>
          <table:table-cell/>
        </table:table-row>
        <table:table-row table:style-name="ro1">
          <table:table-cell office:value-type="float" office:value="13739" calcext:value-type="float">
            <text:p>13739</text:p>
          </table:table-cell>
          <table:table-cell office:value-type="float" office:value="432780" calcext:value-type="float">
            <text:p>432780</text:p>
          </table:table-cell>
          <table:table-cell/>
          <table:table-cell office:value-type="float" office:value="12658" calcext:value-type="float">
            <text:p>12658</text:p>
          </table:table-cell>
          <table:table-cell office:value-type="float" office:value="591780" calcext:value-type="float">
            <text:p>59178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456" calcext:value-type="float">
            <text:p>12456</text:p>
          </table:table-cell>
          <table:table-cell office:value-type="float" office:value="713490" calcext:value-type="float">
            <text:p>713490</text:p>
          </table:table-cell>
          <table:table-cell/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float" office:value="493050" calcext:value-type="float">
            <text:p>493050</text:p>
          </table:table-cell>
          <table:table-cell/>
          <table:table-cell office:value-type="float" office:value="8563" calcext:value-type="float">
            <text:p>8563</text:p>
          </table:table-cell>
          <table:table-cell office:value-type="float" office:value="398500" calcext:value-type="float">
            <text:p>39850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7897" calcext:value-type="float">
            <text:p>7897</text:p>
          </table:table-cell>
          <table:table-cell office:value-type="float" office:value="234640" calcext:value-type="float">
            <text:p>234640</text:p>
          </table:table-cell>
          <table:table-cell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235540" calcext:value-type="float">
            <text:p>235540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652400" calcext:value-type="float">
            <text:p>65240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3024" calcext:value-type="float">
            <text:p>13024</text:p>
          </table:table-cell>
          <table:table-cell office:value-type="float" office:value="570970" calcext:value-type="float">
            <text:p>570970</text:p>
          </table:table-cell>
          <table:table-cell/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float" office:value="340410" calcext:value-type="float">
            <text:p>340410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524250" calcext:value-type="float">
            <text:p>52425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0898" calcext:value-type="float">
            <text:p>10898</text:p>
          </table:table-cell>
          <table:table-cell office:value-type="float" office:value="445650" calcext:value-type="float">
            <text:p>445650</text:p>
          </table:table-cell>
          <table:table-cell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395480" calcext:value-type="float">
            <text:p>395480</text:p>
          </table:table-cell>
          <table:table-cell/>
          <table:table-cell office:value-type="float" office:value="15487" calcext:value-type="float">
            <text:p>15487</text:p>
          </table:table-cell>
          <table:table-cell office:value-type="float" office:value="720450" calcext:value-type="float">
            <text:p>72045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607" calcext:value-type="float">
            <text:p>11607</text:p>
          </table:table-cell>
          <table:table-cell office:value-type="float" office:value="497590" calcext:value-type="float">
            <text:p>497590</text:p>
          </table:table-cell>
          <table:table-cell/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float" office:value="595320" calcext:value-type="float">
            <text:p>595320</text:p>
          </table:table-cell>
          <table:table-cell/>
          <table:table-cell office:value-type="float" office:value="9826" calcext:value-type="float">
            <text:p>9826</text:p>
          </table:table-cell>
          <table:table-cell office:value-type="float" office:value="458010" calcext:value-type="float">
            <text:p>45801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63150" calcext:value-type="float">
            <text:p>363150</text:p>
          </table:table-cell>
          <table:table-cell/>
        </table:table-row>
        <table:table-row table:style-name="ro1">
          <table:table-cell office:value-type="float" office:value="13578" calcext:value-type="float">
            <text:p>13578</text:p>
          </table:table-cell>
          <table:table-cell office:value-type="float" office:value="354820" calcext:value-type="float">
            <text:p>354820</text:p>
          </table:table-cell>
          <table:table-cell/>
          <table:table-cell office:value-type="float" office:value="12150" calcext:value-type="float">
            <text:p>12150</text:p>
          </table:table-cell>
          <table:table-cell office:value-type="float" office:value="565480" calcext:value-type="float">
            <text:p>56548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8309" calcext:value-type="float">
            <text:p>8309</text:p>
          </table:table-cell>
          <table:table-cell office:value-type="float" office:value="492930" calcext:value-type="float">
            <text:p>492930</text:p>
          </table:table-cell>
          <table:table-cell/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float" office:value="755890" calcext:value-type="float">
            <text:p>755890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646890" calcext:value-type="float">
            <text:p>64689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167160" calcext:value-type="float">
            <text:p>167160</text:p>
          </table:table-cell>
          <table:table-cell/>
        </table:table-row>
        <table:table-row table:style-name="ro1">
          <table:table-cell office:value-type="float" office:value="19431" calcext:value-type="float">
            <text:p>19431</text:p>
          </table:table-cell>
          <table:table-cell office:value-type="float" office:value="591720" calcext:value-type="float">
            <text:p>591720</text:p>
          </table:table-cell>
          <table:table-cell/>
          <table:table-cell office:value-type="float" office:value="6083" calcext:value-type="float">
            <text:p>6083</text:p>
          </table:table-cell>
          <table:table-cell office:value-type="float" office:value="280700" calcext:value-type="float">
            <text:p>28070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3043" calcext:value-type="float">
            <text:p>13043</text:p>
          </table:table-cell>
          <table:table-cell office:value-type="float" office:value="671470" calcext:value-type="float">
            <text:p>671470</text:p>
          </table:table-cell>
          <table:table-cell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float" office:value="167810" calcext:value-type="float">
            <text:p>167810</text:p>
          </table:table-cell>
          <table:table-cell/>
          <table:table-cell office:value-type="float" office:value="14023" calcext:value-type="float">
            <text:p>14023</text:p>
          </table:table-cell>
          <table:table-cell office:value-type="float" office:value="648100" calcext:value-type="float">
            <text:p>64810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1614" calcext:value-type="float">
            <text:p>11614</text:p>
          </table:table-cell>
          <table:table-cell office:value-type="float" office:value="497530" calcext:value-type="float">
            <text:p>497530</text:p>
          </table:table-cell>
          <table:table-cell/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float" office:value="638740" calcext:value-type="float">
            <text:p>638740</text:p>
          </table:table-cell>
          <table:table-cell/>
          <table:table-cell office:value-type="float" office:value="12639" calcext:value-type="float">
            <text:p>12639</text:p>
          </table:table-cell>
          <table:table-cell office:value-type="float" office:value="590430" calcext:value-type="float">
            <text:p>59043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1484" calcext:value-type="float">
            <text:p>11484</text:p>
          </table:table-cell>
          <table:table-cell office:value-type="float" office:value="500100" calcext:value-type="float">
            <text:p>500100</text:p>
          </table:table-cell>
          <table:table-cell/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155200" calcext:value-type="float">
            <text:p>155200</text:p>
          </table:table-cell>
          <table:table-cell/>
          <table:table-cell office:value-type="float" office:value="14002" calcext:value-type="float">
            <text:p>14002</text:p>
          </table:table-cell>
          <table:table-cell office:value-type="float" office:value="652190" calcext:value-type="float">
            <text:p>65219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4448" calcext:value-type="float">
            <text:p>4448</text:p>
          </table:table-cell>
          <table:table-cell office:value-type="float" office:value="214510" calcext:value-type="float">
            <text:p>214510</text:p>
          </table:table-cell>
          <table:table-cell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637080" calcext:value-type="float">
            <text:p>63708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49340" calcext:value-type="float">
            <text:p>74934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378460" calcext:value-type="float">
            <text:p>378460</text:p>
          </table:table-cell>
          <table:table-cell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float" office:value="352420" calcext:value-type="float">
            <text:p>352420</text:p>
          </table:table-cell>
          <table:table-cell/>
          <table:table-cell office:value-type="float" office:value="11909" calcext:value-type="float">
            <text:p>11909</text:p>
          </table:table-cell>
          <table:table-cell office:value-type="float" office:value="557110" calcext:value-type="float">
            <text:p>55711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5146" calcext:value-type="float">
            <text:p>5146</text:p>
          </table:table-cell>
          <table:table-cell office:value-type="float" office:value="205360" calcext:value-type="float">
            <text:p>205360</text:p>
          </table:table-cell>
          <table:table-cell/>
        </table:table-row>
        <table:table-row table:style-name="ro1">
          <table:table-cell office:value-type="float" office:value="13425" calcext:value-type="float">
            <text:p>13425</text:p>
          </table:table-cell>
          <table:table-cell office:value-type="float" office:value="218390" calcext:value-type="float">
            <text:p>218390</text:p>
          </table:table-cell>
          <table:table-cell/>
          <table:table-cell office:value-type="float" office:value="14811" calcext:value-type="float">
            <text:p>14811</text:p>
          </table:table-cell>
          <table:table-cell office:value-type="float" office:value="687790" calcext:value-type="float">
            <text:p>68779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566390" calcext:value-type="float">
            <text:p>566390</text:p>
          </table:table-cell>
          <table:table-cell/>
        </table:table-row>
        <table:table-row table:style-name="ro1">
          <table:table-cell office:value-type="float" office:value="21477" calcext:value-type="float">
            <text:p>21477</text:p>
          </table:table-cell>
          <table:table-cell office:value-type="float" office:value="724440" calcext:value-type="float">
            <text:p>724440</text:p>
          </table:table-cell>
          <table:table-cell/>
          <table:table-cell office:value-type="float" office:value="12671" calcext:value-type="float">
            <text:p>12671</text:p>
          </table:table-cell>
          <table:table-cell office:value-type="float" office:value="589990" calcext:value-type="float">
            <text:p>58999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5567" calcext:value-type="float">
            <text:p>5567</text:p>
          </table:table-cell>
          <table:table-cell office:value-type="float" office:value="156160" calcext:value-type="float">
            <text:p>156160</text:p>
          </table:table-cell>
          <table:table-cell/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244710" calcext:value-type="float">
            <text:p>244710</text:p>
          </table:table-cell>
          <table:table-cell/>
          <table:table-cell office:value-type="float" office:value="16155" calcext:value-type="float">
            <text:p>16155</text:p>
          </table:table-cell>
          <table:table-cell office:value-type="float" office:value="750600" calcext:value-type="float">
            <text:p>75060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4907" calcext:value-type="float">
            <text:p>14907</text:p>
          </table:table-cell>
          <table:table-cell office:value-type="float" office:value="804720" calcext:value-type="float">
            <text:p>804720</text:p>
          </table:table-cell>
          <table:table-cell/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513580" calcext:value-type="float">
            <text:p>513580</text:p>
          </table:table-cell>
          <table:table-cell/>
          <table:table-cell office:value-type="float" office:value="12715" calcext:value-type="float">
            <text:p>12715</text:p>
          </table:table-cell>
          <table:table-cell office:value-type="float" office:value="592360" calcext:value-type="float">
            <text:p>59236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5525" calcext:value-type="float">
            <text:p>15525</text:p>
          </table:table-cell>
          <table:table-cell office:value-type="float" office:value="707320" calcext:value-type="float">
            <text:p>707320</text:p>
          </table:table-cell>
          <table:table-cell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339170" calcext:value-type="float">
            <text:p>339170</text:p>
          </table:table-cell>
          <table:table-cell/>
          <table:table-cell office:value-type="float" office:value="19584" calcext:value-type="float">
            <text:p>19584</text:p>
          </table:table-cell>
          <table:table-cell office:value-type="float" office:value="909420" calcext:value-type="float">
            <text:p>90942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653" calcext:value-type="float">
            <text:p>12653</text:p>
          </table:table-cell>
          <table:table-cell office:value-type="float" office:value="387760" calcext:value-type="float">
            <text:p>387760</text:p>
          </table:table-cell>
          <table:table-cell/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float" office:value="602870" calcext:value-type="float">
            <text:p>602870</text:p>
          </table:table-cell>
          <table:table-cell/>
          <table:table-cell office:value-type="float" office:value="13472" calcext:value-type="float">
            <text:p>13472</text:p>
          </table:table-cell>
          <table:table-cell office:value-type="float" office:value="630200" calcext:value-type="float">
            <text:p>63020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4767" calcext:value-type="float">
            <text:p>14767</text:p>
          </table:table-cell>
          <table:table-cell office:value-type="float" office:value="653540" calcext:value-type="float">
            <text:p>653540</text:p>
          </table:table-cell>
          <table:table-cell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252150" calcext:value-type="float">
            <text:p>252150</text:p>
          </table:table-cell>
          <table:table-cell/>
          <table:table-cell office:value-type="float" office:value="16736" calcext:value-type="float">
            <text:p>16736</text:p>
          </table:table-cell>
          <table:table-cell office:value-type="float" office:value="776950" calcext:value-type="float">
            <text:p>77695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230860" calcext:value-type="float">
            <text:p>230860</text:p>
          </table:table-cell>
          <table:table-cell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403840" calcext:value-type="float">
            <text:p>403840</text:p>
          </table:table-cell>
          <table:table-cell/>
          <table:table-cell office:value-type="float" office:value="7955" calcext:value-type="float">
            <text:p>7955</text:p>
          </table:table-cell>
          <table:table-cell office:value-type="float" office:value="374510" calcext:value-type="float">
            <text:p>37451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0495" calcext:value-type="float">
            <text:p>10495</text:p>
          </table:table-cell>
          <table:table-cell office:value-type="float" office:value="432510" calcext:value-type="float">
            <text:p>432510</text:p>
          </table:table-cell>
          <table:table-cell/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float" office:value="595670" calcext:value-type="float">
            <text:p>595670</text:p>
          </table:table-cell>
          <table:table-cell/>
          <table:table-cell office:value-type="float" office:value="9955" calcext:value-type="float">
            <text:p>9955</text:p>
          </table:table-cell>
          <table:table-cell office:value-type="float" office:value="465920" calcext:value-type="float">
            <text:p>46592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3996" calcext:value-type="float">
            <text:p>13996</text:p>
          </table:table-cell>
          <table:table-cell office:value-type="float" office:value="563270" calcext:value-type="float">
            <text:p>563270</text:p>
          </table:table-cell>
          <table:table-cell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549080" calcext:value-type="float">
            <text:p>549080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557030" calcext:value-type="float">
            <text:p>55703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6164" calcext:value-type="float">
            <text:p>16164</text:p>
          </table:table-cell>
          <table:table-cell office:value-type="float" office:value="676070" calcext:value-type="float">
            <text:p>676070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37970" calcext:value-type="float">
            <text:p>137970</text:p>
          </table:table-cell>
          <table:table-cell/>
          <table:table-cell office:value-type="float" office:value="16041" calcext:value-type="float">
            <text:p>16041</text:p>
          </table:table-cell>
          <table:table-cell office:value-type="float" office:value="746440" calcext:value-type="float">
            <text:p>74644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335340" calcext:value-type="float">
            <text:p>335340</text:p>
          </table:table-cell>
          <table:table-cell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259980" calcext:value-type="float">
            <text:p>259980</text:p>
          </table:table-cell>
          <table:table-cell/>
          <table:table-cell office:value-type="float" office:value="12771" calcext:value-type="float">
            <text:p>12771</text:p>
          </table:table-cell>
          <table:table-cell office:value-type="float" office:value="591520" calcext:value-type="float">
            <text:p>59152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1144" calcext:value-type="float">
            <text:p>11144</text:p>
          </table:table-cell>
          <table:table-cell office:value-type="float" office:value="461180" calcext:value-type="float">
            <text:p>461180</text:p>
          </table:table-cell>
          <table:table-cell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423840" calcext:value-type="float">
            <text:p>423840</text:p>
          </table:table-cell>
          <table:table-cell/>
          <table:table-cell office:value-type="float" office:value="18108" calcext:value-type="float">
            <text:p>18108</text:p>
          </table:table-cell>
          <table:table-cell office:value-type="float" office:value="843250" calcext:value-type="float">
            <text:p>8432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4728" calcext:value-type="float">
            <text:p>14728</text:p>
          </table:table-cell>
          <table:table-cell office:value-type="float" office:value="636360" calcext:value-type="float">
            <text:p>636360</text:p>
          </table:table-cell>
          <table:table-cell/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288930" calcext:value-type="float">
            <text:p>288930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659140" calcext:value-type="float">
            <text:p>65914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0884" calcext:value-type="float">
            <text:p>10884</text:p>
          </table:table-cell>
          <table:table-cell office:value-type="float" office:value="369500" calcext:value-type="float">
            <text:p>369500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55160" calcext:value-type="float">
            <text:p>355160</text:p>
          </table:table-cell>
          <table:table-cell/>
          <table:table-cell office:value-type="float" office:value="19452" calcext:value-type="float">
            <text:p>19452</text:p>
          </table:table-cell>
          <table:table-cell office:value-type="float" office:value="902100" calcext:value-type="float">
            <text:p>90210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1830" calcext:value-type="float">
            <text:p>11830</text:p>
          </table:table-cell>
          <table:table-cell office:value-type="float" office:value="393030" calcext:value-type="float">
            <text:p>39303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554500" calcext:value-type="float">
            <text:p>55450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89490" calcext:value-type="float">
            <text:p>58949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6138" calcext:value-type="float">
            <text:p>16138</text:p>
          </table:table-cell>
          <table:table-cell office:value-type="float" office:value="702490" calcext:value-type="float">
            <text:p>702490</text:p>
          </table:table-cell>
          <table:table-cell/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float" office:value="555550" calcext:value-type="float">
            <text:p>555550</text:p>
          </table:table-cell>
          <table:table-cell/>
          <table:table-cell office:value-type="float" office:value="15335" calcext:value-type="float">
            <text:p>15335</text:p>
          </table:table-cell>
          <table:table-cell office:value-type="float" office:value="716310" calcext:value-type="float">
            <text:p>7163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278" calcext:value-type="float">
            <text:p>10278</text:p>
          </table:table-cell>
          <table:table-cell office:value-type="float" office:value="189570" calcext:value-type="float">
            <text:p>189570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341910" calcext:value-type="float">
            <text:p>341910</text:p>
          </table:table-cell>
          <table:table-cell/>
          <table:table-cell office:value-type="float" office:value="15465" calcext:value-type="float">
            <text:p>15465</text:p>
          </table:table-cell>
          <table:table-cell office:value-type="float" office:value="723670" calcext:value-type="float">
            <text:p>7236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672" calcext:value-type="float">
            <text:p>11672</text:p>
          </table:table-cell>
          <table:table-cell office:value-type="float" office:value="330360" calcext:value-type="float">
            <text:p>330360</text:p>
          </table:table-cell>
          <table:table-cell/>
        </table:table-row>
      </table:table>
      <table:table table:name="PacketCostVsAmountOfPackets" table:style-name="ta1">
        <table:shapes>
          <draw:frame draw:z-index="0" draw:style-name="gr1" draw:text-style-name="P1" svg:width="15.999cm" svg:height="8.999cm" svg:x="45.254cm" svg:y="1.304cm">
            <draw:object draw:notify-on-update-of-ranges="PacketCostVsAmountOfPackets.K2:PacketCostVsAmountOfPackets.K538 PacketCostVsAmountOfPackets.A2:PacketCostVsAmountOfPackets.A538 PacketCostVsAmountOfPackets.C1:PacketCostVsAmountOfPackets.C1 PacketCostVsAmountOfPackets.B2:PacketCostVsAmountOfPackets.B538 PacketCostVsAmountOfPackets.D2:PacketCostVsAmountOfPackets.D538 PacketCostVsAmountOfPackets.F1:PacketCostVsAmountOfPackets.F1 PacketCostVsAmountOfPackets.E2:PacketCostVsAmountOfPackets.E538 PacketCostVsAmountOfPackets.G2:PacketCostVsAmountOfPackets.G538 PacketCostVsAmountOfPackets.I1:PacketCostVsAmountOfPackets.I1 PacketCostVsAmountOfPackets.H2:PacketCostVsAmountOfPackets.H538 PacketCostVsAmountOfPackets.J2:PacketCostVsAmountOfPackets.J538 PacketCostVsAmountOfPackets.L1:PacketCostVsAmountOfPackets.L1 PacketCostVsAmountOfPackets.K2:PacketCostVsAmountOfPackets.K5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5.668cm" svg:y="13.548cm">
            <draw:object draw:notify-on-update-of-ranges="PacketCostVsAmountOfPackets.K2:PacketCostVsAmountOfPackets.K538 PacketCostVsAmountOfPackets.D2:PacketCostVsAmountOfPackets.D538 PacketCostVsAmountOfPackets.F1:PacketCostVsAmountOfPackets.F1 PacketCostVsAmountOfPackets.E2:PacketCostVsAmountOfPackets.E538 PacketCostVsAmountOfPackets.J2:PacketCostVsAmountOfPackets.J538 PacketCostVsAmountOfPackets.L1:PacketCostVsAmountOfPackets.L1 PacketCostVsAmountOfPackets.K2:PacketCostVsAmountOfPackets.K5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ound robin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eactive</text:p>
          </table:table-cell>
        </table:table-row>
        <table:table-row table:style-name="ro1">
          <table:table-cell office:value-type="float" office:value="10527" calcext:value-type="float">
            <text:p>10527</text:p>
          </table:table-cell>
          <table:table-cell office:value-type="float" office:value="515680" calcext:value-type="float">
            <text:p>515680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68820" calcext:value-type="float">
            <text:p>2688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429730" calcext:value-type="float">
            <text:p>429730</text:p>
          </table:table-cell>
          <table:table-cell/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336960" calcext:value-type="float">
            <text:p>336960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559950" calcext:value-type="float">
            <text:p>559950</text:p>
          </table:table-cell>
          <table:table-cell/>
          <table:table-cell office:value-type="float" office:value="2553" calcext:value-type="float">
            <text:p>2553</text:p>
          </table:table-cell>
          <table:table-cell office:value-type="float" office:value="93110" calcext:value-type="float">
            <text:p>93110</text:p>
          </table:table-cell>
          <table:table-cell/>
          <table:table-cell office:value-type="float" office:value="7928" calcext:value-type="float">
            <text:p>7928</text:p>
          </table:table-cell>
          <table:table-cell office:value-type="float" office:value="276920" calcext:value-type="float">
            <text:p>276920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252760" calcext:value-type="float">
            <text:p>252760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335740" calcext:value-type="float">
            <text:p>335740</text:p>
          </table:table-cell>
          <table:table-cell/>
          <table:table-cell office:value-type="float" office:value="6002" calcext:value-type="float">
            <text:p>6002</text:p>
          </table:table-cell>
          <table:table-cell office:value-type="float" office:value="245250" calcext:value-type="float">
            <text:p>245250</text:p>
          </table:table-cell>
          <table:table-cell/>
          <table:table-cell office:value-type="float" office:value="10838" calcext:value-type="float">
            <text:p>10838</text:p>
          </table:table-cell>
          <table:table-cell office:value-type="float" office:value="438390" calcext:value-type="float">
            <text:p>438390</text:p>
          </table:table-cell>
          <table:table-cell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float" office:value="406260" calcext:value-type="float">
            <text:p>406260</text:p>
          </table:table-cell>
          <table:table-cell/>
          <table:table-cell office:value-type="float" office:value="2376" calcext:value-type="float">
            <text:p>2376</text:p>
          </table:table-cell>
          <table:table-cell office:value-type="float" office:value="111030" calcext:value-type="float">
            <text:p>111030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397180" calcext:value-type="float">
            <text:p>39718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362650" calcext:value-type="float">
            <text:p>362650</text:p>
          </table:table-cell>
          <table:table-cell/>
        </table:table-row>
        <table:table-row table:style-name="ro1">
          <table:table-cell office:value-type="float" office:value="14537" calcext:value-type="float">
            <text:p>14537</text:p>
          </table:table-cell>
          <table:table-cell office:value-type="float" office:value="595050" calcext:value-type="float">
            <text:p>595050</text:p>
          </table:table-cell>
          <table:table-cell/>
          <table:table-cell office:value-type="float" office:value="7988" calcext:value-type="float">
            <text:p>7988</text:p>
          </table:table-cell>
          <table:table-cell office:value-type="float" office:value="370550" calcext:value-type="float">
            <text:p>370550</text:p>
          </table:table-cell>
          <table:table-cell/>
          <table:table-cell office:value-type="float" office:value="2937" calcext:value-type="float">
            <text:p>2937</text:p>
          </table:table-cell>
          <table:table-cell office:value-type="float" office:value="106850" calcext:value-type="float">
            <text:p>106850</text:p>
          </table:table-cell>
          <table:table-cell/>
          <table:table-cell office:value-type="float" office:value="8263" calcext:value-type="float">
            <text:p>8263</text:p>
          </table:table-cell>
          <table:table-cell office:value-type="float" office:value="490540" calcext:value-type="float">
            <text:p>490540</text:p>
          </table:table-cell>
          <table:table-cell/>
        </table:table-row>
        <table:table-row table:style-name="ro1">
          <table:table-cell office:value-type="float" office:value="9059" calcext:value-type="float">
            <text:p>9059</text:p>
          </table:table-cell>
          <table:table-cell office:value-type="float" office:value="548400" calcext:value-type="float">
            <text:p>548400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426570" calcext:value-type="float">
            <text:p>426570</text:p>
          </table:table-cell>
          <table:table-cell/>
          <table:table-cell office:value-type="float" office:value="11308" calcext:value-type="float">
            <text:p>11308</text:p>
          </table:table-cell>
          <table:table-cell office:value-type="float" office:value="495920" calcext:value-type="float">
            <text:p>495920</text:p>
          </table:table-cell>
          <table:table-cell/>
          <table:table-cell office:value-type="float" office:value="13055" calcext:value-type="float">
            <text:p>13055</text:p>
          </table:table-cell>
          <table:table-cell office:value-type="float" office:value="670420" calcext:value-type="float">
            <text:p>670420</text:p>
          </table:table-cell>
          <table:table-cell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40400" calcext:value-type="float">
            <text:p>140400</text:p>
          </table:table-cell>
          <table:table-cell/>
          <table:table-cell office:value-type="float" office:value="7177" calcext:value-type="float">
            <text:p>7177</text:p>
          </table:table-cell>
          <table:table-cell office:value-type="float" office:value="334240" calcext:value-type="float">
            <text:p>334240</text:p>
          </table:table-cell>
          <table:table-cell/>
          <table:table-cell office:value-type="float" office:value="9779" calcext:value-type="float">
            <text:p>9779</text:p>
          </table:table-cell>
          <table:table-cell office:value-type="float" office:value="419010" calcext:value-type="float">
            <text:p>419010</text:p>
          </table:table-cell>
          <table:table-cell/>
          <table:table-cell office:value-type="float" office:value="4491" calcext:value-type="float">
            <text:p>4491</text:p>
          </table:table-cell>
          <table:table-cell office:value-type="float" office:value="218450" calcext:value-type="float">
            <text:p>218450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262020" calcext:value-type="float">
            <text:p>262020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300070" calcext:value-type="float">
            <text:p>300070</text:p>
          </table:table-cell>
          <table:table-cell/>
          <table:table-cell office:value-type="float" office:value="6354" calcext:value-type="float">
            <text:p>6354</text:p>
          </table:table-cell>
          <table:table-cell office:value-type="float" office:value="266120" calcext:value-type="float">
            <text:p>266120</text:p>
          </table:table-cell>
          <table:table-cell/>
          <table:table-cell office:value-type="float" office:value="7324" calcext:value-type="float">
            <text:p>7324</text:p>
          </table:table-cell>
          <table:table-cell office:value-type="float" office:value="378570" calcext:value-type="float">
            <text:p>378570</text:p>
          </table:table-cell>
          <table:table-cell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428250" calcext:value-type="float">
            <text:p>428250</text:p>
          </table:table-cell>
          <table:table-cell/>
          <table:table-cell office:value-type="float" office:value="11909" calcext:value-type="float">
            <text:p>11909</text:p>
          </table:table-cell>
          <table:table-cell office:value-type="float" office:value="555920" calcext:value-type="float">
            <text:p>555920</text:p>
          </table:table-cell>
          <table:table-cell/>
          <table:table-cell office:value-type="float" office:value="11949" calcext:value-type="float">
            <text:p>11949</text:p>
          </table:table-cell>
          <table:table-cell office:value-type="float" office:value="521370" calcext:value-type="float">
            <text:p>521370</text:p>
          </table:table-cell>
          <table:table-cell/>
          <table:table-cell office:value-type="float" office:value="4987" calcext:value-type="float">
            <text:p>4987</text:p>
          </table:table-cell>
          <table:table-cell office:value-type="float" office:value="203070" calcext:value-type="float">
            <text:p>203070</text:p>
          </table:table-cell>
          <table:table-cell/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352870" calcext:value-type="float">
            <text:p>352870</text:p>
          </table:table-cell>
          <table:table-cell/>
          <table:table-cell office:value-type="float" office:value="5186" calcext:value-type="float">
            <text:p>5186</text:p>
          </table:table-cell>
          <table:table-cell office:value-type="float" office:value="240630" calcext:value-type="float">
            <text:p>240630</text:p>
          </table:table-cell>
          <table:table-cell/>
          <table:table-cell office:value-type="float" office:value="11221" calcext:value-type="float">
            <text:p>11221</text:p>
          </table:table-cell>
          <table:table-cell office:value-type="float" office:value="487890" calcext:value-type="float">
            <text:p>487890</text:p>
          </table:table-cell>
          <table:table-cell/>
          <table:table-cell office:value-type="float" office:value="12090" calcext:value-type="float">
            <text:p>12090</text:p>
          </table:table-cell>
          <table:table-cell office:value-type="float" office:value="562190" calcext:value-type="float">
            <text:p>562190</text:p>
          </table:table-cell>
          <table:table-cell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554080" calcext:value-type="float">
            <text:p>554080</text:p>
          </table:table-cell>
          <table:table-cell/>
          <table:table-cell office:value-type="float" office:value="7965" calcext:value-type="float">
            <text:p>7965</text:p>
          </table:table-cell>
          <table:table-cell office:value-type="float" office:value="371860" calcext:value-type="float">
            <text:p>371860</text:p>
          </table:table-cell>
          <table:table-cell/>
          <table:table-cell office:value-type="float" office:value="14055" calcext:value-type="float">
            <text:p>14055</text:p>
          </table:table-cell>
          <table:table-cell office:value-type="float" office:value="617120" calcext:value-type="float">
            <text:p>617120</text:p>
          </table:table-cell>
          <table:table-cell/>
          <table:table-cell office:value-type="float" office:value="14905" calcext:value-type="float">
            <text:p>14905</text:p>
          </table:table-cell>
          <table:table-cell office:value-type="float" office:value="651270" calcext:value-type="float">
            <text:p>651270</text:p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340740" calcext:value-type="float">
            <text:p>340740</text:p>
          </table:table-cell>
          <table:table-cell/>
          <table:table-cell office:value-type="float" office:value="8617" calcext:value-type="float">
            <text:p>8617</text:p>
          </table:table-cell>
          <table:table-cell office:value-type="float" office:value="401490" calcext:value-type="float">
            <text:p>401490</text:p>
          </table:table-cell>
          <table:table-cell/>
          <table:table-cell office:value-type="float" office:value="7893" calcext:value-type="float">
            <text:p>7893</text:p>
          </table:table-cell>
          <table:table-cell office:value-type="float" office:value="329700" calcext:value-type="float">
            <text:p>329700</text:p>
          </table:table-cell>
          <table:table-cell/>
          <table:table-cell office:value-type="float" office:value="10491" calcext:value-type="float">
            <text:p>10491</text:p>
          </table:table-cell>
          <table:table-cell office:value-type="float" office:value="432850" calcext:value-type="float">
            <text:p>432850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172630" calcext:value-type="float">
            <text:p>172630</text:p>
          </table:table-cell>
          <table:table-cell/>
          <table:table-cell office:value-type="float" office:value="14106" calcext:value-type="float">
            <text:p>14106</text:p>
          </table:table-cell>
          <table:table-cell office:value-type="float" office:value="654330" calcext:value-type="float">
            <text:p>654330</text:p>
          </table:table-cell>
          <table:table-cell/>
          <table:table-cell office:value-type="float" office:value="14621" calcext:value-type="float">
            <text:p>14621</text:p>
          </table:table-cell>
          <table:table-cell office:value-type="float" office:value="646570" calcext:value-type="float">
            <text:p>646570</text:p>
          </table:table-cell>
          <table:table-cell/>
          <table:table-cell office:value-type="float" office:value="16140" calcext:value-type="float">
            <text:p>16140</text:p>
          </table:table-cell>
          <table:table-cell office:value-type="float" office:value="696980" calcext:value-type="float">
            <text:p>696980</text:p>
          </table:table-cell>
          <table:table-cell/>
        </table:table-row>
        <table:table-row table:style-name="ro1">
          <table:table-cell office:value-type="float" office:value="13591" calcext:value-type="float">
            <text:p>13591</text:p>
          </table:table-cell>
          <table:table-cell office:value-type="float" office:value="566980" calcext:value-type="float">
            <text:p>566980</text:p>
          </table:table-cell>
          <table:table-cell/>
          <table:table-cell office:value-type="float" office:value="16752" calcext:value-type="float">
            <text:p>16752</text:p>
          </table:table-cell>
          <table:table-cell office:value-type="float" office:value="778630" calcext:value-type="float">
            <text:p>778630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657230" calcext:value-type="float">
            <text:p>657230</text:p>
          </table:table-cell>
          <table:table-cell/>
          <table:table-cell office:value-type="float" office:value="9015" calcext:value-type="float">
            <text:p>9015</text:p>
          </table:table-cell>
          <table:table-cell office:value-type="float" office:value="336790" calcext:value-type="float">
            <text:p>336790</text:p>
          </table:table-cell>
          <table:table-cell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368080" calcext:value-type="float">
            <text:p>368080</text:p>
          </table:table-cell>
          <table:table-cell/>
          <table:table-cell office:value-type="float" office:value="11335" calcext:value-type="float">
            <text:p>11335</text:p>
          </table:table-cell>
          <table:table-cell office:value-type="float" office:value="527690" calcext:value-type="float">
            <text:p>527690</text:p>
          </table:table-cell>
          <table:table-cell/>
          <table:table-cell office:value-type="float" office:value="11146" calcext:value-type="float">
            <text:p>11146</text:p>
          </table:table-cell>
          <table:table-cell office:value-type="float" office:value="489010" calcext:value-type="float">
            <text:p>489010</text:p>
          </table:table-cell>
          <table:table-cell/>
          <table:table-cell office:value-type="float" office:value="11256" calcext:value-type="float">
            <text:p>11256</text:p>
          </table:table-cell>
          <table:table-cell office:value-type="float" office:value="465340" calcext:value-type="float">
            <text:p>465340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339080" calcext:value-type="float">
            <text:p>339080</text:p>
          </table:table-cell>
          <table:table-cell/>
          <table:table-cell office:value-type="float" office:value="11935" calcext:value-type="float">
            <text:p>11935</text:p>
          </table:table-cell>
          <table:table-cell office:value-type="float" office:value="556890" calcext:value-type="float">
            <text:p>556890</text:p>
          </table:table-cell>
          <table:table-cell/>
          <table:table-cell office:value-type="float" office:value="14639" calcext:value-type="float">
            <text:p>14639</text:p>
          </table:table-cell>
          <table:table-cell office:value-type="float" office:value="651530" calcext:value-type="float">
            <text:p>651530</text:p>
          </table:table-cell>
          <table:table-cell/>
          <table:table-cell office:value-type="float" office:value="14793" calcext:value-type="float">
            <text:p>14793</text:p>
          </table:table-cell>
          <table:table-cell office:value-type="float" office:value="637300" calcext:value-type="float">
            <text:p>637300</text:p>
          </table:table-cell>
          <table:table-cell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284960" calcext:value-type="float">
            <text:p>284960</text:p>
          </table:table-cell>
          <table:table-cell/>
          <table:table-cell office:value-type="float" office:value="12755" calcext:value-type="float">
            <text:p>12755</text:p>
          </table:table-cell>
          <table:table-cell office:value-type="float" office:value="592810" calcext:value-type="float">
            <text:p>592810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240090" calcext:value-type="float">
            <text:p>240090</text:p>
          </table:table-cell>
          <table:table-cell/>
          <table:table-cell office:value-type="float" office:value="16108" calcext:value-type="float">
            <text:p>16108</text:p>
          </table:table-cell>
          <table:table-cell office:value-type="float" office:value="623970" calcext:value-type="float">
            <text:p>623970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41180" calcext:value-type="float">
            <text:p>41180</text:p>
          </table:table-cell>
          <table:table-cell/>
          <table:table-cell office:value-type="float" office:value="11291" calcext:value-type="float">
            <text:p>11291</text:p>
          </table:table-cell>
          <table:table-cell office:value-type="float" office:value="528230" calcext:value-type="float">
            <text:p>528230</text:p>
          </table:table-cell>
          <table:table-cell/>
          <table:table-cell office:value-type="float" office:value="9221" calcext:value-type="float">
            <text:p>9221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6773" calcext:value-type="float">
            <text:p>16773</text:p>
          </table:table-cell>
          <table:table-cell office:value-type="float" office:value="782150" calcext:value-type="float">
            <text:p>782150</text:p>
          </table:table-cell>
          <table:table-cell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434350" calcext:value-type="float">
            <text:p>434350</text:p>
          </table:table-cell>
          <table:table-cell/>
          <table:table-cell office:value-type="float" office:value="15530" calcext:value-type="float">
            <text:p>15530</text:p>
          </table:table-cell>
          <table:table-cell office:value-type="float" office:value="722740" calcext:value-type="float">
            <text:p>722740</text:p>
          </table:table-cell>
          <table:table-cell/>
          <table:table-cell office:value-type="float" office:value="5728" calcext:value-type="float">
            <text:p>5728</text:p>
          </table:table-cell>
          <table:table-cell office:value-type="float" office:value="228870" calcext:value-type="float">
            <text:p>22887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695740" calcext:value-type="float">
            <text:p>695740</text:p>
          </table:table-cell>
          <table:table-cell/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float" office:value="497310" calcext:value-type="float">
            <text:p>497310</text:p>
          </table:table-cell>
          <table:table-cell/>
          <table:table-cell office:value-type="float" office:value="9943" calcext:value-type="float">
            <text:p>9943</text:p>
          </table:table-cell>
          <table:table-cell office:value-type="float" office:value="464280" calcext:value-type="float">
            <text:p>464280</text:p>
          </table:table-cell>
          <table:table-cell/>
          <table:table-cell office:value-type="float" office:value="9779" calcext:value-type="float">
            <text:p>9779</text:p>
          </table:table-cell>
          <table:table-cell office:value-type="float" office:value="421210" calcext:value-type="float">
            <text:p>421210</text:p>
          </table:table-cell>
          <table:table-cell/>
          <table:table-cell office:value-type="float" office:value="12943" calcext:value-type="float">
            <text:p>12943</text:p>
          </table:table-cell>
          <table:table-cell office:value-type="float" office:value="358100" calcext:value-type="float">
            <text:p>358100</text:p>
          </table:table-cell>
          <table:table-cell/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float" office:value="241020" calcext:value-type="float">
            <text:p>241020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656170" calcext:value-type="float">
            <text:p>656170</text:p>
          </table:table-cell>
          <table:table-cell/>
          <table:table-cell office:value-type="float" office:value="14609" calcext:value-type="float">
            <text:p>14609</text:p>
          </table:table-cell>
          <table:table-cell office:value-type="float" office:value="644580" calcext:value-type="float">
            <text:p>644580</text:p>
          </table:table-cell>
          <table:table-cell/>
          <table:table-cell office:value-type="float" office:value="12325" calcext:value-type="float">
            <text:p>12325</text:p>
          </table:table-cell>
          <table:table-cell office:value-type="float" office:value="468040" calcext:value-type="float">
            <text:p>468040</text:p>
          </table:table-cell>
          <table:table-cell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334180" calcext:value-type="float">
            <text:p>334180</text:p>
          </table:table-cell>
          <table:table-cell/>
          <table:table-cell office:value-type="float" office:value="13999" calcext:value-type="float">
            <text:p>13999</text:p>
          </table:table-cell>
          <table:table-cell office:value-type="float" office:value="649590" calcext:value-type="float">
            <text:p>649590</text:p>
          </table:table-cell>
          <table:table-cell/>
          <table:table-cell office:value-type="float" office:value="8447" calcext:value-type="float">
            <text:p>8447</text:p>
          </table:table-cell>
          <table:table-cell office:value-type="float" office:value="366510" calcext:value-type="float">
            <text:p>366510</text:p>
          </table:table-cell>
          <table:table-cell/>
          <table:table-cell office:value-type="float" office:value="13825" calcext:value-type="float">
            <text:p>13825</text:p>
          </table:table-cell>
          <table:table-cell office:value-type="float" office:value="568400" calcext:value-type="float">
            <text:p>568400</text:p>
          </table:table-cell>
          <table:table-cell/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float" office:value="519800" calcext:value-type="float">
            <text:p>519800</text:p>
          </table:table-cell>
          <table:table-cell/>
          <table:table-cell office:value-type="float" office:value="12034" calcext:value-type="float">
            <text:p>12034</text:p>
          </table:table-cell>
          <table:table-cell office:value-type="float" office:value="561480" calcext:value-type="float">
            <text:p>561480</text:p>
          </table:table-cell>
          <table:table-cell/>
          <table:table-cell office:value-type="float" office:value="12683" calcext:value-type="float">
            <text:p>12683</text:p>
          </table:table-cell>
          <table:table-cell office:value-type="float" office:value="559220" calcext:value-type="float">
            <text:p>559220</text:p>
          </table:table-cell>
          <table:table-cell/>
          <table:table-cell office:value-type="float" office:value="13673" calcext:value-type="float">
            <text:p>13673</text:p>
          </table:table-cell>
          <table:table-cell office:value-type="float" office:value="393200" calcext:value-type="float">
            <text:p>393200</text:p>
          </table:table-cell>
          <table:table-cell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506700" calcext:value-type="float">
            <text:p>506700</text:p>
          </table:table-cell>
          <table:table-cell/>
          <table:table-cell office:value-type="float" office:value="14773" calcext:value-type="float">
            <text:p>14773</text:p>
          </table:table-cell>
          <table:table-cell office:value-type="float" office:value="687970" calcext:value-type="float">
            <text:p>687970</text:p>
          </table:table-cell>
          <table:table-cell/>
          <table:table-cell office:value-type="float" office:value="15993" calcext:value-type="float">
            <text:p>15993</text:p>
          </table:table-cell>
          <table:table-cell office:value-type="float" office:value="711770" calcext:value-type="float">
            <text:p>711770</text:p>
          </table:table-cell>
          <table:table-cell/>
          <table:table-cell office:value-type="float" office:value="17951" calcext:value-type="float">
            <text:p>17951</text:p>
          </table:table-cell>
          <table:table-cell office:value-type="float" office:value="643400" calcext:value-type="float">
            <text:p>643400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403540" calcext:value-type="float">
            <text:p>403540</text:p>
          </table:table-cell>
          <table:table-cell/>
          <table:table-cell office:value-type="float" office:value="12647" calcext:value-type="float">
            <text:p>12647</text:p>
          </table:table-cell>
          <table:table-cell office:value-type="float" office:value="590150" calcext:value-type="float">
            <text:p>590150</text:p>
          </table:table-cell>
          <table:table-cell/>
          <table:table-cell office:value-type="float" office:value="7745" calcext:value-type="float">
            <text:p>7745</text:p>
          </table:table-cell>
          <table:table-cell office:value-type="float" office:value="325670" calcext:value-type="float">
            <text:p>325670</text:p>
          </table:table-cell>
          <table:table-cell/>
          <table:table-cell office:value-type="float" office:value="16028" calcext:value-type="float">
            <text:p>16028</text:p>
          </table:table-cell>
          <table:table-cell office:value-type="float" office:value="747650" calcext:value-type="float">
            <text:p>747650</text:p>
          </table:table-cell>
          <table:table-cell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float" office:value="401320" calcext:value-type="float">
            <text:p>401320</text:p>
          </table:table-cell>
          <table:table-cell/>
          <table:table-cell office:value-type="float" office:value="19397" calcext:value-type="float">
            <text:p>19397</text:p>
          </table:table-cell>
          <table:table-cell office:value-type="float" office:value="901420" calcext:value-type="float">
            <text:p>901420</text:p>
          </table:table-cell>
          <table:table-cell/>
          <table:table-cell office:value-type="float" office:value="10552" calcext:value-type="float">
            <text:p>10552</text:p>
          </table:table-cell>
          <table:table-cell office:value-type="float" office:value="456180" calcext:value-type="float">
            <text:p>456180</text:p>
          </table:table-cell>
          <table:table-cell/>
          <table:table-cell office:value-type="float" office:value="12872" calcext:value-type="float">
            <text:p>12872</text:p>
          </table:table-cell>
          <table:table-cell office:value-type="float" office:value="330310" calcext:value-type="float">
            <text:p>330310</text:p>
          </table:table-cell>
          <table:table-cell/>
        </table:table-row>
        <table:table-row table:style-name="ro1">
          <table:table-cell office:value-type="float" office:value="18125" calcext:value-type="float">
            <text:p>18125</text:p>
          </table:table-cell>
          <table:table-cell office:value-type="float" office:value="700430" calcext:value-type="float">
            <text:p>700430</text:p>
          </table:table-cell>
          <table:table-cell/>
          <table:table-cell office:value-type="float" office:value="13512" calcext:value-type="float">
            <text:p>13512</text:p>
          </table:table-cell>
          <table:table-cell office:value-type="float" office:value="628560" calcext:value-type="float">
            <text:p>628560</text:p>
          </table:table-cell>
          <table:table-cell/>
          <table:table-cell office:value-type="float" office:value="14661" calcext:value-type="float">
            <text:p>14661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3788" calcext:value-type="float">
            <text:p>13788</text:p>
          </table:table-cell>
          <table:table-cell office:value-type="float" office:value="431050" calcext:value-type="float">
            <text:p>431050</text:p>
          </table:table-cell>
          <table:table-cell/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190990" calcext:value-type="float">
            <text:p>190990</text:p>
          </table:table-cell>
          <table:table-cell/>
          <table:table-cell office:value-type="float" office:value="8048" calcext:value-type="float">
            <text:p>8048</text:p>
          </table:table-cell>
          <table:table-cell office:value-type="float" office:value="371990" calcext:value-type="float">
            <text:p>371990</text:p>
          </table:table-cell>
          <table:table-cell/>
          <table:table-cell office:value-type="float" office:value="11313" calcext:value-type="float">
            <text:p>11313</text:p>
          </table:table-cell>
          <table:table-cell office:value-type="float" office:value="496770" calcext:value-type="float">
            <text:p>496770</text:p>
          </table:table-cell>
          <table:table-cell/>
          <table:table-cell office:value-type="float" office:value="9077" calcext:value-type="float">
            <text:p>9077</text:p>
          </table:table-cell>
          <table:table-cell office:value-type="float" office:value="561580" calcext:value-type="float">
            <text:p>561580</text:p>
          </table:table-cell>
          <table:table-cell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float" office:value="527550" calcext:value-type="float">
            <text:p>527550</text:p>
          </table:table-cell>
          <table:table-cell/>
          <table:table-cell office:value-type="float" office:value="11982" calcext:value-type="float">
            <text:p>11982</text:p>
          </table:table-cell>
          <table:table-cell office:value-type="float" office:value="558100" calcext:value-type="float">
            <text:p>558100</text:p>
          </table:table-cell>
          <table:table-cell/>
          <table:table-cell office:value-type="float" office:value="16738" calcext:value-type="float">
            <text:p>16738</text:p>
          </table:table-cell>
          <table:table-cell office:value-type="float" office:value="748850" calcext:value-type="float">
            <text:p>748850</text:p>
          </table:table-cell>
          <table:table-cell/>
          <table:table-cell office:value-type="float" office:value="7633" calcext:value-type="float">
            <text:p>7633</text:p>
          </table:table-cell>
          <table:table-cell office:value-type="float" office:value="426960" calcext:value-type="float">
            <text:p>426960</text:p>
          </table:table-cell>
          <table:table-cell/>
        </table:table-row>
        <table:table-row table:style-name="ro1">
          <table:table-cell office:value-type="float" office:value="17388" calcext:value-type="float">
            <text:p>17388</text:p>
          </table:table-cell>
          <table:table-cell office:value-type="float" office:value="646590" calcext:value-type="float">
            <text:p>646590</text:p>
          </table:table-cell>
          <table:table-cell/>
          <table:table-cell office:value-type="float" office:value="12688" calcext:value-type="float">
            <text:p>12688</text:p>
          </table:table-cell>
          <table:table-cell office:value-type="float" office:value="591060" calcext:value-type="float">
            <text:p>591060</text:p>
          </table:table-cell>
          <table:table-cell/>
          <table:table-cell office:value-type="float" office:value="21448" calcext:value-type="float">
            <text:p>21448</text:p>
          </table:table-cell>
          <table:table-cell office:value-type="float" office:value="968390" calcext:value-type="float">
            <text:p>968390</text:p>
          </table:table-cell>
          <table:table-cell/>
          <table:table-cell office:value-type="float" office:value="15316" calcext:value-type="float">
            <text:p>15316</text:p>
          </table:table-cell>
          <table:table-cell office:value-type="float" office:value="753370" calcext:value-type="float">
            <text:p>753370</text:p>
          </table:table-cell>
          <table:table-cell/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float" office:value="376080" calcext:value-type="float">
            <text:p>376080</text:p>
          </table:table-cell>
          <table:table-cell/>
          <table:table-cell office:value-type="float" office:value="18122" calcext:value-type="float">
            <text:p>18122</text:p>
          </table:table-cell>
          <table:table-cell office:value-type="float" office:value="843930" calcext:value-type="float">
            <text:p>843930</text:p>
          </table:table-cell>
          <table:table-cell/>
          <table:table-cell office:value-type="float" office:value="18064" calcext:value-type="float">
            <text:p>18064</text:p>
          </table:table-cell>
          <table:table-cell office:value-type="float" office:value="804770" calcext:value-type="float">
            <text:p>804770</text:p>
          </table:table-cell>
          <table:table-cell/>
          <table:table-cell office:value-type="float" office:value="5979" calcext:value-type="float">
            <text:p>5979</text:p>
          </table:table-cell>
          <table:table-cell office:value-type="float" office:value="389100" calcext:value-type="float">
            <text:p>389100</text:p>
          </table:table-cell>
          <table:table-cell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198960" calcext:value-type="float">
            <text:p>198960</text:p>
          </table:table-cell>
          <table:table-cell/>
          <table:table-cell office:value-type="float" office:value="15417" calcext:value-type="float">
            <text:p>15417</text:p>
          </table:table-cell>
          <table:table-cell office:value-type="float" office:value="718270" calcext:value-type="float">
            <text:p>718270</text:p>
          </table:table-cell>
          <table:table-cell/>
          <table:table-cell office:value-type="float" office:value="22145" calcext:value-type="float">
            <text:p>22145</text:p>
          </table:table-cell>
          <table:table-cell office:value-type="float" office:value="993390" calcext:value-type="float">
            <text:p>993390</text:p>
          </table:table-cell>
          <table:table-cell/>
          <table:table-cell office:value-type="float" office:value="2274" calcext:value-type="float">
            <text:p>2274</text:p>
          </table:table-cell>
          <table:table-cell office:value-type="float" office:value="47670" calcext:value-type="float">
            <text:p>47670</text:p>
          </table:table-cell>
          <table:table-cell/>
        </table:table-row>
        <table:table-row table:style-name="ro1">
          <table:table-cell office:value-type="float" office:value="15866" calcext:value-type="float">
            <text:p>15866</text:p>
          </table:table-cell>
          <table:table-cell office:value-type="float" office:value="573960" calcext:value-type="float">
            <text:p>573960</text:p>
          </table:table-cell>
          <table:table-cell/>
          <table:table-cell office:value-type="float" office:value="15512" calcext:value-type="float">
            <text:p>15512</text:p>
          </table:table-cell>
          <table:table-cell office:value-type="float" office:value="721390" calcext:value-type="float">
            <text:p>72139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9491" calcext:value-type="float">
            <text:p>9491</text:p>
          </table:table-cell>
          <table:table-cell office:value-type="float" office:value="498900" calcext:value-type="float">
            <text:p>498900</text:p>
          </table:table-cell>
          <table:table-cell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458500" calcext:value-type="float">
            <text:p>45850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2398" calcext:value-type="float">
            <text:p>12398</text:p>
          </table:table-cell>
          <table:table-cell office:value-type="float" office:value="667100" calcext:value-type="float">
            <text:p>667100</text:p>
          </table:table-cell>
          <table:table-cell/>
        </table:table-row>
        <table:table-row table:style-name="ro1">
          <table:table-cell office:value-type="float" office:value="13676" calcext:value-type="float">
            <text:p>13676</text:p>
          </table:table-cell>
          <table:table-cell office:value-type="float" office:value="433780" calcext:value-type="float">
            <text:p>433780</text:p>
          </table:table-cell>
          <table:table-cell/>
          <table:table-cell office:value-type="float" office:value="4421" calcext:value-type="float">
            <text:p>4421</text:p>
          </table:table-cell>
          <table:table-cell office:value-type="float" office:value="206210" calcext:value-type="float">
            <text:p>20621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7946" calcext:value-type="float">
            <text:p>7946</text:p>
          </table:table-cell>
          <table:table-cell office:value-type="float" office:value="220520" calcext:value-type="float">
            <text:p>220520</text:p>
          </table:table-cell>
          <table:table-cell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491920" calcext:value-type="float">
            <text:p>491920</text:p>
          </table:table-cell>
          <table:table-cell/>
          <table:table-cell office:value-type="float" office:value="11886" calcext:value-type="float">
            <text:p>11886</text:p>
          </table:table-cell>
          <table:table-cell office:value-type="float" office:value="553620" calcext:value-type="float">
            <text:p>5536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3031" calcext:value-type="float">
            <text:p>13031</text:p>
          </table:table-cell>
          <table:table-cell office:value-type="float" office:value="611780" calcext:value-type="float">
            <text:p>611780</text:p>
          </table:table-cell>
          <table:table-cell/>
        </table:table-row>
        <table:table-row table:style-name="ro1">
          <table:table-cell office:value-type="float" office:value="10845" calcext:value-type="float">
            <text:p>10845</text:p>
          </table:table-cell>
          <table:table-cell office:value-type="float" office:value="334050" calcext:value-type="float">
            <text:p>334050</text:p>
          </table:table-cell>
          <table:table-cell/>
          <table:table-cell office:value-type="float" office:value="7363" calcext:value-type="float">
            <text:p>7363</text:p>
          </table:table-cell>
          <table:table-cell office:value-type="float" office:value="339450" calcext:value-type="float">
            <text:p>33945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862" calcext:value-type="float">
            <text:p>10862</text:p>
          </table:table-cell>
          <table:table-cell office:value-type="float" office:value="427230" calcext:value-type="float">
            <text:p>427230</text:p>
          </table:table-cell>
          <table:table-cell/>
        </table:table-row>
        <table:table-row table:style-name="ro1">
          <table:table-cell office:value-type="float" office:value="16550" calcext:value-type="float">
            <text:p>16550</text:p>
          </table:table-cell>
          <table:table-cell office:value-type="float" office:value="596200" calcext:value-type="float">
            <text:p>596200</text:p>
          </table:table-cell>
          <table:table-cell/>
          <table:table-cell office:value-type="float" office:value="2317" calcext:value-type="float">
            <text:p>2317</text:p>
          </table:table-cell>
          <table:table-cell office:value-type="float" office:value="108320" calcext:value-type="float">
            <text:p>10832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1581" calcext:value-type="float">
            <text:p>11581</text:p>
          </table:table-cell>
          <table:table-cell office:value-type="float" office:value="468060" calcext:value-type="float">
            <text:p>468060</text:p>
          </table:table-cell>
          <table:table-cell/>
        </table:table-row>
        <table:table-row table:style-name="ro1">
          <table:table-cell office:value-type="float" office:value="13707" calcext:value-type="float">
            <text:p>13707</text:p>
          </table:table-cell>
          <table:table-cell office:value-type="float" office:value="363890" calcext:value-type="float">
            <text:p>363890</text:p>
          </table:table-cell>
          <table:table-cell/>
          <table:table-cell office:value-type="float" office:value="8526" calcext:value-type="float">
            <text:p>8526</text:p>
          </table:table-cell>
          <table:table-cell office:value-type="float" office:value="400960" calcext:value-type="float">
            <text:p>4009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1950" calcext:value-type="float">
            <text:p>361950</text:p>
          </table:table-cell>
          <table:table-cell/>
        </table:table-row>
        <table:table-row table:style-name="ro1">
          <table:table-cell office:value-type="float" office:value="21427" calcext:value-type="float">
            <text:p>21427</text:p>
          </table:table-cell>
          <table:table-cell office:value-type="float" office:value="755140" calcext:value-type="float">
            <text:p>755140</text:p>
          </table:table-cell>
          <table:table-cell/>
          <table:table-cell office:value-type="float" office:value="11310" calcext:value-type="float">
            <text:p>11310</text:p>
          </table:table-cell>
          <table:table-cell office:value-type="float" office:value="527170" calcext:value-type="float">
            <text:p>52717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8280" calcext:value-type="float">
            <text:p>8280</text:p>
          </table:table-cell>
          <table:table-cell office:value-type="float" office:value="493000" calcext:value-type="float">
            <text:p>493000</text:p>
          </table:table-cell>
          <table:table-cell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float" office:value="177220" calcext:value-type="float">
            <text:p>177220</text:p>
          </table:table-cell>
          <table:table-cell/>
          <table:table-cell office:value-type="float" office:value="9822" calcext:value-type="float">
            <text:p>9822</text:p>
          </table:table-cell>
          <table:table-cell office:value-type="float" office:value="458930" calcext:value-type="float">
            <text:p>45893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167610" calcext:value-type="float">
            <text:p>167610</text:p>
          </table:table-cell>
          <table:table-cell/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float" office:value="630220" calcext:value-type="float">
            <text:p>630220</text:p>
          </table:table-cell>
          <table:table-cell/>
          <table:table-cell office:value-type="float" office:value="8121" calcext:value-type="float">
            <text:p>8121</text:p>
          </table:table-cell>
          <table:table-cell office:value-type="float" office:value="377490" calcext:value-type="float">
            <text:p>37749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2975" calcext:value-type="float">
            <text:p>12975</text:p>
          </table:table-cell>
          <table:table-cell office:value-type="float" office:value="670000" calcext:value-type="float">
            <text:p>670000</text:p>
          </table:table-cell>
          <table:table-cell/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635770" calcext:value-type="float">
            <text:p>635770</text:p>
          </table:table-cell>
          <table:table-cell/>
          <table:table-cell office:value-type="float" office:value="3836" calcext:value-type="float">
            <text:p>3836</text:p>
          </table:table-cell>
          <table:table-cell office:value-type="float" office:value="180090" calcext:value-type="float">
            <text:p>18009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576" calcext:value-type="float">
            <text:p>11576</text:p>
          </table:table-cell>
          <table:table-cell office:value-type="float" office:value="493500" calcext:value-type="float">
            <text:p>493500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float" office:value="343190" calcext:value-type="float">
            <text:p>343190</text:p>
          </table:table-cell>
          <table:table-cell/>
          <table:table-cell office:value-type="float" office:value="9146" calcext:value-type="float">
            <text:p>9146</text:p>
          </table:table-cell>
          <table:table-cell office:value-type="float" office:value="423430" calcext:value-type="float">
            <text:p>42343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474" calcext:value-type="float">
            <text:p>11474</text:p>
          </table:table-cell>
          <table:table-cell office:value-type="float" office:value="430540" calcext:value-type="float">
            <text:p>430540</text:p>
          </table:table-cell>
          <table:table-cell/>
        </table:table-row>
        <table:table-row table:style-name="ro1">
          <table:table-cell office:value-type="float" office:value="13373" calcext:value-type="float">
            <text:p>13373</text:p>
          </table:table-cell>
          <table:table-cell office:value-type="float" office:value="217780" calcext:value-type="float">
            <text:p>217780</text:p>
          </table:table-cell>
          <table:table-cell/>
          <table:table-cell office:value-type="float" office:value="7299" calcext:value-type="float">
            <text:p>7299</text:p>
          </table:table-cell>
          <table:table-cell office:value-type="float" office:value="335250" calcext:value-type="float">
            <text:p>33525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215830" calcext:value-type="float">
            <text:p>215830</text:p>
          </table:table-cell>
          <table:table-cell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247170" calcext:value-type="float">
            <text:p>247170</text:p>
          </table:table-cell>
          <table:table-cell/>
          <table:table-cell office:value-type="float" office:value="6614" calcext:value-type="float">
            <text:p>6614</text:p>
          </table:table-cell>
          <table:table-cell office:value-type="float" office:value="305370" calcext:value-type="float">
            <text:p>30537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380240" calcext:value-type="float">
            <text:p>380240</text:p>
          </table:table-cell>
          <table:table-cell/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float" office:value="515490" calcext:value-type="float">
            <text:p>515490</text:p>
          </table:table-cell>
          <table:table-cell/>
          <table:table-cell office:value-type="float" office:value="11901" calcext:value-type="float">
            <text:p>11901</text:p>
          </table:table-cell>
          <table:table-cell office:value-type="float" office:value="552200" calcext:value-type="float">
            <text:p>55220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5031" calcext:value-type="float">
            <text:p>5031</text:p>
          </table:table-cell>
          <table:table-cell office:value-type="float" office:value="201160" calcext:value-type="float">
            <text:p>201160</text:p>
          </table:table-cell>
          <table:table-cell/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float" office:value="338040" calcext:value-type="float">
            <text:p>338040</text:p>
          </table:table-cell>
          <table:table-cell/>
          <table:table-cell office:value-type="float" office:value="11910" calcext:value-type="float">
            <text:p>11910</text:p>
          </table:table-cell>
          <table:table-cell office:value-type="float" office:value="555650" calcext:value-type="float">
            <text:p>55565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046" calcext:value-type="float">
            <text:p>12046</text:p>
          </table:table-cell>
          <table:table-cell office:value-type="float" office:value="560370" calcext:value-type="float">
            <text:p>560370</text:p>
          </table:table-cell>
          <table:table-cell/>
        </table:table-row>
        <table:table-row table:style-name="ro1">
          <table:table-cell office:value-type="float" office:value="13286" calcext:value-type="float">
            <text:p>13286</text:p>
          </table:table-cell>
          <table:table-cell office:value-type="float" office:value="608430" calcext:value-type="float">
            <text:p>608430</text:p>
          </table:table-cell>
          <table:table-cell/>
          <table:table-cell office:value-type="float" office:value="11347" calcext:value-type="float">
            <text:p>11347</text:p>
          </table:table-cell>
          <table:table-cell office:value-type="float" office:value="531160" calcext:value-type="float">
            <text:p>53116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5702" calcext:value-type="float">
            <text:p>5702</text:p>
          </table:table-cell>
          <table:table-cell office:value-type="float" office:value="164520" calcext:value-type="float">
            <text:p>164520</text:p>
          </table:table-cell>
          <table:table-cell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250650" calcext:value-type="float">
            <text:p>250650</text:p>
          </table:table-cell>
          <table:table-cell/>
          <table:table-cell office:value-type="float" office:value="5110" calcext:value-type="float">
            <text:p>5110</text:p>
          </table:table-cell>
          <table:table-cell office:value-type="float" office:value="237210" calcext:value-type="float">
            <text:p>2372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4843" calcext:value-type="float">
            <text:p>14843</text:p>
          </table:table-cell>
          <table:table-cell office:value-type="float" office:value="768980" calcext:value-type="float">
            <text:p>768980</text:p>
          </table:table-cell>
          <table:table-cell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float" office:value="406310" calcext:value-type="float">
            <text:p>406310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float" office:value="369830" calcext:value-type="float">
            <text:p>36983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5663" calcext:value-type="float">
            <text:p>15663</text:p>
          </table:table-cell>
          <table:table-cell office:value-type="float" office:value="732730" calcext:value-type="float">
            <text:p>732730</text:p>
          </table:table-cell>
          <table:table-cell/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596500" calcext:value-type="float">
            <text:p>596500</text:p>
          </table:table-cell>
          <table:table-cell/>
          <table:table-cell office:value-type="float" office:value="5129" calcext:value-type="float">
            <text:p>5129</text:p>
          </table:table-cell>
          <table:table-cell office:value-type="float" office:value="238440" calcext:value-type="float">
            <text:p>23844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373830" calcext:value-type="float">
            <text:p>373830</text:p>
          </table:table-cell>
          <table:table-cell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550510" calcext:value-type="float">
            <text:p>550510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393820" calcext:value-type="float">
            <text:p>39382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4931" calcext:value-type="float">
            <text:p>14931</text:p>
          </table:table-cell>
          <table:table-cell office:value-type="float" office:value="611270" calcext:value-type="float">
            <text:p>611270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140110" calcext:value-type="float">
            <text:p>140110</text:p>
          </table:table-cell>
          <table:table-cell/>
          <table:table-cell office:value-type="float" office:value="9195" calcext:value-type="float">
            <text:p>9195</text:p>
          </table:table-cell>
          <table:table-cell office:value-type="float" office:value="427220" calcext:value-type="float">
            <text:p>42722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735" calcext:value-type="float">
            <text:p>5735</text:p>
          </table:table-cell>
          <table:table-cell office:value-type="float" office:value="228910" calcext:value-type="float">
            <text:p>228910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260130" calcext:value-type="float">
            <text:p>260130</text:p>
          </table:table-cell>
          <table:table-cell/>
          <table:table-cell office:value-type="float" office:value="14108" calcext:value-type="float">
            <text:p>14108</text:p>
          </table:table-cell>
          <table:table-cell office:value-type="float" office:value="653780" calcext:value-type="float">
            <text:p>65378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0573" calcext:value-type="float">
            <text:p>10573</text:p>
          </table:table-cell>
          <table:table-cell office:value-type="float" office:value="434050" calcext:value-type="float">
            <text:p>434050</text:p>
          </table:table-cell>
          <table:table-cell/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423790" calcext:value-type="float">
            <text:p>423790</text:p>
          </table:table-cell>
          <table:table-cell/>
          <table:table-cell office:value-type="float" office:value="10011" calcext:value-type="float">
            <text:p>10011</text:p>
          </table:table-cell>
          <table:table-cell office:value-type="float" office:value="465760" calcext:value-type="float">
            <text:p>46576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3962" calcext:value-type="float">
            <text:p>13962</text:p>
          </table:table-cell>
          <table:table-cell office:value-type="float" office:value="565090" calcext:value-type="float">
            <text:p>565090</text:p>
          </table:table-cell>
          <table:table-cell/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289810" calcext:value-type="float">
            <text:p>289810</text:p>
          </table:table-cell>
          <table:table-cell/>
          <table:table-cell office:value-type="float" office:value="16829" calcext:value-type="float">
            <text:p>16829</text:p>
          </table:table-cell>
          <table:table-cell office:value-type="float" office:value="784330" calcext:value-type="float">
            <text:p>78433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786980" calcext:value-type="float">
            <text:p>786980</text:p>
          </table:table-cell>
          <table:table-cell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353260" calcext:value-type="float">
            <text:p>353260</text:p>
          </table:table-cell>
          <table:table-cell/>
          <table:table-cell office:value-type="float" office:value="11391" calcext:value-type="float">
            <text:p>11391</text:p>
          </table:table-cell>
          <table:table-cell office:value-type="float" office:value="532820" calcext:value-type="float">
            <text:p>53282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9151" calcext:value-type="float">
            <text:p>9151</text:p>
          </table:table-cell>
          <table:table-cell office:value-type="float" office:value="336850" calcext:value-type="float">
            <text:p>336850</text:p>
          </table:table-cell>
          <table:table-cell/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float" office:value="553900" calcext:value-type="float">
            <text:p>55390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589090" calcext:value-type="float">
            <text:p>58909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1168" calcext:value-type="float">
            <text:p>11168</text:p>
          </table:table-cell>
          <table:table-cell office:value-type="float" office:value="462190" calcext:value-type="float">
            <text:p>462190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558900" calcext:value-type="float">
            <text:p>558900</text:p>
          </table:table-cell>
          <table:table-cell/>
          <table:table-cell office:value-type="float" office:value="4575" calcext:value-type="float">
            <text:p>4575</text:p>
          </table:table-cell>
          <table:table-cell office:value-type="float" office:value="209910" calcext:value-type="float">
            <text:p>2099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4694" calcext:value-type="float">
            <text:p>14694</text:p>
          </table:table-cell>
          <table:table-cell office:value-type="float" office:value="636410" calcext:value-type="float">
            <text:p>636410</text:p>
          </table:table-cell>
          <table:table-cell/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340460" calcext:value-type="float">
            <text:p>340460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557510" calcext:value-type="float">
            <text:p>55751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018" calcext:value-type="float">
            <text:p>11018</text:p>
          </table:table-cell>
          <table:table-cell office:value-type="float" office:value="374260" calcext:value-type="float">
            <text:p>374260</text:p>
          </table:table-cell>
          <table:table-cell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176260" calcext:value-type="float">
            <text:p>176260</text:p>
          </table:table-cell>
          <table:table-cell/>
          <table:table-cell office:value-type="float" office:value="7223" calcext:value-type="float">
            <text:p>7223</text:p>
          </table:table-cell>
          <table:table-cell office:value-type="float" office:value="334980" calcext:value-type="float">
            <text:p>33498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1724" calcext:value-type="float">
            <text:p>11724</text:p>
          </table:table-cell>
          <table:table-cell office:value-type="float" office:value="385560" calcext:value-type="float">
            <text:p>385560</text:p>
          </table:table-cell>
          <table:table-cell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float" office:value="569740" calcext:value-type="float">
            <text:p>569740</text:p>
          </table:table-cell>
          <table:table-cell/>
          <table:table-cell office:value-type="float" office:value="12684" calcext:value-type="float">
            <text:p>12684</text:p>
          </table:table-cell>
          <table:table-cell office:value-type="float" office:value="589880" calcext:value-type="float">
            <text:p>58988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16162" calcext:value-type="float">
            <text:p>16162</text:p>
          </table:table-cell>
          <table:table-cell office:value-type="float" office:value="629510" calcext:value-type="float">
            <text:p>629510</text:p>
          </table:table-cell>
          <table:table-cell/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float" office:value="614450" calcext:value-type="float">
            <text:p>614450</text:p>
          </table:table-cell>
          <table:table-cell/>
          <table:table-cell office:value-type="float" office:value="12070" calcext:value-type="float">
            <text:p>12070</text:p>
          </table:table-cell>
          <table:table-cell office:value-type="float" office:value="562920" calcext:value-type="float">
            <text:p>56292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0352" calcext:value-type="float">
            <text:p>10352</text:p>
          </table:table-cell>
          <table:table-cell office:value-type="float" office:value="220720" calcext:value-type="float">
            <text:p>220720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369650" calcext:value-type="float">
            <text:p>369650</text:p>
          </table:table-cell>
          <table:table-cell/>
          <table:table-cell office:value-type="float" office:value="12625" calcext:value-type="float">
            <text:p>12625</text:p>
          </table:table-cell>
          <table:table-cell office:value-type="float" office:value="587120" calcext:value-type="float">
            <text:p>58712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1608" calcext:value-type="float">
            <text:p>11608</text:p>
          </table:table-cell>
          <table:table-cell office:value-type="float" office:value="317450" calcext:value-type="float">
            <text:p>317450</text:p>
          </table:table-cell>
          <table:table-cell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462100" calcext:value-type="float">
            <text:p>462100</text:p>
          </table:table-cell>
          <table:table-cell/>
          <table:table-cell office:value-type="float" office:value="8621" calcext:value-type="float">
            <text:p>8621</text:p>
          </table:table-cell>
          <table:table-cell office:value-type="float" office:value="400480" calcext:value-type="float">
            <text:p>40048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6678" calcext:value-type="float">
            <text:p>16678</text:p>
          </table:table-cell>
          <table:table-cell office:value-type="float" office:value="704410" calcext:value-type="float">
            <text:p>704410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340760" calcext:value-type="float">
            <text:p>340760</text:p>
          </table:table-cell>
          <table:table-cell/>
          <table:table-cell office:value-type="float" office:value="13965" calcext:value-type="float">
            <text:p>13965</text:p>
          </table:table-cell>
          <table:table-cell office:value-type="float" office:value="650120" calcext:value-type="float">
            <text:p>65012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7486" calcext:value-type="float">
            <text:p>17486</text:p>
          </table:table-cell>
          <table:table-cell office:value-type="float" office:value="784100" calcext:value-type="float">
            <text:p>784100</text:p>
          </table:table-cell>
          <table:table-cell/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float" office:value="437350" calcext:value-type="float">
            <text:p>437350</text:p>
          </table:table-cell>
          <table:table-cell/>
          <table:table-cell office:value-type="float" office:value="11242" calcext:value-type="float">
            <text:p>11242</text:p>
          </table:table-cell>
          <table:table-cell office:value-type="float" office:value="526470" calcext:value-type="float">
            <text:p>52647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6145" calcext:value-type="float">
            <text:p>6145</text:p>
          </table:table-cell>
          <table:table-cell office:value-type="float" office:value="148450" calcext:value-type="float">
            <text:p>148450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482650" calcext:value-type="float">
            <text:p>482650</text:p>
          </table:table-cell>
          <table:table-cell/>
          <table:table-cell office:value-type="float" office:value="15408" calcext:value-type="float">
            <text:p>15408</text:p>
          </table:table-cell>
          <table:table-cell office:value-type="float" office:value="716730" calcext:value-type="float">
            <text:p>71673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6588" calcext:value-type="float">
            <text:p>16588</text:p>
          </table:table-cell>
          <table:table-cell office:value-type="float" office:value="602990" calcext:value-type="float">
            <text:p>602990</text:p>
          </table:table-cell>
          <table:table-cell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290290" calcext:value-type="float">
            <text:p>290290</text:p>
          </table:table-cell>
          <table:table-cell/>
          <table:table-cell office:value-type="float" office:value="9827" calcext:value-type="float">
            <text:p>9827</text:p>
          </table:table-cell>
          <table:table-cell office:value-type="float" office:value="459230" calcext:value-type="float">
            <text:p>45923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398510" calcext:value-type="float">
            <text:p>398510</text:p>
          </table:table-cell>
          <table:table-cell/>
        </table:table-row>
        <table:table-row table:style-name="ro1">
          <table:table-cell office:value-type="float" office:value="13349" calcext:value-type="float">
            <text:p>13349</text:p>
          </table:table-cell>
          <table:table-cell office:value-type="float" office:value="421190" calcext:value-type="float">
            <text:p>421190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566020" calcext:value-type="float">
            <text:p>56602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2938" calcext:value-type="float">
            <text:p>12938</text:p>
          </table:table-cell>
          <table:table-cell office:value-type="float" office:value="355070" calcext:value-type="float">
            <text:p>355070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38250" calcext:value-type="float">
            <text:p>38250</text:p>
          </table:table-cell>
          <table:table-cell/>
          <table:table-cell office:value-type="float" office:value="13926" calcext:value-type="float">
            <text:p>13926</text:p>
          </table:table-cell>
          <table:table-cell office:value-type="float" office:value="650310" calcext:value-type="float">
            <text:p>65031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9521" calcext:value-type="float">
            <text:p>9521</text:p>
          </table:table-cell>
          <table:table-cell office:value-type="float" office:value="335940" calcext:value-type="float">
            <text:p>335940</text:p>
          </table:table-cell>
          <table:table-cell/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436210" calcext:value-type="float">
            <text:p>436210</text:p>
          </table:table-cell>
          <table:table-cell/>
          <table:table-cell office:value-type="float" office:value="6072" calcext:value-type="float">
            <text:p>6072</text:p>
          </table:table-cell>
          <table:table-cell office:value-type="float" office:value="281710" calcext:value-type="float">
            <text:p>2817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2356" calcext:value-type="float">
            <text:p>12356</text:p>
          </table:table-cell>
          <table:table-cell office:value-type="float" office:value="471100" calcext:value-type="float">
            <text:p>471100</text:p>
          </table:table-cell>
          <table:table-cell/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238730" calcext:value-type="float">
            <text:p>238730</text:p>
          </table:table-cell>
          <table:table-cell/>
          <table:table-cell office:value-type="float" office:value="14060" calcext:value-type="float">
            <text:p>14060</text:p>
          </table:table-cell>
          <table:table-cell office:value-type="float" office:value="654090" calcext:value-type="float">
            <text:p>6540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3798" calcext:value-type="float">
            <text:p>13798</text:p>
          </table:table-cell>
          <table:table-cell office:value-type="float" office:value="568330" calcext:value-type="float">
            <text:p>568330</text:p>
          </table:table-cell>
          <table:table-cell/>
        </table:table-row>
        <table:table-row table:style-name="ro1">
          <table:table-cell office:value-type="float" office:value="13948" calcext:value-type="float">
            <text:p>13948</text:p>
          </table:table-cell>
          <table:table-cell office:value-type="float" office:value="493990" calcext:value-type="float">
            <text:p>493990</text:p>
          </table:table-cell>
          <table:table-cell/>
          <table:table-cell office:value-type="float" office:value="12634" calcext:value-type="float">
            <text:p>12634</text:p>
          </table:table-cell>
          <table:table-cell office:value-type="float" office:value="587630" calcext:value-type="float">
            <text:p>58763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9567" calcext:value-type="float">
            <text:p>9567</text:p>
          </table:table-cell>
          <table:table-cell office:value-type="float" office:value="218060" calcext:value-type="float">
            <text:p>218060</text:p>
          </table:table-cell>
          <table:table-cell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float" office:value="240270" calcext:value-type="float">
            <text:p>240270</text:p>
          </table:table-cell>
          <table:table-cell/>
          <table:table-cell office:value-type="float" office:value="13997" calcext:value-type="float">
            <text:p>13997</text:p>
          </table:table-cell>
          <table:table-cell office:value-type="float" office:value="650360" calcext:value-type="float">
            <text:p>65036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2227" calcext:value-type="float">
            <text:p>12227</text:p>
          </table:table-cell>
          <table:table-cell office:value-type="float" office:value="267530" calcext:value-type="float">
            <text:p>267530</text:p>
          </table:table-cell>
          <table:table-cell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332420" calcext:value-type="float">
            <text:p>332420</text:p>
          </table:table-cell>
          <table:table-cell/>
          <table:table-cell office:value-type="float" office:value="16132" calcext:value-type="float">
            <text:p>16132</text:p>
          </table:table-cell>
          <table:table-cell office:value-type="float" office:value="747240" calcext:value-type="float">
            <text:p>74724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361470" calcext:value-type="float">
            <text:p>361470</text:p>
          </table:table-cell>
          <table:table-cell/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float" office:value="526210" calcext:value-type="float">
            <text:p>526210</text:p>
          </table:table-cell>
          <table:table-cell/>
          <table:table-cell office:value-type="float" office:value="12049" calcext:value-type="float">
            <text:p>12049</text:p>
          </table:table-cell>
          <table:table-cell office:value-type="float" office:value="563930" calcext:value-type="float">
            <text:p>56393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7447" calcext:value-type="float">
            <text:p>7447</text:p>
          </table:table-cell>
          <table:table-cell office:value-type="float" office:value="170010" calcext:value-type="float">
            <text:p>170010</text:p>
          </table:table-cell>
          <table:table-cell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float" office:value="503810" calcext:value-type="float">
            <text:p>503810</text:p>
          </table:table-cell>
          <table:table-cell/>
          <table:table-cell office:value-type="float" office:value="14697" calcext:value-type="float">
            <text:p>14697</text:p>
          </table:table-cell>
          <table:table-cell office:value-type="float" office:value="683250" calcext:value-type="float">
            <text:p>68325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8768" calcext:value-type="float">
            <text:p>8768</text:p>
          </table:table-cell>
          <table:table-cell office:value-type="float" office:value="146190" calcext:value-type="float">
            <text:p>146190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400180" calcext:value-type="float">
            <text:p>400180</text:p>
          </table:table-cell>
          <table:table-cell/>
          <table:table-cell office:value-type="float" office:value="12616" calcext:value-type="float">
            <text:p>12616</text:p>
          </table:table-cell>
          <table:table-cell office:value-type="float" office:value="588720" calcext:value-type="float">
            <text:p>58872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1061" calcext:value-type="float">
            <text:p>11061</text:p>
          </table:table-cell>
          <table:table-cell office:value-type="float" office:value="329270" calcext:value-type="float">
            <text:p>329270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563410" calcext:value-type="float">
            <text:p>563410</text:p>
          </table:table-cell>
          <table:table-cell/>
          <table:table-cell office:value-type="float" office:value="16213" calcext:value-type="float">
            <text:p>16213</text:p>
          </table:table-cell>
          <table:table-cell office:value-type="float" office:value="754480" calcext:value-type="float">
            <text:p>75448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7984" calcext:value-type="float">
            <text:p>17984</text:p>
          </table:table-cell>
          <table:table-cell office:value-type="float" office:value="700650" calcext:value-type="float">
            <text:p>700650</text:p>
          </table:table-cell>
          <table:table-cell/>
        </table:table-row>
        <table:table-row table:style-name="ro1">
          <table:table-cell office:value-type="float" office:value="15482" calcext:value-type="float">
            <text:p>15482</text:p>
          </table:table-cell>
          <table:table-cell office:value-type="float" office:value="612190" calcext:value-type="float">
            <text:p>612190</text:p>
          </table:table-cell>
          <table:table-cell/>
          <table:table-cell office:value-type="float" office:value="12803" calcext:value-type="float">
            <text:p>12803</text:p>
          </table:table-cell>
          <table:table-cell office:value-type="float" office:value="600300" calcext:value-type="float">
            <text:p>60030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712390" calcext:value-type="float">
            <text:p>712390</text:p>
          </table:table-cell>
          <table:table-cell/>
        </table:table-row>
        <table:table-row table:style-name="ro1">
          <table:table-cell office:value-type="float" office:value="16739" calcext:value-type="float">
            <text:p>16739</text:p>
          </table:table-cell>
          <table:table-cell office:value-type="float" office:value="669710" calcext:value-type="float">
            <text:p>669710</text:p>
          </table:table-cell>
          <table:table-cell/>
          <table:table-cell office:value-type="float" office:value="19474" calcext:value-type="float">
            <text:p>19474</text:p>
          </table:table-cell>
          <table:table-cell office:value-type="float" office:value="905930" calcext:value-type="float">
            <text:p>90593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6160" calcext:value-type="float">
            <text:p>16160</text:p>
          </table:table-cell>
          <table:table-cell office:value-type="float" office:value="714890" calcext:value-type="float">
            <text:p>714890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398220" calcext:value-type="float">
            <text:p>398220</text:p>
          </table:table-cell>
          <table:table-cell/>
          <table:table-cell office:value-type="float" office:value="13476" calcext:value-type="float">
            <text:p>13476</text:p>
          </table:table-cell>
          <table:table-cell office:value-type="float" office:value="629290" calcext:value-type="float">
            <text:p>62929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868" calcext:value-type="float">
            <text:p>12868</text:p>
          </table:table-cell>
          <table:table-cell office:value-type="float" office:value="342240" calcext:value-type="float">
            <text:p>342240</text:p>
          </table:table-cell>
          <table:table-cell/>
        </table:table-row>
        <table:table-row table:style-name="ro1">
          <table:table-cell office:value-type="float" office:value="18205" calcext:value-type="float">
            <text:p>18205</text:p>
          </table:table-cell>
          <table:table-cell office:value-type="float" office:value="704160" calcext:value-type="float">
            <text:p>704160</text:p>
          </table:table-cell>
          <table:table-cell/>
          <table:table-cell office:value-type="float" office:value="16796" calcext:value-type="float">
            <text:p>16796</text:p>
          </table:table-cell>
          <table:table-cell office:value-type="float" office:value="782240" calcext:value-type="float">
            <text:p>78224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3679" calcext:value-type="float">
            <text:p>13679</text:p>
          </table:table-cell>
          <table:table-cell office:value-type="float" office:value="460420" calcext:value-type="float">
            <text:p>460420</text:p>
          </table:table-cell>
          <table:table-cell/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float" office:value="296660" calcext:value-type="float">
            <text:p>296660</text:p>
          </table:table-cell>
          <table:table-cell/>
          <table:table-cell office:value-type="float" office:value="8068" calcext:value-type="float">
            <text:p>8068</text:p>
          </table:table-cell>
          <table:table-cell office:value-type="float" office:value="375680" calcext:value-type="float">
            <text:p>3756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5781" calcext:value-type="float">
            <text:p>15781</text:p>
          </table:table-cell>
          <table:table-cell office:value-type="float" office:value="519610" calcext:value-type="float">
            <text:p>519610</text:p>
          </table:table-cell>
          <table:table-cell/>
        </table:table-row>
        <table:table-row table:style-name="ro1">
          <table:table-cell office:value-type="float" office:value="11869" calcext:value-type="float">
            <text:p>11869</text:p>
          </table:table-cell>
          <table:table-cell office:value-type="float" office:value="471560" calcext:value-type="float">
            <text:p>471560</text:p>
          </table:table-cell>
          <table:table-cell/>
          <table:table-cell office:value-type="float" office:value="9881" calcext:value-type="float">
            <text:p>9881</text:p>
          </table:table-cell>
          <table:table-cell office:value-type="float" office:value="459430" calcext:value-type="float">
            <text:p>45943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9007" calcext:value-type="float">
            <text:p>9007</text:p>
          </table:table-cell>
          <table:table-cell office:value-type="float" office:value="557690" calcext:value-type="float">
            <text:p>557690</text:p>
          </table:table-cell>
          <table:table-cell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189720" calcext:value-type="float">
            <text:p>189720</text:p>
          </table:table-cell>
          <table:table-cell/>
          <table:table-cell office:value-type="float" office:value="12020" calcext:value-type="float">
            <text:p>12020</text:p>
          </table:table-cell>
          <table:table-cell office:value-type="float" office:value="558030" calcext:value-type="float">
            <text:p>55803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7678" calcext:value-type="float">
            <text:p>7678</text:p>
          </table:table-cell>
          <table:table-cell office:value-type="float" office:value="427050" calcext:value-type="float">
            <text:p>427050</text:p>
          </table:table-cell>
          <table:table-cell/>
        </table:table-row>
        <table:table-row table:style-name="ro1">
          <table:table-cell office:value-type="float" office:value="13247" calcext:value-type="float">
            <text:p>13247</text:p>
          </table:table-cell>
          <table:table-cell office:value-type="float" office:value="528410" calcext:value-type="float">
            <text:p>528410</text:p>
          </table:table-cell>
          <table:table-cell/>
          <table:table-cell office:value-type="float" office:value="16003" calcext:value-type="float">
            <text:p>16003</text:p>
          </table:table-cell>
          <table:table-cell office:value-type="float" office:value="744060" calcext:value-type="float">
            <text:p>74406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5336" calcext:value-type="float">
            <text:p>15336</text:p>
          </table:table-cell>
          <table:table-cell office:value-type="float" office:value="875080" calcext:value-type="float">
            <text:p>875080</text:p>
          </table:table-cell>
          <table:table-cell/>
        </table:table-row>
        <table:table-row table:style-name="ro1">
          <table:table-cell office:value-type="float" office:value="17257" calcext:value-type="float">
            <text:p>17257</text:p>
          </table:table-cell>
          <table:table-cell office:value-type="float" office:value="643120" calcext:value-type="float">
            <text:p>643120</text:p>
          </table:table-cell>
          <table:table-cell/>
          <table:table-cell office:value-type="float" office:value="12707" calcext:value-type="float">
            <text:p>12707</text:p>
          </table:table-cell>
          <table:table-cell office:value-type="float" office:value="592290" calcext:value-type="float">
            <text:p>5922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5982" calcext:value-type="float">
            <text:p>5982</text:p>
          </table:table-cell>
          <table:table-cell office:value-type="float" office:value="388920" calcext:value-type="float">
            <text:p>388920</text:p>
          </table:table-cell>
          <table:table-cell/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float" office:value="375450" calcext:value-type="float">
            <text:p>375450</text:p>
          </table:table-cell>
          <table:table-cell/>
          <table:table-cell office:value-type="float" office:value="18164" calcext:value-type="float">
            <text:p>18164</text:p>
          </table:table-cell>
          <table:table-cell office:value-type="float" office:value="844850" calcext:value-type="float">
            <text:p>8448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45220" calcext:value-type="float">
            <text:p>4522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98990" calcext:value-type="float">
            <text:p>198990</text:p>
          </table:table-cell>
          <table:table-cell/>
          <table:table-cell office:value-type="float" office:value="14129" calcext:value-type="float">
            <text:p>14129</text:p>
          </table:table-cell>
          <table:table-cell office:value-type="float" office:value="658160" calcext:value-type="float">
            <text:p>65816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9502" calcext:value-type="float">
            <text:p>9502</text:p>
          </table:table-cell>
          <table:table-cell office:value-type="float" office:value="499970" calcext:value-type="float">
            <text:p>499970</text:p>
          </table:table-cell>
          <table:table-cell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115290" calcext:value-type="float">
            <text:p>115290</text:p>
          </table:table-cell>
          <table:table-cell/>
          <table:table-cell office:value-type="float" office:value="19474" calcext:value-type="float">
            <text:p>19474</text:p>
          </table:table-cell>
          <table:table-cell office:value-type="float" office:value="902280" calcext:value-type="float">
            <text:p>90228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2445" calcext:value-type="float">
            <text:p>12445</text:p>
          </table:table-cell>
          <table:table-cell office:value-type="float" office:value="677590" calcext:value-type="float">
            <text:p>677590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572530" calcext:value-type="float">
            <text:p>572530</text:p>
          </table:table-cell>
          <table:table-cell/>
          <table:table-cell office:value-type="float" office:value="12767" calcext:value-type="float">
            <text:p>12767</text:p>
          </table:table-cell>
          <table:table-cell office:value-type="float" office:value="593470" calcext:value-type="float">
            <text:p>59347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7966" calcext:value-type="float">
            <text:p>7966</text:p>
          </table:table-cell>
          <table:table-cell office:value-type="float" office:value="231240" calcext:value-type="float">
            <text:p>231240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574880" calcext:value-type="float">
            <text:p>574880</text:p>
          </table:table-cell>
          <table:table-cell/>
          <table:table-cell office:value-type="float" office:value="15472" calcext:value-type="float">
            <text:p>15472</text:p>
          </table:table-cell>
          <table:table-cell office:value-type="float" office:value="720940" calcext:value-type="float">
            <text:p>72094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3024" calcext:value-type="float">
            <text:p>13024</text:p>
          </table:table-cell>
          <table:table-cell office:value-type="float" office:value="620440" calcext:value-type="float">
            <text:p>620440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227140" calcext:value-type="float">
            <text:p>22714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718910" calcext:value-type="float">
            <text:p>71891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869" calcext:value-type="float">
            <text:p>10869</text:p>
          </table:table-cell>
          <table:table-cell office:value-type="float" office:value="483330" calcext:value-type="float">
            <text:p>483330</text:p>
          </table:table-cell>
          <table:table-cell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451150" calcext:value-type="float">
            <text:p>45115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1571" calcext:value-type="float">
            <text:p>11571</text:p>
          </table:table-cell>
          <table:table-cell office:value-type="float" office:value="458070" calcext:value-type="float">
            <text:p>458070</text:p>
          </table:table-cell>
          <table:table-cell/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float" office:value="432610" calcext:value-type="float">
            <text:p>432610</text:p>
          </table:table-cell>
          <table:table-cell/>
          <table:table-cell office:value-type="float" office:value="4426" calcext:value-type="float">
            <text:p>4426</text:p>
          </table:table-cell>
          <table:table-cell office:value-type="float" office:value="206240" calcext:value-type="float">
            <text:p>20624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float" office:value="360120" calcext:value-type="float">
            <text:p>360120</text:p>
          </table:table-cell>
          <table:table-cell/>
        </table:table-row>
        <table:table-row table:style-name="ro1">
          <table:table-cell office:value-type="float" office:value="15271" calcext:value-type="float">
            <text:p>15271</text:p>
          </table:table-cell>
          <table:table-cell office:value-type="float" office:value="502270" calcext:value-type="float">
            <text:p>502270</text:p>
          </table:table-cell>
          <table:table-cell/>
          <table:table-cell office:value-type="float" office:value="11884" calcext:value-type="float">
            <text:p>11884</text:p>
          </table:table-cell>
          <table:table-cell office:value-type="float" office:value="554650" calcext:value-type="float">
            <text:p>55465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8225" calcext:value-type="float">
            <text:p>8225</text:p>
          </table:table-cell>
          <table:table-cell office:value-type="float" office:value="490080" calcext:value-type="float">
            <text:p>490080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34840" calcext:value-type="float">
            <text:p>234840</text:p>
          </table:table-cell>
          <table:table-cell/>
          <table:table-cell office:value-type="float" office:value="7304" calcext:value-type="float">
            <text:p>7304</text:p>
          </table:table-cell>
          <table:table-cell office:value-type="float" office:value="336940" calcext:value-type="float">
            <text:p>33694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167380" calcext:value-type="float">
            <text:p>167380</text:p>
          </table:table-cell>
          <table:table-cell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float" office:value="332530" calcext:value-type="float">
            <text:p>332530</text:p>
          </table:table-cell>
          <table:table-cell/>
          <table:table-cell office:value-type="float" office:value="2331" calcext:value-type="float">
            <text:p>2331</text:p>
          </table:table-cell>
          <table:table-cell office:value-type="float" office:value="108360" calcext:value-type="float">
            <text:p>10836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2979" calcext:value-type="float">
            <text:p>12979</text:p>
          </table:table-cell>
          <table:table-cell office:value-type="float" office:value="686760" calcext:value-type="float">
            <text:p>686760</text:p>
          </table:table-cell>
          <table:table-cell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395390" calcext:value-type="float">
            <text:p>395390</text:p>
          </table:table-cell>
          <table:table-cell/>
          <table:table-cell office:value-type="float" office:value="8549" calcext:value-type="float">
            <text:p>8549</text:p>
          </table:table-cell>
          <table:table-cell office:value-type="float" office:value="398170" calcext:value-type="float">
            <text:p>3981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617" calcext:value-type="float">
            <text:p>11617</text:p>
          </table:table-cell>
          <table:table-cell office:value-type="float" office:value="496080" calcext:value-type="float">
            <text:p>496080</text:p>
          </table:table-cell>
          <table:table-cell/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595160" calcext:value-type="float">
            <text:p>595160</text:p>
          </table:table-cell>
          <table:table-cell/>
          <table:table-cell office:value-type="float" office:value="11268" calcext:value-type="float">
            <text:p>11268</text:p>
          </table:table-cell>
          <table:table-cell office:value-type="float" office:value="524220" calcext:value-type="float">
            <text:p>52422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364" calcext:value-type="float">
            <text:p>11364</text:p>
          </table:table-cell>
          <table:table-cell office:value-type="float" office:value="463250" calcext:value-type="float">
            <text:p>463250</text:p>
          </table:table-cell>
          <table:table-cell/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float" office:value="351900" calcext:value-type="float">
            <text:p>351900</text:p>
          </table:table-cell>
          <table:table-cell/>
          <table:table-cell office:value-type="float" office:value="9868" calcext:value-type="float">
            <text:p>9868</text:p>
          </table:table-cell>
          <table:table-cell office:value-type="float" office:value="460760" calcext:value-type="float">
            <text:p>46076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4495" calcext:value-type="float">
            <text:p>4495</text:p>
          </table:table-cell>
          <table:table-cell office:value-type="float" office:value="218020" calcext:value-type="float">
            <text:p>218020</text:p>
          </table:table-cell>
          <table:table-cell/>
        </table:table-row>
        <table:table-row table:style-name="ro1">
          <table:table-cell office:value-type="float" office:value="21437" calcext:value-type="float">
            <text:p>21437</text:p>
          </table:table-cell>
          <table:table-cell office:value-type="float" office:value="755550" calcext:value-type="float">
            <text:p>755550</text:p>
          </table:table-cell>
          <table:table-cell/>
          <table:table-cell office:value-type="float" office:value="8109" calcext:value-type="float">
            <text:p>8109</text:p>
          </table:table-cell>
          <table:table-cell office:value-type="float" office:value="376430" calcext:value-type="float">
            <text:p>37643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7309" calcext:value-type="float">
            <text:p>7309</text:p>
          </table:table-cell>
          <table:table-cell office:value-type="float" office:value="382910" calcext:value-type="float">
            <text:p>382910</text:p>
          </table:table-cell>
          <table:table-cell/>
        </table:table-row>
        <table:table-row table:style-name="ro1">
          <table:table-cell office:value-type="float" office:value="19343" calcext:value-type="float">
            <text:p>19343</text:p>
          </table:table-cell>
          <table:table-cell office:value-type="float" office:value="586220" calcext:value-type="float">
            <text:p>586220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182940" calcext:value-type="float">
            <text:p>18294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5081" calcext:value-type="float">
            <text:p>5081</text:p>
          </table:table-cell>
          <table:table-cell office:value-type="float" office:value="204890" calcext:value-type="float">
            <text:p>204890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172210" calcext:value-type="float">
            <text:p>172210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422460" calcext:value-type="float">
            <text:p>4224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192" calcext:value-type="float">
            <text:p>12192</text:p>
          </table:table-cell>
          <table:table-cell office:value-type="float" office:value="565450" calcext:value-type="float">
            <text:p>565450</text:p>
          </table:table-cell>
          <table:table-cell/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float" office:value="638400" calcext:value-type="float">
            <text:p>638400</text:p>
          </table:table-cell>
          <table:table-cell/>
          <table:table-cell office:value-type="float" office:value="7312" calcext:value-type="float">
            <text:p>7312</text:p>
          </table:table-cell>
          <table:table-cell office:value-type="float" office:value="336940" calcext:value-type="float">
            <text:p>33694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5672" calcext:value-type="float">
            <text:p>5672</text:p>
          </table:table-cell>
          <table:table-cell office:value-type="float" office:value="162810" calcext:value-type="float">
            <text:p>162810</text:p>
          </table:table-cell>
          <table:table-cell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148690" calcext:value-type="float">
            <text:p>148690</text:p>
          </table:table-cell>
          <table:table-cell/>
          <table:table-cell office:value-type="float" office:value="6658" calcext:value-type="float">
            <text:p>6658</text:p>
          </table:table-cell>
          <table:table-cell office:value-type="float" office:value="307010" calcext:value-type="float">
            <text:p>30701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4881" calcext:value-type="float">
            <text:p>14881</text:p>
          </table:table-cell>
          <table:table-cell office:value-type="float" office:value="753460" calcext:value-type="float">
            <text:p>753460</text:p>
          </table:table-cell>
          <table:table-cell/>
        </table:table-row>
        <table:table-row table:style-name="ro1">
          <table:table-cell office:value-type="float" office:value="16899" calcext:value-type="float">
            <text:p>16899</text:p>
          </table:table-cell>
          <table:table-cell office:value-type="float" office:value="644850" calcext:value-type="float">
            <text:p>644850</text:p>
          </table:table-cell>
          <table:table-cell/>
          <table:table-cell office:value-type="float" office:value="11991" calcext:value-type="float">
            <text:p>11991</text:p>
          </table:table-cell>
          <table:table-cell office:value-type="float" office:value="557650" calcext:value-type="float">
            <text:p>55765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5516" calcext:value-type="float">
            <text:p>15516</text:p>
          </table:table-cell>
          <table:table-cell office:value-type="float" office:value="706300" calcext:value-type="float">
            <text:p>706300</text:p>
          </table:table-cell>
          <table:table-cell/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float" office:value="346330" calcext:value-type="float">
            <text:p>34633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560950" calcext:value-type="float">
            <text:p>5609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2583" calcext:value-type="float">
            <text:p>12583</text:p>
          </table:table-cell>
          <table:table-cell office:value-type="float" office:value="473960" calcext:value-type="float">
            <text:p>473960</text:p>
          </table:table-cell>
          <table:table-cell/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float" office:value="228540" calcext:value-type="float">
            <text:p>228540</text:p>
          </table:table-cell>
          <table:table-cell/>
          <table:table-cell office:value-type="float" office:value="11399" calcext:value-type="float">
            <text:p>11399</text:p>
          </table:table-cell>
          <table:table-cell office:value-type="float" office:value="530100" calcext:value-type="float">
            <text:p>5301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4882" calcext:value-type="float">
            <text:p>14882</text:p>
          </table:table-cell>
          <table:table-cell office:value-type="float" office:value="724820" calcext:value-type="float">
            <text:p>724820</text:p>
          </table:table-cell>
          <table:table-cell/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720670" calcext:value-type="float">
            <text:p>720670</text:p>
          </table:table-cell>
          <table:table-cell/>
          <table:table-cell office:value-type="float" office:value="5077" calcext:value-type="float">
            <text:p>5077</text:p>
          </table:table-cell>
          <table:table-cell office:value-type="float" office:value="238050" calcext:value-type="float">
            <text:p>23805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30450" calcext:value-type="float">
            <text:p>230450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247990" calcext:value-type="float">
            <text:p>247990</text:p>
          </table:table-cell>
          <table:table-cell/>
          <table:table-cell office:value-type="float" office:value="7923" calcext:value-type="float">
            <text:p>7923</text:p>
          </table:table-cell>
          <table:table-cell office:value-type="float" office:value="370140" calcext:value-type="float">
            <text:p>37014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0504" calcext:value-type="float">
            <text:p>10504</text:p>
          </table:table-cell>
          <table:table-cell office:value-type="float" office:value="432500" calcext:value-type="float">
            <text:p>432500</text:p>
          </table:table-cell>
          <table:table-cell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float" office:value="512180" calcext:value-type="float">
            <text:p>512180</text:p>
          </table:table-cell>
          <table:table-cell/>
          <table:table-cell office:value-type="float" office:value="5154" calcext:value-type="float">
            <text:p>5154</text:p>
          </table:table-cell>
          <table:table-cell office:value-type="float" office:value="241120" calcext:value-type="float">
            <text:p>24112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4011" calcext:value-type="float">
            <text:p>14011</text:p>
          </table:table-cell>
          <table:table-cell office:value-type="float" office:value="593600" calcext:value-type="float">
            <text:p>593600</text:p>
          </table:table-cell>
          <table:table-cell/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334090" calcext:value-type="float">
            <text:p>334090</text:p>
          </table:table-cell>
          <table:table-cell/>
          <table:table-cell office:value-type="float" office:value="8432" calcext:value-type="float">
            <text:p>8432</text:p>
          </table:table-cell>
          <table:table-cell office:value-type="float" office:value="397120" calcext:value-type="float">
            <text:p>39712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6220" calcext:value-type="float">
            <text:p>16220</text:p>
          </table:table-cell>
          <table:table-cell office:value-type="float" office:value="773950" calcext:value-type="float">
            <text:p>773950</text:p>
          </table:table-cell>
          <table:table-cell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float" office:value="606610" calcext:value-type="float">
            <text:p>606610</text:p>
          </table:table-cell>
          <table:table-cell/>
          <table:table-cell office:value-type="float" office:value="9210" calcext:value-type="float">
            <text:p>9210</text:p>
          </table:table-cell>
          <table:table-cell office:value-type="float" office:value="427950" calcext:value-type="float">
            <text:p>42795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9123" calcext:value-type="float">
            <text:p>9123</text:p>
          </table:table-cell>
          <table:table-cell office:value-type="float" office:value="334510" calcext:value-type="float">
            <text:p>334510</text:p>
          </table:table-cell>
          <table:table-cell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253020" calcext:value-type="float">
            <text:p>253020</text:p>
          </table:table-cell>
          <table:table-cell/>
          <table:table-cell office:value-type="float" office:value="14074" calcext:value-type="float">
            <text:p>14074</text:p>
          </table:table-cell>
          <table:table-cell office:value-type="float" office:value="655880" calcext:value-type="float">
            <text:p>6558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1151" calcext:value-type="float">
            <text:p>11151</text:p>
          </table:table-cell>
          <table:table-cell office:value-type="float" office:value="463600" calcext:value-type="float">
            <text:p>463600</text:p>
          </table:table-cell>
          <table:table-cell/>
        </table:table-row>
        <table:table-row table:style-name="ro1">
          <table:table-cell office:value-type="float" office:value="11599" calcext:value-type="float">
            <text:p>11599</text:p>
          </table:table-cell>
          <table:table-cell office:value-type="float" office:value="404890" calcext:value-type="float">
            <text:p>404890</text:p>
          </table:table-cell>
          <table:table-cell/>
          <table:table-cell office:value-type="float" office:value="9905" calcext:value-type="float">
            <text:p>9905</text:p>
          </table:table-cell>
          <table:table-cell office:value-type="float" office:value="461800" calcext:value-type="float">
            <text:p>46180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4710" calcext:value-type="float">
            <text:p>14710</text:p>
          </table:table-cell>
          <table:table-cell office:value-type="float" office:value="636730" calcext:value-type="float">
            <text:p>636730</text:p>
          </table:table-cell>
          <table:table-cell/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float" office:value="596800" calcext:value-type="float">
            <text:p>596800</text:p>
          </table:table-cell>
          <table:table-cell/>
          <table:table-cell office:value-type="float" office:value="16847" calcext:value-type="float">
            <text:p>16847</text:p>
          </table:table-cell>
          <table:table-cell office:value-type="float" office:value="786160" calcext:value-type="float">
            <text:p>78616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003" calcext:value-type="float">
            <text:p>11003</text:p>
          </table:table-cell>
          <table:table-cell office:value-type="float" office:value="371580" calcext:value-type="float">
            <text:p>371580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551060" calcext:value-type="float">
            <text:p>551060</text:p>
          </table:table-cell>
          <table:table-cell/>
          <table:table-cell office:value-type="float" office:value="11349" calcext:value-type="float">
            <text:p>11349</text:p>
          </table:table-cell>
          <table:table-cell office:value-type="float" office:value="528270" calcext:value-type="float">
            <text:p>52827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1798" calcext:value-type="float">
            <text:p>11798</text:p>
          </table:table-cell>
          <table:table-cell office:value-type="float" office:value="387220" calcext:value-type="float">
            <text:p>387220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38060" calcext:value-type="float">
            <text:p>138060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589120" calcext:value-type="float">
            <text:p>58912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16182" calcext:value-type="float">
            <text:p>16182</text:p>
          </table:table-cell>
          <table:table-cell office:value-type="float" office:value="724570" calcext:value-type="float">
            <text:p>724570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260710" calcext:value-type="float">
            <text:p>260710</text:p>
          </table:table-cell>
          <table:table-cell/>
          <table:table-cell office:value-type="float" office:value="4604" calcext:value-type="float">
            <text:p>4604</text:p>
          </table:table-cell>
          <table:table-cell office:value-type="float" office:value="211580" calcext:value-type="float">
            <text:p>21158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0356" calcext:value-type="float">
            <text:p>10356</text:p>
          </table:table-cell>
          <table:table-cell office:value-type="float" office:value="188590" calcext:value-type="float">
            <text:p>188590</text:p>
          </table:table-cell>
          <table:table-cell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421290" calcext:value-type="float">
            <text:p>421290</text:p>
          </table:table-cell>
          <table:table-cell/>
          <table:table-cell office:value-type="float" office:value="11934" calcext:value-type="float">
            <text:p>11934</text:p>
          </table:table-cell>
          <table:table-cell office:value-type="float" office:value="559980" calcext:value-type="float">
            <text:p>55998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1621" calcext:value-type="float">
            <text:p>11621</text:p>
          </table:table-cell>
          <table:table-cell office:value-type="float" office:value="317990" calcext:value-type="float">
            <text:p>317990</text:p>
          </table:table-cell>
          <table:table-cell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288600" calcext:value-type="float">
            <text:p>288600</text:p>
          </table:table-cell>
          <table:table-cell/>
          <table:table-cell office:value-type="float" office:value="7166" calcext:value-type="float">
            <text:p>7166</text:p>
          </table:table-cell>
          <table:table-cell office:value-type="float" office:value="330960" calcext:value-type="float">
            <text:p>3309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6744" calcext:value-type="float">
            <text:p>16744</text:p>
          </table:table-cell>
          <table:table-cell office:value-type="float" office:value="789110" calcext:value-type="float">
            <text:p>789110</text:p>
          </table:table-cell>
          <table:table-cell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353140" calcext:value-type="float">
            <text:p>353140</text:p>
          </table:table-cell>
          <table:table-cell/>
          <table:table-cell office:value-type="float" office:value="12594" calcext:value-type="float">
            <text:p>12594</text:p>
          </table:table-cell>
          <table:table-cell office:value-type="float" office:value="585360" calcext:value-type="float">
            <text:p>58536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7539" calcext:value-type="float">
            <text:p>17539</text:p>
          </table:table-cell>
          <table:table-cell office:value-type="float" office:value="830640" calcext:value-type="float">
            <text:p>830640</text:p>
          </table:table-cell>
          <table:table-cell/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float" office:value="553990" calcext:value-type="float">
            <text:p>553990</text:p>
          </table:table-cell>
          <table:table-cell/>
          <table:table-cell office:value-type="float" office:value="11988" calcext:value-type="float">
            <text:p>11988</text:p>
          </table:table-cell>
          <table:table-cell office:value-type="float" office:value="558830" calcext:value-type="float">
            <text:p>55883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6121" calcext:value-type="float">
            <text:p>6121</text:p>
          </table:table-cell>
          <table:table-cell office:value-type="float" office:value="146780" calcext:value-type="float">
            <text:p>146780</text:p>
          </table:table-cell>
          <table:table-cell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555550" calcext:value-type="float">
            <text:p>555550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589720" calcext:value-type="float">
            <text:p>58972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6615" calcext:value-type="float">
            <text:p>16615</text:p>
          </table:table-cell>
          <table:table-cell office:value-type="float" office:value="636140" calcext:value-type="float">
            <text:p>636140</text:p>
          </table:table-cell>
          <table:table-cell/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339990" calcext:value-type="float">
            <text:p>339990</text:p>
          </table:table-cell>
          <table:table-cell/>
          <table:table-cell office:value-type="float" office:value="8611" calcext:value-type="float">
            <text:p>8611</text:p>
          </table:table-cell>
          <table:table-cell office:value-type="float" office:value="401350" calcext:value-type="float">
            <text:p>4013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557" calcext:value-type="float">
            <text:p>11557</text:p>
          </table:table-cell>
          <table:table-cell office:value-type="float" office:value="393900" calcext:value-type="float">
            <text:p>393900</text:p>
          </table:table-cell>
          <table:table-cell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176220" calcext:value-type="float">
            <text:p>176220</text:p>
          </table:table-cell>
          <table:table-cell/>
          <table:table-cell office:value-type="float" office:value="14060" calcext:value-type="float">
            <text:p>14060</text:p>
          </table:table-cell>
          <table:table-cell office:value-type="float" office:value="656410" calcext:value-type="float">
            <text:p>65641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349110" calcext:value-type="float">
            <text:p>349110</text:p>
          </table:table-cell>
          <table:table-cell/>
        </table:table-row>
        <table:table-row table:style-name="ro1">
          <table:table-cell office:value-type="float" office:value="13579" calcext:value-type="float">
            <text:p>13579</text:p>
          </table:table-cell>
          <table:table-cell office:value-type="float" office:value="566500" calcext:value-type="float">
            <text:p>566500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527530" calcext:value-type="float">
            <text:p>52753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9510" calcext:value-type="float">
            <text:p>9510</text:p>
          </table:table-cell>
          <table:table-cell office:value-type="float" office:value="334130" calcext:value-type="float">
            <text:p>334130</text:p>
          </table:table-cell>
          <table:table-cell/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float" office:value="614200" calcext:value-type="float">
            <text:p>614200</text:p>
          </table:table-cell>
          <table:table-cell/>
          <table:table-cell office:value-type="float" office:value="15406" calcext:value-type="float">
            <text:p>15406</text:p>
          </table:table-cell>
          <table:table-cell office:value-type="float" office:value="719760" calcext:value-type="float">
            <text:p>71976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2385" calcext:value-type="float">
            <text:p>12385</text:p>
          </table:table-cell>
          <table:table-cell office:value-type="float" office:value="468210" calcext:value-type="float">
            <text:p>468210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367860" calcext:value-type="float">
            <text:p>367860</text:p>
          </table:table-cell>
          <table:table-cell/>
          <table:table-cell office:value-type="float" office:value="9901" calcext:value-type="float">
            <text:p>9901</text:p>
          </table:table-cell>
          <table:table-cell office:value-type="float" office:value="463030" calcext:value-type="float">
            <text:p>46303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3801" calcext:value-type="float">
            <text:p>13801</text:p>
          </table:table-cell>
          <table:table-cell office:value-type="float" office:value="569770" calcext:value-type="float">
            <text:p>569770</text:p>
          </table:table-cell>
          <table:table-cell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463540" calcext:value-type="float">
            <text:p>463540</text:p>
          </table:table-cell>
          <table:table-cell/>
          <table:table-cell office:value-type="float" office:value="12034" calcext:value-type="float">
            <text:p>12034</text:p>
          </table:table-cell>
          <table:table-cell office:value-type="float" office:value="562510" calcext:value-type="float">
            <text:p>56251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9468" calcext:value-type="float">
            <text:p>9468</text:p>
          </table:table-cell>
          <table:table-cell office:value-type="float" office:value="209110" calcext:value-type="float">
            <text:p>209110</text:p>
          </table:table-cell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float" office:value="337430" calcext:value-type="float">
            <text:p>337430</text:p>
          </table:table-cell>
          <table:table-cell/>
          <table:table-cell office:value-type="float" office:value="13955" calcext:value-type="float">
            <text:p>13955</text:p>
          </table:table-cell>
          <table:table-cell office:value-type="float" office:value="652070" calcext:value-type="float">
            <text:p>65207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2160" calcext:value-type="float">
            <text:p>12160</text:p>
          </table:table-cell>
          <table:table-cell office:value-type="float" office:value="285610" calcext:value-type="float">
            <text:p>285610</text:p>
          </table:table-cell>
          <table:table-cell/>
        </table:table-row>
        <table:table-row table:style-name="ro1">
          <table:table-cell office:value-type="float" office:value="10679" calcext:value-type="float">
            <text:p>10679</text:p>
          </table:table-cell>
          <table:table-cell office:value-type="float" office:value="433790" calcext:value-type="float">
            <text:p>433790</text:p>
          </table:table-cell>
          <table:table-cell/>
          <table:table-cell office:value-type="float" office:value="6015" calcext:value-type="float">
            <text:p>6015</text:p>
          </table:table-cell>
          <table:table-cell office:value-type="float" office:value="280630" calcext:value-type="float">
            <text:p>28063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3629" calcext:value-type="float">
            <text:p>13629</text:p>
          </table:table-cell>
          <table:table-cell office:value-type="float" office:value="337680" calcext:value-type="float">
            <text:p>337680</text:p>
          </table:table-cell>
          <table:table-cell/>
        </table:table-row>
        <table:table-row table:style-name="ro1">
          <table:table-cell office:value-type="float" office:value="11449" calcext:value-type="float">
            <text:p>11449</text:p>
          </table:table-cell>
          <table:table-cell office:value-type="float" office:value="482730" calcext:value-type="float">
            <text:p>482730</text:p>
          </table:table-cell>
          <table:table-cell/>
          <table:table-cell office:value-type="float" office:value="14096" calcext:value-type="float">
            <text:p>14096</text:p>
          </table:table-cell>
          <table:table-cell office:value-type="float" office:value="653600" calcext:value-type="float">
            <text:p>65360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7412" calcext:value-type="float">
            <text:p>7412</text:p>
          </table:table-cell>
          <table:table-cell office:value-type="float" office:value="166800" calcext:value-type="float">
            <text:p>166800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float" office:value="287640" calcext:value-type="float">
            <text:p>28764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9490" calcext:value-type="float">
            <text:p>58949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8672" calcext:value-type="float">
            <text:p>8672</text:p>
          </table:table-cell>
          <table:table-cell office:value-type="float" office:value="142470" calcext:value-type="float">
            <text:p>142470</text:p>
          </table:table-cell>
          <table:table-cell/>
        </table:table-row>
        <table:table-row table:style-name="ro1">
          <table:table-cell office:value-type="float" office:value="13367" calcext:value-type="float">
            <text:p>13367</text:p>
          </table:table-cell>
          <table:table-cell office:value-type="float" office:value="422780" calcext:value-type="float">
            <text:p>422780</text:p>
          </table:table-cell>
          <table:table-cell/>
          <table:table-cell office:value-type="float" office:value="14005" calcext:value-type="float">
            <text:p>14005</text:p>
          </table:table-cell>
          <table:table-cell office:value-type="float" office:value="652750" calcext:value-type="float">
            <text:p>65275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1018" calcext:value-type="float">
            <text:p>11018</text:p>
          </table:table-cell>
          <table:table-cell office:value-type="float" office:value="324230" calcext:value-type="float">
            <text:p>324230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39730" calcext:value-type="float">
            <text:p>39730</text:p>
          </table:table-cell>
          <table:table-cell/>
          <table:table-cell office:value-type="float" office:value="16151" calcext:value-type="float">
            <text:p>16151</text:p>
          </table:table-cell>
          <table:table-cell office:value-type="float" office:value="752570" calcext:value-type="float">
            <text:p>75257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18168" calcext:value-type="float">
            <text:p>18168</text:p>
          </table:table-cell>
          <table:table-cell office:value-type="float" office:value="862980" calcext:value-type="float">
            <text:p>862980</text:p>
          </table:table-cell>
          <table:table-cell/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434830" calcext:value-type="float">
            <text:p>43483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float" office:value="559620" calcext:value-type="float">
            <text:p>55962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20045" calcext:value-type="float">
            <text:p>20045</text:p>
          </table:table-cell>
          <table:table-cell office:value-type="float" office:value="753110" calcext:value-type="float">
            <text:p>753110</text:p>
          </table:table-cell>
          <table:table-cell/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235720" calcext:value-type="float">
            <text:p>235720</text:p>
          </table:table-cell>
          <table:table-cell/>
          <table:table-cell office:value-type="float" office:value="14879" calcext:value-type="float">
            <text:p>14879</text:p>
          </table:table-cell>
          <table:table-cell office:value-type="float" office:value="693450" calcext:value-type="float">
            <text:p>69345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6120" calcext:value-type="float">
            <text:p>16120</text:p>
          </table:table-cell>
          <table:table-cell office:value-type="float" office:value="692850" calcext:value-type="float">
            <text:p>692850</text:p>
          </table:table-cell>
          <table:table-cell/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float" office:value="499000" calcext:value-type="float">
            <text:p>49900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89540" calcext:value-type="float">
            <text:p>58954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843" calcext:value-type="float">
            <text:p>12843</text:p>
          </table:table-cell>
          <table:table-cell office:value-type="float" office:value="329680" calcext:value-type="float">
            <text:p>329680</text:p>
          </table:table-cell>
          <table:table-cell/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float" office:value="240590" calcext:value-type="float">
            <text:p>24059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49440" calcext:value-type="float">
            <text:p>7494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3555" calcext:value-type="float">
            <text:p>13555</text:p>
          </table:table-cell>
          <table:table-cell office:value-type="float" office:value="347170" calcext:value-type="float">
            <text:p>347170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332280" calcext:value-type="float">
            <text:p>332280</text:p>
          </table:table-cell>
          <table:table-cell/>
          <table:table-cell office:value-type="float" office:value="12695" calcext:value-type="float">
            <text:p>12695</text:p>
          </table:table-cell>
          <table:table-cell office:value-type="float" office:value="592470" calcext:value-type="float">
            <text:p>59247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5818" calcext:value-type="float">
            <text:p>15818</text:p>
          </table:table-cell>
          <table:table-cell office:value-type="float" office:value="504090" calcext:value-type="float">
            <text:p>504090</text:p>
          </table:table-cell>
          <table:table-cell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524770" calcext:value-type="float">
            <text:p>524770</text:p>
          </table:table-cell>
          <table:table-cell/>
          <table:table-cell office:value-type="float" office:value="19503" calcext:value-type="float">
            <text:p>19503</text:p>
          </table:table-cell>
          <table:table-cell office:value-type="float" office:value="907410" calcext:value-type="float">
            <text:p>90741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9077" calcext:value-type="float">
            <text:p>9077</text:p>
          </table:table-cell>
          <table:table-cell office:value-type="float" office:value="561840" calcext:value-type="float">
            <text:p>561840</text:p>
          </table:table-cell>
          <table:table-cell/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float" office:value="499020" calcext:value-type="float">
            <text:p>499020</text:p>
          </table:table-cell>
          <table:table-cell/>
          <table:table-cell office:value-type="float" office:value="13469" calcext:value-type="float">
            <text:p>13469</text:p>
          </table:table-cell>
          <table:table-cell office:value-type="float" office:value="630850" calcext:value-type="float">
            <text:p>63085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7753" calcext:value-type="float">
            <text:p>7753</text:p>
          </table:table-cell>
          <table:table-cell office:value-type="float" office:value="427660" calcext:value-type="float">
            <text:p>427660</text:p>
          </table:table-cell>
          <table:table-cell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401620" calcext:value-type="float">
            <text:p>401620</text:p>
          </table:table-cell>
          <table:table-cell/>
          <table:table-cell office:value-type="float" office:value="16776" calcext:value-type="float">
            <text:p>16776</text:p>
          </table:table-cell>
          <table:table-cell office:value-type="float" office:value="780460" calcext:value-type="float">
            <text:p>78046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745340" calcext:value-type="float">
            <text:p>745340</text:p>
          </table:table-cell>
          <table:table-cell/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float" office:value="562440" calcext:value-type="float">
            <text:p>562440</text:p>
          </table:table-cell>
          <table:table-cell/>
          <table:table-cell office:value-type="float" office:value="8004" calcext:value-type="float">
            <text:p>8004</text:p>
          </table:table-cell>
          <table:table-cell office:value-type="float" office:value="372240" calcext:value-type="float">
            <text:p>37224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90080" calcext:value-type="float">
            <text:p>390080</text:p>
          </table:table-cell>
          <table:table-cell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float" office:value="615240" calcext:value-type="float">
            <text:p>615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64860" calcext:value-type="float">
            <text:p>46486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47360" calcext:value-type="float">
            <text:p>47360</text:p>
          </table:table-cell>
          <table:table-cell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673130" calcext:value-type="float">
            <text:p>673130</text:p>
          </table:table-cell>
          <table:table-cell/>
          <table:table-cell office:value-type="float" office:value="11975" calcext:value-type="float">
            <text:p>11975</text:p>
          </table:table-cell>
          <table:table-cell office:value-type="float" office:value="559880" calcext:value-type="float">
            <text:p>55988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9448" calcext:value-type="float">
            <text:p>9448</text:p>
          </table:table-cell>
          <table:table-cell office:value-type="float" office:value="495930" calcext:value-type="float">
            <text:p>495930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398330" calcext:value-type="float">
            <text:p>398330</text:p>
          </table:table-cell>
          <table:table-cell/>
          <table:table-cell office:value-type="float" office:value="16024" calcext:value-type="float">
            <text:p>16024</text:p>
          </table:table-cell>
          <table:table-cell office:value-type="float" office:value="747670" calcext:value-type="float">
            <text:p>74767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427" calcext:value-type="float">
            <text:p>12427</text:p>
          </table:table-cell>
          <table:table-cell office:value-type="float" office:value="666860" calcext:value-type="float">
            <text:p>666860</text:p>
          </table:table-cell>
          <table:table-cell/>
        </table:table-row>
        <table:table-row table:style-name="ro1">
          <table:table-cell office:value-type="float" office:value="18158" calcext:value-type="float">
            <text:p>18158</text:p>
          </table:table-cell>
          <table:table-cell office:value-type="float" office:value="699900" calcext:value-type="float">
            <text:p>699900</text:p>
          </table:table-cell>
          <table:table-cell/>
          <table:table-cell office:value-type="float" office:value="12726" calcext:value-type="float">
            <text:p>12726</text:p>
          </table:table-cell>
          <table:table-cell office:value-type="float" office:value="590380" calcext:value-type="float">
            <text:p>59038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7925" calcext:value-type="float">
            <text:p>7925</text:p>
          </table:table-cell>
          <table:table-cell office:value-type="float" office:value="255340" calcext:value-type="float">
            <text:p>255340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292730" calcext:value-type="float">
            <text:p>292730</text:p>
          </table:table-cell>
          <table:table-cell/>
          <table:table-cell office:value-type="float" office:value="18072" calcext:value-type="float">
            <text:p>18072</text:p>
          </table:table-cell>
          <table:table-cell office:value-type="float" office:value="842780" calcext:value-type="float">
            <text:p>8427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2984" calcext:value-type="float">
            <text:p>12984</text:p>
          </table:table-cell>
          <table:table-cell office:value-type="float" office:value="588170" calcext:value-type="float">
            <text:p>588170</text:p>
          </table:table-cell>
          <table:table-cell/>
        </table:table-row>
        <table:table-row table:style-name="ro1">
          <table:table-cell office:value-type="float" office:value="11844" calcext:value-type="float">
            <text:p>11844</text:p>
          </table:table-cell>
          <table:table-cell office:value-type="float" office:value="466760" calcext:value-type="float">
            <text:p>466760</text:p>
          </table:table-cell>
          <table:table-cell/>
          <table:table-cell office:value-type="float" office:value="14211" calcext:value-type="float">
            <text:p>14211</text:p>
          </table:table-cell>
          <table:table-cell office:value-type="float" office:value="660380" calcext:value-type="float">
            <text:p>66038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892" calcext:value-type="float">
            <text:p>10892</text:p>
          </table:table-cell>
          <table:table-cell office:value-type="float" office:value="499060" calcext:value-type="float">
            <text:p>499060</text:p>
          </table:table-cell>
          <table:table-cell/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191790" calcext:value-type="float">
            <text:p>191790</text:p>
          </table:table-cell>
          <table:table-cell/>
          <table:table-cell office:value-type="float" office:value="19495" calcext:value-type="float">
            <text:p>19495</text:p>
          </table:table-cell>
          <table:table-cell office:value-type="float" office:value="906390" calcext:value-type="float">
            <text:p>90639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1681" calcext:value-type="float">
            <text:p>11681</text:p>
          </table:table-cell>
          <table:table-cell office:value-type="float" office:value="543710" calcext:value-type="float">
            <text:p>543710</text:p>
          </table:table-cell>
          <table:table-cell/>
        </table:table-row>
        <table:table-row table:style-name="ro1">
          <table:table-cell office:value-type="float" office:value="13195" calcext:value-type="float">
            <text:p>13195</text:p>
          </table:table-cell>
          <table:table-cell office:value-type="float" office:value="527610" calcext:value-type="float">
            <text:p>527610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588430" calcext:value-type="float">
            <text:p>58843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362870" calcext:value-type="float">
            <text:p>362870</text:p>
          </table:table-cell>
          <table:table-cell/>
        </table:table-row>
        <table:table-row table:style-name="ro1">
          <table:table-cell office:value-type="float" office:value="17278" calcext:value-type="float">
            <text:p>17278</text:p>
          </table:table-cell>
          <table:table-cell office:value-type="float" office:value="643810" calcext:value-type="float">
            <text:p>643810</text:p>
          </table:table-cell>
          <table:table-cell/>
          <table:table-cell office:value-type="float" office:value="15387" calcext:value-type="float">
            <text:p>15387</text:p>
          </table:table-cell>
          <table:table-cell office:value-type="float" office:value="715850" calcext:value-type="float">
            <text:p>7158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8305" calcext:value-type="float">
            <text:p>8305</text:p>
          </table:table-cell>
          <table:table-cell office:value-type="float" office:value="492550" calcext:value-type="float">
            <text:p>492550</text:p>
          </table:table-cell>
          <table:table-cell/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float" office:value="373770" calcext:value-type="float">
            <text:p>373770</text:p>
          </table:table-cell>
          <table:table-cell/>
          <table:table-cell office:value-type="float" office:value="15439" calcext:value-type="float">
            <text:p>15439</text:p>
          </table:table-cell>
          <table:table-cell office:value-type="float" office:value="718550" calcext:value-type="float">
            <text:p>7185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5674" calcext:value-type="float">
            <text:p>5674</text:p>
          </table:table-cell>
          <table:table-cell office:value-type="float" office:value="165080" calcext:value-type="float">
            <text:p>165080</text:p>
          </table:table-cell>
          <table:table-cell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197940" calcext:value-type="float">
            <text:p>19794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3005" calcext:value-type="float">
            <text:p>13005</text:p>
          </table:table-cell>
          <table:table-cell office:value-type="float" office:value="667540" calcext:value-type="float">
            <text:p>667540</text:p>
          </table:table-cell>
          <table:table-cell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115080" calcext:value-type="float">
            <text:p>115080</text:p>
          </table:table-cell>
          <table:table-cell/>
          <table:table-cell office:value-type="float" office:value="4442" calcext:value-type="float">
            <text:p>4442</text:p>
          </table:table-cell>
          <table:table-cell office:value-type="float" office:value="207540" calcext:value-type="float">
            <text:p>20754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1450" calcext:value-type="float">
            <text:p>11450</text:p>
          </table:table-cell>
          <table:table-cell office:value-type="float" office:value="491040" calcext:value-type="float">
            <text:p>491040</text:p>
          </table:table-cell>
          <table:table-cell/>
        </table:table-row>
        <table:table-row table:style-name="ro1">
          <table:table-cell office:value-type="float" office:value="15837" calcext:value-type="float">
            <text:p>15837</text:p>
          </table:table-cell>
          <table:table-cell office:value-type="float" office:value="572800" calcext:value-type="float">
            <text:p>572800</text:p>
          </table:table-cell>
          <table:table-cell/>
          <table:table-cell office:value-type="float" office:value="11934" calcext:value-type="float">
            <text:p>11934</text:p>
          </table:table-cell>
          <table:table-cell office:value-type="float" office:value="556920" calcext:value-type="float">
            <text:p>55692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548660" calcext:value-type="float">
            <text:p>548660</text:p>
          </table:table-cell>
          <table:table-cell/>
        </table:table-row>
        <table:table-row table:style-name="ro1">
          <table:table-cell office:value-type="float" office:value="15892" calcext:value-type="float">
            <text:p>15892</text:p>
          </table:table-cell>
          <table:table-cell office:value-type="float" office:value="579950" calcext:value-type="float">
            <text:p>579950</text:p>
          </table:table-cell>
          <table:table-cell/>
          <table:table-cell office:value-type="float" office:value="7258" calcext:value-type="float">
            <text:p>7258</text:p>
          </table:table-cell>
          <table:table-cell office:value-type="float" office:value="335700" calcext:value-type="float">
            <text:p>33570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4542" calcext:value-type="float">
            <text:p>4542</text:p>
          </table:table-cell>
          <table:table-cell office:value-type="float" office:value="221680" calcext:value-type="float">
            <text:p>221680</text:p>
          </table:table-cell>
          <table:table-cell/>
        </table:table-row>
        <table:table-row table:style-name="ro1">
          <table:table-cell office:value-type="float" office:value="10962" calcext:value-type="float">
            <text:p>10962</text:p>
          </table:table-cell>
          <table:table-cell office:value-type="float" office:value="219500" calcext:value-type="float">
            <text:p>219500</text:p>
          </table:table-cell>
          <table:table-cell/>
          <table:table-cell office:value-type="float" office:value="2316" calcext:value-type="float">
            <text:p>2316</text:p>
          </table:table-cell>
          <table:table-cell office:value-type="float" office:value="104850" calcext:value-type="float">
            <text:p>1048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380860" calcext:value-type="float">
            <text:p>380860</text:p>
          </table:table-cell>
          <table:table-cell/>
        </table:table-row>
        <table:table-row table:style-name="ro1">
          <table:table-cell office:value-type="float" office:value="11685" calcext:value-type="float">
            <text:p>11685</text:p>
          </table:table-cell>
          <table:table-cell office:value-type="float" office:value="449890" calcext:value-type="float">
            <text:p>449890</text:p>
          </table:table-cell>
          <table:table-cell/>
          <table:table-cell office:value-type="float" office:value="8595" calcext:value-type="float">
            <text:p>8595</text:p>
          </table:table-cell>
          <table:table-cell office:value-type="float" office:value="399670" calcext:value-type="float">
            <text:p>39967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204680" calcext:value-type="float">
            <text:p>204680</text:p>
          </table:table-cell>
          <table:table-cell/>
        </table:table-row>
        <table:table-row table:style-name="ro1">
          <table:table-cell office:value-type="float" office:value="13686" calcext:value-type="float">
            <text:p>13686</text:p>
          </table:table-cell>
          <table:table-cell office:value-type="float" office:value="429230" calcext:value-type="float">
            <text:p>429230</text:p>
          </table:table-cell>
          <table:table-cell/>
          <table:table-cell office:value-type="float" office:value="11302" calcext:value-type="float">
            <text:p>11302</text:p>
          </table:table-cell>
          <table:table-cell office:value-type="float" office:value="528790" calcext:value-type="float">
            <text:p>52879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563570" calcext:value-type="float">
            <text:p>563570</text:p>
          </table:table-cell>
          <table:table-cell/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float" office:value="499780" calcext:value-type="float">
            <text:p>499780</text:p>
          </table:table-cell>
          <table:table-cell/>
          <table:table-cell office:value-type="float" office:value="9809" calcext:value-type="float">
            <text:p>9809</text:p>
          </table:table-cell>
          <table:table-cell office:value-type="float" office:value="457690" calcext:value-type="float">
            <text:p>45769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162360" calcext:value-type="float">
            <text:p>162360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236420" calcext:value-type="float">
            <text:p>236420</text:p>
          </table:table-cell>
          <table:table-cell/>
          <table:table-cell office:value-type="float" office:value="8052" calcext:value-type="float">
            <text:p>8052</text:p>
          </table:table-cell>
          <table:table-cell office:value-type="float" office:value="373880" calcext:value-type="float">
            <text:p>37388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4834" calcext:value-type="float">
            <text:p>14834</text:p>
          </table:table-cell>
          <table:table-cell office:value-type="float" office:value="756270" calcext:value-type="float">
            <text:p>756270</text:p>
          </table:table-cell>
          <table:table-cell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341310" calcext:value-type="float">
            <text:p>341310</text:p>
          </table:table-cell>
          <table:table-cell/>
          <table:table-cell office:value-type="float" office:value="3877" calcext:value-type="float">
            <text:p>3877</text:p>
          </table:table-cell>
          <table:table-cell office:value-type="float" office:value="180780" calcext:value-type="float">
            <text:p>18078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5642" calcext:value-type="float">
            <text:p>15642</text:p>
          </table:table-cell>
          <table:table-cell office:value-type="float" office:value="711720" calcext:value-type="float">
            <text:p>711720</text:p>
          </table:table-cell>
          <table:table-cell/>
        </table:table-row>
        <table:table-row table:style-name="ro1">
          <table:table-cell office:value-type="float" office:value="13678" calcext:value-type="float">
            <text:p>13678</text:p>
          </table:table-cell>
          <table:table-cell office:value-type="float" office:value="396270" calcext:value-type="float">
            <text:p>396270</text:p>
          </table:table-cell>
          <table:table-cell/>
          <table:table-cell office:value-type="float" office:value="9189" calcext:value-type="float">
            <text:p>9189</text:p>
          </table:table-cell>
          <table:table-cell office:value-type="float" office:value="426950" calcext:value-type="float">
            <text:p>42695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2617" calcext:value-type="float">
            <text:p>12617</text:p>
          </table:table-cell>
          <table:table-cell office:value-type="float" office:value="495170" calcext:value-type="float">
            <text:p>495170</text:p>
          </table:table-cell>
          <table:table-cell/>
        </table:table-row>
        <table:table-row table:style-name="ro1">
          <table:table-cell office:value-type="float" office:value="16605" calcext:value-type="float">
            <text:p>16605</text:p>
          </table:table-cell>
          <table:table-cell office:value-type="float" office:value="595270" calcext:value-type="float">
            <text:p>595270</text:p>
          </table:table-cell>
          <table:table-cell/>
          <table:table-cell office:value-type="float" office:value="7297" calcext:value-type="float">
            <text:p>7297</text:p>
          </table:table-cell>
          <table:table-cell office:value-type="float" office:value="338840" calcext:value-type="float">
            <text:p>33884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4896" calcext:value-type="float">
            <text:p>14896</text:p>
          </table:table-cell>
          <table:table-cell office:value-type="float" office:value="647920" calcext:value-type="float">
            <text:p>647920</text:p>
          </table:table-cell>
          <table:table-cell/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float" office:value="354400" calcext:value-type="float">
            <text:p>354400</text:p>
          </table:table-cell>
          <table:table-cell/>
          <table:table-cell office:value-type="float" office:value="6548" calcext:value-type="float">
            <text:p>6548</text:p>
          </table:table-cell>
          <table:table-cell office:value-type="float" office:value="302320" calcext:value-type="float">
            <text:p>3023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231270" calcext:value-type="float">
            <text:p>231270</text:p>
          </table:table-cell>
          <table:table-cell/>
        </table:table-row>
        <table:table-row table:style-name="ro1">
          <table:table-cell office:value-type="float" office:value="21544" calcext:value-type="float">
            <text:p>21544</text:p>
          </table:table-cell>
          <table:table-cell office:value-type="float" office:value="766190" calcext:value-type="float">
            <text:p>766190</text:p>
          </table:table-cell>
          <table:table-cell/>
          <table:table-cell office:value-type="float" office:value="12019" calcext:value-type="float">
            <text:p>12019</text:p>
          </table:table-cell>
          <table:table-cell office:value-type="float" office:value="561130" calcext:value-type="float">
            <text:p>56113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591" calcext:value-type="float">
            <text:p>10591</text:p>
          </table:table-cell>
          <table:table-cell office:value-type="float" office:value="435850" calcext:value-type="float">
            <text:p>435850</text:p>
          </table:table-cell>
          <table:table-cell/>
        </table:table-row>
        <table:table-row table:style-name="ro1">
          <table:table-cell office:value-type="float" office:value="19314" calcext:value-type="float">
            <text:p>19314</text:p>
          </table:table-cell>
          <table:table-cell office:value-type="float" office:value="583660" calcext:value-type="float">
            <text:p>583660</text:p>
          </table:table-cell>
          <table:table-cell/>
          <table:table-cell office:value-type="float" office:value="12008" calcext:value-type="float">
            <text:p>12008</text:p>
          </table:table-cell>
          <table:table-cell office:value-type="float" office:value="560060" calcext:value-type="float">
            <text:p>56006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4068" calcext:value-type="float">
            <text:p>14068</text:p>
          </table:table-cell>
          <table:table-cell office:value-type="float" office:value="622820" calcext:value-type="float">
            <text:p>622820</text:p>
          </table:table-cell>
          <table:table-cell/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178110" calcext:value-type="float">
            <text:p>178110</text:p>
          </table:table-cell>
          <table:table-cell/>
          <table:table-cell office:value-type="float" office:value="11261" calcext:value-type="float">
            <text:p>11261</text:p>
          </table:table-cell>
          <table:table-cell office:value-type="float" office:value="524100" calcext:value-type="float">
            <text:p>52410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6123" calcext:value-type="float">
            <text:p>16123</text:p>
          </table:table-cell>
          <table:table-cell office:value-type="float" office:value="689790" calcext:value-type="float">
            <text:p>689790</text:p>
          </table:table-cell>
          <table:table-cell/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float" office:value="630700" calcext:value-type="float">
            <text:p>630700</text:p>
          </table:table-cell>
          <table:table-cell/>
          <table:table-cell office:value-type="float" office:value="5160" calcext:value-type="float">
            <text:p>5160</text:p>
          </table:table-cell>
          <table:table-cell office:value-type="float" office:value="239290" calcext:value-type="float">
            <text:p>23929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9086" calcext:value-type="float">
            <text:p>9086</text:p>
          </table:table-cell>
          <table:table-cell office:value-type="float" office:value="334860" calcext:value-type="float">
            <text:p>334860</text:p>
          </table:table-cell>
          <table:table-cell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148120" calcext:value-type="float">
            <text:p>148120</text:p>
          </table:table-cell>
          <table:table-cell/>
          <table:table-cell office:value-type="float" office:value="7939" calcext:value-type="float">
            <text:p>7939</text:p>
          </table:table-cell>
          <table:table-cell office:value-type="float" office:value="367260" calcext:value-type="float">
            <text:p>36726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463900" calcext:value-type="float">
            <text:p>463900</text:p>
          </table:table-cell>
          <table:table-cell/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float" office:value="639420" calcext:value-type="float">
            <text:p>639420</text:p>
          </table:table-cell>
          <table:table-cell/>
          <table:table-cell office:value-type="float" office:value="5147" calcext:value-type="float">
            <text:p>5147</text:p>
          </table:table-cell>
          <table:table-cell office:value-type="float" office:value="238510" calcext:value-type="float">
            <text:p>23851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4656" calcext:value-type="float">
            <text:p>14656</text:p>
          </table:table-cell>
          <table:table-cell office:value-type="float" office:value="631990" calcext:value-type="float">
            <text:p>631990</text:p>
          </table:table-cell>
          <table:table-cell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float" office:value="343360" calcext:value-type="float">
            <text:p>343360</text:p>
          </table:table-cell>
          <table:table-cell/>
          <table:table-cell office:value-type="float" office:value="8493" calcext:value-type="float">
            <text:p>8493</text:p>
          </table:table-cell>
          <table:table-cell office:value-type="float" office:value="397070" calcext:value-type="float">
            <text:p>39707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0940" calcext:value-type="float">
            <text:p>10940</text:p>
          </table:table-cell>
          <table:table-cell office:value-type="float" office:value="370950" calcext:value-type="float">
            <text:p>370950</text:p>
          </table:table-cell>
          <table:table-cell/>
        </table:table-row>
        <table:table-row table:style-name="ro1">
          <table:table-cell office:value-type="float" office:value="13373" calcext:value-type="float">
            <text:p>13373</text:p>
          </table:table-cell>
          <table:table-cell office:value-type="float" office:value="216710" calcext:value-type="float">
            <text:p>216710</text:p>
          </table:table-cell>
          <table:table-cell/>
          <table:table-cell office:value-type="float" office:value="9270" calcext:value-type="float">
            <text:p>9270</text:p>
          </table:table-cell>
          <table:table-cell office:value-type="float" office:value="430000" calcext:value-type="float">
            <text:p>4300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852" calcext:value-type="float">
            <text:p>11852</text:p>
          </table:table-cell>
          <table:table-cell office:value-type="float" office:value="389950" calcext:value-type="float">
            <text:p>389950</text:p>
          </table:table-cell>
          <table:table-cell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720770" calcext:value-type="float">
            <text:p>720770</text:p>
          </table:table-cell>
          <table:table-cell/>
          <table:table-cell office:value-type="float" office:value="14056" calcext:value-type="float">
            <text:p>14056</text:p>
          </table:table-cell>
          <table:table-cell office:value-type="float" office:value="653840" calcext:value-type="float">
            <text:p>6538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16105" calcext:value-type="float">
            <text:p>16105</text:p>
          </table:table-cell>
          <table:table-cell office:value-type="float" office:value="684630" calcext:value-type="float">
            <text:p>684630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243860" calcext:value-type="float">
            <text:p>243860</text:p>
          </table:table-cell>
          <table:table-cell/>
          <table:table-cell office:value-type="float" office:value="9889" calcext:value-type="float">
            <text:p>9889</text:p>
          </table:table-cell>
          <table:table-cell office:value-type="float" office:value="462510" calcext:value-type="float">
            <text:p>46251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0333" calcext:value-type="float">
            <text:p>10333</text:p>
          </table:table-cell>
          <table:table-cell office:value-type="float" office:value="222820" calcext:value-type="float">
            <text:p>222820</text:p>
          </table:table-cell>
          <table:table-cell/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514940" calcext:value-type="float">
            <text:p>514940</text:p>
          </table:table-cell>
          <table:table-cell/>
          <table:table-cell office:value-type="float" office:value="16892" calcext:value-type="float">
            <text:p>16892</text:p>
          </table:table-cell>
          <table:table-cell office:value-type="float" office:value="787990" calcext:value-type="float">
            <text:p>7879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1681" calcext:value-type="float">
            <text:p>11681</text:p>
          </table:table-cell>
          <table:table-cell office:value-type="float" office:value="316920" calcext:value-type="float">
            <text:p>316920</text:p>
          </table:table-cell>
          <table:table-cell/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335240" calcext:value-type="float">
            <text:p>335240</text:p>
          </table:table-cell>
          <table:table-cell/>
          <table:table-cell office:value-type="float" office:value="11277" calcext:value-type="float">
            <text:p>11277</text:p>
          </table:table-cell>
          <table:table-cell office:value-type="float" office:value="526140" calcext:value-type="float">
            <text:p>52614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6718" calcext:value-type="float">
            <text:p>16718</text:p>
          </table:table-cell>
          <table:table-cell office:value-type="float" office:value="732980" calcext:value-type="float">
            <text:p>732980</text:p>
          </table:table-cell>
          <table:table-cell/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float" office:value="603170" calcext:value-type="float">
            <text:p>60317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5140" calcext:value-type="float">
            <text:p>58514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7498" calcext:value-type="float">
            <text:p>17498</text:p>
          </table:table-cell>
          <table:table-cell office:value-type="float" office:value="656920" calcext:value-type="float">
            <text:p>656920</text:p>
          </table:table-cell>
          <table:table-cell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252930" calcext:value-type="float">
            <text:p>252930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210180" calcext:value-type="float">
            <text:p>2101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float" office:value="405350" calcext:value-type="float">
            <text:p>405350</text:p>
          </table:table-cell>
          <table:table-cell/>
          <table:table-cell office:value-type="float" office:value="11991" calcext:value-type="float">
            <text:p>11991</text:p>
          </table:table-cell>
          <table:table-cell office:value-type="float" office:value="558220" calcext:value-type="float">
            <text:p>55822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6699" calcext:value-type="float">
            <text:p>16699</text:p>
          </table:table-cell>
          <table:table-cell office:value-type="float" office:value="702240" calcext:value-type="float">
            <text:p>702240</text:p>
          </table:table-cell>
          <table:table-cell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float" office:value="595210" calcext:value-type="float">
            <text:p>595210</text:p>
          </table:table-cell>
          <table:table-cell/>
          <table:table-cell office:value-type="float" office:value="7193" calcext:value-type="float">
            <text:p>7193</text:p>
          </table:table-cell>
          <table:table-cell office:value-type="float" office:value="333210" calcext:value-type="float">
            <text:p>33321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583" calcext:value-type="float">
            <text:p>11583</text:p>
          </table:table-cell>
          <table:table-cell office:value-type="float" office:value="393840" calcext:value-type="float">
            <text:p>393840</text:p>
          </table:table-cell>
          <table:table-cell/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547930" calcext:value-type="float">
            <text:p>547930</text:p>
          </table:table-cell>
          <table:table-cell/>
          <table:table-cell office:value-type="float" office:value="12695" calcext:value-type="float">
            <text:p>12695</text:p>
          </table:table-cell>
          <table:table-cell office:value-type="float" office:value="589610" calcext:value-type="float">
            <text:p>58961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2961" calcext:value-type="float">
            <text:p>12961</text:p>
          </table:table-cell>
          <table:table-cell office:value-type="float" office:value="356810" calcext:value-type="float">
            <text:p>356810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37010" calcext:value-type="float">
            <text:p>137010</text:p>
          </table:table-cell>
          <table:table-cell/>
          <table:table-cell office:value-type="float" office:value="12072" calcext:value-type="float">
            <text:p>12072</text:p>
          </table:table-cell>
          <table:table-cell office:value-type="float" office:value="563510" calcext:value-type="float">
            <text:p>5635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9501" calcext:value-type="float">
            <text:p>9501</text:p>
          </table:table-cell>
          <table:table-cell office:value-type="float" office:value="333170" calcext:value-type="float">
            <text:p>333170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259570" calcext:value-type="float">
            <text:p>259570</text:p>
          </table:table-cell>
          <table:table-cell/>
          <table:table-cell office:value-type="float" office:value="12569" calcext:value-type="float">
            <text:p>12569</text:p>
          </table:table-cell>
          <table:table-cell office:value-type="float" office:value="588450" calcext:value-type="float">
            <text:p>58845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2266" calcext:value-type="float">
            <text:p>12266</text:p>
          </table:table-cell>
          <table:table-cell office:value-type="float" office:value="465640" calcext:value-type="float">
            <text:p>465640</text:p>
          </table:table-cell>
          <table:table-cell/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421510" calcext:value-type="float">
            <text:p>421510</text:p>
          </table:table-cell>
          <table:table-cell/>
          <table:table-cell office:value-type="float" office:value="8548" calcext:value-type="float">
            <text:p>8548</text:p>
          </table:table-cell>
          <table:table-cell office:value-type="float" office:value="399250" calcext:value-type="float">
            <text:p>3992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3819" calcext:value-type="float">
            <text:p>13819</text:p>
          </table:table-cell>
          <table:table-cell office:value-type="float" office:value="569280" calcext:value-type="float">
            <text:p>569280</text:p>
          </table:table-cell>
          <table:table-cell/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288280" calcext:value-type="float">
            <text:p>288280</text:p>
          </table:table-cell>
          <table:table-cell/>
          <table:table-cell office:value-type="float" office:value="14022" calcext:value-type="float">
            <text:p>14022</text:p>
          </table:table-cell>
          <table:table-cell office:value-type="float" office:value="651360" calcext:value-type="float">
            <text:p>6513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9401" calcext:value-type="float">
            <text:p>9401</text:p>
          </table:table-cell>
          <table:table-cell office:value-type="float" office:value="205400" calcext:value-type="float">
            <text:p>205400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53900" calcext:value-type="float">
            <text:p>353900</text:p>
          </table:table-cell>
          <table:table-cell/>
          <table:table-cell office:value-type="float" office:value="11263" calcext:value-type="float">
            <text:p>11263</text:p>
          </table:table-cell>
          <table:table-cell office:value-type="float" office:value="526040" calcext:value-type="float">
            <text:p>52604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290670" calcext:value-type="float">
            <text:p>290670</text:p>
          </table:table-cell>
          <table:table-cell/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554660" calcext:value-type="float">
            <text:p>554660</text:p>
          </table:table-cell>
          <table:table-cell/>
          <table:table-cell office:value-type="float" office:value="15471" calcext:value-type="float">
            <text:p>15471</text:p>
          </table:table-cell>
          <table:table-cell office:value-type="float" office:value="723800" calcext:value-type="float">
            <text:p>72380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3687" calcext:value-type="float">
            <text:p>13687</text:p>
          </table:table-cell>
          <table:table-cell office:value-type="float" office:value="399480" calcext:value-type="float">
            <text:p>399480</text:p>
          </table:table-cell>
          <table:table-cell/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558800" calcext:value-type="float">
            <text:p>558800</text:p>
          </table:table-cell>
          <table:table-cell/>
          <table:table-cell office:value-type="float" office:value="9855" calcext:value-type="float">
            <text:p>9855</text:p>
          </table:table-cell>
          <table:table-cell office:value-type="float" office:value="460260" calcext:value-type="float">
            <text:p>46026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7363" calcext:value-type="float">
            <text:p>7363</text:p>
          </table:table-cell>
          <table:table-cell office:value-type="float" office:value="165500" calcext:value-type="float">
            <text:p>165500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342270" calcext:value-type="float">
            <text:p>342270</text:p>
          </table:table-cell>
          <table:table-cell/>
          <table:table-cell office:value-type="float" office:value="12021" calcext:value-type="float">
            <text:p>12021</text:p>
          </table:table-cell>
          <table:table-cell office:value-type="float" office:value="561850" calcext:value-type="float">
            <text:p>5618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145730" calcext:value-type="float">
            <text:p>145730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173830" calcext:value-type="float">
            <text:p>173830</text:p>
          </table:table-cell>
          <table:table-cell/>
          <table:table-cell office:value-type="float" office:value="13980" calcext:value-type="float">
            <text:p>13980</text:p>
          </table:table-cell>
          <table:table-cell office:value-type="float" office:value="652600" calcext:value-type="float">
            <text:p>65260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1024" calcext:value-type="float">
            <text:p>11024</text:p>
          </table:table-cell>
          <table:table-cell office:value-type="float" office:value="325050" calcext:value-type="float">
            <text:p>325050</text:p>
          </table:table-cell>
          <table:table-cell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float" office:value="566360" calcext:value-type="float">
            <text:p>566360</text:p>
          </table:table-cell>
          <table:table-cell/>
          <table:table-cell office:value-type="float" office:value="6104" calcext:value-type="float">
            <text:p>6104</text:p>
          </table:table-cell>
          <table:table-cell office:value-type="float" office:value="284430" calcext:value-type="float">
            <text:p>28443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17906" calcext:value-type="float">
            <text:p>17906</text:p>
          </table:table-cell>
          <table:table-cell office:value-type="float" office:value="660960" calcext:value-type="float">
            <text:p>660960</text:p>
          </table:table-cell>
          <table:table-cell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617120" calcext:value-type="float">
            <text:p>617120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float" office:value="655940" calcext:value-type="float">
            <text:p>65594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20120" calcext:value-type="float">
            <text:p>20120</text:p>
          </table:table-cell>
          <table:table-cell office:value-type="float" office:value="877070" calcext:value-type="float">
            <text:p>877070</text:p>
          </table:table-cell>
          <table:table-cell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366580" calcext:value-type="float">
            <text:p>366580</text:p>
          </table:table-cell>
          <table:table-cell/>
          <table:table-cell office:value-type="float" office:value="12574" calcext:value-type="float">
            <text:p>12574</text:p>
          </table:table-cell>
          <table:table-cell office:value-type="float" office:value="586830" calcext:value-type="float">
            <text:p>58683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6204" calcext:value-type="float">
            <text:p>16204</text:p>
          </table:table-cell>
          <table:table-cell office:value-type="float" office:value="758920" calcext:value-type="float">
            <text:p>758920</text:p>
          </table:table-cell>
          <table:table-cell/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461110" calcext:value-type="float">
            <text:p>461110</text:p>
          </table:table-cell>
          <table:table-cell/>
          <table:table-cell office:value-type="float" office:value="13995" calcext:value-type="float">
            <text:p>13995</text:p>
          </table:table-cell>
          <table:table-cell office:value-type="float" office:value="653270" calcext:value-type="float">
            <text:p>65327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850" calcext:value-type="float">
            <text:p>12850</text:p>
          </table:table-cell>
          <table:table-cell office:value-type="float" office:value="329780" calcext:value-type="float">
            <text:p>329780</text:p>
          </table:table-cell>
          <table:table-cell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336800" calcext:value-type="float">
            <text:p>336800</text:p>
          </table:table-cell>
          <table:table-cell/>
          <table:table-cell office:value-type="float" office:value="16167" calcext:value-type="float">
            <text:p>16167</text:p>
          </table:table-cell>
          <table:table-cell office:value-type="float" office:value="749560" calcext:value-type="float">
            <text:p>74956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3522" calcext:value-type="float">
            <text:p>13522</text:p>
          </table:table-cell>
          <table:table-cell office:value-type="float" office:value="354050" calcext:value-type="float">
            <text:p>354050</text:p>
          </table:table-cell>
          <table:table-cell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float" office:value="440340" calcext:value-type="float">
            <text:p>440340</text:p>
          </table:table-cell>
          <table:table-cell/>
          <table:table-cell office:value-type="float" office:value="12052" calcext:value-type="float">
            <text:p>12052</text:p>
          </table:table-cell>
          <table:table-cell office:value-type="float" office:value="562180" calcext:value-type="float">
            <text:p>56218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5761" calcext:value-type="float">
            <text:p>15761</text:p>
          </table:table-cell>
          <table:table-cell office:value-type="float" office:value="551390" calcext:value-type="float">
            <text:p>551390</text:p>
          </table:table-cell>
          <table:table-cell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485710" calcext:value-type="float">
            <text:p>485710</text:p>
          </table:table-cell>
          <table:table-cell/>
          <table:table-cell office:value-type="float" office:value="14913" calcext:value-type="float">
            <text:p>14913</text:p>
          </table:table-cell>
          <table:table-cell office:value-type="float" office:value="694940" calcext:value-type="float">
            <text:p>69494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9042" calcext:value-type="float">
            <text:p>9042</text:p>
          </table:table-cell>
          <table:table-cell office:value-type="float" office:value="560680" calcext:value-type="float">
            <text:p>560680</text:p>
          </table:table-cell>
          <table:table-cell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287860" calcext:value-type="float">
            <text:p>287860</text:p>
          </table:table-cell>
          <table:table-cell/>
          <table:table-cell office:value-type="float" office:value="12647" calcext:value-type="float">
            <text:p>12647</text:p>
          </table:table-cell>
          <table:table-cell office:value-type="float" office:value="591410" calcext:value-type="float">
            <text:p>59141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7728" calcext:value-type="float">
            <text:p>7728</text:p>
          </table:table-cell>
          <table:table-cell office:value-type="float" office:value="428710" calcext:value-type="float">
            <text:p>428710</text:p>
          </table:table-cell>
          <table:table-cell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418310" calcext:value-type="float">
            <text:p>418310</text:p>
          </table:table-cell>
          <table:table-cell/>
          <table:table-cell office:value-type="float" office:value="16288" calcext:value-type="float">
            <text:p>16288</text:p>
          </table:table-cell>
          <table:table-cell office:value-type="float" office:value="757160" calcext:value-type="float">
            <text:p>75716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5464" calcext:value-type="float">
            <text:p>15464</text:p>
          </table:table-cell>
          <table:table-cell office:value-type="float" office:value="930100" calcext:value-type="float">
            <text:p>930100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9050" calcext:value-type="float">
            <text:p>39050</text:p>
          </table:table-cell>
          <table:table-cell/>
          <table:table-cell office:value-type="float" office:value="12709" calcext:value-type="float">
            <text:p>12709</text:p>
          </table:table-cell>
          <table:table-cell office:value-type="float" office:value="592170" calcext:value-type="float">
            <text:p>59217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5973" calcext:value-type="float">
            <text:p>5973</text:p>
          </table:table-cell>
          <table:table-cell office:value-type="float" office:value="387690" calcext:value-type="float">
            <text:p>387690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435450" calcext:value-type="float">
            <text:p>435450</text:p>
          </table:table-cell>
          <table:table-cell/>
          <table:table-cell office:value-type="float" office:value="19463" calcext:value-type="float">
            <text:p>19463</text:p>
          </table:table-cell>
          <table:table-cell office:value-type="float" office:value="906590" calcext:value-type="float">
            <text:p>90659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46670" calcext:value-type="float">
            <text:p>46670</text:p>
          </table:table-cell>
          <table:table-cell/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235330" calcext:value-type="float">
            <text:p>235330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624180" calcext:value-type="float">
            <text:p>62418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9467" calcext:value-type="float">
            <text:p>9467</text:p>
          </table:table-cell>
          <table:table-cell office:value-type="float" office:value="497110" calcext:value-type="float">
            <text:p>497110</text:p>
          </table:table-cell>
          <table:table-cell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float" office:value="496050" calcext:value-type="float">
            <text:p>496050</text:p>
          </table:table-cell>
          <table:table-cell/>
          <table:table-cell office:value-type="float" office:value="16786" calcext:value-type="float">
            <text:p>16786</text:p>
          </table:table-cell>
          <table:table-cell office:value-type="float" office:value="782340" calcext:value-type="float">
            <text:p>78234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364" calcext:value-type="float">
            <text:p>12364</text:p>
          </table:table-cell>
          <table:table-cell office:value-type="float" office:value="686800" calcext:value-type="float">
            <text:p>686800</text:p>
          </table:table-cell>
          <table:table-cell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242430" calcext:value-type="float">
            <text:p>242430</text:p>
          </table:table-cell>
          <table:table-cell/>
          <table:table-cell office:value-type="float" office:value="8018" calcext:value-type="float">
            <text:p>8018</text:p>
          </table:table-cell>
          <table:table-cell office:value-type="float" office:value="374110" calcext:value-type="float">
            <text:p>37411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7960" calcext:value-type="float">
            <text:p>7960</text:p>
          </table:table-cell>
          <table:table-cell office:value-type="float" office:value="230630" calcext:value-type="float">
            <text:p>230630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335490" calcext:value-type="float">
            <text:p>335490</text:p>
          </table:table-cell>
          <table:table-cell/>
          <table:table-cell office:value-type="float" office:value="9864" calcext:value-type="float">
            <text:p>9864</text:p>
          </table:table-cell>
          <table:table-cell office:value-type="float" office:value="457770" calcext:value-type="float">
            <text:p>45777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3006" calcext:value-type="float">
            <text:p>13006</text:p>
          </table:table-cell>
          <table:table-cell office:value-type="float" office:value="688120" calcext:value-type="float">
            <text:p>688120</text:p>
          </table:table-cell>
          <table:table-cell/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float" office:value="525320" calcext:value-type="float">
            <text:p>525320</text:p>
          </table:table-cell>
          <table:table-cell/>
          <table:table-cell office:value-type="float" office:value="11897" calcext:value-type="float">
            <text:p>11897</text:p>
          </table:table-cell>
          <table:table-cell office:value-type="float" office:value="554350" calcext:value-type="float">
            <text:p>55435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867" calcext:value-type="float">
            <text:p>10867</text:p>
          </table:table-cell>
          <table:table-cell office:value-type="float" office:value="476450" calcext:value-type="float">
            <text:p>476450</text:p>
          </table:table-cell>
          <table:table-cell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float" office:value="504650" calcext:value-type="float">
            <text:p>504650</text:p>
          </table:table-cell>
          <table:table-cell/>
          <table:table-cell office:value-type="float" office:value="16099" calcext:value-type="float">
            <text:p>16099</text:p>
          </table:table-cell>
          <table:table-cell office:value-type="float" office:value="747560" calcext:value-type="float">
            <text:p>74756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1418" calcext:value-type="float">
            <text:p>11418</text:p>
          </table:table-cell>
          <table:table-cell office:value-type="float" office:value="625180" calcext:value-type="float">
            <text:p>625180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401780" calcext:value-type="float">
            <text:p>401780</text:p>
          </table:table-cell>
          <table:table-cell/>
          <table:table-cell office:value-type="float" office:value="12648" calcext:value-type="float">
            <text:p>12648</text:p>
          </table:table-cell>
          <table:table-cell office:value-type="float" office:value="588500" calcext:value-type="float">
            <text:p>58850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6052" calcext:value-type="float">
            <text:p>6052</text:p>
          </table:table-cell>
          <table:table-cell office:value-type="float" office:value="360880" calcext:value-type="float">
            <text:p>360880</text:p>
          </table:table-cell>
          <table:table-cell/>
        </table:table-row>
        <table:table-row table:style-name="ro1">
          <table:table-cell office:value-type="float" office:value="14590" calcext:value-type="float">
            <text:p>14590</text:p>
          </table:table-cell>
          <table:table-cell office:value-type="float" office:value="565180" calcext:value-type="float">
            <text:p>565180</text:p>
          </table:table-cell>
          <table:table-cell/>
          <table:table-cell office:value-type="float" office:value="18158" calcext:value-type="float">
            <text:p>18158</text:p>
          </table:table-cell>
          <table:table-cell office:value-type="float" office:value="843490" calcext:value-type="float">
            <text:p>84349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8322" calcext:value-type="float">
            <text:p>8322</text:p>
          </table:table-cell>
          <table:table-cell office:value-type="float" office:value="495180" calcext:value-type="float">
            <text:p>495180</text:p>
          </table:table-cell>
          <table:table-cell/>
        </table:table-row>
        <table:table-row table:style-name="ro1">
          <table:table-cell office:value-type="float" office:value="15479" calcext:value-type="float">
            <text:p>15479</text:p>
          </table:table-cell>
          <table:table-cell office:value-type="float" office:value="610850" calcext:value-type="float">
            <text:p>610850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float" office:value="658440" calcext:value-type="float">
            <text:p>6584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167430" calcext:value-type="float">
            <text:p>167430</text:p>
          </table:table-cell>
          <table:table-cell/>
        </table:table-row>
        <table:table-row table:style-name="ro1">
          <table:table-cell office:value-type="float" office:value="16749" calcext:value-type="float">
            <text:p>16749</text:p>
          </table:table-cell>
          <table:table-cell office:value-type="float" office:value="671870" calcext:value-type="float">
            <text:p>671870</text:p>
          </table:table-cell>
          <table:table-cell/>
          <table:table-cell office:value-type="float" office:value="19554" calcext:value-type="float">
            <text:p>19554</text:p>
          </table:table-cell>
          <table:table-cell office:value-type="float" office:value="913370" calcext:value-type="float">
            <text:p>91337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3015" calcext:value-type="float">
            <text:p>13015</text:p>
          </table:table-cell>
          <table:table-cell office:value-type="float" office:value="671660" calcext:value-type="float">
            <text:p>671660</text:p>
          </table:table-cell>
          <table:table-cell/>
        </table:table-row>
        <table:table-row table:style-name="ro1">
          <table:table-cell office:value-type="float" office:value="13195" calcext:value-type="float">
            <text:p>13195</text:p>
          </table:table-cell>
          <table:table-cell office:value-type="float" office:value="401250" calcext:value-type="float">
            <text:p>401250</text:p>
          </table:table-cell>
          <table:table-cell/>
          <table:table-cell office:value-type="float" office:value="12779" calcext:value-type="float">
            <text:p>12779</text:p>
          </table:table-cell>
          <table:table-cell office:value-type="float" office:value="593250" calcext:value-type="float">
            <text:p>59325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576" calcext:value-type="float">
            <text:p>11576</text:p>
          </table:table-cell>
          <table:table-cell office:value-type="float" office:value="555480" calcext:value-type="float">
            <text:p>555480</text:p>
          </table:table-cell>
          <table:table-cell/>
        </table:table-row>
        <table:table-row table:style-name="ro1">
          <table:table-cell office:value-type="float" office:value="18197" calcext:value-type="float">
            <text:p>18197</text:p>
          </table:table-cell>
          <table:table-cell office:value-type="float" office:value="702590" calcext:value-type="float">
            <text:p>702590</text:p>
          </table:table-cell>
          <table:table-cell/>
          <table:table-cell office:value-type="float" office:value="15315" calcext:value-type="float">
            <text:p>15315</text:p>
          </table:table-cell>
          <table:table-cell office:value-type="float" office:value="714160" calcext:value-type="float">
            <text:p>71416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508650" calcext:value-type="float">
            <text:p>508650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297080" calcext:value-type="float">
            <text:p>297080</text:p>
          </table:table-cell>
          <table:table-cell/>
          <table:table-cell office:value-type="float" office:value="15467" calcext:value-type="float">
            <text:p>15467</text:p>
          </table:table-cell>
          <table:table-cell office:value-type="float" office:value="722310" calcext:value-type="float">
            <text:p>72231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4495" calcext:value-type="float">
            <text:p>4495</text:p>
          </table:table-cell>
          <table:table-cell office:value-type="float" office:value="216950" calcext:value-type="float">
            <text:p>216950</text:p>
          </table:table-cell>
          <table:table-cell/>
        </table:table-row>
        <table:table-row table:style-name="ro1">
          <table:table-cell office:value-type="float" office:value="11849" calcext:value-type="float">
            <text:p>11849</text:p>
          </table:table-cell>
          <table:table-cell office:value-type="float" office:value="469290" calcext:value-type="float">
            <text:p>46929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7293" calcext:value-type="float">
            <text:p>7293</text:p>
          </table:table-cell>
          <table:table-cell office:value-type="float" office:value="381380" calcext:value-type="float">
            <text:p>381380</text:p>
          </table:table-cell>
          <table:table-cell/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191080" calcext:value-type="float">
            <text:p>191080</text:p>
          </table:table-cell>
          <table:table-cell/>
          <table:table-cell office:value-type="float" office:value="4410" calcext:value-type="float">
            <text:p>4410</text:p>
          </table:table-cell>
          <table:table-cell office:value-type="float" office:value="204730" calcext:value-type="float">
            <text:p>20473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5064" calcext:value-type="float">
            <text:p>5064</text:p>
          </table:table-cell>
          <table:table-cell office:value-type="float" office:value="205070" calcext:value-type="float">
            <text:p>205070</text:p>
          </table:table-cell>
          <table:table-cell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529540" calcext:value-type="float">
            <text:p>529540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551800" calcext:value-type="float">
            <text:p>55180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564470" calcext:value-type="float">
            <text:p>564470</text:p>
          </table:table-cell>
          <table:table-cell/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float" office:value="644380" calcext:value-type="float">
            <text:p>644380</text:p>
          </table:table-cell>
          <table:table-cell/>
          <table:table-cell office:value-type="float" office:value="7282" calcext:value-type="float">
            <text:p>7282</text:p>
          </table:table-cell>
          <table:table-cell office:value-type="float" office:value="336630" calcext:value-type="float">
            <text:p>33663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5619" calcext:value-type="float">
            <text:p>5619</text:p>
          </table:table-cell>
          <table:table-cell office:value-type="float" office:value="158450" calcext:value-type="float">
            <text:p>158450</text:p>
          </table:table-cell>
          <table:table-cell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373570" calcext:value-type="float">
            <text:p>373570</text:p>
          </table:table-cell>
          <table:table-cell/>
          <table:table-cell office:value-type="float" office:value="2352" calcext:value-type="float">
            <text:p>2352</text:p>
          </table:table-cell>
          <table:table-cell office:value-type="float" office:value="109460" calcext:value-type="float">
            <text:p>10946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4843" calcext:value-type="float">
            <text:p>14843</text:p>
          </table:table-cell>
          <table:table-cell office:value-type="float" office:value="720920" calcext:value-type="float">
            <text:p>72092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203880" calcext:value-type="float">
            <text:p>203880</text:p>
          </table:table-cell>
          <table:table-cell/>
          <table:table-cell office:value-type="float" office:value="8569" calcext:value-type="float">
            <text:p>8569</text:p>
          </table:table-cell>
          <table:table-cell office:value-type="float" office:value="399800" calcext:value-type="float">
            <text:p>39980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706510" calcext:value-type="float">
            <text:p>706510</text:p>
          </table:table-cell>
          <table:table-cell/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114060" calcext:value-type="float">
            <text:p>114060</text:p>
          </table:table-cell>
          <table:table-cell/>
          <table:table-cell office:value-type="float" office:value="11345" calcext:value-type="float">
            <text:p>11345</text:p>
          </table:table-cell>
          <table:table-cell office:value-type="float" office:value="530160" calcext:value-type="float">
            <text:p>53016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2579" calcext:value-type="float">
            <text:p>12579</text:p>
          </table:table-cell>
          <table:table-cell office:value-type="float" office:value="402700" calcext:value-type="float">
            <text:p>402700</text:p>
          </table:table-cell>
          <table:table-cell/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74660" calcext:value-type="float">
            <text:p>574660</text:p>
          </table:table-cell>
          <table:table-cell/>
          <table:table-cell office:value-type="float" office:value="9784" calcext:value-type="float">
            <text:p>9784</text:p>
          </table:table-cell>
          <table:table-cell office:value-type="float" office:value="456460" calcext:value-type="float">
            <text:p>45646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4790" calcext:value-type="float">
            <text:p>14790</text:p>
          </table:table-cell>
          <table:table-cell office:value-type="float" office:value="626290" calcext:value-type="float">
            <text:p>626290</text:p>
          </table:table-cell>
          <table:table-cell/>
        </table:table-row>
        <table:table-row table:style-name="ro1">
          <table:table-cell office:value-type="float" office:value="15926" calcext:value-type="float">
            <text:p>15926</text:p>
          </table:table-cell>
          <table:table-cell office:value-type="float" office:value="580950" calcext:value-type="float">
            <text:p>580950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376370" calcext:value-type="float">
            <text:p>37637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5781" calcext:value-type="float">
            <text:p>5781</text:p>
          </table:table-cell>
          <table:table-cell office:value-type="float" office:value="231740" calcext:value-type="float">
            <text:p>231740</text:p>
          </table:table-cell>
          <table:table-cell/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221070" calcext:value-type="float">
            <text:p>221070</text:p>
          </table:table-cell>
          <table:table-cell/>
          <table:table-cell office:value-type="float" office:value="3817" calcext:value-type="float">
            <text:p>3817</text:p>
          </table:table-cell>
          <table:table-cell office:value-type="float" office:value="178590" calcext:value-type="float">
            <text:p>17859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610" calcext:value-type="float">
            <text:p>10610</text:p>
          </table:table-cell>
          <table:table-cell office:value-type="float" office:value="436210" calcext:value-type="float">
            <text:p>436210</text:p>
          </table:table-cell>
          <table:table-cell/>
        </table:table-row>
        <table:table-row table:style-name="ro1">
          <table:table-cell office:value-type="float" office:value="11745" calcext:value-type="float">
            <text:p>11745</text:p>
          </table:table-cell>
          <table:table-cell office:value-type="float" office:value="452640" calcext:value-type="float">
            <text:p>452640</text:p>
          </table:table-cell>
          <table:table-cell/>
          <table:table-cell office:value-type="float" office:value="9118" calcext:value-type="float">
            <text:p>9118</text:p>
          </table:table-cell>
          <table:table-cell office:value-type="float" office:value="422260" calcext:value-type="float">
            <text:p>42226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569710" calcext:value-type="float">
            <text:p>569710</text:p>
          </table:table-cell>
          <table:table-cell/>
        </table:table-row>
        <table:table-row table:style-name="ro1">
          <table:table-cell office:value-type="float" office:value="13684" calcext:value-type="float">
            <text:p>13684</text:p>
          </table:table-cell>
          <table:table-cell office:value-type="float" office:value="429610" calcext:value-type="float">
            <text:p>429610</text:p>
          </table:table-cell>
          <table:table-cell/>
          <table:table-cell office:value-type="float" office:value="7303" calcext:value-type="float">
            <text:p>7303</text:p>
          </table:table-cell>
          <table:table-cell office:value-type="float" office:value="339920" calcext:value-type="float">
            <text:p>33992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6175" calcext:value-type="float">
            <text:p>16175</text:p>
          </table:table-cell>
          <table:table-cell office:value-type="float" office:value="762840" calcext:value-type="float">
            <text:p>762840</text:p>
          </table:table-cell>
          <table:table-cell/>
        </table:table-row>
        <table:table-row table:style-name="ro1">
          <table:table-cell office:value-type="float" office:value="15239" calcext:value-type="float">
            <text:p>15239</text:p>
          </table:table-cell>
          <table:table-cell office:value-type="float" office:value="500520" calcext:value-type="float">
            <text:p>500520</text:p>
          </table:table-cell>
          <table:table-cell/>
          <table:table-cell office:value-type="float" office:value="6541" calcext:value-type="float">
            <text:p>6541</text:p>
          </table:table-cell>
          <table:table-cell office:value-type="float" office:value="301980" calcext:value-type="float">
            <text:p>30198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9131" calcext:value-type="float">
            <text:p>9131</text:p>
          </table:table-cell>
          <table:table-cell office:value-type="float" office:value="335910" calcext:value-type="float">
            <text:p>335910</text:p>
          </table:table-cell>
          <table:table-cell/>
        </table:table-row>
        <table:table-row table:style-name="ro1">
          <table:table-cell office:value-type="float" office:value="12074" calcext:value-type="float">
            <text:p>12074</text:p>
          </table:table-cell>
          <table:table-cell office:value-type="float" office:value="233050" calcext:value-type="float">
            <text:p>233050</text:p>
          </table:table-cell>
          <table:table-cell/>
          <table:table-cell office:value-type="float" office:value="12007" calcext:value-type="float">
            <text:p>12007</text:p>
          </table:table-cell>
          <table:table-cell office:value-type="float" office:value="561330" calcext:value-type="float">
            <text:p>56133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1164" calcext:value-type="float">
            <text:p>11164</text:p>
          </table:table-cell>
          <table:table-cell office:value-type="float" office:value="464340" calcext:value-type="float">
            <text:p>464340</text:p>
          </table:table-cell>
          <table:table-cell/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341930" calcext:value-type="float">
            <text:p>341930</text:p>
          </table:table-cell>
          <table:table-cell/>
          <table:table-cell office:value-type="float" office:value="11955" calcext:value-type="float">
            <text:p>11955</text:p>
          </table:table-cell>
          <table:table-cell office:value-type="float" office:value="556960" calcext:value-type="float">
            <text:p>55696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4732" calcext:value-type="float">
            <text:p>14732</text:p>
          </table:table-cell>
          <table:table-cell office:value-type="float" office:value="654970" calcext:value-type="float">
            <text:p>654970</text:p>
          </table:table-cell>
          <table:table-cell/>
        </table:table-row>
        <table:table-row table:style-name="ro1">
          <table:table-cell office:value-type="float" office:value="13727" calcext:value-type="float">
            <text:p>13727</text:p>
          </table:table-cell>
          <table:table-cell office:value-type="float" office:value="402550" calcext:value-type="float">
            <text:p>402550</text:p>
          </table:table-cell>
          <table:table-cell/>
          <table:table-cell office:value-type="float" office:value="11369" calcext:value-type="float">
            <text:p>11369</text:p>
          </table:table-cell>
          <table:table-cell office:value-type="float" office:value="530870" calcext:value-type="float">
            <text:p>5308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0981" calcext:value-type="float">
            <text:p>10981</text:p>
          </table:table-cell>
          <table:table-cell office:value-type="float" office:value="373020" calcext:value-type="float">
            <text:p>373020</text:p>
          </table:table-cell>
          <table:table-cell/>
        </table:table-row>
        <table:table-row table:style-name="ro1">
          <table:table-cell office:value-type="float" office:value="16647" calcext:value-type="float">
            <text:p>16647</text:p>
          </table:table-cell>
          <table:table-cell office:value-type="float" office:value="596210" calcext:value-type="float">
            <text:p>596210</text:p>
          </table:table-cell>
          <table:table-cell/>
          <table:table-cell office:value-type="float" office:value="5137" calcext:value-type="float">
            <text:p>5137</text:p>
          </table:table-cell>
          <table:table-cell office:value-type="float" office:value="239330" calcext:value-type="float">
            <text:p>239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847" calcext:value-type="float">
            <text:p>11847</text:p>
          </table:table-cell>
          <table:table-cell office:value-type="float" office:value="391750" calcext:value-type="float">
            <text:p>391750</text:p>
          </table:table-cell>
          <table:table-cell/>
        </table:table-row>
        <table:table-row table:style-name="ro1">
          <table:table-cell office:value-type="float" office:value="13637" calcext:value-type="float">
            <text:p>13637</text:p>
          </table:table-cell>
          <table:table-cell office:value-type="float" office:value="356910" calcext:value-type="float">
            <text:p>356910</text:p>
          </table:table-cell>
          <table:table-cell/>
          <table:table-cell office:value-type="float" office:value="7997" calcext:value-type="float">
            <text:p>7997</text:p>
          </table:table-cell>
          <table:table-cell office:value-type="float" office:value="371600" calcext:value-type="float">
            <text:p>37160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6142" calcext:value-type="float">
            <text:p>16142</text:p>
          </table:table-cell>
          <table:table-cell office:value-type="float" office:value="686600" calcext:value-type="float">
            <text:p>686600</text:p>
          </table:table-cell>
          <table:table-cell/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763080" calcext:value-type="float">
            <text:p>763080</text:p>
          </table:table-cell>
          <table:table-cell/>
          <table:table-cell office:value-type="float" office:value="5228" calcext:value-type="float">
            <text:p>5228</text:p>
          </table:table-cell>
          <table:table-cell office:value-type="float" office:value="241960" calcext:value-type="float">
            <text:p>24196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283" calcext:value-type="float">
            <text:p>10283</text:p>
          </table:table-cell>
          <table:table-cell office:value-type="float" office:value="185100" calcext:value-type="float">
            <text:p>185100</text:p>
          </table:table-cell>
          <table:table-cell/>
        </table:table-row>
        <table:table-row table:style-name="ro1">
          <table:table-cell office:value-type="float" office:value="19311" calcext:value-type="float">
            <text:p>19311</text:p>
          </table:table-cell>
          <table:table-cell office:value-type="float" office:value="583760" calcext:value-type="float">
            <text:p>583760</text:p>
          </table:table-cell>
          <table:table-cell/>
          <table:table-cell office:value-type="float" office:value="8547" calcext:value-type="float">
            <text:p>8547</text:p>
          </table:table-cell>
          <table:table-cell office:value-type="float" office:value="397680" calcext:value-type="float">
            <text:p>39768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1755" calcext:value-type="float">
            <text:p>11755</text:p>
          </table:table-cell>
          <table:table-cell office:value-type="float" office:value="321350" calcext:value-type="float">
            <text:p>321350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163770" calcext:value-type="float">
            <text:p>163770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426020" calcext:value-type="float">
            <text:p>42602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6684" calcext:value-type="float">
            <text:p>16684</text:p>
          </table:table-cell>
          <table:table-cell office:value-type="float" office:value="677510" calcext:value-type="float">
            <text:p>677510</text:p>
          </table:table-cell>
          <table:table-cell/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float" office:value="630230" calcext:value-type="float">
            <text:p>630230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661480" calcext:value-type="float">
            <text:p>66148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7579" calcext:value-type="float">
            <text:p>17579</text:p>
          </table:table-cell>
          <table:table-cell office:value-type="float" office:value="703420" calcext:value-type="float">
            <text:p>703420</text:p>
          </table:table-cell>
          <table:table-cell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147720" calcext:value-type="float">
            <text:p>147720</text:p>
          </table:table-cell>
          <table:table-cell/>
          <table:table-cell office:value-type="float" office:value="9871" calcext:value-type="float">
            <text:p>9871</text:p>
          </table:table-cell>
          <table:table-cell office:value-type="float" office:value="461690" calcext:value-type="float">
            <text:p>46169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6274" calcext:value-type="float">
            <text:p>6274</text:p>
          </table:table-cell>
          <table:table-cell office:value-type="float" office:value="156980" calcext:value-type="float">
            <text:p>156980</text:p>
          </table:table-cell>
          <table:table-cell/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float" office:value="635300" calcext:value-type="float">
            <text:p>635300</text:p>
          </table:table-cell>
          <table:table-cell/>
          <table:table-cell office:value-type="float" office:value="16798" calcext:value-type="float">
            <text:p>16798</text:p>
          </table:table-cell>
          <table:table-cell office:value-type="float" office:value="782710" calcext:value-type="float">
            <text:p>78271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6613" calcext:value-type="float">
            <text:p>16613</text:p>
          </table:table-cell>
          <table:table-cell office:value-type="float" office:value="600800" calcext:value-type="float">
            <text:p>600800</text:p>
          </table:table-cell>
          <table:table-cell/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float" office:value="351820" calcext:value-type="float">
            <text:p>351820</text:p>
          </table:table-cell>
          <table:table-cell/>
          <table:table-cell office:value-type="float" office:value="11356" calcext:value-type="float">
            <text:p>11356</text:p>
          </table:table-cell>
          <table:table-cell office:value-type="float" office:value="528460" calcext:value-type="float">
            <text:p>52846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540" calcext:value-type="float">
            <text:p>11540</text:p>
          </table:table-cell>
          <table:table-cell office:value-type="float" office:value="391630" calcext:value-type="float">
            <text:p>391630</text:p>
          </table:table-cell>
          <table:table-cell/>
        </table:table-row>
        <table:table-row table:style-name="ro1">
          <table:table-cell office:value-type="float" office:value="13356" calcext:value-type="float">
            <text:p>13356</text:p>
          </table:table-cell>
          <table:table-cell office:value-type="float" office:value="216570" calcext:value-type="float">
            <text:p>216570</text:p>
          </table:table-cell>
          <table:table-cell/>
          <table:table-cell office:value-type="float" office:value="12609" calcext:value-type="float">
            <text:p>12609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2999" calcext:value-type="float">
            <text:p>12999</text:p>
          </table:table-cell>
          <table:table-cell office:value-type="float" office:value="379090" calcext:value-type="float">
            <text:p>379090</text:p>
          </table:table-cell>
          <table:table-cell/>
        </table:table-row>
        <table:table-row table:style-name="ro1">
          <table:table-cell office:value-type="float" office:value="21352" calcext:value-type="float">
            <text:p>21352</text:p>
          </table:table-cell>
          <table:table-cell office:value-type="float" office:value="719460" calcext:value-type="float">
            <text:p>719460</text:p>
          </table:table-cell>
          <table:table-cell/>
          <table:table-cell office:value-type="float" office:value="4540" calcext:value-type="float">
            <text:p>4540</text:p>
          </table:table-cell>
          <table:table-cell office:value-type="float" office:value="207340" calcext:value-type="float">
            <text:p>2073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9609" calcext:value-type="float">
            <text:p>9609</text:p>
          </table:table-cell>
          <table:table-cell office:value-type="float" office:value="343600" calcext:value-type="float">
            <text:p>343600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246130" calcext:value-type="float">
            <text:p>246130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56700" calcext:value-type="float">
            <text:p>55670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482300" calcext:value-type="float">
            <text:p>482300</text:p>
          </table:table-cell>
          <table:table-cell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float" office:value="515250" calcext:value-type="float">
            <text:p>515250</text:p>
          </table:table-cell>
          <table:table-cell/>
          <table:table-cell office:value-type="float" office:value="7198" calcext:value-type="float">
            <text:p>7198</text:p>
          </table:table-cell>
          <table:table-cell office:value-type="float" office:value="335790" calcext:value-type="float">
            <text:p>3357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3749" calcext:value-type="float">
            <text:p>13749</text:p>
          </table:table-cell>
          <table:table-cell office:value-type="float" office:value="566620" calcext:value-type="float">
            <text:p>566620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338310" calcext:value-type="float">
            <text:p>338310</text:p>
          </table:table-cell>
          <table:table-cell/>
          <table:table-cell office:value-type="float" office:value="12693" calcext:value-type="float">
            <text:p>12693</text:p>
          </table:table-cell>
          <table:table-cell office:value-type="float" office:value="590880" calcext:value-type="float">
            <text:p>59088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9553" calcext:value-type="float">
            <text:p>9553</text:p>
          </table:table-cell>
          <table:table-cell office:value-type="float" office:value="215880" calcext:value-type="float">
            <text:p>215880</text:p>
          </table:table-cell>
          <table:table-cell/>
        </table:table-row>
        <table:table-row table:style-name="ro1">
          <table:table-cell office:value-type="float" office:value="13202" calcext:value-type="float">
            <text:p>13202</text:p>
          </table:table-cell>
          <table:table-cell office:value-type="float" office:value="602790" calcext:value-type="float">
            <text:p>602790</text:p>
          </table:table-cell>
          <table:table-cell/>
          <table:table-cell office:value-type="float" office:value="12061" calcext:value-type="float">
            <text:p>12061</text:p>
          </table:table-cell>
          <table:table-cell office:value-type="float" office:value="561790" calcext:value-type="float">
            <text:p>56179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2171" calcext:value-type="float">
            <text:p>12171</text:p>
          </table:table-cell>
          <table:table-cell office:value-type="float" office:value="215790" calcext:value-type="float">
            <text:p>215790</text:p>
          </table:table-cell>
          <table:table-cell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247860" calcext:value-type="float">
            <text:p>247860</text:p>
          </table:table-cell>
          <table:table-cell/>
          <table:table-cell office:value-type="float" office:value="12726" calcext:value-type="float">
            <text:p>12726</text:p>
          </table:table-cell>
          <table:table-cell office:value-type="float" office:value="593010" calcext:value-type="float">
            <text:p>5930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3733" calcext:value-type="float">
            <text:p>13733</text:p>
          </table:table-cell>
          <table:table-cell office:value-type="float" office:value="393980" calcext:value-type="float">
            <text:p>393980</text:p>
          </table:table-cell>
          <table:table-cell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float" office:value="407130" calcext:value-type="float">
            <text:p>407130</text:p>
          </table:table-cell>
          <table:table-cell/>
          <table:table-cell office:value-type="float" office:value="8651" calcext:value-type="float">
            <text:p>8651</text:p>
          </table:table-cell>
          <table:table-cell office:value-type="float" office:value="402120" calcext:value-type="float">
            <text:p>40212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7454" calcext:value-type="float">
            <text:p>7454</text:p>
          </table:table-cell>
          <table:table-cell office:value-type="float" office:value="171000" calcext:value-type="float">
            <text:p>171000</text:p>
          </table:table-cell>
          <table:table-cell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float" office:value="596320" calcext:value-type="float">
            <text:p>596320</text:p>
          </table:table-cell>
          <table:table-cell/>
          <table:table-cell office:value-type="float" office:value="14011" calcext:value-type="float">
            <text:p>14011</text:p>
          </table:table-cell>
          <table:table-cell office:value-type="float" office:value="650650" calcext:value-type="float">
            <text:p>65065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8686" calcext:value-type="float">
            <text:p>8686</text:p>
          </table:table-cell>
          <table:table-cell office:value-type="float" office:value="142950" calcext:value-type="float">
            <text:p>142950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548930" calcext:value-type="float">
            <text:p>548930</text:p>
          </table:table-cell>
          <table:table-cell/>
          <table:table-cell office:value-type="float" office:value="11306" calcext:value-type="float">
            <text:p>11306</text:p>
          </table:table-cell>
          <table:table-cell office:value-type="float" office:value="527080" calcext:value-type="float">
            <text:p>52708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1091" calcext:value-type="float">
            <text:p>11091</text:p>
          </table:table-cell>
          <table:table-cell office:value-type="float" office:value="330820" calcext:value-type="float">
            <text:p>330820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138440" calcext:value-type="float">
            <text:p>138440</text:p>
          </table:table-cell>
          <table:table-cell/>
          <table:table-cell office:value-type="float" office:value="15417" calcext:value-type="float">
            <text:p>15417</text:p>
          </table:table-cell>
          <table:table-cell office:value-type="float" office:value="715970" calcext:value-type="float">
            <text:p>71597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18016" calcext:value-type="float">
            <text:p>18016</text:p>
          </table:table-cell>
          <table:table-cell office:value-type="float" office:value="691220" calcext:value-type="float">
            <text:p>691220</text:p>
          </table:table-cell>
          <table:table-cell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260420" calcext:value-type="float">
            <text:p>260420</text:p>
          </table:table-cell>
          <table:table-cell/>
          <table:table-cell office:value-type="float" office:value="9860" calcext:value-type="float">
            <text:p>9860</text:p>
          </table:table-cell>
          <table:table-cell office:value-type="float" office:value="461690" calcext:value-type="float">
            <text:p>46169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20081" calcext:value-type="float">
            <text:p>20081</text:p>
          </table:table-cell>
          <table:table-cell office:value-type="float" office:value="729880" calcext:value-type="float">
            <text:p>729880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23060" calcext:value-type="float">
            <text:p>423060</text:p>
          </table:table-cell>
          <table:table-cell/>
          <table:table-cell office:value-type="float" office:value="12059" calcext:value-type="float">
            <text:p>12059</text:p>
          </table:table-cell>
          <table:table-cell office:value-type="float" office:value="563010" calcext:value-type="float">
            <text:p>56301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6130" calcext:value-type="float">
            <text:p>16130</text:p>
          </table:table-cell>
          <table:table-cell office:value-type="float" office:value="684280" calcext:value-type="float">
            <text:p>684280</text:p>
          </table:table-cell>
          <table:table-cell/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288480" calcext:value-type="float">
            <text:p>288480</text:p>
          </table:table-cell>
          <table:table-cell/>
          <table:table-cell office:value-type="float" office:value="14023" calcext:value-type="float">
            <text:p>14023</text:p>
          </table:table-cell>
          <table:table-cell office:value-type="float" office:value="652860" calcext:value-type="float">
            <text:p>6528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329650" calcext:value-type="float">
            <text:p>329650</text:p>
          </table:table-cell>
          <table:table-cell/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355390" calcext:value-type="float">
            <text:p>355390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279380" calcext:value-type="float">
            <text:p>27938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3533" calcext:value-type="float">
            <text:p>13533</text:p>
          </table:table-cell>
          <table:table-cell office:value-type="float" office:value="378700" calcext:value-type="float">
            <text:p>378700</text:p>
          </table:table-cell>
          <table:table-cell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554640" calcext:value-type="float">
            <text:p>554640</text:p>
          </table:table-cell>
          <table:table-cell/>
          <table:table-cell office:value-type="float" office:value="14128" calcext:value-type="float">
            <text:p>14128</text:p>
          </table:table-cell>
          <table:table-cell office:value-type="float" office:value="658000" calcext:value-type="float">
            <text:p>65800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5829" calcext:value-type="float">
            <text:p>15829</text:p>
          </table:table-cell>
          <table:table-cell office:value-type="float" office:value="492690" calcext:value-type="float">
            <text:p>492690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556460" calcext:value-type="float">
            <text:p>556460</text:p>
          </table:table-cell>
          <table:table-cell/>
          <table:table-cell office:value-type="float" office:value="12618" calcext:value-type="float">
            <text:p>12618</text:p>
          </table:table-cell>
          <table:table-cell office:value-type="float" office:value="590010" calcext:value-type="float">
            <text:p>5900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9024" calcext:value-type="float">
            <text:p>9024</text:p>
          </table:table-cell>
          <table:table-cell office:value-type="float" office:value="560030" calcext:value-type="float">
            <text:p>560030</text:p>
          </table:table-cell>
          <table:table-cell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339860" calcext:value-type="float">
            <text:p>339860</text:p>
          </table:table-cell>
          <table:table-cell/>
          <table:table-cell office:value-type="float" office:value="14021" calcext:value-type="float">
            <text:p>14021</text:p>
          </table:table-cell>
          <table:table-cell office:value-type="float" office:value="650790" calcext:value-type="float">
            <text:p>65079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7670" calcext:value-type="float">
            <text:p>7670</text:p>
          </table:table-cell>
          <table:table-cell office:value-type="float" office:value="428110" calcext:value-type="float">
            <text:p>428110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178400" calcext:value-type="float">
            <text:p>178400</text:p>
          </table:table-cell>
          <table:table-cell/>
          <table:table-cell office:value-type="float" office:value="16185" calcext:value-type="float">
            <text:p>16185</text:p>
          </table:table-cell>
          <table:table-cell office:value-type="float" office:value="752130" calcext:value-type="float">
            <text:p>75213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5386" calcext:value-type="float">
            <text:p>15386</text:p>
          </table:table-cell>
          <table:table-cell office:value-type="float" office:value="706910" calcext:value-type="float">
            <text:p>706910</text:p>
          </table:table-cell>
          <table:table-cell/>
        </table:table-row>
        <table:table-row table:style-name="ro1">
          <table:table-cell office:value-type="float" office:value="13604" calcext:value-type="float">
            <text:p>13604</text:p>
          </table:table-cell>
          <table:table-cell office:value-type="float" office:value="568340" calcext:value-type="float">
            <text:p>568340</text:p>
          </table:table-cell>
          <table:table-cell/>
          <table:table-cell office:value-type="float" office:value="11956" calcext:value-type="float">
            <text:p>11956</text:p>
          </table:table-cell>
          <table:table-cell office:value-type="float" office:value="556210" calcext:value-type="float">
            <text:p>5562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6039" calcext:value-type="float">
            <text:p>6039</text:p>
          </table:table-cell>
          <table:table-cell office:value-type="float" office:value="392380" calcext:value-type="float">
            <text:p>392380</text:p>
          </table:table-cell>
          <table:table-cell/>
        </table:table-row>
        <table:table-row table:style-name="ro1">
          <table:table-cell office:value-type="float" office:value="14407" calcext:value-type="float">
            <text:p>14407</text:p>
          </table:table-cell>
          <table:table-cell office:value-type="float" office:value="618160" calcext:value-type="float">
            <text:p>618160</text:p>
          </table:table-cell>
          <table:table-cell/>
          <table:table-cell office:value-type="float" office:value="14827" calcext:value-type="float">
            <text:p>14827</text:p>
          </table:table-cell>
          <table:table-cell office:value-type="float" office:value="688820" calcext:value-type="float">
            <text:p>68882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46350" calcext:value-type="float">
            <text:p>46350</text:p>
          </table:table-cell>
          <table:table-cell/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371180" calcext:value-type="float">
            <text:p>371180</text:p>
          </table:table-cell>
          <table:table-cell/>
          <table:table-cell office:value-type="float" office:value="12732" calcext:value-type="float">
            <text:p>12732</text:p>
          </table:table-cell>
          <table:table-cell office:value-type="float" office:value="592800" calcext:value-type="float">
            <text:p>59280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9505" calcext:value-type="float">
            <text:p>9505</text:p>
          </table:table-cell>
          <table:table-cell office:value-type="float" office:value="498100" calcext:value-type="float">
            <text:p>498100</text:p>
          </table:table-cell>
          <table:table-cell/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462690" calcext:value-type="float">
            <text:p>462690</text:p>
          </table:table-cell>
          <table:table-cell/>
          <table:table-cell office:value-type="float" office:value="16123" calcext:value-type="float">
            <text:p>16123</text:p>
          </table:table-cell>
          <table:table-cell office:value-type="float" office:value="749350" calcext:value-type="float">
            <text:p>74935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393" calcext:value-type="float">
            <text:p>12393</text:p>
          </table:table-cell>
          <table:table-cell office:value-type="float" office:value="691250" calcext:value-type="float">
            <text:p>691250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338770" calcext:value-type="float">
            <text:p>338770</text:p>
          </table:table-cell>
          <table:table-cell/>
          <table:table-cell office:value-type="float" office:value="12699" calcext:value-type="float">
            <text:p>12699</text:p>
          </table:table-cell>
          <table:table-cell office:value-type="float" office:value="594960" calcext:value-type="float">
            <text:p>59496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7943" calcext:value-type="float">
            <text:p>7943</text:p>
          </table:table-cell>
          <table:table-cell office:value-type="float" office:value="220320" calcext:value-type="float">
            <text:p>220320</text:p>
          </table:table-cell>
          <table:table-cell/>
        </table:table-row>
        <table:table-row table:style-name="ro1">
          <table:table-cell office:value-type="float" office:value="10721" calcext:value-type="float">
            <text:p>10721</text:p>
          </table:table-cell>
          <table:table-cell office:value-type="float" office:value="436230" calcext:value-type="float">
            <text:p>436230</text:p>
          </table:table-cell>
          <table:table-cell/>
          <table:table-cell office:value-type="float" office:value="19517" calcext:value-type="float">
            <text:p>19517</text:p>
          </table:table-cell>
          <table:table-cell office:value-type="float" office:value="906510" calcext:value-type="float">
            <text:p>90651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665140" calcext:value-type="float">
            <text:p>665140</text:p>
          </table:table-cell>
          <table:table-cell/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float" office:value="485260" calcext:value-type="float">
            <text:p>485260</text:p>
          </table:table-cell>
          <table:table-cell/>
          <table:table-cell office:value-type="float" office:value="13430" calcext:value-type="float">
            <text:p>13430</text:p>
          </table:table-cell>
          <table:table-cell office:value-type="float" office:value="628980" calcext:value-type="float">
            <text:p>62898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802" calcext:value-type="float">
            <text:p>10802</text:p>
          </table:table-cell>
          <table:table-cell office:value-type="float" office:value="437710" calcext:value-type="float">
            <text:p>437710</text:p>
          </table:table-cell>
          <table:table-cell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288300" calcext:value-type="float">
            <text:p>288300</text:p>
          </table:table-cell>
          <table:table-cell/>
          <table:table-cell office:value-type="float" office:value="16759" calcext:value-type="float">
            <text:p>16759</text:p>
          </table:table-cell>
          <table:table-cell office:value-type="float" office:value="782080" calcext:value-type="float">
            <text:p>78208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26" calcext:value-type="float">
            <text:p>11626</text:p>
          </table:table-cell>
          <table:table-cell office:value-type="float" office:value="526030" calcext:value-type="float">
            <text:p>526030</text:p>
          </table:table-cell>
          <table:table-cell/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float" office:value="421690" calcext:value-type="float">
            <text:p>421690</text:p>
          </table:table-cell>
          <table:table-cell/>
          <table:table-cell office:value-type="float" office:value="7952" calcext:value-type="float">
            <text:p>7952</text:p>
          </table:table-cell>
          <table:table-cell office:value-type="float" office:value="371430" calcext:value-type="float">
            <text:p>37143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6132" calcext:value-type="float">
            <text:p>6132</text:p>
          </table:table-cell>
          <table:table-cell office:value-type="float" office:value="363020" calcext:value-type="float">
            <text:p>363020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40320" calcext:value-type="float">
            <text:p>40320</text:p>
          </table:table-cell>
          <table:table-cell/>
          <table:table-cell office:value-type="float" office:value="9957" calcext:value-type="float">
            <text:p>9957</text:p>
          </table:table-cell>
          <table:table-cell office:value-type="float" office:value="465490" calcext:value-type="float">
            <text:p>46549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490050" calcext:value-type="float">
            <text:p>49005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6450" calcext:value-type="float">
            <text:p>436450</text:p>
          </table:table-cell>
          <table:table-cell/>
          <table:table-cell office:value-type="float" office:value="12020" calcext:value-type="float">
            <text:p>12020</text:p>
          </table:table-cell>
          <table:table-cell office:value-type="float" office:value="558320" calcext:value-type="float">
            <text:p>55832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5607" calcext:value-type="float">
            <text:p>5607</text:p>
          </table:table-cell>
          <table:table-cell office:value-type="float" office:value="166210" calcext:value-type="float">
            <text:p>166210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238100" calcext:value-type="float">
            <text:p>238100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749990" calcext:value-type="float">
            <text:p>7499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3023" calcext:value-type="float">
            <text:p>13023</text:p>
          </table:table-cell>
          <table:table-cell office:value-type="float" office:value="671220" calcext:value-type="float">
            <text:p>671220</text:p>
          </table:table-cell>
          <table:table-cell/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float" office:value="498320" calcext:value-type="float">
            <text:p>498320</text:p>
          </table:table-cell>
          <table:table-cell/>
          <table:table-cell office:value-type="float" office:value="12680" calcext:value-type="float">
            <text:p>12680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587" calcext:value-type="float">
            <text:p>11587</text:p>
          </table:table-cell>
          <table:table-cell office:value-type="float" office:value="496070" calcext:value-type="float">
            <text:p>496070</text:p>
          </table:table-cell>
          <table:table-cell/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float" office:value="242980" calcext:value-type="float">
            <text:p>242980</text:p>
          </table:table-cell>
          <table:table-cell/>
          <table:table-cell office:value-type="float" office:value="18159" calcext:value-type="float">
            <text:p>18159</text:p>
          </table:table-cell>
          <table:table-cell office:value-type="float" office:value="844430" calcext:value-type="float">
            <text:p>84443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1301" calcext:value-type="float">
            <text:p>11301</text:p>
          </table:table-cell>
          <table:table-cell office:value-type="float" office:value="462310" calcext:value-type="float">
            <text:p>462310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336450" calcext:value-type="float">
            <text:p>336450</text:p>
          </table:table-cell>
          <table:table-cell/>
          <table:table-cell office:value-type="float" office:value="14153" calcext:value-type="float">
            <text:p>14153</text:p>
          </table:table-cell>
          <table:table-cell office:value-type="float" office:value="658280" calcext:value-type="float">
            <text:p>65828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4553" calcext:value-type="float">
            <text:p>4553</text:p>
          </table:table-cell>
          <table:table-cell office:value-type="float" office:value="217750" calcext:value-type="float">
            <text:p>217750</text:p>
          </table:table-cell>
          <table:table-cell/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float" office:value="524590" calcext:value-type="float">
            <text:p>524590</text:p>
          </table:table-cell>
          <table:table-cell/>
          <table:table-cell office:value-type="float" office:value="19540" calcext:value-type="float">
            <text:p>19540</text:p>
          </table:table-cell>
          <table:table-cell office:value-type="float" office:value="910580" calcext:value-type="float">
            <text:p>91058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7190" calcext:value-type="float">
            <text:p>7190</text:p>
          </table:table-cell>
          <table:table-cell office:value-type="float" office:value="377790" calcext:value-type="float">
            <text:p>377790</text:p>
          </table:table-cell>
          <table:table-cell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504190" calcext:value-type="float">
            <text:p>504190</text:p>
          </table:table-cell>
          <table:table-cell/>
          <table:table-cell office:value-type="float" office:value="12669" calcext:value-type="float">
            <text:p>12669</text:p>
          </table:table-cell>
          <table:table-cell office:value-type="float" office:value="589320" calcext:value-type="float">
            <text:p>58932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205660" calcext:value-type="float">
            <text:p>205660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399790" calcext:value-type="float">
            <text:p>399790</text:p>
          </table:table-cell>
          <table:table-cell/>
          <table:table-cell office:value-type="float" office:value="15419" calcext:value-type="float">
            <text:p>15419</text:p>
          </table:table-cell>
          <table:table-cell office:value-type="float" office:value="720690" calcext:value-type="float">
            <text:p>72069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2055" calcext:value-type="float">
            <text:p>12055</text:p>
          </table:table-cell>
          <table:table-cell office:value-type="float" office:value="561980" calcext:value-type="float">
            <text:p>561980</text:p>
          </table:table-cell>
          <table:table-cell/>
        </table:table-row>
        <table:table-row table:style-name="ro1">
          <table:table-cell office:value-type="float" office:value="14617" calcext:value-type="float">
            <text:p>14617</text:p>
          </table:table-cell>
          <table:table-cell office:value-type="float" office:value="559800" calcext:value-type="float">
            <text:p>559800</text:p>
          </table:table-cell>
          <table:table-cell/>
          <table:table-cell office:value-type="float" office:value="15359" calcext:value-type="float">
            <text:p>15359</text:p>
          </table:table-cell>
          <table:table-cell office:value-type="float" office:value="718740" calcext:value-type="float">
            <text:p>71874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5647" calcext:value-type="float">
            <text:p>5647</text:p>
          </table:table-cell>
          <table:table-cell office:value-type="float" office:value="159120" calcext:value-type="float">
            <text:p>159120</text:p>
          </table:table-cell>
          <table:table-cell/>
        </table:table-row>
        <table:table-row table:style-name="ro1">
          <table:table-cell office:value-type="float" office:value="15447" calcext:value-type="float">
            <text:p>15447</text:p>
          </table:table-cell>
          <table:table-cell office:value-type="float" office:value="610610" calcext:value-type="float">
            <text:p>61061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4840" calcext:value-type="float">
            <text:p>14840</text:p>
          </table:table-cell>
          <table:table-cell office:value-type="float" office:value="651250" calcext:value-type="float">
            <text:p>651250</text:p>
          </table:table-cell>
          <table:table-cell/>
        </table:table-row>
        <table:table-row table:style-name="ro1">
          <table:table-cell office:value-type="float" office:value="16812" calcext:value-type="float">
            <text:p>16812</text:p>
          </table:table-cell>
          <table:table-cell office:value-type="float" office:value="671740" calcext:value-type="float">
            <text:p>671740</text:p>
          </table:table-cell>
          <table:table-cell/>
          <table:table-cell office:value-type="float" office:value="4462" calcext:value-type="float">
            <text:p>4462</text:p>
          </table:table-cell>
          <table:table-cell office:value-type="float" office:value="207480" calcext:value-type="float">
            <text:p>20748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5546" calcext:value-type="float">
            <text:p>15546</text:p>
          </table:table-cell>
          <table:table-cell office:value-type="float" office:value="783870" calcext:value-type="float">
            <text:p>783870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float" office:value="397780" calcext:value-type="float">
            <text:p>397780</text:p>
          </table:table-cell>
          <table:table-cell/>
          <table:table-cell office:value-type="float" office:value="11960" calcext:value-type="float">
            <text:p>11960</text:p>
          </table:table-cell>
          <table:table-cell office:value-type="float" office:value="562860" calcext:value-type="float">
            <text:p>56286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00330" calcext:value-type="float">
            <text:p>500330</text:p>
          </table:table-cell>
          <table:table-cell/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float" office:value="703460" calcext:value-type="float">
            <text:p>703460</text:p>
          </table:table-cell>
          <table:table-cell/>
          <table:table-cell office:value-type="float" office:value="7225" calcext:value-type="float">
            <text:p>7225</text:p>
          </table:table-cell>
          <table:table-cell office:value-type="float" office:value="332370" calcext:value-type="float">
            <text:p>33237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4769" calcext:value-type="float">
            <text:p>14769</text:p>
          </table:table-cell>
          <table:table-cell office:value-type="float" office:value="565170" calcext:value-type="float">
            <text:p>565170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295650" calcext:value-type="float">
            <text:p>295650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107670" calcext:value-type="float">
            <text:p>10767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5706" calcext:value-type="float">
            <text:p>5706</text:p>
          </table:table-cell>
          <table:table-cell office:value-type="float" office:value="228020" calcext:value-type="float">
            <text:p>228020</text:p>
          </table:table-cell>
          <table:table-cell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float" office:value="467590" calcext:value-type="float">
            <text:p>467590</text:p>
          </table:table-cell>
          <table:table-cell/>
          <table:table-cell office:value-type="float" office:value="8548" calcext:value-type="float">
            <text:p>8548</text:p>
          </table:table-cell>
          <table:table-cell office:value-type="float" office:value="400420" calcext:value-type="float">
            <text:p>40042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465" calcext:value-type="float">
            <text:p>10465</text:p>
          </table:table-cell>
          <table:table-cell office:value-type="float" office:value="429400" calcext:value-type="float">
            <text:p>429400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90440" calcext:value-type="float">
            <text:p>190440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527470" calcext:value-type="float">
            <text:p>52747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4039" calcext:value-type="float">
            <text:p>14039</text:p>
          </table:table-cell>
          <table:table-cell office:value-type="float" office:value="569270" calcext:value-type="float">
            <text:p>569270</text:p>
          </table:table-cell>
          <table:table-cell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527680" calcext:value-type="float">
            <text:p>527680</text:p>
          </table:table-cell>
          <table:table-cell/>
          <table:table-cell office:value-type="float" office:value="9801" calcext:value-type="float">
            <text:p>9801</text:p>
          </table:table-cell>
          <table:table-cell office:value-type="float" office:value="457760" calcext:value-type="float">
            <text:p>45776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6180" calcext:value-type="float">
            <text:p>16180</text:p>
          </table:table-cell>
          <table:table-cell office:value-type="float" office:value="714020" calcext:value-type="float">
            <text:p>714020</text:p>
          </table:table-cell>
          <table:table-cell/>
        </table:table-row>
        <table:table-row table:style-name="ro1">
          <table:table-cell office:value-type="float" office:value="17273" calcext:value-type="float">
            <text:p>17273</text:p>
          </table:table-cell>
          <table:table-cell office:value-type="float" office:value="645100" calcext:value-type="float">
            <text:p>645100</text:p>
          </table:table-cell>
          <table:table-cell/>
          <table:table-cell office:value-type="float" office:value="8003" calcext:value-type="float">
            <text:p>8003</text:p>
          </table:table-cell>
          <table:table-cell office:value-type="float" office:value="373930" calcext:value-type="float">
            <text:p>37393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9136" calcext:value-type="float">
            <text:p>9136</text:p>
          </table:table-cell>
          <table:table-cell office:value-type="float" office:value="335770" calcext:value-type="float">
            <text:p>335770</text:p>
          </table:table-cell>
          <table:table-cell/>
        </table:table-row>
        <table:table-row table:style-name="ro1">
          <table:table-cell office:value-type="float" office:value="10876" calcext:value-type="float">
            <text:p>10876</text:p>
          </table:table-cell>
          <table:table-cell office:value-type="float" office:value="374790" calcext:value-type="float">
            <text:p>374790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182050" calcext:value-type="float">
            <text:p>1820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1169" calcext:value-type="float">
            <text:p>11169</text:p>
          </table:table-cell>
          <table:table-cell office:value-type="float" office:value="462730" calcext:value-type="float">
            <text:p>462730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196650" calcext:value-type="float">
            <text:p>196650</text:p>
          </table:table-cell>
          <table:table-cell/>
          <table:table-cell office:value-type="float" office:value="9057" calcext:value-type="float">
            <text:p>9057</text:p>
          </table:table-cell>
          <table:table-cell office:value-type="float" office:value="423300" calcext:value-type="float">
            <text:p>42330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4648" calcext:value-type="float">
            <text:p>14648</text:p>
          </table:table-cell>
          <table:table-cell office:value-type="float" office:value="634290" calcext:value-type="float">
            <text:p>634290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113960" calcext:value-type="float">
            <text:p>113960</text:p>
          </table:table-cell>
          <table:table-cell/>
          <table:table-cell office:value-type="float" office:value="7291" calcext:value-type="float">
            <text:p>7291</text:p>
          </table:table-cell>
          <table:table-cell office:value-type="float" office:value="337620" calcext:value-type="float">
            <text:p>33762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0941" calcext:value-type="float">
            <text:p>10941</text:p>
          </table:table-cell>
          <table:table-cell office:value-type="float" office:value="369670" calcext:value-type="float">
            <text:p>369670</text:p>
          </table:table-cell>
          <table:table-cell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570240" calcext:value-type="float">
            <text:p>570240</text:p>
          </table:table-cell>
          <table:table-cell/>
          <table:table-cell office:value-type="float" office:value="6551" calcext:value-type="float">
            <text:p>6551</text:p>
          </table:table-cell>
          <table:table-cell office:value-type="float" office:value="304550" calcext:value-type="float">
            <text:p>30455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826" calcext:value-type="float">
            <text:p>11826</text:p>
          </table:table-cell>
          <table:table-cell office:value-type="float" office:value="390100" calcext:value-type="float">
            <text:p>390100</text:p>
          </table:table-cell>
          <table:table-cell/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float" office:value="580270" calcext:value-type="float">
            <text:p>580270</text:p>
          </table:table-cell>
          <table:table-cell/>
          <table:table-cell office:value-type="float" office:value="11923" calcext:value-type="float">
            <text:p>11923</text:p>
          </table:table-cell>
          <table:table-cell office:value-type="float" office:value="553600" calcext:value-type="float">
            <text:p>55360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83050" calcext:value-type="float">
            <text:p>783050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float" office:value="229970" calcext:value-type="float">
            <text:p>229970</text:p>
          </table:table-cell>
          <table:table-cell/>
          <table:table-cell office:value-type="float" office:value="12064" calcext:value-type="float">
            <text:p>12064</text:p>
          </table:table-cell>
          <table:table-cell office:value-type="float" office:value="563170" calcext:value-type="float">
            <text:p>56317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375" calcext:value-type="float">
            <text:p>10375</text:p>
          </table:table-cell>
          <table:table-cell office:value-type="float" office:value="191180" calcext:value-type="float">
            <text:p>191180</text:p>
          </table:table-cell>
          <table:table-cell/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float" office:value="454020" calcext:value-type="float">
            <text:p>454020</text:p>
          </table:table-cell>
          <table:table-cell/>
          <table:table-cell office:value-type="float" office:value="11399" calcext:value-type="float">
            <text:p>11399</text:p>
          </table:table-cell>
          <table:table-cell office:value-type="float" office:value="534580" calcext:value-type="float">
            <text:p>53458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1695" calcext:value-type="float">
            <text:p>11695</text:p>
          </table:table-cell>
          <table:table-cell office:value-type="float" office:value="319450" calcext:value-type="float">
            <text:p>319450</text:p>
          </table:table-cell>
          <table:table-cell/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433480" calcext:value-type="float">
            <text:p>433480</text:p>
          </table:table-cell>
          <table:table-cell/>
          <table:table-cell office:value-type="float" office:value="5121" calcext:value-type="float">
            <text:p>5121</text:p>
          </table:table-cell>
          <table:table-cell office:value-type="float" office:value="237610" calcext:value-type="float">
            <text:p>23761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738520" calcext:value-type="float">
            <text:p>738520</text:p>
          </table:table-cell>
          <table:table-cell/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float" office:value="498950" calcext:value-type="float">
            <text:p>498950</text:p>
          </table:table-cell>
          <table:table-cell/>
          <table:table-cell office:value-type="float" office:value="7913" calcext:value-type="float">
            <text:p>7913</text:p>
          </table:table-cell>
          <table:table-cell office:value-type="float" office:value="366420" calcext:value-type="float">
            <text:p>36642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7635" calcext:value-type="float">
            <text:p>17635</text:p>
          </table:table-cell>
          <table:table-cell office:value-type="float" office:value="849700" calcext:value-type="float">
            <text:p>849700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35140" calcext:value-type="float">
            <text:p>235140</text:p>
          </table:table-cell>
          <table:table-cell/>
          <table:table-cell office:value-type="float" office:value="5160" calcext:value-type="float">
            <text:p>5160</text:p>
          </table:table-cell>
          <table:table-cell office:value-type="float" office:value="239850" calcext:value-type="float">
            <text:p>23985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6099" calcext:value-type="float">
            <text:p>6099</text:p>
          </table:table-cell>
          <table:table-cell office:value-type="float" office:value="146650" calcext:value-type="float">
            <text:p>146650</text:p>
          </table:table-cell>
          <table:table-cell/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float" office:value="340860" calcext:value-type="float">
            <text:p>340860</text:p>
          </table:table-cell>
          <table:table-cell/>
          <table:table-cell office:value-type="float" office:value="8472" calcext:value-type="float">
            <text:p>8472</text:p>
          </table:table-cell>
          <table:table-cell office:value-type="float" office:value="394330" calcext:value-type="float">
            <text:p>39433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6659" calcext:value-type="float">
            <text:p>16659</text:p>
          </table:table-cell>
          <table:table-cell office:value-type="float" office:value="673000" calcext:value-type="float">
            <text:p>673000</text:p>
          </table:table-cell>
          <table:table-cell/>
        </table:table-row>
        <table:table-row table:style-name="ro1">
          <table:table-cell office:value-type="float" office:value="13697" calcext:value-type="float">
            <text:p>13697</text:p>
          </table:table-cell>
          <table:table-cell office:value-type="float" office:value="396580" calcext:value-type="float">
            <text:p>396580</text:p>
          </table:table-cell>
          <table:table-cell/>
          <table:table-cell office:value-type="float" office:value="9245" calcext:value-type="float">
            <text:p>9245</text:p>
          </table:table-cell>
          <table:table-cell office:value-type="float" office:value="430380" calcext:value-type="float">
            <text:p>43038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578" calcext:value-type="float">
            <text:p>11578</text:p>
          </table:table-cell>
          <table:table-cell office:value-type="float" office:value="393630" calcext:value-type="float">
            <text:p>393630</text:p>
          </table:table-cell>
          <table:table-cell/>
        </table:table-row>
        <table:table-row table:style-name="ro1">
          <table:table-cell office:value-type="float" office:value="16688" calcext:value-type="float">
            <text:p>16688</text:p>
          </table:table-cell>
          <table:table-cell office:value-type="float" office:value="596800" calcext:value-type="float">
            <text:p>596800</text:p>
          </table:table-cell>
          <table:table-cell/>
          <table:table-cell office:value-type="float" office:value="14126" calcext:value-type="float">
            <text:p>14126</text:p>
          </table:table-cell>
          <table:table-cell office:value-type="float" office:value="656380" calcext:value-type="float">
            <text:p>65638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2981" calcext:value-type="float">
            <text:p>12981</text:p>
          </table:table-cell>
          <table:table-cell office:value-type="float" office:value="355620" calcext:value-type="float">
            <text:p>355620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362910" calcext:value-type="float">
            <text:p>362910</text:p>
          </table:table-cell>
          <table:table-cell/>
          <table:table-cell office:value-type="float" office:value="9914" calcext:value-type="float">
            <text:p>9914</text:p>
          </table:table-cell>
          <table:table-cell office:value-type="float" office:value="461820" calcext:value-type="float">
            <text:p>4618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9483" calcext:value-type="float">
            <text:p>9483</text:p>
          </table:table-cell>
          <table:table-cell office:value-type="float" office:value="335750" calcext:value-type="float">
            <text:p>335750</text:p>
          </table:table-cell>
          <table:table-cell/>
        </table:table-row>
        <table:table-row table:style-name="ro1">
          <table:table-cell office:value-type="float" office:value="21505" calcext:value-type="float">
            <text:p>21505</text:p>
          </table:table-cell>
          <table:table-cell office:value-type="float" office:value="762810" calcext:value-type="float">
            <text:p>762810</text:p>
          </table:table-cell>
          <table:table-cell/>
          <table:table-cell office:value-type="float" office:value="16701" calcext:value-type="float">
            <text:p>16701</text:p>
          </table:table-cell>
          <table:table-cell office:value-type="float" office:value="780360" calcext:value-type="float">
            <text:p>78036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2326" calcext:value-type="float">
            <text:p>12326</text:p>
          </table:table-cell>
          <table:table-cell office:value-type="float" office:value="469890" calcext:value-type="float">
            <text:p>469890</text:p>
          </table:table-cell>
          <table:table-cell/>
        </table:table-row>
        <table:table-row table:style-name="ro1">
          <table:table-cell office:value-type="float" office:value="19246" calcext:value-type="float">
            <text:p>19246</text:p>
          </table:table-cell>
          <table:table-cell office:value-type="float" office:value="583140" calcext:value-type="float">
            <text:p>58314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527950" calcext:value-type="float">
            <text:p>52795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3749" calcext:value-type="float">
            <text:p>13749</text:p>
          </table:table-cell>
          <table:table-cell office:value-type="float" office:value="567450" calcext:value-type="float">
            <text:p>567450</text:p>
          </table:table-cell>
          <table:table-cell/>
        </table:table-row>
        <table:table-row table:style-name="ro1">
          <table:table-cell office:value-type="float" office:value="8375" calcext:value-type="float">
            <text:p>8375</text:p>
          </table:table-cell>
          <table:table-cell office:value-type="float" office:value="171070" calcext:value-type="float">
            <text:p>171070</text:p>
          </table:table-cell>
          <table:table-cell/>
          <table:table-cell office:value-type="float" office:value="12581" calcext:value-type="float">
            <text:p>12581</text:p>
          </table:table-cell>
          <table:table-cell office:value-type="float" office:value="588160" calcext:value-type="float">
            <text:p>5881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9515" calcext:value-type="float">
            <text:p>9515</text:p>
          </table:table-cell>
          <table:table-cell office:value-type="float" office:value="210100" calcext:value-type="float">
            <text:p>210100</text:p>
          </table:table-cell>
          <table:table-cell/>
        </table:table-row>
        <table:table-row table:style-name="ro1">
          <table:table-cell office:value-type="float" office:value="15381" calcext:value-type="float">
            <text:p>15381</text:p>
          </table:table-cell>
          <table:table-cell office:value-type="float" office:value="630010" calcext:value-type="float">
            <text:p>630010</text:p>
          </table:table-cell>
          <table:table-cell/>
          <table:table-cell office:value-type="float" office:value="4526" calcext:value-type="float">
            <text:p>4526</text:p>
          </table:table-cell>
          <table:table-cell office:value-type="float" office:value="207290" calcext:value-type="float">
            <text:p>20729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2202" calcext:value-type="float">
            <text:p>12202</text:p>
          </table:table-cell>
          <table:table-cell office:value-type="float" office:value="297140" calcext:value-type="float">
            <text:p>297140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145950" calcext:value-type="float">
            <text:p>145950</text:p>
          </table:table-cell>
          <table:table-cell/>
          <table:table-cell office:value-type="float" office:value="11922" calcext:value-type="float">
            <text:p>11922</text:p>
          </table:table-cell>
          <table:table-cell office:value-type="float" office:value="558650" calcext:value-type="float">
            <text:p>55865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5610" calcext:value-type="float">
            <text:p>315610</text:p>
          </table:table-cell>
          <table:table-cell/>
        </table:table-row>
        <table:table-row table:style-name="ro1">
          <table:table-cell office:value-type="float" office:value="16859" calcext:value-type="float">
            <text:p>16859</text:p>
          </table:table-cell>
          <table:table-cell office:value-type="float" office:value="637420" calcext:value-type="float">
            <text:p>637420</text:p>
          </table:table-cell>
          <table:table-cell/>
          <table:table-cell office:value-type="float" office:value="7189" calcext:value-type="float">
            <text:p>7189</text:p>
          </table:table-cell>
          <table:table-cell office:value-type="float" office:value="334760" calcext:value-type="float">
            <text:p>33476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7527" calcext:value-type="float">
            <text:p>7527</text:p>
          </table:table-cell>
          <table:table-cell office:value-type="float" office:value="178230" calcext:value-type="float">
            <text:p>178230</text:p>
          </table:table-cell>
          <table:table-cell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344590" calcext:value-type="float">
            <text:p>344590</text:p>
          </table:table-cell>
          <table:table-cell/>
          <table:table-cell office:value-type="float" office:value="12658" calcext:value-type="float">
            <text:p>12658</text:p>
          </table:table-cell>
          <table:table-cell office:value-type="float" office:value="587750" calcext:value-type="float">
            <text:p>5877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135470" calcext:value-type="float">
            <text:p>135470</text:p>
          </table:table-cell>
          <table:table-cell/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float" office:value="217830" calcext:value-type="float">
            <text:p>217830</text:p>
          </table:table-cell>
          <table:table-cell/>
          <table:table-cell office:value-type="float" office:value="11974" calcext:value-type="float">
            <text:p>11974</text:p>
          </table:table-cell>
          <table:table-cell office:value-type="float" office:value="556570" calcext:value-type="float">
            <text:p>55657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242" calcext:value-type="float">
            <text:p>11242</text:p>
          </table:table-cell>
          <table:table-cell office:value-type="float" office:value="338810" calcext:value-type="float">
            <text:p>338810</text:p>
          </table:table-cell>
          <table:table-cell/>
        </table:table-row>
        <table:table-row table:style-name="ro1">
          <table:table-cell office:value-type="float" office:value="21573" calcext:value-type="float">
            <text:p>21573</text:p>
          </table:table-cell>
          <table:table-cell office:value-type="float" office:value="732930" calcext:value-type="float">
            <text:p>732930</text:p>
          </table:table-cell>
          <table:table-cell/>
          <table:table-cell office:value-type="float" office:value="12623" calcext:value-type="float">
            <text:p>12623</text:p>
          </table:table-cell>
          <table:table-cell office:value-type="float" office:value="588240" calcext:value-type="float">
            <text:p>5882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18034" calcext:value-type="float">
            <text:p>18034</text:p>
          </table:table-cell>
          <table:table-cell office:value-type="float" office:value="690940" calcext:value-type="float">
            <text:p>69094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45520" calcext:value-type="float">
            <text:p>245520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403230" calcext:value-type="float">
            <text:p>40323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20084" calcext:value-type="float">
            <text:p>20084</text:p>
          </table:table-cell>
          <table:table-cell office:value-type="float" office:value="746300" calcext:value-type="float">
            <text:p>746300</text:p>
          </table:table-cell>
          <table:table-cell/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float" office:value="512680" calcext:value-type="float">
            <text:p>512680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653290" calcext:value-type="float">
            <text:p>6532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6009" calcext:value-type="float">
            <text:p>16009</text:p>
          </table:table-cell>
          <table:table-cell office:value-type="float" office:value="630690" calcext:value-type="float">
            <text:p>630690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333510" calcext:value-type="float">
            <text:p>33351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523740" calcext:value-type="float">
            <text:p>52374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877" calcext:value-type="float">
            <text:p>12877</text:p>
          </table:table-cell>
          <table:table-cell office:value-type="float" office:value="330880" calcext:value-type="float">
            <text:p>330880</text:p>
          </table:table-cell>
          <table:table-cell/>
        </table:table-row>
        <table:table-row table:style-name="ro1">
          <table:table-cell office:value-type="float" office:value="13268" calcext:value-type="float">
            <text:p>13268</text:p>
          </table:table-cell>
          <table:table-cell office:value-type="float" office:value="607550" calcext:value-type="float">
            <text:p>607550</text:p>
          </table:table-cell>
          <table:table-cell/>
          <table:table-cell office:value-type="float" office:value="15422" calcext:value-type="float">
            <text:p>15422</text:p>
          </table:table-cell>
          <table:table-cell office:value-type="float" office:value="717710" calcext:value-type="float">
            <text:p>7177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3675" calcext:value-type="float">
            <text:p>13675</text:p>
          </table:table-cell>
          <table:table-cell office:value-type="float" office:value="425770" calcext:value-type="float">
            <text:p>425770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247070" calcext:value-type="float">
            <text:p>24707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460480" calcext:value-type="float">
            <text:p>4604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5732" calcext:value-type="float">
            <text:p>15732</text:p>
          </table:table-cell>
          <table:table-cell office:value-type="float" office:value="559690" calcext:value-type="float">
            <text:p>559690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408050" calcext:value-type="float">
            <text:p>408050</text:p>
          </table:table-cell>
          <table:table-cell/>
          <table:table-cell office:value-type="float" office:value="12066" calcext:value-type="float">
            <text:p>12066</text:p>
          </table:table-cell>
          <table:table-cell office:value-type="float" office:value="565740" calcext:value-type="float">
            <text:p>56574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9018" calcext:value-type="float">
            <text:p>9018</text:p>
          </table:table-cell>
          <table:table-cell office:value-type="float" office:value="559920" calcext:value-type="float">
            <text:p>559920</text:p>
          </table:table-cell>
          <table:table-cell/>
        </table:table-row>
        <table:table-row table:style-name="ro1">
          <table:table-cell office:value-type="float" office:value="14529" calcext:value-type="float">
            <text:p>14529</text:p>
          </table:table-cell>
          <table:table-cell office:value-type="float" office:value="595480" calcext:value-type="float">
            <text:p>595480</text:p>
          </table:table-cell>
          <table:table-cell/>
          <table:table-cell office:value-type="float" office:value="13980" calcext:value-type="float">
            <text:p>13980</text:p>
          </table:table-cell>
          <table:table-cell office:value-type="float" office:value="651560" calcext:value-type="float">
            <text:p>65156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7677" calcext:value-type="float">
            <text:p>7677</text:p>
          </table:table-cell>
          <table:table-cell office:value-type="float" office:value="427300" calcext:value-type="float">
            <text:p>427300</text:p>
          </table:table-cell>
          <table:table-cell/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549640" calcext:value-type="float">
            <text:p>549640</text:p>
          </table:table-cell>
          <table:table-cell/>
          <table:table-cell office:value-type="float" office:value="6081" calcext:value-type="float">
            <text:p>6081</text:p>
          </table:table-cell>
          <table:table-cell office:value-type="float" office:value="282060" calcext:value-type="float">
            <text:p>28206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5292" calcext:value-type="float">
            <text:p>15292</text:p>
          </table:table-cell>
          <table:table-cell office:value-type="float" office:value="729640" calcext:value-type="float">
            <text:p>729640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139920" calcext:value-type="float">
            <text:p>139920</text:p>
          </table:table-cell>
          <table:table-cell/>
          <table:table-cell office:value-type="float" office:value="14095" calcext:value-type="float">
            <text:p>14095</text:p>
          </table:table-cell>
          <table:table-cell office:value-type="float" office:value="653010" calcext:value-type="float">
            <text:p>6530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992" calcext:value-type="float">
            <text:p>5992</text:p>
          </table:table-cell>
          <table:table-cell office:value-type="float" office:value="387760" calcext:value-type="float">
            <text:p>387760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260800" calcext:value-type="float">
            <text:p>26080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9310" calcext:value-type="float">
            <text:p>58931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2258" calcext:value-type="float">
            <text:p>2258</text:p>
          </table:table-cell>
          <table:table-cell office:value-type="float" office:value="47720" calcext:value-type="float">
            <text:p>47720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424070" calcext:value-type="float">
            <text:p>424070</text:p>
          </table:table-cell>
          <table:table-cell/>
          <table:table-cell office:value-type="float" office:value="14027" calcext:value-type="float">
            <text:p>14027</text:p>
          </table:table-cell>
          <table:table-cell office:value-type="float" office:value="654340" calcext:value-type="float">
            <text:p>65434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9478" calcext:value-type="float">
            <text:p>9478</text:p>
          </table:table-cell>
          <table:table-cell office:value-type="float" office:value="497710" calcext:value-type="float">
            <text:p>497710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289400" calcext:value-type="float">
            <text:p>289400</text:p>
          </table:table-cell>
          <table:table-cell/>
          <table:table-cell office:value-type="float" office:value="16113" calcext:value-type="float">
            <text:p>16113</text:p>
          </table:table-cell>
          <table:table-cell office:value-type="float" office:value="748560" calcext:value-type="float">
            <text:p>7485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406" calcext:value-type="float">
            <text:p>12406</text:p>
          </table:table-cell>
          <table:table-cell office:value-type="float" office:value="700790" calcext:value-type="float">
            <text:p>700790</text:p>
          </table:table-cell>
          <table:table-cell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354610" calcext:value-type="float">
            <text:p>354610</text:p>
          </table:table-cell>
          <table:table-cell/>
          <table:table-cell office:value-type="float" office:value="11983" calcext:value-type="float">
            <text:p>11983</text:p>
          </table:table-cell>
          <table:table-cell office:value-type="float" office:value="560360" calcext:value-type="float">
            <text:p>56036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7932" calcext:value-type="float">
            <text:p>7932</text:p>
          </table:table-cell>
          <table:table-cell office:value-type="float" office:value="216550" calcext:value-type="float">
            <text:p>216550</text:p>
          </table:table-cell>
          <table:table-cell/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553480" calcext:value-type="float">
            <text:p>553480</text:p>
          </table:table-cell>
          <table:table-cell/>
          <table:table-cell office:value-type="float" office:value="14783" calcext:value-type="float">
            <text:p>14783</text:p>
          </table:table-cell>
          <table:table-cell office:value-type="float" office:value="685870" calcext:value-type="float">
            <text:p>68587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2981" calcext:value-type="float">
            <text:p>12981</text:p>
          </table:table-cell>
          <table:table-cell office:value-type="float" office:value="592090" calcext:value-type="float">
            <text:p>592090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557380" calcext:value-type="float">
            <text:p>55738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587620" calcext:value-type="float">
            <text:p>58762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924" calcext:value-type="float">
            <text:p>10924</text:p>
          </table:table-cell>
          <table:table-cell office:value-type="float" office:value="457480" calcext:value-type="float">
            <text:p>457480</text:p>
          </table:table-cell>
          <table:table-cell/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339640" calcext:value-type="float">
            <text:p>339640</text:p>
          </table:table-cell>
          <table:table-cell/>
          <table:table-cell office:value-type="float" office:value="16135" calcext:value-type="float">
            <text:p>16135</text:p>
          </table:table-cell>
          <table:table-cell office:value-type="float" office:value="750330" calcext:value-type="float">
            <text:p>75033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546" calcext:value-type="float">
            <text:p>11546</text:p>
          </table:table-cell>
          <table:table-cell office:value-type="float" office:value="544240" calcext:value-type="float">
            <text:p>544240</text:p>
          </table:table-cell>
          <table:table-cell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175020" calcext:value-type="float">
            <text:p>175020</text:p>
          </table:table-cell>
          <table:table-cell/>
          <table:table-cell office:value-type="float" office:value="12684" calcext:value-type="float">
            <text:p>12684</text:p>
          </table:table-cell>
          <table:table-cell office:value-type="float" office:value="590230" calcext:value-type="float">
            <text:p>59023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float" office:value="362920" calcext:value-type="float">
            <text:p>362920</text:p>
          </table:table-cell>
          <table:table-cell/>
        </table:table-row>
        <table:table-row table:style-name="ro1">
          <table:table-cell office:value-type="float" office:value="13575" calcext:value-type="float">
            <text:p>13575</text:p>
          </table:table-cell>
          <table:table-cell office:value-type="float" office:value="567230" calcext:value-type="float">
            <text:p>567230</text:p>
          </table:table-cell>
          <table:table-cell/>
          <table:table-cell office:value-type="float" office:value="19439" calcext:value-type="float">
            <text:p>19439</text:p>
          </table:table-cell>
          <table:table-cell office:value-type="float" office:value="902110" calcext:value-type="float">
            <text:p>9021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8224" calcext:value-type="float">
            <text:p>8224</text:p>
          </table:table-cell>
          <table:table-cell office:value-type="float" office:value="489420" calcext:value-type="float">
            <text:p>489420</text:p>
          </table:table-cell>
          <table:table-cell/>
        </table:table-row>
        <table:table-row table:style-name="ro1">
          <table:table-cell office:value-type="float" office:value="14367" calcext:value-type="float">
            <text:p>14367</text:p>
          </table:table-cell>
          <table:table-cell office:value-type="float" office:value="618060" calcext:value-type="float">
            <text:p>618060</text:p>
          </table:table-cell>
          <table:table-cell/>
          <table:table-cell office:value-type="float" office:value="13468" calcext:value-type="float">
            <text:p>13468</text:p>
          </table:table-cell>
          <table:table-cell office:value-type="float" office:value="628150" calcext:value-type="float">
            <text:p>62815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5696" calcext:value-type="float">
            <text:p>5696</text:p>
          </table:table-cell>
          <table:table-cell office:value-type="float" office:value="164570" calcext:value-type="float">
            <text:p>164570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369590" calcext:value-type="float">
            <text:p>369590</text:p>
          </table:table-cell>
          <table:table-cell/>
          <table:table-cell office:value-type="float" office:value="16787" calcext:value-type="float">
            <text:p>16787</text:p>
          </table:table-cell>
          <table:table-cell office:value-type="float" office:value="781110" calcext:value-type="float">
            <text:p>78111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3064" calcext:value-type="float">
            <text:p>13064</text:p>
          </table:table-cell>
          <table:table-cell office:value-type="float" office:value="690820" calcext:value-type="float">
            <text:p>690820</text:p>
          </table:table-cell>
          <table:table-cell/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461490" calcext:value-type="float">
            <text:p>461490</text:p>
          </table:table-cell>
          <table:table-cell/>
          <table:table-cell office:value-type="float" office:value="8079" calcext:value-type="float">
            <text:p>8079</text:p>
          </table:table-cell>
          <table:table-cell office:value-type="float" office:value="376060" calcext:value-type="float">
            <text:p>37606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490670" calcext:value-type="float">
            <text:p>490670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339640" calcext:value-type="float">
            <text:p>339640</text:p>
          </table:table-cell>
          <table:table-cell/>
          <table:table-cell office:value-type="float" office:value="9928" calcext:value-type="float">
            <text:p>9928</text:p>
          </table:table-cell>
          <table:table-cell office:value-type="float" office:value="463230" calcext:value-type="float">
            <text:p>46323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1431" calcext:value-type="float">
            <text:p>11431</text:p>
          </table:table-cell>
          <table:table-cell office:value-type="float" office:value="532090" calcext:value-type="float">
            <text:p>532090</text:p>
          </table:table-cell>
          <table:table-cell/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440020" calcext:value-type="float">
            <text:p>440020</text:p>
          </table:table-cell>
          <table:table-cell/>
          <table:table-cell office:value-type="float" office:value="11957" calcext:value-type="float">
            <text:p>11957</text:p>
          </table:table-cell>
          <table:table-cell office:value-type="float" office:value="555490" calcext:value-type="float">
            <text:p>55549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4444" calcext:value-type="float">
            <text:p>4444</text:p>
          </table:table-cell>
          <table:table-cell office:value-type="float" office:value="215220" calcext:value-type="float">
            <text:p>215220</text:p>
          </table:table-cell>
          <table:table-cell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float" office:value="484350" calcext:value-type="float">
            <text:p>484350</text:p>
          </table:table-cell>
          <table:table-cell/>
          <table:table-cell office:value-type="float" office:value="16034" calcext:value-type="float">
            <text:p>16034</text:p>
          </table:table-cell>
          <table:table-cell office:value-type="float" office:value="748310" calcext:value-type="float">
            <text:p>74831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380900" calcext:value-type="float">
            <text:p>380900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290270" calcext:value-type="float">
            <text:p>290270</text:p>
          </table:table-cell>
          <table:table-cell/>
          <table:table-cell office:value-type="float" office:value="12703" calcext:value-type="float">
            <text:p>12703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4972" calcext:value-type="float">
            <text:p>4972</text:p>
          </table:table-cell>
          <table:table-cell office:value-type="float" office:value="202260" calcext:value-type="float">
            <text:p>202260</text:p>
          </table:table-cell>
          <table:table-cell/>
        </table:table-row>
        <table:table-row table:style-name="ro1">
          <table:table-cell office:value-type="float" office:value="13287" calcext:value-type="float">
            <text:p>13287</text:p>
          </table:table-cell>
          <table:table-cell office:value-type="float" office:value="418720" calcext:value-type="float">
            <text:p>418720</text:p>
          </table:table-cell>
          <table:table-cell/>
          <table:table-cell office:value-type="float" office:value="18205" calcext:value-type="float">
            <text:p>18205</text:p>
          </table:table-cell>
          <table:table-cell office:value-type="float" office:value="846510" calcext:value-type="float">
            <text:p>84651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2179" calcext:value-type="float">
            <text:p>12179</text:p>
          </table:table-cell>
          <table:table-cell office:value-type="float" office:value="565000" calcext:value-type="float">
            <text:p>565000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0250" calcext:value-type="float">
            <text:p>40250</text:p>
          </table:table-cell>
          <table:table-cell/>
          <table:table-cell office:value-type="float" office:value="14063" calcext:value-type="float">
            <text:p>14063</text:p>
          </table:table-cell>
          <table:table-cell office:value-type="float" office:value="654850" calcext:value-type="float">
            <text:p>65485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5734" calcext:value-type="float">
            <text:p>5734</text:p>
          </table:table-cell>
          <table:table-cell office:value-type="float" office:value="166130" calcext:value-type="float">
            <text:p>166130</text:p>
          </table:table-cell>
          <table:table-cell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435340" calcext:value-type="float">
            <text:p>435340</text:p>
          </table:table-cell>
          <table:table-cell/>
          <table:table-cell office:value-type="float" office:value="19543" calcext:value-type="float">
            <text:p>19543</text:p>
          </table:table-cell>
          <table:table-cell office:value-type="float" office:value="905810" calcext:value-type="float">
            <text:p>9058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4862" calcext:value-type="float">
            <text:p>14862</text:p>
          </table:table-cell>
          <table:table-cell office:value-type="float" office:value="675100" calcext:value-type="float">
            <text:p>675100</text:p>
          </table:table-cell>
          <table:table-cell/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236890" calcext:value-type="float">
            <text:p>236890</text:p>
          </table:table-cell>
          <table:table-cell/>
          <table:table-cell office:value-type="float" office:value="12666" calcext:value-type="float">
            <text:p>12666</text:p>
          </table:table-cell>
          <table:table-cell office:value-type="float" office:value="589990" calcext:value-type="float">
            <text:p>5899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5575" calcext:value-type="float">
            <text:p>15575</text:p>
          </table:table-cell>
          <table:table-cell office:value-type="float" office:value="707040" calcext:value-type="float">
            <text:p>707040</text:p>
          </table:table-cell>
          <table:table-cell/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float" office:value="497540" calcext:value-type="float">
            <text:p>497540</text:p>
          </table:table-cell>
          <table:table-cell/>
          <table:table-cell office:value-type="float" office:value="15356" calcext:value-type="float">
            <text:p>15356</text:p>
          </table:table-cell>
          <table:table-cell office:value-type="float" office:value="716400" calcext:value-type="float">
            <text:p>71640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675" calcext:value-type="float">
            <text:p>12675</text:p>
          </table:table-cell>
          <table:table-cell office:value-type="float" office:value="401130" calcext:value-type="float">
            <text:p>401130</text:p>
          </table:table-cell>
          <table:table-cell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243410" calcext:value-type="float">
            <text:p>243410</text:p>
          </table:table-cell>
          <table:table-cell/>
          <table:table-cell office:value-type="float" office:value="15403" calcext:value-type="float">
            <text:p>15403</text:p>
          </table:table-cell>
          <table:table-cell office:value-type="float" office:value="719240" calcext:value-type="float">
            <text:p>7192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4841" calcext:value-type="float">
            <text:p>14841</text:p>
          </table:table-cell>
          <table:table-cell office:value-type="float" office:value="593750" calcext:value-type="float">
            <text:p>593750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334540" calcext:value-type="float">
            <text:p>33454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5802" calcext:value-type="float">
            <text:p>5802</text:p>
          </table:table-cell>
          <table:table-cell office:value-type="float" office:value="231190" calcext:value-type="float">
            <text:p>231190</text:p>
          </table:table-cell>
          <table:table-cell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525890" calcext:value-type="float">
            <text:p>525890</text:p>
          </table:table-cell>
          <table:table-cell/>
          <table:table-cell office:value-type="float" office:value="4388" calcext:value-type="float">
            <text:p>4388</text:p>
          </table:table-cell>
          <table:table-cell office:value-type="float" office:value="202590" calcext:value-type="float">
            <text:p>20259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490" calcext:value-type="float">
            <text:p>10490</text:p>
          </table:table-cell>
          <table:table-cell office:value-type="float" office:value="431420" calcext:value-type="float">
            <text:p>431420</text:p>
          </table:table-cell>
          <table:table-cell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501670" calcext:value-type="float">
            <text:p>501670</text:p>
          </table:table-cell>
          <table:table-cell/>
          <table:table-cell office:value-type="float" office:value="11940" calcext:value-type="float">
            <text:p>11940</text:p>
          </table:table-cell>
          <table:table-cell office:value-type="float" office:value="557100" calcext:value-type="float">
            <text:p>55710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4006" calcext:value-type="float">
            <text:p>14006</text:p>
          </table:table-cell>
          <table:table-cell office:value-type="float" office:value="564600" calcext:value-type="float">
            <text:p>564600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401200" calcext:value-type="float">
            <text:p>401200</text:p>
          </table:table-cell>
          <table:table-cell/>
          <table:table-cell office:value-type="float" office:value="7374" calcext:value-type="float">
            <text:p>7374</text:p>
          </table:table-cell>
          <table:table-cell office:value-type="float" office:value="339500" calcext:value-type="float">
            <text:p>33950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6163" calcext:value-type="float">
            <text:p>16163</text:p>
          </table:table-cell>
          <table:table-cell office:value-type="float" office:value="612060" calcext:value-type="float">
            <text:p>612060</text:p>
          </table:table-cell>
          <table:table-cell/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567140" calcext:value-type="float">
            <text:p>567140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110990" calcext:value-type="float">
            <text:p>11099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9121" calcext:value-type="float">
            <text:p>9121</text:p>
          </table:table-cell>
          <table:table-cell office:value-type="float" office:value="335850" calcext:value-type="float">
            <text:p>335850</text:p>
          </table:table-cell>
          <table:table-cell/>
        </table:table-row>
        <table:table-row table:style-name="ro1">
          <table:table-cell office:value-type="float" office:value="15378" calcext:value-type="float">
            <text:p>15378</text:p>
          </table:table-cell>
          <table:table-cell office:value-type="float" office:value="609840" calcext:value-type="float">
            <text:p>609840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03230" calcext:value-type="float">
            <text:p>40323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1140" calcext:value-type="float">
            <text:p>11140</text:p>
          </table:table-cell>
          <table:table-cell office:value-type="float" office:value="462380" calcext:value-type="float">
            <text:p>462380</text:p>
          </table:table-cell>
          <table:table-cell/>
        </table:table-row>
        <table:table-row table:style-name="ro1">
          <table:table-cell office:value-type="float" office:value="16823" calcext:value-type="float">
            <text:p>16823</text:p>
          </table:table-cell>
          <table:table-cell office:value-type="float" office:value="675120" calcext:value-type="float">
            <text:p>675120</text:p>
          </table:table-cell>
          <table:table-cell/>
          <table:table-cell office:value-type="float" office:value="11336" calcext:value-type="float">
            <text:p>11336</text:p>
          </table:table-cell>
          <table:table-cell office:value-type="float" office:value="530110" calcext:value-type="float">
            <text:p>53011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4811" calcext:value-type="float">
            <text:p>14811</text:p>
          </table:table-cell>
          <table:table-cell office:value-type="float" office:value="644380" calcext:value-type="float">
            <text:p>644380</text:p>
          </table:table-cell>
          <table:table-cell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398840" calcext:value-type="float">
            <text:p>398840</text:p>
          </table:table-cell>
          <table:table-cell/>
          <table:table-cell office:value-type="float" office:value="9794" calcext:value-type="float">
            <text:p>9794</text:p>
          </table:table-cell>
          <table:table-cell office:value-type="float" office:value="456740" calcext:value-type="float">
            <text:p>45674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005" calcext:value-type="float">
            <text:p>11005</text:p>
          </table:table-cell>
          <table:table-cell office:value-type="float" office:value="373970" calcext:value-type="float">
            <text:p>373970</text:p>
          </table:table-cell>
          <table:table-cell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702660" calcext:value-type="float">
            <text:p>702660</text:p>
          </table:table-cell>
          <table:table-cell/>
          <table:table-cell office:value-type="float" office:value="8112" calcext:value-type="float">
            <text:p>8112</text:p>
          </table:table-cell>
          <table:table-cell office:value-type="float" office:value="380050" calcext:value-type="float">
            <text:p>38005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790" calcext:value-type="float">
            <text:p>11790</text:p>
          </table:table-cell>
          <table:table-cell office:value-type="float" office:value="389950" calcext:value-type="float">
            <text:p>389950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291750" calcext:value-type="float">
            <text:p>291750</text:p>
          </table:table-cell>
          <table:table-cell/>
          <table:table-cell office:value-type="float" office:value="3921" calcext:value-type="float">
            <text:p>3921</text:p>
          </table:table-cell>
          <table:table-cell office:value-type="float" office:value="180560" calcext:value-type="float">
            <text:p>18056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6218" calcext:value-type="float">
            <text:p>16218</text:p>
          </table:table-cell>
          <table:table-cell office:value-type="float" office:value="663270" calcext:value-type="float">
            <text:p>663270</text:p>
          </table:table-cell>
          <table:table-cell/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466240" calcext:value-type="float">
            <text:p>466240</text:p>
          </table:table-cell>
          <table:table-cell/>
          <table:table-cell office:value-type="float" office:value="9185" calcext:value-type="float">
            <text:p>9185</text:p>
          </table:table-cell>
          <table:table-cell office:value-type="float" office:value="425590" calcext:value-type="float">
            <text:p>42559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273" calcext:value-type="float">
            <text:p>10273</text:p>
          </table:table-cell>
          <table:table-cell office:value-type="float" office:value="186180" calcext:value-type="float">
            <text:p>186180</text:p>
          </table:table-cell>
          <table:table-cell/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191530" calcext:value-type="float">
            <text:p>191530</text:p>
          </table:table-cell>
          <table:table-cell/>
          <table:table-cell office:value-type="float" office:value="7338" calcext:value-type="float">
            <text:p>7338</text:p>
          </table:table-cell>
          <table:table-cell office:value-type="float" office:value="338850" calcext:value-type="float">
            <text:p>33885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1662" calcext:value-type="float">
            <text:p>11662</text:p>
          </table:table-cell>
          <table:table-cell office:value-type="float" office:value="367460" calcext:value-type="float">
            <text:p>367460</text:p>
          </table:table-cell>
          <table:table-cell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528460" calcext:value-type="float">
            <text:p>528460</text:p>
          </table:table-cell>
          <table:table-cell/>
          <table:table-cell office:value-type="float" office:value="6536" calcext:value-type="float">
            <text:p>6536</text:p>
          </table:table-cell>
          <table:table-cell office:value-type="float" office:value="303170" calcext:value-type="float">
            <text:p>30317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6694" calcext:value-type="float">
            <text:p>16694</text:p>
          </table:table-cell>
          <table:table-cell office:value-type="float" office:value="693410" calcext:value-type="float">
            <text:p>693410</text:p>
          </table:table-cell>
          <table:table-cell/>
        </table:table-row>
        <table:table-row table:style-name="ro1">
          <table:table-cell office:value-type="float" office:value="17307" calcext:value-type="float">
            <text:p>17307</text:p>
          </table:table-cell>
          <table:table-cell office:value-type="float" office:value="645780" calcext:value-type="float">
            <text:p>645780</text:p>
          </table:table-cell>
          <table:table-cell/>
          <table:table-cell office:value-type="float" office:value="11916" calcext:value-type="float">
            <text:p>11916</text:p>
          </table:table-cell>
          <table:table-cell office:value-type="float" office:value="555490" calcext:value-type="float">
            <text:p>5554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7558" calcext:value-type="float">
            <text:p>17558</text:p>
          </table:table-cell>
          <table:table-cell office:value-type="float" office:value="814310" calcext:value-type="float">
            <text:p>814310</text:p>
          </table:table-cell>
          <table:table-cell/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float" office:value="375370" calcext:value-type="float">
            <text:p>375370</text:p>
          </table:table-cell>
          <table:table-cell/>
          <table:table-cell office:value-type="float" office:value="11948" calcext:value-type="float">
            <text:p>11948</text:p>
          </table:table-cell>
          <table:table-cell office:value-type="float" office:value="559890" calcext:value-type="float">
            <text:p>5598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6322" calcext:value-type="float">
            <text:p>6322</text:p>
          </table:table-cell>
          <table:table-cell office:value-type="float" office:value="162270" calcext:value-type="float">
            <text:p>162270</text:p>
          </table:table-cell>
          <table:table-cell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198450" calcext:value-type="float">
            <text:p>198450</text:p>
          </table:table-cell>
          <table:table-cell/>
          <table:table-cell office:value-type="float" office:value="11414" calcext:value-type="float">
            <text:p>11414</text:p>
          </table:table-cell>
          <table:table-cell office:value-type="float" office:value="530330" calcext:value-type="float">
            <text:p>53033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6672" calcext:value-type="float">
            <text:p>16672</text:p>
          </table:table-cell>
          <table:table-cell office:value-type="float" office:value="671810" calcext:value-type="float">
            <text:p>671810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119920" calcext:value-type="float">
            <text:p>119920</text:p>
          </table:table-cell>
          <table:table-cell/>
          <table:table-cell office:value-type="float" office:value="5176" calcext:value-type="float">
            <text:p>5176</text:p>
          </table:table-cell>
          <table:table-cell office:value-type="float" office:value="243130" calcext:value-type="float">
            <text:p>24313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1560" calcext:value-type="float">
            <text:p>11560</text:p>
          </table:table-cell>
          <table:table-cell office:value-type="float" office:value="391560" calcext:value-type="float">
            <text:p>391560</text:p>
          </table:table-cell>
          <table:table-cell/>
        </table:table-row>
        <table:table-row table:style-name="ro1">
          <table:table-cell office:value-type="float" office:value="15862" calcext:value-type="float">
            <text:p>15862</text:p>
          </table:table-cell>
          <table:table-cell office:value-type="float" office:value="575930" calcext:value-type="float">
            <text:p>575930</text:p>
          </table:table-cell>
          <table:table-cell/>
          <table:table-cell office:value-type="float" office:value="7981" calcext:value-type="float">
            <text:p>7981</text:p>
          </table:table-cell>
          <table:table-cell office:value-type="float" office:value="369850" calcext:value-type="float">
            <text:p>36985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2974" calcext:value-type="float">
            <text:p>12974</text:p>
          </table:table-cell>
          <table:table-cell office:value-type="float" office:value="357620" calcext:value-type="float">
            <text:p>357620</text:p>
          </table:table-cell>
          <table:table-cell/>
        </table:table-row>
        <table:table-row table:style-name="ro1">
          <table:table-cell office:value-type="float" office:value="15893" calcext:value-type="float">
            <text:p>15893</text:p>
          </table:table-cell>
          <table:table-cell office:value-type="float" office:value="576300" calcext:value-type="float">
            <text:p>576300</text:p>
          </table:table-cell>
          <table:table-cell/>
          <table:table-cell office:value-type="float" office:value="5170" calcext:value-type="float">
            <text:p>5170</text:p>
          </table:table-cell>
          <table:table-cell office:value-type="float" office:value="240190" calcext:value-type="float">
            <text:p>24019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335240" calcext:value-type="float">
            <text:p>335240</text:p>
          </table:table-cell>
          <table:table-cell/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float" office:value="222860" calcext:value-type="float">
            <text:p>222860</text:p>
          </table:table-cell>
          <table:table-cell/>
          <table:table-cell office:value-type="float" office:value="8515" calcext:value-type="float">
            <text:p>8515</text:p>
          </table:table-cell>
          <table:table-cell office:value-type="float" office:value="398650" calcext:value-type="float">
            <text:p>3986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2341" calcext:value-type="float">
            <text:p>12341</text:p>
          </table:table-cell>
          <table:table-cell office:value-type="float" office:value="469570" calcext:value-type="float">
            <text:p>469570</text:p>
          </table:table-cell>
          <table:table-cell/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453620" calcext:value-type="float">
            <text:p>453620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428650" calcext:value-type="float">
            <text:p>42865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3818" calcext:value-type="float">
            <text:p>13818</text:p>
          </table:table-cell>
          <table:table-cell office:value-type="float" office:value="568850" calcext:value-type="float">
            <text:p>568850</text:p>
          </table:table-cell>
          <table:table-cell/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440020" calcext:value-type="float">
            <text:p>440020</text:p>
          </table:table-cell>
          <table:table-cell/>
          <table:table-cell office:value-type="float" office:value="14131" calcext:value-type="float">
            <text:p>14131</text:p>
          </table:table-cell>
          <table:table-cell office:value-type="float" office:value="655800" calcext:value-type="float">
            <text:p>65580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9441" calcext:value-type="float">
            <text:p>9441</text:p>
          </table:table-cell>
          <table:table-cell office:value-type="float" office:value="203710" calcext:value-type="float">
            <text:p>203710</text:p>
          </table:table-cell>
          <table:table-cell/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float" office:value="493840" calcext:value-type="float">
            <text:p>493840</text:p>
          </table:table-cell>
          <table:table-cell/>
          <table:table-cell office:value-type="float" office:value="10011" calcext:value-type="float">
            <text:p>10011</text:p>
          </table:table-cell>
          <table:table-cell office:value-type="float" office:value="465250" calcext:value-type="float">
            <text:p>46525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2295" calcext:value-type="float">
            <text:p>12295</text:p>
          </table:table-cell>
          <table:table-cell office:value-type="float" office:value="248930" calcext:value-type="float">
            <text:p>248930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235430" calcext:value-type="float">
            <text:p>235430</text:p>
          </table:table-cell>
          <table:table-cell/>
          <table:table-cell office:value-type="float" office:value="16683" calcext:value-type="float">
            <text:p>16683</text:p>
          </table:table-cell>
          <table:table-cell office:value-type="float" office:value="775700" calcext:value-type="float">
            <text:p>77570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3706" calcext:value-type="float">
            <text:p>13706</text:p>
          </table:table-cell>
          <table:table-cell office:value-type="float" office:value="430560" calcext:value-type="float">
            <text:p>430560</text:p>
          </table:table-cell>
          <table:table-cell/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331020" calcext:value-type="float">
            <text:p>331020</text:p>
          </table:table-cell>
          <table:table-cell/>
          <table:table-cell office:value-type="float" office:value="11028" calcext:value-type="float">
            <text:p>11028</text:p>
          </table:table-cell>
          <table:table-cell office:value-type="float" office:value="528720" calcext:value-type="float">
            <text:p>5287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7528" calcext:value-type="float">
            <text:p>7528</text:p>
          </table:table-cell>
          <table:table-cell office:value-type="float" office:value="177310" calcext:value-type="float">
            <text:p>177310</text:p>
          </table:table-cell>
          <table:table-cell/>
        </table:table-row>
        <table:table-row table:style-name="ro1">
          <table:table-cell office:value-type="float" office:value="13708" calcext:value-type="float">
            <text:p>13708</text:p>
          </table:table-cell>
          <table:table-cell office:value-type="float" office:value="396940" calcext:value-type="float">
            <text:p>396940</text:p>
          </table:table-cell>
          <table:table-cell/>
          <table:table-cell office:value-type="float" office:value="12623" calcext:value-type="float">
            <text:p>12623</text:p>
          </table:table-cell>
          <table:table-cell office:value-type="float" office:value="586830" calcext:value-type="float">
            <text:p>58683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8659" calcext:value-type="float">
            <text:p>8659</text:p>
          </table:table-cell>
          <table:table-cell office:value-type="float" office:value="135060" calcext:value-type="float">
            <text:p>135060</text:p>
          </table:table-cell>
          <table:table-cell/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594490" calcext:value-type="float">
            <text:p>594490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210560" calcext:value-type="float">
            <text:p>21056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176" calcext:value-type="float">
            <text:p>11176</text:p>
          </table:table-cell>
          <table:table-cell office:value-type="float" office:value="333780" calcext:value-type="float">
            <text:p>333780</text:p>
          </table:table-cell>
          <table:table-cell/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356200" calcext:value-type="float">
            <text:p>356200</text:p>
          </table:table-cell>
          <table:table-cell/>
          <table:table-cell office:value-type="float" office:value="11891" calcext:value-type="float">
            <text:p>11891</text:p>
          </table:table-cell>
          <table:table-cell office:value-type="float" office:value="553900" calcext:value-type="float">
            <text:p>55390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8039" calcext:value-type="float">
            <text:p>18039</text:p>
          </table:table-cell>
          <table:table-cell office:value-type="float" office:value="739620" calcext:value-type="float">
            <text:p>739620</text:p>
          </table:table-cell>
          <table:table-cell/>
        </table:table-row>
        <table:table-row table:style-name="ro1">
          <table:table-cell office:value-type="float" office:value="21449" calcext:value-type="float">
            <text:p>21449</text:p>
          </table:table-cell>
          <table:table-cell office:value-type="float" office:value="760010" calcext:value-type="float">
            <text:p>760010</text:p>
          </table:table-cell>
          <table:table-cell/>
          <table:table-cell office:value-type="float" office:value="7267" calcext:value-type="float">
            <text:p>7267</text:p>
          </table:table-cell>
          <table:table-cell office:value-type="float" office:value="338740" calcext:value-type="float">
            <text:p>33874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20133" calcext:value-type="float">
            <text:p>20133</text:p>
          </table:table-cell>
          <table:table-cell office:value-type="float" office:value="875000" calcext:value-type="float">
            <text:p>875000</text:p>
          </table:table-cell>
          <table:table-cell/>
        </table:table-row>
        <table:table-row table:style-name="ro1">
          <table:table-cell office:value-type="float" office:value="19278" calcext:value-type="float">
            <text:p>19278</text:p>
          </table:table-cell>
          <table:table-cell office:value-type="float" office:value="582260" calcext:value-type="float">
            <text:p>582260</text:p>
          </table:table-cell>
          <table:table-cell/>
          <table:table-cell office:value-type="float" office:value="12670" calcext:value-type="float">
            <text:p>12670</text:p>
          </table:table-cell>
          <table:table-cell office:value-type="float" office:value="588540" calcext:value-type="float">
            <text:p>58854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6133" calcext:value-type="float">
            <text:p>16133</text:p>
          </table:table-cell>
          <table:table-cell office:value-type="float" office:value="751720" calcext:value-type="float">
            <text:p>751720</text:p>
          </table:table-cell>
          <table:table-cell/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169080" calcext:value-type="float">
            <text:p>169080</text:p>
          </table:table-cell>
          <table:table-cell/>
          <table:table-cell office:value-type="float" office:value="11932" calcext:value-type="float">
            <text:p>11932</text:p>
          </table:table-cell>
          <table:table-cell office:value-type="float" office:value="558220" calcext:value-type="float">
            <text:p>55822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864" calcext:value-type="float">
            <text:p>12864</text:p>
          </table:table-cell>
          <table:table-cell office:value-type="float" office:value="330030" calcext:value-type="float">
            <text:p>330030</text:p>
          </table:table-cell>
          <table:table-cell/>
        </table:table-row>
        <table:table-row table:style-name="ro1">
          <table:table-cell office:value-type="float" office:value="15478" calcext:value-type="float">
            <text:p>15478</text:p>
          </table:table-cell>
          <table:table-cell office:value-type="float" office:value="636820" calcext:value-type="float">
            <text:p>636820</text:p>
          </table:table-cell>
          <table:table-cell/>
          <table:table-cell office:value-type="float" office:value="12604" calcext:value-type="float">
            <text:p>12604</text:p>
          </table:table-cell>
          <table:table-cell office:value-type="float" office:value="590070" calcext:value-type="float">
            <text:p>59007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359370" calcext:value-type="float">
            <text:p>359370</text:p>
          </table:table-cell>
          <table:table-cell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154810" calcext:value-type="float">
            <text:p>154810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402360" calcext:value-type="float">
            <text:p>40236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5824" calcext:value-type="float">
            <text:p>15824</text:p>
          </table:table-cell>
          <table:table-cell office:value-type="float" office:value="551080" calcext:value-type="float">
            <text:p>551080</text:p>
          </table:table-cell>
          <table:table-cell/>
        </table:table-row>
        <table:table-row table:style-name="ro1">
          <table:table-cell office:value-type="float" office:value="16792" calcext:value-type="float">
            <text:p>16792</text:p>
          </table:table-cell>
          <table:table-cell office:value-type="float" office:value="636370" calcext:value-type="float">
            <text:p>636370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652480" calcext:value-type="float">
            <text:p>65248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8998" calcext:value-type="float">
            <text:p>8998</text:p>
          </table:table-cell>
          <table:table-cell office:value-type="float" office:value="555650" calcext:value-type="float">
            <text:p>555650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float" office:value="342410" calcext:value-type="float">
            <text:p>342410</text:p>
          </table:table-cell>
          <table:table-cell/>
          <table:table-cell office:value-type="float" office:value="11240" calcext:value-type="float">
            <text:p>11240</text:p>
          </table:table-cell>
          <table:table-cell office:value-type="float" office:value="525650" calcext:value-type="float">
            <text:p>5256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7669" calcext:value-type="float">
            <text:p>7669</text:p>
          </table:table-cell>
          <table:table-cell office:value-type="float" office:value="427980" calcext:value-type="float">
            <text:p>427980</text:p>
          </table:table-cell>
          <table:table-cell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216970" calcext:value-type="float">
            <text:p>216970</text:p>
          </table:table-cell>
          <table:table-cell/>
          <table:table-cell office:value-type="float" office:value="15478" calcext:value-type="float">
            <text:p>15478</text:p>
          </table:table-cell>
          <table:table-cell office:value-type="float" office:value="722100" calcext:value-type="float">
            <text:p>7221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5363" calcext:value-type="float">
            <text:p>15363</text:p>
          </table:table-cell>
          <table:table-cell office:value-type="float" office:value="927740" calcext:value-type="float">
            <text:p>927740</text:p>
          </table:table-cell>
          <table:table-cell/>
        </table:table-row>
        <table:table-row table:style-name="ro1">
          <table:table-cell office:value-type="float" office:value="21543" calcext:value-type="float">
            <text:p>21543</text:p>
          </table:table-cell>
          <table:table-cell office:value-type="float" office:value="731340" calcext:value-type="float">
            <text:p>731340</text:p>
          </table:table-cell>
          <table:table-cell/>
          <table:table-cell office:value-type="float" office:value="9847" calcext:value-type="float">
            <text:p>9847</text:p>
          </table:table-cell>
          <table:table-cell office:value-type="float" office:value="457290" calcext:value-type="float">
            <text:p>45729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391970" calcext:value-type="float">
            <text:p>391970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245230" calcext:value-type="float">
            <text:p>24523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float" office:value="561150" calcext:value-type="float">
            <text:p>56115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2247" calcext:value-type="float">
            <text:p>2247</text:p>
          </table:table-cell>
          <table:table-cell office:value-type="float" office:value="46330" calcext:value-type="float">
            <text:p>46330</text:p>
          </table:table-cell>
          <table:table-cell/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float" office:value="514450" calcext:value-type="float">
            <text:p>514450</text:p>
          </table:table-cell>
          <table:table-cell/>
          <table:table-cell office:value-type="float" office:value="14004" calcext:value-type="float">
            <text:p>14004</text:p>
          </table:table-cell>
          <table:table-cell office:value-type="float" office:value="652200" calcext:value-type="float">
            <text:p>65220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9534" calcext:value-type="float">
            <text:p>9534</text:p>
          </table:table-cell>
          <table:table-cell office:value-type="float" office:value="498480" calcext:value-type="float">
            <text:p>498480</text:p>
          </table:table-cell>
          <table:table-cell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333650" calcext:value-type="float">
            <text:p>333650</text:p>
          </table:table-cell>
          <table:table-cell/>
          <table:table-cell office:value-type="float" office:value="6159" calcext:value-type="float">
            <text:p>6159</text:p>
          </table:table-cell>
          <table:table-cell office:value-type="float" office:value="283910" calcext:value-type="float">
            <text:p>28391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369" calcext:value-type="float">
            <text:p>12369</text:p>
          </table:table-cell>
          <table:table-cell office:value-type="float" office:value="692760" calcext:value-type="float">
            <text:p>692760</text:p>
          </table:table-cell>
          <table:table-cell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602890" calcext:value-type="float">
            <text:p>602890</text:p>
          </table:table-cell>
          <table:table-cell/>
          <table:table-cell office:value-type="float" office:value="14130" calcext:value-type="float">
            <text:p>14130</text:p>
          </table:table-cell>
          <table:table-cell office:value-type="float" office:value="658730" calcext:value-type="float">
            <text:p>65873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7997" calcext:value-type="float">
            <text:p>7997</text:p>
          </table:table-cell>
          <table:table-cell office:value-type="float" office:value="289670" calcext:value-type="float">
            <text:p>289670</text:p>
          </table:table-cell>
          <table:table-cell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249510" calcext:value-type="float">
            <text:p>249510</text:p>
          </table:table-cell>
          <table:table-cell/>
          <table:table-cell office:value-type="float" office:value="12620" calcext:value-type="float">
            <text:p>12620</text:p>
          </table:table-cell>
          <table:table-cell office:value-type="float" office:value="587910" calcext:value-type="float">
            <text:p>5879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567810" calcext:value-type="float">
            <text:p>567810</text:p>
          </table:table-cell>
          <table:table-cell/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float" office:value="406770" calcext:value-type="float">
            <text:p>406770</text:p>
          </table:table-cell>
          <table:table-cell/>
          <table:table-cell office:value-type="float" office:value="14010" calcext:value-type="float">
            <text:p>14010</text:p>
          </table:table-cell>
          <table:table-cell office:value-type="float" office:value="652430" calcext:value-type="float">
            <text:p>65243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416800" calcext:value-type="float">
            <text:p>416800</text:p>
          </table:table-cell>
          <table:table-cell/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float" office:value="594910" calcext:value-type="float">
            <text:p>594910</text:p>
          </table:table-cell>
          <table:table-cell/>
          <table:table-cell office:value-type="float" office:value="16113" calcext:value-type="float">
            <text:p>16113</text:p>
          </table:table-cell>
          <table:table-cell office:value-type="float" office:value="751590" calcext:value-type="float">
            <text:p>75159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536030" calcext:value-type="float">
            <text:p>536030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550010" calcext:value-type="float">
            <text:p>550010</text:p>
          </table:table-cell>
          <table:table-cell/>
          <table:table-cell office:value-type="float" office:value="12017" calcext:value-type="float">
            <text:p>12017</text:p>
          </table:table-cell>
          <table:table-cell office:value-type="float" office:value="558960" calcext:value-type="float">
            <text:p>55896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6103" calcext:value-type="float">
            <text:p>6103</text:p>
          </table:table-cell>
          <table:table-cell office:value-type="float" office:value="362620" calcext:value-type="float">
            <text:p>362620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38740" calcext:value-type="float">
            <text:p>138740</text:p>
          </table:table-cell>
          <table:table-cell/>
          <table:table-cell office:value-type="float" office:value="14666" calcext:value-type="float">
            <text:p>14666</text:p>
          </table:table-cell>
          <table:table-cell office:value-type="float" office:value="682910" calcext:value-type="float">
            <text:p>6829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8289" calcext:value-type="float">
            <text:p>8289</text:p>
          </table:table-cell>
          <table:table-cell office:value-type="float" office:value="492610" calcext:value-type="float">
            <text:p>492610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260730" calcext:value-type="float">
            <text:p>260730</text:p>
          </table:table-cell>
          <table:table-cell/>
          <table:table-cell office:value-type="float" office:value="12576" calcext:value-type="float">
            <text:p>12576</text:p>
          </table:table-cell>
          <table:table-cell office:value-type="float" office:value="587660" calcext:value-type="float">
            <text:p>58766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5709" calcext:value-type="float">
            <text:p>5709</text:p>
          </table:table-cell>
          <table:table-cell office:value-type="float" office:value="168060" calcext:value-type="float">
            <text:p>168060</text:p>
          </table:table-cell>
          <table:table-cell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427410" calcext:value-type="float">
            <text:p>427410</text:p>
          </table:table-cell>
          <table:table-cell/>
          <table:table-cell office:value-type="float" office:value="16149" calcext:value-type="float">
            <text:p>16149</text:p>
          </table:table-cell>
          <table:table-cell office:value-type="float" office:value="751510" calcext:value-type="float">
            <text:p>75151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2978" calcext:value-type="float">
            <text:p>12978</text:p>
          </table:table-cell>
          <table:table-cell office:value-type="float" office:value="677430" calcext:value-type="float">
            <text:p>677430</text:p>
          </table:table-cell>
          <table:table-cell/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289200" calcext:value-type="float">
            <text:p>289200</text:p>
          </table:table-cell>
          <table:table-cell/>
          <table:table-cell office:value-type="float" office:value="12671" calcext:value-type="float">
            <text:p>12671</text:p>
          </table:table-cell>
          <table:table-cell office:value-type="float" office:value="591260" calcext:value-type="float">
            <text:p>5912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492840" calcext:value-type="float">
            <text:p>492840</text:p>
          </table:table-cell>
          <table:table-cell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354770" calcext:value-type="float">
            <text:p>354770</text:p>
          </table:table-cell>
          <table:table-cell/>
          <table:table-cell office:value-type="float" office:value="19490" calcext:value-type="float">
            <text:p>19490</text:p>
          </table:table-cell>
          <table:table-cell office:value-type="float" office:value="902770" calcext:value-type="float">
            <text:p>90277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1424" calcext:value-type="float">
            <text:p>11424</text:p>
          </table:table-cell>
          <table:table-cell office:value-type="float" office:value="456300" calcext:value-type="float">
            <text:p>456300</text:p>
          </table:table-cell>
          <table:table-cell/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float" office:value="554170" calcext:value-type="float">
            <text:p>554170</text:p>
          </table:table-cell>
          <table:table-cell/>
          <table:table-cell office:value-type="float" office:value="13485" calcext:value-type="float">
            <text:p>13485</text:p>
          </table:table-cell>
          <table:table-cell office:value-type="float" office:value="626930" calcext:value-type="float">
            <text:p>62693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4499" calcext:value-type="float">
            <text:p>4499</text:p>
          </table:table-cell>
          <table:table-cell office:value-type="float" office:value="216850" calcext:value-type="float">
            <text:p>216850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6838" calcext:value-type="float">
            <text:p>16838</text:p>
          </table:table-cell>
          <table:table-cell office:value-type="float" office:value="784630" calcext:value-type="float">
            <text:p>78463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7260" calcext:value-type="float">
            <text:p>7260</text:p>
          </table:table-cell>
          <table:table-cell office:value-type="float" office:value="380760" calcext:value-type="float">
            <text:p>380760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339100" calcext:value-type="float">
            <text:p>339100</text:p>
          </table:table-cell>
          <table:table-cell/>
          <table:table-cell office:value-type="float" office:value="8017" calcext:value-type="float">
            <text:p>8017</text:p>
          </table:table-cell>
          <table:table-cell office:value-type="float" office:value="375850" calcext:value-type="float">
            <text:p>3758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204670" calcext:value-type="float">
            <text:p>204670</text:p>
          </table:table-cell>
          <table:table-cell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175140" calcext:value-type="float">
            <text:p>175140</text:p>
          </table:table-cell>
          <table:table-cell/>
          <table:table-cell office:value-type="float" office:value="9959" calcext:value-type="float">
            <text:p>9959</text:p>
          </table:table-cell>
          <table:table-cell office:value-type="float" office:value="462670" calcext:value-type="float">
            <text:p>46267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2098" calcext:value-type="float">
            <text:p>12098</text:p>
          </table:table-cell>
          <table:table-cell office:value-type="float" office:value="561040" calcext:value-type="float">
            <text:p>561040</text:p>
          </table:table-cell>
          <table:table-cell/>
        </table:table-row>
        <table:table-row table:style-name="ro1">
          <table:table-cell office:value-type="float" office:value="13621" calcext:value-type="float">
            <text:p>13621</text:p>
          </table:table-cell>
          <table:table-cell office:value-type="float" office:value="568210" calcext:value-type="float">
            <text:p>568210</text:p>
          </table:table-cell>
          <table:table-cell/>
          <table:table-cell office:value-type="float" office:value="11899" calcext:value-type="float">
            <text:p>11899</text:p>
          </table:table-cell>
          <table:table-cell office:value-type="float" office:value="554020" calcext:value-type="float">
            <text:p>55402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159290" calcext:value-type="float">
            <text:p>159290</text:p>
          </table:table-cell>
          <table:table-cell/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float" office:value="616100" calcext:value-type="float">
            <text:p>616100</text:p>
          </table:table-cell>
          <table:table-cell/>
          <table:table-cell office:value-type="float" office:value="16003" calcext:value-type="float">
            <text:p>16003</text:p>
          </table:table-cell>
          <table:table-cell office:value-type="float" office:value="747160" calcext:value-type="float">
            <text:p>74716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4832" calcext:value-type="float">
            <text:p>14832</text:p>
          </table:table-cell>
          <table:table-cell office:value-type="float" office:value="711880" calcext:value-type="float">
            <text:p>711880</text:p>
          </table:table-cell>
          <table:table-cell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367480" calcext:value-type="float">
            <text:p>367480</text:p>
          </table:table-cell>
          <table:table-cell/>
          <table:table-cell office:value-type="float" office:value="12606" calcext:value-type="float">
            <text:p>12606</text:p>
          </table:table-cell>
          <table:table-cell office:value-type="float" office:value="585850" calcext:value-type="float">
            <text:p>58585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5749" calcext:value-type="float">
            <text:p>15749</text:p>
          </table:table-cell>
          <table:table-cell office:value-type="float" office:value="876620" calcext:value-type="float">
            <text:p>876620</text:p>
          </table:table-cell>
          <table:table-cell/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461650" calcext:value-type="float">
            <text:p>461650</text:p>
          </table:table-cell>
          <table:table-cell/>
          <table:table-cell office:value-type="float" office:value="18173" calcext:value-type="float">
            <text:p>18173</text:p>
          </table:table-cell>
          <table:table-cell office:value-type="float" office:value="846200" calcext:value-type="float">
            <text:p>84620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585" calcext:value-type="float">
            <text:p>12585</text:p>
          </table:table-cell>
          <table:table-cell office:value-type="float" office:value="437610" calcext:value-type="float">
            <text:p>437610</text:p>
          </table:table-cell>
          <table:table-cell/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338940" calcext:value-type="float">
            <text:p>338940</text:p>
          </table:table-cell>
          <table:table-cell/>
          <table:table-cell office:value-type="float" office:value="14140" calcext:value-type="float">
            <text:p>14140</text:p>
          </table:table-cell>
          <table:table-cell office:value-type="float" office:value="660700" calcext:value-type="float">
            <text:p>66070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4830" calcext:value-type="float">
            <text:p>14830</text:p>
          </table:table-cell>
          <table:table-cell office:value-type="float" office:value="682800" calcext:value-type="float">
            <text:p>682800</text:p>
          </table:table-cell>
          <table:table-cell/>
        </table:table-row>
        <table:table-row table:style-name="ro1">
          <table:table-cell office:value-type="float" office:value="10703" calcext:value-type="float">
            <text:p>10703</text:p>
          </table:table-cell>
          <table:table-cell office:value-type="float" office:value="434710" calcext:value-type="float">
            <text:p>434710</text:p>
          </table:table-cell>
          <table:table-cell/>
          <table:table-cell office:value-type="float" office:value="19483" calcext:value-type="float">
            <text:p>19483</text:p>
          </table:table-cell>
          <table:table-cell office:value-type="float" office:value="904770" calcext:value-type="float">
            <text:p>90477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229550" calcext:value-type="float">
            <text:p>229550</text:p>
          </table:table-cell>
          <table:table-cell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float" office:value="485280" calcext:value-type="float">
            <text:p>485280</text:p>
          </table:table-cell>
          <table:table-cell/>
          <table:table-cell office:value-type="float" office:value="12753" calcext:value-type="float">
            <text:p>12753</text:p>
          </table:table-cell>
          <table:table-cell office:value-type="float" office:value="594920" calcext:value-type="float">
            <text:p>59492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552" calcext:value-type="float">
            <text:p>10552</text:p>
          </table:table-cell>
          <table:table-cell office:value-type="float" office:value="433930" calcext:value-type="float">
            <text:p>433930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292510" calcext:value-type="float">
            <text:p>292510</text:p>
          </table:table-cell>
          <table:table-cell/>
          <table:table-cell office:value-type="float" office:value="15391" calcext:value-type="float">
            <text:p>15391</text:p>
          </table:table-cell>
          <table:table-cell office:value-type="float" office:value="716250" calcext:value-type="float">
            <text:p>7162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4005" calcext:value-type="float">
            <text:p>14005</text:p>
          </table:table-cell>
          <table:table-cell office:value-type="float" office:value="586450" calcext:value-type="float">
            <text:p>586450</text:p>
          </table:table-cell>
          <table:table-cell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421200" calcext:value-type="float">
            <text:p>421200</text:p>
          </table:table-cell>
          <table:table-cell/>
          <table:table-cell office:value-type="float" office:value="15433" calcext:value-type="float">
            <text:p>15433</text:p>
          </table:table-cell>
          <table:table-cell office:value-type="float" office:value="719940" calcext:value-type="float">
            <text:p>71994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720250" calcext:value-type="float">
            <text:p>720250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41620" calcext:value-type="float">
            <text:p>4162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9122" calcext:value-type="float">
            <text:p>9122</text:p>
          </table:table-cell>
          <table:table-cell office:value-type="float" office:value="335170" calcext:value-type="float">
            <text:p>335170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435370" calcext:value-type="float">
            <text:p>435370</text:p>
          </table:table-cell>
          <table:table-cell/>
          <table:table-cell office:value-type="float" office:value="4447" calcext:value-type="float">
            <text:p>4447</text:p>
          </table:table-cell>
          <table:table-cell office:value-type="float" office:value="206450" calcext:value-type="float">
            <text:p>20645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1217" calcext:value-type="float">
            <text:p>11217</text:p>
          </table:table-cell>
          <table:table-cell office:value-type="float" office:value="464600" calcext:value-type="float">
            <text:p>464600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237190" calcext:value-type="float">
            <text:p>237190</text:p>
          </table:table-cell>
          <table:table-cell/>
          <table:table-cell office:value-type="float" office:value="11938" calcext:value-type="float">
            <text:p>11938</text:p>
          </table:table-cell>
          <table:table-cell office:value-type="float" office:value="559340" calcext:value-type="float">
            <text:p>55934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4675" calcext:value-type="float">
            <text:p>14675</text:p>
          </table:table-cell>
          <table:table-cell office:value-type="float" office:value="635630" calcext:value-type="float">
            <text:p>635630</text:p>
          </table:table-cell>
          <table:table-cell/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float" office:value="497970" calcext:value-type="float">
            <text:p>497970</text:p>
          </table:table-cell>
          <table:table-cell/>
          <table:table-cell office:value-type="float" office:value="7304" calcext:value-type="float">
            <text:p>7304</text:p>
          </table:table-cell>
          <table:table-cell office:value-type="float" office:value="335610" calcext:value-type="float">
            <text:p>33561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022" calcext:value-type="float">
            <text:p>11022</text:p>
          </table:table-cell>
          <table:table-cell office:value-type="float" office:value="373570" calcext:value-type="float">
            <text:p>373570</text:p>
          </table:table-cell>
          <table:table-cell/>
        </table:table-row>
        <table:table-row table:style-name="ro1">
          <table:table-cell office:value-type="float" office:value="11172" calcext:value-type="float">
            <text:p>11172</text:p>
          </table:table-cell>
          <table:table-cell office:value-type="float" office:value="244420" calcext:value-type="float">
            <text:p>244420</text:p>
          </table:table-cell>
          <table:table-cell/>
          <table:table-cell office:value-type="float" office:value="2353" calcext:value-type="float">
            <text:p>2353</text:p>
          </table:table-cell>
          <table:table-cell office:value-type="float" office:value="108840" calcext:value-type="float">
            <text:p>1088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1829" calcext:value-type="float">
            <text:p>11829</text:p>
          </table:table-cell>
          <table:table-cell office:value-type="float" office:value="391090" calcext:value-type="float">
            <text:p>391090</text:p>
          </table:table-cell>
          <table:table-cell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333470" calcext:value-type="float">
            <text:p>333470</text:p>
          </table:table-cell>
          <table:table-cell/>
          <table:table-cell office:value-type="float" office:value="8597" calcext:value-type="float">
            <text:p>8597</text:p>
          </table:table-cell>
          <table:table-cell office:value-type="float" office:value="402930" calcext:value-type="float">
            <text:p>40293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6097" calcext:value-type="float">
            <text:p>16097</text:p>
          </table:table-cell>
          <table:table-cell office:value-type="float" office:value="687680" calcext:value-type="float">
            <text:p>687680</text:p>
          </table:table-cell>
          <table:table-cell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float" office:value="524670" calcext:value-type="float">
            <text:p>524670</text:p>
          </table:table-cell>
          <table:table-cell/>
          <table:table-cell office:value-type="float" office:value="11349" calcext:value-type="float">
            <text:p>11349</text:p>
          </table:table-cell>
          <table:table-cell office:value-type="float" office:value="531720" calcext:value-type="float">
            <text:p>53172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274" calcext:value-type="float">
            <text:p>10274</text:p>
          </table:table-cell>
          <table:table-cell office:value-type="float" office:value="184680" calcext:value-type="float">
            <text:p>184680</text:p>
          </table:table-cell>
          <table:table-cell/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float" office:value="498980" calcext:value-type="float">
            <text:p>498980</text:p>
          </table:table-cell>
          <table:table-cell/>
          <table:table-cell office:value-type="float" office:value="9822" calcext:value-type="float">
            <text:p>9822</text:p>
          </table:table-cell>
          <table:table-cell office:value-type="float" office:value="457760" calcext:value-type="float">
            <text:p>45776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1701" calcext:value-type="float">
            <text:p>11701</text:p>
          </table:table-cell>
          <table:table-cell office:value-type="float" office:value="321400" calcext:value-type="float">
            <text:p>321400</text:p>
          </table:table-cell>
          <table:table-cell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400920" calcext:value-type="float">
            <text:p>400920</text:p>
          </table:table-cell>
          <table:table-cell/>
          <table:table-cell office:value-type="float" office:value="8093" calcext:value-type="float">
            <text:p>8093</text:p>
          </table:table-cell>
          <table:table-cell office:value-type="float" office:value="375090" calcext:value-type="float">
            <text:p>37509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6795" calcext:value-type="float">
            <text:p>16795</text:p>
          </table:table-cell>
          <table:table-cell office:value-type="float" office:value="738650" calcext:value-type="float">
            <text:p>738650</text:p>
          </table:table-cell>
          <table:table-cell/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float" office:value="562090" calcext:value-type="float">
            <text:p>562090</text:p>
          </table:table-cell>
          <table:table-cell/>
          <table:table-cell office:value-type="float" office:value="3933" calcext:value-type="float">
            <text:p>3933</text:p>
          </table:table-cell>
          <table:table-cell office:value-type="float" office:value="183620" calcext:value-type="float">
            <text:p>18362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7548" calcext:value-type="float">
            <text:p>17548</text:p>
          </table:table-cell>
          <table:table-cell office:value-type="float" office:value="762450" calcext:value-type="float">
            <text:p>762450</text:p>
          </table:table-cell>
          <table:table-cell/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float" office:value="609910" calcext:value-type="float">
            <text:p>609910</text:p>
          </table:table-cell>
          <table:table-cell/>
          <table:table-cell office:value-type="float" office:value="9122" calcext:value-type="float">
            <text:p>9122</text:p>
          </table:table-cell>
          <table:table-cell office:value-type="float" office:value="424760" calcext:value-type="float">
            <text:p>42476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6054" calcext:value-type="float">
            <text:p>6054</text:p>
          </table:table-cell>
          <table:table-cell office:value-type="float" office:value="145470" calcext:value-type="float">
            <text:p>145470</text:p>
          </table:table-cell>
          <table:table-cell/>
        </table:table-row>
        <table:table-row table:style-name="ro1">
          <table:table-cell office:value-type="float" office:value="16855" calcext:value-type="float">
            <text:p>16855</text:p>
          </table:table-cell>
          <table:table-cell office:value-type="float" office:value="674460" calcext:value-type="float">
            <text:p>674460</text:p>
          </table:table-cell>
          <table:table-cell/>
          <table:table-cell office:value-type="float" office:value="7227" calcext:value-type="float">
            <text:p>7227</text:p>
          </table:table-cell>
          <table:table-cell office:value-type="float" office:value="334410" calcext:value-type="float">
            <text:p>33441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6698" calcext:value-type="float">
            <text:p>16698</text:p>
          </table:table-cell>
          <table:table-cell office:value-type="float" office:value="723350" calcext:value-type="float">
            <text:p>723350</text:p>
          </table:table-cell>
          <table:table-cell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float" office:value="396860" calcext:value-type="float">
            <text:p>396860</text:p>
          </table:table-cell>
          <table:table-cell/>
          <table:table-cell office:value-type="float" office:value="6538" calcext:value-type="float">
            <text:p>6538</text:p>
          </table:table-cell>
          <table:table-cell office:value-type="float" office:value="302350" calcext:value-type="float">
            <text:p>30235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592" calcext:value-type="float">
            <text:p>11592</text:p>
          </table:table-cell>
          <table:table-cell office:value-type="float" office:value="395100" calcext:value-type="float">
            <text:p>395100</text:p>
          </table:table-cell>
          <table:table-cell/>
        </table:table-row>
        <table:table-row table:style-name="ro1">
          <table:table-cell office:value-type="float" office:value="18184" calcext:value-type="float">
            <text:p>18184</text:p>
          </table:table-cell>
          <table:table-cell office:value-type="float" office:value="701720" calcext:value-type="float">
            <text:p>701720</text:p>
          </table:table-cell>
          <table:table-cell/>
          <table:table-cell office:value-type="float" office:value="11985" calcext:value-type="float">
            <text:p>11985</text:p>
          </table:table-cell>
          <table:table-cell office:value-type="float" office:value="557300" calcext:value-type="float">
            <text:p>55730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2948" calcext:value-type="float">
            <text:p>12948</text:p>
          </table:table-cell>
          <table:table-cell office:value-type="float" office:value="354470" calcext:value-type="float">
            <text:p>354470</text:p>
          </table:table-cell>
          <table:table-cell/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291010" calcext:value-type="float">
            <text:p>291010</text:p>
          </table:table-cell>
          <table:table-cell/>
          <table:table-cell office:value-type="float" office:value="11944" calcext:value-type="float">
            <text:p>11944</text:p>
          </table:table-cell>
          <table:table-cell office:value-type="float" office:value="557540" calcext:value-type="float">
            <text:p>55754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9479" calcext:value-type="float">
            <text:p>9479</text:p>
          </table:table-cell>
          <table:table-cell office:value-type="float" office:value="334890" calcext:value-type="float">
            <text:p>334890</text:p>
          </table:table-cell>
          <table:table-cell/>
        </table:table-row>
        <table:table-row table:style-name="ro1">
          <table:table-cell office:value-type="float" office:value="11858" calcext:value-type="float">
            <text:p>11858</text:p>
          </table:table-cell>
          <table:table-cell office:value-type="float" office:value="465870" calcext:value-type="float">
            <text:p>465870</text:p>
          </table:table-cell>
          <table:table-cell/>
          <table:table-cell office:value-type="float" office:value="11282" calcext:value-type="float">
            <text:p>11282</text:p>
          </table:table-cell>
          <table:table-cell office:value-type="float" office:value="527460" calcext:value-type="float">
            <text:p>52746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2335" calcext:value-type="float">
            <text:p>12335</text:p>
          </table:table-cell>
          <table:table-cell office:value-type="float" office:value="467060" calcext:value-type="float">
            <text:p>467060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187530" calcext:value-type="float">
            <text:p>187530</text:p>
          </table:table-cell>
          <table:table-cell/>
          <table:table-cell office:value-type="float" office:value="5104" calcext:value-type="float">
            <text:p>5104</text:p>
          </table:table-cell>
          <table:table-cell office:value-type="float" office:value="236510" calcext:value-type="float">
            <text:p>23651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3806" calcext:value-type="float">
            <text:p>13806</text:p>
          </table:table-cell>
          <table:table-cell office:value-type="float" office:value="567310" calcext:value-type="float">
            <text:p>567310</text:p>
          </table:table-cell>
          <table:table-cell/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float" office:value="527730" calcext:value-type="float">
            <text:p>527730</text:p>
          </table:table-cell>
          <table:table-cell/>
          <table:table-cell office:value-type="float" office:value="8003" calcext:value-type="float">
            <text:p>8003</text:p>
          </table:table-cell>
          <table:table-cell office:value-type="float" office:value="372390" calcext:value-type="float">
            <text:p>37239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9558" calcext:value-type="float">
            <text:p>9558</text:p>
          </table:table-cell>
          <table:table-cell office:value-type="float" office:value="217480" calcext:value-type="float">
            <text:p>217480</text:p>
          </table:table-cell>
          <table:table-cell/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646760" calcext:value-type="float">
            <text:p>646760</text:p>
          </table:table-cell>
          <table:table-cell/>
          <table:table-cell office:value-type="float" office:value="5096" calcext:value-type="float">
            <text:p>5096</text:p>
          </table:table-cell>
          <table:table-cell office:value-type="float" office:value="236040" calcext:value-type="float">
            <text:p>23604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2341" calcext:value-type="float">
            <text:p>12341</text:p>
          </table:table-cell>
          <table:table-cell office:value-type="float" office:value="376790" calcext:value-type="float">
            <text:p>376790</text:p>
          </table:table-cell>
          <table:table-cell/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378140" calcext:value-type="float">
            <text:p>378140</text:p>
          </table:table-cell>
          <table:table-cell/>
          <table:table-cell office:value-type="float" office:value="8440" calcext:value-type="float">
            <text:p>8440</text:p>
          </table:table-cell>
          <table:table-cell office:value-type="float" office:value="396290" calcext:value-type="float">
            <text:p>3962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3736" calcext:value-type="float">
            <text:p>13736</text:p>
          </table:table-cell>
          <table:table-cell office:value-type="float" office:value="392350" calcext:value-type="float">
            <text:p>392350</text:p>
          </table:table-cell>
          <table:table-cell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199770" calcext:value-type="float">
            <text:p>199770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426010" calcext:value-type="float">
            <text:p>42601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67600" calcext:value-type="float">
            <text:p>167600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115190" calcext:value-type="float">
            <text:p>115190</text:p>
          </table:table-cell>
          <table:table-cell/>
          <table:table-cell office:value-type="float" office:value="14052" calcext:value-type="float">
            <text:p>14052</text:p>
          </table:table-cell>
          <table:table-cell office:value-type="float" office:value="653770" calcext:value-type="float">
            <text:p>65377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8682" calcext:value-type="float">
            <text:p>8682</text:p>
          </table:table-cell>
          <table:table-cell office:value-type="float" office:value="138090" calcext:value-type="float">
            <text:p>138090</text:p>
          </table:table-cell>
          <table:table-cell/>
        </table:table-row>
        <table:table-row table:style-name="ro1">
          <table:table-cell office:value-type="float" office:value="15865" calcext:value-type="float">
            <text:p>15865</text:p>
          </table:table-cell>
          <table:table-cell office:value-type="float" office:value="573990" calcext:value-type="float">
            <text:p>573990</text:p>
          </table:table-cell>
          <table:table-cell/>
          <table:table-cell office:value-type="float" office:value="9955" calcext:value-type="float">
            <text:p>9955</text:p>
          </table:table-cell>
          <table:table-cell office:value-type="float" office:value="464730" calcext:value-type="float">
            <text:p>46473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158" calcext:value-type="float">
            <text:p>11158</text:p>
          </table:table-cell>
          <table:table-cell office:value-type="float" office:value="335950" calcext:value-type="float">
            <text:p>335950</text:p>
          </table:table-cell>
          <table:table-cell/>
        </table:table-row>
        <table:table-row table:style-name="ro1">
          <table:table-cell office:value-type="float" office:value="15972" calcext:value-type="float">
            <text:p>15972</text:p>
          </table:table-cell>
          <table:table-cell office:value-type="float" office:value="579660" calcext:value-type="float">
            <text:p>579660</text:p>
          </table:table-cell>
          <table:table-cell/>
          <table:table-cell office:value-type="float" office:value="16744" calcext:value-type="float">
            <text:p>16744</text:p>
          </table:table-cell>
          <table:table-cell office:value-type="float" office:value="781080" calcext:value-type="float">
            <text:p>78108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7941" calcext:value-type="float">
            <text:p>17941</text:p>
          </table:table-cell>
          <table:table-cell office:value-type="float" office:value="671930" calcext:value-type="float">
            <text:p>671930</text:p>
          </table:table-cell>
          <table:table-cell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219340" calcext:value-type="float">
            <text:p>219340</text:p>
          </table:table-cell>
          <table:table-cell/>
          <table:table-cell office:value-type="float" office:value="11311" calcext:value-type="float">
            <text:p>11311</text:p>
          </table:table-cell>
          <table:table-cell office:value-type="float" office:value="527650" calcext:value-type="float">
            <text:p>5276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20053" calcext:value-type="float">
            <text:p>20053</text:p>
          </table:table-cell>
          <table:table-cell office:value-type="float" office:value="740120" calcext:value-type="float">
            <text:p>740120</text:p>
          </table:table-cell>
          <table:table-cell/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452460" calcext:value-type="float">
            <text:p>452460</text:p>
          </table:table-cell>
          <table:table-cell/>
          <table:table-cell office:value-type="float" office:value="12628" calcext:value-type="float">
            <text:p>12628</text:p>
          </table:table-cell>
          <table:table-cell office:value-type="float" office:value="588830" calcext:value-type="float">
            <text:p>58883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6146" calcext:value-type="float">
            <text:p>16146</text:p>
          </table:table-cell>
          <table:table-cell office:value-type="float" office:value="716260" calcext:value-type="float">
            <text:p>716260</text:p>
          </table:table-cell>
          <table:table-cell/>
        </table:table-row>
        <table:table-row table:style-name="ro1">
          <table:table-cell office:value-type="float" office:value="13799" calcext:value-type="float">
            <text:p>13799</text:p>
          </table:table-cell>
          <table:table-cell office:value-type="float" office:value="435440" calcext:value-type="float">
            <text:p>435440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211580" calcext:value-type="float">
            <text:p>21158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863" calcext:value-type="float">
            <text:p>12863</text:p>
          </table:table-cell>
          <table:table-cell office:value-type="float" office:value="329210" calcext:value-type="float">
            <text:p>329210</text:p>
          </table:table-cell>
          <table:table-cell/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float" office:value="504920" calcext:value-type="float">
            <text:p>50492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58400" calcext:value-type="float">
            <text:p>55840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3705" calcext:value-type="float">
            <text:p>13705</text:p>
          </table:table-cell>
          <table:table-cell office:value-type="float" office:value="401460" calcext:value-type="float">
            <text:p>401460</text:p>
          </table:table-cell>
          <table:table-cell/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float" office:value="234060" calcext:value-type="float">
            <text:p>234060</text:p>
          </table:table-cell>
          <table:table-cell/>
          <table:table-cell office:value-type="float" office:value="7217" calcext:value-type="float">
            <text:p>7217</text:p>
          </table:table-cell>
          <table:table-cell office:value-type="float" office:value="335570" calcext:value-type="float">
            <text:p>33557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5774" calcext:value-type="float">
            <text:p>15774</text:p>
          </table:table-cell>
          <table:table-cell office:value-type="float" office:value="561440" calcext:value-type="float">
            <text:p>561440</text:p>
          </table:table-cell>
          <table:table-cell/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334360" calcext:value-type="float">
            <text:p>334360</text:p>
          </table:table-cell>
          <table:table-cell/>
          <table:table-cell office:value-type="float" office:value="12722" calcext:value-type="float">
            <text:p>12722</text:p>
          </table:table-cell>
          <table:table-cell office:value-type="float" office:value="591810" calcext:value-type="float">
            <text:p>59181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9081" calcext:value-type="float">
            <text:p>9081</text:p>
          </table:table-cell>
          <table:table-cell office:value-type="float" office:value="562330" calcext:value-type="float">
            <text:p>562330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395750" calcext:value-type="float">
            <text:p>395750</text:p>
          </table:table-cell>
          <table:table-cell/>
          <table:table-cell office:value-type="float" office:value="11970" calcext:value-type="float">
            <text:p>11970</text:p>
          </table:table-cell>
          <table:table-cell office:value-type="float" office:value="559070" calcext:value-type="float">
            <text:p>5590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7658" calcext:value-type="float">
            <text:p>7658</text:p>
          </table:table-cell>
          <table:table-cell office:value-type="float" office:value="428180" calcext:value-type="float">
            <text:p>428180</text:p>
          </table:table-cell>
          <table:table-cell/>
        </table:table-row>
        <table:table-row table:style-name="ro1">
          <table:table-cell office:value-type="float" office:value="16622" calcext:value-type="float">
            <text:p>16622</text:p>
          </table:table-cell>
          <table:table-cell office:value-type="float" office:value="596790" calcext:value-type="float">
            <text:p>596790</text:p>
          </table:table-cell>
          <table:table-cell/>
          <table:table-cell office:value-type="float" office:value="12714" calcext:value-type="float">
            <text:p>12714</text:p>
          </table:table-cell>
          <table:table-cell office:value-type="float" office:value="593080" calcext:value-type="float">
            <text:p>59308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5402" calcext:value-type="float">
            <text:p>15402</text:p>
          </table:table-cell>
          <table:table-cell office:value-type="float" office:value="928710" calcext:value-type="float">
            <text:p>928710</text:p>
          </table:table-cell>
          <table:table-cell/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354700" calcext:value-type="float">
            <text:p>354700</text:p>
          </table:table-cell>
          <table:table-cell/>
          <table:table-cell office:value-type="float" office:value="8607" calcext:value-type="float">
            <text:p>8607</text:p>
          </table:table-cell>
          <table:table-cell office:value-type="float" office:value="403790" calcext:value-type="float">
            <text:p>40379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88620" calcext:value-type="float">
            <text:p>388620</text:p>
          </table:table-cell>
          <table:table-cell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float" office:value="760940" calcext:value-type="float">
            <text:p>760940</text:p>
          </table:table-cell>
          <table:table-cell/>
          <table:table-cell office:value-type="float" office:value="13983" calcext:value-type="float">
            <text:p>13983</text:p>
          </table:table-cell>
          <table:table-cell office:value-type="float" office:value="652390" calcext:value-type="float">
            <text:p>65239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2235" calcext:value-type="float">
            <text:p>2235</text:p>
          </table:table-cell>
          <table:table-cell office:value-type="float" office:value="47170" calcext:value-type="float">
            <text:p>47170</text:p>
          </table:table-cell>
          <table:table-cell/>
        </table:table-row>
        <table:table-row table:style-name="ro1">
          <table:table-cell office:value-type="float" office:value="19404" calcext:value-type="float">
            <text:p>19404</text:p>
          </table:table-cell>
          <table:table-cell office:value-type="float" office:value="586510" calcext:value-type="float">
            <text:p>586510</text:p>
          </table:table-cell>
          <table:table-cell/>
          <table:table-cell office:value-type="float" office:value="11292" calcext:value-type="float">
            <text:p>11292</text:p>
          </table:table-cell>
          <table:table-cell office:value-type="float" office:value="528210" calcext:value-type="float">
            <text:p>52821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9472" calcext:value-type="float">
            <text:p>9472</text:p>
          </table:table-cell>
          <table:table-cell office:value-type="float" office:value="497140" calcext:value-type="float">
            <text:p>497140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169530" calcext:value-type="float">
            <text:p>169530</text:p>
          </table:table-cell>
          <table:table-cell/>
          <table:table-cell office:value-type="float" office:value="15435" calcext:value-type="float">
            <text:p>15435</text:p>
          </table:table-cell>
          <table:table-cell office:value-type="float" office:value="717810" calcext:value-type="float">
            <text:p>71781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398" calcext:value-type="float">
            <text:p>12398</text:p>
          </table:table-cell>
          <table:table-cell office:value-type="float" office:value="687440" calcext:value-type="float">
            <text:p>687440</text:p>
          </table:table-cell>
          <table:table-cell/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float" office:value="637910" calcext:value-type="float">
            <text:p>63791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460240" calcext:value-type="float">
            <text:p>46024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7820" calcext:value-type="float">
            <text:p>7820</text:p>
          </table:table-cell>
          <table:table-cell office:value-type="float" office:value="214990" calcext:value-type="float">
            <text:p>214990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47190" calcext:value-type="float">
            <text:p>147190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562100" calcext:value-type="float">
            <text:p>56210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2989" calcext:value-type="float">
            <text:p>12989</text:p>
          </table:table-cell>
          <table:table-cell office:value-type="float" office:value="673460" calcext:value-type="float">
            <text:p>673460</text:p>
          </table:table-cell>
          <table:table-cell/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636340" calcext:value-type="float">
            <text:p>636340</text:p>
          </table:table-cell>
          <table:table-cell/>
          <table:table-cell office:value-type="float" office:value="13962" calcext:value-type="float">
            <text:p>13962</text:p>
          </table:table-cell>
          <table:table-cell office:value-type="float" office:value="651070" calcext:value-type="float">
            <text:p>65107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0931" calcext:value-type="float">
            <text:p>10931</text:p>
          </table:table-cell>
          <table:table-cell office:value-type="float" office:value="433560" calcext:value-type="float">
            <text:p>433560</text:p>
          </table:table-cell>
          <table:table-cell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float" office:value="343770" calcext:value-type="float">
            <text:p>343770</text:p>
          </table:table-cell>
          <table:table-cell/>
          <table:table-cell office:value-type="float" office:value="6174" calcext:value-type="float">
            <text:p>6174</text:p>
          </table:table-cell>
          <table:table-cell office:value-type="float" office:value="287420" calcext:value-type="float">
            <text:p>28742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622" calcext:value-type="float">
            <text:p>11622</text:p>
          </table:table-cell>
          <table:table-cell office:value-type="float" office:value="481390" calcext:value-type="float">
            <text:p>481390</text:p>
          </table:table-cell>
          <table:table-cell/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float" office:value="218520" calcext:value-type="float">
            <text:p>218520</text:p>
          </table:table-cell>
          <table:table-cell/>
          <table:table-cell office:value-type="float" office:value="14136" calcext:value-type="float">
            <text:p>14136</text:p>
          </table:table-cell>
          <table:table-cell office:value-type="float" office:value="658320" calcext:value-type="float">
            <text:p>65832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63290" calcext:value-type="float">
            <text:p>363290</text:p>
          </table:table-cell>
          <table:table-cell/>
        </table:table-row>
        <table:table-row table:style-name="ro1">
          <table:table-cell office:value-type="float" office:value="21366" calcext:value-type="float">
            <text:p>21366</text:p>
          </table:table-cell>
          <table:table-cell office:value-type="float" office:value="718840" calcext:value-type="float">
            <text:p>718840</text:p>
          </table:table-cell>
          <table:table-cell/>
          <table:table-cell office:value-type="float" office:value="12571" calcext:value-type="float">
            <text:p>12571</text:p>
          </table:table-cell>
          <table:table-cell office:value-type="float" office:value="585310" calcext:value-type="float">
            <text:p>58531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490020" calcext:value-type="float">
            <text:p>49002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4008" calcext:value-type="float">
            <text:p>14008</text:p>
          </table:table-cell>
          <table:table-cell office:value-type="float" office:value="651930" calcext:value-type="float">
            <text:p>65193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5795" calcext:value-type="float">
            <text:p>5795</text:p>
          </table:table-cell>
          <table:table-cell office:value-type="float" office:value="168870" calcext:value-type="float">
            <text:p>168870</text:p>
          </table:table-cell>
          <table:table-cell/>
        </table:table-row>
        <table:table-row table:style-name="ro1">
          <table:table-cell office:value-type="float" office:value="10473" calcext:value-type="float">
            <text:p>10473</text:p>
          </table:table-cell>
          <table:table-cell office:value-type="float" office:value="514290" calcext:value-type="float">
            <text:p>51429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52320" calcext:value-type="float">
            <text:p>75232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2970" calcext:value-type="float">
            <text:p>12970</text:p>
          </table:table-cell>
          <table:table-cell office:value-type="float" office:value="706430" calcext:value-type="float">
            <text:p>706430</text:p>
          </table:table-cell>
          <table:table-cell/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336970" calcext:value-type="float">
            <text:p>336970</text:p>
          </table:table-cell>
          <table:table-cell/>
          <table:table-cell office:value-type="float" office:value="12030" calcext:value-type="float">
            <text:p>12030</text:p>
          </table:table-cell>
          <table:table-cell office:value-type="float" office:value="560700" calcext:value-type="float">
            <text:p>56070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1518" calcext:value-type="float">
            <text:p>11518</text:p>
          </table:table-cell>
          <table:table-cell office:value-type="float" office:value="491570" calcext:value-type="float">
            <text:p>491570</text:p>
          </table:table-cell>
          <table:table-cell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603710" calcext:value-type="float">
            <text:p>603710</text:p>
          </table:table-cell>
          <table:table-cell/>
          <table:table-cell office:value-type="float" office:value="14801" calcext:value-type="float">
            <text:p>14801</text:p>
          </table:table-cell>
          <table:table-cell office:value-type="float" office:value="686600" calcext:value-type="float">
            <text:p>68660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1432" calcext:value-type="float">
            <text:p>11432</text:p>
          </table:table-cell>
          <table:table-cell office:value-type="float" office:value="428820" calcext:value-type="float">
            <text:p>428820</text:p>
          </table:table-cell>
          <table:table-cell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248650" calcext:value-type="float">
            <text:p>248650</text:p>
          </table:table-cell>
          <table:table-cell/>
          <table:table-cell office:value-type="float" office:value="12572" calcext:value-type="float">
            <text:p>12572</text:p>
          </table:table-cell>
          <table:table-cell office:value-type="float" office:value="586840" calcext:value-type="float">
            <text:p>58684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4439" calcext:value-type="float">
            <text:p>4439</text:p>
          </table:table-cell>
          <table:table-cell office:value-type="float" office:value="215680" calcext:value-type="float">
            <text:p>215680</text:p>
          </table:table-cell>
          <table:table-cell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float" office:value="406790" calcext:value-type="float">
            <text:p>406790</text:p>
          </table:table-cell>
          <table:table-cell/>
          <table:table-cell office:value-type="float" office:value="16255" calcext:value-type="float">
            <text:p>16255</text:p>
          </table:table-cell>
          <table:table-cell office:value-type="float" office:value="755110" calcext:value-type="float">
            <text:p>75511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7298" calcext:value-type="float">
            <text:p>7298</text:p>
          </table:table-cell>
          <table:table-cell office:value-type="float" office:value="382330" calcext:value-type="float">
            <text:p>382330</text:p>
          </table:table-cell>
          <table:table-cell/>
        </table:table-row>
        <table:table-row table:style-name="ro1">
          <table:table-cell office:value-type="float" office:value="14528" calcext:value-type="float">
            <text:p>14528</text:p>
          </table:table-cell>
          <table:table-cell office:value-type="float" office:value="595100" calcext:value-type="float">
            <text:p>595100</text:p>
          </table:table-cell>
          <table:table-cell/>
          <table:table-cell office:value-type="float" office:value="12771" calcext:value-type="float">
            <text:p>12771</text:p>
          </table:table-cell>
          <table:table-cell office:value-type="float" office:value="594050" calcext:value-type="float">
            <text:p>59405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5078" calcext:value-type="float">
            <text:p>5078</text:p>
          </table:table-cell>
          <table:table-cell office:value-type="float" office:value="201740" calcext:value-type="float">
            <text:p>201740</text:p>
          </table:table-cell>
          <table:table-cell/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550700" calcext:value-type="float">
            <text:p>550700</text:p>
          </table:table-cell>
          <table:table-cell/>
          <table:table-cell office:value-type="float" office:value="19461" calcext:value-type="float">
            <text:p>19461</text:p>
          </table:table-cell>
          <table:table-cell office:value-type="float" office:value="907090" calcext:value-type="float">
            <text:p>90709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2056" calcext:value-type="float">
            <text:p>12056</text:p>
          </table:table-cell>
          <table:table-cell office:value-type="float" office:value="562080" calcext:value-type="float">
            <text:p>562080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38830" calcext:value-type="float">
            <text:p>138830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625190" calcext:value-type="float">
            <text:p>62519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586" calcext:value-type="float">
            <text:p>5586</text:p>
          </table:table-cell>
          <table:table-cell office:value-type="float" office:value="158190" calcext:value-type="float">
            <text:p>158190</text:p>
          </table:table-cell>
          <table:table-cell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261760" calcext:value-type="float">
            <text:p>261760</text:p>
          </table:table-cell>
          <table:table-cell/>
          <table:table-cell office:value-type="float" office:value="16786" calcext:value-type="float">
            <text:p>16786</text:p>
          </table:table-cell>
          <table:table-cell office:value-type="float" office:value="782140" calcext:value-type="float">
            <text:p>78214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4822" calcext:value-type="float">
            <text:p>14822</text:p>
          </table:table-cell>
          <table:table-cell office:value-type="float" office:value="743560" calcext:value-type="float">
            <text:p>743560</text:p>
          </table:table-cell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423620" calcext:value-type="float">
            <text:p>423620</text:p>
          </table:table-cell>
          <table:table-cell/>
          <table:table-cell office:value-type="float" office:value="8039" calcext:value-type="float">
            <text:p>8039</text:p>
          </table:table-cell>
          <table:table-cell office:value-type="float" office:value="373850" calcext:value-type="float">
            <text:p>3738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5621" calcext:value-type="float">
            <text:p>15621</text:p>
          </table:table-cell>
          <table:table-cell office:value-type="float" office:value="778370" calcext:value-type="float">
            <text:p>778370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289460" calcext:value-type="float">
            <text:p>289460</text:p>
          </table:table-cell>
          <table:table-cell/>
          <table:table-cell office:value-type="float" office:value="9956" calcext:value-type="float">
            <text:p>9956</text:p>
          </table:table-cell>
          <table:table-cell office:value-type="float" office:value="462300" calcext:value-type="float">
            <text:p>46230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392090" calcext:value-type="float">
            <text:p>392090</text:p>
          </table:table-cell>
          <table:table-cell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354110" calcext:value-type="float">
            <text:p>35411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58050" calcext:value-type="float">
            <text:p>55805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4770" calcext:value-type="float">
            <text:p>14770</text:p>
          </table:table-cell>
          <table:table-cell office:value-type="float" office:value="589840" calcext:value-type="float">
            <text:p>58984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553060" calcext:value-type="float">
            <text:p>553060</text:p>
          </table:table-cell>
          <table:table-cell/>
          <table:table-cell office:value-type="float" office:value="16020" calcext:value-type="float">
            <text:p>16020</text:p>
          </table:table-cell>
          <table:table-cell office:value-type="float" office:value="745560" calcext:value-type="float">
            <text:p>74556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228920" calcext:value-type="float">
            <text:p>228920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float" office:value="557820" calcext:value-type="float">
            <text:p>557820</text:p>
          </table:table-cell>
          <table:table-cell/>
          <table:table-cell office:value-type="float" office:value="12668" calcext:value-type="float">
            <text:p>12668</text:p>
          </table:table-cell>
          <table:table-cell office:value-type="float" office:value="589970" calcext:value-type="float">
            <text:p>58997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494" calcext:value-type="float">
            <text:p>10494</text:p>
          </table:table-cell>
          <table:table-cell office:value-type="float" office:value="433290" calcext:value-type="float">
            <text:p>433290</text:p>
          </table:table-cell>
          <table:table-cell/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342120" calcext:value-type="float">
            <text:p>342120</text:p>
          </table:table-cell>
          <table:table-cell/>
          <table:table-cell office:value-type="float" office:value="18132" calcext:value-type="float">
            <text:p>18132</text:p>
          </table:table-cell>
          <table:table-cell office:value-type="float" office:value="844250" calcext:value-type="float">
            <text:p>8442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721210" calcext:value-type="float">
            <text:p>721210</text:p>
          </table:table-cell>
          <table:table-cell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175180" calcext:value-type="float">
            <text:p>17518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651150" calcext:value-type="float">
            <text:p>65115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6088" calcext:value-type="float">
            <text:p>16088</text:p>
          </table:table-cell>
          <table:table-cell office:value-type="float" office:value="679690" calcext:value-type="float">
            <text:p>679690</text:p>
          </table:table-cell>
          <table:table-cell/>
        </table:table-row>
        <table:table-row table:style-name="ro1">
          <table:table-cell office:value-type="float" office:value="13569" calcext:value-type="float">
            <text:p>13569</text:p>
          </table:table-cell>
          <table:table-cell office:value-type="float" office:value="566720" calcext:value-type="float">
            <text:p>566720</text:p>
          </table:table-cell>
          <table:table-cell/>
          <table:table-cell office:value-type="float" office:value="19466" calcext:value-type="float">
            <text:p>19466</text:p>
          </table:table-cell>
          <table:table-cell office:value-type="float" office:value="904610" calcext:value-type="float">
            <text:p>9046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334450" calcext:value-type="float">
            <text:p>33445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616780" calcext:value-type="float">
            <text:p>616780</text:p>
          </table:table-cell>
          <table:table-cell/>
          <table:table-cell office:value-type="float" office:value="12708" calcext:value-type="float">
            <text:p>12708</text:p>
          </table:table-cell>
          <table:table-cell office:value-type="float" office:value="593630" calcext:value-type="float">
            <text:p>59363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1173" calcext:value-type="float">
            <text:p>11173</text:p>
          </table:table-cell>
          <table:table-cell office:value-type="float" office:value="462950" calcext:value-type="float">
            <text:p>462950</text:p>
          </table:table-cell>
          <table:table-cell/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366210" calcext:value-type="float">
            <text:p>366210</text:p>
          </table:table-cell>
          <table:table-cell/>
          <table:table-cell office:value-type="float" office:value="15414" calcext:value-type="float">
            <text:p>15414</text:p>
          </table:table-cell>
          <table:table-cell office:value-type="float" office:value="718240" calcext:value-type="float">
            <text:p>71824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4646" calcext:value-type="float">
            <text:p>14646</text:p>
          </table:table-cell>
          <table:table-cell office:value-type="float" office:value="641380" calcext:value-type="float">
            <text:p>641380</text:p>
          </table:table-cell>
          <table:table-cell/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float" office:value="463070" calcext:value-type="float">
            <text:p>463070</text:p>
          </table:table-cell>
          <table:table-cell/>
          <table:table-cell office:value-type="float" office:value="15358" calcext:value-type="float">
            <text:p>15358</text:p>
          </table:table-cell>
          <table:table-cell office:value-type="float" office:value="716150" calcext:value-type="float">
            <text:p>71615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0988" calcext:value-type="float">
            <text:p>10988</text:p>
          </table:table-cell>
          <table:table-cell office:value-type="float" office:value="372630" calcext:value-type="float">
            <text:p>372630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337480" calcext:value-type="float">
            <text:p>33748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1817" calcext:value-type="float">
            <text:p>11817</text:p>
          </table:table-cell>
          <table:table-cell office:value-type="float" office:value="388780" calcext:value-type="float">
            <text:p>388780</text:p>
          </table:table-cell>
          <table:table-cell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432680" calcext:value-type="float">
            <text:p>432680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206160" calcext:value-type="float">
            <text:p>20616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6121" calcext:value-type="float">
            <text:p>16121</text:p>
          </table:table-cell>
          <table:table-cell office:value-type="float" office:value="680280" calcext:value-type="float">
            <text:p>680280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float" office:value="484350" calcext:value-type="float">
            <text:p>484350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557970" calcext:value-type="float">
            <text:p>55797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222" calcext:value-type="float">
            <text:p>10222</text:p>
          </table:table-cell>
          <table:table-cell office:value-type="float" office:value="185980" calcext:value-type="float">
            <text:p>185980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89460" calcext:value-type="float">
            <text:p>289460</text:p>
          </table:table-cell>
          <table:table-cell/>
          <table:table-cell office:value-type="float" office:value="7308" calcext:value-type="float">
            <text:p>7308</text:p>
          </table:table-cell>
          <table:table-cell office:value-type="float" office:value="338850" calcext:value-type="float">
            <text:p>3388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13" calcext:value-type="float">
            <text:p>11613</text:p>
          </table:table-cell>
          <table:table-cell office:value-type="float" office:value="318930" calcext:value-type="float">
            <text:p>318930</text:p>
          </table:table-cell>
          <table:table-cell/>
        </table:table-row>
        <table:table-row table:style-name="ro1">
          <table:table-cell office:value-type="float" office:value="13338" calcext:value-type="float">
            <text:p>13338</text:p>
          </table:table-cell>
          <table:table-cell office:value-type="float" office:value="421600" calcext:value-type="float">
            <text:p>421600</text:p>
          </table:table-cell>
          <table:table-cell/>
          <table:table-cell office:value-type="float" office:value="2303" calcext:value-type="float">
            <text:p>2303</text:p>
          </table:table-cell>
          <table:table-cell office:value-type="float" office:value="106880" calcext:value-type="float">
            <text:p>10688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641040" calcext:value-type="float">
            <text:p>641040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38450" calcext:value-type="float">
            <text:p>38450</text:p>
          </table:table-cell>
          <table:table-cell/>
          <table:table-cell office:value-type="float" office:value="8541" calcext:value-type="float">
            <text:p>8541</text:p>
          </table:table-cell>
          <table:table-cell office:value-type="float" office:value="395500" calcext:value-type="float">
            <text:p>39550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17587" calcext:value-type="float">
            <text:p>17587</text:p>
          </table:table-cell>
          <table:table-cell office:value-type="float" office:value="820510" calcext:value-type="float">
            <text:p>820510</text:p>
          </table:table-cell>
          <table:table-cell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434690" calcext:value-type="float">
            <text:p>434690</text:p>
          </table:table-cell>
          <table:table-cell/>
          <table:table-cell office:value-type="float" office:value="11264" calcext:value-type="float">
            <text:p>11264</text:p>
          </table:table-cell>
          <table:table-cell office:value-type="float" office:value="525640" calcext:value-type="float">
            <text:p>52564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6108" calcext:value-type="float">
            <text:p>6108</text:p>
          </table:table-cell>
          <table:table-cell office:value-type="float" office:value="146970" calcext:value-type="float">
            <text:p>146970</text:p>
          </table:table-cell>
          <table:table-cell/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236090" calcext:value-type="float">
            <text:p>236090</text:p>
          </table:table-cell>
          <table:table-cell/>
          <table:table-cell office:value-type="float" office:value="9781" calcext:value-type="float">
            <text:p>9781</text:p>
          </table:table-cell>
          <table:table-cell office:value-type="float" office:value="456840" calcext:value-type="float">
            <text:p>45684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6638" calcext:value-type="float">
            <text:p>16638</text:p>
          </table:table-cell>
          <table:table-cell office:value-type="float" office:value="688920" calcext:value-type="float">
            <text:p>688920</text:p>
          </table:table-cell>
          <table:table-cell/>
        </table:table-row>
        <table:table-row table:style-name="ro1">
          <table:table-cell office:value-type="float" office:value="14069" calcext:value-type="float">
            <text:p>14069</text:p>
          </table:table-cell>
          <table:table-cell office:value-type="float" office:value="499360" calcext:value-type="float">
            <text:p>499360</text:p>
          </table:table-cell>
          <table:table-cell/>
          <table:table-cell office:value-type="float" office:value="8102" calcext:value-type="float">
            <text:p>8102</text:p>
          </table:table-cell>
          <table:table-cell office:value-type="float" office:value="375370" calcext:value-type="float">
            <text:p>37537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594" calcext:value-type="float">
            <text:p>11594</text:p>
          </table:table-cell>
          <table:table-cell office:value-type="float" office:value="396080" calcext:value-type="float">
            <text:p>396080</text:p>
          </table:table-cell>
          <table:table-cell/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242860" calcext:value-type="float">
            <text:p>242860</text:p>
          </table:table-cell>
          <table:table-cell/>
          <table:table-cell office:value-type="float" office:value="3834" calcext:value-type="float">
            <text:p>3834</text:p>
          </table:table-cell>
          <table:table-cell office:value-type="float" office:value="179270" calcext:value-type="float">
            <text:p>17927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3057" calcext:value-type="float">
            <text:p>13057</text:p>
          </table:table-cell>
          <table:table-cell office:value-type="float" office:value="419840" calcext:value-type="float">
            <text:p>419840</text:p>
          </table:table-cell>
          <table:table-cell/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336450" calcext:value-type="float">
            <text:p>336450</text:p>
          </table:table-cell>
          <table:table-cell/>
          <table:table-cell office:value-type="float" office:value="9103" calcext:value-type="float">
            <text:p>9103</text:p>
          </table:table-cell>
          <table:table-cell office:value-type="float" office:value="422610" calcext:value-type="float">
            <text:p>42261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9525" calcext:value-type="float">
            <text:p>9525</text:p>
          </table:table-cell>
          <table:table-cell office:value-type="float" office:value="335680" calcext:value-type="float">
            <text:p>335680</text:p>
          </table:table-cell>
          <table:table-cell/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522430" calcext:value-type="float">
            <text:p>522430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332790" calcext:value-type="float">
            <text:p>33279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2335" calcext:value-type="float">
            <text:p>12335</text:p>
          </table:table-cell>
          <table:table-cell office:value-type="float" office:value="467180" calcext:value-type="float">
            <text:p>467180</text:p>
          </table:table-cell>
          <table:table-cell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float" office:value="507080" calcext:value-type="float">
            <text:p>507080</text:p>
          </table:table-cell>
          <table:table-cell/>
          <table:table-cell office:value-type="float" office:value="6641" calcext:value-type="float">
            <text:p>6641</text:p>
          </table:table-cell>
          <table:table-cell office:value-type="float" office:value="307590" calcext:value-type="float">
            <text:p>30759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3803" calcext:value-type="float">
            <text:p>13803</text:p>
          </table:table-cell>
          <table:table-cell office:value-type="float" office:value="568620" calcext:value-type="float">
            <text:p>568620</text:p>
          </table:table-cell>
          <table:table-cell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401420" calcext:value-type="float">
            <text:p>401420</text:p>
          </table:table-cell>
          <table:table-cell/>
          <table:table-cell office:value-type="float" office:value="11914" calcext:value-type="float">
            <text:p>11914</text:p>
          </table:table-cell>
          <table:table-cell office:value-type="float" office:value="555020" calcext:value-type="float">
            <text:p>55502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9376" calcext:value-type="float">
            <text:p>9376</text:p>
          </table:table-cell>
          <table:table-cell office:value-type="float" office:value="202390" calcext:value-type="float">
            <text:p>202390</text:p>
          </table:table-cell>
          <table:table-cell/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float" office:value="561730" calcext:value-type="float">
            <text:p>561730</text:p>
          </table:table-cell>
          <table:table-cell/>
          <table:table-cell office:value-type="float" office:value="11948" calcext:value-type="float">
            <text:p>11948</text:p>
          </table:table-cell>
          <table:table-cell office:value-type="float" office:value="555960" calcext:value-type="float">
            <text:p>55596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230280" calcext:value-type="float">
            <text:p>230280</text:p>
          </table:table-cell>
          <table:table-cell/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float" office:value="613700" calcext:value-type="float">
            <text:p>613700</text:p>
          </table:table-cell>
          <table:table-cell/>
          <table:table-cell office:value-type="float" office:value="11326" calcext:value-type="float">
            <text:p>11326</text:p>
          </table:table-cell>
          <table:table-cell office:value-type="float" office:value="525840" calcext:value-type="float">
            <text:p>5258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3721" calcext:value-type="float">
            <text:p>13721</text:p>
          </table:table-cell>
          <table:table-cell office:value-type="float" office:value="413030" calcext:value-type="float">
            <text:p>413030</text:p>
          </table:table-cell>
          <table:table-cell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672100" calcext:value-type="float">
            <text:p>672100</text:p>
          </table:table-cell>
          <table:table-cell/>
          <table:table-cell office:value-type="float" office:value="5080" calcext:value-type="float">
            <text:p>5080</text:p>
          </table:table-cell>
          <table:table-cell office:value-type="float" office:value="236670" calcext:value-type="float">
            <text:p>23667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8740" calcext:value-type="float">
            <text:p>168740</text:p>
          </table:table-cell>
          <table:table-cell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float" office:value="400470" calcext:value-type="float">
            <text:p>400470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371090" calcext:value-type="float">
            <text:p>37109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8703" calcext:value-type="float">
            <text:p>8703</text:p>
          </table:table-cell>
          <table:table-cell office:value-type="float" office:value="141710" calcext:value-type="float">
            <text:p>141710</text:p>
          </table:table-cell>
          <table:table-cell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701750" calcext:value-type="float">
            <text:p>701750</text:p>
          </table:table-cell>
          <table:table-cell/>
          <table:table-cell office:value-type="float" office:value="5173" calcext:value-type="float">
            <text:p>5173</text:p>
          </table:table-cell>
          <table:table-cell office:value-type="float" office:value="239250" calcext:value-type="float">
            <text:p>23925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073" calcext:value-type="float">
            <text:p>11073</text:p>
          </table:table-cell>
          <table:table-cell office:value-type="float" office:value="327460" calcext:value-type="float">
            <text:p>327460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297210" calcext:value-type="float">
            <text:p>297210</text:p>
          </table:table-cell>
          <table:table-cell/>
          <table:table-cell office:value-type="float" office:value="8563" calcext:value-type="float">
            <text:p>8563</text:p>
          </table:table-cell>
          <table:table-cell office:value-type="float" office:value="398480" calcext:value-type="float">
            <text:p>3984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8028" calcext:value-type="float">
            <text:p>18028</text:p>
          </table:table-cell>
          <table:table-cell office:value-type="float" office:value="726290" calcext:value-type="float">
            <text:p>726290</text:p>
          </table:table-cell>
          <table:table-cell/>
        </table:table-row>
        <table:table-row table:style-name="ro1">
          <table:table-cell office:value-type="float" office:value="11877" calcext:value-type="float">
            <text:p>11877</text:p>
          </table:table-cell>
          <table:table-cell office:value-type="float" office:value="470400" calcext:value-type="float">
            <text:p>470400</text:p>
          </table:table-cell>
          <table:table-cell/>
          <table:table-cell office:value-type="float" office:value="9191" calcext:value-type="float">
            <text:p>9191</text:p>
          </table:table-cell>
          <table:table-cell office:value-type="float" office:value="427880" calcext:value-type="float">
            <text:p>42788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20014" calcext:value-type="float">
            <text:p>20014</text:p>
          </table:table-cell>
          <table:table-cell office:value-type="float" office:value="737780" calcext:value-type="float">
            <text:p>737780</text:p>
          </table:table-cell>
          <table:table-cell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191340" calcext:value-type="float">
            <text:p>191340</text:p>
          </table:table-cell>
          <table:table-cell/>
          <table:table-cell office:value-type="float" office:value="14109" calcext:value-type="float">
            <text:p>14109</text:p>
          </table:table-cell>
          <table:table-cell office:value-type="float" office:value="655340" calcext:value-type="float">
            <text:p>65534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6028" calcext:value-type="float">
            <text:p>16028</text:p>
          </table:table-cell>
          <table:table-cell office:value-type="float" office:value="651980" calcext:value-type="float">
            <text:p>651980</text:p>
          </table:table-cell>
          <table:table-cell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526870" calcext:value-type="float">
            <text:p>526870</text:p>
          </table:table-cell>
          <table:table-cell/>
          <table:table-cell office:value-type="float" office:value="9943" calcext:value-type="float">
            <text:p>9943</text:p>
          </table:table-cell>
          <table:table-cell office:value-type="float" office:value="463280" calcext:value-type="float">
            <text:p>46328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2887" calcext:value-type="float">
            <text:p>12887</text:p>
          </table:table-cell>
          <table:table-cell office:value-type="float" office:value="329860" calcext:value-type="float">
            <text:p>329860</text:p>
          </table:table-cell>
          <table:table-cell/>
        </table:table-row>
        <table:table-row table:style-name="ro1">
          <table:table-cell office:value-type="float" office:value="17246" calcext:value-type="float">
            <text:p>17246</text:p>
          </table:table-cell>
          <table:table-cell office:value-type="float" office:value="642310" calcext:value-type="float">
            <text:p>642310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777020" calcext:value-type="float">
            <text:p>77702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3635" calcext:value-type="float">
            <text:p>13635</text:p>
          </table:table-cell>
          <table:table-cell office:value-type="float" office:value="415090" calcext:value-type="float">
            <text:p>415090</text:p>
          </table:table-cell>
          <table:table-cell/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374770" calcext:value-type="float">
            <text:p>374770</text:p>
          </table:table-cell>
          <table:table-cell/>
          <table:table-cell office:value-type="float" office:value="11353" calcext:value-type="float">
            <text:p>11353</text:p>
          </table:table-cell>
          <table:table-cell office:value-type="float" office:value="532010" calcext:value-type="float">
            <text:p>53201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5843" calcext:value-type="float">
            <text:p>15843</text:p>
          </table:table-cell>
          <table:table-cell office:value-type="float" office:value="488370" calcext:value-type="float">
            <text:p>488370</text:p>
          </table:table-cell>
          <table:table-cell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6490" calcext:value-type="float">
            <text:p>196490</text:p>
          </table:table-cell>
          <table:table-cell/>
          <table:table-cell office:value-type="float" office:value="12636" calcext:value-type="float">
            <text:p>12636</text:p>
          </table:table-cell>
          <table:table-cell office:value-type="float" office:value="588620" calcext:value-type="float">
            <text:p>58862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9040" calcext:value-type="float">
            <text:p>9040</text:p>
          </table:table-cell>
          <table:table-cell office:value-type="float" office:value="562080" calcext:value-type="float">
            <text:p>562080</text:p>
          </table:table-cell>
          <table:table-cell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14010" calcext:value-type="float">
            <text:p>114010</text:p>
          </table:table-cell>
          <table:table-cell/>
          <table:table-cell office:value-type="float" office:value="4535" calcext:value-type="float">
            <text:p>4535</text:p>
          </table:table-cell>
          <table:table-cell office:value-type="float" office:value="207830" calcext:value-type="float">
            <text:p>20783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7701" calcext:value-type="float">
            <text:p>7701</text:p>
          </table:table-cell>
          <table:table-cell office:value-type="float" office:value="428480" calcext:value-type="float">
            <text:p>428480</text:p>
          </table:table-cell>
          <table:table-cell/>
        </table:table-row>
        <table:table-row table:style-name="ro1">
          <table:table-cell office:value-type="float" office:value="15905" calcext:value-type="float">
            <text:p>15905</text:p>
          </table:table-cell>
          <table:table-cell office:value-type="float" office:value="576480" calcext:value-type="float">
            <text:p>576480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557680" calcext:value-type="float">
            <text:p>55768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5405" calcext:value-type="float">
            <text:p>15405</text:p>
          </table:table-cell>
          <table:table-cell office:value-type="float" office:value="850760" calcext:value-type="float">
            <text:p>850760</text:p>
          </table:table-cell>
          <table:table-cell/>
        </table:table-row>
        <table:table-row table:style-name="ro1">
          <table:table-cell office:value-type="float" office:value="15863" calcext:value-type="float">
            <text:p>15863</text:p>
          </table:table-cell>
          <table:table-cell office:value-type="float" office:value="574570" calcext:value-type="float">
            <text:p>574570</text:p>
          </table:table-cell>
          <table:table-cell/>
          <table:table-cell office:value-type="float" office:value="7262" calcext:value-type="float">
            <text:p>7262</text:p>
          </table:table-cell>
          <table:table-cell office:value-type="float" office:value="339380" calcext:value-type="float">
            <text:p>33938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5992" calcext:value-type="float">
            <text:p>5992</text:p>
          </table:table-cell>
          <table:table-cell office:value-type="float" office:value="388620" calcext:value-type="float">
            <text:p>388620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228930" calcext:value-type="float">
            <text:p>228930</text:p>
          </table:table-cell>
          <table:table-cell/>
          <table:table-cell office:value-type="float" office:value="12635" calcext:value-type="float">
            <text:p>12635</text:p>
          </table:table-cell>
          <table:table-cell office:value-type="float" office:value="586460" calcext:value-type="float">
            <text:p>58646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2282" calcext:value-type="float">
            <text:p>2282</text:p>
          </table:table-cell>
          <table:table-cell office:value-type="float" office:value="47520" calcext:value-type="float">
            <text:p>47520</text:p>
          </table:table-cell>
          <table:table-cell/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450630" calcext:value-type="float">
            <text:p>450630</text:p>
          </table:table-cell>
          <table:table-cell/>
          <table:table-cell office:value-type="float" office:value="11914" calcext:value-type="float">
            <text:p>11914</text:p>
          </table:table-cell>
          <table:table-cell office:value-type="float" office:value="554620" calcext:value-type="float">
            <text:p>55462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498180" calcext:value-type="float">
            <text:p>498180</text:p>
          </table:table-cell>
          <table:table-cell/>
        </table:table-row>
        <table:table-row table:style-name="ro1">
          <table:table-cell office:value-type="float" office:value="13739" calcext:value-type="float">
            <text:p>13739</text:p>
          </table:table-cell>
          <table:table-cell office:value-type="float" office:value="432780" calcext:value-type="float">
            <text:p>432780</text:p>
          </table:table-cell>
          <table:table-cell/>
          <table:table-cell office:value-type="float" office:value="12658" calcext:value-type="float">
            <text:p>12658</text:p>
          </table:table-cell>
          <table:table-cell office:value-type="float" office:value="591780" calcext:value-type="float">
            <text:p>59178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456" calcext:value-type="float">
            <text:p>12456</text:p>
          </table:table-cell>
          <table:table-cell office:value-type="float" office:value="713490" calcext:value-type="float">
            <text:p>713490</text:p>
          </table:table-cell>
          <table:table-cell/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float" office:value="493050" calcext:value-type="float">
            <text:p>493050</text:p>
          </table:table-cell>
          <table:table-cell/>
          <table:table-cell office:value-type="float" office:value="8563" calcext:value-type="float">
            <text:p>8563</text:p>
          </table:table-cell>
          <table:table-cell office:value-type="float" office:value="398500" calcext:value-type="float">
            <text:p>39850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7897" calcext:value-type="float">
            <text:p>7897</text:p>
          </table:table-cell>
          <table:table-cell office:value-type="float" office:value="234640" calcext:value-type="float">
            <text:p>234640</text:p>
          </table:table-cell>
          <table:table-cell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235540" calcext:value-type="float">
            <text:p>235540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652400" calcext:value-type="float">
            <text:p>65240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3024" calcext:value-type="float">
            <text:p>13024</text:p>
          </table:table-cell>
          <table:table-cell office:value-type="float" office:value="570970" calcext:value-type="float">
            <text:p>570970</text:p>
          </table:table-cell>
          <table:table-cell/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float" office:value="340410" calcext:value-type="float">
            <text:p>340410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524250" calcext:value-type="float">
            <text:p>52425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0898" calcext:value-type="float">
            <text:p>10898</text:p>
          </table:table-cell>
          <table:table-cell office:value-type="float" office:value="445650" calcext:value-type="float">
            <text:p>445650</text:p>
          </table:table-cell>
          <table:table-cell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395480" calcext:value-type="float">
            <text:p>395480</text:p>
          </table:table-cell>
          <table:table-cell/>
          <table:table-cell office:value-type="float" office:value="15487" calcext:value-type="float">
            <text:p>15487</text:p>
          </table:table-cell>
          <table:table-cell office:value-type="float" office:value="720450" calcext:value-type="float">
            <text:p>72045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607" calcext:value-type="float">
            <text:p>11607</text:p>
          </table:table-cell>
          <table:table-cell office:value-type="float" office:value="497590" calcext:value-type="float">
            <text:p>497590</text:p>
          </table:table-cell>
          <table:table-cell/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float" office:value="595320" calcext:value-type="float">
            <text:p>595320</text:p>
          </table:table-cell>
          <table:table-cell/>
          <table:table-cell office:value-type="float" office:value="9826" calcext:value-type="float">
            <text:p>9826</text:p>
          </table:table-cell>
          <table:table-cell office:value-type="float" office:value="458010" calcext:value-type="float">
            <text:p>45801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63150" calcext:value-type="float">
            <text:p>363150</text:p>
          </table:table-cell>
          <table:table-cell/>
        </table:table-row>
        <table:table-row table:style-name="ro1">
          <table:table-cell office:value-type="float" office:value="13578" calcext:value-type="float">
            <text:p>13578</text:p>
          </table:table-cell>
          <table:table-cell office:value-type="float" office:value="354820" calcext:value-type="float">
            <text:p>354820</text:p>
          </table:table-cell>
          <table:table-cell/>
          <table:table-cell office:value-type="float" office:value="12150" calcext:value-type="float">
            <text:p>12150</text:p>
          </table:table-cell>
          <table:table-cell office:value-type="float" office:value="565480" calcext:value-type="float">
            <text:p>56548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8309" calcext:value-type="float">
            <text:p>8309</text:p>
          </table:table-cell>
          <table:table-cell office:value-type="float" office:value="492930" calcext:value-type="float">
            <text:p>492930</text:p>
          </table:table-cell>
          <table:table-cell/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float" office:value="755890" calcext:value-type="float">
            <text:p>755890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646890" calcext:value-type="float">
            <text:p>64689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167160" calcext:value-type="float">
            <text:p>167160</text:p>
          </table:table-cell>
          <table:table-cell/>
        </table:table-row>
        <table:table-row table:style-name="ro1">
          <table:table-cell office:value-type="float" office:value="19431" calcext:value-type="float">
            <text:p>19431</text:p>
          </table:table-cell>
          <table:table-cell office:value-type="float" office:value="591720" calcext:value-type="float">
            <text:p>591720</text:p>
          </table:table-cell>
          <table:table-cell/>
          <table:table-cell office:value-type="float" office:value="6083" calcext:value-type="float">
            <text:p>6083</text:p>
          </table:table-cell>
          <table:table-cell office:value-type="float" office:value="280700" calcext:value-type="float">
            <text:p>28070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3043" calcext:value-type="float">
            <text:p>13043</text:p>
          </table:table-cell>
          <table:table-cell office:value-type="float" office:value="671470" calcext:value-type="float">
            <text:p>671470</text:p>
          </table:table-cell>
          <table:table-cell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float" office:value="167810" calcext:value-type="float">
            <text:p>167810</text:p>
          </table:table-cell>
          <table:table-cell/>
          <table:table-cell office:value-type="float" office:value="14023" calcext:value-type="float">
            <text:p>14023</text:p>
          </table:table-cell>
          <table:table-cell office:value-type="float" office:value="648100" calcext:value-type="float">
            <text:p>64810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1614" calcext:value-type="float">
            <text:p>11614</text:p>
          </table:table-cell>
          <table:table-cell office:value-type="float" office:value="497530" calcext:value-type="float">
            <text:p>497530</text:p>
          </table:table-cell>
          <table:table-cell/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float" office:value="638740" calcext:value-type="float">
            <text:p>638740</text:p>
          </table:table-cell>
          <table:table-cell/>
          <table:table-cell office:value-type="float" office:value="12639" calcext:value-type="float">
            <text:p>12639</text:p>
          </table:table-cell>
          <table:table-cell office:value-type="float" office:value="590430" calcext:value-type="float">
            <text:p>59043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1484" calcext:value-type="float">
            <text:p>11484</text:p>
          </table:table-cell>
          <table:table-cell office:value-type="float" office:value="500100" calcext:value-type="float">
            <text:p>500100</text:p>
          </table:table-cell>
          <table:table-cell/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155200" calcext:value-type="float">
            <text:p>155200</text:p>
          </table:table-cell>
          <table:table-cell/>
          <table:table-cell office:value-type="float" office:value="14002" calcext:value-type="float">
            <text:p>14002</text:p>
          </table:table-cell>
          <table:table-cell office:value-type="float" office:value="652190" calcext:value-type="float">
            <text:p>65219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4448" calcext:value-type="float">
            <text:p>4448</text:p>
          </table:table-cell>
          <table:table-cell office:value-type="float" office:value="214510" calcext:value-type="float">
            <text:p>214510</text:p>
          </table:table-cell>
          <table:table-cell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637080" calcext:value-type="float">
            <text:p>63708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49340" calcext:value-type="float">
            <text:p>74934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378460" calcext:value-type="float">
            <text:p>378460</text:p>
          </table:table-cell>
          <table:table-cell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float" office:value="352420" calcext:value-type="float">
            <text:p>352420</text:p>
          </table:table-cell>
          <table:table-cell/>
          <table:table-cell office:value-type="float" office:value="11909" calcext:value-type="float">
            <text:p>11909</text:p>
          </table:table-cell>
          <table:table-cell office:value-type="float" office:value="557110" calcext:value-type="float">
            <text:p>55711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5146" calcext:value-type="float">
            <text:p>5146</text:p>
          </table:table-cell>
          <table:table-cell office:value-type="float" office:value="205360" calcext:value-type="float">
            <text:p>205360</text:p>
          </table:table-cell>
          <table:table-cell/>
        </table:table-row>
        <table:table-row table:style-name="ro1">
          <table:table-cell office:value-type="float" office:value="13425" calcext:value-type="float">
            <text:p>13425</text:p>
          </table:table-cell>
          <table:table-cell office:value-type="float" office:value="218390" calcext:value-type="float">
            <text:p>218390</text:p>
          </table:table-cell>
          <table:table-cell/>
          <table:table-cell office:value-type="float" office:value="14811" calcext:value-type="float">
            <text:p>14811</text:p>
          </table:table-cell>
          <table:table-cell office:value-type="float" office:value="687790" calcext:value-type="float">
            <text:p>68779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566390" calcext:value-type="float">
            <text:p>566390</text:p>
          </table:table-cell>
          <table:table-cell/>
        </table:table-row>
        <table:table-row table:style-name="ro1">
          <table:table-cell office:value-type="float" office:value="21477" calcext:value-type="float">
            <text:p>21477</text:p>
          </table:table-cell>
          <table:table-cell office:value-type="float" office:value="724440" calcext:value-type="float">
            <text:p>724440</text:p>
          </table:table-cell>
          <table:table-cell/>
          <table:table-cell office:value-type="float" office:value="12671" calcext:value-type="float">
            <text:p>12671</text:p>
          </table:table-cell>
          <table:table-cell office:value-type="float" office:value="589990" calcext:value-type="float">
            <text:p>58999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5567" calcext:value-type="float">
            <text:p>5567</text:p>
          </table:table-cell>
          <table:table-cell office:value-type="float" office:value="156160" calcext:value-type="float">
            <text:p>156160</text:p>
          </table:table-cell>
          <table:table-cell/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244710" calcext:value-type="float">
            <text:p>244710</text:p>
          </table:table-cell>
          <table:table-cell/>
          <table:table-cell office:value-type="float" office:value="16155" calcext:value-type="float">
            <text:p>16155</text:p>
          </table:table-cell>
          <table:table-cell office:value-type="float" office:value="750600" calcext:value-type="float">
            <text:p>75060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4907" calcext:value-type="float">
            <text:p>14907</text:p>
          </table:table-cell>
          <table:table-cell office:value-type="float" office:value="804720" calcext:value-type="float">
            <text:p>804720</text:p>
          </table:table-cell>
          <table:table-cell/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513580" calcext:value-type="float">
            <text:p>513580</text:p>
          </table:table-cell>
          <table:table-cell/>
          <table:table-cell office:value-type="float" office:value="12715" calcext:value-type="float">
            <text:p>12715</text:p>
          </table:table-cell>
          <table:table-cell office:value-type="float" office:value="592360" calcext:value-type="float">
            <text:p>59236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5525" calcext:value-type="float">
            <text:p>15525</text:p>
          </table:table-cell>
          <table:table-cell office:value-type="float" office:value="707320" calcext:value-type="float">
            <text:p>707320</text:p>
          </table:table-cell>
          <table:table-cell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339170" calcext:value-type="float">
            <text:p>339170</text:p>
          </table:table-cell>
          <table:table-cell/>
          <table:table-cell office:value-type="float" office:value="19584" calcext:value-type="float">
            <text:p>19584</text:p>
          </table:table-cell>
          <table:table-cell office:value-type="float" office:value="909420" calcext:value-type="float">
            <text:p>90942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653" calcext:value-type="float">
            <text:p>12653</text:p>
          </table:table-cell>
          <table:table-cell office:value-type="float" office:value="387760" calcext:value-type="float">
            <text:p>387760</text:p>
          </table:table-cell>
          <table:table-cell/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float" office:value="602870" calcext:value-type="float">
            <text:p>602870</text:p>
          </table:table-cell>
          <table:table-cell/>
          <table:table-cell office:value-type="float" office:value="13472" calcext:value-type="float">
            <text:p>13472</text:p>
          </table:table-cell>
          <table:table-cell office:value-type="float" office:value="630200" calcext:value-type="float">
            <text:p>63020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4767" calcext:value-type="float">
            <text:p>14767</text:p>
          </table:table-cell>
          <table:table-cell office:value-type="float" office:value="653540" calcext:value-type="float">
            <text:p>653540</text:p>
          </table:table-cell>
          <table:table-cell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252150" calcext:value-type="float">
            <text:p>252150</text:p>
          </table:table-cell>
          <table:table-cell/>
          <table:table-cell office:value-type="float" office:value="16736" calcext:value-type="float">
            <text:p>16736</text:p>
          </table:table-cell>
          <table:table-cell office:value-type="float" office:value="776950" calcext:value-type="float">
            <text:p>77695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230860" calcext:value-type="float">
            <text:p>230860</text:p>
          </table:table-cell>
          <table:table-cell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403840" calcext:value-type="float">
            <text:p>403840</text:p>
          </table:table-cell>
          <table:table-cell/>
          <table:table-cell office:value-type="float" office:value="7955" calcext:value-type="float">
            <text:p>7955</text:p>
          </table:table-cell>
          <table:table-cell office:value-type="float" office:value="374510" calcext:value-type="float">
            <text:p>37451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0495" calcext:value-type="float">
            <text:p>10495</text:p>
          </table:table-cell>
          <table:table-cell office:value-type="float" office:value="432510" calcext:value-type="float">
            <text:p>432510</text:p>
          </table:table-cell>
          <table:table-cell/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float" office:value="595670" calcext:value-type="float">
            <text:p>595670</text:p>
          </table:table-cell>
          <table:table-cell/>
          <table:table-cell office:value-type="float" office:value="9955" calcext:value-type="float">
            <text:p>9955</text:p>
          </table:table-cell>
          <table:table-cell office:value-type="float" office:value="465920" calcext:value-type="float">
            <text:p>46592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3996" calcext:value-type="float">
            <text:p>13996</text:p>
          </table:table-cell>
          <table:table-cell office:value-type="float" office:value="563270" calcext:value-type="float">
            <text:p>563270</text:p>
          </table:table-cell>
          <table:table-cell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549080" calcext:value-type="float">
            <text:p>549080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557030" calcext:value-type="float">
            <text:p>55703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6164" calcext:value-type="float">
            <text:p>16164</text:p>
          </table:table-cell>
          <table:table-cell office:value-type="float" office:value="676070" calcext:value-type="float">
            <text:p>676070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37970" calcext:value-type="float">
            <text:p>137970</text:p>
          </table:table-cell>
          <table:table-cell/>
          <table:table-cell office:value-type="float" office:value="16041" calcext:value-type="float">
            <text:p>16041</text:p>
          </table:table-cell>
          <table:table-cell office:value-type="float" office:value="746440" calcext:value-type="float">
            <text:p>74644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335340" calcext:value-type="float">
            <text:p>335340</text:p>
          </table:table-cell>
          <table:table-cell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259980" calcext:value-type="float">
            <text:p>259980</text:p>
          </table:table-cell>
          <table:table-cell/>
          <table:table-cell office:value-type="float" office:value="12771" calcext:value-type="float">
            <text:p>12771</text:p>
          </table:table-cell>
          <table:table-cell office:value-type="float" office:value="591520" calcext:value-type="float">
            <text:p>59152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1144" calcext:value-type="float">
            <text:p>11144</text:p>
          </table:table-cell>
          <table:table-cell office:value-type="float" office:value="461180" calcext:value-type="float">
            <text:p>461180</text:p>
          </table:table-cell>
          <table:table-cell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423840" calcext:value-type="float">
            <text:p>423840</text:p>
          </table:table-cell>
          <table:table-cell/>
          <table:table-cell office:value-type="float" office:value="18108" calcext:value-type="float">
            <text:p>18108</text:p>
          </table:table-cell>
          <table:table-cell office:value-type="float" office:value="843250" calcext:value-type="float">
            <text:p>8432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4728" calcext:value-type="float">
            <text:p>14728</text:p>
          </table:table-cell>
          <table:table-cell office:value-type="float" office:value="636360" calcext:value-type="float">
            <text:p>636360</text:p>
          </table:table-cell>
          <table:table-cell/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288930" calcext:value-type="float">
            <text:p>288930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659140" calcext:value-type="float">
            <text:p>65914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0884" calcext:value-type="float">
            <text:p>10884</text:p>
          </table:table-cell>
          <table:table-cell office:value-type="float" office:value="369500" calcext:value-type="float">
            <text:p>369500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55160" calcext:value-type="float">
            <text:p>355160</text:p>
          </table:table-cell>
          <table:table-cell/>
          <table:table-cell office:value-type="float" office:value="19452" calcext:value-type="float">
            <text:p>19452</text:p>
          </table:table-cell>
          <table:table-cell office:value-type="float" office:value="902100" calcext:value-type="float">
            <text:p>90210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1830" calcext:value-type="float">
            <text:p>11830</text:p>
          </table:table-cell>
          <table:table-cell office:value-type="float" office:value="393030" calcext:value-type="float">
            <text:p>39303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554500" calcext:value-type="float">
            <text:p>55450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89490" calcext:value-type="float">
            <text:p>58949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6138" calcext:value-type="float">
            <text:p>16138</text:p>
          </table:table-cell>
          <table:table-cell office:value-type="float" office:value="702490" calcext:value-type="float">
            <text:p>702490</text:p>
          </table:table-cell>
          <table:table-cell/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float" office:value="555550" calcext:value-type="float">
            <text:p>555550</text:p>
          </table:table-cell>
          <table:table-cell/>
          <table:table-cell office:value-type="float" office:value="15335" calcext:value-type="float">
            <text:p>15335</text:p>
          </table:table-cell>
          <table:table-cell office:value-type="float" office:value="716310" calcext:value-type="float">
            <text:p>7163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278" calcext:value-type="float">
            <text:p>10278</text:p>
          </table:table-cell>
          <table:table-cell office:value-type="float" office:value="189570" calcext:value-type="float">
            <text:p>189570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341910" calcext:value-type="float">
            <text:p>341910</text:p>
          </table:table-cell>
          <table:table-cell/>
          <table:table-cell office:value-type="float" office:value="15465" calcext:value-type="float">
            <text:p>15465</text:p>
          </table:table-cell>
          <table:table-cell office:value-type="float" office:value="723670" calcext:value-type="float">
            <text:p>7236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672" calcext:value-type="float">
            <text:p>11672</text:p>
          </table:table-cell>
          <table:table-cell office:value-type="float" office:value="330360" calcext:value-type="float">
            <text:p>330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8:54:39.77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6T14:58:05.753000000</meta:creation-date>
    <dc:date>2025-03-19T03:49:25.464000000</dc:date>
    <meta:editing-duration>P2DT1H15M47S</meta:editing-duration>
    <meta:editing-cycles>6</meta:editing-cycles>
    <meta:generator>LibreOffice/7.0.1.2$Windows_X86_64 LibreOffice_project/7cbcfc562f6eb6708b5ff7d7397325de9e764452</meta:generator>
    <meta:document-statistic meta:table-count="2" meta:cell-count="863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9cm" svg:y="3.454cm" style:legend-expansion="high" chart:style-name="ch2"/>
        <chart:plot-area chart:style-name="ch3" table:cell-range-address="PacketCostVsAmountOfPackets.K2:PacketCostVsAmountOfPackets.K538 PacketCostVsAmountOfPackets.A2:PacketCostVsAmountOfPackets.B538 PacketCostVsAmountOfPackets.C1:PacketCostVsAmountOfPackets.C1 PacketCostVsAmountOfPackets.F1:PacketCostVsAmountOfPackets.F1 PacketCostVsAmountOfPackets.E2:PacketCostVsAmountOfPackets.E538 PacketCostVsAmountOfPackets.I1:PacketCostVsAmountOfPackets.I1 PacketCostVsAmountOfPackets.H2:PacketCostVsAmountOfPackets.H538 PacketCostVsAmountOfPackets.L1:PacketCostVsAmountOfPackets.L1" chart:data-source-has-labels="both" svg:x="0.32cm" svg:y="0.18cm" svg:width="12.779cm" svg:height="8.64cm">
          <chart:coordinate-region svg:x="1.682cm" svg:y="0.379cm" svg:width="10.767cm" svg:height="7.794cm"/>
          <chart:axis chart:dimension="x" chart:name="primary-x" chart:style-name="ch4" chartooo:axis-type="auto">
            <chart:categories table:cell-range-address="PacketCostVsAmountOfPackets.K2:PacketCostVsAmountOfPackets.K5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acketCostVsAmountOfPackets.B2:PacketCostVsAmountOfPackets.B538" chart:label-cell-address="PacketCostVsAmountOfPackets.C1:PacketCostVsAmountOfPackets.C1" chart:class="chart:scatter">
            <chart:domain table:cell-range-address="PacketCostVsAmountOfPackets.A2:PacketCostVsAmountOfPackets.A538"/>
            <chart:data-point chart:repeated="537"/>
          </chart:series>
          <chart:series chart:style-name="ch7" chart:values-cell-range-address="PacketCostVsAmountOfPackets.E2:PacketCostVsAmountOfPackets.E538" chart:label-cell-address="PacketCostVsAmountOfPackets.F1:PacketCostVsAmountOfPackets.F1" chart:class="chart:scatter">
            <chart:domain table:cell-range-address="PacketCostVsAmountOfPackets.D2:PacketCostVsAmountOfPackets.D538"/>
            <chart:data-point chart:repeated="537"/>
          </chart:series>
          <chart:series chart:style-name="ch8" chart:values-cell-range-address="PacketCostVsAmountOfPackets.H2:PacketCostVsAmountOfPackets.H538" chart:label-cell-address="PacketCostVsAmountOfPackets.I1:PacketCostVsAmountOfPackets.I1" chart:class="chart:scatter">
            <chart:domain table:cell-range-address="PacketCostVsAmountOfPackets.G2:PacketCostVsAmountOfPackets.G538"/>
            <chart:data-point chart:repeated="537"/>
          </chart:series>
          <chart:series chart:style-name="ch9" chart:values-cell-range-address="PacketCostVsAmountOfPackets.K2:PacketCostVsAmountOfPackets.K538" chart:label-cell-address="PacketCostVsAmountOfPackets.L1:PacketCostVsAmountOfPackets.L1" chart:class="chart:scatter">
            <chart:domain table:cell-range-address="PacketCostVsAmountOfPackets.J2:PacketCostVsAmountOfPackets.J538"/>
            <chart:data-point chart:repeated="5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tatic</text:p>
                <draw:g>
                  <svg:desc>PacketCostVsAmountOfPackets.C1:PacketCostVsAmountOfPackets.C1</svg:desc>
                </draw:g>
              </table:table-cell>
              <table:table-cell office:value-type="string">
                <text:p>Colonna D</text:p>
              </table:table-cell>
              <table:table-cell office:value-type="string">
                <text:p>Random</text:p>
                <draw:g>
                  <svg:desc>PacketCostVsAmountOfPackets.F1:PacketCostVsAmountOfPackets.F1</svg:desc>
                </draw:g>
              </table:table-cell>
              <table:table-cell office:value-type="string">
                <text:p>Colonna G</text:p>
              </table:table-cell>
              <table:table-cell office:value-type="string">
                <text:p>Round robin</text:p>
                <draw:g>
                  <svg:desc>PacketCostVsAmountOfPackets.I1:PacketCostVsAmountOfPackets.I1</svg:desc>
                </draw:g>
              </table:table-cell>
              <table:table-cell office:value-type="string">
                <text:p>Colonna J</text:p>
              </table:table-cell>
              <table:table-cell office:value-type="string">
                <text:p>Reactive</text:p>
                <draw:g>
                  <svg:desc>PacketCostVsAmountOfPackets.L1:PacketCostVsAmountOfPackets.L1</svg:desc>
                </draw:g>
              </table:table-cell>
            </table:table-row>
          </table:table-header-rows>
          <table:table-rows>
            <table:table-row>
              <table:table-cell office:value-type="float" office:value="429730">
                <text:p>429730</text:p>
                <draw:g>
                  <svg:desc>PacketCostVsAmountOfPackets.K2:PacketCostVsAmountOfPackets.K538</svg:desc>
                </draw:g>
              </table:table-cell>
              <table:table-cell office:value-type="float" office:value="10527">
                <text:p>10527</text:p>
                <draw:g>
                  <svg:desc>PacketCostVsAmountOfPackets.A2:PacketCostVsAmountOfPackets.A538</svg:desc>
                </draw:g>
              </table:table-cell>
              <table:table-cell office:value-type="float" office:value="515680">
                <text:p>515680</text:p>
                <draw:g>
                  <svg:desc>PacketCostVsAmountOfPackets.B2:PacketCostVsAmountOfPackets.B538</svg:desc>
                </draw:g>
              </table:table-cell>
              <table:table-cell office:value-type="float" office:value="5824">
                <text:p>5824</text:p>
                <draw:g>
                  <svg:desc>PacketCostVsAmountOfPackets.D2:PacketCostVsAmountOfPackets.D538</svg:desc>
                </draw:g>
              </table:table-cell>
              <table:table-cell office:value-type="float" office:value="268820">
                <text:p>268820</text:p>
                <draw:g>
                  <svg:desc>PacketCostVsAmountOfPackets.E2:PacketCostVsAmountOfPackets.E538</svg:desc>
                </draw:g>
              </table:table-cell>
              <table:table-cell office:value-type="float" office:value="244">
                <text:p>244</text:p>
                <draw:g>
                  <svg:desc>PacketCostVsAmountOfPackets.G2:PacketCostVsAmountOfPackets.G538</svg:desc>
                </draw:g>
              </table:table-cell>
              <table:table-cell office:value-type="float" office:value="3010">
                <text:p>3010</text:p>
                <draw:g>
                  <svg:desc>PacketCostVsAmountOfPackets.H2:PacketCostVsAmountOfPackets.H538</svg:desc>
                </draw:g>
              </table:table-cell>
              <table:table-cell office:value-type="float" office:value="7721">
                <text:p>7721</text:p>
                <draw:g>
                  <svg:desc>PacketCostVsAmountOfPackets.J2:PacketCostVsAmountOfPackets.J538</svg:desc>
                </draw:g>
              </table:table-cell>
              <table:table-cell office:value-type="float" office:value="429730">
                <text:p>429730</text:p>
                <draw:g>
                  <svg:desc>PacketCostVsAmountOfPackets.K2:PacketCostVsAmountOfPackets.K538</svg:desc>
                </draw:g>
              </table:table-cell>
            </table:table-row>
            <table:table-row>
              <table:table-cell office:value-type="float" office:value="276920">
                <text:p>276920</text:p>
              </table:table-cell>
              <table:table-cell office:value-type="float" office:value="8299">
                <text:p>8299</text:p>
              </table:table-cell>
              <table:table-cell office:value-type="float" office:value="336960">
                <text:p>336960</text:p>
              </table:table-cell>
              <table:table-cell office:value-type="float" office:value="11999">
                <text:p>11999</text:p>
              </table:table-cell>
              <table:table-cell office:value-type="float" office:value="559950">
                <text:p>559950</text:p>
              </table:table-cell>
              <table:table-cell office:value-type="float" office:value="2553">
                <text:p>2553</text:p>
              </table:table-cell>
              <table:table-cell office:value-type="float" office:value="93110">
                <text:p>93110</text:p>
              </table:table-cell>
              <table:table-cell office:value-type="float" office:value="7928">
                <text:p>7928</text:p>
              </table:table-cell>
              <table:table-cell office:value-type="float" office:value="276920">
                <text:p>276920</text:p>
              </table:table-cell>
            </table:table-row>
            <table:table-row>
              <table:table-cell office:value-type="float" office:value="438390">
                <text:p>438390</text:p>
              </table:table-cell>
              <table:table-cell office:value-type="float" office:value="8815">
                <text:p>8815</text:p>
              </table:table-cell>
              <table:table-cell office:value-type="float" office:value="252760">
                <text:p>252760</text:p>
              </table:table-cell>
              <table:table-cell office:value-type="float" office:value="7212">
                <text:p>7212</text:p>
              </table:table-cell>
              <table:table-cell office:value-type="float" office:value="335740">
                <text:p>335740</text:p>
              </table:table-cell>
              <table:table-cell office:value-type="float" office:value="6002">
                <text:p>6002</text:p>
              </table:table-cell>
              <table:table-cell office:value-type="float" office:value="245250">
                <text:p>245250</text:p>
              </table:table-cell>
              <table:table-cell office:value-type="float" office:value="10838">
                <text:p>10838</text:p>
              </table:table-cell>
              <table:table-cell office:value-type="float" office:value="438390">
                <text:p>438390</text:p>
              </table:table-cell>
            </table:table-row>
            <table:table-row>
              <table:table-cell office:value-type="float" office:value="362650">
                <text:p>362650</text:p>
              </table:table-cell>
              <table:table-cell office:value-type="float" office:value="11567">
                <text:p>11567</text:p>
              </table:table-cell>
              <table:table-cell office:value-type="float" office:value="406260">
                <text:p>406260</text:p>
              </table:table-cell>
              <table:table-cell office:value-type="float" office:value="2376">
                <text:p>2376</text:p>
              </table:table-cell>
              <table:table-cell office:value-type="float" office:value="111030">
                <text:p>111030</text:p>
              </table:table-cell>
              <table:table-cell office:value-type="float" office:value="9207">
                <text:p>9207</text:p>
              </table:table-cell>
              <table:table-cell office:value-type="float" office:value="397180">
                <text:p>397180</text:p>
              </table:table-cell>
              <table:table-cell office:value-type="float" office:value="6126">
                <text:p>6126</text:p>
              </table:table-cell>
              <table:table-cell office:value-type="float" office:value="362650">
                <text:p>362650</text:p>
              </table:table-cell>
            </table:table-row>
            <table:table-row>
              <table:table-cell office:value-type="float" office:value="490540">
                <text:p>490540</text:p>
              </table:table-cell>
              <table:table-cell office:value-type="float" office:value="14537">
                <text:p>14537</text:p>
              </table:table-cell>
              <table:table-cell office:value-type="float" office:value="595050">
                <text:p>595050</text:p>
              </table:table-cell>
              <table:table-cell office:value-type="float" office:value="7988">
                <text:p>7988</text:p>
              </table:table-cell>
              <table:table-cell office:value-type="float" office:value="370550">
                <text:p>370550</text:p>
              </table:table-cell>
              <table:table-cell office:value-type="float" office:value="2937">
                <text:p>2937</text:p>
              </table:table-cell>
              <table:table-cell office:value-type="float" office:value="106850">
                <text:p>106850</text:p>
              </table:table-cell>
              <table:table-cell office:value-type="float" office:value="8263">
                <text:p>8263</text:p>
              </table:table-cell>
              <table:table-cell office:value-type="float" office:value="490540">
                <text:p>490540</text:p>
              </table:table-cell>
            </table:table-row>
            <table:table-row>
              <table:table-cell office:value-type="float" office:value="670420">
                <text:p>670420</text:p>
              </table:table-cell>
              <table:table-cell office:value-type="float" office:value="9059">
                <text:p>9059</text:p>
              </table:table-cell>
              <table:table-cell office:value-type="float" office:value="548400">
                <text:p>548400</text:p>
              </table:table-cell>
              <table:table-cell office:value-type="float" office:value="9193">
                <text:p>9193</text:p>
              </table:table-cell>
              <table:table-cell office:value-type="float" office:value="426570">
                <text:p>426570</text:p>
              </table:table-cell>
              <table:table-cell office:value-type="float" office:value="11308">
                <text:p>11308</text:p>
              </table:table-cell>
              <table:table-cell office:value-type="float" office:value="495920">
                <text:p>495920</text:p>
              </table:table-cell>
              <table:table-cell office:value-type="float" office:value="13055">
                <text:p>13055</text:p>
              </table:table-cell>
              <table:table-cell office:value-type="float" office:value="670420">
                <text:p>670420</text:p>
              </table:table-cell>
            </table:table-row>
            <table:table-row>
              <table:table-cell office:value-type="float" office:value="218450">
                <text:p>218450</text:p>
              </table:table-cell>
              <table:table-cell office:value-type="float" office:value="3771">
                <text:p>3771</text:p>
              </table:table-cell>
              <table:table-cell office:value-type="float" office:value="140400">
                <text:p>140400</text:p>
              </table:table-cell>
              <table:table-cell office:value-type="float" office:value="7177">
                <text:p>7177</text:p>
              </table:table-cell>
              <table:table-cell office:value-type="float" office:value="334240">
                <text:p>334240</text:p>
              </table:table-cell>
              <table:table-cell office:value-type="float" office:value="9779">
                <text:p>9779</text:p>
              </table:table-cell>
              <table:table-cell office:value-type="float" office:value="419010">
                <text:p>419010</text:p>
              </table:table-cell>
              <table:table-cell office:value-type="float" office:value="4491">
                <text:p>4491</text:p>
              </table:table-cell>
              <table:table-cell office:value-type="float" office:value="218450">
                <text:p>218450</text:p>
              </table:table-cell>
            </table:table-row>
            <table:table-row>
              <table:table-cell office:value-type="float" office:value="378570">
                <text:p>378570</text:p>
              </table:table-cell>
              <table:table-cell office:value-type="float" office:value="6523">
                <text:p>6523</text:p>
              </table:table-cell>
              <table:table-cell office:value-type="float" office:value="262020">
                <text:p>262020</text:p>
              </table:table-cell>
              <table:table-cell office:value-type="float" office:value="6503">
                <text:p>6503</text:p>
              </table:table-cell>
              <table:table-cell office:value-type="float" office:value="300070">
                <text:p>300070</text:p>
              </table:table-cell>
              <table:table-cell office:value-type="float" office:value="6354">
                <text:p>6354</text:p>
              </table:table-cell>
              <table:table-cell office:value-type="float" office:value="266120">
                <text:p>266120</text:p>
              </table:table-cell>
              <table:table-cell office:value-type="float" office:value="7324">
                <text:p>7324</text:p>
              </table:table-cell>
              <table:table-cell office:value-type="float" office:value="378570">
                <text:p>378570</text:p>
              </table:table-cell>
            </table:table-row>
            <table:table-row>
              <table:table-cell office:value-type="float" office:value="203070">
                <text:p>203070</text:p>
              </table:table-cell>
              <table:table-cell office:value-type="float" office:value="9692">
                <text:p>9692</text:p>
              </table:table-cell>
              <table:table-cell office:value-type="float" office:value="428250">
                <text:p>428250</text:p>
              </table:table-cell>
              <table:table-cell office:value-type="float" office:value="11909">
                <text:p>11909</text:p>
              </table:table-cell>
              <table:table-cell office:value-type="float" office:value="555920">
                <text:p>555920</text:p>
              </table:table-cell>
              <table:table-cell office:value-type="float" office:value="11949">
                <text:p>11949</text:p>
              </table:table-cell>
              <table:table-cell office:value-type="float" office:value="521370">
                <text:p>521370</text:p>
              </table:table-cell>
              <table:table-cell office:value-type="float" office:value="4987">
                <text:p>4987</text:p>
              </table:table-cell>
              <table:table-cell office:value-type="float" office:value="203070">
                <text:p>203070</text:p>
              </table:table-cell>
            </table:table-row>
            <table:table-row>
              <table:table-cell office:value-type="float" office:value="562190">
                <text:p>562190</text:p>
              </table:table-cell>
              <table:table-cell office:value-type="float" office:value="9429">
                <text:p>9429</text:p>
              </table:table-cell>
              <table:table-cell office:value-type="float" office:value="352870">
                <text:p>352870</text:p>
              </table:table-cell>
              <table:table-cell office:value-type="float" office:value="5186">
                <text:p>5186</text:p>
              </table:table-cell>
              <table:table-cell office:value-type="float" office:value="240630">
                <text:p>240630</text:p>
              </table:table-cell>
              <table:table-cell office:value-type="float" office:value="11221">
                <text:p>11221</text:p>
              </table:table-cell>
              <table:table-cell office:value-type="float" office:value="487890">
                <text:p>487890</text:p>
              </table:table-cell>
              <table:table-cell office:value-type="float" office:value="12090">
                <text:p>12090</text:p>
              </table:table-cell>
              <table:table-cell office:value-type="float" office:value="562190">
                <text:p>562190</text:p>
              </table:table-cell>
            </table:table-row>
            <table:table-row>
              <table:table-cell office:value-type="float" office:value="651270">
                <text:p>651270</text:p>
              </table:table-cell>
              <table:table-cell office:value-type="float" office:value="9588">
                <text:p>9588</text:p>
              </table:table-cell>
              <table:table-cell office:value-type="float" office:value="554080">
                <text:p>554080</text:p>
              </table:table-cell>
              <table:table-cell office:value-type="float" office:value="7965">
                <text:p>7965</text:p>
              </table:table-cell>
              <table:table-cell office:value-type="float" office:value="371860">
                <text:p>371860</text:p>
              </table:table-cell>
              <table:table-cell office:value-type="float" office:value="14055">
                <text:p>14055</text:p>
              </table:table-cell>
              <table:table-cell office:value-type="float" office:value="617120">
                <text:p>617120</text:p>
              </table:table-cell>
              <table:table-cell office:value-type="float" office:value="14905">
                <text:p>14905</text:p>
              </table:table-cell>
              <table:table-cell office:value-type="float" office:value="651270">
                <text:p>651270</text:p>
              </table:table-cell>
            </table:table-row>
            <table:table-row>
              <table:table-cell office:value-type="float" office:value="432850">
                <text:p>432850</text:p>
              </table:table-cell>
              <table:table-cell office:value-type="float" office:value="7371">
                <text:p>7371</text:p>
              </table:table-cell>
              <table:table-cell office:value-type="float" office:value="340740">
                <text:p>340740</text:p>
              </table:table-cell>
              <table:table-cell office:value-type="float" office:value="8617">
                <text:p>8617</text:p>
              </table:table-cell>
              <table:table-cell office:value-type="float" office:value="401490">
                <text:p>401490</text:p>
              </table:table-cell>
              <table:table-cell office:value-type="float" office:value="7893">
                <text:p>7893</text:p>
              </table:table-cell>
              <table:table-cell office:value-type="float" office:value="329700">
                <text:p>329700</text:p>
              </table:table-cell>
              <table:table-cell office:value-type="float" office:value="10491">
                <text:p>10491</text:p>
              </table:table-cell>
              <table:table-cell office:value-type="float" office:value="432850">
                <text:p>432850</text:p>
              </table:table-cell>
            </table:table-row>
            <table:table-row>
              <table:table-cell office:value-type="float" office:value="696980">
                <text:p>696980</text:p>
              </table:table-cell>
              <table:table-cell office:value-type="float" office:value="5660">
                <text:p>5660</text:p>
              </table:table-cell>
              <table:table-cell office:value-type="float" office:value="172630">
                <text:p>172630</text:p>
              </table:table-cell>
              <table:table-cell office:value-type="float" office:value="14106">
                <text:p>14106</text:p>
              </table:table-cell>
              <table:table-cell office:value-type="float" office:value="654330">
                <text:p>654330</text:p>
              </table:table-cell>
              <table:table-cell office:value-type="float" office:value="14621">
                <text:p>14621</text:p>
              </table:table-cell>
              <table:table-cell office:value-type="float" office:value="646570">
                <text:p>646570</text:p>
              </table:table-cell>
              <table:table-cell office:value-type="float" office:value="16140">
                <text:p>16140</text:p>
              </table:table-cell>
              <table:table-cell office:value-type="float" office:value="696980">
                <text:p>696980</text:p>
              </table:table-cell>
            </table:table-row>
            <table:table-row>
              <table:table-cell office:value-type="float" office:value="336790">
                <text:p>336790</text:p>
              </table:table-cell>
              <table:table-cell office:value-type="float" office:value="13591">
                <text:p>13591</text:p>
              </table:table-cell>
              <table:table-cell office:value-type="float" office:value="566980">
                <text:p>566980</text:p>
              </table:table-cell>
              <table:table-cell office:value-type="float" office:value="16752">
                <text:p>16752</text:p>
              </table:table-cell>
              <table:table-cell office:value-type="float" office:value="778630">
                <text:p>778630</text:p>
              </table:table-cell>
              <table:table-cell office:value-type="float" office:value="14707">
                <text:p>14707</text:p>
              </table:table-cell>
              <table:table-cell office:value-type="float" office:value="657230">
                <text:p>657230</text:p>
              </table:table-cell>
              <table:table-cell office:value-type="float" office:value="9015">
                <text:p>9015</text:p>
              </table:table-cell>
              <table:table-cell office:value-type="float" office:value="336790">
                <text:p>336790</text:p>
              </table:table-cell>
            </table:table-row>
            <table:table-row>
              <table:table-cell office:value-type="float" office:value="465340">
                <text:p>465340</text:p>
              </table:table-cell>
              <table:table-cell office:value-type="float" office:value="7331">
                <text:p>7331</text:p>
              </table:table-cell>
              <table:table-cell office:value-type="float" office:value="368080">
                <text:p>368080</text:p>
              </table:table-cell>
              <table:table-cell office:value-type="float" office:value="11335">
                <text:p>11335</text:p>
              </table:table-cell>
              <table:table-cell office:value-type="float" office:value="527690">
                <text:p>527690</text:p>
              </table:table-cell>
              <table:table-cell office:value-type="float" office:value="11146">
                <text:p>11146</text:p>
              </table:table-cell>
              <table:table-cell office:value-type="float" office:value="489010">
                <text:p>489010</text:p>
              </table:table-cell>
              <table:table-cell office:value-type="float" office:value="11256">
                <text:p>11256</text:p>
              </table:table-cell>
              <table:table-cell office:value-type="float" office:value="465340">
                <text:p>465340</text:p>
              </table:table-cell>
            </table:table-row>
            <table:table-row>
              <table:table-cell office:value-type="float" office:value="637300">
                <text:p>637300</text:p>
              </table:table-cell>
              <table:table-cell office:value-type="float" office:value="9263">
                <text:p>9263</text:p>
              </table:table-cell>
              <table:table-cell office:value-type="float" office:value="339080">
                <text:p>339080</text:p>
              </table:table-cell>
              <table:table-cell office:value-type="float" office:value="11935">
                <text:p>11935</text:p>
              </table:table-cell>
              <table:table-cell office:value-type="float" office:value="556890">
                <text:p>556890</text:p>
              </table:table-cell>
              <table:table-cell office:value-type="float" office:value="14639">
                <text:p>14639</text:p>
              </table:table-cell>
              <table:table-cell office:value-type="float" office:value="651530">
                <text:p>651530</text:p>
              </table:table-cell>
              <table:table-cell office:value-type="float" office:value="14793">
                <text:p>14793</text:p>
              </table:table-cell>
              <table:table-cell office:value-type="float" office:value="637300">
                <text:p>637300</text:p>
              </table:table-cell>
            </table:table-row>
            <table:table-row>
              <table:table-cell office:value-type="float" office:value="623970">
                <text:p>623970</text:p>
              </table:table-cell>
              <table:table-cell office:value-type="float" office:value="9830">
                <text:p>9830</text:p>
              </table:table-cell>
              <table:table-cell office:value-type="float" office:value="284960">
                <text:p>284960</text:p>
              </table:table-cell>
              <table:table-cell office:value-type="float" office:value="12755">
                <text:p>12755</text:p>
              </table:table-cell>
              <table:table-cell office:value-type="float" office:value="592810">
                <text:p>592810</text:p>
              </table:table-cell>
              <table:table-cell office:value-type="float" office:value="5967">
                <text:p>5967</text:p>
              </table:table-cell>
              <table:table-cell office:value-type="float" office:value="240090">
                <text:p>240090</text:p>
              </table:table-cell>
              <table:table-cell office:value-type="float" office:value="16108">
                <text:p>16108</text:p>
              </table:table-cell>
              <table:table-cell office:value-type="float" office:value="623970">
                <text:p>623970</text:p>
              </table:table-cell>
            </table:table-row>
            <table:table-row>
              <table:table-cell office:value-type="float" office:value="782150">
                <text:p>782150</text:p>
              </table:table-cell>
              <table:table-cell office:value-type="float" office:value="2890">
                <text:p>2890</text:p>
              </table:table-cell>
              <table:table-cell office:value-type="float" office:value="41180">
                <text:p>41180</text:p>
              </table:table-cell>
              <table:table-cell office:value-type="float" office:value="11291">
                <text:p>11291</text:p>
              </table:table-cell>
              <table:table-cell office:value-type="float" office:value="528230">
                <text:p>528230</text:p>
              </table:table-cell>
              <table:table-cell office:value-type="float" office:value="9221">
                <text:p>9221</text:p>
              </table:table-cell>
              <table:table-cell office:value-type="float" office:value="398700">
                <text:p>398700</text:p>
              </table:table-cell>
              <table:table-cell office:value-type="float" office:value="16773">
                <text:p>16773</text:p>
              </table:table-cell>
              <table:table-cell office:value-type="float" office:value="782150">
                <text:p>782150</text:p>
              </table:table-cell>
            </table:table-row>
            <table:table-row>
              <table:table-cell office:value-type="float" office:value="695740">
                <text:p>695740</text:p>
              </table:table-cell>
              <table:table-cell office:value-type="float" office:value="9261">
                <text:p>9261</text:p>
              </table:table-cell>
              <table:table-cell office:value-type="float" office:value="434350">
                <text:p>434350</text:p>
              </table:table-cell>
              <table:table-cell office:value-type="float" office:value="15530">
                <text:p>15530</text:p>
              </table:table-cell>
              <table:table-cell office:value-type="float" office:value="722740">
                <text:p>722740</text:p>
              </table:table-cell>
              <table:table-cell office:value-type="float" office:value="5728">
                <text:p>5728</text:p>
              </table:table-cell>
              <table:table-cell office:value-type="float" office:value="228870">
                <text:p>228870</text:p>
              </table:table-cell>
              <table:table-cell office:value-type="float" office:value="16746">
                <text:p>16746</text:p>
              </table:table-cell>
              <table:table-cell office:value-type="float" office:value="695740">
                <text:p>695740</text:p>
              </table:table-cell>
            </table:table-row>
            <table:table-row>
              <table:table-cell office:value-type="float" office:value="358100">
                <text:p>358100</text:p>
              </table:table-cell>
              <table:table-cell office:value-type="float" office:value="13938">
                <text:p>13938</text:p>
              </table:table-cell>
              <table:table-cell office:value-type="float" office:value="497310">
                <text:p>497310</text:p>
              </table:table-cell>
              <table:table-cell office:value-type="float" office:value="9943">
                <text:p>9943</text:p>
              </table:table-cell>
              <table:table-cell office:value-type="float" office:value="464280">
                <text:p>464280</text:p>
              </table:table-cell>
              <table:table-cell office:value-type="float" office:value="9779">
                <text:p>9779</text:p>
              </table:table-cell>
              <table:table-cell office:value-type="float" office:value="421210">
                <text:p>421210</text:p>
              </table:table-cell>
              <table:table-cell office:value-type="float" office:value="12943">
                <text:p>12943</text:p>
              </table:table-cell>
              <table:table-cell office:value-type="float" office:value="358100">
                <text:p>358100</text:p>
              </table:table-cell>
            </table:table-row>
            <table:table-row>
              <table:table-cell office:value-type="float" office:value="468040">
                <text:p>468040</text:p>
              </table:table-cell>
              <table:table-cell office:value-type="float" office:value="11170">
                <text:p>11170</text:p>
              </table:table-cell>
              <table:table-cell office:value-type="float" office:value="241020">
                <text:p>241020</text:p>
              </table:table-cell>
              <table:table-cell office:value-type="float" office:value="14122">
                <text:p>14122</text:p>
              </table:table-cell>
              <table:table-cell office:value-type="float" office:value="656170">
                <text:p>656170</text:p>
              </table:table-cell>
              <table:table-cell office:value-type="float" office:value="14609">
                <text:p>14609</text:p>
              </table:table-cell>
              <table:table-cell office:value-type="float" office:value="644580">
                <text:p>644580</text:p>
              </table:table-cell>
              <table:table-cell office:value-type="float" office:value="12325">
                <text:p>12325</text:p>
              </table:table-cell>
              <table:table-cell office:value-type="float" office:value="468040">
                <text:p>468040</text:p>
              </table:table-cell>
            </table:table-row>
            <table:table-row>
              <table:table-cell office:value-type="float" office:value="568400">
                <text:p>568400</text:p>
              </table:table-cell>
              <table:table-cell office:value-type="float" office:value="7850">
                <text:p>7850</text:p>
              </table:table-cell>
              <table:table-cell office:value-type="float" office:value="334180">
                <text:p>334180</text:p>
              </table:table-cell>
              <table:table-cell office:value-type="float" office:value="13999">
                <text:p>13999</text:p>
              </table:table-cell>
              <table:table-cell office:value-type="float" office:value="649590">
                <text:p>649590</text:p>
              </table:table-cell>
              <table:table-cell office:value-type="float" office:value="8447">
                <text:p>8447</text:p>
              </table:table-cell>
              <table:table-cell office:value-type="float" office:value="366510">
                <text:p>366510</text:p>
              </table:table-cell>
              <table:table-cell office:value-type="float" office:value="13825">
                <text:p>13825</text:p>
              </table:table-cell>
              <table:table-cell office:value-type="float" office:value="568400">
                <text:p>568400</text:p>
              </table:table-cell>
            </table:table-row>
            <table:table-row>
              <table:table-cell office:value-type="float" office:value="393200">
                <text:p>393200</text:p>
              </table:table-cell>
              <table:table-cell office:value-type="float" office:value="10570">
                <text:p>10570</text:p>
              </table:table-cell>
              <table:table-cell office:value-type="float" office:value="519800">
                <text:p>519800</text:p>
              </table:table-cell>
              <table:table-cell office:value-type="float" office:value="12034">
                <text:p>12034</text:p>
              </table:table-cell>
              <table:table-cell office:value-type="float" office:value="561480">
                <text:p>561480</text:p>
              </table:table-cell>
              <table:table-cell office:value-type="float" office:value="12683">
                <text:p>12683</text:p>
              </table:table-cell>
              <table:table-cell office:value-type="float" office:value="559220">
                <text:p>559220</text:p>
              </table:table-cell>
              <table:table-cell office:value-type="float" office:value="13673">
                <text:p>13673</text:p>
              </table:table-cell>
              <table:table-cell office:value-type="float" office:value="393200">
                <text:p>393200</text:p>
              </table:table-cell>
            </table:table-row>
            <table:table-row>
              <table:table-cell office:value-type="float" office:value="643400">
                <text:p>643400</text:p>
              </table:table-cell>
              <table:table-cell office:value-type="float" office:value="11440">
                <text:p>11440</text:p>
              </table:table-cell>
              <table:table-cell office:value-type="float" office:value="506700">
                <text:p>506700</text:p>
              </table:table-cell>
              <table:table-cell office:value-type="float" office:value="14773">
                <text:p>14773</text:p>
              </table:table-cell>
              <table:table-cell office:value-type="float" office:value="687970">
                <text:p>687970</text:p>
              </table:table-cell>
              <table:table-cell office:value-type="float" office:value="15993">
                <text:p>15993</text:p>
              </table:table-cell>
              <table:table-cell office:value-type="float" office:value="711770">
                <text:p>711770</text:p>
              </table:table-cell>
              <table:table-cell office:value-type="float" office:value="17951">
                <text:p>17951</text:p>
              </table:table-cell>
              <table:table-cell office:value-type="float" office:value="643400">
                <text:p>643400</text:p>
              </table:table-cell>
            </table:table-row>
            <table:table-row>
              <table:table-cell office:value-type="float" office:value="747650">
                <text:p>747650</text:p>
              </table:table-cell>
              <table:table-cell office:value-type="float" office:value="9901">
                <text:p>9901</text:p>
              </table:table-cell>
              <table:table-cell office:value-type="float" office:value="403540">
                <text:p>403540</text:p>
              </table:table-cell>
              <table:table-cell office:value-type="float" office:value="12647">
                <text:p>12647</text:p>
              </table:table-cell>
              <table:table-cell office:value-type="float" office:value="590150">
                <text:p>590150</text:p>
              </table:table-cell>
              <table:table-cell office:value-type="float" office:value="7745">
                <text:p>7745</text:p>
              </table:table-cell>
              <table:table-cell office:value-type="float" office:value="325670">
                <text:p>325670</text:p>
              </table:table-cell>
              <table:table-cell office:value-type="float" office:value="16028">
                <text:p>16028</text:p>
              </table:table-cell>
              <table:table-cell office:value-type="float" office:value="747650">
                <text:p>747650</text:p>
              </table:table-cell>
            </table:table-row>
            <table:table-row>
              <table:table-cell office:value-type="float" office:value="330310">
                <text:p>330310</text:p>
              </table:table-cell>
              <table:table-cell office:value-type="float" office:value="13142">
                <text:p>13142</text:p>
              </table:table-cell>
              <table:table-cell office:value-type="float" office:value="401320">
                <text:p>401320</text:p>
              </table:table-cell>
              <table:table-cell office:value-type="float" office:value="19397">
                <text:p>19397</text:p>
              </table:table-cell>
              <table:table-cell office:value-type="float" office:value="901420">
                <text:p>901420</text:p>
              </table:table-cell>
              <table:table-cell office:value-type="float" office:value="10552">
                <text:p>10552</text:p>
              </table:table-cell>
              <table:table-cell office:value-type="float" office:value="456180">
                <text:p>456180</text:p>
              </table:table-cell>
              <table:table-cell office:value-type="float" office:value="12872">
                <text:p>12872</text:p>
              </table:table-cell>
              <table:table-cell office:value-type="float" office:value="330310">
                <text:p>330310</text:p>
              </table:table-cell>
            </table:table-row>
            <table:table-row>
              <table:table-cell office:value-type="float" office:value="431050">
                <text:p>431050</text:p>
              </table:table-cell>
              <table:table-cell office:value-type="float" office:value="18125">
                <text:p>18125</text:p>
              </table:table-cell>
              <table:table-cell office:value-type="float" office:value="700430">
                <text:p>700430</text:p>
              </table:table-cell>
              <table:table-cell office:value-type="float" office:value="13512">
                <text:p>13512</text:p>
              </table:table-cell>
              <table:table-cell office:value-type="float" office:value="628560">
                <text:p>628560</text:p>
              </table:table-cell>
              <table:table-cell office:value-type="float" office:value="14661">
                <text:p>14661</text:p>
              </table:table-cell>
              <table:table-cell office:value-type="float" office:value="644480">
                <text:p>644480</text:p>
              </table:table-cell>
              <table:table-cell office:value-type="float" office:value="13788">
                <text:p>13788</text:p>
              </table:table-cell>
              <table:table-cell office:value-type="float" office:value="431050">
                <text:p>431050</text:p>
              </table:table-cell>
            </table:table-row>
            <table:table-row>
              <table:table-cell office:value-type="float" office:value="561580">
                <text:p>561580</text:p>
              </table:table-cell>
              <table:table-cell office:value-type="float" office:value="8094">
                <text:p>8094</text:p>
              </table:table-cell>
              <table:table-cell office:value-type="float" office:value="190990">
                <text:p>190990</text:p>
              </table:table-cell>
              <table:table-cell office:value-type="float" office:value="8048">
                <text:p>8048</text:p>
              </table:table-cell>
              <table:table-cell office:value-type="float" office:value="371990">
                <text:p>371990</text:p>
              </table:table-cell>
              <table:table-cell office:value-type="float" office:value="11313">
                <text:p>11313</text:p>
              </table:table-cell>
              <table:table-cell office:value-type="float" office:value="496770">
                <text:p>496770</text:p>
              </table:table-cell>
              <table:table-cell office:value-type="float" office:value="9077">
                <text:p>9077</text:p>
              </table:table-cell>
              <table:table-cell office:value-type="float" office:value="561580">
                <text:p>561580</text:p>
              </table:table-cell>
            </table:table-row>
            <table:table-row>
              <table:table-cell office:value-type="float" office:value="426960">
                <text:p>426960</text:p>
              </table:table-cell>
              <table:table-cell office:value-type="float" office:value="13154">
                <text:p>13154</text:p>
              </table:table-cell>
              <table:table-cell office:value-type="float" office:value="527550">
                <text:p>527550</text:p>
              </table:table-cell>
              <table:table-cell office:value-type="float" office:value="11982">
                <text:p>11982</text:p>
              </table:table-cell>
              <table:table-cell office:value-type="float" office:value="558100">
                <text:p>558100</text:p>
              </table:table-cell>
              <table:table-cell office:value-type="float" office:value="16738">
                <text:p>16738</text:p>
              </table:table-cell>
              <table:table-cell office:value-type="float" office:value="748850">
                <text:p>748850</text:p>
              </table:table-cell>
              <table:table-cell office:value-type="float" office:value="7633">
                <text:p>7633</text:p>
              </table:table-cell>
              <table:table-cell office:value-type="float" office:value="426960">
                <text:p>426960</text:p>
              </table:table-cell>
            </table:table-row>
            <table:table-row>
              <table:table-cell office:value-type="float" office:value="753370">
                <text:p>753370</text:p>
              </table:table-cell>
              <table:table-cell office:value-type="float" office:value="17388">
                <text:p>17388</text:p>
              </table:table-cell>
              <table:table-cell office:value-type="float" office:value="646590">
                <text:p>646590</text:p>
              </table:table-cell>
              <table:table-cell office:value-type="float" office:value="12688">
                <text:p>12688</text:p>
              </table:table-cell>
              <table:table-cell office:value-type="float" office:value="591060">
                <text:p>591060</text:p>
              </table:table-cell>
              <table:table-cell office:value-type="float" office:value="21448">
                <text:p>21448</text:p>
              </table:table-cell>
              <table:table-cell office:value-type="float" office:value="968390">
                <text:p>968390</text:p>
              </table:table-cell>
              <table:table-cell office:value-type="float" office:value="15316">
                <text:p>15316</text:p>
              </table:table-cell>
              <table:table-cell office:value-type="float" office:value="753370">
                <text:p>753370</text:p>
              </table:table-cell>
            </table:table-row>
            <table:table-row>
              <table:table-cell office:value-type="float" office:value="389100">
                <text:p>389100</text:p>
              </table:table-cell>
              <table:table-cell office:value-type="float" office:value="10921">
                <text:p>10921</text:p>
              </table:table-cell>
              <table:table-cell office:value-type="float" office:value="376080">
                <text:p>376080</text:p>
              </table:table-cell>
              <table:table-cell office:value-type="float" office:value="18122">
                <text:p>18122</text:p>
              </table:table-cell>
              <table:table-cell office:value-type="float" office:value="843930">
                <text:p>843930</text:p>
              </table:table-cell>
              <table:table-cell office:value-type="float" office:value="18064">
                <text:p>18064</text:p>
              </table:table-cell>
              <table:table-cell office:value-type="float" office:value="804770">
                <text:p>804770</text:p>
              </table:table-cell>
              <table:table-cell office:value-type="float" office:value="5979">
                <text:p>5979</text:p>
              </table:table-cell>
              <table:table-cell office:value-type="float" office:value="389100">
                <text:p>389100</text:p>
              </table:table-cell>
            </table:table-row>
            <table:table-row>
              <table:table-cell office:value-type="float" office:value="47670">
                <text:p>47670</text:p>
              </table:table-cell>
              <table:table-cell office:value-type="float" office:value="8721">
                <text:p>8721</text:p>
              </table:table-cell>
              <table:table-cell office:value-type="float" office:value="198960">
                <text:p>198960</text:p>
              </table:table-cell>
              <table:table-cell office:value-type="float" office:value="15417">
                <text:p>15417</text:p>
              </table:table-cell>
              <table:table-cell office:value-type="float" office:value="718270">
                <text:p>718270</text:p>
              </table:table-cell>
              <table:table-cell office:value-type="float" office:value="22145">
                <text:p>22145</text:p>
              </table:table-cell>
              <table:table-cell office:value-type="float" office:value="993390">
                <text:p>993390</text:p>
              </table:table-cell>
              <table:table-cell office:value-type="float" office:value="2274">
                <text:p>2274</text:p>
              </table:table-cell>
              <table:table-cell office:value-type="float" office:value="47670">
                <text:p>47670</text:p>
              </table:table-cell>
            </table:table-row>
            <table:table-row>
              <table:table-cell office:value-type="float" office:value="498900">
                <text:p>498900</text:p>
              </table:table-cell>
              <table:table-cell office:value-type="float" office:value="15866">
                <text:p>15866</text:p>
              </table:table-cell>
              <table:table-cell office:value-type="float" office:value="573960">
                <text:p>573960</text:p>
              </table:table-cell>
              <table:table-cell office:value-type="float" office:value="15512">
                <text:p>15512</text:p>
              </table:table-cell>
              <table:table-cell office:value-type="float" office:value="721390">
                <text:p>72139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9491">
                <text:p>9491</text:p>
              </table:table-cell>
              <table:table-cell office:value-type="float" office:value="498900">
                <text:p>498900</text:p>
              </table:table-cell>
            </table:table-row>
            <table:table-row>
              <table:table-cell office:value-type="float" office:value="667100">
                <text:p>667100</text:p>
              </table:table-cell>
              <table:table-cell office:value-type="float" office:value="11760">
                <text:p>11760</text:p>
              </table:table-cell>
              <table:table-cell office:value-type="float" office:value="458500">
                <text:p>45850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2398">
                <text:p>12398</text:p>
              </table:table-cell>
              <table:table-cell office:value-type="float" office:value="667100">
                <text:p>667100</text:p>
              </table:table-cell>
            </table:table-row>
            <table:table-row>
              <table:table-cell office:value-type="float" office:value="220520">
                <text:p>220520</text:p>
              </table:table-cell>
              <table:table-cell office:value-type="float" office:value="13676">
                <text:p>13676</text:p>
              </table:table-cell>
              <table:table-cell office:value-type="float" office:value="433780">
                <text:p>433780</text:p>
              </table:table-cell>
              <table:table-cell office:value-type="float" office:value="4421">
                <text:p>4421</text:p>
              </table:table-cell>
              <table:table-cell office:value-type="float" office:value="206210">
                <text:p>20621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7946">
                <text:p>7946</text:p>
              </table:table-cell>
              <table:table-cell office:value-type="float" office:value="220520">
                <text:p>220520</text:p>
              </table:table-cell>
            </table:table-row>
            <table:table-row>
              <table:table-cell office:value-type="float" office:value="611780">
                <text:p>611780</text:p>
              </table:table-cell>
              <table:table-cell office:value-type="float" office:value="15110">
                <text:p>15110</text:p>
              </table:table-cell>
              <table:table-cell office:value-type="float" office:value="491920">
                <text:p>491920</text:p>
              </table:table-cell>
              <table:table-cell office:value-type="float" office:value="11886">
                <text:p>11886</text:p>
              </table:table-cell>
              <table:table-cell office:value-type="float" office:value="553620">
                <text:p>5536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3031">
                <text:p>13031</text:p>
              </table:table-cell>
              <table:table-cell office:value-type="float" office:value="611780">
                <text:p>611780</text:p>
              </table:table-cell>
            </table:table-row>
            <table:table-row>
              <table:table-cell office:value-type="float" office:value="427230">
                <text:p>427230</text:p>
              </table:table-cell>
              <table:table-cell office:value-type="float" office:value="10845">
                <text:p>10845</text:p>
              </table:table-cell>
              <table:table-cell office:value-type="float" office:value="334050">
                <text:p>334050</text:p>
              </table:table-cell>
              <table:table-cell office:value-type="float" office:value="7363">
                <text:p>7363</text:p>
              </table:table-cell>
              <table:table-cell office:value-type="float" office:value="339450">
                <text:p>33945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862">
                <text:p>10862</text:p>
              </table:table-cell>
              <table:table-cell office:value-type="float" office:value="427230">
                <text:p>427230</text:p>
              </table:table-cell>
            </table:table-row>
            <table:table-row>
              <table:table-cell office:value-type="float" office:value="468060">
                <text:p>468060</text:p>
              </table:table-cell>
              <table:table-cell office:value-type="float" office:value="16550">
                <text:p>16550</text:p>
              </table:table-cell>
              <table:table-cell office:value-type="float" office:value="596200">
                <text:p>596200</text:p>
              </table:table-cell>
              <table:table-cell office:value-type="float" office:value="2317">
                <text:p>2317</text:p>
              </table:table-cell>
              <table:table-cell office:value-type="float" office:value="108320">
                <text:p>10832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1581">
                <text:p>11581</text:p>
              </table:table-cell>
              <table:table-cell office:value-type="float" office:value="468060">
                <text:p>468060</text:p>
              </table:table-cell>
            </table:table-row>
            <table:table-row>
              <table:table-cell office:value-type="float" office:value="361950">
                <text:p>361950</text:p>
              </table:table-cell>
              <table:table-cell office:value-type="float" office:value="13707">
                <text:p>13707</text:p>
              </table:table-cell>
              <table:table-cell office:value-type="float" office:value="363890">
                <text:p>363890</text:p>
              </table:table-cell>
              <table:table-cell office:value-type="float" office:value="8526">
                <text:p>8526</text:p>
              </table:table-cell>
              <table:table-cell office:value-type="float" office:value="400960">
                <text:p>40096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6133">
                <text:p>6133</text:p>
              </table:table-cell>
              <table:table-cell office:value-type="float" office:value="361950">
                <text:p>361950</text:p>
              </table:table-cell>
            </table:table-row>
            <table:table-row>
              <table:table-cell office:value-type="float" office:value="493000">
                <text:p>493000</text:p>
              </table:table-cell>
              <table:table-cell office:value-type="float" office:value="21427">
                <text:p>21427</text:p>
              </table:table-cell>
              <table:table-cell office:value-type="float" office:value="755140">
                <text:p>755140</text:p>
              </table:table-cell>
              <table:table-cell office:value-type="float" office:value="11310">
                <text:p>11310</text:p>
              </table:table-cell>
              <table:table-cell office:value-type="float" office:value="527170">
                <text:p>52717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8280">
                <text:p>8280</text:p>
              </table:table-cell>
              <table:table-cell office:value-type="float" office:value="493000">
                <text:p>493000</text:p>
              </table:table-cell>
            </table:table-row>
            <table:table-row>
              <table:table-cell office:value-type="float" office:value="167610">
                <text:p>167610</text:p>
              </table:table-cell>
              <table:table-cell office:value-type="float" office:value="8374">
                <text:p>8374</text:p>
              </table:table-cell>
              <table:table-cell office:value-type="float" office:value="177220">
                <text:p>177220</text:p>
              </table:table-cell>
              <table:table-cell office:value-type="float" office:value="9822">
                <text:p>9822</text:p>
              </table:table-cell>
              <table:table-cell office:value-type="float" office:value="458930">
                <text:p>45893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5704">
                <text:p>5704</text:p>
              </table:table-cell>
              <table:table-cell office:value-type="float" office:value="167610">
                <text:p>167610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15335">
                <text:p>15335</text:p>
              </table:table-cell>
              <table:table-cell office:value-type="float" office:value="630220">
                <text:p>630220</text:p>
              </table:table-cell>
              <table:table-cell office:value-type="float" office:value="8121">
                <text:p>8121</text:p>
              </table:table-cell>
              <table:table-cell office:value-type="float" office:value="377490">
                <text:p>37749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2975">
                <text:p>12975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float" office:value="493500">
                <text:p>493500</text:p>
              </table:table-cell>
              <table:table-cell office:value-type="float" office:value="16755">
                <text:p>16755</text:p>
              </table:table-cell>
              <table:table-cell office:value-type="float" office:value="635770">
                <text:p>635770</text:p>
              </table:table-cell>
              <table:table-cell office:value-type="float" office:value="3836">
                <text:p>3836</text:p>
              </table:table-cell>
              <table:table-cell office:value-type="float" office:value="180090">
                <text:p>18009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576">
                <text:p>11576</text:p>
              </table:table-cell>
              <table:table-cell office:value-type="float" office:value="493500">
                <text:p>493500</text:p>
              </table:table-cell>
            </table:table-row>
            <table:table-row>
              <table:table-cell office:value-type="float" office:value="430540">
                <text:p>430540</text:p>
              </table:table-cell>
              <table:table-cell office:value-type="float" office:value="14361">
                <text:p>14361</text:p>
              </table:table-cell>
              <table:table-cell office:value-type="float" office:value="343190">
                <text:p>343190</text:p>
              </table:table-cell>
              <table:table-cell office:value-type="float" office:value="9146">
                <text:p>9146</text:p>
              </table:table-cell>
              <table:table-cell office:value-type="float" office:value="423430">
                <text:p>42343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474">
                <text:p>11474</text:p>
              </table:table-cell>
              <table:table-cell office:value-type="float" office:value="430540">
                <text:p>430540</text:p>
              </table:table-cell>
            </table:table-row>
            <table:table-row>
              <table:table-cell office:value-type="float" office:value="215830">
                <text:p>215830</text:p>
              </table:table-cell>
              <table:table-cell office:value-type="float" office:value="13373">
                <text:p>13373</text:p>
              </table:table-cell>
              <table:table-cell office:value-type="float" office:value="217780">
                <text:p>217780</text:p>
              </table:table-cell>
              <table:table-cell office:value-type="float" office:value="7299">
                <text:p>7299</text:p>
              </table:table-cell>
              <table:table-cell office:value-type="float" office:value="335250">
                <text:p>33525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4478">
                <text:p>4478</text:p>
              </table:table-cell>
              <table:table-cell office:value-type="float" office:value="215830">
                <text:p>215830</text:p>
              </table:table-cell>
            </table:table-row>
            <table:table-row>
              <table:table-cell office:value-type="float" office:value="380240">
                <text:p>380240</text:p>
              </table:table-cell>
              <table:table-cell office:value-type="float" office:value="5487">
                <text:p>5487</text:p>
              </table:table-cell>
              <table:table-cell office:value-type="float" office:value="247170">
                <text:p>247170</text:p>
              </table:table-cell>
              <table:table-cell office:value-type="float" office:value="6614">
                <text:p>6614</text:p>
              </table:table-cell>
              <table:table-cell office:value-type="float" office:value="305370">
                <text:p>30537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7247">
                <text:p>7247</text:p>
              </table:table-cell>
              <table:table-cell office:value-type="float" office:value="380240">
                <text:p>380240</text:p>
              </table:table-cell>
            </table:table-row>
            <table:table-row>
              <table:table-cell office:value-type="float" office:value="201160">
                <text:p>201160</text:p>
              </table:table-cell>
              <table:table-cell office:value-type="float" office:value="10478">
                <text:p>10478</text:p>
              </table:table-cell>
              <table:table-cell office:value-type="float" office:value="515490">
                <text:p>515490</text:p>
              </table:table-cell>
              <table:table-cell office:value-type="float" office:value="11901">
                <text:p>11901</text:p>
              </table:table-cell>
              <table:table-cell office:value-type="float" office:value="552200">
                <text:p>55220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5031">
                <text:p>5031</text:p>
              </table:table-cell>
              <table:table-cell office:value-type="float" office:value="201160">
                <text:p>201160</text:p>
              </table:table-cell>
            </table:table-row>
            <table:table-row>
              <table:table-cell office:value-type="float" office:value="560370">
                <text:p>560370</text:p>
              </table:table-cell>
              <table:table-cell office:value-type="float" office:value="8237">
                <text:p>8237</text:p>
              </table:table-cell>
              <table:table-cell office:value-type="float" office:value="338040">
                <text:p>338040</text:p>
              </table:table-cell>
              <table:table-cell office:value-type="float" office:value="11910">
                <text:p>11910</text:p>
              </table:table-cell>
              <table:table-cell office:value-type="float" office:value="555650">
                <text:p>55565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046">
                <text:p>12046</text:p>
              </table:table-cell>
              <table:table-cell office:value-type="float" office:value="560370">
                <text:p>560370</text:p>
              </table:table-cell>
            </table:table-row>
            <table:table-row>
              <table:table-cell office:value-type="float" office:value="164520">
                <text:p>164520</text:p>
              </table:table-cell>
              <table:table-cell office:value-type="float" office:value="13286">
                <text:p>13286</text:p>
              </table:table-cell>
              <table:table-cell office:value-type="float" office:value="608430">
                <text:p>608430</text:p>
              </table:table-cell>
              <table:table-cell office:value-type="float" office:value="11347">
                <text:p>11347</text:p>
              </table:table-cell>
              <table:table-cell office:value-type="float" office:value="531160">
                <text:p>53116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5702">
                <text:p>5702</text:p>
              </table:table-cell>
              <table:table-cell office:value-type="float" office:value="164520">
                <text:p>164520</text:p>
              </table:table-cell>
            </table:table-row>
            <table:table-row>
              <table:table-cell office:value-type="float" office:value="768980">
                <text:p>768980</text:p>
              </table:table-cell>
              <table:table-cell office:value-type="float" office:value="8846">
                <text:p>8846</text:p>
              </table:table-cell>
              <table:table-cell office:value-type="float" office:value="250650">
                <text:p>250650</text:p>
              </table:table-cell>
              <table:table-cell office:value-type="float" office:value="5110">
                <text:p>5110</text:p>
              </table:table-cell>
              <table:table-cell office:value-type="float" office:value="237210">
                <text:p>23721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4843">
                <text:p>14843</text:p>
              </table:table-cell>
              <table:table-cell office:value-type="float" office:value="768980">
                <text:p>768980</text:p>
              </table:table-cell>
            </table:table-row>
            <table:table-row>
              <table:table-cell office:value-type="float" office:value="732730">
                <text:p>732730</text:p>
              </table:table-cell>
              <table:table-cell office:value-type="float" office:value="11606">
                <text:p>11606</text:p>
              </table:table-cell>
              <table:table-cell office:value-type="float" office:value="406310">
                <text:p>406310</text:p>
              </table:table-cell>
              <table:table-cell office:value-type="float" office:value="7951">
                <text:p>7951</text:p>
              </table:table-cell>
              <table:table-cell office:value-type="float" office:value="369830">
                <text:p>3698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5663">
                <text:p>15663</text:p>
              </table:table-cell>
              <table:table-cell office:value-type="float" office:value="732730">
                <text:p>732730</text:p>
              </table:table-cell>
            </table:table-row>
            <table:table-row>
              <table:table-cell office:value-type="float" office:value="373830">
                <text:p>373830</text:p>
              </table:table-cell>
              <table:table-cell office:value-type="float" office:value="14560">
                <text:p>14560</text:p>
              </table:table-cell>
              <table:table-cell office:value-type="float" office:value="596500">
                <text:p>596500</text:p>
              </table:table-cell>
              <table:table-cell office:value-type="float" office:value="5129">
                <text:p>5129</text:p>
              </table:table-cell>
              <table:table-cell office:value-type="float" office:value="238440">
                <text:p>23844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2539">
                <text:p>12539</text:p>
              </table:table-cell>
              <table:table-cell office:value-type="float" office:value="373830">
                <text:p>373830</text:p>
              </table:table-cell>
            </table:table-row>
            <table:table-row>
              <table:table-cell office:value-type="float" office:value="611270">
                <text:p>611270</text:p>
              </table:table-cell>
              <table:table-cell office:value-type="float" office:value="9140">
                <text:p>9140</text:p>
              </table:table-cell>
              <table:table-cell office:value-type="float" office:value="550510">
                <text:p>550510</text:p>
              </table:table-cell>
              <table:table-cell office:value-type="float" office:value="8464">
                <text:p>8464</text:p>
              </table:table-cell>
              <table:table-cell office:value-type="float" office:value="393820">
                <text:p>39382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4931">
                <text:p>14931</text:p>
              </table:table-cell>
              <table:table-cell office:value-type="float" office:value="611270">
                <text:p>611270</text:p>
              </table:table-cell>
            </table:table-row>
            <table:table-row>
              <table:table-cell office:value-type="float" office:value="228910">
                <text:p>228910</text:p>
              </table:table-cell>
              <table:table-cell office:value-type="float" office:value="3773">
                <text:p>3773</text:p>
              </table:table-cell>
              <table:table-cell office:value-type="float" office:value="140110">
                <text:p>140110</text:p>
              </table:table-cell>
              <table:table-cell office:value-type="float" office:value="9195">
                <text:p>9195</text:p>
              </table:table-cell>
              <table:table-cell office:value-type="float" office:value="427220">
                <text:p>42722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735">
                <text:p>5735</text:p>
              </table:table-cell>
              <table:table-cell office:value-type="float" office:value="228910">
                <text:p>228910</text:p>
              </table:table-cell>
            </table:table-row>
            <table:table-row>
              <table:table-cell office:value-type="float" office:value="434050">
                <text:p>434050</text:p>
              </table:table-cell>
              <table:table-cell office:value-type="float" office:value="6468">
                <text:p>6468</text:p>
              </table:table-cell>
              <table:table-cell office:value-type="float" office:value="260130">
                <text:p>260130</text:p>
              </table:table-cell>
              <table:table-cell office:value-type="float" office:value="14108">
                <text:p>14108</text:p>
              </table:table-cell>
              <table:table-cell office:value-type="float" office:value="653780">
                <text:p>65378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0573">
                <text:p>10573</text:p>
              </table:table-cell>
              <table:table-cell office:value-type="float" office:value="434050">
                <text:p>434050</text:p>
              </table:table-cell>
            </table:table-row>
            <table:table-row>
              <table:table-cell office:value-type="float" office:value="565090">
                <text:p>565090</text:p>
              </table:table-cell>
              <table:table-cell office:value-type="float" office:value="9587">
                <text:p>9587</text:p>
              </table:table-cell>
              <table:table-cell office:value-type="float" office:value="423790">
                <text:p>423790</text:p>
              </table:table-cell>
              <table:table-cell office:value-type="float" office:value="10011">
                <text:p>10011</text:p>
              </table:table-cell>
              <table:table-cell office:value-type="float" office:value="465760">
                <text:p>46576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3962">
                <text:p>13962</text:p>
              </table:table-cell>
              <table:table-cell office:value-type="float" office:value="565090">
                <text:p>565090</text:p>
              </table:table-cell>
            </table:table-row>
            <table:table-row>
              <table:table-cell office:value-type="float" office:value="786980">
                <text:p>786980</text:p>
              </table:table-cell>
              <table:table-cell office:value-type="float" office:value="7924">
                <text:p>7924</text:p>
              </table:table-cell>
              <table:table-cell office:value-type="float" office:value="289810">
                <text:p>289810</text:p>
              </table:table-cell>
              <table:table-cell office:value-type="float" office:value="16829">
                <text:p>16829</text:p>
              </table:table-cell>
              <table:table-cell office:value-type="float" office:value="784330">
                <text:p>78433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6280">
                <text:p>16280</text:p>
              </table:table-cell>
              <table:table-cell office:value-type="float" office:value="786980">
                <text:p>786980</text:p>
              </table:table-cell>
            </table:table-row>
            <table:table-row>
              <table:table-cell office:value-type="float" office:value="336850">
                <text:p>336850</text:p>
              </table:table-cell>
              <table:table-cell office:value-type="float" office:value="9426">
                <text:p>9426</text:p>
              </table:table-cell>
              <table:table-cell office:value-type="float" office:value="353260">
                <text:p>353260</text:p>
              </table:table-cell>
              <table:table-cell office:value-type="float" office:value="11391">
                <text:p>11391</text:p>
              </table:table-cell>
              <table:table-cell office:value-type="float" office:value="532820">
                <text:p>53282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9151">
                <text:p>9151</text:p>
              </table:table-cell>
              <table:table-cell office:value-type="float" office:value="336850">
                <text:p>336850</text:p>
              </table:table-cell>
            </table:table-row>
            <table:table-row>
              <table:table-cell office:value-type="float" office:value="462190">
                <text:p>462190</text:p>
              </table:table-cell>
              <table:table-cell office:value-type="float" office:value="14364">
                <text:p>14364</text:p>
              </table:table-cell>
              <table:table-cell office:value-type="float" office:value="553900">
                <text:p>553900</text:p>
              </table:table-cell>
              <table:table-cell office:value-type="float" office:value="12605">
                <text:p>12605</text:p>
              </table:table-cell>
              <table:table-cell office:value-type="float" office:value="589090">
                <text:p>5890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1168">
                <text:p>11168</text:p>
              </table:table-cell>
              <table:table-cell office:value-type="float" office:value="462190">
                <text:p>462190</text:p>
              </table:table-cell>
            </table:table-row>
            <table:table-row>
              <table:table-cell office:value-type="float" office:value="636410">
                <text:p>636410</text:p>
              </table:table-cell>
              <table:table-cell office:value-type="float" office:value="9751">
                <text:p>9751</text:p>
              </table:table-cell>
              <table:table-cell office:value-type="float" office:value="558900">
                <text:p>558900</text:p>
              </table:table-cell>
              <table:table-cell office:value-type="float" office:value="4575">
                <text:p>4575</text:p>
              </table:table-cell>
              <table:table-cell office:value-type="float" office:value="209910">
                <text:p>20991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4694">
                <text:p>14694</text:p>
              </table:table-cell>
              <table:table-cell office:value-type="float" office:value="636410">
                <text:p>636410</text:p>
              </table:table-cell>
            </table:table-row>
            <table:table-row>
              <table:table-cell office:value-type="float" office:value="374260">
                <text:p>374260</text:p>
              </table:table-cell>
              <table:table-cell office:value-type="float" office:value="7342">
                <text:p>7342</text:p>
              </table:table-cell>
              <table:table-cell office:value-type="float" office:value="340460">
                <text:p>340460</text:p>
              </table:table-cell>
              <table:table-cell office:value-type="float" office:value="11943">
                <text:p>11943</text:p>
              </table:table-cell>
              <table:table-cell office:value-type="float" office:value="557510">
                <text:p>55751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018">
                <text:p>11018</text:p>
              </table:table-cell>
              <table:table-cell office:value-type="float" office:value="374260">
                <text:p>374260</text:p>
              </table:table-cell>
            </table:table-row>
            <table:table-row>
              <table:table-cell office:value-type="float" office:value="385560">
                <text:p>385560</text:p>
              </table:table-cell>
              <table:table-cell office:value-type="float" office:value="5744">
                <text:p>5744</text:p>
              </table:table-cell>
              <table:table-cell office:value-type="float" office:value="176260">
                <text:p>176260</text:p>
              </table:table-cell>
              <table:table-cell office:value-type="float" office:value="7223">
                <text:p>7223</text:p>
              </table:table-cell>
              <table:table-cell office:value-type="float" office:value="334980">
                <text:p>33498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1724">
                <text:p>11724</text:p>
              </table:table-cell>
              <table:table-cell office:value-type="float" office:value="385560">
                <text:p>385560</text:p>
              </table:table-cell>
            </table:table-row>
            <table:table-row>
              <table:table-cell office:value-type="float" office:value="629510">
                <text:p>629510</text:p>
              </table:table-cell>
              <table:table-cell office:value-type="float" office:value="13634">
                <text:p>13634</text:p>
              </table:table-cell>
              <table:table-cell office:value-type="float" office:value="569740">
                <text:p>569740</text:p>
              </table:table-cell>
              <table:table-cell office:value-type="float" office:value="12684">
                <text:p>12684</text:p>
              </table:table-cell>
              <table:table-cell office:value-type="float" office:value="589880">
                <text:p>58988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16162">
                <text:p>16162</text:p>
              </table:table-cell>
              <table:table-cell office:value-type="float" office:value="629510">
                <text:p>629510</text:p>
              </table:table-cell>
            </table:table-row>
            <table:table-row>
              <table:table-cell office:value-type="float" office:value="220720">
                <text:p>220720</text:p>
              </table:table-cell>
              <table:table-cell office:value-type="float" office:value="14287">
                <text:p>14287</text:p>
              </table:table-cell>
              <table:table-cell office:value-type="float" office:value="614450">
                <text:p>614450</text:p>
              </table:table-cell>
              <table:table-cell office:value-type="float" office:value="12070">
                <text:p>12070</text:p>
              </table:table-cell>
              <table:table-cell office:value-type="float" office:value="562920">
                <text:p>56292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0352">
                <text:p>10352</text:p>
              </table:table-cell>
              <table:table-cell office:value-type="float" office:value="220720">
                <text:p>220720</text:p>
              </table:table-cell>
            </table:table-row>
            <table:table-row>
              <table:table-cell office:value-type="float" office:value="317450">
                <text:p>317450</text:p>
              </table:table-cell>
              <table:table-cell office:value-type="float" office:value="7332">
                <text:p>7332</text:p>
              </table:table-cell>
              <table:table-cell office:value-type="float" office:value="369650">
                <text:p>369650</text:p>
              </table:table-cell>
              <table:table-cell office:value-type="float" office:value="12625">
                <text:p>12625</text:p>
              </table:table-cell>
              <table:table-cell office:value-type="float" office:value="587120">
                <text:p>58712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1608">
                <text:p>11608</text:p>
              </table:table-cell>
              <table:table-cell office:value-type="float" office:value="317450">
                <text:p>317450</text:p>
              </table:table-cell>
            </table:table-row>
            <table:table-row>
              <table:table-cell office:value-type="float" office:value="704410">
                <text:p>704410</text:p>
              </table:table-cell>
              <table:table-cell office:value-type="float" office:value="8703">
                <text:p>8703</text:p>
              </table:table-cell>
              <table:table-cell office:value-type="float" office:value="462100">
                <text:p>462100</text:p>
              </table:table-cell>
              <table:table-cell office:value-type="float" office:value="8621">
                <text:p>8621</text:p>
              </table:table-cell>
              <table:table-cell office:value-type="float" office:value="400480">
                <text:p>40048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6678">
                <text:p>16678</text:p>
              </table:table-cell>
              <table:table-cell office:value-type="float" office:value="704410">
                <text:p>704410</text:p>
              </table:table-cell>
            </table:table-row>
            <table:table-row>
              <table:table-cell office:value-type="float" office:value="784100">
                <text:p>784100</text:p>
              </table:table-cell>
              <table:table-cell office:value-type="float" office:value="9277">
                <text:p>9277</text:p>
              </table:table-cell>
              <table:table-cell office:value-type="float" office:value="340760">
                <text:p>340760</text:p>
              </table:table-cell>
              <table:table-cell office:value-type="float" office:value="13965">
                <text:p>13965</text:p>
              </table:table-cell>
              <table:table-cell office:value-type="float" office:value="650120">
                <text:p>65012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7486">
                <text:p>17486</text:p>
              </table:table-cell>
              <table:table-cell office:value-type="float" office:value="784100">
                <text:p>784100</text:p>
              </table:table-cell>
            </table:table-row>
            <table:table-row>
              <table:table-cell office:value-type="float" office:value="148450">
                <text:p>148450</text:p>
              </table:table-cell>
              <table:table-cell office:value-type="float" office:value="10734">
                <text:p>10734</text:p>
              </table:table-cell>
              <table:table-cell office:value-type="float" office:value="437350">
                <text:p>437350</text:p>
              </table:table-cell>
              <table:table-cell office:value-type="float" office:value="11242">
                <text:p>11242</text:p>
              </table:table-cell>
              <table:table-cell office:value-type="float" office:value="526470">
                <text:p>52647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6145">
                <text:p>6145</text:p>
              </table:table-cell>
              <table:table-cell office:value-type="float" office:value="148450">
                <text:p>148450</text:p>
              </table:table-cell>
            </table:table-row>
            <table:table-row>
              <table:table-cell office:value-type="float" office:value="602990">
                <text:p>602990</text:p>
              </table:table-cell>
              <table:table-cell office:value-type="float" office:value="11422">
                <text:p>11422</text:p>
              </table:table-cell>
              <table:table-cell office:value-type="float" office:value="482650">
                <text:p>482650</text:p>
              </table:table-cell>
              <table:table-cell office:value-type="float" office:value="15408">
                <text:p>15408</text:p>
              </table:table-cell>
              <table:table-cell office:value-type="float" office:value="716730">
                <text:p>71673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6588">
                <text:p>16588</text:p>
              </table:table-cell>
              <table:table-cell office:value-type="float" office:value="602990">
                <text:p>602990</text:p>
              </table:table-cell>
            </table:table-row>
            <table:table-row>
              <table:table-cell office:value-type="float" office:value="398510">
                <text:p>398510</text:p>
              </table:table-cell>
              <table:table-cell office:value-type="float" office:value="9980">
                <text:p>9980</text:p>
              </table:table-cell>
              <table:table-cell office:value-type="float" office:value="290290">
                <text:p>290290</text:p>
              </table:table-cell>
              <table:table-cell office:value-type="float" office:value="9827">
                <text:p>9827</text:p>
              </table:table-cell>
              <table:table-cell office:value-type="float" office:value="459230">
                <text:p>45923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48">
                <text:p>11648</text:p>
              </table:table-cell>
              <table:table-cell office:value-type="float" office:value="398510">
                <text:p>398510</text:p>
              </table:table-cell>
            </table:table-row>
            <table:table-row>
              <table:table-cell office:value-type="float" office:value="355070">
                <text:p>355070</text:p>
              </table:table-cell>
              <table:table-cell office:value-type="float" office:value="13349">
                <text:p>13349</text:p>
              </table:table-cell>
              <table:table-cell office:value-type="float" office:value="421190">
                <text:p>421190</text:p>
              </table:table-cell>
              <table:table-cell office:value-type="float" office:value="12087">
                <text:p>12087</text:p>
              </table:table-cell>
              <table:table-cell office:value-type="float" office:value="566020">
                <text:p>56602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2938">
                <text:p>12938</text:p>
              </table:table-cell>
              <table:table-cell office:value-type="float" office:value="355070">
                <text:p>355070</text:p>
              </table:table-cell>
            </table:table-row>
            <table:table-row>
              <table:table-cell office:value-type="float" office:value="335940">
                <text:p>335940</text:p>
              </table:table-cell>
              <table:table-cell office:value-type="float" office:value="2789">
                <text:p>2789</text:p>
              </table:table-cell>
              <table:table-cell office:value-type="float" office:value="38250">
                <text:p>38250</text:p>
              </table:table-cell>
              <table:table-cell office:value-type="float" office:value="13926">
                <text:p>13926</text:p>
              </table:table-cell>
              <table:table-cell office:value-type="float" office:value="650310">
                <text:p>65031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9521">
                <text:p>9521</text:p>
              </table:table-cell>
              <table:table-cell office:value-type="float" office:value="335940">
                <text:p>335940</text:p>
              </table:table-cell>
            </table:table-row>
            <table:table-row>
              <table:table-cell office:value-type="float" office:value="471100">
                <text:p>471100</text:p>
              </table:table-cell>
              <table:table-cell office:value-type="float" office:value="9285">
                <text:p>9285</text:p>
              </table:table-cell>
              <table:table-cell office:value-type="float" office:value="436210">
                <text:p>436210</text:p>
              </table:table-cell>
              <table:table-cell office:value-type="float" office:value="6072">
                <text:p>6072</text:p>
              </table:table-cell>
              <table:table-cell office:value-type="float" office:value="281710">
                <text:p>28171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2356">
                <text:p>12356</text:p>
              </table:table-cell>
              <table:table-cell office:value-type="float" office:value="471100">
                <text:p>471100</text:p>
              </table:table-cell>
            </table:table-row>
            <table:table-row>
              <table:table-cell office:value-type="float" office:value="568330">
                <text:p>568330</text:p>
              </table:table-cell>
              <table:table-cell office:value-type="float" office:value="7734">
                <text:p>7734</text:p>
              </table:table-cell>
              <table:table-cell office:value-type="float" office:value="238730">
                <text:p>238730</text:p>
              </table:table-cell>
              <table:table-cell office:value-type="float" office:value="14060">
                <text:p>14060</text:p>
              </table:table-cell>
              <table:table-cell office:value-type="float" office:value="654090">
                <text:p>65409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3798">
                <text:p>13798</text:p>
              </table:table-cell>
              <table:table-cell office:value-type="float" office:value="568330">
                <text:p>568330</text:p>
              </table:table-cell>
            </table:table-row>
            <table:table-row>
              <table:table-cell office:value-type="float" office:value="218060">
                <text:p>218060</text:p>
              </table:table-cell>
              <table:table-cell office:value-type="float" office:value="13948">
                <text:p>13948</text:p>
              </table:table-cell>
              <table:table-cell office:value-type="float" office:value="493990">
                <text:p>493990</text:p>
              </table:table-cell>
              <table:table-cell office:value-type="float" office:value="12634">
                <text:p>12634</text:p>
              </table:table-cell>
              <table:table-cell office:value-type="float" office:value="587630">
                <text:p>58763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9567">
                <text:p>9567</text:p>
              </table:table-cell>
              <table:table-cell office:value-type="float" office:value="218060">
                <text:p>218060</text:p>
              </table:table-cell>
            </table:table-row>
            <table:table-row>
              <table:table-cell office:value-type="float" office:value="267530">
                <text:p>267530</text:p>
              </table:table-cell>
              <table:table-cell office:value-type="float" office:value="11048">
                <text:p>11048</text:p>
              </table:table-cell>
              <table:table-cell office:value-type="float" office:value="240270">
                <text:p>240270</text:p>
              </table:table-cell>
              <table:table-cell office:value-type="float" office:value="13997">
                <text:p>13997</text:p>
              </table:table-cell>
              <table:table-cell office:value-type="float" office:value="650360">
                <text:p>65036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2227">
                <text:p>12227</text:p>
              </table:table-cell>
              <table:table-cell office:value-type="float" office:value="267530">
                <text:p>267530</text:p>
              </table:table-cell>
            </table:table-row>
            <table:table-row>
              <table:table-cell office:value-type="float" office:value="361470">
                <text:p>361470</text:p>
              </table:table-cell>
              <table:table-cell office:value-type="float" office:value="7903">
                <text:p>7903</text:p>
              </table:table-cell>
              <table:table-cell office:value-type="float" office:value="332420">
                <text:p>332420</text:p>
              </table:table-cell>
              <table:table-cell office:value-type="float" office:value="16132">
                <text:p>16132</text:p>
              </table:table-cell>
              <table:table-cell office:value-type="float" office:value="747240">
                <text:p>74724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3700">
                <text:p>13700</text:p>
              </table:table-cell>
              <table:table-cell office:value-type="float" office:value="361470">
                <text:p>361470</text:p>
              </table:table-cell>
            </table:table-row>
            <table:table-row>
              <table:table-cell office:value-type="float" office:value="170010">
                <text:p>170010</text:p>
              </table:table-cell>
              <table:table-cell office:value-type="float" office:value="10742">
                <text:p>10742</text:p>
              </table:table-cell>
              <table:table-cell office:value-type="float" office:value="526210">
                <text:p>526210</text:p>
              </table:table-cell>
              <table:table-cell office:value-type="float" office:value="12049">
                <text:p>12049</text:p>
              </table:table-cell>
              <table:table-cell office:value-type="float" office:value="563930">
                <text:p>56393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7447">
                <text:p>7447</text:p>
              </table:table-cell>
              <table:table-cell office:value-type="float" office:value="170010">
                <text:p>170010</text:p>
              </table:table-cell>
            </table:table-row>
            <table:table-row>
              <table:table-cell office:value-type="float" office:value="146190">
                <text:p>146190</text:p>
              </table:table-cell>
              <table:table-cell office:value-type="float" office:value="11367">
                <text:p>11367</text:p>
              </table:table-cell>
              <table:table-cell office:value-type="float" office:value="503810">
                <text:p>503810</text:p>
              </table:table-cell>
              <table:table-cell office:value-type="float" office:value="14697">
                <text:p>14697</text:p>
              </table:table-cell>
              <table:table-cell office:value-type="float" office:value="683250">
                <text:p>68325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8768">
                <text:p>8768</text:p>
              </table:table-cell>
              <table:table-cell office:value-type="float" office:value="146190">
                <text:p>146190</text:p>
              </table:table-cell>
            </table:table-row>
            <table:table-row>
              <table:table-cell office:value-type="float" office:value="329270">
                <text:p>329270</text:p>
              </table:table-cell>
              <table:table-cell office:value-type="float" office:value="9861">
                <text:p>9861</text:p>
              </table:table-cell>
              <table:table-cell office:value-type="float" office:value="400180">
                <text:p>400180</text:p>
              </table:table-cell>
              <table:table-cell office:value-type="float" office:value="12616">
                <text:p>12616</text:p>
              </table:table-cell>
              <table:table-cell office:value-type="float" office:value="588720">
                <text:p>58872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1061">
                <text:p>11061</text:p>
              </table:table-cell>
              <table:table-cell office:value-type="float" office:value="329270">
                <text:p>329270</text:p>
              </table:table-cell>
            </table:table-row>
            <table:table-row>
              <table:table-cell office:value-type="float" office:value="700650">
                <text:p>700650</text:p>
              </table:table-cell>
              <table:table-cell office:value-type="float" office:value="14654">
                <text:p>14654</text:p>
              </table:table-cell>
              <table:table-cell office:value-type="float" office:value="563410">
                <text:p>563410</text:p>
              </table:table-cell>
              <table:table-cell office:value-type="float" office:value="16213">
                <text:p>16213</text:p>
              </table:table-cell>
              <table:table-cell office:value-type="float" office:value="754480">
                <text:p>75448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7984">
                <text:p>17984</text:p>
              </table:table-cell>
              <table:table-cell office:value-type="float" office:value="700650">
                <text:p>700650</text:p>
              </table:table-cell>
            </table:table-row>
            <table:table-row>
              <table:table-cell office:value-type="float" office:value="712390">
                <text:p>712390</text:p>
              </table:table-cell>
              <table:table-cell office:value-type="float" office:value="15482">
                <text:p>15482</text:p>
              </table:table-cell>
              <table:table-cell office:value-type="float" office:value="612190">
                <text:p>612190</text:p>
              </table:table-cell>
              <table:table-cell office:value-type="float" office:value="12803">
                <text:p>12803</text:p>
              </table:table-cell>
              <table:table-cell office:value-type="float" office:value="600300">
                <text:p>60030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9983">
                <text:p>19983</text:p>
              </table:table-cell>
              <table:table-cell office:value-type="float" office:value="712390">
                <text:p>712390</text:p>
              </table:table-cell>
            </table:table-row>
            <table:table-row>
              <table:table-cell office:value-type="float" office:value="714890">
                <text:p>714890</text:p>
              </table:table-cell>
              <table:table-cell office:value-type="float" office:value="16739">
                <text:p>16739</text:p>
              </table:table-cell>
              <table:table-cell office:value-type="float" office:value="669710">
                <text:p>669710</text:p>
              </table:table-cell>
              <table:table-cell office:value-type="float" office:value="19474">
                <text:p>19474</text:p>
              </table:table-cell>
              <table:table-cell office:value-type="float" office:value="905930">
                <text:p>90593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6160">
                <text:p>16160</text:p>
              </table:table-cell>
              <table:table-cell office:value-type="float" office:value="714890">
                <text:p>714890</text:p>
              </table:table-cell>
            </table:table-row>
            <table:table-row>
              <table:table-cell office:value-type="float" office:value="342240">
                <text:p>342240</text:p>
              </table:table-cell>
              <table:table-cell office:value-type="float" office:value="13158">
                <text:p>13158</text:p>
              </table:table-cell>
              <table:table-cell office:value-type="float" office:value="398220">
                <text:p>398220</text:p>
              </table:table-cell>
              <table:table-cell office:value-type="float" office:value="13476">
                <text:p>13476</text:p>
              </table:table-cell>
              <table:table-cell office:value-type="float" office:value="629290">
                <text:p>62929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868">
                <text:p>12868</text:p>
              </table:table-cell>
              <table:table-cell office:value-type="float" office:value="342240">
                <text:p>342240</text:p>
              </table:table-cell>
            </table:table-row>
            <table:table-row>
              <table:table-cell office:value-type="float" office:value="460420">
                <text:p>460420</text:p>
              </table:table-cell>
              <table:table-cell office:value-type="float" office:value="18205">
                <text:p>18205</text:p>
              </table:table-cell>
              <table:table-cell office:value-type="float" office:value="704160">
                <text:p>704160</text:p>
              </table:table-cell>
              <table:table-cell office:value-type="float" office:value="16796">
                <text:p>16796</text:p>
              </table:table-cell>
              <table:table-cell office:value-type="float" office:value="782240">
                <text:p>78224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3679">
                <text:p>13679</text:p>
              </table:table-cell>
              <table:table-cell office:value-type="float" office:value="460420">
                <text:p>460420</text:p>
              </table:table-cell>
            </table:table-row>
            <table:table-row>
              <table:table-cell office:value-type="float" office:value="519610">
                <text:p>519610</text:p>
              </table:table-cell>
              <table:table-cell office:value-type="float" office:value="8258">
                <text:p>8258</text:p>
              </table:table-cell>
              <table:table-cell office:value-type="float" office:value="296660">
                <text:p>296660</text:p>
              </table:table-cell>
              <table:table-cell office:value-type="float" office:value="8068">
                <text:p>8068</text:p>
              </table:table-cell>
              <table:table-cell office:value-type="float" office:value="375680">
                <text:p>37568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5781">
                <text:p>15781</text:p>
              </table:table-cell>
              <table:table-cell office:value-type="float" office:value="519610">
                <text:p>519610</text:p>
              </table:table-cell>
            </table:table-row>
            <table:table-row>
              <table:table-cell office:value-type="float" office:value="557690">
                <text:p>557690</text:p>
              </table:table-cell>
              <table:table-cell office:value-type="float" office:value="11869">
                <text:p>11869</text:p>
              </table:table-cell>
              <table:table-cell office:value-type="float" office:value="471560">
                <text:p>471560</text:p>
              </table:table-cell>
              <table:table-cell office:value-type="float" office:value="9881">
                <text:p>9881</text:p>
              </table:table-cell>
              <table:table-cell office:value-type="float" office:value="459430">
                <text:p>45943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9007">
                <text:p>9007</text:p>
              </table:table-cell>
              <table:table-cell office:value-type="float" office:value="557690">
                <text:p>557690</text:p>
              </table:table-cell>
            </table:table-row>
            <table:table-row>
              <table:table-cell office:value-type="float" office:value="427050">
                <text:p>427050</text:p>
              </table:table-cell>
              <table:table-cell office:value-type="float" office:value="8066">
                <text:p>8066</text:p>
              </table:table-cell>
              <table:table-cell office:value-type="float" office:value="189720">
                <text:p>189720</text:p>
              </table:table-cell>
              <table:table-cell office:value-type="float" office:value="12020">
                <text:p>12020</text:p>
              </table:table-cell>
              <table:table-cell office:value-type="float" office:value="558030">
                <text:p>55803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7678">
                <text:p>7678</text:p>
              </table:table-cell>
              <table:table-cell office:value-type="float" office:value="427050">
                <text:p>427050</text:p>
              </table:table-cell>
            </table:table-row>
            <table:table-row>
              <table:table-cell office:value-type="float" office:value="875080">
                <text:p>875080</text:p>
              </table:table-cell>
              <table:table-cell office:value-type="float" office:value="13247">
                <text:p>13247</text:p>
              </table:table-cell>
              <table:table-cell office:value-type="float" office:value="528410">
                <text:p>528410</text:p>
              </table:table-cell>
              <table:table-cell office:value-type="float" office:value="16003">
                <text:p>16003</text:p>
              </table:table-cell>
              <table:table-cell office:value-type="float" office:value="744060">
                <text:p>74406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5336">
                <text:p>15336</text:p>
              </table:table-cell>
              <table:table-cell office:value-type="float" office:value="875080">
                <text:p>875080</text:p>
              </table:table-cell>
            </table:table-row>
            <table:table-row>
              <table:table-cell office:value-type="float" office:value="388920">
                <text:p>388920</text:p>
              </table:table-cell>
              <table:table-cell office:value-type="float" office:value="17257">
                <text:p>17257</text:p>
              </table:table-cell>
              <table:table-cell office:value-type="float" office:value="643120">
                <text:p>643120</text:p>
              </table:table-cell>
              <table:table-cell office:value-type="float" office:value="12707">
                <text:p>12707</text:p>
              </table:table-cell>
              <table:table-cell office:value-type="float" office:value="592290">
                <text:p>59229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5982">
                <text:p>5982</text:p>
              </table:table-cell>
              <table:table-cell office:value-type="float" office:value="388920">
                <text:p>388920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0871">
                <text:p>10871</text:p>
              </table:table-cell>
              <table:table-cell office:value-type="float" office:value="375450">
                <text:p>375450</text:p>
              </table:table-cell>
              <table:table-cell office:value-type="float" office:value="18164">
                <text:p>18164</text:p>
              </table:table-cell>
              <table:table-cell office:value-type="float" office:value="844850">
                <text:p>84485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2226">
                <text:p>2226</text:p>
              </table:table-cell>
              <table:table-cell office:value-type="float" office:value="45220">
                <text:p>45220</text:p>
              </table:table-cell>
            </table:table-row>
            <table:table-row>
              <table:table-cell office:value-type="float" office:value="499970">
                <text:p>499970</text:p>
              </table:table-cell>
              <table:table-cell office:value-type="float" office:value="8790">
                <text:p>8790</text:p>
              </table:table-cell>
              <table:table-cell office:value-type="float" office:value="198990">
                <text:p>198990</text:p>
              </table:table-cell>
              <table:table-cell office:value-type="float" office:value="14129">
                <text:p>14129</text:p>
              </table:table-cell>
              <table:table-cell office:value-type="float" office:value="658160">
                <text:p>65816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9502">
                <text:p>9502</text:p>
              </table:table-cell>
              <table:table-cell office:value-type="float" office:value="499970">
                <text:p>499970</text:p>
              </table:table-cell>
            </table:table-row>
            <table:table-row>
              <table:table-cell office:value-type="float" office:value="677590">
                <text:p>677590</text:p>
              </table:table-cell>
              <table:table-cell office:value-type="float" office:value="8068">
                <text:p>8068</text:p>
              </table:table-cell>
              <table:table-cell office:value-type="float" office:value="115290">
                <text:p>115290</text:p>
              </table:table-cell>
              <table:table-cell office:value-type="float" office:value="19474">
                <text:p>19474</text:p>
              </table:table-cell>
              <table:table-cell office:value-type="float" office:value="902280">
                <text:p>90228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2445">
                <text:p>12445</text:p>
              </table:table-cell>
              <table:table-cell office:value-type="float" office:value="677590">
                <text:p>677590</text:p>
              </table:table-cell>
            </table:table-row>
            <table:table-row>
              <table:table-cell office:value-type="float" office:value="231240">
                <text:p>231240</text:p>
              </table:table-cell>
              <table:table-cell office:value-type="float" office:value="15823">
                <text:p>15823</text:p>
              </table:table-cell>
              <table:table-cell office:value-type="float" office:value="572530">
                <text:p>572530</text:p>
              </table:table-cell>
              <table:table-cell office:value-type="float" office:value="12767">
                <text:p>12767</text:p>
              </table:table-cell>
              <table:table-cell office:value-type="float" office:value="593470">
                <text:p>59347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7966">
                <text:p>7966</text:p>
              </table:table-cell>
              <table:table-cell office:value-type="float" office:value="231240">
                <text:p>231240</text:p>
              </table:table-cell>
            </table:table-row>
            <table:table-row>
              <table:table-cell office:value-type="float" office:value="620440">
                <text:p>620440</text:p>
              </table:table-cell>
              <table:table-cell office:value-type="float" office:value="15823">
                <text:p>15823</text:p>
              </table:table-cell>
              <table:table-cell office:value-type="float" office:value="574880">
                <text:p>574880</text:p>
              </table:table-cell>
              <table:table-cell office:value-type="float" office:value="15472">
                <text:p>15472</text:p>
              </table:table-cell>
              <table:table-cell office:value-type="float" office:value="720940">
                <text:p>72094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3024">
                <text:p>13024</text:p>
              </table:table-cell>
              <table:table-cell office:value-type="float" office:value="620440">
                <text:p>620440</text:p>
              </table:table-cell>
            </table:table-row>
            <table:table-row>
              <table:table-cell office:value-type="float" office:value="483330">
                <text:p>483330</text:p>
              </table:table-cell>
              <table:table-cell office:value-type="float" office:value="11114">
                <text:p>11114</text:p>
              </table:table-cell>
              <table:table-cell office:value-type="float" office:value="227140">
                <text:p>227140</text:p>
              </table:table-cell>
              <table:table-cell office:value-type="float" office:value="15375">
                <text:p>15375</text:p>
              </table:table-cell>
              <table:table-cell office:value-type="float" office:value="718910">
                <text:p>71891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869">
                <text:p>10869</text:p>
              </table:table-cell>
              <table:table-cell office:value-type="float" office:value="483330">
                <text:p>483330</text:p>
              </table:table-cell>
            </table:table-row>
            <table:table-row>
              <table:table-cell office:value-type="float" office:value="458070">
                <text:p>458070</text:p>
              </table:table-cell>
              <table:table-cell office:value-type="float" office:value="11708">
                <text:p>11708</text:p>
              </table:table-cell>
              <table:table-cell office:value-type="float" office:value="451150">
                <text:p>45115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1571">
                <text:p>11571</text:p>
              </table:table-cell>
              <table:table-cell office:value-type="float" office:value="458070">
                <text:p>458070</text:p>
              </table:table-cell>
            </table:table-row>
            <table:table-row>
              <table:table-cell office:value-type="float" office:value="360120">
                <text:p>360120</text:p>
              </table:table-cell>
              <table:table-cell office:value-type="float" office:value="13735">
                <text:p>13735</text:p>
              </table:table-cell>
              <table:table-cell office:value-type="float" office:value="432610">
                <text:p>432610</text:p>
              </table:table-cell>
              <table:table-cell office:value-type="float" office:value="4426">
                <text:p>4426</text:p>
              </table:table-cell>
              <table:table-cell office:value-type="float" office:value="206240">
                <text:p>20624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6066">
                <text:p>6066</text:p>
              </table:table-cell>
              <table:table-cell office:value-type="float" office:value="360120">
                <text:p>360120</text:p>
              </table:table-cell>
            </table:table-row>
            <table:table-row>
              <table:table-cell office:value-type="float" office:value="490080">
                <text:p>490080</text:p>
              </table:table-cell>
              <table:table-cell office:value-type="float" office:value="15271">
                <text:p>15271</text:p>
              </table:table-cell>
              <table:table-cell office:value-type="float" office:value="502270">
                <text:p>502270</text:p>
              </table:table-cell>
              <table:table-cell office:value-type="float" office:value="11884">
                <text:p>11884</text:p>
              </table:table-cell>
              <table:table-cell office:value-type="float" office:value="554650">
                <text:p>55465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8225">
                <text:p>8225</text:p>
              </table:table-cell>
              <table:table-cell office:value-type="float" office:value="490080">
                <text:p>490080</text:p>
              </table:table-cell>
            </table:table-row>
            <table:table-row>
              <table:table-cell office:value-type="float" office:value="167380">
                <text:p>167380</text:p>
              </table:table-cell>
              <table:table-cell office:value-type="float" office:value="12152">
                <text:p>12152</text:p>
              </table:table-cell>
              <table:table-cell office:value-type="float" office:value="234840">
                <text:p>234840</text:p>
              </table:table-cell>
              <table:table-cell office:value-type="float" office:value="7304">
                <text:p>7304</text:p>
              </table:table-cell>
              <table:table-cell office:value-type="float" office:value="336940">
                <text:p>33694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5704">
                <text:p>5704</text:p>
              </table:table-cell>
              <table:table-cell office:value-type="float" office:value="167380">
                <text:p>167380</text:p>
              </table:table-cell>
            </table:table-row>
            <table:table-row>
              <table:table-cell office:value-type="float" office:value="686760">
                <text:p>686760</text:p>
              </table:table-cell>
              <table:table-cell office:value-type="float" office:value="10806">
                <text:p>10806</text:p>
              </table:table-cell>
              <table:table-cell office:value-type="float" office:value="332530">
                <text:p>332530</text:p>
              </table:table-cell>
              <table:table-cell office:value-type="float" office:value="2331">
                <text:p>2331</text:p>
              </table:table-cell>
              <table:table-cell office:value-type="float" office:value="108360">
                <text:p>10836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2979">
                <text:p>12979</text:p>
              </table:table-cell>
              <table:table-cell office:value-type="float" office:value="686760">
                <text:p>686760</text:p>
              </table:table-cell>
            </table:table-row>
            <table:table-row>
              <table:table-cell office:value-type="float" office:value="496080">
                <text:p>496080</text:p>
              </table:table-cell>
              <table:table-cell office:value-type="float" office:value="13608">
                <text:p>13608</text:p>
              </table:table-cell>
              <table:table-cell office:value-type="float" office:value="395390">
                <text:p>395390</text:p>
              </table:table-cell>
              <table:table-cell office:value-type="float" office:value="8549">
                <text:p>8549</text:p>
              </table:table-cell>
              <table:table-cell office:value-type="float" office:value="398170">
                <text:p>39817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617">
                <text:p>11617</text:p>
              </table:table-cell>
              <table:table-cell office:value-type="float" office:value="496080">
                <text:p>496080</text:p>
              </table:table-cell>
            </table:table-row>
            <table:table-row>
              <table:table-cell office:value-type="float" office:value="463250">
                <text:p>463250</text:p>
              </table:table-cell>
              <table:table-cell office:value-type="float" office:value="16594">
                <text:p>16594</text:p>
              </table:table-cell>
              <table:table-cell office:value-type="float" office:value="595160">
                <text:p>595160</text:p>
              </table:table-cell>
              <table:table-cell office:value-type="float" office:value="11268">
                <text:p>11268</text:p>
              </table:table-cell>
              <table:table-cell office:value-type="float" office:value="524220">
                <text:p>52422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364">
                <text:p>11364</text:p>
              </table:table-cell>
              <table:table-cell office:value-type="float" office:value="463250">
                <text:p>463250</text:p>
              </table:table-cell>
            </table:table-row>
            <table:table-row>
              <table:table-cell office:value-type="float" office:value="218020">
                <text:p>218020</text:p>
              </table:table-cell>
              <table:table-cell office:value-type="float" office:value="13541">
                <text:p>13541</text:p>
              </table:table-cell>
              <table:table-cell office:value-type="float" office:value="351900">
                <text:p>351900</text:p>
              </table:table-cell>
              <table:table-cell office:value-type="float" office:value="9868">
                <text:p>9868</text:p>
              </table:table-cell>
              <table:table-cell office:value-type="float" office:value="460760">
                <text:p>46076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4495">
                <text:p>4495</text:p>
              </table:table-cell>
              <table:table-cell office:value-type="float" office:value="218020">
                <text:p>218020</text:p>
              </table:table-cell>
            </table:table-row>
            <table:table-row>
              <table:table-cell office:value-type="float" office:value="382910">
                <text:p>382910</text:p>
              </table:table-cell>
              <table:table-cell office:value-type="float" office:value="21437">
                <text:p>21437</text:p>
              </table:table-cell>
              <table:table-cell office:value-type="float" office:value="755550">
                <text:p>755550</text:p>
              </table:table-cell>
              <table:table-cell office:value-type="float" office:value="8109">
                <text:p>8109</text:p>
              </table:table-cell>
              <table:table-cell office:value-type="float" office:value="376430">
                <text:p>37643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7309">
                <text:p>7309</text:p>
              </table:table-cell>
              <table:table-cell office:value-type="float" office:value="382910">
                <text:p>382910</text:p>
              </table:table-cell>
            </table:table-row>
            <table:table-row>
              <table:table-cell office:value-type="float" office:value="204890">
                <text:p>204890</text:p>
              </table:table-cell>
              <table:table-cell office:value-type="float" office:value="19343">
                <text:p>19343</text:p>
              </table:table-cell>
              <table:table-cell office:value-type="float" office:value="586220">
                <text:p>586220</text:p>
              </table:table-cell>
              <table:table-cell office:value-type="float" office:value="3931">
                <text:p>3931</text:p>
              </table:table-cell>
              <table:table-cell office:value-type="float" office:value="182940">
                <text:p>18294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5081">
                <text:p>5081</text:p>
              </table:table-cell>
              <table:table-cell office:value-type="float" office:value="204890">
                <text:p>204890</text:p>
              </table:table-cell>
            </table:table-row>
            <table:table-row>
              <table:table-cell office:value-type="float" office:value="565450">
                <text:p>565450</text:p>
              </table:table-cell>
              <table:table-cell office:value-type="float" office:value="8345">
                <text:p>8345</text:p>
              </table:table-cell>
              <table:table-cell office:value-type="float" office:value="172210">
                <text:p>172210</text:p>
              </table:table-cell>
              <table:table-cell office:value-type="float" office:value="9098">
                <text:p>9098</text:p>
              </table:table-cell>
              <table:table-cell office:value-type="float" office:value="422460">
                <text:p>42246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192">
                <text:p>12192</text:p>
              </table:table-cell>
              <table:table-cell office:value-type="float" office:value="565450">
                <text:p>565450</text:p>
              </table:table-cell>
            </table:table-row>
            <table:table-row>
              <table:table-cell office:value-type="float" office:value="162810">
                <text:p>162810</text:p>
              </table:table-cell>
              <table:table-cell office:value-type="float" office:value="15492">
                <text:p>15492</text:p>
              </table:table-cell>
              <table:table-cell office:value-type="float" office:value="638400">
                <text:p>638400</text:p>
              </table:table-cell>
              <table:table-cell office:value-type="float" office:value="7312">
                <text:p>7312</text:p>
              </table:table-cell>
              <table:table-cell office:value-type="float" office:value="336940">
                <text:p>33694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5672">
                <text:p>5672</text:p>
              </table:table-cell>
              <table:table-cell office:value-type="float" office:value="162810">
                <text:p>162810</text:p>
              </table:table-cell>
            </table:table-row>
            <table:table-row>
              <table:table-cell office:value-type="float" office:value="753460">
                <text:p>753460</text:p>
              </table:table-cell>
              <table:table-cell office:value-type="float" office:value="9452">
                <text:p>9452</text:p>
              </table:table-cell>
              <table:table-cell office:value-type="float" office:value="148690">
                <text:p>148690</text:p>
              </table:table-cell>
              <table:table-cell office:value-type="float" office:value="6658">
                <text:p>6658</text:p>
              </table:table-cell>
              <table:table-cell office:value-type="float" office:value="307010">
                <text:p>30701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4881">
                <text:p>14881</text:p>
              </table:table-cell>
              <table:table-cell office:value-type="float" office:value="753460">
                <text:p>753460</text:p>
              </table:table-cell>
            </table:table-row>
            <table:table-row>
              <table:table-cell office:value-type="float" office:value="706300">
                <text:p>706300</text:p>
              </table:table-cell>
              <table:table-cell office:value-type="float" office:value="16899">
                <text:p>16899</text:p>
              </table:table-cell>
              <table:table-cell office:value-type="float" office:value="644850">
                <text:p>644850</text:p>
              </table:table-cell>
              <table:table-cell office:value-type="float" office:value="11991">
                <text:p>11991</text:p>
              </table:table-cell>
              <table:table-cell office:value-type="float" office:value="557650">
                <text:p>55765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5516">
                <text:p>15516</text:p>
              </table:table-cell>
              <table:table-cell office:value-type="float" office:value="706300">
                <text:p>706300</text:p>
              </table:table-cell>
            </table:table-row>
            <table:table-row>
              <table:table-cell office:value-type="float" office:value="473960">
                <text:p>473960</text:p>
              </table:table-cell>
              <table:table-cell office:value-type="float" office:value="14458">
                <text:p>14458</text:p>
              </table:table-cell>
              <table:table-cell office:value-type="float" office:value="346330">
                <text:p>346330</text:p>
              </table:table-cell>
              <table:table-cell office:value-type="float" office:value="12000">
                <text:p>12000</text:p>
              </table:table-cell>
              <table:table-cell office:value-type="float" office:value="560950">
                <text:p>56095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2583">
                <text:p>12583</text:p>
              </table:table-cell>
              <table:table-cell office:value-type="float" office:value="473960">
                <text:p>473960</text:p>
              </table:table-cell>
            </table:table-row>
            <table:table-row>
              <table:table-cell office:value-type="float" office:value="724820">
                <text:p>724820</text:p>
              </table:table-cell>
              <table:table-cell office:value-type="float" office:value="13564">
                <text:p>13564</text:p>
              </table:table-cell>
              <table:table-cell office:value-type="float" office:value="228540">
                <text:p>228540</text:p>
              </table:table-cell>
              <table:table-cell office:value-type="float" office:value="11399">
                <text:p>11399</text:p>
              </table:table-cell>
              <table:table-cell office:value-type="float" office:value="530100">
                <text:p>53010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4882">
                <text:p>14882</text:p>
              </table:table-cell>
              <table:table-cell office:value-type="float" office:value="724820">
                <text:p>724820</text:p>
              </table:table-cell>
            </table:table-row>
            <table:table-row>
              <table:table-cell office:value-type="float" office:value="230450">
                <text:p>230450</text:p>
              </table:table-cell>
              <table:table-cell office:value-type="float" office:value="21380">
                <text:p>21380</text:p>
              </table:table-cell>
              <table:table-cell office:value-type="float" office:value="720670">
                <text:p>720670</text:p>
              </table:table-cell>
              <table:table-cell office:value-type="float" office:value="5077">
                <text:p>5077</text:p>
              </table:table-cell>
              <table:table-cell office:value-type="float" office:value="238050">
                <text:p>23805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5800">
                <text:p>5800</text:p>
              </table:table-cell>
              <table:table-cell office:value-type="float" office:value="230450">
                <text:p>230450</text:p>
              </table:table-cell>
            </table:table-row>
            <table:table-row>
              <table:table-cell office:value-type="float" office:value="432500">
                <text:p>432500</text:p>
              </table:table-cell>
              <table:table-cell office:value-type="float" office:value="5493">
                <text:p>5493</text:p>
              </table:table-cell>
              <table:table-cell office:value-type="float" office:value="247990">
                <text:p>247990</text:p>
              </table:table-cell>
              <table:table-cell office:value-type="float" office:value="7923">
                <text:p>7923</text:p>
              </table:table-cell>
              <table:table-cell office:value-type="float" office:value="370140">
                <text:p>37014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0504">
                <text:p>10504</text:p>
              </table:table-cell>
              <table:table-cell office:value-type="float" office:value="432500">
                <text:p>432500</text:p>
              </table:table-cell>
            </table:table-row>
            <table:table-row>
              <table:table-cell office:value-type="float" office:value="593600">
                <text:p>593600</text:p>
              </table:table-cell>
              <table:table-cell office:value-type="float" office:value="10466">
                <text:p>10466</text:p>
              </table:table-cell>
              <table:table-cell office:value-type="float" office:value="512180">
                <text:p>512180</text:p>
              </table:table-cell>
              <table:table-cell office:value-type="float" office:value="5154">
                <text:p>5154</text:p>
              </table:table-cell>
              <table:table-cell office:value-type="float" office:value="241120">
                <text:p>2411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4011">
                <text:p>14011</text:p>
              </table:table-cell>
              <table:table-cell office:value-type="float" office:value="593600">
                <text:p>593600</text:p>
              </table:table-cell>
            </table:table-row>
            <table:table-row>
              <table:table-cell office:value-type="float" office:value="773950">
                <text:p>773950</text:p>
              </table:table-cell>
              <table:table-cell office:value-type="float" office:value="8172">
                <text:p>8172</text:p>
              </table:table-cell>
              <table:table-cell office:value-type="float" office:value="334090">
                <text:p>334090</text:p>
              </table:table-cell>
              <table:table-cell office:value-type="float" office:value="8432">
                <text:p>8432</text:p>
              </table:table-cell>
              <table:table-cell office:value-type="float" office:value="397120">
                <text:p>39712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6220">
                <text:p>16220</text:p>
              </table:table-cell>
              <table:table-cell office:value-type="float" office:value="773950">
                <text:p>773950</text:p>
              </table:table-cell>
            </table:table-row>
            <table:table-row>
              <table:table-cell office:value-type="float" office:value="334510">
                <text:p>334510</text:p>
              </table:table-cell>
              <table:table-cell office:value-type="float" office:value="13234">
                <text:p>13234</text:p>
              </table:table-cell>
              <table:table-cell office:value-type="float" office:value="606610">
                <text:p>606610</text:p>
              </table:table-cell>
              <table:table-cell office:value-type="float" office:value="9210">
                <text:p>9210</text:p>
              </table:table-cell>
              <table:table-cell office:value-type="float" office:value="427950">
                <text:p>42795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9123">
                <text:p>9123</text:p>
              </table:table-cell>
              <table:table-cell office:value-type="float" office:value="334510">
                <text:p>334510</text:p>
              </table:table-cell>
            </table:table-row>
            <table:table-row>
              <table:table-cell office:value-type="float" office:value="463600">
                <text:p>463600</text:p>
              </table:table-cell>
              <table:table-cell office:value-type="float" office:value="8886">
                <text:p>8886</text:p>
              </table:table-cell>
              <table:table-cell office:value-type="float" office:value="253020">
                <text:p>253020</text:p>
              </table:table-cell>
              <table:table-cell office:value-type="float" office:value="14074">
                <text:p>14074</text:p>
              </table:table-cell>
              <table:table-cell office:value-type="float" office:value="655880">
                <text:p>6558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1151">
                <text:p>11151</text:p>
              </table:table-cell>
              <table:table-cell office:value-type="float" office:value="463600">
                <text:p>463600</text:p>
              </table:table-cell>
            </table:table-row>
            <table:table-row>
              <table:table-cell office:value-type="float" office:value="636730">
                <text:p>636730</text:p>
              </table:table-cell>
              <table:table-cell office:value-type="float" office:value="11599">
                <text:p>11599</text:p>
              </table:table-cell>
              <table:table-cell office:value-type="float" office:value="404890">
                <text:p>404890</text:p>
              </table:table-cell>
              <table:table-cell office:value-type="float" office:value="9905">
                <text:p>9905</text:p>
              </table:table-cell>
              <table:table-cell office:value-type="float" office:value="461800">
                <text:p>46180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4710">
                <text:p>14710</text:p>
              </table:table-cell>
              <table:table-cell office:value-type="float" office:value="636730">
                <text:p>636730</text:p>
              </table:table-cell>
            </table:table-row>
            <table:table-row>
              <table:table-cell office:value-type="float" office:value="371580">
                <text:p>371580</text:p>
              </table:table-cell>
              <table:table-cell office:value-type="float" office:value="14517">
                <text:p>14517</text:p>
              </table:table-cell>
              <table:table-cell office:value-type="float" office:value="596800">
                <text:p>596800</text:p>
              </table:table-cell>
              <table:table-cell office:value-type="float" office:value="16847">
                <text:p>16847</text:p>
              </table:table-cell>
              <table:table-cell office:value-type="float" office:value="786160">
                <text:p>78616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003">
                <text:p>11003</text:p>
              </table:table-cell>
              <table:table-cell office:value-type="float" office:value="371580">
                <text:p>371580</text:p>
              </table:table-cell>
            </table:table-row>
            <table:table-row>
              <table:table-cell office:value-type="float" office:value="387220">
                <text:p>387220</text:p>
              </table:table-cell>
              <table:table-cell office:value-type="float" office:value="9152">
                <text:p>9152</text:p>
              </table:table-cell>
              <table:table-cell office:value-type="float" office:value="551060">
                <text:p>551060</text:p>
              </table:table-cell>
              <table:table-cell office:value-type="float" office:value="11349">
                <text:p>11349</text:p>
              </table:table-cell>
              <table:table-cell office:value-type="float" office:value="528270">
                <text:p>52827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1798">
                <text:p>11798</text:p>
              </table:table-cell>
              <table:table-cell office:value-type="float" office:value="387220">
                <text:p>387220</text:p>
              </table:table-cell>
            </table:table-row>
            <table:table-row>
              <table:table-cell office:value-type="float" office:value="724570">
                <text:p>724570</text:p>
              </table:table-cell>
              <table:table-cell office:value-type="float" office:value="3706">
                <text:p>3706</text:p>
              </table:table-cell>
              <table:table-cell office:value-type="float" office:value="138060">
                <text:p>138060</text:p>
              </table:table-cell>
              <table:table-cell office:value-type="float" office:value="12646">
                <text:p>12646</text:p>
              </table:table-cell>
              <table:table-cell office:value-type="float" office:value="589120">
                <text:p>58912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16182">
                <text:p>16182</text:p>
              </table:table-cell>
              <table:table-cell office:value-type="float" office:value="724570">
                <text:p>724570</text:p>
              </table:table-cell>
            </table:table-row>
            <table:table-row>
              <table:table-cell office:value-type="float" office:value="188590">
                <text:p>188590</text:p>
              </table:table-cell>
              <table:table-cell office:value-type="float" office:value="6473">
                <text:p>6473</text:p>
              </table:table-cell>
              <table:table-cell office:value-type="float" office:value="260710">
                <text:p>260710</text:p>
              </table:table-cell>
              <table:table-cell office:value-type="float" office:value="4604">
                <text:p>4604</text:p>
              </table:table-cell>
              <table:table-cell office:value-type="float" office:value="211580">
                <text:p>21158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0356">
                <text:p>10356</text:p>
              </table:table-cell>
              <table:table-cell office:value-type="float" office:value="188590">
                <text:p>188590</text:p>
              </table:table-cell>
            </table:table-row>
            <table:table-row>
              <table:table-cell office:value-type="float" office:value="317990">
                <text:p>317990</text:p>
              </table:table-cell>
              <table:table-cell office:value-type="float" office:value="9477">
                <text:p>9477</text:p>
              </table:table-cell>
              <table:table-cell office:value-type="float" office:value="421290">
                <text:p>421290</text:p>
              </table:table-cell>
              <table:table-cell office:value-type="float" office:value="11934">
                <text:p>11934</text:p>
              </table:table-cell>
              <table:table-cell office:value-type="float" office:value="559980">
                <text:p>55998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1621">
                <text:p>11621</text:p>
              </table:table-cell>
              <table:table-cell office:value-type="float" office:value="317990">
                <text:p>317990</text:p>
              </table:table-cell>
            </table:table-row>
            <table:table-row>
              <table:table-cell office:value-type="float" office:value="789110">
                <text:p>789110</text:p>
              </table:table-cell>
              <table:table-cell office:value-type="float" office:value="7902">
                <text:p>7902</text:p>
              </table:table-cell>
              <table:table-cell office:value-type="float" office:value="288600">
                <text:p>288600</text:p>
              </table:table-cell>
              <table:table-cell office:value-type="float" office:value="7166">
                <text:p>7166</text:p>
              </table:table-cell>
              <table:table-cell office:value-type="float" office:value="330960">
                <text:p>3309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6744">
                <text:p>16744</text:p>
              </table:table-cell>
              <table:table-cell office:value-type="float" office:value="789110">
                <text:p>789110</text:p>
              </table:table-cell>
            </table:table-row>
            <table:table-row>
              <table:table-cell office:value-type="float" office:value="830640">
                <text:p>830640</text:p>
              </table:table-cell>
              <table:table-cell office:value-type="float" office:value="9471">
                <text:p>9471</text:p>
              </table:table-cell>
              <table:table-cell office:value-type="float" office:value="353140">
                <text:p>353140</text:p>
              </table:table-cell>
              <table:table-cell office:value-type="float" office:value="12594">
                <text:p>12594</text:p>
              </table:table-cell>
              <table:table-cell office:value-type="float" office:value="585360">
                <text:p>58536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7539">
                <text:p>17539</text:p>
              </table:table-cell>
              <table:table-cell office:value-type="float" office:value="830640">
                <text:p>830640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384">
                <text:p>14384</text:p>
              </table:table-cell>
              <table:table-cell office:value-type="float" office:value="553990">
                <text:p>553990</text:p>
              </table:table-cell>
              <table:table-cell office:value-type="float" office:value="11988">
                <text:p>11988</text:p>
              </table:table-cell>
              <table:table-cell office:value-type="float" office:value="558830">
                <text:p>55883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6121">
                <text:p>6121</text:p>
              </table:table-cell>
              <table:table-cell office:value-type="float" office:value="146780">
                <text:p>146780</text:p>
              </table:table-cell>
            </table:table-row>
            <table:table-row>
              <table:table-cell office:value-type="float" office:value="636140">
                <text:p>636140</text:p>
              </table:table-cell>
              <table:table-cell office:value-type="float" office:value="9649">
                <text:p>9649</text:p>
              </table:table-cell>
              <table:table-cell office:value-type="float" office:value="555550">
                <text:p>555550</text:p>
              </table:table-cell>
              <table:table-cell office:value-type="float" office:value="12660">
                <text:p>12660</text:p>
              </table:table-cell>
              <table:table-cell office:value-type="float" office:value="589720">
                <text:p>58972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6615">
                <text:p>16615</text:p>
              </table:table-cell>
              <table:table-cell office:value-type="float" office:value="636140">
                <text:p>636140</text:p>
              </table:table-cell>
            </table:table-row>
            <table:table-row>
              <table:table-cell office:value-type="float" office:value="393900">
                <text:p>393900</text:p>
              </table:table-cell>
              <table:table-cell office:value-type="float" office:value="7316">
                <text:p>7316</text:p>
              </table:table-cell>
              <table:table-cell office:value-type="float" office:value="339990">
                <text:p>339990</text:p>
              </table:table-cell>
              <table:table-cell office:value-type="float" office:value="8611">
                <text:p>8611</text:p>
              </table:table-cell>
              <table:table-cell office:value-type="float" office:value="401350">
                <text:p>40135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557">
                <text:p>11557</text:p>
              </table:table-cell>
              <table:table-cell office:value-type="float" office:value="393900">
                <text:p>393900</text:p>
              </table:table-cell>
            </table:table-row>
            <table:table-row>
              <table:table-cell office:value-type="float" office:value="349110">
                <text:p>349110</text:p>
              </table:table-cell>
              <table:table-cell office:value-type="float" office:value="5742">
                <text:p>5742</text:p>
              </table:table-cell>
              <table:table-cell office:value-type="float" office:value="176220">
                <text:p>176220</text:p>
              </table:table-cell>
              <table:table-cell office:value-type="float" office:value="14060">
                <text:p>14060</text:p>
              </table:table-cell>
              <table:table-cell office:value-type="float" office:value="656410">
                <text:p>65641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2859">
                <text:p>12859</text:p>
              </table:table-cell>
              <table:table-cell office:value-type="float" office:value="349110">
                <text:p>349110</text:p>
              </table:table-cell>
            </table:table-row>
            <table:table-row>
              <table:table-cell office:value-type="float" office:value="334130">
                <text:p>334130</text:p>
              </table:table-cell>
              <table:table-cell office:value-type="float" office:value="13579">
                <text:p>13579</text:p>
              </table:table-cell>
              <table:table-cell office:value-type="float" office:value="566500">
                <text:p>566500</text:p>
              </table:table-cell>
              <table:table-cell office:value-type="float" office:value="11298">
                <text:p>11298</text:p>
              </table:table-cell>
              <table:table-cell office:value-type="float" office:value="527530">
                <text:p>52753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9510">
                <text:p>9510</text:p>
              </table:table-cell>
              <table:table-cell office:value-type="float" office:value="334130">
                <text:p>334130</text:p>
              </table:table-cell>
            </table:table-row>
            <table:table-row>
              <table:table-cell office:value-type="float" office:value="468210">
                <text:p>468210</text:p>
              </table:table-cell>
              <table:table-cell office:value-type="float" office:value="14287">
                <text:p>14287</text:p>
              </table:table-cell>
              <table:table-cell office:value-type="float" office:value="614200">
                <text:p>614200</text:p>
              </table:table-cell>
              <table:table-cell office:value-type="float" office:value="15406">
                <text:p>15406</text:p>
              </table:table-cell>
              <table:table-cell office:value-type="float" office:value="719760">
                <text:p>71976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2385">
                <text:p>12385</text:p>
              </table:table-cell>
              <table:table-cell office:value-type="float" office:value="468210">
                <text:p>468210</text:p>
              </table:table-cell>
            </table:table-row>
            <table:table-row>
              <table:table-cell office:value-type="float" office:value="569770">
                <text:p>569770</text:p>
              </table:table-cell>
              <table:table-cell office:value-type="float" office:value="7307">
                <text:p>7307</text:p>
              </table:table-cell>
              <table:table-cell office:value-type="float" office:value="367860">
                <text:p>367860</text:p>
              </table:table-cell>
              <table:table-cell office:value-type="float" office:value="9901">
                <text:p>9901</text:p>
              </table:table-cell>
              <table:table-cell office:value-type="float" office:value="463030">
                <text:p>46303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3801">
                <text:p>13801</text:p>
              </table:table-cell>
              <table:table-cell office:value-type="float" office:value="569770">
                <text:p>569770</text:p>
              </table:table-cell>
            </table:table-row>
            <table:table-row>
              <table:table-cell office:value-type="float" office:value="209110">
                <text:p>209110</text:p>
              </table:table-cell>
              <table:table-cell office:value-type="float" office:value="8714">
                <text:p>8714</text:p>
              </table:table-cell>
              <table:table-cell office:value-type="float" office:value="463540">
                <text:p>463540</text:p>
              </table:table-cell>
              <table:table-cell office:value-type="float" office:value="12034">
                <text:p>12034</text:p>
              </table:table-cell>
              <table:table-cell office:value-type="float" office:value="562510">
                <text:p>56251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9468">
                <text:p>9468</text:p>
              </table:table-cell>
              <table:table-cell office:value-type="float" office:value="209110">
                <text:p>209110</text:p>
              </table:table-cell>
            </table:table-row>
            <table:table-row>
              <table:table-cell office:value-type="float" office:value="285610">
                <text:p>285610</text:p>
              </table:table-cell>
              <table:table-cell office:value-type="float" office:value="9227">
                <text:p>9227</text:p>
              </table:table-cell>
              <table:table-cell office:value-type="float" office:value="337430">
                <text:p>337430</text:p>
              </table:table-cell>
              <table:table-cell office:value-type="float" office:value="13955">
                <text:p>13955</text:p>
              </table:table-cell>
              <table:table-cell office:value-type="float" office:value="652070">
                <text:p>65207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2160">
                <text:p>12160</text:p>
              </table:table-cell>
              <table:table-cell office:value-type="float" office:value="285610">
                <text:p>285610</text:p>
              </table:table-cell>
            </table:table-row>
            <table:table-row>
              <table:table-cell office:value-type="float" office:value="337680">
                <text:p>337680</text:p>
              </table:table-cell>
              <table:table-cell office:value-type="float" office:value="10679">
                <text:p>10679</text:p>
              </table:table-cell>
              <table:table-cell office:value-type="float" office:value="433790">
                <text:p>433790</text:p>
              </table:table-cell>
              <table:table-cell office:value-type="float" office:value="6015">
                <text:p>6015</text:p>
              </table:table-cell>
              <table:table-cell office:value-type="float" office:value="280630">
                <text:p>28063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3629">
                <text:p>13629</text:p>
              </table:table-cell>
              <table:table-cell office:value-type="float" office:value="337680">
                <text:p>337680</text:p>
              </table:table-cell>
            </table:table-row>
            <table:table-row>
              <table:table-cell office:value-type="float" office:value="166800">
                <text:p>166800</text:p>
              </table:table-cell>
              <table:table-cell office:value-type="float" office:value="11449">
                <text:p>11449</text:p>
              </table:table-cell>
              <table:table-cell office:value-type="float" office:value="482730">
                <text:p>482730</text:p>
              </table:table-cell>
              <table:table-cell office:value-type="float" office:value="14096">
                <text:p>14096</text:p>
              </table:table-cell>
              <table:table-cell office:value-type="float" office:value="653600">
                <text:p>65360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7412">
                <text:p>7412</text:p>
              </table:table-cell>
              <table:table-cell office:value-type="float" office:value="166800">
                <text:p>166800</text:p>
              </table:table-cell>
            </table:table-row>
            <table:table-row>
              <table:table-cell office:value-type="float" office:value="142470">
                <text:p>142470</text:p>
              </table:table-cell>
              <table:table-cell office:value-type="float" office:value="9923">
                <text:p>9923</text:p>
              </table:table-cell>
              <table:table-cell office:value-type="float" office:value="287640">
                <text:p>287640</text:p>
              </table:table-cell>
              <table:table-cell office:value-type="float" office:value="12615">
                <text:p>12615</text:p>
              </table:table-cell>
              <table:table-cell office:value-type="float" office:value="589490">
                <text:p>58949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8672">
                <text:p>8672</text:p>
              </table:table-cell>
              <table:table-cell office:value-type="float" office:value="142470">
                <text:p>142470</text:p>
              </table:table-cell>
            </table:table-row>
            <table:table-row>
              <table:table-cell office:value-type="float" office:value="324230">
                <text:p>324230</text:p>
              </table:table-cell>
              <table:table-cell office:value-type="float" office:value="13367">
                <text:p>13367</text:p>
              </table:table-cell>
              <table:table-cell office:value-type="float" office:value="422780">
                <text:p>422780</text:p>
              </table:table-cell>
              <table:table-cell office:value-type="float" office:value="14005">
                <text:p>14005</text:p>
              </table:table-cell>
              <table:table-cell office:value-type="float" office:value="652750">
                <text:p>65275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1018">
                <text:p>11018</text:p>
              </table:table-cell>
              <table:table-cell office:value-type="float" office:value="324230">
                <text:p>324230</text:p>
              </table:table-cell>
            </table:table-row>
            <table:table-row>
              <table:table-cell office:value-type="float" office:value="862980">
                <text:p>862980</text:p>
              </table:table-cell>
              <table:table-cell office:value-type="float" office:value="2796">
                <text:p>2796</text:p>
              </table:table-cell>
              <table:table-cell office:value-type="float" office:value="39730">
                <text:p>39730</text:p>
              </table:table-cell>
              <table:table-cell office:value-type="float" office:value="16151">
                <text:p>16151</text:p>
              </table:table-cell>
              <table:table-cell office:value-type="float" office:value="752570">
                <text:p>75257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18168">
                <text:p>18168</text:p>
              </table:table-cell>
              <table:table-cell office:value-type="float" office:value="862980">
                <text:p>862980</text:p>
              </table:table-cell>
            </table:table-row>
            <table:table-row>
              <table:table-cell office:value-type="float" office:value="753110">
                <text:p>753110</text:p>
              </table:table-cell>
              <table:table-cell office:value-type="float" office:value="9235">
                <text:p>9235</text:p>
              </table:table-cell>
              <table:table-cell office:value-type="float" office:value="434830">
                <text:p>434830</text:p>
              </table:table-cell>
              <table:table-cell office:value-type="float" office:value="12015">
                <text:p>12015</text:p>
              </table:table-cell>
              <table:table-cell office:value-type="float" office:value="559620">
                <text:p>55962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20045">
                <text:p>20045</text:p>
              </table:table-cell>
              <table:table-cell office:value-type="float" office:value="753110">
                <text:p>753110</text:p>
              </table:table-cell>
            </table:table-row>
            <table:table-row>
              <table:table-cell office:value-type="float" office:value="692850">
                <text:p>692850</text:p>
              </table:table-cell>
              <table:table-cell office:value-type="float" office:value="7652">
                <text:p>7652</text:p>
              </table:table-cell>
              <table:table-cell office:value-type="float" office:value="235720">
                <text:p>235720</text:p>
              </table:table-cell>
              <table:table-cell office:value-type="float" office:value="14879">
                <text:p>14879</text:p>
              </table:table-cell>
              <table:table-cell office:value-type="float" office:value="693450">
                <text:p>69345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6120">
                <text:p>16120</text:p>
              </table:table-cell>
              <table:table-cell office:value-type="float" office:value="692850">
                <text:p>692850</text:p>
              </table:table-cell>
            </table:table-row>
            <table:table-row>
              <table:table-cell office:value-type="float" office:value="329680">
                <text:p>329680</text:p>
              </table:table-cell>
              <table:table-cell office:value-type="float" office:value="14039">
                <text:p>14039</text:p>
              </table:table-cell>
              <table:table-cell office:value-type="float" office:value="499000">
                <text:p>499000</text:p>
              </table:table-cell>
              <table:table-cell office:value-type="float" office:value="12663">
                <text:p>12663</text:p>
              </table:table-cell>
              <table:table-cell office:value-type="float" office:value="589540">
                <text:p>58954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843">
                <text:p>12843</text:p>
              </table:table-cell>
              <table:table-cell office:value-type="float" office:value="329680">
                <text:p>329680</text:p>
              </table:table-cell>
            </table:table-row>
            <table:table-row>
              <table:table-cell office:value-type="float" office:value="347170">
                <text:p>347170</text:p>
              </table:table-cell>
              <table:table-cell office:value-type="float" office:value="11092">
                <text:p>11092</text:p>
              </table:table-cell>
              <table:table-cell office:value-type="float" office:value="240590">
                <text:p>240590</text:p>
              </table:table-cell>
              <table:table-cell office:value-type="float" office:value="16114">
                <text:p>16114</text:p>
              </table:table-cell>
              <table:table-cell office:value-type="float" office:value="749440">
                <text:p>74944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3555">
                <text:p>13555</text:p>
              </table:table-cell>
              <table:table-cell office:value-type="float" office:value="347170">
                <text:p>347170</text:p>
              </table:table-cell>
            </table:table-row>
            <table:table-row>
              <table:table-cell office:value-type="float" office:value="504090">
                <text:p>504090</text:p>
              </table:table-cell>
              <table:table-cell office:value-type="float" office:value="7852">
                <text:p>7852</text:p>
              </table:table-cell>
              <table:table-cell office:value-type="float" office:value="332280">
                <text:p>332280</text:p>
              </table:table-cell>
              <table:table-cell office:value-type="float" office:value="12695">
                <text:p>12695</text:p>
              </table:table-cell>
              <table:table-cell office:value-type="float" office:value="592470">
                <text:p>59247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5818">
                <text:p>15818</text:p>
              </table:table-cell>
              <table:table-cell office:value-type="float" office:value="504090">
                <text:p>504090</text:p>
              </table:table-cell>
            </table:table-row>
            <table:table-row>
              <table:table-cell office:value-type="float" office:value="561840">
                <text:p>561840</text:p>
              </table:table-cell>
              <table:table-cell office:value-type="float" office:value="10687">
                <text:p>10687</text:p>
              </table:table-cell>
              <table:table-cell office:value-type="float" office:value="524770">
                <text:p>524770</text:p>
              </table:table-cell>
              <table:table-cell office:value-type="float" office:value="19503">
                <text:p>19503</text:p>
              </table:table-cell>
              <table:table-cell office:value-type="float" office:value="907410">
                <text:p>90741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9077">
                <text:p>9077</text:p>
              </table:table-cell>
              <table:table-cell office:value-type="float" office:value="561840">
                <text:p>561840</text:p>
              </table:table-cell>
            </table:table-row>
            <table:table-row>
              <table:table-cell office:value-type="float" office:value="427660">
                <text:p>427660</text:p>
              </table:table-cell>
              <table:table-cell office:value-type="float" office:value="11271">
                <text:p>11271</text:p>
              </table:table-cell>
              <table:table-cell office:value-type="float" office:value="499020">
                <text:p>499020</text:p>
              </table:table-cell>
              <table:table-cell office:value-type="float" office:value="13469">
                <text:p>13469</text:p>
              </table:table-cell>
              <table:table-cell office:value-type="float" office:value="630850">
                <text:p>63085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7753">
                <text:p>7753</text:p>
              </table:table-cell>
              <table:table-cell office:value-type="float" office:value="427660">
                <text:p>427660</text:p>
              </table:table-cell>
            </table:table-row>
            <table:table-row>
              <table:table-cell office:value-type="float" office:value="745340">
                <text:p>745340</text:p>
              </table:table-cell>
              <table:table-cell office:value-type="float" office:value="9919">
                <text:p>9919</text:p>
              </table:table-cell>
              <table:table-cell office:value-type="float" office:value="401620">
                <text:p>401620</text:p>
              </table:table-cell>
              <table:table-cell office:value-type="float" office:value="16776">
                <text:p>16776</text:p>
              </table:table-cell>
              <table:table-cell office:value-type="float" office:value="780460">
                <text:p>78046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5319">
                <text:p>15319</text:p>
              </table:table-cell>
              <table:table-cell office:value-type="float" office:value="745340">
                <text:p>745340</text:p>
              </table:table-cell>
            </table:table-row>
            <table:table-row>
              <table:table-cell office:value-type="float" office:value="390080">
                <text:p>390080</text:p>
              </table:table-cell>
              <table:table-cell office:value-type="float" office:value="14625">
                <text:p>14625</text:p>
              </table:table-cell>
              <table:table-cell office:value-type="float" office:value="562440">
                <text:p>562440</text:p>
              </table:table-cell>
              <table:table-cell office:value-type="float" office:value="8004">
                <text:p>8004</text:p>
              </table:table-cell>
              <table:table-cell office:value-type="float" office:value="372240">
                <text:p>37224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6007">
                <text:p>6007</text:p>
              </table:table-cell>
              <table:table-cell office:value-type="float" office:value="390080">
                <text:p>390080</text:p>
              </table:table-cell>
            </table:table-row>
            <table:table-row>
              <table:table-cell office:value-type="float" office:value="47360">
                <text:p>47360</text:p>
              </table:table-cell>
              <table:table-cell office:value-type="float" office:value="15556">
                <text:p>15556</text:p>
              </table:table-cell>
              <table:table-cell office:value-type="float" office:value="615240">
                <text:p>615240</text:p>
              </table:table-cell>
              <table:table-cell office:value-type="float" office:value="10000">
                <text:p>10000</text:p>
              </table:table-cell>
              <table:table-cell office:value-type="float" office:value="464860">
                <text:p>46486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2280">
                <text:p>2280</text:p>
              </table:table-cell>
              <table:table-cell office:value-type="float" office:value="47360">
                <text:p>47360</text:p>
              </table:table-cell>
            </table:table-row>
            <table:table-row>
              <table:table-cell office:value-type="float" office:value="495930">
                <text:p>495930</text:p>
              </table:table-cell>
              <table:table-cell office:value-type="float" office:value="16807">
                <text:p>16807</text:p>
              </table:table-cell>
              <table:table-cell office:value-type="float" office:value="673130">
                <text:p>673130</text:p>
              </table:table-cell>
              <table:table-cell office:value-type="float" office:value="11975">
                <text:p>11975</text:p>
              </table:table-cell>
              <table:table-cell office:value-type="float" office:value="559880">
                <text:p>55988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9448">
                <text:p>9448</text:p>
              </table:table-cell>
              <table:table-cell office:value-type="float" office:value="495930">
                <text:p>495930</text:p>
              </table:table-cell>
            </table:table-row>
            <table:table-row>
              <table:table-cell office:value-type="float" office:value="666860">
                <text:p>666860</text:p>
              </table:table-cell>
              <table:table-cell office:value-type="float" office:value="13158">
                <text:p>13158</text:p>
              </table:table-cell>
              <table:table-cell office:value-type="float" office:value="398330">
                <text:p>398330</text:p>
              </table:table-cell>
              <table:table-cell office:value-type="float" office:value="16024">
                <text:p>16024</text:p>
              </table:table-cell>
              <table:table-cell office:value-type="float" office:value="747670">
                <text:p>74767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427">
                <text:p>12427</text:p>
              </table:table-cell>
              <table:table-cell office:value-type="float" office:value="666860">
                <text:p>666860</text:p>
              </table:table-cell>
            </table:table-row>
            <table:table-row>
              <table:table-cell office:value-type="float" office:value="255340">
                <text:p>255340</text:p>
              </table:table-cell>
              <table:table-cell office:value-type="float" office:value="18158">
                <text:p>18158</text:p>
              </table:table-cell>
              <table:table-cell office:value-type="float" office:value="699900">
                <text:p>699900</text:p>
              </table:table-cell>
              <table:table-cell office:value-type="float" office:value="12726">
                <text:p>12726</text:p>
              </table:table-cell>
              <table:table-cell office:value-type="float" office:value="590380">
                <text:p>59038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7925">
                <text:p>7925</text:p>
              </table:table-cell>
              <table:table-cell office:value-type="float" office:value="255340">
                <text:p>255340</text:p>
              </table:table-cell>
            </table:table-row>
            <table:table-row>
              <table:table-cell office:value-type="float" office:value="588170">
                <text:p>588170</text:p>
              </table:table-cell>
              <table:table-cell office:value-type="float" office:value="8243">
                <text:p>8243</text:p>
              </table:table-cell>
              <table:table-cell office:value-type="float" office:value="292730">
                <text:p>292730</text:p>
              </table:table-cell>
              <table:table-cell office:value-type="float" office:value="18072">
                <text:p>18072</text:p>
              </table:table-cell>
              <table:table-cell office:value-type="float" office:value="842780">
                <text:p>84278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2984">
                <text:p>12984</text:p>
              </table:table-cell>
              <table:table-cell office:value-type="float" office:value="588170">
                <text:p>588170</text:p>
              </table:table-cell>
            </table:table-row>
            <table:table-row>
              <table:table-cell office:value-type="float" office:value="499060">
                <text:p>499060</text:p>
              </table:table-cell>
              <table:table-cell office:value-type="float" office:value="11844">
                <text:p>11844</text:p>
              </table:table-cell>
              <table:table-cell office:value-type="float" office:value="466760">
                <text:p>466760</text:p>
              </table:table-cell>
              <table:table-cell office:value-type="float" office:value="14211">
                <text:p>14211</text:p>
              </table:table-cell>
              <table:table-cell office:value-type="float" office:value="660380">
                <text:p>6603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892">
                <text:p>10892</text:p>
              </table:table-cell>
              <table:table-cell office:value-type="float" office:value="499060">
                <text:p>499060</text:p>
              </table:table-cell>
            </table:table-row>
            <table:table-row>
              <table:table-cell office:value-type="float" office:value="543710">
                <text:p>543710</text:p>
              </table:table-cell>
              <table:table-cell office:value-type="float" office:value="8084">
                <text:p>8084</text:p>
              </table:table-cell>
              <table:table-cell office:value-type="float" office:value="191790">
                <text:p>191790</text:p>
              </table:table-cell>
              <table:table-cell office:value-type="float" office:value="19495">
                <text:p>19495</text:p>
              </table:table-cell>
              <table:table-cell office:value-type="float" office:value="906390">
                <text:p>90639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1681">
                <text:p>11681</text:p>
              </table:table-cell>
              <table:table-cell office:value-type="float" office:value="543710">
                <text:p>543710</text:p>
              </table:table-cell>
            </table:table-row>
            <table:table-row>
              <table:table-cell office:value-type="float" office:value="362870">
                <text:p>362870</text:p>
              </table:table-cell>
              <table:table-cell office:value-type="float" office:value="13195">
                <text:p>13195</text:p>
              </table:table-cell>
              <table:table-cell office:value-type="float" office:value="527610">
                <text:p>527610</text:p>
              </table:table-cell>
              <table:table-cell office:value-type="float" office:value="12660">
                <text:p>12660</text:p>
              </table:table-cell>
              <table:table-cell office:value-type="float" office:value="588430">
                <text:p>58843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6126">
                <text:p>6126</text:p>
              </table:table-cell>
              <table:table-cell office:value-type="float" office:value="362870">
                <text:p>362870</text:p>
              </table:table-cell>
            </table:table-row>
            <table:table-row>
              <table:table-cell office:value-type="float" office:value="492550">
                <text:p>492550</text:p>
              </table:table-cell>
              <table:table-cell office:value-type="float" office:value="17278">
                <text:p>17278</text:p>
              </table:table-cell>
              <table:table-cell office:value-type="float" office:value="643810">
                <text:p>643810</text:p>
              </table:table-cell>
              <table:table-cell office:value-type="float" office:value="15387">
                <text:p>15387</text:p>
              </table:table-cell>
              <table:table-cell office:value-type="float" office:value="715850">
                <text:p>71585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8305">
                <text:p>8305</text:p>
              </table:table-cell>
              <table:table-cell office:value-type="float" office:value="492550">
                <text:p>492550</text:p>
              </table:table-cell>
            </table:table-row>
            <table:table-row>
              <table:table-cell office:value-type="float" office:value="165080">
                <text:p>165080</text:p>
              </table:table-cell>
              <table:table-cell office:value-type="float" office:value="10837">
                <text:p>10837</text:p>
              </table:table-cell>
              <table:table-cell office:value-type="float" office:value="373770">
                <text:p>373770</text:p>
              </table:table-cell>
              <table:table-cell office:value-type="float" office:value="15439">
                <text:p>15439</text:p>
              </table:table-cell>
              <table:table-cell office:value-type="float" office:value="718550">
                <text:p>71855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5674">
                <text:p>5674</text:p>
              </table:table-cell>
              <table:table-cell office:value-type="float" office:value="165080">
                <text:p>165080</text:p>
              </table:table-cell>
            </table:table-row>
            <table:table-row>
              <table:table-cell office:value-type="float" office:value="667540">
                <text:p>667540</text:p>
              </table:table-cell>
              <table:table-cell office:value-type="float" office:value="8798">
                <text:p>8798</text:p>
              </table:table-cell>
              <table:table-cell office:value-type="float" office:value="197940">
                <text:p>19794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3005">
                <text:p>13005</text:p>
              </table:table-cell>
              <table:table-cell office:value-type="float" office:value="667540">
                <text:p>667540</text:p>
              </table:table-cell>
            </table:table-row>
            <table:table-row>
              <table:table-cell office:value-type="float" office:value="491040">
                <text:p>491040</text:p>
              </table:table-cell>
              <table:table-cell office:value-type="float" office:value="8022">
                <text:p>8022</text:p>
              </table:table-cell>
              <table:table-cell office:value-type="float" office:value="115080">
                <text:p>115080</text:p>
              </table:table-cell>
              <table:table-cell office:value-type="float" office:value="4442">
                <text:p>4442</text:p>
              </table:table-cell>
              <table:table-cell office:value-type="float" office:value="207540">
                <text:p>20754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1450">
                <text:p>11450</text:p>
              </table:table-cell>
              <table:table-cell office:value-type="float" office:value="491040">
                <text:p>491040</text:p>
              </table:table-cell>
            </table:table-row>
            <table:table-row>
              <table:table-cell office:value-type="float" office:value="548660">
                <text:p>548660</text:p>
              </table:table-cell>
              <table:table-cell office:value-type="float" office:value="15837">
                <text:p>15837</text:p>
              </table:table-cell>
              <table:table-cell office:value-type="float" office:value="572800">
                <text:p>572800</text:p>
              </table:table-cell>
              <table:table-cell office:value-type="float" office:value="11934">
                <text:p>11934</text:p>
              </table:table-cell>
              <table:table-cell office:value-type="float" office:value="556920">
                <text:p>55692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445">
                <text:p>11445</text:p>
              </table:table-cell>
              <table:table-cell office:value-type="float" office:value="548660">
                <text:p>548660</text:p>
              </table:table-cell>
            </table:table-row>
            <table:table-row>
              <table:table-cell office:value-type="float" office:value="221680">
                <text:p>221680</text:p>
              </table:table-cell>
              <table:table-cell office:value-type="float" office:value="15892">
                <text:p>15892</text:p>
              </table:table-cell>
              <table:table-cell office:value-type="float" office:value="579950">
                <text:p>579950</text:p>
              </table:table-cell>
              <table:table-cell office:value-type="float" office:value="7258">
                <text:p>7258</text:p>
              </table:table-cell>
              <table:table-cell office:value-type="float" office:value="335700">
                <text:p>33570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4542">
                <text:p>4542</text:p>
              </table:table-cell>
              <table:table-cell office:value-type="float" office:value="221680">
                <text:p>221680</text:p>
              </table:table-cell>
            </table:table-row>
            <table:table-row>
              <table:table-cell office:value-type="float" office:value="380860">
                <text:p>380860</text:p>
              </table:table-cell>
              <table:table-cell office:value-type="float" office:value="10962">
                <text:p>10962</text:p>
              </table:table-cell>
              <table:table-cell office:value-type="float" office:value="219500">
                <text:p>219500</text:p>
              </table:table-cell>
              <table:table-cell office:value-type="float" office:value="2316">
                <text:p>2316</text:p>
              </table:table-cell>
              <table:table-cell office:value-type="float" office:value="104850">
                <text:p>10485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7243">
                <text:p>7243</text:p>
              </table:table-cell>
              <table:table-cell office:value-type="float" office:value="380860">
                <text:p>380860</text:p>
              </table:table-cell>
            </table:table-row>
            <table:table-row>
              <table:table-cell office:value-type="float" office:value="204680">
                <text:p>204680</text:p>
              </table:table-cell>
              <table:table-cell office:value-type="float" office:value="11685">
                <text:p>11685</text:p>
              </table:table-cell>
              <table:table-cell office:value-type="float" office:value="449890">
                <text:p>449890</text:p>
              </table:table-cell>
              <table:table-cell office:value-type="float" office:value="8595">
                <text:p>8595</text:p>
              </table:table-cell>
              <table:table-cell office:value-type="float" office:value="399670">
                <text:p>39967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5107">
                <text:p>5107</text:p>
              </table:table-cell>
              <table:table-cell office:value-type="float" office:value="204680">
                <text:p>204680</text:p>
              </table:table-cell>
            </table:table-row>
            <table:table-row>
              <table:table-cell office:value-type="float" office:value="563570">
                <text:p>563570</text:p>
              </table:table-cell>
              <table:table-cell office:value-type="float" office:value="13686">
                <text:p>13686</text:p>
              </table:table-cell>
              <table:table-cell office:value-type="float" office:value="429230">
                <text:p>429230</text:p>
              </table:table-cell>
              <table:table-cell office:value-type="float" office:value="11302">
                <text:p>11302</text:p>
              </table:table-cell>
              <table:table-cell office:value-type="float" office:value="528790">
                <text:p>52879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165">
                <text:p>12165</text:p>
              </table:table-cell>
              <table:table-cell office:value-type="float" office:value="563570">
                <text:p>563570</text:p>
              </table:table-cell>
            </table:table-row>
            <table:table-row>
              <table:table-cell office:value-type="float" office:value="162360">
                <text:p>162360</text:p>
              </table:table-cell>
              <table:table-cell office:value-type="float" office:value="15183">
                <text:p>15183</text:p>
              </table:table-cell>
              <table:table-cell office:value-type="float" office:value="499780">
                <text:p>499780</text:p>
              </table:table-cell>
              <table:table-cell office:value-type="float" office:value="9809">
                <text:p>9809</text:p>
              </table:table-cell>
              <table:table-cell office:value-type="float" office:value="457690">
                <text:p>45769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5721">
                <text:p>5721</text:p>
              </table:table-cell>
              <table:table-cell office:value-type="float" office:value="162360">
                <text:p>162360</text:p>
              </table:table-cell>
            </table:table-row>
            <table:table-row>
              <table:table-cell office:value-type="float" office:value="756270">
                <text:p>756270</text:p>
              </table:table-cell>
              <table:table-cell office:value-type="float" office:value="12183">
                <text:p>12183</text:p>
              </table:table-cell>
              <table:table-cell office:value-type="float" office:value="236420">
                <text:p>236420</text:p>
              </table:table-cell>
              <table:table-cell office:value-type="float" office:value="8052">
                <text:p>8052</text:p>
              </table:table-cell>
              <table:table-cell office:value-type="float" office:value="373880">
                <text:p>37388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4834">
                <text:p>14834</text:p>
              </table:table-cell>
              <table:table-cell office:value-type="float" office:value="756270">
                <text:p>756270</text:p>
              </table:table-cell>
            </table:table-row>
            <table:table-row>
              <table:table-cell office:value-type="float" office:value="711720">
                <text:p>711720</text:p>
              </table:table-cell>
              <table:table-cell office:value-type="float" office:value="10946">
                <text:p>10946</text:p>
              </table:table-cell>
              <table:table-cell office:value-type="float" office:value="341310">
                <text:p>341310</text:p>
              </table:table-cell>
              <table:table-cell office:value-type="float" office:value="3877">
                <text:p>3877</text:p>
              </table:table-cell>
              <table:table-cell office:value-type="float" office:value="180780">
                <text:p>18078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5642">
                <text:p>15642</text:p>
              </table:table-cell>
              <table:table-cell office:value-type="float" office:value="711720">
                <text:p>711720</text:p>
              </table:table-cell>
            </table:table-row>
            <table:table-row>
              <table:table-cell office:value-type="float" office:value="495170">
                <text:p>495170</text:p>
              </table:table-cell>
              <table:table-cell office:value-type="float" office:value="13678">
                <text:p>13678</text:p>
              </table:table-cell>
              <table:table-cell office:value-type="float" office:value="396270">
                <text:p>396270</text:p>
              </table:table-cell>
              <table:table-cell office:value-type="float" office:value="9189">
                <text:p>9189</text:p>
              </table:table-cell>
              <table:table-cell office:value-type="float" office:value="426950">
                <text:p>42695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2617">
                <text:p>12617</text:p>
              </table:table-cell>
              <table:table-cell office:value-type="float" office:value="495170">
                <text:p>495170</text:p>
              </table:table-cell>
            </table:table-row>
            <table:table-row>
              <table:table-cell office:value-type="float" office:value="647920">
                <text:p>647920</text:p>
              </table:table-cell>
              <table:table-cell office:value-type="float" office:value="16605">
                <text:p>16605</text:p>
              </table:table-cell>
              <table:table-cell office:value-type="float" office:value="595270">
                <text:p>595270</text:p>
              </table:table-cell>
              <table:table-cell office:value-type="float" office:value="7297">
                <text:p>7297</text:p>
              </table:table-cell>
              <table:table-cell office:value-type="float" office:value="338840">
                <text:p>33884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4896">
                <text:p>14896</text:p>
              </table:table-cell>
              <table:table-cell office:value-type="float" office:value="647920">
                <text:p>647920</text:p>
              </table:table-cell>
            </table:table-row>
            <table:table-row>
              <table:table-cell office:value-type="float" office:value="231270">
                <text:p>231270</text:p>
              </table:table-cell>
              <table:table-cell office:value-type="float" office:value="13565">
                <text:p>13565</text:p>
              </table:table-cell>
              <table:table-cell office:value-type="float" office:value="354400">
                <text:p>354400</text:p>
              </table:table-cell>
              <table:table-cell office:value-type="float" office:value="6548">
                <text:p>6548</text:p>
              </table:table-cell>
              <table:table-cell office:value-type="float" office:value="302320">
                <text:p>3023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5757">
                <text:p>5757</text:p>
              </table:table-cell>
              <table:table-cell office:value-type="float" office:value="231270">
                <text:p>231270</text:p>
              </table:table-cell>
            </table:table-row>
            <table:table-row>
              <table:table-cell office:value-type="float" office:value="435850">
                <text:p>435850</text:p>
              </table:table-cell>
              <table:table-cell office:value-type="float" office:value="21544">
                <text:p>21544</text:p>
              </table:table-cell>
              <table:table-cell office:value-type="float" office:value="766190">
                <text:p>766190</text:p>
              </table:table-cell>
              <table:table-cell office:value-type="float" office:value="12019">
                <text:p>12019</text:p>
              </table:table-cell>
              <table:table-cell office:value-type="float" office:value="561130">
                <text:p>56113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591">
                <text:p>10591</text:p>
              </table:table-cell>
              <table:table-cell office:value-type="float" office:value="435850">
                <text:p>435850</text:p>
              </table:table-cell>
            </table:table-row>
            <table:table-row>
              <table:table-cell office:value-type="float" office:value="622820">
                <text:p>622820</text:p>
              </table:table-cell>
              <table:table-cell office:value-type="float" office:value="19314">
                <text:p>19314</text:p>
              </table:table-cell>
              <table:table-cell office:value-type="float" office:value="583660">
                <text:p>583660</text:p>
              </table:table-cell>
              <table:table-cell office:value-type="float" office:value="12008">
                <text:p>12008</text:p>
              </table:table-cell>
              <table:table-cell office:value-type="float" office:value="560060">
                <text:p>56006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4068">
                <text:p>14068</text:p>
              </table:table-cell>
              <table:table-cell office:value-type="float" office:value="622820">
                <text:p>622820</text:p>
              </table:table-cell>
            </table:table-row>
            <table:table-row>
              <table:table-cell office:value-type="float" office:value="689790">
                <text:p>689790</text:p>
              </table:table-cell>
              <table:table-cell office:value-type="float" office:value="8394">
                <text:p>8394</text:p>
              </table:table-cell>
              <table:table-cell office:value-type="float" office:value="178110">
                <text:p>178110</text:p>
              </table:table-cell>
              <table:table-cell office:value-type="float" office:value="11261">
                <text:p>11261</text:p>
              </table:table-cell>
              <table:table-cell office:value-type="float" office:value="524100">
                <text:p>52410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6123">
                <text:p>16123</text:p>
              </table:table-cell>
              <table:table-cell office:value-type="float" office:value="689790">
                <text:p>689790</text:p>
              </table:table-cell>
            </table:table-row>
            <table:table-row>
              <table:table-cell office:value-type="float" office:value="334860">
                <text:p>334860</text:p>
              </table:table-cell>
              <table:table-cell office:value-type="float" office:value="15442">
                <text:p>15442</text:p>
              </table:table-cell>
              <table:table-cell office:value-type="float" office:value="630700">
                <text:p>630700</text:p>
              </table:table-cell>
              <table:table-cell office:value-type="float" office:value="5160">
                <text:p>5160</text:p>
              </table:table-cell>
              <table:table-cell office:value-type="float" office:value="239290">
                <text:p>23929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9086">
                <text:p>9086</text:p>
              </table:table-cell>
              <table:table-cell office:value-type="float" office:value="334860">
                <text:p>334860</text:p>
              </table:table-cell>
            </table:table-row>
            <table:table-row>
              <table:table-cell office:value-type="float" office:value="463900">
                <text:p>463900</text:p>
              </table:table-cell>
              <table:table-cell office:value-type="float" office:value="9444">
                <text:p>9444</text:p>
              </table:table-cell>
              <table:table-cell office:value-type="float" office:value="148120">
                <text:p>148120</text:p>
              </table:table-cell>
              <table:table-cell office:value-type="float" office:value="7939">
                <text:p>7939</text:p>
              </table:table-cell>
              <table:table-cell office:value-type="float" office:value="367260">
                <text:p>36726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1220">
                <text:p>11220</text:p>
              </table:table-cell>
              <table:table-cell office:value-type="float" office:value="463900">
                <text:p>463900</text:p>
              </table:table-cell>
            </table:table-row>
            <table:table-row>
              <table:table-cell office:value-type="float" office:value="631990">
                <text:p>631990</text:p>
              </table:table-cell>
              <table:table-cell office:value-type="float" office:value="16894">
                <text:p>16894</text:p>
              </table:table-cell>
              <table:table-cell office:value-type="float" office:value="639420">
                <text:p>639420</text:p>
              </table:table-cell>
              <table:table-cell office:value-type="float" office:value="5147">
                <text:p>5147</text:p>
              </table:table-cell>
              <table:table-cell office:value-type="float" office:value="238510">
                <text:p>23851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4656">
                <text:p>14656</text:p>
              </table:table-cell>
              <table:table-cell office:value-type="float" office:value="631990">
                <text:p>631990</text:p>
              </table:table-cell>
            </table:table-row>
            <table:table-row>
              <table:table-cell office:value-type="float" office:value="370950">
                <text:p>370950</text:p>
              </table:table-cell>
              <table:table-cell office:value-type="float" office:value="14315">
                <text:p>14315</text:p>
              </table:table-cell>
              <table:table-cell office:value-type="float" office:value="343360">
                <text:p>343360</text:p>
              </table:table-cell>
              <table:table-cell office:value-type="float" office:value="8493">
                <text:p>8493</text:p>
              </table:table-cell>
              <table:table-cell office:value-type="float" office:value="397070">
                <text:p>39707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0940">
                <text:p>10940</text:p>
              </table:table-cell>
              <table:table-cell office:value-type="float" office:value="370950">
                <text:p>37095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13373">
                <text:p>13373</text:p>
              </table:table-cell>
              <table:table-cell office:value-type="float" office:value="216710">
                <text:p>216710</text:p>
              </table:table-cell>
              <table:table-cell office:value-type="float" office:value="9270">
                <text:p>9270</text:p>
              </table:table-cell>
              <table:table-cell office:value-type="float" office:value="430000">
                <text:p>43000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852">
                <text:p>11852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84630">
                <text:p>684630</text:p>
              </table:table-cell>
              <table:table-cell office:value-type="float" office:value="21389">
                <text:p>21389</text:p>
              </table:table-cell>
              <table:table-cell office:value-type="float" office:value="720770">
                <text:p>720770</text:p>
              </table:table-cell>
              <table:table-cell office:value-type="float" office:value="14056">
                <text:p>14056</text:p>
              </table:table-cell>
              <table:table-cell office:value-type="float" office:value="653840">
                <text:p>65384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16105">
                <text:p>16105</text:p>
              </table:table-cell>
              <table:table-cell office:value-type="float" office:value="684630">
                <text:p>684630</text:p>
              </table:table-cell>
            </table:table-row>
            <table:table-row>
              <table:table-cell office:value-type="float" office:value="222820">
                <text:p>222820</text:p>
              </table:table-cell>
              <table:table-cell office:value-type="float" office:value="5398">
                <text:p>5398</text:p>
              </table:table-cell>
              <table:table-cell office:value-type="float" office:value="243860">
                <text:p>243860</text:p>
              </table:table-cell>
              <table:table-cell office:value-type="float" office:value="9889">
                <text:p>9889</text:p>
              </table:table-cell>
              <table:table-cell office:value-type="float" office:value="462510">
                <text:p>46251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0333">
                <text:p>10333</text:p>
              </table:table-cell>
              <table:table-cell office:value-type="float" office:value="222820">
                <text:p>222820</text:p>
              </table:table-cell>
            </table:table-row>
            <table:table-row>
              <table:table-cell office:value-type="float" office:value="316920">
                <text:p>316920</text:p>
              </table:table-cell>
              <table:table-cell office:value-type="float" office:value="10442">
                <text:p>10442</text:p>
              </table:table-cell>
              <table:table-cell office:value-type="float" office:value="514940">
                <text:p>514940</text:p>
              </table:table-cell>
              <table:table-cell office:value-type="float" office:value="16892">
                <text:p>16892</text:p>
              </table:table-cell>
              <table:table-cell office:value-type="float" office:value="787990">
                <text:p>78799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1681">
                <text:p>11681</text:p>
              </table:table-cell>
              <table:table-cell office:value-type="float" office:value="316920">
                <text:p>316920</text:p>
              </table:table-cell>
            </table:table-row>
            <table:table-row>
              <table:table-cell office:value-type="float" office:value="732980">
                <text:p>732980</text:p>
              </table:table-cell>
              <table:table-cell office:value-type="float" office:value="8194">
                <text:p>8194</text:p>
              </table:table-cell>
              <table:table-cell office:value-type="float" office:value="335240">
                <text:p>335240</text:p>
              </table:table-cell>
              <table:table-cell office:value-type="float" office:value="11277">
                <text:p>11277</text:p>
              </table:table-cell>
              <table:table-cell office:value-type="float" office:value="526140">
                <text:p>52614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6718">
                <text:p>16718</text:p>
              </table:table-cell>
              <table:table-cell office:value-type="float" office:value="732980">
                <text:p>732980</text:p>
              </table:table-cell>
            </table:table-row>
            <table:table-row>
              <table:table-cell office:value-type="float" office:value="656920">
                <text:p>656920</text:p>
              </table:table-cell>
              <table:table-cell office:value-type="float" office:value="13193">
                <text:p>13193</text:p>
              </table:table-cell>
              <table:table-cell office:value-type="float" office:value="603170">
                <text:p>603170</text:p>
              </table:table-cell>
              <table:table-cell office:value-type="float" office:value="12615">
                <text:p>12615</text:p>
              </table:table-cell>
              <table:table-cell office:value-type="float" office:value="585140">
                <text:p>58514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7498">
                <text:p>17498</text:p>
              </table:table-cell>
              <table:table-cell office:value-type="float" office:value="656920">
                <text:p>656920</text:p>
              </table:table-cell>
            </table:table-row>
            <table:table-row>
              <table:table-cell office:value-type="float" office:value="145600">
                <text:p>145600</text:p>
              </table:table-cell>
              <table:table-cell office:value-type="float" office:value="8839">
                <text:p>8839</text:p>
              </table:table-cell>
              <table:table-cell office:value-type="float" office:value="252930">
                <text:p>252930</text:p>
              </table:table-cell>
              <table:table-cell office:value-type="float" office:value="4584">
                <text:p>4584</text:p>
              </table:table-cell>
              <table:table-cell office:value-type="float" office:value="210180">
                <text:p>2101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6126">
                <text:p>6126</text:p>
              </table:table-cell>
              <table:table-cell office:value-type="float" office:value="145600">
                <text:p>145600</text:p>
              </table:table-cell>
            </table:table-row>
            <table:table-row>
              <table:table-cell office:value-type="float" office:value="702240">
                <text:p>702240</text:p>
              </table:table-cell>
              <table:table-cell office:value-type="float" office:value="11595">
                <text:p>11595</text:p>
              </table:table-cell>
              <table:table-cell office:value-type="float" office:value="405350">
                <text:p>405350</text:p>
              </table:table-cell>
              <table:table-cell office:value-type="float" office:value="11991">
                <text:p>11991</text:p>
              </table:table-cell>
              <table:table-cell office:value-type="float" office:value="558220">
                <text:p>55822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6699">
                <text:p>16699</text:p>
              </table:table-cell>
              <table:table-cell office:value-type="float" office:value="702240">
                <text:p>702240</text:p>
              </table:table-cell>
            </table:table-row>
            <table:table-row>
              <table:table-cell office:value-type="float" office:value="393840">
                <text:p>393840</text:p>
              </table:table-cell>
              <table:table-cell office:value-type="float" office:value="14536">
                <text:p>14536</text:p>
              </table:table-cell>
              <table:table-cell office:value-type="float" office:value="595210">
                <text:p>595210</text:p>
              </table:table-cell>
              <table:table-cell office:value-type="float" office:value="7193">
                <text:p>7193</text:p>
              </table:table-cell>
              <table:table-cell office:value-type="float" office:value="333210">
                <text:p>33321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583">
                <text:p>11583</text:p>
              </table:table-cell>
              <table:table-cell office:value-type="float" office:value="393840">
                <text:p>393840</text:p>
              </table:table-cell>
            </table:table-row>
            <table:table-row>
              <table:table-cell office:value-type="float" office:value="356810">
                <text:p>356810</text:p>
              </table:table-cell>
              <table:table-cell office:value-type="float" office:value="9063">
                <text:p>9063</text:p>
              </table:table-cell>
              <table:table-cell office:value-type="float" office:value="547930">
                <text:p>547930</text:p>
              </table:table-cell>
              <table:table-cell office:value-type="float" office:value="12695">
                <text:p>12695</text:p>
              </table:table-cell>
              <table:table-cell office:value-type="float" office:value="589610">
                <text:p>58961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2961">
                <text:p>12961</text:p>
              </table:table-cell>
              <table:table-cell office:value-type="float" office:value="356810">
                <text:p>356810</text:p>
              </table:table-cell>
            </table:table-row>
            <table:table-row>
              <table:table-cell office:value-type="float" office:value="333170">
                <text:p>333170</text:p>
              </table:table-cell>
              <table:table-cell office:value-type="float" office:value="3679">
                <text:p>3679</text:p>
              </table:table-cell>
              <table:table-cell office:value-type="float" office:value="137010">
                <text:p>137010</text:p>
              </table:table-cell>
              <table:table-cell office:value-type="float" office:value="12072">
                <text:p>12072</text:p>
              </table:table-cell>
              <table:table-cell office:value-type="float" office:value="563510">
                <text:p>5635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9501">
                <text:p>9501</text:p>
              </table:table-cell>
              <table:table-cell office:value-type="float" office:value="333170">
                <text:p>333170</text:p>
              </table:table-cell>
            </table:table-row>
            <table:table-row>
              <table:table-cell office:value-type="float" office:value="465640">
                <text:p>465640</text:p>
              </table:table-cell>
              <table:table-cell office:value-type="float" office:value="6466">
                <text:p>6466</text:p>
              </table:table-cell>
              <table:table-cell office:value-type="float" office:value="259570">
                <text:p>259570</text:p>
              </table:table-cell>
              <table:table-cell office:value-type="float" office:value="12569">
                <text:p>12569</text:p>
              </table:table-cell>
              <table:table-cell office:value-type="float" office:value="588450">
                <text:p>58845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2266">
                <text:p>12266</text:p>
              </table:table-cell>
              <table:table-cell office:value-type="float" office:value="465640">
                <text:p>465640</text:p>
              </table:table-cell>
            </table:table-row>
            <table:table-row>
              <table:table-cell office:value-type="float" office:value="569280">
                <text:p>569280</text:p>
              </table:table-cell>
              <table:table-cell office:value-type="float" office:value="9557">
                <text:p>9557</text:p>
              </table:table-cell>
              <table:table-cell office:value-type="float" office:value="421510">
                <text:p>421510</text:p>
              </table:table-cell>
              <table:table-cell office:value-type="float" office:value="8548">
                <text:p>8548</text:p>
              </table:table-cell>
              <table:table-cell office:value-type="float" office:value="399250">
                <text:p>39925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3819">
                <text:p>13819</text:p>
              </table:table-cell>
              <table:table-cell office:value-type="float" office:value="569280">
                <text:p>569280</text:p>
              </table:table-cell>
            </table:table-row>
            <table:table-row>
              <table:table-cell office:value-type="float" office:value="205400">
                <text:p>205400</text:p>
              </table:table-cell>
              <table:table-cell office:value-type="float" office:value="7918">
                <text:p>7918</text:p>
              </table:table-cell>
              <table:table-cell office:value-type="float" office:value="288280">
                <text:p>288280</text:p>
              </table:table-cell>
              <table:table-cell office:value-type="float" office:value="14022">
                <text:p>14022</text:p>
              </table:table-cell>
              <table:table-cell office:value-type="float" office:value="651360">
                <text:p>6513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9401">
                <text:p>9401</text:p>
              </table:table-cell>
              <table:table-cell office:value-type="float" office:value="205400">
                <text:p>205400</text:p>
              </table:table-cell>
            </table:table-row>
            <table:table-row>
              <table:table-cell office:value-type="float" office:value="290670">
                <text:p>290670</text:p>
              </table:table-cell>
              <table:table-cell office:value-type="float" office:value="9504">
                <text:p>9504</text:p>
              </table:table-cell>
              <table:table-cell office:value-type="float" office:value="353900">
                <text:p>353900</text:p>
              </table:table-cell>
              <table:table-cell office:value-type="float" office:value="11263">
                <text:p>11263</text:p>
              </table:table-cell>
              <table:table-cell office:value-type="float" office:value="526040">
                <text:p>52604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2215">
                <text:p>12215</text:p>
              </table:table-cell>
              <table:table-cell office:value-type="float" office:value="290670">
                <text:p>290670</text:p>
              </table:table-cell>
            </table:table-row>
            <table:table-row>
              <table:table-cell office:value-type="float" office:value="399480">
                <text:p>399480</text:p>
              </table:table-cell>
              <table:table-cell office:value-type="float" office:value="14359">
                <text:p>14359</text:p>
              </table:table-cell>
              <table:table-cell office:value-type="float" office:value="554660">
                <text:p>554660</text:p>
              </table:table-cell>
              <table:table-cell office:value-type="float" office:value="15471">
                <text:p>15471</text:p>
              </table:table-cell>
              <table:table-cell office:value-type="float" office:value="723800">
                <text:p>72380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3687">
                <text:p>13687</text:p>
              </table:table-cell>
              <table:table-cell office:value-type="float" office:value="399480">
                <text:p>399480</text:p>
              </table:table-cell>
            </table:table-row>
            <table:table-row>
              <table:table-cell office:value-type="float" office:value="165500">
                <text:p>165500</text:p>
              </table:table-cell>
              <table:table-cell office:value-type="float" office:value="9725">
                <text:p>9725</text:p>
              </table:table-cell>
              <table:table-cell office:value-type="float" office:value="558800">
                <text:p>558800</text:p>
              </table:table-cell>
              <table:table-cell office:value-type="float" office:value="9855">
                <text:p>9855</text:p>
              </table:table-cell>
              <table:table-cell office:value-type="float" office:value="460260">
                <text:p>46026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7363">
                <text:p>7363</text:p>
              </table:table-cell>
              <table:table-cell office:value-type="float" office:value="165500">
                <text:p>165500</text:p>
              </table:table-cell>
            </table:table-row>
            <table:table-row>
              <table:table-cell office:value-type="float" office:value="145730">
                <text:p>145730</text:p>
              </table:table-cell>
              <table:table-cell office:value-type="float" office:value="7353">
                <text:p>7353</text:p>
              </table:table-cell>
              <table:table-cell office:value-type="float" office:value="342270">
                <text:p>342270</text:p>
              </table:table-cell>
              <table:table-cell office:value-type="float" office:value="12021">
                <text:p>12021</text:p>
              </table:table-cell>
              <table:table-cell office:value-type="float" office:value="561850">
                <text:p>56185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8761">
                <text:p>8761</text:p>
              </table:table-cell>
              <table:table-cell office:value-type="float" office:value="145730">
                <text:p>145730</text:p>
              </table:table-cell>
            </table:table-row>
            <table:table-row>
              <table:table-cell office:value-type="float" office:value="325050">
                <text:p>325050</text:p>
              </table:table-cell>
              <table:table-cell office:value-type="float" office:value="5727">
                <text:p>5727</text:p>
              </table:table-cell>
              <table:table-cell office:value-type="float" office:value="173830">
                <text:p>173830</text:p>
              </table:table-cell>
              <table:table-cell office:value-type="float" office:value="13980">
                <text:p>13980</text:p>
              </table:table-cell>
              <table:table-cell office:value-type="float" office:value="652600">
                <text:p>65260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1024">
                <text:p>11024</text:p>
              </table:table-cell>
              <table:table-cell office:value-type="float" office:value="325050">
                <text:p>325050</text:p>
              </table:table-cell>
            </table:table-row>
            <table:table-row>
              <table:table-cell office:value-type="float" office:value="660960">
                <text:p>660960</text:p>
              </table:table-cell>
              <table:table-cell office:value-type="float" office:value="13563">
                <text:p>13563</text:p>
              </table:table-cell>
              <table:table-cell office:value-type="float" office:value="566360">
                <text:p>566360</text:p>
              </table:table-cell>
              <table:table-cell office:value-type="float" office:value="6104">
                <text:p>6104</text:p>
              </table:table-cell>
              <table:table-cell office:value-type="float" office:value="284430">
                <text:p>28443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17906">
                <text:p>17906</text:p>
              </table:table-cell>
              <table:table-cell office:value-type="float" office:value="660960">
                <text:p>660960</text:p>
              </table:table-cell>
            </table:table-row>
            <table:table-row>
              <table:table-cell office:value-type="float" office:value="877070">
                <text:p>877070</text:p>
              </table:table-cell>
              <table:table-cell office:value-type="float" office:value="14354">
                <text:p>14354</text:p>
              </table:table-cell>
              <table:table-cell office:value-type="float" office:value="617120">
                <text:p>617120</text:p>
              </table:table-cell>
              <table:table-cell office:value-type="float" office:value="14142">
                <text:p>14142</text:p>
              </table:table-cell>
              <table:table-cell office:value-type="float" office:value="655940">
                <text:p>65594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20120">
                <text:p>20120</text:p>
              </table:table-cell>
              <table:table-cell office:value-type="float" office:value="877070">
                <text:p>877070</text:p>
              </table:table-cell>
            </table:table-row>
            <table:table-row>
              <table:table-cell office:value-type="float" office:value="758920">
                <text:p>758920</text:p>
              </table:table-cell>
              <table:table-cell office:value-type="float" office:value="7281">
                <text:p>7281</text:p>
              </table:table-cell>
              <table:table-cell office:value-type="float" office:value="366580">
                <text:p>366580</text:p>
              </table:table-cell>
              <table:table-cell office:value-type="float" office:value="12574">
                <text:p>12574</text:p>
              </table:table-cell>
              <table:table-cell office:value-type="float" office:value="586830">
                <text:p>58683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6204">
                <text:p>16204</text:p>
              </table:table-cell>
              <table:table-cell office:value-type="float" office:value="758920">
                <text:p>758920</text:p>
              </table:table-cell>
            </table:table-row>
            <table:table-row>
              <table:table-cell office:value-type="float" office:value="329780">
                <text:p>329780</text:p>
              </table:table-cell>
              <table:table-cell office:value-type="float" office:value="8649">
                <text:p>8649</text:p>
              </table:table-cell>
              <table:table-cell office:value-type="float" office:value="461110">
                <text:p>461110</text:p>
              </table:table-cell>
              <table:table-cell office:value-type="float" office:value="13995">
                <text:p>13995</text:p>
              </table:table-cell>
              <table:table-cell office:value-type="float" office:value="653270">
                <text:p>65327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850">
                <text:p>12850</text:p>
              </table:table-cell>
              <table:table-cell office:value-type="float" office:value="329780">
                <text:p>329780</text:p>
              </table:table-cell>
            </table:table-row>
            <table:table-row>
              <table:table-cell office:value-type="float" office:value="354050">
                <text:p>354050</text:p>
              </table:table-cell>
              <table:table-cell office:value-type="float" office:value="9203">
                <text:p>9203</text:p>
              </table:table-cell>
              <table:table-cell office:value-type="float" office:value="336800">
                <text:p>336800</text:p>
              </table:table-cell>
              <table:table-cell office:value-type="float" office:value="16167">
                <text:p>16167</text:p>
              </table:table-cell>
              <table:table-cell office:value-type="float" office:value="749560">
                <text:p>74956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3522">
                <text:p>13522</text:p>
              </table:table-cell>
              <table:table-cell office:value-type="float" office:value="354050">
                <text:p>354050</text:p>
              </table:table-cell>
            </table:table-row>
            <table:table-row>
              <table:table-cell office:value-type="float" office:value="551390">
                <text:p>551390</text:p>
              </table:table-cell>
              <table:table-cell office:value-type="float" office:value="10778">
                <text:p>10778</text:p>
              </table:table-cell>
              <table:table-cell office:value-type="float" office:value="440340">
                <text:p>440340</text:p>
              </table:table-cell>
              <table:table-cell office:value-type="float" office:value="12052">
                <text:p>12052</text:p>
              </table:table-cell>
              <table:table-cell office:value-type="float" office:value="562180">
                <text:p>56218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5761">
                <text:p>15761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float" office:value="560680">
                <text:p>560680</text:p>
              </table:table-cell>
              <table:table-cell office:value-type="float" office:value="11460">
                <text:p>11460</text:p>
              </table:table-cell>
              <table:table-cell office:value-type="float" office:value="485710">
                <text:p>485710</text:p>
              </table:table-cell>
              <table:table-cell office:value-type="float" office:value="14913">
                <text:p>14913</text:p>
              </table:table-cell>
              <table:table-cell office:value-type="float" office:value="694940">
                <text:p>69494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9042">
                <text:p>9042</text:p>
              </table:table-cell>
              <table:table-cell office:value-type="float" office:value="560680">
                <text:p>560680</text:p>
              </table:table-cell>
            </table:table-row>
            <table:table-row>
              <table:table-cell office:value-type="float" office:value="428710">
                <text:p>428710</text:p>
              </table:table-cell>
              <table:table-cell office:value-type="float" office:value="9982">
                <text:p>9982</text:p>
              </table:table-cell>
              <table:table-cell office:value-type="float" office:value="287860">
                <text:p>287860</text:p>
              </table:table-cell>
              <table:table-cell office:value-type="float" office:value="12647">
                <text:p>12647</text:p>
              </table:table-cell>
              <table:table-cell office:value-type="float" office:value="591410">
                <text:p>59141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7728">
                <text:p>7728</text:p>
              </table:table-cell>
              <table:table-cell office:value-type="float" office:value="428710">
                <text:p>428710</text:p>
              </table:table-cell>
            </table:table-row>
            <table:table-row>
              <table:table-cell office:value-type="float" office:value="930100">
                <text:p>930100</text:p>
              </table:table-cell>
              <table:table-cell office:value-type="float" office:value="13260">
                <text:p>13260</text:p>
              </table:table-cell>
              <table:table-cell office:value-type="float" office:value="418310">
                <text:p>418310</text:p>
              </table:table-cell>
              <table:table-cell office:value-type="float" office:value="16288">
                <text:p>16288</text:p>
              </table:table-cell>
              <table:table-cell office:value-type="float" office:value="757160">
                <text:p>75716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5464">
                <text:p>15464</text:p>
              </table:table-cell>
              <table:table-cell office:value-type="float" office:value="930100">
                <text:p>930100</text:p>
              </table:table-cell>
            </table:table-row>
            <table:table-row>
              <table:table-cell office:value-type="float" office:value="387690">
                <text:p>387690</text:p>
              </table:table-cell>
              <table:table-cell office:value-type="float" office:value="2782">
                <text:p>2782</text:p>
              </table:table-cell>
              <table:table-cell office:value-type="float" office:value="39050">
                <text:p>39050</text:p>
              </table:table-cell>
              <table:table-cell office:value-type="float" office:value="12709">
                <text:p>12709</text:p>
              </table:table-cell>
              <table:table-cell office:value-type="float" office:value="592170">
                <text:p>59217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5973">
                <text:p>5973</text:p>
              </table:table-cell>
              <table:table-cell office:value-type="float" office:value="387690">
                <text:p>387690</text:p>
              </table:table-cell>
            </table:table-row>
            <table:table-row>
              <table:table-cell office:value-type="float" office:value="46670">
                <text:p>46670</text:p>
              </table:table-cell>
              <table:table-cell office:value-type="float" office:value="9263">
                <text:p>9263</text:p>
              </table:table-cell>
              <table:table-cell office:value-type="float" office:value="435450">
                <text:p>435450</text:p>
              </table:table-cell>
              <table:table-cell office:value-type="float" office:value="19463">
                <text:p>19463</text:p>
              </table:table-cell>
              <table:table-cell office:value-type="float" office:value="906590">
                <text:p>90659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2243">
                <text:p>2243</text:p>
              </table:table-cell>
              <table:table-cell office:value-type="float" office:value="46670">
                <text:p>46670</text:p>
              </table:table-cell>
            </table:table-row>
            <table:table-row>
              <table:table-cell office:value-type="float" office:value="497110">
                <text:p>497110</text:p>
              </table:table-cell>
              <table:table-cell office:value-type="float" office:value="7681">
                <text:p>7681</text:p>
              </table:table-cell>
              <table:table-cell office:value-type="float" office:value="235330">
                <text:p>235330</text:p>
              </table:table-cell>
              <table:table-cell office:value-type="float" office:value="13382">
                <text:p>13382</text:p>
              </table:table-cell>
              <table:table-cell office:value-type="float" office:value="624180">
                <text:p>62418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9467">
                <text:p>9467</text:p>
              </table:table-cell>
              <table:table-cell office:value-type="float" office:value="497110">
                <text:p>497110</text:p>
              </table:table-cell>
            </table:table-row>
            <table:table-row>
              <table:table-cell office:value-type="float" office:value="686800">
                <text:p>686800</text:p>
              </table:table-cell>
              <table:table-cell office:value-type="float" office:value="13958">
                <text:p>13958</text:p>
              </table:table-cell>
              <table:table-cell office:value-type="float" office:value="496050">
                <text:p>496050</text:p>
              </table:table-cell>
              <table:table-cell office:value-type="float" office:value="16786">
                <text:p>16786</text:p>
              </table:table-cell>
              <table:table-cell office:value-type="float" office:value="782340">
                <text:p>78234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364">
                <text:p>12364</text:p>
              </table:table-cell>
              <table:table-cell office:value-type="float" office:value="686800">
                <text:p>686800</text:p>
              </table:table-cell>
            </table:table-row>
            <table:table-row>
              <table:table-cell office:value-type="float" office:value="230630">
                <text:p>230630</text:p>
              </table:table-cell>
              <table:table-cell office:value-type="float" office:value="11146">
                <text:p>11146</text:p>
              </table:table-cell>
              <table:table-cell office:value-type="float" office:value="242430">
                <text:p>242430</text:p>
              </table:table-cell>
              <table:table-cell office:value-type="float" office:value="8018">
                <text:p>8018</text:p>
              </table:table-cell>
              <table:table-cell office:value-type="float" office:value="374110">
                <text:p>37411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7960">
                <text:p>7960</text:p>
              </table:table-cell>
              <table:table-cell office:value-type="float" office:value="230630">
                <text:p>230630</text:p>
              </table:table-cell>
            </table:table-row>
            <table:table-row>
              <table:table-cell office:value-type="float" office:value="688120">
                <text:p>688120</text:p>
              </table:table-cell>
              <table:table-cell office:value-type="float" office:value="7955">
                <text:p>7955</text:p>
              </table:table-cell>
              <table:table-cell office:value-type="float" office:value="335490">
                <text:p>335490</text:p>
              </table:table-cell>
              <table:table-cell office:value-type="float" office:value="9864">
                <text:p>9864</text:p>
              </table:table-cell>
              <table:table-cell office:value-type="float" office:value="457770">
                <text:p>45777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3006">
                <text:p>13006</text:p>
              </table:table-cell>
              <table:table-cell office:value-type="float" office:value="688120">
                <text:p>688120</text:p>
              </table:table-cell>
            </table:table-row>
            <table:table-row>
              <table:table-cell office:value-type="float" office:value="476450">
                <text:p>476450</text:p>
              </table:table-cell>
              <table:table-cell office:value-type="float" office:value="10707">
                <text:p>10707</text:p>
              </table:table-cell>
              <table:table-cell office:value-type="float" office:value="525320">
                <text:p>525320</text:p>
              </table:table-cell>
              <table:table-cell office:value-type="float" office:value="11897">
                <text:p>11897</text:p>
              </table:table-cell>
              <table:table-cell office:value-type="float" office:value="554350">
                <text:p>55435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867">
                <text:p>10867</text:p>
              </table:table-cell>
              <table:table-cell office:value-type="float" office:value="476450">
                <text:p>476450</text:p>
              </table:table-cell>
            </table:table-row>
            <table:table-row>
              <table:table-cell office:value-type="float" office:value="625180">
                <text:p>625180</text:p>
              </table:table-cell>
              <table:table-cell office:value-type="float" office:value="11397">
                <text:p>11397</text:p>
              </table:table-cell>
              <table:table-cell office:value-type="float" office:value="504650">
                <text:p>504650</text:p>
              </table:table-cell>
              <table:table-cell office:value-type="float" office:value="16099">
                <text:p>16099</text:p>
              </table:table-cell>
              <table:table-cell office:value-type="float" office:value="747560">
                <text:p>74756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1418">
                <text:p>11418</text:p>
              </table:table-cell>
              <table:table-cell office:value-type="float" office:value="625180">
                <text:p>625180</text:p>
              </table:table-cell>
            </table:table-row>
            <table:table-row>
              <table:table-cell office:value-type="float" office:value="360880">
                <text:p>360880</text:p>
              </table:table-cell>
              <table:table-cell office:value-type="float" office:value="9907">
                <text:p>9907</text:p>
              </table:table-cell>
              <table:table-cell office:value-type="float" office:value="401780">
                <text:p>401780</text:p>
              </table:table-cell>
              <table:table-cell office:value-type="float" office:value="12648">
                <text:p>12648</text:p>
              </table:table-cell>
              <table:table-cell office:value-type="float" office:value="588500">
                <text:p>58850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6052">
                <text:p>6052</text:p>
              </table:table-cell>
              <table:table-cell office:value-type="float" office:value="360880">
                <text:p>360880</text:p>
              </table:table-cell>
            </table:table-row>
            <table:table-row>
              <table:table-cell office:value-type="float" office:value="495180">
                <text:p>495180</text:p>
              </table:table-cell>
              <table:table-cell office:value-type="float" office:value="14590">
                <text:p>14590</text:p>
              </table:table-cell>
              <table:table-cell office:value-type="float" office:value="565180">
                <text:p>565180</text:p>
              </table:table-cell>
              <table:table-cell office:value-type="float" office:value="18158">
                <text:p>18158</text:p>
              </table:table-cell>
              <table:table-cell office:value-type="float" office:value="843490">
                <text:p>84349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8322">
                <text:p>8322</text:p>
              </table:table-cell>
              <table:table-cell office:value-type="float" office:value="495180">
                <text:p>495180</text:p>
              </table:table-cell>
            </table:table-row>
            <table:table-row>
              <table:table-cell office:value-type="float" office:value="167430">
                <text:p>167430</text:p>
              </table:table-cell>
              <table:table-cell office:value-type="float" office:value="15479">
                <text:p>15479</text:p>
              </table:table-cell>
              <table:table-cell office:value-type="float" office:value="610850">
                <text:p>610850</text:p>
              </table:table-cell>
              <table:table-cell office:value-type="float" office:value="14142">
                <text:p>14142</text:p>
              </table:table-cell>
              <table:table-cell office:value-type="float" office:value="658440">
                <text:p>65844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5643">
                <text:p>5643</text:p>
              </table:table-cell>
              <table:table-cell office:value-type="float" office:value="167430">
                <text:p>167430</text:p>
              </table:table-cell>
            </table:table-row>
            <table:table-row>
              <table:table-cell office:value-type="float" office:value="671660">
                <text:p>671660</text:p>
              </table:table-cell>
              <table:table-cell office:value-type="float" office:value="16749">
                <text:p>16749</text:p>
              </table:table-cell>
              <table:table-cell office:value-type="float" office:value="671870">
                <text:p>671870</text:p>
              </table:table-cell>
              <table:table-cell office:value-type="float" office:value="19554">
                <text:p>19554</text:p>
              </table:table-cell>
              <table:table-cell office:value-type="float" office:value="913370">
                <text:p>91337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3015">
                <text:p>13015</text:p>
              </table:table-cell>
              <table:table-cell office:value-type="float" office:value="671660">
                <text:p>671660</text:p>
              </table:table-cell>
            </table:table-row>
            <table:table-row>
              <table:table-cell office:value-type="float" office:value="555480">
                <text:p>555480</text:p>
              </table:table-cell>
              <table:table-cell office:value-type="float" office:value="13195">
                <text:p>13195</text:p>
              </table:table-cell>
              <table:table-cell office:value-type="float" office:value="401250">
                <text:p>401250</text:p>
              </table:table-cell>
              <table:table-cell office:value-type="float" office:value="12779">
                <text:p>12779</text:p>
              </table:table-cell>
              <table:table-cell office:value-type="float" office:value="593250">
                <text:p>59325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576">
                <text:p>11576</text:p>
              </table:table-cell>
              <table:table-cell office:value-type="float" office:value="555480">
                <text:p>555480</text:p>
              </table:table-cell>
            </table:table-row>
            <table:table-row>
              <table:table-cell office:value-type="float" office:value="508650">
                <text:p>508650</text:p>
              </table:table-cell>
              <table:table-cell office:value-type="float" office:value="18197">
                <text:p>18197</text:p>
              </table:table-cell>
              <table:table-cell office:value-type="float" office:value="702590">
                <text:p>702590</text:p>
              </table:table-cell>
              <table:table-cell office:value-type="float" office:value="15315">
                <text:p>15315</text:p>
              </table:table-cell>
              <table:table-cell office:value-type="float" office:value="714160">
                <text:p>71416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400">
                <text:p>11400</text:p>
              </table:table-cell>
              <table:table-cell office:value-type="float" office:value="508650">
                <text:p>508650</text:p>
              </table:table-cell>
            </table:table-row>
            <table:table-row>
              <table:table-cell office:value-type="float" office:value="216950">
                <text:p>216950</text:p>
              </table:table-cell>
              <table:table-cell office:value-type="float" office:value="8326">
                <text:p>8326</text:p>
              </table:table-cell>
              <table:table-cell office:value-type="float" office:value="297080">
                <text:p>297080</text:p>
              </table:table-cell>
              <table:table-cell office:value-type="float" office:value="15467">
                <text:p>15467</text:p>
              </table:table-cell>
              <table:table-cell office:value-type="float" office:value="722310">
                <text:p>72231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4495">
                <text:p>4495</text:p>
              </table:table-cell>
              <table:table-cell office:value-type="float" office:value="216950">
                <text:p>216950</text:p>
              </table:table-cell>
            </table:table-row>
            <table:table-row>
              <table:table-cell office:value-type="float" office:value="381380">
                <text:p>381380</text:p>
              </table:table-cell>
              <table:table-cell office:value-type="float" office:value="11849">
                <text:p>11849</text:p>
              </table:table-cell>
              <table:table-cell office:value-type="float" office:value="469290">
                <text:p>46929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7293">
                <text:p>7293</text:p>
              </table:table-cell>
              <table:table-cell office:value-type="float" office:value="381380">
                <text:p>381380</text:p>
              </table:table-cell>
            </table:table-row>
            <table:table-row>
              <table:table-cell office:value-type="float" office:value="205070">
                <text:p>205070</text:p>
              </table:table-cell>
              <table:table-cell office:value-type="float" office:value="8106">
                <text:p>8106</text:p>
              </table:table-cell>
              <table:table-cell office:value-type="float" office:value="191080">
                <text:p>191080</text:p>
              </table:table-cell>
              <table:table-cell office:value-type="float" office:value="4410">
                <text:p>4410</text:p>
              </table:table-cell>
              <table:table-cell office:value-type="float" office:value="204730">
                <text:p>20473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5064">
                <text:p>5064</text:p>
              </table:table-cell>
              <table:table-cell office:value-type="float" office:value="205070">
                <text:p>205070</text:p>
              </table:table-cell>
            </table:table-row>
            <table:table-row>
              <table:table-cell office:value-type="float" office:value="564470">
                <text:p>564470</text:p>
              </table:table-cell>
              <table:table-cell office:value-type="float" office:value="13260">
                <text:p>13260</text:p>
              </table:table-cell>
              <table:table-cell office:value-type="float" office:value="529540">
                <text:p>529540</text:p>
              </table:table-cell>
              <table:table-cell office:value-type="float" office:value="11831">
                <text:p>11831</text:p>
              </table:table-cell>
              <table:table-cell office:value-type="float" office:value="551800">
                <text:p>55180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2165">
                <text:p>12165</text:p>
              </table:table-cell>
              <table:table-cell office:value-type="float" office:value="564470">
                <text:p>564470</text:p>
              </table:table-cell>
            </table:table-row>
            <table:table-row>
              <table:table-cell office:value-type="float" office:value="158450">
                <text:p>158450</text:p>
              </table:table-cell>
              <table:table-cell office:value-type="float" office:value="17294">
                <text:p>17294</text:p>
              </table:table-cell>
              <table:table-cell office:value-type="float" office:value="644380">
                <text:p>644380</text:p>
              </table:table-cell>
              <table:table-cell office:value-type="float" office:value="7282">
                <text:p>7282</text:p>
              </table:table-cell>
              <table:table-cell office:value-type="float" office:value="336630">
                <text:p>33663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5619">
                <text:p>5619</text:p>
              </table:table-cell>
              <table:table-cell office:value-type="float" office:value="158450">
                <text:p>158450</text:p>
              </table:table-cell>
            </table:table-row>
            <table:table-row>
              <table:table-cell office:value-type="float" office:value="720920">
                <text:p>720920</text:p>
              </table:table-cell>
              <table:table-cell office:value-type="float" office:value="10832">
                <text:p>10832</text:p>
              </table:table-cell>
              <table:table-cell office:value-type="float" office:value="373570">
                <text:p>373570</text:p>
              </table:table-cell>
              <table:table-cell office:value-type="float" office:value="2352">
                <text:p>2352</text:p>
              </table:table-cell>
              <table:table-cell office:value-type="float" office:value="109460">
                <text:p>10946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4843">
                <text:p>14843</text:p>
              </table:table-cell>
              <table:table-cell office:value-type="float" office:value="720920">
                <text:p>720920</text:p>
              </table:table-cell>
            </table:table-row>
            <table:table-row>
              <table:table-cell office:value-type="float" office:value="706510">
                <text:p>706510</text:p>
              </table:table-cell>
              <table:table-cell office:value-type="float" office:value="8790">
                <text:p>8790</text:p>
              </table:table-cell>
              <table:table-cell office:value-type="float" office:value="203880">
                <text:p>203880</text:p>
              </table:table-cell>
              <table:table-cell office:value-type="float" office:value="8569">
                <text:p>8569</text:p>
              </table:table-cell>
              <table:table-cell office:value-type="float" office:value="399800">
                <text:p>39980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5560">
                <text:p>15560</text:p>
              </table:table-cell>
              <table:table-cell office:value-type="float" office:value="706510">
                <text:p>706510</text:p>
              </table:table-cell>
            </table:table-row>
            <table:table-row>
              <table:table-cell office:value-type="float" office:value="402700">
                <text:p>402700</text:p>
              </table:table-cell>
              <table:table-cell office:value-type="float" office:value="7999">
                <text:p>7999</text:p>
              </table:table-cell>
              <table:table-cell office:value-type="float" office:value="114060">
                <text:p>114060</text:p>
              </table:table-cell>
              <table:table-cell office:value-type="float" office:value="11345">
                <text:p>11345</text:p>
              </table:table-cell>
              <table:table-cell office:value-type="float" office:value="530160">
                <text:p>53016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2579">
                <text:p>12579</text:p>
              </table:table-cell>
              <table:table-cell office:value-type="float" office:value="402700">
                <text:p>402700</text:p>
              </table:table-cell>
            </table:table-row>
            <table:table-row>
              <table:table-cell office:value-type="float" office:value="626290">
                <text:p>626290</text:p>
              </table:table-cell>
              <table:table-cell office:value-type="float" office:value="15850">
                <text:p>15850</text:p>
              </table:table-cell>
              <table:table-cell office:value-type="float" office:value="574660">
                <text:p>574660</text:p>
              </table:table-cell>
              <table:table-cell office:value-type="float" office:value="9784">
                <text:p>9784</text:p>
              </table:table-cell>
              <table:table-cell office:value-type="float" office:value="456460">
                <text:p>45646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4790">
                <text:p>14790</text:p>
              </table:table-cell>
              <table:table-cell office:value-type="float" office:value="626290">
                <text:p>626290</text:p>
              </table:table-cell>
            </table:table-row>
            <table:table-row>
              <table:table-cell office:value-type="float" office:value="231740">
                <text:p>231740</text:p>
              </table:table-cell>
              <table:table-cell office:value-type="float" office:value="15926">
                <text:p>15926</text:p>
              </table:table-cell>
              <table:table-cell office:value-type="float" office:value="580950">
                <text:p>580950</text:p>
              </table:table-cell>
              <table:table-cell office:value-type="float" office:value="8107">
                <text:p>8107</text:p>
              </table:table-cell>
              <table:table-cell office:value-type="float" office:value="376370">
                <text:p>37637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5781">
                <text:p>5781</text:p>
              </table:table-cell>
              <table:table-cell office:value-type="float" office:value="231740">
                <text:p>231740</text:p>
              </table:table-cell>
            </table:table-row>
            <table:table-row>
              <table:table-cell office:value-type="float" office:value="436210">
                <text:p>436210</text:p>
              </table:table-cell>
              <table:table-cell office:value-type="float" office:value="10970">
                <text:p>10970</text:p>
              </table:table-cell>
              <table:table-cell office:value-type="float" office:value="221070">
                <text:p>221070</text:p>
              </table:table-cell>
              <table:table-cell office:value-type="float" office:value="3817">
                <text:p>3817</text:p>
              </table:table-cell>
              <table:table-cell office:value-type="float" office:value="178590">
                <text:p>17859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610">
                <text:p>10610</text:p>
              </table:table-cell>
              <table:table-cell office:value-type="float" office:value="436210">
                <text:p>436210</text:p>
              </table:table-cell>
            </table:table-row>
            <table:table-row>
              <table:table-cell office:value-type="float" office:value="569710">
                <text:p>569710</text:p>
              </table:table-cell>
              <table:table-cell office:value-type="float" office:value="11745">
                <text:p>11745</text:p>
              </table:table-cell>
              <table:table-cell office:value-type="float" office:value="452640">
                <text:p>452640</text:p>
              </table:table-cell>
              <table:table-cell office:value-type="float" office:value="9118">
                <text:p>9118</text:p>
              </table:table-cell>
              <table:table-cell office:value-type="float" office:value="422260">
                <text:p>42226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4018">
                <text:p>14018</text:p>
              </table:table-cell>
              <table:table-cell office:value-type="float" office:value="569710">
                <text:p>569710</text:p>
              </table:table-cell>
            </table:table-row>
            <table:table-row>
              <table:table-cell office:value-type="float" office:value="762840">
                <text:p>762840</text:p>
              </table:table-cell>
              <table:table-cell office:value-type="float" office:value="13684">
                <text:p>13684</text:p>
              </table:table-cell>
              <table:table-cell office:value-type="float" office:value="429610">
                <text:p>429610</text:p>
              </table:table-cell>
              <table:table-cell office:value-type="float" office:value="7303">
                <text:p>7303</text:p>
              </table:table-cell>
              <table:table-cell office:value-type="float" office:value="339920">
                <text:p>33992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6175">
                <text:p>16175</text:p>
              </table:table-cell>
              <table:table-cell office:value-type="float" office:value="762840">
                <text:p>762840</text:p>
              </table:table-cell>
            </table:table-row>
            <table:table-row>
              <table:table-cell office:value-type="float" office:value="335910">
                <text:p>335910</text:p>
              </table:table-cell>
              <table:table-cell office:value-type="float" office:value="15239">
                <text:p>15239</text:p>
              </table:table-cell>
              <table:table-cell office:value-type="float" office:value="500520">
                <text:p>500520</text:p>
              </table:table-cell>
              <table:table-cell office:value-type="float" office:value="6541">
                <text:p>6541</text:p>
              </table:table-cell>
              <table:table-cell office:value-type="float" office:value="301980">
                <text:p>30198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9131">
                <text:p>9131</text:p>
              </table:table-cell>
              <table:table-cell office:value-type="float" office:value="335910">
                <text:p>335910</text:p>
              </table:table-cell>
            </table:table-row>
            <table:table-row>
              <table:table-cell office:value-type="float" office:value="464340">
                <text:p>464340</text:p>
              </table:table-cell>
              <table:table-cell office:value-type="float" office:value="12074">
                <text:p>12074</text:p>
              </table:table-cell>
              <table:table-cell office:value-type="float" office:value="233050">
                <text:p>233050</text:p>
              </table:table-cell>
              <table:table-cell office:value-type="float" office:value="12007">
                <text:p>12007</text:p>
              </table:table-cell>
              <table:table-cell office:value-type="float" office:value="561330">
                <text:p>56133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1164">
                <text:p>11164</text:p>
              </table:table-cell>
              <table:table-cell office:value-type="float" office:value="464340">
                <text:p>464340</text:p>
              </table:table-cell>
            </table:table-row>
            <table:table-row>
              <table:table-cell office:value-type="float" office:value="654970">
                <text:p>654970</text:p>
              </table:table-cell>
              <table:table-cell office:value-type="float" office:value="10953">
                <text:p>10953</text:p>
              </table:table-cell>
              <table:table-cell office:value-type="float" office:value="341930">
                <text:p>341930</text:p>
              </table:table-cell>
              <table:table-cell office:value-type="float" office:value="11955">
                <text:p>11955</text:p>
              </table:table-cell>
              <table:table-cell office:value-type="float" office:value="556960">
                <text:p>55696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4732">
                <text:p>14732</text:p>
              </table:table-cell>
              <table:table-cell office:value-type="float" office:value="654970">
                <text:p>654970</text:p>
              </table:table-cell>
            </table:table-row>
            <table:table-row>
              <table:table-cell office:value-type="float" office:value="373020">
                <text:p>373020</text:p>
              </table:table-cell>
              <table:table-cell office:value-type="float" office:value="13727">
                <text:p>13727</text:p>
              </table:table-cell>
              <table:table-cell office:value-type="float" office:value="402550">
                <text:p>402550</text:p>
              </table:table-cell>
              <table:table-cell office:value-type="float" office:value="11369">
                <text:p>11369</text:p>
              </table:table-cell>
              <table:table-cell office:value-type="float" office:value="530870">
                <text:p>53087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0981">
                <text:p>10981</text:p>
              </table:table-cell>
              <table:table-cell office:value-type="float" office:value="373020">
                <text:p>373020</text:p>
              </table:table-cell>
            </table:table-row>
            <table:table-row>
              <table:table-cell office:value-type="float" office:value="391750">
                <text:p>391750</text:p>
              </table:table-cell>
              <table:table-cell office:value-type="float" office:value="16647">
                <text:p>16647</text:p>
              </table:table-cell>
              <table:table-cell office:value-type="float" office:value="596210">
                <text:p>596210</text:p>
              </table:table-cell>
              <table:table-cell office:value-type="float" office:value="5137">
                <text:p>5137</text:p>
              </table:table-cell>
              <table:table-cell office:value-type="float" office:value="239330">
                <text:p>23933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847">
                <text:p>11847</text:p>
              </table:table-cell>
              <table:table-cell office:value-type="float" office:value="391750">
                <text:p>391750</text:p>
              </table:table-cell>
            </table:table-row>
            <table:table-row>
              <table:table-cell office:value-type="float" office:value="686600">
                <text:p>686600</text:p>
              </table:table-cell>
              <table:table-cell office:value-type="float" office:value="13637">
                <text:p>13637</text:p>
              </table:table-cell>
              <table:table-cell office:value-type="float" office:value="356910">
                <text:p>356910</text:p>
              </table:table-cell>
              <table:table-cell office:value-type="float" office:value="7997">
                <text:p>7997</text:p>
              </table:table-cell>
              <table:table-cell office:value-type="float" office:value="371600">
                <text:p>37160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6142">
                <text:p>16142</text:p>
              </table:table-cell>
              <table:table-cell office:value-type="float" office:value="686600">
                <text:p>686600</text:p>
              </table:table-cell>
            </table:table-row>
            <table:table-row>
              <table:table-cell office:value-type="float" office:value="185100">
                <text:p>185100</text:p>
              </table:table-cell>
              <table:table-cell office:value-type="float" office:value="21504">
                <text:p>21504</text:p>
              </table:table-cell>
              <table:table-cell office:value-type="float" office:value="763080">
                <text:p>763080</text:p>
              </table:table-cell>
              <table:table-cell office:value-type="float" office:value="5228">
                <text:p>5228</text:p>
              </table:table-cell>
              <table:table-cell office:value-type="float" office:value="241960">
                <text:p>24196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283">
                <text:p>10283</text:p>
              </table:table-cell>
              <table:table-cell office:value-type="float" office:value="185100">
                <text:p>185100</text:p>
              </table:table-cell>
            </table:table-row>
            <table:table-row>
              <table:table-cell office:value-type="float" office:value="321350">
                <text:p>321350</text:p>
              </table:table-cell>
              <table:table-cell office:value-type="float" office:value="19311">
                <text:p>19311</text:p>
              </table:table-cell>
              <table:table-cell office:value-type="float" office:value="583760">
                <text:p>583760</text:p>
              </table:table-cell>
              <table:table-cell office:value-type="float" office:value="8547">
                <text:p>8547</text:p>
              </table:table-cell>
              <table:table-cell office:value-type="float" office:value="397680">
                <text:p>39768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1755">
                <text:p>11755</text:p>
              </table:table-cell>
              <table:table-cell office:value-type="float" office:value="321350">
                <text:p>321350</text:p>
              </table:table-cell>
            </table:table-row>
            <table:table-row>
              <table:table-cell office:value-type="float" office:value="677510">
                <text:p>677510</text:p>
              </table:table-cell>
              <table:table-cell office:value-type="float" office:value="8184">
                <text:p>8184</text:p>
              </table:table-cell>
              <table:table-cell office:value-type="float" office:value="163770">
                <text:p>163770</text:p>
              </table:table-cell>
              <table:table-cell office:value-type="float" office:value="9217">
                <text:p>9217</text:p>
              </table:table-cell>
              <table:table-cell office:value-type="float" office:value="426020">
                <text:p>42602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6684">
                <text:p>16684</text:p>
              </table:table-cell>
              <table:table-cell office:value-type="float" office:value="677510">
                <text:p>677510</text:p>
              </table:table-cell>
            </table:table-row>
            <table:table-row>
              <table:table-cell office:value-type="float" office:value="703420">
                <text:p>703420</text:p>
              </table:table-cell>
              <table:table-cell office:value-type="float" office:value="15423">
                <text:p>15423</text:p>
              </table:table-cell>
              <table:table-cell office:value-type="float" office:value="630230">
                <text:p>630230</text:p>
              </table:table-cell>
              <table:table-cell office:value-type="float" office:value="14206">
                <text:p>14206</text:p>
              </table:table-cell>
              <table:table-cell office:value-type="float" office:value="661480">
                <text:p>66148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7579">
                <text:p>17579</text:p>
              </table:table-cell>
              <table:table-cell office:value-type="float" office:value="703420">
                <text:p>703420</text:p>
              </table:table-cell>
            </table:table-row>
            <table:table-row>
              <table:table-cell office:value-type="float" office:value="156980">
                <text:p>156980</text:p>
              </table:table-cell>
              <table:table-cell office:value-type="float" office:value="9448">
                <text:p>9448</text:p>
              </table:table-cell>
              <table:table-cell office:value-type="float" office:value="147720">
                <text:p>147720</text:p>
              </table:table-cell>
              <table:table-cell office:value-type="float" office:value="9871">
                <text:p>9871</text:p>
              </table:table-cell>
              <table:table-cell office:value-type="float" office:value="461690">
                <text:p>46169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6274">
                <text:p>6274</text:p>
              </table:table-cell>
              <table:table-cell office:value-type="float" office:value="156980">
                <text:p>156980</text:p>
              </table:table-cell>
            </table:table-row>
            <table:table-row>
              <table:table-cell office:value-type="float" office:value="600800">
                <text:p>600800</text:p>
              </table:table-cell>
              <table:table-cell office:value-type="float" office:value="16776">
                <text:p>16776</text:p>
              </table:table-cell>
              <table:table-cell office:value-type="float" office:value="635300">
                <text:p>635300</text:p>
              </table:table-cell>
              <table:table-cell office:value-type="float" office:value="16798">
                <text:p>16798</text:p>
              </table:table-cell>
              <table:table-cell office:value-type="float" office:value="782710">
                <text:p>78271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6613">
                <text:p>16613</text:p>
              </table:table-cell>
              <table:table-cell office:value-type="float" office:value="600800">
                <text:p>600800</text:p>
              </table:table-cell>
            </table:table-row>
            <table:table-row>
              <table:table-cell office:value-type="float" office:value="391630">
                <text:p>391630</text:p>
              </table:table-cell>
              <table:table-cell office:value-type="float" office:value="14401">
                <text:p>14401</text:p>
              </table:table-cell>
              <table:table-cell office:value-type="float" office:value="351820">
                <text:p>351820</text:p>
              </table:table-cell>
              <table:table-cell office:value-type="float" office:value="11356">
                <text:p>11356</text:p>
              </table:table-cell>
              <table:table-cell office:value-type="float" office:value="528460">
                <text:p>52846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540">
                <text:p>11540</text:p>
              </table:table-cell>
              <table:table-cell office:value-type="float" office:value="391630">
                <text:p>391630</text:p>
              </table:table-cell>
            </table:table-row>
            <table:table-row>
              <table:table-cell office:value-type="float" office:value="379090">
                <text:p>379090</text:p>
              </table:table-cell>
              <table:table-cell office:value-type="float" office:value="13356">
                <text:p>13356</text:p>
              </table:table-cell>
              <table:table-cell office:value-type="float" office:value="216570">
                <text:p>216570</text:p>
              </table:table-cell>
              <table:table-cell office:value-type="float" office:value="12609">
                <text:p>12609</text:p>
              </table:table-cell>
              <table:table-cell office:value-type="float" office:value="589550">
                <text:p>58955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2999">
                <text:p>12999</text:p>
              </table:table-cell>
              <table:table-cell office:value-type="float" office:value="379090">
                <text:p>379090</text:p>
              </table:table-cell>
            </table:table-row>
            <table:table-row>
              <table:table-cell office:value-type="float" office:value="343600">
                <text:p>343600</text:p>
              </table:table-cell>
              <table:table-cell office:value-type="float" office:value="21352">
                <text:p>21352</text:p>
              </table:table-cell>
              <table:table-cell office:value-type="float" office:value="719460">
                <text:p>719460</text:p>
              </table:table-cell>
              <table:table-cell office:value-type="float" office:value="4540">
                <text:p>4540</text:p>
              </table:table-cell>
              <table:table-cell office:value-type="float" office:value="207340">
                <text:p>20734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9609">
                <text:p>9609</text:p>
              </table:table-cell>
              <table:table-cell office:value-type="float" office:value="343600">
                <text:p>343600</text:p>
              </table:table-cell>
            </table:table-row>
            <table:table-row>
              <table:table-cell office:value-type="float" office:value="482300">
                <text:p>482300</text:p>
              </table:table-cell>
              <table:table-cell office:value-type="float" office:value="5466">
                <text:p>5466</text:p>
              </table:table-cell>
              <table:table-cell office:value-type="float" office:value="246130">
                <text:p>246130</text:p>
              </table:table-cell>
              <table:table-cell office:value-type="float" office:value="11885">
                <text:p>11885</text:p>
              </table:table-cell>
              <table:table-cell office:value-type="float" office:value="556700">
                <text:p>5567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2539">
                <text:p>12539</text:p>
              </table:table-cell>
              <table:table-cell office:value-type="float" office:value="482300">
                <text:p>482300</text:p>
              </table:table-cell>
            </table:table-row>
            <table:table-row>
              <table:table-cell office:value-type="float" office:value="566620">
                <text:p>566620</text:p>
              </table:table-cell>
              <table:table-cell office:value-type="float" office:value="10455">
                <text:p>10455</text:p>
              </table:table-cell>
              <table:table-cell office:value-type="float" office:value="515250">
                <text:p>515250</text:p>
              </table:table-cell>
              <table:table-cell office:value-type="float" office:value="7198">
                <text:p>7198</text:p>
              </table:table-cell>
              <table:table-cell office:value-type="float" office:value="335790">
                <text:p>33579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3749">
                <text:p>13749</text:p>
              </table:table-cell>
              <table:table-cell office:value-type="float" office:value="566620">
                <text:p>566620</text:p>
              </table:table-cell>
            </table:table-row>
            <table:table-row>
              <table:table-cell office:value-type="float" office:value="215880">
                <text:p>215880</text:p>
              </table:table-cell>
              <table:table-cell office:value-type="float" office:value="8243">
                <text:p>8243</text:p>
              </table:table-cell>
              <table:table-cell office:value-type="float" office:value="338310">
                <text:p>338310</text:p>
              </table:table-cell>
              <table:table-cell office:value-type="float" office:value="12693">
                <text:p>12693</text:p>
              </table:table-cell>
              <table:table-cell office:value-type="float" office:value="590880">
                <text:p>59088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9553">
                <text:p>9553</text:p>
              </table:table-cell>
              <table:table-cell office:value-type="float" office:value="215880">
                <text:p>215880</text:p>
              </table:table-cell>
            </table:table-row>
            <table:table-row>
              <table:table-cell office:value-type="float" office:value="215790">
                <text:p>215790</text:p>
              </table:table-cell>
              <table:table-cell office:value-type="float" office:value="13202">
                <text:p>13202</text:p>
              </table:table-cell>
              <table:table-cell office:value-type="float" office:value="602790">
                <text:p>602790</text:p>
              </table:table-cell>
              <table:table-cell office:value-type="float" office:value="12061">
                <text:p>12061</text:p>
              </table:table-cell>
              <table:table-cell office:value-type="float" office:value="561790">
                <text:p>56179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2171">
                <text:p>12171</text:p>
              </table:table-cell>
              <table:table-cell office:value-type="float" office:value="215790">
                <text:p>215790</text:p>
              </table:table-cell>
            </table:table-row>
            <table:table-row>
              <table:table-cell office:value-type="float" office:value="393980">
                <text:p>393980</text:p>
              </table:table-cell>
              <table:table-cell office:value-type="float" office:value="8776">
                <text:p>8776</text:p>
              </table:table-cell>
              <table:table-cell office:value-type="float" office:value="247860">
                <text:p>247860</text:p>
              </table:table-cell>
              <table:table-cell office:value-type="float" office:value="12726">
                <text:p>12726</text:p>
              </table:table-cell>
              <table:table-cell office:value-type="float" office:value="593010">
                <text:p>59301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3733">
                <text:p>13733</text:p>
              </table:table-cell>
              <table:table-cell office:value-type="float" office:value="393980">
                <text:p>393980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11592">
                <text:p>11592</text:p>
              </table:table-cell>
              <table:table-cell office:value-type="float" office:value="407130">
                <text:p>407130</text:p>
              </table:table-cell>
              <table:table-cell office:value-type="float" office:value="8651">
                <text:p>8651</text:p>
              </table:table-cell>
              <table:table-cell office:value-type="float" office:value="402120">
                <text:p>40212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7454">
                <text:p>7454</text:p>
              </table:table-cell>
              <table:table-cell office:value-type="float" office:value="171000">
                <text:p>171000</text:p>
              </table:table-cell>
            </table:table-row>
            <table:table-row>
              <table:table-cell office:value-type="float" office:value="142950">
                <text:p>142950</text:p>
              </table:table-cell>
              <table:table-cell office:value-type="float" office:value="14555">
                <text:p>14555</text:p>
              </table:table-cell>
              <table:table-cell office:value-type="float" office:value="596320">
                <text:p>596320</text:p>
              </table:table-cell>
              <table:table-cell office:value-type="float" office:value="14011">
                <text:p>14011</text:p>
              </table:table-cell>
              <table:table-cell office:value-type="float" office:value="650650">
                <text:p>65065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8686">
                <text:p>8686</text:p>
              </table:table-cell>
              <table:table-cell office:value-type="float" office:value="142950">
                <text:p>142950</text:p>
              </table:table-cell>
            </table:table-row>
            <table:table-row>
              <table:table-cell office:value-type="float" office:value="330820">
                <text:p>330820</text:p>
              </table:table-cell>
              <table:table-cell office:value-type="float" office:value="9124">
                <text:p>9124</text:p>
              </table:table-cell>
              <table:table-cell office:value-type="float" office:value="548930">
                <text:p>548930</text:p>
              </table:table-cell>
              <table:table-cell office:value-type="float" office:value="11306">
                <text:p>11306</text:p>
              </table:table-cell>
              <table:table-cell office:value-type="float" office:value="527080">
                <text:p>52708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1091">
                <text:p>11091</text:p>
              </table:table-cell>
              <table:table-cell office:value-type="float" office:value="330820">
                <text:p>330820</text:p>
              </table:table-cell>
            </table:table-row>
            <table:table-row>
              <table:table-cell office:value-type="float" office:value="691220">
                <text:p>691220</text:p>
              </table:table-cell>
              <table:table-cell office:value-type="float" office:value="3722">
                <text:p>3722</text:p>
              </table:table-cell>
              <table:table-cell office:value-type="float" office:value="138440">
                <text:p>138440</text:p>
              </table:table-cell>
              <table:table-cell office:value-type="float" office:value="15417">
                <text:p>15417</text:p>
              </table:table-cell>
              <table:table-cell office:value-type="float" office:value="715970">
                <text:p>71597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18016">
                <text:p>18016</text:p>
              </table:table-cell>
              <table:table-cell office:value-type="float" office:value="691220">
                <text:p>691220</text:p>
              </table:table-cell>
            </table:table-row>
            <table:table-row>
              <table:table-cell office:value-type="float" office:value="729880">
                <text:p>729880</text:p>
              </table:table-cell>
              <table:table-cell office:value-type="float" office:value="6458">
                <text:p>6458</text:p>
              </table:table-cell>
              <table:table-cell office:value-type="float" office:value="260420">
                <text:p>260420</text:p>
              </table:table-cell>
              <table:table-cell office:value-type="float" office:value="9860">
                <text:p>9860</text:p>
              </table:table-cell>
              <table:table-cell office:value-type="float" office:value="461690">
                <text:p>46169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20081">
                <text:p>20081</text:p>
              </table:table-cell>
              <table:table-cell office:value-type="float" office:value="729880">
                <text:p>729880</text:p>
              </table:table-cell>
            </table:table-row>
            <table:table-row>
              <table:table-cell office:value-type="float" office:value="684280">
                <text:p>684280</text:p>
              </table:table-cell>
              <table:table-cell office:value-type="float" office:value="9560">
                <text:p>9560</text:p>
              </table:table-cell>
              <table:table-cell office:value-type="float" office:value="423060">
                <text:p>423060</text:p>
              </table:table-cell>
              <table:table-cell office:value-type="float" office:value="12059">
                <text:p>12059</text:p>
              </table:table-cell>
              <table:table-cell office:value-type="float" office:value="563010">
                <text:p>56301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6130">
                <text:p>16130</text:p>
              </table:table-cell>
              <table:table-cell office:value-type="float" office:value="684280">
                <text:p>684280</text:p>
              </table:table-cell>
            </table:table-row>
            <table:table-row>
              <table:table-cell office:value-type="float" office:value="329650">
                <text:p>329650</text:p>
              </table:table-cell>
              <table:table-cell office:value-type="float" office:value="7899">
                <text:p>7899</text:p>
              </table:table-cell>
              <table:table-cell office:value-type="float" office:value="288480">
                <text:p>288480</text:p>
              </table:table-cell>
              <table:table-cell office:value-type="float" office:value="14023">
                <text:p>14023</text:p>
              </table:table-cell>
              <table:table-cell office:value-type="float" office:value="652860">
                <text:p>6528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801">
                <text:p>12801</text:p>
              </table:table-cell>
              <table:table-cell office:value-type="float" office:value="329650">
                <text:p>329650</text:p>
              </table:table-cell>
            </table:table-row>
            <table:table-row>
              <table:table-cell office:value-type="float" office:value="378700">
                <text:p>378700</text:p>
              </table:table-cell>
              <table:table-cell office:value-type="float" office:value="9497">
                <text:p>9497</text:p>
              </table:table-cell>
              <table:table-cell office:value-type="float" office:value="355390">
                <text:p>355390</text:p>
              </table:table-cell>
              <table:table-cell office:value-type="float" office:value="6050">
                <text:p>6050</text:p>
              </table:table-cell>
              <table:table-cell office:value-type="float" office:value="279380">
                <text:p>27938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3533">
                <text:p>13533</text:p>
              </table:table-cell>
              <table:table-cell office:value-type="float" office:value="378700">
                <text:p>378700</text:p>
              </table:table-cell>
            </table:table-row>
            <table:table-row>
              <table:table-cell office:value-type="float" office:value="492690">
                <text:p>492690</text:p>
              </table:table-cell>
              <table:table-cell office:value-type="float" office:value="14371">
                <text:p>14371</text:p>
              </table:table-cell>
              <table:table-cell office:value-type="float" office:value="554640">
                <text:p>554640</text:p>
              </table:table-cell>
              <table:table-cell office:value-type="float" office:value="14128">
                <text:p>14128</text:p>
              </table:table-cell>
              <table:table-cell office:value-type="float" office:value="658000">
                <text:p>65800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5829">
                <text:p>15829</text:p>
              </table:table-cell>
              <table:table-cell office:value-type="float" office:value="492690">
                <text:p>492690</text:p>
              </table:table-cell>
            </table:table-row>
            <table:table-row>
              <table:table-cell office:value-type="float" office:value="560030">
                <text:p>560030</text:p>
              </table:table-cell>
              <table:table-cell office:value-type="float" office:value="9703">
                <text:p>9703</text:p>
              </table:table-cell>
              <table:table-cell office:value-type="float" office:value="556460">
                <text:p>556460</text:p>
              </table:table-cell>
              <table:table-cell office:value-type="float" office:value="12618">
                <text:p>12618</text:p>
              </table:table-cell>
              <table:table-cell office:value-type="float" office:value="590010">
                <text:p>59001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9024">
                <text:p>9024</text:p>
              </table:table-cell>
              <table:table-cell office:value-type="float" office:value="560030">
                <text:p>560030</text:p>
              </table:table-cell>
            </table:table-row>
            <table:table-row>
              <table:table-cell office:value-type="float" office:value="428110">
                <text:p>428110</text:p>
              </table:table-cell>
              <table:table-cell office:value-type="float" office:value="7370">
                <text:p>7370</text:p>
              </table:table-cell>
              <table:table-cell office:value-type="float" office:value="339860">
                <text:p>339860</text:p>
              </table:table-cell>
              <table:table-cell office:value-type="float" office:value="14021">
                <text:p>14021</text:p>
              </table:table-cell>
              <table:table-cell office:value-type="float" office:value="650790">
                <text:p>65079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7670">
                <text:p>7670</text:p>
              </table:table-cell>
              <table:table-cell office:value-type="float" office:value="428110">
                <text:p>428110</text:p>
              </table:table-cell>
            </table:table-row>
            <table:table-row>
              <table:table-cell office:value-type="float" office:value="706910">
                <text:p>706910</text:p>
              </table:table-cell>
              <table:table-cell office:value-type="float" office:value="5813">
                <text:p>5813</text:p>
              </table:table-cell>
              <table:table-cell office:value-type="float" office:value="178400">
                <text:p>178400</text:p>
              </table:table-cell>
              <table:table-cell office:value-type="float" office:value="16185">
                <text:p>16185</text:p>
              </table:table-cell>
              <table:table-cell office:value-type="float" office:value="752130">
                <text:p>75213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5386">
                <text:p>15386</text:p>
              </table:table-cell>
              <table:table-cell office:value-type="float" office:value="706910">
                <text:p>706910</text:p>
              </table:table-cell>
            </table:table-row>
            <table:table-row>
              <table:table-cell office:value-type="float" office:value="392380">
                <text:p>392380</text:p>
              </table:table-cell>
              <table:table-cell office:value-type="float" office:value="13604">
                <text:p>13604</text:p>
              </table:table-cell>
              <table:table-cell office:value-type="float" office:value="568340">
                <text:p>568340</text:p>
              </table:table-cell>
              <table:table-cell office:value-type="float" office:value="11956">
                <text:p>11956</text:p>
              </table:table-cell>
              <table:table-cell office:value-type="float" office:value="556210">
                <text:p>55621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6039">
                <text:p>6039</text:p>
              </table:table-cell>
              <table:table-cell office:value-type="float" office:value="392380">
                <text:p>392380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14407">
                <text:p>14407</text:p>
              </table:table-cell>
              <table:table-cell office:value-type="float" office:value="618160">
                <text:p>618160</text:p>
              </table:table-cell>
              <table:table-cell office:value-type="float" office:value="14827">
                <text:p>14827</text:p>
              </table:table-cell>
              <table:table-cell office:value-type="float" office:value="688820">
                <text:p>68882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2226">
                <text:p>2226</text:p>
              </table:table-cell>
              <table:table-cell office:value-type="float" office:value="46350">
                <text:p>46350</text:p>
              </table:table-cell>
            </table:table-row>
            <table:table-row>
              <table:table-cell office:value-type="float" office:value="498100">
                <text:p>498100</text:p>
              </table:table-cell>
              <table:table-cell office:value-type="float" office:value="7328">
                <text:p>7328</text:p>
              </table:table-cell>
              <table:table-cell office:value-type="float" office:value="371180">
                <text:p>371180</text:p>
              </table:table-cell>
              <table:table-cell office:value-type="float" office:value="12732">
                <text:p>12732</text:p>
              </table:table-cell>
              <table:table-cell office:value-type="float" office:value="592800">
                <text:p>59280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9505">
                <text:p>9505</text:p>
              </table:table-cell>
              <table:table-cell office:value-type="float" office:value="498100">
                <text:p>498100</text:p>
              </table:table-cell>
            </table:table-row>
            <table:table-row>
              <table:table-cell office:value-type="float" office:value="691250">
                <text:p>691250</text:p>
              </table:table-cell>
              <table:table-cell office:value-type="float" office:value="8716">
                <text:p>8716</text:p>
              </table:table-cell>
              <table:table-cell office:value-type="float" office:value="462690">
                <text:p>462690</text:p>
              </table:table-cell>
              <table:table-cell office:value-type="float" office:value="16123">
                <text:p>16123</text:p>
              </table:table-cell>
              <table:table-cell office:value-type="float" office:value="749350">
                <text:p>74935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393">
                <text:p>12393</text:p>
              </table:table-cell>
              <table:table-cell office:value-type="float" office:value="691250">
                <text:p>691250</text:p>
              </table:table-cell>
            </table:table-row>
            <table:table-row>
              <table:table-cell office:value-type="float" office:value="220320">
                <text:p>220320</text:p>
              </table:table-cell>
              <table:table-cell office:value-type="float" office:value="9314">
                <text:p>9314</text:p>
              </table:table-cell>
              <table:table-cell office:value-type="float" office:value="338770">
                <text:p>338770</text:p>
              </table:table-cell>
              <table:table-cell office:value-type="float" office:value="12699">
                <text:p>12699</text:p>
              </table:table-cell>
              <table:table-cell office:value-type="float" office:value="594960">
                <text:p>59496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7943">
                <text:p>7943</text:p>
              </table:table-cell>
              <table:table-cell office:value-type="float" office:value="220320">
                <text:p>220320</text:p>
              </table:table-cell>
            </table:table-row>
            <table:table-row>
              <table:table-cell office:value-type="float" office:value="665140">
                <text:p>665140</text:p>
              </table:table-cell>
              <table:table-cell office:value-type="float" office:value="10721">
                <text:p>10721</text:p>
              </table:table-cell>
              <table:table-cell office:value-type="float" office:value="436230">
                <text:p>436230</text:p>
              </table:table-cell>
              <table:table-cell office:value-type="float" office:value="19517">
                <text:p>19517</text:p>
              </table:table-cell>
              <table:table-cell office:value-type="float" office:value="906510">
                <text:p>90651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2991">
                <text:p>12991</text:p>
              </table:table-cell>
              <table:table-cell office:value-type="float" office:value="665140">
                <text:p>665140</text:p>
              </table:table-cell>
            </table:table-row>
            <table:table-row>
              <table:table-cell office:value-type="float" office:value="437710">
                <text:p>437710</text:p>
              </table:table-cell>
              <table:table-cell office:value-type="float" office:value="11466">
                <text:p>11466</text:p>
              </table:table-cell>
              <table:table-cell office:value-type="float" office:value="485260">
                <text:p>485260</text:p>
              </table:table-cell>
              <table:table-cell office:value-type="float" office:value="13430">
                <text:p>13430</text:p>
              </table:table-cell>
              <table:table-cell office:value-type="float" office:value="628980">
                <text:p>62898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802">
                <text:p>10802</text:p>
              </table:table-cell>
              <table:table-cell office:value-type="float" office:value="437710">
                <text:p>437710</text:p>
              </table:table-cell>
            </table:table-row>
            <table:table-row>
              <table:table-cell office:value-type="float" office:value="526030">
                <text:p>526030</text:p>
              </table:table-cell>
              <table:table-cell office:value-type="float" office:value="9997">
                <text:p>9997</text:p>
              </table:table-cell>
              <table:table-cell office:value-type="float" office:value="288300">
                <text:p>288300</text:p>
              </table:table-cell>
              <table:table-cell office:value-type="float" office:value="16759">
                <text:p>16759</text:p>
              </table:table-cell>
              <table:table-cell office:value-type="float" office:value="782080">
                <text:p>78208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26">
                <text:p>11626</text:p>
              </table:table-cell>
              <table:table-cell office:value-type="float" office:value="526030">
                <text:p>526030</text:p>
              </table:table-cell>
            </table:table-row>
            <table:table-row>
              <table:table-cell office:value-type="float" office:value="363020">
                <text:p>363020</text:p>
              </table:table-cell>
              <table:table-cell office:value-type="float" office:value="13362">
                <text:p>13362</text:p>
              </table:table-cell>
              <table:table-cell office:value-type="float" office:value="421690">
                <text:p>421690</text:p>
              </table:table-cell>
              <table:table-cell office:value-type="float" office:value="7952">
                <text:p>7952</text:p>
              </table:table-cell>
              <table:table-cell office:value-type="float" office:value="371430">
                <text:p>37143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6132">
                <text:p>6132</text:p>
              </table:table-cell>
              <table:table-cell office:value-type="float" office:value="363020">
                <text:p>363020</text:p>
              </table:table-cell>
            </table:table-row>
            <table:table-row>
              <table:table-cell office:value-type="float" office:value="490050">
                <text:p>490050</text:p>
              </table:table-cell>
              <table:table-cell office:value-type="float" office:value="2825">
                <text:p>2825</text:p>
              </table:table-cell>
              <table:table-cell office:value-type="float" office:value="40320">
                <text:p>40320</text:p>
              </table:table-cell>
              <table:table-cell office:value-type="float" office:value="9957">
                <text:p>9957</text:p>
              </table:table-cell>
              <table:table-cell office:value-type="float" office:value="465490">
                <text:p>46549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8256">
                <text:p>8256</text:p>
              </table:table-cell>
              <table:table-cell office:value-type="float" office:value="490050">
                <text:p>490050</text:p>
              </table:table-cell>
            </table:table-row>
            <table:table-row>
              <table:table-cell office:value-type="float" office:value="166210">
                <text:p>166210</text:p>
              </table:table-cell>
              <table:table-cell office:value-type="float" office:value="9300">
                <text:p>9300</text:p>
              </table:table-cell>
              <table:table-cell office:value-type="float" office:value="436450">
                <text:p>436450</text:p>
              </table:table-cell>
              <table:table-cell office:value-type="float" office:value="12020">
                <text:p>12020</text:p>
              </table:table-cell>
              <table:table-cell office:value-type="float" office:value="558320">
                <text:p>55832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5607">
                <text:p>5607</text:p>
              </table:table-cell>
              <table:table-cell office:value-type="float" office:value="166210">
                <text:p>166210</text:p>
              </table:table-cell>
            </table:table-row>
            <table:table-row>
              <table:table-cell office:value-type="float" office:value="671220">
                <text:p>671220</text:p>
              </table:table-cell>
              <table:table-cell office:value-type="float" office:value="7706">
                <text:p>7706</text:p>
              </table:table-cell>
              <table:table-cell office:value-type="float" office:value="238100">
                <text:p>238100</text:p>
              </table:table-cell>
              <table:table-cell office:value-type="float" office:value="16056">
                <text:p>16056</text:p>
              </table:table-cell>
              <table:table-cell office:value-type="float" office:value="749990">
                <text:p>74999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3023">
                <text:p>13023</text:p>
              </table:table-cell>
              <table:table-cell office:value-type="float" office:value="671220">
                <text:p>671220</text:p>
              </table:table-cell>
            </table:table-row>
            <table:table-row>
              <table:table-cell office:value-type="float" office:value="496070">
                <text:p>496070</text:p>
              </table:table-cell>
              <table:table-cell office:value-type="float" office:value="14036">
                <text:p>14036</text:p>
              </table:table-cell>
              <table:table-cell office:value-type="float" office:value="498320">
                <text:p>498320</text:p>
              </table:table-cell>
              <table:table-cell office:value-type="float" office:value="12680">
                <text:p>12680</text:p>
              </table:table-cell>
              <table:table-cell office:value-type="float" office:value="589550">
                <text:p>58955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587">
                <text:p>11587</text:p>
              </table:table-cell>
              <table:table-cell office:value-type="float" office:value="496070">
                <text:p>496070</text:p>
              </table:table-cell>
            </table:table-row>
            <table:table-row>
              <table:table-cell office:value-type="float" office:value="462310">
                <text:p>462310</text:p>
              </table:table-cell>
              <table:table-cell office:value-type="float" office:value="11085">
                <text:p>11085</text:p>
              </table:table-cell>
              <table:table-cell office:value-type="float" office:value="242980">
                <text:p>242980</text:p>
              </table:table-cell>
              <table:table-cell office:value-type="float" office:value="18159">
                <text:p>18159</text:p>
              </table:table-cell>
              <table:table-cell office:value-type="float" office:value="844430">
                <text:p>84443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1301">
                <text:p>11301</text:p>
              </table:table-cell>
              <table:table-cell office:value-type="float" office:value="462310">
                <text:p>462310</text:p>
              </table:table-cell>
            </table:table-row>
            <table:table-row>
              <table:table-cell office:value-type="float" office:value="217750">
                <text:p>217750</text:p>
              </table:table-cell>
              <table:table-cell office:value-type="float" office:value="7916">
                <text:p>7916</text:p>
              </table:table-cell>
              <table:table-cell office:value-type="float" office:value="336450">
                <text:p>336450</text:p>
              </table:table-cell>
              <table:table-cell office:value-type="float" office:value="14153">
                <text:p>14153</text:p>
              </table:table-cell>
              <table:table-cell office:value-type="float" office:value="658280">
                <text:p>65828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4553">
                <text:p>4553</text:p>
              </table:table-cell>
              <table:table-cell office:value-type="float" office:value="217750">
                <text:p>217750</text:p>
              </table:table-cell>
            </table:table-row>
            <table:table-row>
              <table:table-cell office:value-type="float" office:value="377790">
                <text:p>377790</text:p>
              </table:table-cell>
              <table:table-cell office:value-type="float" office:value="10717">
                <text:p>10717</text:p>
              </table:table-cell>
              <table:table-cell office:value-type="float" office:value="524590">
                <text:p>524590</text:p>
              </table:table-cell>
              <table:table-cell office:value-type="float" office:value="19540">
                <text:p>19540</text:p>
              </table:table-cell>
              <table:table-cell office:value-type="float" office:value="910580">
                <text:p>91058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7190">
                <text:p>7190</text:p>
              </table:table-cell>
              <table:table-cell office:value-type="float" office:value="377790">
                <text:p>377790</text:p>
              </table:table-cell>
            </table:table-row>
            <table:table-row>
              <table:table-cell office:value-type="float" office:value="205660">
                <text:p>205660</text:p>
              </table:table-cell>
              <table:table-cell office:value-type="float" office:value="11376">
                <text:p>11376</text:p>
              </table:table-cell>
              <table:table-cell office:value-type="float" office:value="504190">
                <text:p>504190</text:p>
              </table:table-cell>
              <table:table-cell office:value-type="float" office:value="12669">
                <text:p>12669</text:p>
              </table:table-cell>
              <table:table-cell office:value-type="float" office:value="589320">
                <text:p>58932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5101">
                <text:p>5101</text:p>
              </table:table-cell>
              <table:table-cell office:value-type="float" office:value="205660">
                <text:p>205660</text:p>
              </table:table-cell>
            </table:table-row>
            <table:table-row>
              <table:table-cell office:value-type="float" office:value="561980">
                <text:p>561980</text:p>
              </table:table-cell>
              <table:table-cell office:value-type="float" office:value="9901">
                <text:p>9901</text:p>
              </table:table-cell>
              <table:table-cell office:value-type="float" office:value="399790">
                <text:p>399790</text:p>
              </table:table-cell>
              <table:table-cell office:value-type="float" office:value="15419">
                <text:p>15419</text:p>
              </table:table-cell>
              <table:table-cell office:value-type="float" office:value="720690">
                <text:p>72069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2055">
                <text:p>12055</text:p>
              </table:table-cell>
              <table:table-cell office:value-type="float" office:value="561980">
                <text:p>561980</text:p>
              </table:table-cell>
            </table:table-row>
            <table:table-row>
              <table:table-cell office:value-type="float" office:value="159120">
                <text:p>159120</text:p>
              </table:table-cell>
              <table:table-cell office:value-type="float" office:value="14617">
                <text:p>14617</text:p>
              </table:table-cell>
              <table:table-cell office:value-type="float" office:value="559800">
                <text:p>559800</text:p>
              </table:table-cell>
              <table:table-cell office:value-type="float" office:value="15359">
                <text:p>15359</text:p>
              </table:table-cell>
              <table:table-cell office:value-type="float" office:value="718740">
                <text:p>71874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5647">
                <text:p>5647</text:p>
              </table:table-cell>
              <table:table-cell office:value-type="float" office:value="159120">
                <text:p>159120</text:p>
              </table:table-cell>
            </table:table-row>
            <table:table-row>
              <table:table-cell office:value-type="float" office:value="651250">
                <text:p>651250</text:p>
              </table:table-cell>
              <table:table-cell office:value-type="float" office:value="15447">
                <text:p>15447</text:p>
              </table:table-cell>
              <table:table-cell office:value-type="float" office:value="610610">
                <text:p>61061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4840">
                <text:p>14840</text:p>
              </table:table-cell>
              <table:table-cell office:value-type="float" office:value="651250">
                <text:p>651250</text:p>
              </table:table-cell>
            </table:table-row>
            <table:table-row>
              <table:table-cell office:value-type="float" office:value="783870">
                <text:p>783870</text:p>
              </table:table-cell>
              <table:table-cell office:value-type="float" office:value="16812">
                <text:p>16812</text:p>
              </table:table-cell>
              <table:table-cell office:value-type="float" office:value="671740">
                <text:p>671740</text:p>
              </table:table-cell>
              <table:table-cell office:value-type="float" office:value="4462">
                <text:p>4462</text:p>
              </table:table-cell>
              <table:table-cell office:value-type="float" office:value="207480">
                <text:p>20748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5546">
                <text:p>15546</text:p>
              </table:table-cell>
              <table:table-cell office:value-type="float" office:value="783870">
                <text:p>783870</text:p>
              </table:table-cell>
            </table:table-row>
            <table:table-row>
              <table:table-cell office:value-type="float" office:value="500330">
                <text:p>500330</text:p>
              </table:table-cell>
              <table:table-cell office:value-type="float" office:value="13138">
                <text:p>13138</text:p>
              </table:table-cell>
              <table:table-cell office:value-type="float" office:value="397780">
                <text:p>397780</text:p>
              </table:table-cell>
              <table:table-cell office:value-type="float" office:value="11960">
                <text:p>11960</text:p>
              </table:table-cell>
              <table:table-cell office:value-type="float" office:value="562860">
                <text:p>56286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663">
                <text:p>12663</text:p>
              </table:table-cell>
              <table:table-cell office:value-type="float" office:value="500330">
                <text:p>500330</text:p>
              </table:table-cell>
            </table:table-row>
            <table:table-row>
              <table:table-cell office:value-type="float" office:value="565170">
                <text:p>565170</text:p>
              </table:table-cell>
              <table:table-cell office:value-type="float" office:value="18213">
                <text:p>18213</text:p>
              </table:table-cell>
              <table:table-cell office:value-type="float" office:value="703460">
                <text:p>703460</text:p>
              </table:table-cell>
              <table:table-cell office:value-type="float" office:value="7225">
                <text:p>7225</text:p>
              </table:table-cell>
              <table:table-cell office:value-type="float" office:value="332370">
                <text:p>33237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4769">
                <text:p>14769</text:p>
              </table:table-cell>
              <table:table-cell office:value-type="float" office:value="565170">
                <text:p>565170</text:p>
              </table:table-cell>
            </table:table-row>
            <table:table-row>
              <table:table-cell office:value-type="float" office:value="228020">
                <text:p>228020</text:p>
              </table:table-cell>
              <table:table-cell office:value-type="float" office:value="8345">
                <text:p>8345</text:p>
              </table:table-cell>
              <table:table-cell office:value-type="float" office:value="295650">
                <text:p>295650</text:p>
              </table:table-cell>
              <table:table-cell office:value-type="float" office:value="2308">
                <text:p>2308</text:p>
              </table:table-cell>
              <table:table-cell office:value-type="float" office:value="107670">
                <text:p>10767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5706">
                <text:p>5706</text:p>
              </table:table-cell>
              <table:table-cell office:value-type="float" office:value="228020">
                <text:p>228020</text:p>
              </table:table-cell>
            </table:table-row>
            <table:table-row>
              <table:table-cell office:value-type="float" office:value="429400">
                <text:p>429400</text:p>
              </table:table-cell>
              <table:table-cell office:value-type="float" office:value="11855">
                <text:p>11855</text:p>
              </table:table-cell>
              <table:table-cell office:value-type="float" office:value="467590">
                <text:p>467590</text:p>
              </table:table-cell>
              <table:table-cell office:value-type="float" office:value="8548">
                <text:p>8548</text:p>
              </table:table-cell>
              <table:table-cell office:value-type="float" office:value="400420">
                <text:p>40042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465">
                <text:p>10465</text:p>
              </table:table-cell>
              <table:table-cell office:value-type="float" office:value="429400">
                <text:p>429400</text:p>
              </table:table-cell>
            </table:table-row>
            <table:table-row>
              <table:table-cell office:value-type="float" office:value="569270">
                <text:p>569270</text:p>
              </table:table-cell>
              <table:table-cell office:value-type="float" office:value="8025">
                <text:p>8025</text:p>
              </table:table-cell>
              <table:table-cell office:value-type="float" office:value="190440">
                <text:p>190440</text:p>
              </table:table-cell>
              <table:table-cell office:value-type="float" office:value="11298">
                <text:p>11298</text:p>
              </table:table-cell>
              <table:table-cell office:value-type="float" office:value="527470">
                <text:p>52747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4039">
                <text:p>14039</text:p>
              </table:table-cell>
              <table:table-cell office:value-type="float" office:value="569270">
                <text:p>569270</text:p>
              </table:table-cell>
            </table:table-row>
            <table:table-row>
              <table:table-cell office:value-type="float" office:value="714020">
                <text:p>714020</text:p>
              </table:table-cell>
              <table:table-cell office:value-type="float" office:value="13187">
                <text:p>13187</text:p>
              </table:table-cell>
              <table:table-cell office:value-type="float" office:value="527680">
                <text:p>527680</text:p>
              </table:table-cell>
              <table:table-cell office:value-type="float" office:value="9801">
                <text:p>9801</text:p>
              </table:table-cell>
              <table:table-cell office:value-type="float" office:value="457760">
                <text:p>45776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6180">
                <text:p>16180</text:p>
              </table:table-cell>
              <table:table-cell office:value-type="float" office:value="714020">
                <text:p>714020</text:p>
              </table:table-cell>
            </table:table-row>
            <table:table-row>
              <table:table-cell office:value-type="float" office:value="335770">
                <text:p>335770</text:p>
              </table:table-cell>
              <table:table-cell office:value-type="float" office:value="17273">
                <text:p>17273</text:p>
              </table:table-cell>
              <table:table-cell office:value-type="float" office:value="645100">
                <text:p>645100</text:p>
              </table:table-cell>
              <table:table-cell office:value-type="float" office:value="8003">
                <text:p>8003</text:p>
              </table:table-cell>
              <table:table-cell office:value-type="float" office:value="373930">
                <text:p>37393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9136">
                <text:p>9136</text:p>
              </table:table-cell>
              <table:table-cell office:value-type="float" office:value="335770">
                <text:p>335770</text:p>
              </table:table-cell>
            </table:table-row>
            <table:table-row>
              <table:table-cell office:value-type="float" office:value="462730">
                <text:p>462730</text:p>
              </table:table-cell>
              <table:table-cell office:value-type="float" office:value="10876">
                <text:p>10876</text:p>
              </table:table-cell>
              <table:table-cell office:value-type="float" office:value="374790">
                <text:p>374790</text:p>
              </table:table-cell>
              <table:table-cell office:value-type="float" office:value="3883">
                <text:p>3883</text:p>
              </table:table-cell>
              <table:table-cell office:value-type="float" office:value="182050">
                <text:p>18205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1169">
                <text:p>11169</text:p>
              </table:table-cell>
              <table:table-cell office:value-type="float" office:value="462730">
                <text:p>462730</text:p>
              </table:table-cell>
            </table:table-row>
            <table:table-row>
              <table:table-cell office:value-type="float" office:value="634290">
                <text:p>634290</text:p>
              </table:table-cell>
              <table:table-cell office:value-type="float" office:value="8708">
                <text:p>8708</text:p>
              </table:table-cell>
              <table:table-cell office:value-type="float" office:value="196650">
                <text:p>196650</text:p>
              </table:table-cell>
              <table:table-cell office:value-type="float" office:value="9057">
                <text:p>9057</text:p>
              </table:table-cell>
              <table:table-cell office:value-type="float" office:value="423300">
                <text:p>42330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4648">
                <text:p>14648</text:p>
              </table:table-cell>
              <table:table-cell office:value-type="float" office:value="634290">
                <text:p>634290</text:p>
              </table:table-cell>
            </table:table-row>
            <table:table-row>
              <table:table-cell office:value-type="float" office:value="369670">
                <text:p>369670</text:p>
              </table:table-cell>
              <table:table-cell office:value-type="float" office:value="8007">
                <text:p>8007</text:p>
              </table:table-cell>
              <table:table-cell office:value-type="float" office:value="113960">
                <text:p>113960</text:p>
              </table:table-cell>
              <table:table-cell office:value-type="float" office:value="7291">
                <text:p>7291</text:p>
              </table:table-cell>
              <table:table-cell office:value-type="float" office:value="337620">
                <text:p>33762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0941">
                <text:p>10941</text:p>
              </table:table-cell>
              <table:table-cell office:value-type="float" office:value="369670">
                <text:p>369670</text:p>
              </table:table-cell>
            </table:table-row>
            <table:table-row>
              <table:table-cell office:value-type="float" office:value="390100">
                <text:p>390100</text:p>
              </table:table-cell>
              <table:table-cell office:value-type="float" office:value="15750">
                <text:p>15750</text:p>
              </table:table-cell>
              <table:table-cell office:value-type="float" office:value="570240">
                <text:p>570240</text:p>
              </table:table-cell>
              <table:table-cell office:value-type="float" office:value="6551">
                <text:p>6551</text:p>
              </table:table-cell>
              <table:table-cell office:value-type="float" office:value="304550">
                <text:p>30455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826">
                <text:p>11826</text:p>
              </table:table-cell>
              <table:table-cell office:value-type="float" office:value="390100">
                <text:p>390100</text:p>
              </table:table-cell>
            </table:table-row>
            <table:table-row>
              <table:table-cell office:value-type="float" office:value="783050">
                <text:p>783050</text:p>
              </table:table-cell>
              <table:table-cell office:value-type="float" office:value="15921">
                <text:p>15921</text:p>
              </table:table-cell>
              <table:table-cell office:value-type="float" office:value="580270">
                <text:p>580270</text:p>
              </table:table-cell>
              <table:table-cell office:value-type="float" office:value="11923">
                <text:p>11923</text:p>
              </table:table-cell>
              <table:table-cell office:value-type="float" office:value="553600">
                <text:p>55360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6244">
                <text:p>16244</text:p>
              </table:table-cell>
              <table:table-cell office:value-type="float" office:value="783050">
                <text:p>783050</text:p>
              </table:table-cell>
            </table:table-row>
            <table:table-row>
              <table:table-cell office:value-type="float" office:value="191180">
                <text:p>191180</text:p>
              </table:table-cell>
              <table:table-cell office:value-type="float" office:value="11108">
                <text:p>11108</text:p>
              </table:table-cell>
              <table:table-cell office:value-type="float" office:value="229970">
                <text:p>229970</text:p>
              </table:table-cell>
              <table:table-cell office:value-type="float" office:value="12064">
                <text:p>12064</text:p>
              </table:table-cell>
              <table:table-cell office:value-type="float" office:value="563170">
                <text:p>56317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375">
                <text:p>10375</text:p>
              </table:table-cell>
              <table:table-cell office:value-type="float" office:value="191180">
                <text:p>191180</text:p>
              </table:table-cell>
            </table:table-row>
            <table:table-row>
              <table:table-cell office:value-type="float" office:value="319450">
                <text:p>319450</text:p>
              </table:table-cell>
              <table:table-cell office:value-type="float" office:value="11748">
                <text:p>11748</text:p>
              </table:table-cell>
              <table:table-cell office:value-type="float" office:value="454020">
                <text:p>454020</text:p>
              </table:table-cell>
              <table:table-cell office:value-type="float" office:value="11399">
                <text:p>11399</text:p>
              </table:table-cell>
              <table:table-cell office:value-type="float" office:value="534580">
                <text:p>53458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1695">
                <text:p>11695</text:p>
              </table:table-cell>
              <table:table-cell office:value-type="float" office:value="319450">
                <text:p>319450</text:p>
              </table:table-cell>
            </table:table-row>
            <table:table-row>
              <table:table-cell office:value-type="float" office:value="738520">
                <text:p>738520</text:p>
              </table:table-cell>
              <table:table-cell office:value-type="float" office:value="13722">
                <text:p>13722</text:p>
              </table:table-cell>
              <table:table-cell office:value-type="float" office:value="433480">
                <text:p>433480</text:p>
              </table:table-cell>
              <table:table-cell office:value-type="float" office:value="5121">
                <text:p>5121</text:p>
              </table:table-cell>
              <table:table-cell office:value-type="float" office:value="237610">
                <text:p>23761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6746">
                <text:p>16746</text:p>
              </table:table-cell>
              <table:table-cell office:value-type="float" office:value="738520">
                <text:p>738520</text:p>
              </table:table-cell>
            </table:table-row>
            <table:table-row>
              <table:table-cell office:value-type="float" office:value="849700">
                <text:p>849700</text:p>
              </table:table-cell>
              <table:table-cell office:value-type="float" office:value="15236">
                <text:p>15236</text:p>
              </table:table-cell>
              <table:table-cell office:value-type="float" office:value="498950">
                <text:p>498950</text:p>
              </table:table-cell>
              <table:table-cell office:value-type="float" office:value="7913">
                <text:p>7913</text:p>
              </table:table-cell>
              <table:table-cell office:value-type="float" office:value="366420">
                <text:p>36642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7635">
                <text:p>17635</text:p>
              </table:table-cell>
              <table:table-cell office:value-type="float" office:value="849700">
                <text:p>849700</text:p>
              </table:table-cell>
            </table:table-row>
            <table:table-row>
              <table:table-cell office:value-type="float" office:value="146650">
                <text:p>146650</text:p>
              </table:table-cell>
              <table:table-cell office:value-type="float" office:value="12152">
                <text:p>12152</text:p>
              </table:table-cell>
              <table:table-cell office:value-type="float" office:value="235140">
                <text:p>235140</text:p>
              </table:table-cell>
              <table:table-cell office:value-type="float" office:value="5160">
                <text:p>5160</text:p>
              </table:table-cell>
              <table:table-cell office:value-type="float" office:value="239850">
                <text:p>23985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6099">
                <text:p>6099</text:p>
              </table:table-cell>
              <table:table-cell office:value-type="float" office:value="146650">
                <text:p>146650</text:p>
              </table:table-cell>
            </table:table-row>
            <table:table-row>
              <table:table-cell office:value-type="float" office:value="673000">
                <text:p>673000</text:p>
              </table:table-cell>
              <table:table-cell office:value-type="float" office:value="10898">
                <text:p>10898</text:p>
              </table:table-cell>
              <table:table-cell office:value-type="float" office:value="340860">
                <text:p>340860</text:p>
              </table:table-cell>
              <table:table-cell office:value-type="float" office:value="8472">
                <text:p>8472</text:p>
              </table:table-cell>
              <table:table-cell office:value-type="float" office:value="394330">
                <text:p>39433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6659">
                <text:p>16659</text:p>
              </table:table-cell>
              <table:table-cell office:value-type="float" office:value="673000">
                <text:p>673000</text:p>
              </table:table-cell>
            </table:table-row>
            <table:table-row>
              <table:table-cell office:value-type="float" office:value="393630">
                <text:p>393630</text:p>
              </table:table-cell>
              <table:table-cell office:value-type="float" office:value="13697">
                <text:p>13697</text:p>
              </table:table-cell>
              <table:table-cell office:value-type="float" office:value="396580">
                <text:p>396580</text:p>
              </table:table-cell>
              <table:table-cell office:value-type="float" office:value="9245">
                <text:p>9245</text:p>
              </table:table-cell>
              <table:table-cell office:value-type="float" office:value="430380">
                <text:p>43038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578">
                <text:p>11578</text:p>
              </table:table-cell>
              <table:table-cell office:value-type="float" office:value="393630">
                <text:p>393630</text:p>
              </table:table-cell>
            </table:table-row>
            <table:table-row>
              <table:table-cell office:value-type="float" office:value="355620">
                <text:p>355620</text:p>
              </table:table-cell>
              <table:table-cell office:value-type="float" office:value="16688">
                <text:p>16688</text:p>
              </table:table-cell>
              <table:table-cell office:value-type="float" office:value="596800">
                <text:p>596800</text:p>
              </table:table-cell>
              <table:table-cell office:value-type="float" office:value="14126">
                <text:p>14126</text:p>
              </table:table-cell>
              <table:table-cell office:value-type="float" office:value="656380">
                <text:p>65638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2981">
                <text:p>12981</text:p>
              </table:table-cell>
              <table:table-cell office:value-type="float" office:value="355620">
                <text:p>355620</text:p>
              </table:table-cell>
            </table:table-row>
            <table:table-row>
              <table:table-cell office:value-type="float" office:value="335750">
                <text:p>335750</text:p>
              </table:table-cell>
              <table:table-cell office:value-type="float" office:value="13655">
                <text:p>13655</text:p>
              </table:table-cell>
              <table:table-cell office:value-type="float" office:value="362910">
                <text:p>362910</text:p>
              </table:table-cell>
              <table:table-cell office:value-type="float" office:value="9914">
                <text:p>9914</text:p>
              </table:table-cell>
              <table:table-cell office:value-type="float" office:value="461820">
                <text:p>4618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9483">
                <text:p>9483</text:p>
              </table:table-cell>
              <table:table-cell office:value-type="float" office:value="335750">
                <text:p>335750</text:p>
              </table:table-cell>
            </table:table-row>
            <table:table-row>
              <table:table-cell office:value-type="float" office:value="469890">
                <text:p>469890</text:p>
              </table:table-cell>
              <table:table-cell office:value-type="float" office:value="21505">
                <text:p>21505</text:p>
              </table:table-cell>
              <table:table-cell office:value-type="float" office:value="762810">
                <text:p>762810</text:p>
              </table:table-cell>
              <table:table-cell office:value-type="float" office:value="16701">
                <text:p>16701</text:p>
              </table:table-cell>
              <table:table-cell office:value-type="float" office:value="780360">
                <text:p>78036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2326">
                <text:p>12326</text:p>
              </table:table-cell>
              <table:table-cell office:value-type="float" office:value="469890">
                <text:p>469890</text:p>
              </table:table-cell>
            </table:table-row>
            <table:table-row>
              <table:table-cell office:value-type="float" office:value="567450">
                <text:p>567450</text:p>
              </table:table-cell>
              <table:table-cell office:value-type="float" office:value="19246">
                <text:p>19246</text:p>
              </table:table-cell>
              <table:table-cell office:value-type="float" office:value="583140">
                <text:p>583140</text:p>
              </table:table-cell>
              <table:table-cell office:value-type="float" office:value="11300">
                <text:p>11300</text:p>
              </table:table-cell>
              <table:table-cell office:value-type="float" office:value="527950">
                <text:p>52795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3749">
                <text:p>13749</text:p>
              </table:table-cell>
              <table:table-cell office:value-type="float" office:value="567450">
                <text:p>567450</text:p>
              </table:table-cell>
            </table:table-row>
            <table:table-row>
              <table:table-cell office:value-type="float" office:value="210100">
                <text:p>210100</text:p>
              </table:table-cell>
              <table:table-cell office:value-type="float" office:value="8375">
                <text:p>8375</text:p>
              </table:table-cell>
              <table:table-cell office:value-type="float" office:value="171070">
                <text:p>171070</text:p>
              </table:table-cell>
              <table:table-cell office:value-type="float" office:value="12581">
                <text:p>12581</text:p>
              </table:table-cell>
              <table:table-cell office:value-type="float" office:value="588160">
                <text:p>58816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9515">
                <text:p>9515</text:p>
              </table:table-cell>
              <table:table-cell office:value-type="float" office:value="210100">
                <text:p>210100</text:p>
              </table:table-cell>
            </table:table-row>
            <table:table-row>
              <table:table-cell office:value-type="float" office:value="297140">
                <text:p>297140</text:p>
              </table:table-cell>
              <table:table-cell office:value-type="float" office:value="15381">
                <text:p>15381</text:p>
              </table:table-cell>
              <table:table-cell office:value-type="float" office:value="630010">
                <text:p>630010</text:p>
              </table:table-cell>
              <table:table-cell office:value-type="float" office:value="4526">
                <text:p>4526</text:p>
              </table:table-cell>
              <table:table-cell office:value-type="float" office:value="207290">
                <text:p>20729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2202">
                <text:p>12202</text:p>
              </table:table-cell>
              <table:table-cell office:value-type="float" office:value="297140">
                <text:p>297140</text:p>
              </table:table-cell>
            </table:table-row>
            <table:table-row>
              <table:table-cell office:value-type="float" office:value="315610">
                <text:p>315610</text:p>
              </table:table-cell>
              <table:table-cell office:value-type="float" office:value="9420">
                <text:p>9420</text:p>
              </table:table-cell>
              <table:table-cell office:value-type="float" office:value="145950">
                <text:p>145950</text:p>
              </table:table-cell>
              <table:table-cell office:value-type="float" office:value="11922">
                <text:p>11922</text:p>
              </table:table-cell>
              <table:table-cell office:value-type="float" office:value="558650">
                <text:p>55865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3782">
                <text:p>13782</text:p>
              </table:table-cell>
              <table:table-cell office:value-type="float" office:value="315610">
                <text:p>315610</text:p>
              </table:table-cell>
            </table:table-row>
            <table:table-row>
              <table:table-cell office:value-type="float" office:value="178230">
                <text:p>178230</text:p>
              </table:table-cell>
              <table:table-cell office:value-type="float" office:value="16859">
                <text:p>16859</text:p>
              </table:table-cell>
              <table:table-cell office:value-type="float" office:value="637420">
                <text:p>637420</text:p>
              </table:table-cell>
              <table:table-cell office:value-type="float" office:value="7189">
                <text:p>7189</text:p>
              </table:table-cell>
              <table:table-cell office:value-type="float" office:value="334760">
                <text:p>33476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7527">
                <text:p>7527</text:p>
              </table:table-cell>
              <table:table-cell office:value-type="float" office:value="178230">
                <text:p>178230</text:p>
              </table:table-cell>
            </table:table-row>
            <table:table-row>
              <table:table-cell office:value-type="float" office:value="135470">
                <text:p>135470</text:p>
              </table:table-cell>
              <table:table-cell office:value-type="float" office:value="14371">
                <text:p>14371</text:p>
              </table:table-cell>
              <table:table-cell office:value-type="float" office:value="344590">
                <text:p>344590</text:p>
              </table:table-cell>
              <table:table-cell office:value-type="float" office:value="12658">
                <text:p>12658</text:p>
              </table:table-cell>
              <table:table-cell office:value-type="float" office:value="587750">
                <text:p>58775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8650">
                <text:p>8650</text:p>
              </table:table-cell>
              <table:table-cell office:value-type="float" office:value="135470">
                <text:p>135470</text:p>
              </table:table-cell>
            </table:table-row>
            <table:table-row>
              <table:table-cell office:value-type="float" office:value="338810">
                <text:p>338810</text:p>
              </table:table-cell>
              <table:table-cell office:value-type="float" office:value="13388">
                <text:p>13388</text:p>
              </table:table-cell>
              <table:table-cell office:value-type="float" office:value="217830">
                <text:p>217830</text:p>
              </table:table-cell>
              <table:table-cell office:value-type="float" office:value="11974">
                <text:p>11974</text:p>
              </table:table-cell>
              <table:table-cell office:value-type="float" office:value="556570">
                <text:p>55657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242">
                <text:p>11242</text:p>
              </table:table-cell>
              <table:table-cell office:value-type="float" office:value="338810">
                <text:p>338810</text:p>
              </table:table-cell>
            </table:table-row>
            <table:table-row>
              <table:table-cell office:value-type="float" office:value="690940">
                <text:p>690940</text:p>
              </table:table-cell>
              <table:table-cell office:value-type="float" office:value="21573">
                <text:p>21573</text:p>
              </table:table-cell>
              <table:table-cell office:value-type="float" office:value="732930">
                <text:p>732930</text:p>
              </table:table-cell>
              <table:table-cell office:value-type="float" office:value="12623">
                <text:p>12623</text:p>
              </table:table-cell>
              <table:table-cell office:value-type="float" office:value="588240">
                <text:p>58824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18034">
                <text:p>18034</text:p>
              </table:table-cell>
              <table:table-cell office:value-type="float" office:value="690940">
                <text:p>690940</text:p>
              </table:table-cell>
            </table:table-row>
            <table:table-row>
              <table:table-cell office:value-type="float" office:value="746300">
                <text:p>746300</text:p>
              </table:table-cell>
              <table:table-cell office:value-type="float" office:value="5450">
                <text:p>5450</text:p>
              </table:table-cell>
              <table:table-cell office:value-type="float" office:value="245520">
                <text:p>245520</text:p>
              </table:table-cell>
              <table:table-cell office:value-type="float" office:value="8650">
                <text:p>8650</text:p>
              </table:table-cell>
              <table:table-cell office:value-type="float" office:value="403230">
                <text:p>40323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20084">
                <text:p>20084</text:p>
              </table:table-cell>
              <table:table-cell office:value-type="float" office:value="746300">
                <text:p>746300</text:p>
              </table:table-cell>
            </table:table-row>
            <table:table-row>
              <table:table-cell office:value-type="float" office:value="630690">
                <text:p>630690</text:p>
              </table:table-cell>
              <table:table-cell office:value-type="float" office:value="10418">
                <text:p>10418</text:p>
              </table:table-cell>
              <table:table-cell office:value-type="float" office:value="512680">
                <text:p>512680</text:p>
              </table:table-cell>
              <table:table-cell office:value-type="float" office:value="13978">
                <text:p>13978</text:p>
              </table:table-cell>
              <table:table-cell office:value-type="float" office:value="653290">
                <text:p>65329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6009">
                <text:p>16009</text:p>
              </table:table-cell>
              <table:table-cell office:value-type="float" office:value="630690">
                <text:p>630690</text:p>
              </table:table-cell>
            </table:table-row>
            <table:table-row>
              <table:table-cell office:value-type="float" office:value="330880">
                <text:p>330880</text:p>
              </table:table-cell>
              <table:table-cell office:value-type="float" office:value="8213">
                <text:p>8213</text:p>
              </table:table-cell>
              <table:table-cell office:value-type="float" office:value="333510">
                <text:p>333510</text:p>
              </table:table-cell>
              <table:table-cell office:value-type="float" office:value="11238">
                <text:p>11238</text:p>
              </table:table-cell>
              <table:table-cell office:value-type="float" office:value="523740">
                <text:p>52374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877">
                <text:p>12877</text:p>
              </table:table-cell>
              <table:table-cell office:value-type="float" office:value="330880">
                <text:p>330880</text:p>
              </table:table-cell>
            </table:table-row>
            <table:table-row>
              <table:table-cell office:value-type="float" office:value="425770">
                <text:p>425770</text:p>
              </table:table-cell>
              <table:table-cell office:value-type="float" office:value="13268">
                <text:p>13268</text:p>
              </table:table-cell>
              <table:table-cell office:value-type="float" office:value="607550">
                <text:p>607550</text:p>
              </table:table-cell>
              <table:table-cell office:value-type="float" office:value="15422">
                <text:p>15422</text:p>
              </table:table-cell>
              <table:table-cell office:value-type="float" office:value="717710">
                <text:p>71771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3675">
                <text:p>13675</text:p>
              </table:table-cell>
              <table:table-cell office:value-type="float" office:value="425770">
                <text:p>425770</text:p>
              </table:table-cell>
            </table:table-row>
            <table:table-row>
              <table:table-cell office:value-type="float" office:value="559690">
                <text:p>559690</text:p>
              </table:table-cell>
              <table:table-cell office:value-type="float" office:value="8777">
                <text:p>8777</text:p>
              </table:table-cell>
              <table:table-cell office:value-type="float" office:value="247070">
                <text:p>247070</text:p>
              </table:table-cell>
              <table:table-cell office:value-type="float" office:value="9850">
                <text:p>9850</text:p>
              </table:table-cell>
              <table:table-cell office:value-type="float" office:value="460480">
                <text:p>4604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5732">
                <text:p>15732</text:p>
              </table:table-cell>
              <table:table-cell office:value-type="float" office:value="559690">
                <text:p>559690</text:p>
              </table:table-cell>
            </table:table-row>
            <table:table-row>
              <table:table-cell office:value-type="float" office:value="559920">
                <text:p>559920</text:p>
              </table:table-cell>
              <table:table-cell office:value-type="float" office:value="11638">
                <text:p>11638</text:p>
              </table:table-cell>
              <table:table-cell office:value-type="float" office:value="408050">
                <text:p>408050</text:p>
              </table:table-cell>
              <table:table-cell office:value-type="float" office:value="12066">
                <text:p>12066</text:p>
              </table:table-cell>
              <table:table-cell office:value-type="float" office:value="565740">
                <text:p>56574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9018">
                <text:p>9018</text:p>
              </table:table-cell>
              <table:table-cell office:value-type="float" office:value="559920">
                <text:p>559920</text:p>
              </table:table-cell>
            </table:table-row>
            <table:table-row>
              <table:table-cell office:value-type="float" office:value="427300">
                <text:p>427300</text:p>
              </table:table-cell>
              <table:table-cell office:value-type="float" office:value="14529">
                <text:p>14529</text:p>
              </table:table-cell>
              <table:table-cell office:value-type="float" office:value="595480">
                <text:p>595480</text:p>
              </table:table-cell>
              <table:table-cell office:value-type="float" office:value="13980">
                <text:p>13980</text:p>
              </table:table-cell>
              <table:table-cell office:value-type="float" office:value="651560">
                <text:p>65156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7677">
                <text:p>7677</text:p>
              </table:table-cell>
              <table:table-cell office:value-type="float" office:value="427300">
                <text:p>427300</text:p>
              </table:table-cell>
            </table:table-row>
            <table:table-row>
              <table:table-cell office:value-type="float" office:value="729640">
                <text:p>729640</text:p>
              </table:table-cell>
              <table:table-cell office:value-type="float" office:value="9074">
                <text:p>9074</text:p>
              </table:table-cell>
              <table:table-cell office:value-type="float" office:value="549640">
                <text:p>549640</text:p>
              </table:table-cell>
              <table:table-cell office:value-type="float" office:value="6081">
                <text:p>6081</text:p>
              </table:table-cell>
              <table:table-cell office:value-type="float" office:value="282060">
                <text:p>28206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5292">
                <text:p>15292</text:p>
              </table:table-cell>
              <table:table-cell office:value-type="float" office:value="729640">
                <text:p>72964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3741">
                <text:p>3741</text:p>
              </table:table-cell>
              <table:table-cell office:value-type="float" office:value="139920">
                <text:p>139920</text:p>
              </table:table-cell>
              <table:table-cell office:value-type="float" office:value="14095">
                <text:p>14095</text:p>
              </table:table-cell>
              <table:table-cell office:value-type="float" office:value="653010">
                <text:p>6530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992">
                <text:p>5992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47720">
                <text:p>47720</text:p>
              </table:table-cell>
              <table:table-cell office:value-type="float" office:value="6473">
                <text:p>6473</text:p>
              </table:table-cell>
              <table:table-cell office:value-type="float" office:value="260800">
                <text:p>260800</text:p>
              </table:table-cell>
              <table:table-cell office:value-type="float" office:value="12615">
                <text:p>12615</text:p>
              </table:table-cell>
              <table:table-cell office:value-type="float" office:value="589310">
                <text:p>58931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2258">
                <text:p>2258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float" office:value="497710">
                <text:p>497710</text:p>
              </table:table-cell>
              <table:table-cell office:value-type="float" office:value="9620">
                <text:p>9620</text:p>
              </table:table-cell>
              <table:table-cell office:value-type="float" office:value="424070">
                <text:p>424070</text:p>
              </table:table-cell>
              <table:table-cell office:value-type="float" office:value="14027">
                <text:p>14027</text:p>
              </table:table-cell>
              <table:table-cell office:value-type="float" office:value="654340">
                <text:p>65434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9478">
                <text:p>9478</text:p>
              </table:table-cell>
              <table:table-cell office:value-type="float" office:value="497710">
                <text:p>497710</text:p>
              </table:table-cell>
            </table:table-row>
            <table:table-row>
              <table:table-cell office:value-type="float" office:value="700790">
                <text:p>700790</text:p>
              </table:table-cell>
              <table:table-cell office:value-type="float" office:value="7943">
                <text:p>7943</text:p>
              </table:table-cell>
              <table:table-cell office:value-type="float" office:value="289400">
                <text:p>289400</text:p>
              </table:table-cell>
              <table:table-cell office:value-type="float" office:value="16113">
                <text:p>16113</text:p>
              </table:table-cell>
              <table:table-cell office:value-type="float" office:value="748560">
                <text:p>7485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406">
                <text:p>12406</text:p>
              </table:table-cell>
              <table:table-cell office:value-type="float" office:value="700790">
                <text:p>700790</text:p>
              </table:table-cell>
            </table:table-row>
            <table:table-row>
              <table:table-cell office:value-type="float" office:value="216550">
                <text:p>216550</text:p>
              </table:table-cell>
              <table:table-cell office:value-type="float" office:value="9513">
                <text:p>9513</text:p>
              </table:table-cell>
              <table:table-cell office:value-type="float" office:value="354610">
                <text:p>354610</text:p>
              </table:table-cell>
              <table:table-cell office:value-type="float" office:value="11983">
                <text:p>11983</text:p>
              </table:table-cell>
              <table:table-cell office:value-type="float" office:value="560360">
                <text:p>56036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7932">
                <text:p>7932</text:p>
              </table:table-cell>
              <table:table-cell office:value-type="float" office:value="216550">
                <text:p>216550</text:p>
              </table:table-cell>
            </table:table-row>
            <table:table-row>
              <table:table-cell office:value-type="float" office:value="592090">
                <text:p>592090</text:p>
              </table:table-cell>
              <table:table-cell office:value-type="float" office:value="14360">
                <text:p>14360</text:p>
              </table:table-cell>
              <table:table-cell office:value-type="float" office:value="553480">
                <text:p>553480</text:p>
              </table:table-cell>
              <table:table-cell office:value-type="float" office:value="14783">
                <text:p>14783</text:p>
              </table:table-cell>
              <table:table-cell office:value-type="float" office:value="685870">
                <text:p>68587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2981">
                <text:p>12981</text:p>
              </table:table-cell>
              <table:table-cell office:value-type="float" office:value="592090">
                <text:p>592090</text:p>
              </table:table-cell>
            </table:table-row>
            <table:table-row>
              <table:table-cell office:value-type="float" office:value="457480">
                <text:p>457480</text:p>
              </table:table-cell>
              <table:table-cell office:value-type="float" office:value="9735">
                <text:p>9735</text:p>
              </table:table-cell>
              <table:table-cell office:value-type="float" office:value="557380">
                <text:p>557380</text:p>
              </table:table-cell>
              <table:table-cell office:value-type="float" office:value="12605">
                <text:p>12605</text:p>
              </table:table-cell>
              <table:table-cell office:value-type="float" office:value="587620">
                <text:p>58762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924">
                <text:p>10924</text:p>
              </table:table-cell>
              <table:table-cell office:value-type="float" office:value="457480">
                <text:p>457480</text:p>
              </table:table-cell>
            </table:table-row>
            <table:table-row>
              <table:table-cell office:value-type="float" office:value="544240">
                <text:p>544240</text:p>
              </table:table-cell>
              <table:table-cell office:value-type="float" office:value="7339">
                <text:p>7339</text:p>
              </table:table-cell>
              <table:table-cell office:value-type="float" office:value="339640">
                <text:p>339640</text:p>
              </table:table-cell>
              <table:table-cell office:value-type="float" office:value="16135">
                <text:p>16135</text:p>
              </table:table-cell>
              <table:table-cell office:value-type="float" office:value="750330">
                <text:p>75033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546">
                <text:p>11546</text:p>
              </table:table-cell>
              <table:table-cell office:value-type="float" office:value="544240">
                <text:p>544240</text:p>
              </table:table-cell>
            </table:table-row>
            <table:table-row>
              <table:table-cell office:value-type="float" office:value="362920">
                <text:p>362920</text:p>
              </table:table-cell>
              <table:table-cell office:value-type="float" office:value="5766">
                <text:p>5766</text:p>
              </table:table-cell>
              <table:table-cell office:value-type="float" office:value="175020">
                <text:p>175020</text:p>
              </table:table-cell>
              <table:table-cell office:value-type="float" office:value="12684">
                <text:p>12684</text:p>
              </table:table-cell>
              <table:table-cell office:value-type="float" office:value="590230">
                <text:p>59023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6141">
                <text:p>6141</text:p>
              </table:table-cell>
              <table:table-cell office:value-type="float" office:value="362920">
                <text:p>362920</text:p>
              </table:table-cell>
            </table:table-row>
            <table:table-row>
              <table:table-cell office:value-type="float" office:value="489420">
                <text:p>489420</text:p>
              </table:table-cell>
              <table:table-cell office:value-type="float" office:value="13575">
                <text:p>13575</text:p>
              </table:table-cell>
              <table:table-cell office:value-type="float" office:value="567230">
                <text:p>567230</text:p>
              </table:table-cell>
              <table:table-cell office:value-type="float" office:value="19439">
                <text:p>19439</text:p>
              </table:table-cell>
              <table:table-cell office:value-type="float" office:value="902110">
                <text:p>90211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8224">
                <text:p>8224</text:p>
              </table:table-cell>
              <table:table-cell office:value-type="float" office:value="489420">
                <text:p>489420</text:p>
              </table:table-cell>
            </table:table-row>
            <table:table-row>
              <table:table-cell office:value-type="float" office:value="164570">
                <text:p>164570</text:p>
              </table:table-cell>
              <table:table-cell office:value-type="float" office:value="14367">
                <text:p>14367</text:p>
              </table:table-cell>
              <table:table-cell office:value-type="float" office:value="618060">
                <text:p>618060</text:p>
              </table:table-cell>
              <table:table-cell office:value-type="float" office:value="13468">
                <text:p>13468</text:p>
              </table:table-cell>
              <table:table-cell office:value-type="float" office:value="628150">
                <text:p>62815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5696">
                <text:p>5696</text:p>
              </table:table-cell>
              <table:table-cell office:value-type="float" office:value="164570">
                <text:p>164570</text:p>
              </table:table-cell>
            </table:table-row>
            <table:table-row>
              <table:table-cell office:value-type="float" office:value="690820">
                <text:p>690820</text:p>
              </table:table-cell>
              <table:table-cell office:value-type="float" office:value="7353">
                <text:p>7353</text:p>
              </table:table-cell>
              <table:table-cell office:value-type="float" office:value="369590">
                <text:p>369590</text:p>
              </table:table-cell>
              <table:table-cell office:value-type="float" office:value="16787">
                <text:p>16787</text:p>
              </table:table-cell>
              <table:table-cell office:value-type="float" office:value="781110">
                <text:p>78111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3064">
                <text:p>13064</text:p>
              </table:table-cell>
              <table:table-cell office:value-type="float" office:value="690820">
                <text:p>690820</text:p>
              </table:table-cell>
            </table:table-row>
            <table:table-row>
              <table:table-cell office:value-type="float" office:value="490670">
                <text:p>490670</text:p>
              </table:table-cell>
              <table:table-cell office:value-type="float" office:value="8719">
                <text:p>8719</text:p>
              </table:table-cell>
              <table:table-cell office:value-type="float" office:value="461490">
                <text:p>461490</text:p>
              </table:table-cell>
              <table:table-cell office:value-type="float" office:value="8079">
                <text:p>8079</text:p>
              </table:table-cell>
              <table:table-cell office:value-type="float" office:value="376060">
                <text:p>37606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1500">
                <text:p>11500</text:p>
              </table:table-cell>
              <table:table-cell office:value-type="float" office:value="490670">
                <text:p>490670</text:p>
              </table:table-cell>
            </table:table-row>
            <table:table-row>
              <table:table-cell office:value-type="float" office:value="532090">
                <text:p>532090</text:p>
              </table:table-cell>
              <table:table-cell office:value-type="float" office:value="9233">
                <text:p>9233</text:p>
              </table:table-cell>
              <table:table-cell office:value-type="float" office:value="339640">
                <text:p>339640</text:p>
              </table:table-cell>
              <table:table-cell office:value-type="float" office:value="9928">
                <text:p>9928</text:p>
              </table:table-cell>
              <table:table-cell office:value-type="float" office:value="463230">
                <text:p>46323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1431">
                <text:p>11431</text:p>
              </table:table-cell>
              <table:table-cell office:value-type="float" office:value="532090">
                <text:p>532090</text:p>
              </table:table-cell>
            </table:table-row>
            <table:table-row>
              <table:table-cell office:value-type="float" office:value="215220">
                <text:p>215220</text:p>
              </table:table-cell>
              <table:table-cell office:value-type="float" office:value="10763">
                <text:p>10763</text:p>
              </table:table-cell>
              <table:table-cell office:value-type="float" office:value="440020">
                <text:p>440020</text:p>
              </table:table-cell>
              <table:table-cell office:value-type="float" office:value="11957">
                <text:p>11957</text:p>
              </table:table-cell>
              <table:table-cell office:value-type="float" office:value="555490">
                <text:p>55549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4444">
                <text:p>4444</text:p>
              </table:table-cell>
              <table:table-cell office:value-type="float" office:value="215220">
                <text:p>215220</text:p>
              </table:table-cell>
            </table:table-row>
            <table:table-row>
              <table:table-cell office:value-type="float" office:value="380900">
                <text:p>380900</text:p>
              </table:table-cell>
              <table:table-cell office:value-type="float" office:value="11473">
                <text:p>11473</text:p>
              </table:table-cell>
              <table:table-cell office:value-type="float" office:value="484350">
                <text:p>484350</text:p>
              </table:table-cell>
              <table:table-cell office:value-type="float" office:value="16034">
                <text:p>16034</text:p>
              </table:table-cell>
              <table:table-cell office:value-type="float" office:value="748310">
                <text:p>74831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7246">
                <text:p>7246</text:p>
              </table:table-cell>
              <table:table-cell office:value-type="float" office:value="380900">
                <text:p>380900</text:p>
              </table:table-cell>
            </table:table-row>
            <table:table-row>
              <table:table-cell office:value-type="float" office:value="202260">
                <text:p>202260</text:p>
              </table:table-cell>
              <table:table-cell office:value-type="float" office:value="9984">
                <text:p>9984</text:p>
              </table:table-cell>
              <table:table-cell office:value-type="float" office:value="290270">
                <text:p>290270</text:p>
              </table:table-cell>
              <table:table-cell office:value-type="float" office:value="12703">
                <text:p>12703</text:p>
              </table:table-cell>
              <table:table-cell office:value-type="float" office:value="589550">
                <text:p>58955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4972">
                <text:p>4972</text:p>
              </table:table-cell>
              <table:table-cell office:value-type="float" office:value="202260">
                <text:p>202260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13287">
                <text:p>13287</text:p>
              </table:table-cell>
              <table:table-cell office:value-type="float" office:value="418720">
                <text:p>418720</text:p>
              </table:table-cell>
              <table:table-cell office:value-type="float" office:value="18205">
                <text:p>18205</text:p>
              </table:table-cell>
              <table:table-cell office:value-type="float" office:value="846510">
                <text:p>84651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2179">
                <text:p>12179</text:p>
              </table:table-cell>
              <table:table-cell office:value-type="float" office:value="565000">
                <text:p>565000</text:p>
              </table:table-cell>
            </table:table-row>
            <table:table-row>
              <table:table-cell office:value-type="float" office:value="166130">
                <text:p>166130</text:p>
              </table:table-cell>
              <table:table-cell office:value-type="float" office:value="2860">
                <text:p>2860</text:p>
              </table:table-cell>
              <table:table-cell office:value-type="float" office:value="40250">
                <text:p>40250</text:p>
              </table:table-cell>
              <table:table-cell office:value-type="float" office:value="14063">
                <text:p>14063</text:p>
              </table:table-cell>
              <table:table-cell office:value-type="float" office:value="654850">
                <text:p>65485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5734">
                <text:p>5734</text:p>
              </table:table-cell>
              <table:table-cell office:value-type="float" office:value="166130">
                <text:p>166130</text:p>
              </table:table-cell>
            </table:table-row>
            <table:table-row>
              <table:table-cell office:value-type="float" office:value="675100">
                <text:p>675100</text:p>
              </table:table-cell>
              <table:table-cell office:value-type="float" office:value="9254">
                <text:p>9254</text:p>
              </table:table-cell>
              <table:table-cell office:value-type="float" office:value="435340">
                <text:p>435340</text:p>
              </table:table-cell>
              <table:table-cell office:value-type="float" office:value="19543">
                <text:p>19543</text:p>
              </table:table-cell>
              <table:table-cell office:value-type="float" office:value="905810">
                <text:p>90581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4862">
                <text:p>14862</text:p>
              </table:table-cell>
              <table:table-cell office:value-type="float" office:value="675100">
                <text:p>675100</text:p>
              </table:table-cell>
            </table:table-row>
            <table:table-row>
              <table:table-cell office:value-type="float" office:value="707040">
                <text:p>707040</text:p>
              </table:table-cell>
              <table:table-cell office:value-type="float" office:value="7697">
                <text:p>7697</text:p>
              </table:table-cell>
              <table:table-cell office:value-type="float" office:value="236890">
                <text:p>236890</text:p>
              </table:table-cell>
              <table:table-cell office:value-type="float" office:value="12666">
                <text:p>12666</text:p>
              </table:table-cell>
              <table:table-cell office:value-type="float" office:value="589990">
                <text:p>58999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5575">
                <text:p>15575</text:p>
              </table:table-cell>
              <table:table-cell office:value-type="float" office:value="707040">
                <text:p>707040</text:p>
              </table:table-cell>
            </table:table-row>
            <table:table-row>
              <table:table-cell office:value-type="float" office:value="401130">
                <text:p>401130</text:p>
              </table:table-cell>
              <table:table-cell office:value-type="float" office:value="14030">
                <text:p>14030</text:p>
              </table:table-cell>
              <table:table-cell office:value-type="float" office:value="497540">
                <text:p>497540</text:p>
              </table:table-cell>
              <table:table-cell office:value-type="float" office:value="15356">
                <text:p>15356</text:p>
              </table:table-cell>
              <table:table-cell office:value-type="float" office:value="716400">
                <text:p>71640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675">
                <text:p>12675</text:p>
              </table:table-cell>
              <table:table-cell office:value-type="float" office:value="401130">
                <text:p>401130</text:p>
              </table:table-cell>
            </table:table-row>
            <table:table-row>
              <table:table-cell office:value-type="float" office:value="593750">
                <text:p>593750</text:p>
              </table:table-cell>
              <table:table-cell office:value-type="float" office:value="11201">
                <text:p>11201</text:p>
              </table:table-cell>
              <table:table-cell office:value-type="float" office:value="243410">
                <text:p>243410</text:p>
              </table:table-cell>
              <table:table-cell office:value-type="float" office:value="15403">
                <text:p>15403</text:p>
              </table:table-cell>
              <table:table-cell office:value-type="float" office:value="719240">
                <text:p>71924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4841">
                <text:p>14841</text:p>
              </table:table-cell>
              <table:table-cell office:value-type="float" office:value="593750">
                <text:p>593750</text:p>
              </table:table-cell>
            </table:table-row>
            <table:table-row>
              <table:table-cell office:value-type="float" office:value="231190">
                <text:p>231190</text:p>
              </table:table-cell>
              <table:table-cell office:value-type="float" office:value="7910">
                <text:p>7910</text:p>
              </table:table-cell>
              <table:table-cell office:value-type="float" office:value="334540">
                <text:p>33454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5802">
                <text:p>5802</text:p>
              </table:table-cell>
              <table:table-cell office:value-type="float" office:value="231190">
                <text:p>231190</text:p>
              </table:table-cell>
            </table:table-row>
            <table:table-row>
              <table:table-cell office:value-type="float" office:value="431420">
                <text:p>431420</text:p>
              </table:table-cell>
              <table:table-cell office:value-type="float" office:value="10730">
                <text:p>10730</text:p>
              </table:table-cell>
              <table:table-cell office:value-type="float" office:value="525890">
                <text:p>525890</text:p>
              </table:table-cell>
              <table:table-cell office:value-type="float" office:value="4388">
                <text:p>4388</text:p>
              </table:table-cell>
              <table:table-cell office:value-type="float" office:value="202590">
                <text:p>20259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490">
                <text:p>10490</text:p>
              </table:table-cell>
              <table:table-cell office:value-type="float" office:value="431420">
                <text:p>431420</text:p>
              </table:table-cell>
            </table:table-row>
            <table:table-row>
              <table:table-cell office:value-type="float" office:value="564600">
                <text:p>564600</text:p>
              </table:table-cell>
              <table:table-cell office:value-type="float" office:value="11330">
                <text:p>11330</text:p>
              </table:table-cell>
              <table:table-cell office:value-type="float" office:value="501670">
                <text:p>501670</text:p>
              </table:table-cell>
              <table:table-cell office:value-type="float" office:value="11940">
                <text:p>11940</text:p>
              </table:table-cell>
              <table:table-cell office:value-type="float" office:value="557100">
                <text:p>55710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4006">
                <text:p>14006</text:p>
              </table:table-cell>
              <table:table-cell office:value-type="float" office:value="564600">
                <text:p>564600</text:p>
              </table:table-cell>
            </table:table-row>
            <table:table-row>
              <table:table-cell office:value-type="float" office:value="612060">
                <text:p>612060</text:p>
              </table:table-cell>
              <table:table-cell office:value-type="float" office:value="9907">
                <text:p>9907</text:p>
              </table:table-cell>
              <table:table-cell office:value-type="float" office:value="401200">
                <text:p>401200</text:p>
              </table:table-cell>
              <table:table-cell office:value-type="float" office:value="7374">
                <text:p>7374</text:p>
              </table:table-cell>
              <table:table-cell office:value-type="float" office:value="339500">
                <text:p>33950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6163">
                <text:p>16163</text:p>
              </table:table-cell>
              <table:table-cell office:value-type="float" office:value="612060">
                <text:p>612060</text:p>
              </table:table-cell>
            </table:table-row>
            <table:table-row>
              <table:table-cell office:value-type="float" office:value="335850">
                <text:p>335850</text:p>
              </table:table-cell>
              <table:table-cell office:value-type="float" office:value="14694">
                <text:p>14694</text:p>
              </table:table-cell>
              <table:table-cell office:value-type="float" office:value="567140">
                <text:p>567140</text:p>
              </table:table-cell>
              <table:table-cell office:value-type="float" office:value="2395">
                <text:p>2395</text:p>
              </table:table-cell>
              <table:table-cell office:value-type="float" office:value="110990">
                <text:p>11099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9121">
                <text:p>9121</text:p>
              </table:table-cell>
              <table:table-cell office:value-type="float" office:value="335850">
                <text:p>335850</text:p>
              </table:table-cell>
            </table:table-row>
            <table:table-row>
              <table:table-cell office:value-type="float" office:value="462380">
                <text:p>462380</text:p>
              </table:table-cell>
              <table:table-cell office:value-type="float" office:value="15378">
                <text:p>15378</text:p>
              </table:table-cell>
              <table:table-cell office:value-type="float" office:value="609840">
                <text:p>609840</text:p>
              </table:table-cell>
              <table:table-cell office:value-type="float" office:value="8593">
                <text:p>8593</text:p>
              </table:table-cell>
              <table:table-cell office:value-type="float" office:value="403230">
                <text:p>40323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1140">
                <text:p>11140</text:p>
              </table:table-cell>
              <table:table-cell office:value-type="float" office:value="462380">
                <text:p>462380</text:p>
              </table:table-cell>
            </table:table-row>
            <table:table-row>
              <table:table-cell office:value-type="float" office:value="644380">
                <text:p>644380</text:p>
              </table:table-cell>
              <table:table-cell office:value-type="float" office:value="16823">
                <text:p>16823</text:p>
              </table:table-cell>
              <table:table-cell office:value-type="float" office:value="675120">
                <text:p>675120</text:p>
              </table:table-cell>
              <table:table-cell office:value-type="float" office:value="11336">
                <text:p>11336</text:p>
              </table:table-cell>
              <table:table-cell office:value-type="float" office:value="530110">
                <text:p>53011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4811">
                <text:p>14811</text:p>
              </table:table-cell>
              <table:table-cell office:value-type="float" office:value="644380">
                <text:p>644380</text:p>
              </table:table-cell>
            </table:table-row>
            <table:table-row>
              <table:table-cell office:value-type="float" office:value="373970">
                <text:p>373970</text:p>
              </table:table-cell>
              <table:table-cell office:value-type="float" office:value="13140">
                <text:p>13140</text:p>
              </table:table-cell>
              <table:table-cell office:value-type="float" office:value="398840">
                <text:p>398840</text:p>
              </table:table-cell>
              <table:table-cell office:value-type="float" office:value="9794">
                <text:p>9794</text:p>
              </table:table-cell>
              <table:table-cell office:value-type="float" office:value="456740">
                <text:p>45674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005">
                <text:p>11005</text:p>
              </table:table-cell>
              <table:table-cell office:value-type="float" office:value="373970">
                <text:p>37397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18200">
                <text:p>18200</text:p>
              </table:table-cell>
              <table:table-cell office:value-type="float" office:value="702660">
                <text:p>702660</text:p>
              </table:table-cell>
              <table:table-cell office:value-type="float" office:value="8112">
                <text:p>8112</text:p>
              </table:table-cell>
              <table:table-cell office:value-type="float" office:value="380050">
                <text:p>38005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790">
                <text:p>11790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63270">
                <text:p>663270</text:p>
              </table:table-cell>
              <table:table-cell office:value-type="float" office:value="8213">
                <text:p>8213</text:p>
              </table:table-cell>
              <table:table-cell office:value-type="float" office:value="291750">
                <text:p>291750</text:p>
              </table:table-cell>
              <table:table-cell office:value-type="float" office:value="3921">
                <text:p>3921</text:p>
              </table:table-cell>
              <table:table-cell office:value-type="float" office:value="180560">
                <text:p>18056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6218">
                <text:p>16218</text:p>
              </table:table-cell>
              <table:table-cell office:value-type="float" office:value="663270">
                <text:p>663270</text:p>
              </table:table-cell>
            </table:table-row>
            <table:table-row>
              <table:table-cell office:value-type="float" office:value="186180">
                <text:p>186180</text:p>
              </table:table-cell>
              <table:table-cell office:value-type="float" office:value="11835">
                <text:p>11835</text:p>
              </table:table-cell>
              <table:table-cell office:value-type="float" office:value="466240">
                <text:p>466240</text:p>
              </table:table-cell>
              <table:table-cell office:value-type="float" office:value="9185">
                <text:p>9185</text:p>
              </table:table-cell>
              <table:table-cell office:value-type="float" office:value="425590">
                <text:p>42559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273">
                <text:p>10273</text:p>
              </table:table-cell>
              <table:table-cell office:value-type="float" office:value="186180">
                <text:p>186180</text:p>
              </table:table-cell>
            </table:table-row>
            <table:table-row>
              <table:table-cell office:value-type="float" office:value="367460">
                <text:p>367460</text:p>
              </table:table-cell>
              <table:table-cell office:value-type="float" office:value="8087">
                <text:p>8087</text:p>
              </table:table-cell>
              <table:table-cell office:value-type="float" office:value="191530">
                <text:p>191530</text:p>
              </table:table-cell>
              <table:table-cell office:value-type="float" office:value="7338">
                <text:p>7338</text:p>
              </table:table-cell>
              <table:table-cell office:value-type="float" office:value="338850">
                <text:p>33885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1662">
                <text:p>11662</text:p>
              </table:table-cell>
              <table:table-cell office:value-type="float" office:value="367460">
                <text:p>367460</text:p>
              </table:table-cell>
            </table:table-row>
            <table:table-row>
              <table:table-cell office:value-type="float" office:value="693410">
                <text:p>693410</text:p>
              </table:table-cell>
              <table:table-cell office:value-type="float" office:value="13185">
                <text:p>13185</text:p>
              </table:table-cell>
              <table:table-cell office:value-type="float" office:value="528460">
                <text:p>528460</text:p>
              </table:table-cell>
              <table:table-cell office:value-type="float" office:value="6536">
                <text:p>6536</text:p>
              </table:table-cell>
              <table:table-cell office:value-type="float" office:value="303170">
                <text:p>30317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6694">
                <text:p>16694</text:p>
              </table:table-cell>
              <table:table-cell office:value-type="float" office:value="693410">
                <text:p>693410</text:p>
              </table:table-cell>
            </table:table-row>
            <table:table-row>
              <table:table-cell office:value-type="float" office:value="814310">
                <text:p>814310</text:p>
              </table:table-cell>
              <table:table-cell office:value-type="float" office:value="17307">
                <text:p>17307</text:p>
              </table:table-cell>
              <table:table-cell office:value-type="float" office:value="645780">
                <text:p>645780</text:p>
              </table:table-cell>
              <table:table-cell office:value-type="float" office:value="11916">
                <text:p>11916</text:p>
              </table:table-cell>
              <table:table-cell office:value-type="float" office:value="555490">
                <text:p>55549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7558">
                <text:p>17558</text:p>
              </table:table-cell>
              <table:table-cell office:value-type="float" office:value="814310">
                <text:p>814310</text:p>
              </table:table-cell>
            </table:table-row>
            <table:table-row>
              <table:table-cell office:value-type="float" office:value="162270">
                <text:p>162270</text:p>
              </table:table-cell>
              <table:table-cell office:value-type="float" office:value="10843">
                <text:p>10843</text:p>
              </table:table-cell>
              <table:table-cell office:value-type="float" office:value="375370">
                <text:p>375370</text:p>
              </table:table-cell>
              <table:table-cell office:value-type="float" office:value="11948">
                <text:p>11948</text:p>
              </table:table-cell>
              <table:table-cell office:value-type="float" office:value="559890">
                <text:p>55989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6322">
                <text:p>6322</text:p>
              </table:table-cell>
              <table:table-cell office:value-type="float" office:value="162270">
                <text:p>162270</text:p>
              </table:table-cell>
            </table:table-row>
            <table:table-row>
              <table:table-cell office:value-type="float" office:value="671810">
                <text:p>671810</text:p>
              </table:table-cell>
              <table:table-cell office:value-type="float" office:value="8779">
                <text:p>8779</text:p>
              </table:table-cell>
              <table:table-cell office:value-type="float" office:value="198450">
                <text:p>198450</text:p>
              </table:table-cell>
              <table:table-cell office:value-type="float" office:value="11414">
                <text:p>11414</text:p>
              </table:table-cell>
              <table:table-cell office:value-type="float" office:value="530330">
                <text:p>53033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6672">
                <text:p>16672</text:p>
              </table:table-cell>
              <table:table-cell office:value-type="float" office:value="671810">
                <text:p>671810</text:p>
              </table:table-cell>
            </table:table-row>
            <table:table-row>
              <table:table-cell office:value-type="float" office:value="391560">
                <text:p>391560</text:p>
              </table:table-cell>
              <table:table-cell office:value-type="float" office:value="8088">
                <text:p>8088</text:p>
              </table:table-cell>
              <table:table-cell office:value-type="float" office:value="119920">
                <text:p>119920</text:p>
              </table:table-cell>
              <table:table-cell office:value-type="float" office:value="5176">
                <text:p>5176</text:p>
              </table:table-cell>
              <table:table-cell office:value-type="float" office:value="243130">
                <text:p>24313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1560">
                <text:p>11560</text:p>
              </table:table-cell>
              <table:table-cell office:value-type="float" office:value="391560">
                <text:p>391560</text:p>
              </table:table-cell>
            </table:table-row>
            <table:table-row>
              <table:table-cell office:value-type="float" office:value="357620">
                <text:p>357620</text:p>
              </table:table-cell>
              <table:table-cell office:value-type="float" office:value="15862">
                <text:p>15862</text:p>
              </table:table-cell>
              <table:table-cell office:value-type="float" office:value="575930">
                <text:p>575930</text:p>
              </table:table-cell>
              <table:table-cell office:value-type="float" office:value="7981">
                <text:p>7981</text:p>
              </table:table-cell>
              <table:table-cell office:value-type="float" office:value="369850">
                <text:p>36985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2974">
                <text:p>12974</text:p>
              </table:table-cell>
              <table:table-cell office:value-type="float" office:value="357620">
                <text:p>357620</text:p>
              </table:table-cell>
            </table:table-row>
            <table:table-row>
              <table:table-cell office:value-type="float" office:value="335240">
                <text:p>335240</text:p>
              </table:table-cell>
              <table:table-cell office:value-type="float" office:value="15893">
                <text:p>15893</text:p>
              </table:table-cell>
              <table:table-cell office:value-type="float" office:value="576300">
                <text:p>576300</text:p>
              </table:table-cell>
              <table:table-cell office:value-type="float" office:value="5170">
                <text:p>5170</text:p>
              </table:table-cell>
              <table:table-cell office:value-type="float" office:value="240190">
                <text:p>24019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9555">
                <text:p>9555</text:p>
              </table:table-cell>
              <table:table-cell office:value-type="float" office:value="335240">
                <text:p>335240</text:p>
              </table:table-cell>
            </table:table-row>
            <table:table-row>
              <table:table-cell office:value-type="float" office:value="469570">
                <text:p>469570</text:p>
              </table:table-cell>
              <table:table-cell office:value-type="float" office:value="11037">
                <text:p>11037</text:p>
              </table:table-cell>
              <table:table-cell office:value-type="float" office:value="222860">
                <text:p>222860</text:p>
              </table:table-cell>
              <table:table-cell office:value-type="float" office:value="8515">
                <text:p>8515</text:p>
              </table:table-cell>
              <table:table-cell office:value-type="float" office:value="398650">
                <text:p>39865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2341">
                <text:p>12341</text:p>
              </table:table-cell>
              <table:table-cell office:value-type="float" office:value="469570">
                <text:p>469570</text:p>
              </table:table-cell>
            </table:table-row>
            <table:table-row>
              <table:table-cell office:value-type="float" office:value="568850">
                <text:p>568850</text:p>
              </table:table-cell>
              <table:table-cell office:value-type="float" office:value="11752">
                <text:p>11752</text:p>
              </table:table-cell>
              <table:table-cell office:value-type="float" office:value="453620">
                <text:p>453620</text:p>
              </table:table-cell>
              <table:table-cell office:value-type="float" office:value="9178">
                <text:p>9178</text:p>
              </table:table-cell>
              <table:table-cell office:value-type="float" office:value="428650">
                <text:p>42865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3818">
                <text:p>13818</text:p>
              </table:table-cell>
              <table:table-cell office:value-type="float" office:value="568850">
                <text:p>568850</text:p>
              </table:table-cell>
            </table:table-row>
            <table:table-row>
              <table:table-cell office:value-type="float" office:value="203710">
                <text:p>203710</text:p>
              </table:table-cell>
              <table:table-cell office:value-type="float" office:value="13810">
                <text:p>13810</text:p>
              </table:table-cell>
              <table:table-cell office:value-type="float" office:value="440020">
                <text:p>440020</text:p>
              </table:table-cell>
              <table:table-cell office:value-type="float" office:value="14131">
                <text:p>14131</text:p>
              </table:table-cell>
              <table:table-cell office:value-type="float" office:value="655800">
                <text:p>65580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9441">
                <text:p>9441</text:p>
              </table:table-cell>
              <table:table-cell office:value-type="float" office:value="203710">
                <text:p>203710</text:p>
              </table:table-cell>
            </table:table-row>
            <table:table-row>
              <table:table-cell office:value-type="float" office:value="248930">
                <text:p>248930</text:p>
              </table:table-cell>
              <table:table-cell office:value-type="float" office:value="15116">
                <text:p>15116</text:p>
              </table:table-cell>
              <table:table-cell office:value-type="float" office:value="493840">
                <text:p>493840</text:p>
              </table:table-cell>
              <table:table-cell office:value-type="float" office:value="10011">
                <text:p>10011</text:p>
              </table:table-cell>
              <table:table-cell office:value-type="float" office:value="465250">
                <text:p>46525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2295">
                <text:p>12295</text:p>
              </table:table-cell>
              <table:table-cell office:value-type="float" office:value="248930">
                <text:p>248930</text:p>
              </table:table-cell>
            </table:table-row>
            <table:table-row>
              <table:table-cell office:value-type="float" office:value="430560">
                <text:p>430560</text:p>
              </table:table-cell>
              <table:table-cell office:value-type="float" office:value="12183">
                <text:p>12183</text:p>
              </table:table-cell>
              <table:table-cell office:value-type="float" office:value="235430">
                <text:p>235430</text:p>
              </table:table-cell>
              <table:table-cell office:value-type="float" office:value="16683">
                <text:p>16683</text:p>
              </table:table-cell>
              <table:table-cell office:value-type="float" office:value="775700">
                <text:p>77570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3706">
                <text:p>13706</text:p>
              </table:table-cell>
              <table:table-cell office:value-type="float" office:value="430560">
                <text:p>430560</text:p>
              </table:table-cell>
            </table:table-row>
            <table:table-row>
              <table:table-cell office:value-type="float" office:value="177310">
                <text:p>177310</text:p>
              </table:table-cell>
              <table:table-cell office:value-type="float" office:value="10774">
                <text:p>10774</text:p>
              </table:table-cell>
              <table:table-cell office:value-type="float" office:value="331020">
                <text:p>331020</text:p>
              </table:table-cell>
              <table:table-cell office:value-type="float" office:value="11028">
                <text:p>11028</text:p>
              </table:table-cell>
              <table:table-cell office:value-type="float" office:value="528720">
                <text:p>52872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7528">
                <text:p>7528</text:p>
              </table:table-cell>
              <table:table-cell office:value-type="float" office:value="177310">
                <text:p>177310</text:p>
              </table:table-cell>
            </table:table-row>
            <table:table-row>
              <table:table-cell office:value-type="float" office:value="135060">
                <text:p>135060</text:p>
              </table:table-cell>
              <table:table-cell office:value-type="float" office:value="13708">
                <text:p>13708</text:p>
              </table:table-cell>
              <table:table-cell office:value-type="float" office:value="396940">
                <text:p>396940</text:p>
              </table:table-cell>
              <table:table-cell office:value-type="float" office:value="12623">
                <text:p>12623</text:p>
              </table:table-cell>
              <table:table-cell office:value-type="float" office:value="586830">
                <text:p>58683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8659">
                <text:p>8659</text:p>
              </table:table-cell>
              <table:table-cell office:value-type="float" office:value="135060">
                <text:p>135060</text:p>
              </table:table-cell>
            </table:table-row>
            <table:table-row>
              <table:table-cell office:value-type="float" office:value="333780">
                <text:p>333780</text:p>
              </table:table-cell>
              <table:table-cell office:value-type="float" office:value="16594">
                <text:p>16594</text:p>
              </table:table-cell>
              <table:table-cell office:value-type="float" office:value="594490">
                <text:p>594490</text:p>
              </table:table-cell>
              <table:table-cell office:value-type="float" office:value="4574">
                <text:p>4574</text:p>
              </table:table-cell>
              <table:table-cell office:value-type="float" office:value="210560">
                <text:p>21056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176">
                <text:p>11176</text:p>
              </table:table-cell>
              <table:table-cell office:value-type="float" office:value="333780">
                <text:p>333780</text:p>
              </table:table-cell>
            </table:table-row>
            <table:table-row>
              <table:table-cell office:value-type="float" office:value="739620">
                <text:p>739620</text:p>
              </table:table-cell>
              <table:table-cell office:value-type="float" office:value="13605">
                <text:p>13605</text:p>
              </table:table-cell>
              <table:table-cell office:value-type="float" office:value="356200">
                <text:p>356200</text:p>
              </table:table-cell>
              <table:table-cell office:value-type="float" office:value="11891">
                <text:p>11891</text:p>
              </table:table-cell>
              <table:table-cell office:value-type="float" office:value="553900">
                <text:p>55390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8039">
                <text:p>18039</text:p>
              </table:table-cell>
              <table:table-cell office:value-type="float" office:value="739620">
                <text:p>739620</text:p>
              </table:table-cell>
            </table:table-row>
            <table:table-row>
              <table:table-cell office:value-type="float" office:value="875000">
                <text:p>875000</text:p>
              </table:table-cell>
              <table:table-cell office:value-type="float" office:value="21449">
                <text:p>21449</text:p>
              </table:table-cell>
              <table:table-cell office:value-type="float" office:value="760010">
                <text:p>760010</text:p>
              </table:table-cell>
              <table:table-cell office:value-type="float" office:value="7267">
                <text:p>7267</text:p>
              </table:table-cell>
              <table:table-cell office:value-type="float" office:value="338740">
                <text:p>33874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20133">
                <text:p>20133</text:p>
              </table:table-cell>
              <table:table-cell office:value-type="float" office:value="875000">
                <text:p>875000</text:p>
              </table:table-cell>
            </table:table-row>
            <table:table-row>
              <table:table-cell office:value-type="float" office:value="751720">
                <text:p>751720</text:p>
              </table:table-cell>
              <table:table-cell office:value-type="float" office:value="19278">
                <text:p>19278</text:p>
              </table:table-cell>
              <table:table-cell office:value-type="float" office:value="582260">
                <text:p>582260</text:p>
              </table:table-cell>
              <table:table-cell office:value-type="float" office:value="12670">
                <text:p>12670</text:p>
              </table:table-cell>
              <table:table-cell office:value-type="float" office:value="588540">
                <text:p>58854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6133">
                <text:p>16133</text:p>
              </table:table-cell>
              <table:table-cell office:value-type="float" office:value="751720">
                <text:p>751720</text:p>
              </table:table-cell>
            </table:table-row>
            <table:table-row>
              <table:table-cell office:value-type="float" office:value="330030">
                <text:p>330030</text:p>
              </table:table-cell>
              <table:table-cell office:value-type="float" office:value="8290">
                <text:p>8290</text:p>
              </table:table-cell>
              <table:table-cell office:value-type="float" office:value="169080">
                <text:p>169080</text:p>
              </table:table-cell>
              <table:table-cell office:value-type="float" office:value="11932">
                <text:p>11932</text:p>
              </table:table-cell>
              <table:table-cell office:value-type="float" office:value="558220">
                <text:p>55822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864">
                <text:p>12864</text:p>
              </table:table-cell>
              <table:table-cell office:value-type="float" office:value="330030">
                <text:p>330030</text:p>
              </table:table-cell>
            </table:table-row>
            <table:table-row>
              <table:table-cell office:value-type="float" office:value="359370">
                <text:p>359370</text:p>
              </table:table-cell>
              <table:table-cell office:value-type="float" office:value="15478">
                <text:p>15478</text:p>
              </table:table-cell>
              <table:table-cell office:value-type="float" office:value="636820">
                <text:p>636820</text:p>
              </table:table-cell>
              <table:table-cell office:value-type="float" office:value="12604">
                <text:p>12604</text:p>
              </table:table-cell>
              <table:table-cell office:value-type="float" office:value="590070">
                <text:p>59007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3614">
                <text:p>13614</text:p>
              </table:table-cell>
              <table:table-cell office:value-type="float" office:value="359370">
                <text:p>359370</text:p>
              </table:table-cell>
            </table:table-row>
            <table:table-row>
              <table:table-cell office:value-type="float" office:value="551080">
                <text:p>551080</text:p>
              </table:table-cell>
              <table:table-cell office:value-type="float" office:value="9507">
                <text:p>9507</text:p>
              </table:table-cell>
              <table:table-cell office:value-type="float" office:value="154810">
                <text:p>154810</text:p>
              </table:table-cell>
              <table:table-cell office:value-type="float" office:value="8645">
                <text:p>8645</text:p>
              </table:table-cell>
              <table:table-cell office:value-type="float" office:value="402360">
                <text:p>40236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5824">
                <text:p>15824</text:p>
              </table:table-cell>
              <table:table-cell office:value-type="float" office:value="551080">
                <text:p>551080</text:p>
              </table:table-cell>
            </table:table-row>
            <table:table-row>
              <table:table-cell office:value-type="float" office:value="555650">
                <text:p>555650</text:p>
              </table:table-cell>
              <table:table-cell office:value-type="float" office:value="16792">
                <text:p>16792</text:p>
              </table:table-cell>
              <table:table-cell office:value-type="float" office:value="636370">
                <text:p>636370</text:p>
              </table:table-cell>
              <table:table-cell office:value-type="float" office:value="13978">
                <text:p>13978</text:p>
              </table:table-cell>
              <table:table-cell office:value-type="float" office:value="652480">
                <text:p>65248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8998">
                <text:p>8998</text:p>
              </table:table-cell>
              <table:table-cell office:value-type="float" office:value="555650">
                <text:p>555650</text:p>
              </table:table-cell>
            </table:table-row>
            <table:table-row>
              <table:table-cell office:value-type="float" office:value="427980">
                <text:p>427980</text:p>
              </table:table-cell>
              <table:table-cell office:value-type="float" office:value="14286">
                <text:p>14286</text:p>
              </table:table-cell>
              <table:table-cell office:value-type="float" office:value="342410">
                <text:p>342410</text:p>
              </table:table-cell>
              <table:table-cell office:value-type="float" office:value="11240">
                <text:p>11240</text:p>
              </table:table-cell>
              <table:table-cell office:value-type="float" office:value="525650">
                <text:p>52565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7669">
                <text:p>7669</text:p>
              </table:table-cell>
              <table:table-cell office:value-type="float" office:value="427980">
                <text:p>427980</text:p>
              </table:table-cell>
            </table:table-row>
            <table:table-row>
              <table:table-cell office:value-type="float" office:value="927740">
                <text:p>927740</text:p>
              </table:table-cell>
              <table:table-cell office:value-type="float" office:value="13332">
                <text:p>13332</text:p>
              </table:table-cell>
              <table:table-cell office:value-type="float" office:value="216970">
                <text:p>216970</text:p>
              </table:table-cell>
              <table:table-cell office:value-type="float" office:value="15478">
                <text:p>15478</text:p>
              </table:table-cell>
              <table:table-cell office:value-type="float" office:value="722100">
                <text:p>72210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5363">
                <text:p>15363</text:p>
              </table:table-cell>
              <table:table-cell office:value-type="float" office:value="927740">
                <text:p>927740</text:p>
              </table:table-cell>
            </table:table-row>
            <table:table-row>
              <table:table-cell office:value-type="float" office:value="391970">
                <text:p>391970</text:p>
              </table:table-cell>
              <table:table-cell office:value-type="float" office:value="21543">
                <text:p>21543</text:p>
              </table:table-cell>
              <table:table-cell office:value-type="float" office:value="731340">
                <text:p>731340</text:p>
              </table:table-cell>
              <table:table-cell office:value-type="float" office:value="9847">
                <text:p>9847</text:p>
              </table:table-cell>
              <table:table-cell office:value-type="float" office:value="457290">
                <text:p>45729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6050">
                <text:p>6050</text:p>
              </table:table-cell>
              <table:table-cell office:value-type="float" office:value="391970">
                <text:p>391970</text:p>
              </table:table-cell>
            </table:table-row>
            <table:table-row>
              <table:table-cell office:value-type="float" office:value="46330">
                <text:p>46330</text:p>
              </table:table-cell>
              <table:table-cell office:value-type="float" office:value="5416">
                <text:p>5416</text:p>
              </table:table-cell>
              <table:table-cell office:value-type="float" office:value="245230">
                <text:p>245230</text:p>
              </table:table-cell>
              <table:table-cell office:value-type="float" office:value="12015">
                <text:p>12015</text:p>
              </table:table-cell>
              <table:table-cell office:value-type="float" office:value="561150">
                <text:p>56115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2247">
                <text:p>2247</text:p>
              </table:table-cell>
              <table:table-cell office:value-type="float" office:value="46330">
                <text:p>46330</text:p>
              </table:table-cell>
            </table:table-row>
            <table:table-row>
              <table:table-cell office:value-type="float" office:value="498480">
                <text:p>498480</text:p>
              </table:table-cell>
              <table:table-cell office:value-type="float" office:value="10433">
                <text:p>10433</text:p>
              </table:table-cell>
              <table:table-cell office:value-type="float" office:value="514450">
                <text:p>514450</text:p>
              </table:table-cell>
              <table:table-cell office:value-type="float" office:value="14004">
                <text:p>14004</text:p>
              </table:table-cell>
              <table:table-cell office:value-type="float" office:value="652200">
                <text:p>65220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9534">
                <text:p>9534</text:p>
              </table:table-cell>
              <table:table-cell office:value-type="float" office:value="498480">
                <text:p>498480</text:p>
              </table:table-cell>
            </table:table-row>
            <table:table-row>
              <table:table-cell office:value-type="float" office:value="692760">
                <text:p>692760</text:p>
              </table:table-cell>
              <table:table-cell office:value-type="float" office:value="8175">
                <text:p>8175</text:p>
              </table:table-cell>
              <table:table-cell office:value-type="float" office:value="333650">
                <text:p>333650</text:p>
              </table:table-cell>
              <table:table-cell office:value-type="float" office:value="6159">
                <text:p>6159</text:p>
              </table:table-cell>
              <table:table-cell office:value-type="float" office:value="283910">
                <text:p>28391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369">
                <text:p>12369</text:p>
              </table:table-cell>
              <table:table-cell office:value-type="float" office:value="692760">
                <text:p>692760</text:p>
              </table:table-cell>
            </table:table-row>
            <table:table-row>
              <table:table-cell office:value-type="float" office:value="289670">
                <text:p>289670</text:p>
              </table:table-cell>
              <table:table-cell office:value-type="float" office:value="13185">
                <text:p>13185</text:p>
              </table:table-cell>
              <table:table-cell office:value-type="float" office:value="602890">
                <text:p>602890</text:p>
              </table:table-cell>
              <table:table-cell office:value-type="float" office:value="14130">
                <text:p>14130</text:p>
              </table:table-cell>
              <table:table-cell office:value-type="float" office:value="658730">
                <text:p>65873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7997">
                <text:p>7997</text:p>
              </table:table-cell>
              <table:table-cell office:value-type="float" office:value="289670">
                <text:p>289670</text:p>
              </table:table-cell>
            </table:table-row>
            <table:table-row>
              <table:table-cell office:value-type="float" office:value="567810">
                <text:p>567810</text:p>
              </table:table-cell>
              <table:table-cell office:value-type="float" office:value="8776">
                <text:p>8776</text:p>
              </table:table-cell>
              <table:table-cell office:value-type="float" office:value="249510">
                <text:p>249510</text:p>
              </table:table-cell>
              <table:table-cell office:value-type="float" office:value="12620">
                <text:p>12620</text:p>
              </table:table-cell>
              <table:table-cell office:value-type="float" office:value="587910">
                <text:p>58791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2971">
                <text:p>12971</text:p>
              </table:table-cell>
              <table:table-cell office:value-type="float" office:value="567810">
                <text:p>567810</text:p>
              </table:table-cell>
            </table:table-row>
            <table:table-row>
              <table:table-cell office:value-type="float" office:value="416800">
                <text:p>416800</text:p>
              </table:table-cell>
              <table:table-cell office:value-type="float" office:value="11613">
                <text:p>11613</text:p>
              </table:table-cell>
              <table:table-cell office:value-type="float" office:value="406770">
                <text:p>406770</text:p>
              </table:table-cell>
              <table:table-cell office:value-type="float" office:value="14010">
                <text:p>14010</text:p>
              </table:table-cell>
              <table:table-cell office:value-type="float" office:value="652430">
                <text:p>6524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0800">
                <text:p>10800</text:p>
              </table:table-cell>
              <table:table-cell office:value-type="float" office:value="416800">
                <text:p>416800</text:p>
              </table:table-cell>
            </table:table-row>
            <table:table-row>
              <table:table-cell office:value-type="float" office:value="536030">
                <text:p>536030</text:p>
              </table:table-cell>
              <table:table-cell office:value-type="float" office:value="14506">
                <text:p>14506</text:p>
              </table:table-cell>
              <table:table-cell office:value-type="float" office:value="594910">
                <text:p>594910</text:p>
              </table:table-cell>
              <table:table-cell office:value-type="float" office:value="16113">
                <text:p>16113</text:p>
              </table:table-cell>
              <table:table-cell office:value-type="float" office:value="751590">
                <text:p>75159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533">
                <text:p>11533</text:p>
              </table:table-cell>
              <table:table-cell office:value-type="float" office:value="536030">
                <text:p>536030</text:p>
              </table:table-cell>
            </table:table-row>
            <table:table-row>
              <table:table-cell office:value-type="float" office:value="362620">
                <text:p>362620</text:p>
              </table:table-cell>
              <table:table-cell office:value-type="float" office:value="9152">
                <text:p>9152</text:p>
              </table:table-cell>
              <table:table-cell office:value-type="float" office:value="550010">
                <text:p>550010</text:p>
              </table:table-cell>
              <table:table-cell office:value-type="float" office:value="12017">
                <text:p>12017</text:p>
              </table:table-cell>
              <table:table-cell office:value-type="float" office:value="558960">
                <text:p>55896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6103">
                <text:p>6103</text:p>
              </table:table-cell>
              <table:table-cell office:value-type="float" office:value="362620">
                <text:p>362620</text:p>
              </table:table-cell>
            </table:table-row>
            <table:table-row>
              <table:table-cell office:value-type="float" office:value="492610">
                <text:p>492610</text:p>
              </table:table-cell>
              <table:table-cell office:value-type="float" office:value="3707">
                <text:p>3707</text:p>
              </table:table-cell>
              <table:table-cell office:value-type="float" office:value="138740">
                <text:p>138740</text:p>
              </table:table-cell>
              <table:table-cell office:value-type="float" office:value="14666">
                <text:p>14666</text:p>
              </table:table-cell>
              <table:table-cell office:value-type="float" office:value="682910">
                <text:p>6829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8289">
                <text:p>8289</text:p>
              </table:table-cell>
              <table:table-cell office:value-type="float" office:value="492610">
                <text:p>492610</text:p>
              </table:table-cell>
            </table:table-row>
            <table:table-row>
              <table:table-cell office:value-type="float" office:value="168060">
                <text:p>168060</text:p>
              </table:table-cell>
              <table:table-cell office:value-type="float" office:value="6480">
                <text:p>6480</text:p>
              </table:table-cell>
              <table:table-cell office:value-type="float" office:value="260730">
                <text:p>260730</text:p>
              </table:table-cell>
              <table:table-cell office:value-type="float" office:value="12576">
                <text:p>12576</text:p>
              </table:table-cell>
              <table:table-cell office:value-type="float" office:value="587660">
                <text:p>58766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5709">
                <text:p>5709</text:p>
              </table:table-cell>
              <table:table-cell office:value-type="float" office:value="168060">
                <text:p>168060</text:p>
              </table:table-cell>
            </table:table-row>
            <table:table-row>
              <table:table-cell office:value-type="float" office:value="677430">
                <text:p>677430</text:p>
              </table:table-cell>
              <table:table-cell office:value-type="float" office:value="9688">
                <text:p>9688</text:p>
              </table:table-cell>
              <table:table-cell office:value-type="float" office:value="427410">
                <text:p>427410</text:p>
              </table:table-cell>
              <table:table-cell office:value-type="float" office:value="16149">
                <text:p>16149</text:p>
              </table:table-cell>
              <table:table-cell office:value-type="float" office:value="751510">
                <text:p>75151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2978">
                <text:p>12978</text:p>
              </table:table-cell>
              <table:table-cell office:value-type="float" office:value="677430">
                <text:p>677430</text:p>
              </table:table-cell>
            </table:table-row>
            <table:table-row>
              <table:table-cell office:value-type="float" office:value="492840">
                <text:p>492840</text:p>
              </table:table-cell>
              <table:table-cell office:value-type="float" office:value="7928">
                <text:p>7928</text:p>
              </table:table-cell>
              <table:table-cell office:value-type="float" office:value="289200">
                <text:p>289200</text:p>
              </table:table-cell>
              <table:table-cell office:value-type="float" office:value="12671">
                <text:p>12671</text:p>
              </table:table-cell>
              <table:table-cell office:value-type="float" office:value="591260">
                <text:p>5912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1533">
                <text:p>11533</text:p>
              </table:table-cell>
              <table:table-cell office:value-type="float" office:value="492840">
                <text:p>492840</text:p>
              </table:table-cell>
            </table:table-row>
            <table:table-row>
              <table:table-cell office:value-type="float" office:value="456300">
                <text:p>456300</text:p>
              </table:table-cell>
              <table:table-cell office:value-type="float" office:value="9514">
                <text:p>9514</text:p>
              </table:table-cell>
              <table:table-cell office:value-type="float" office:value="354770">
                <text:p>354770</text:p>
              </table:table-cell>
              <table:table-cell office:value-type="float" office:value="19490">
                <text:p>19490</text:p>
              </table:table-cell>
              <table:table-cell office:value-type="float" office:value="902770">
                <text:p>90277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1424">
                <text:p>11424</text:p>
              </table:table-cell>
              <table:table-cell office:value-type="float" office:value="456300">
                <text:p>456300</text:p>
              </table:table-cell>
            </table:table-row>
            <table:table-row>
              <table:table-cell office:value-type="float" office:value="216850">
                <text:p>216850</text:p>
              </table:table-cell>
              <table:table-cell office:value-type="float" office:value="14380">
                <text:p>14380</text:p>
              </table:table-cell>
              <table:table-cell office:value-type="float" office:value="554170">
                <text:p>554170</text:p>
              </table:table-cell>
              <table:table-cell office:value-type="float" office:value="13485">
                <text:p>13485</text:p>
              </table:table-cell>
              <table:table-cell office:value-type="float" office:value="626930">
                <text:p>62693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4499">
                <text:p>4499</text:p>
              </table:table-cell>
              <table:table-cell office:value-type="float" office:value="216850">
                <text:p>216850</text:p>
              </table:table-cell>
            </table:table-row>
            <table:table-row>
              <table:table-cell office:value-type="float" office:value="380760">
                <text:p>380760</text:p>
              </table:table-cell>
              <table:table-cell office:value-type="float" office:value="9735">
                <text:p>9735</text:p>
              </table:table-cell>
              <table:table-cell office:value-type="float" office:value="558820">
                <text:p>558820</text:p>
              </table:table-cell>
              <table:table-cell office:value-type="float" office:value="16838">
                <text:p>16838</text:p>
              </table:table-cell>
              <table:table-cell office:value-type="float" office:value="784630">
                <text:p>78463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7260">
                <text:p>7260</text:p>
              </table:table-cell>
              <table:table-cell office:value-type="float" office:value="380760">
                <text:p>380760</text:p>
              </table:table-cell>
            </table:table-row>
            <table:table-row>
              <table:table-cell office:value-type="float" office:value="204670">
                <text:p>204670</text:p>
              </table:table-cell>
              <table:table-cell office:value-type="float" office:value="7303">
                <text:p>7303</text:p>
              </table:table-cell>
              <table:table-cell office:value-type="float" office:value="339100">
                <text:p>339100</text:p>
              </table:table-cell>
              <table:table-cell office:value-type="float" office:value="8017">
                <text:p>8017</text:p>
              </table:table-cell>
              <table:table-cell office:value-type="float" office:value="375850">
                <text:p>37585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5085">
                <text:p>5085</text:p>
              </table:table-cell>
              <table:table-cell office:value-type="float" office:value="204670">
                <text:p>204670</text:p>
              </table:table-cell>
            </table:table-row>
            <table:table-row>
              <table:table-cell office:value-type="float" office:value="561040">
                <text:p>561040</text:p>
              </table:table-cell>
              <table:table-cell office:value-type="float" office:value="5712">
                <text:p>5712</text:p>
              </table:table-cell>
              <table:table-cell office:value-type="float" office:value="175140">
                <text:p>175140</text:p>
              </table:table-cell>
              <table:table-cell office:value-type="float" office:value="9959">
                <text:p>9959</text:p>
              </table:table-cell>
              <table:table-cell office:value-type="float" office:value="462670">
                <text:p>46267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2098">
                <text:p>12098</text:p>
              </table:table-cell>
              <table:table-cell office:value-type="float" office:value="561040">
                <text:p>561040</text:p>
              </table:table-cell>
            </table:table-row>
            <table:table-row>
              <table:table-cell office:value-type="float" office:value="159290">
                <text:p>159290</text:p>
              </table:table-cell>
              <table:table-cell office:value-type="float" office:value="13621">
                <text:p>13621</text:p>
              </table:table-cell>
              <table:table-cell office:value-type="float" office:value="568210">
                <text:p>568210</text:p>
              </table:table-cell>
              <table:table-cell office:value-type="float" office:value="11899">
                <text:p>11899</text:p>
              </table:table-cell>
              <table:table-cell office:value-type="float" office:value="554020">
                <text:p>55402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5601">
                <text:p>5601</text:p>
              </table:table-cell>
              <table:table-cell office:value-type="float" office:value="159290">
                <text:p>159290</text:p>
              </table:table-cell>
            </table:table-row>
            <table:table-row>
              <table:table-cell office:value-type="float" office:value="711880">
                <text:p>711880</text:p>
              </table:table-cell>
              <table:table-cell office:value-type="float" office:value="14338">
                <text:p>14338</text:p>
              </table:table-cell>
              <table:table-cell office:value-type="float" office:value="616100">
                <text:p>616100</text:p>
              </table:table-cell>
              <table:table-cell office:value-type="float" office:value="16003">
                <text:p>16003</text:p>
              </table:table-cell>
              <table:table-cell office:value-type="float" office:value="747160">
                <text:p>74716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4832">
                <text:p>14832</text:p>
              </table:table-cell>
              <table:table-cell office:value-type="float" office:value="711880">
                <text:p>711880</text:p>
              </table:table-cell>
            </table:table-row>
            <table:table-row>
              <table:table-cell office:value-type="float" office:value="876620">
                <text:p>876620</text:p>
              </table:table-cell>
              <table:table-cell office:value-type="float" office:value="7276">
                <text:p>7276</text:p>
              </table:table-cell>
              <table:table-cell office:value-type="float" office:value="367480">
                <text:p>367480</text:p>
              </table:table-cell>
              <table:table-cell office:value-type="float" office:value="12606">
                <text:p>12606</text:p>
              </table:table-cell>
              <table:table-cell office:value-type="float" office:value="585850">
                <text:p>58585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5749">
                <text:p>15749</text:p>
              </table:table-cell>
              <table:table-cell office:value-type="float" office:value="876620">
                <text:p>876620</text:p>
              </table:table-cell>
            </table:table-row>
            <table:table-row>
              <table:table-cell office:value-type="float" office:value="437610">
                <text:p>437610</text:p>
              </table:table-cell>
              <table:table-cell office:value-type="float" office:value="8653">
                <text:p>8653</text:p>
              </table:table-cell>
              <table:table-cell office:value-type="float" office:value="461650">
                <text:p>461650</text:p>
              </table:table-cell>
              <table:table-cell office:value-type="float" office:value="18173">
                <text:p>18173</text:p>
              </table:table-cell>
              <table:table-cell office:value-type="float" office:value="846200">
                <text:p>84620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585">
                <text:p>12585</text:p>
              </table:table-cell>
              <table:table-cell office:value-type="float" office:value="437610">
                <text:p>437610</text:p>
              </table:table-cell>
            </table:table-row>
            <table:table-row>
              <table:table-cell office:value-type="float" office:value="682800">
                <text:p>682800</text:p>
              </table:table-cell>
              <table:table-cell office:value-type="float" office:value="9281">
                <text:p>9281</text:p>
              </table:table-cell>
              <table:table-cell office:value-type="float" office:value="338940">
                <text:p>338940</text:p>
              </table:table-cell>
              <table:table-cell office:value-type="float" office:value="14140">
                <text:p>14140</text:p>
              </table:table-cell>
              <table:table-cell office:value-type="float" office:value="660700">
                <text:p>66070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4830">
                <text:p>14830</text:p>
              </table:table-cell>
              <table:table-cell office:value-type="float" office:value="682800">
                <text:p>682800</text:p>
              </table:table-cell>
            </table:table-row>
            <table:table-row>
              <table:table-cell office:value-type="float" office:value="229550">
                <text:p>229550</text:p>
              </table:table-cell>
              <table:table-cell office:value-type="float" office:value="10703">
                <text:p>10703</text:p>
              </table:table-cell>
              <table:table-cell office:value-type="float" office:value="434710">
                <text:p>434710</text:p>
              </table:table-cell>
              <table:table-cell office:value-type="float" office:value="19483">
                <text:p>19483</text:p>
              </table:table-cell>
              <table:table-cell office:value-type="float" office:value="904770">
                <text:p>90477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5716">
                <text:p>5716</text:p>
              </table:table-cell>
              <table:table-cell office:value-type="float" office:value="229550">
                <text:p>229550</text:p>
              </table:table-cell>
            </table:table-row>
            <table:table-row>
              <table:table-cell office:value-type="float" office:value="433930">
                <text:p>433930</text:p>
              </table:table-cell>
              <table:table-cell office:value-type="float" office:value="11471">
                <text:p>11471</text:p>
              </table:table-cell>
              <table:table-cell office:value-type="float" office:value="485280">
                <text:p>485280</text:p>
              </table:table-cell>
              <table:table-cell office:value-type="float" office:value="12753">
                <text:p>12753</text:p>
              </table:table-cell>
              <table:table-cell office:value-type="float" office:value="594920">
                <text:p>59492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552">
                <text:p>10552</text:p>
              </table:table-cell>
              <table:table-cell office:value-type="float" office:value="433930">
                <text:p>433930</text:p>
              </table:table-cell>
            </table:table-row>
            <table:table-row>
              <table:table-cell office:value-type="float" office:value="586450">
                <text:p>586450</text:p>
              </table:table-cell>
              <table:table-cell office:value-type="float" office:value="10002">
                <text:p>10002</text:p>
              </table:table-cell>
              <table:table-cell office:value-type="float" office:value="292510">
                <text:p>292510</text:p>
              </table:table-cell>
              <table:table-cell office:value-type="float" office:value="15391">
                <text:p>15391</text:p>
              </table:table-cell>
              <table:table-cell office:value-type="float" office:value="716250">
                <text:p>71625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4005">
                <text:p>14005</text:p>
              </table:table-cell>
              <table:table-cell office:value-type="float" office:value="586450">
                <text:p>586450</text:p>
              </table:table-cell>
            </table:table-row>
            <table:table-row>
              <table:table-cell office:value-type="float" office:value="720250">
                <text:p>720250</text:p>
              </table:table-cell>
              <table:table-cell office:value-type="float" office:value="13310">
                <text:p>13310</text:p>
              </table:table-cell>
              <table:table-cell office:value-type="float" office:value="421200">
                <text:p>421200</text:p>
              </table:table-cell>
              <table:table-cell office:value-type="float" office:value="15433">
                <text:p>15433</text:p>
              </table:table-cell>
              <table:table-cell office:value-type="float" office:value="719940">
                <text:p>71994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6154">
                <text:p>16154</text:p>
              </table:table-cell>
              <table:table-cell office:value-type="float" office:value="720250">
                <text:p>720250</text:p>
              </table:table-cell>
            </table:table-row>
            <table:table-row>
              <table:table-cell office:value-type="float" office:value="335170">
                <text:p>335170</text:p>
              </table:table-cell>
              <table:table-cell office:value-type="float" office:value="2864">
                <text:p>2864</text:p>
              </table:table-cell>
              <table:table-cell office:value-type="float" office:value="41620">
                <text:p>4162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9122">
                <text:p>9122</text:p>
              </table:table-cell>
              <table:table-cell office:value-type="float" office:value="335170">
                <text:p>335170</text:p>
              </table:table-cell>
            </table:table-row>
            <table:table-row>
              <table:table-cell office:value-type="float" office:value="464600">
                <text:p>464600</text:p>
              </table:table-cell>
              <table:table-cell office:value-type="float" office:value="9291">
                <text:p>9291</text:p>
              </table:table-cell>
              <table:table-cell office:value-type="float" office:value="435370">
                <text:p>435370</text:p>
              </table:table-cell>
              <table:table-cell office:value-type="float" office:value="4447">
                <text:p>4447</text:p>
              </table:table-cell>
              <table:table-cell office:value-type="float" office:value="206450">
                <text:p>20645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1217">
                <text:p>11217</text:p>
              </table:table-cell>
              <table:table-cell office:value-type="float" office:value="464600">
                <text:p>464600</text:p>
              </table:table-cell>
            </table:table-row>
            <table:table-row>
              <table:table-cell office:value-type="float" office:value="635630">
                <text:p>635630</text:p>
              </table:table-cell>
              <table:table-cell office:value-type="float" office:value="7718">
                <text:p>7718</text:p>
              </table:table-cell>
              <table:table-cell office:value-type="float" office:value="237190">
                <text:p>237190</text:p>
              </table:table-cell>
              <table:table-cell office:value-type="float" office:value="11938">
                <text:p>11938</text:p>
              </table:table-cell>
              <table:table-cell office:value-type="float" office:value="559340">
                <text:p>55934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4675">
                <text:p>14675</text:p>
              </table:table-cell>
              <table:table-cell office:value-type="float" office:value="635630">
                <text:p>635630</text:p>
              </table:table-cell>
            </table:table-row>
            <table:table-row>
              <table:table-cell office:value-type="float" office:value="373570">
                <text:p>373570</text:p>
              </table:table-cell>
              <table:table-cell office:value-type="float" office:value="14059">
                <text:p>14059</text:p>
              </table:table-cell>
              <table:table-cell office:value-type="float" office:value="497970">
                <text:p>497970</text:p>
              </table:table-cell>
              <table:table-cell office:value-type="float" office:value="7304">
                <text:p>7304</text:p>
              </table:table-cell>
              <table:table-cell office:value-type="float" office:value="335610">
                <text:p>33561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022">
                <text:p>11022</text:p>
              </table:table-cell>
              <table:table-cell office:value-type="float" office:value="373570">
                <text:p>373570</text:p>
              </table:table-cell>
            </table:table-row>
            <table:table-row>
              <table:table-cell office:value-type="float" office:value="391090">
                <text:p>391090</text:p>
              </table:table-cell>
              <table:table-cell office:value-type="float" office:value="11172">
                <text:p>11172</text:p>
              </table:table-cell>
              <table:table-cell office:value-type="float" office:value="244420">
                <text:p>244420</text:p>
              </table:table-cell>
              <table:table-cell office:value-type="float" office:value="2353">
                <text:p>2353</text:p>
              </table:table-cell>
              <table:table-cell office:value-type="float" office:value="108840">
                <text:p>10884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1829">
                <text:p>11829</text:p>
              </table:table-cell>
              <table:table-cell office:value-type="float" office:value="391090">
                <text:p>391090</text:p>
              </table:table-cell>
            </table:table-row>
            <table:table-row>
              <table:table-cell office:value-type="float" office:value="687680">
                <text:p>687680</text:p>
              </table:table-cell>
              <table:table-cell office:value-type="float" office:value="7883">
                <text:p>7883</text:p>
              </table:table-cell>
              <table:table-cell office:value-type="float" office:value="333470">
                <text:p>333470</text:p>
              </table:table-cell>
              <table:table-cell office:value-type="float" office:value="8597">
                <text:p>8597</text:p>
              </table:table-cell>
              <table:table-cell office:value-type="float" office:value="402930">
                <text:p>40293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6097">
                <text:p>16097</text:p>
              </table:table-cell>
              <table:table-cell office:value-type="float" office:value="687680">
                <text:p>687680</text:p>
              </table:table-cell>
            </table:table-row>
            <table:table-row>
              <table:table-cell office:value-type="float" office:value="184680">
                <text:p>184680</text:p>
              </table:table-cell>
              <table:table-cell office:value-type="float" office:value="10695">
                <text:p>10695</text:p>
              </table:table-cell>
              <table:table-cell office:value-type="float" office:value="524670">
                <text:p>524670</text:p>
              </table:table-cell>
              <table:table-cell office:value-type="float" office:value="11349">
                <text:p>11349</text:p>
              </table:table-cell>
              <table:table-cell office:value-type="float" office:value="531720">
                <text:p>53172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274">
                <text:p>10274</text:p>
              </table:table-cell>
              <table:table-cell office:value-type="float" office:value="184680">
                <text:p>184680</text:p>
              </table:table-cell>
            </table:table-row>
            <table:table-row>
              <table:table-cell office:value-type="float" office:value="321400">
                <text:p>321400</text:p>
              </table:table-cell>
              <table:table-cell office:value-type="float" office:value="11261">
                <text:p>11261</text:p>
              </table:table-cell>
              <table:table-cell office:value-type="float" office:value="498980">
                <text:p>498980</text:p>
              </table:table-cell>
              <table:table-cell office:value-type="float" office:value="9822">
                <text:p>9822</text:p>
              </table:table-cell>
              <table:table-cell office:value-type="float" office:value="457760">
                <text:p>45776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1701">
                <text:p>11701</text:p>
              </table:table-cell>
              <table:table-cell office:value-type="float" office:value="321400">
                <text:p>321400</text:p>
              </table:table-cell>
            </table:table-row>
            <table:table-row>
              <table:table-cell office:value-type="float" office:value="738650">
                <text:p>738650</text:p>
              </table:table-cell>
              <table:table-cell office:value-type="float" office:value="9903">
                <text:p>9903</text:p>
              </table:table-cell>
              <table:table-cell office:value-type="float" office:value="400920">
                <text:p>400920</text:p>
              </table:table-cell>
              <table:table-cell office:value-type="float" office:value="8093">
                <text:p>8093</text:p>
              </table:table-cell>
              <table:table-cell office:value-type="float" office:value="375090">
                <text:p>37509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6795">
                <text:p>16795</text:p>
              </table:table-cell>
              <table:table-cell office:value-type="float" office:value="738650">
                <text:p>738650</text:p>
              </table:table-cell>
            </table:table-row>
            <table:table-row>
              <table:table-cell office:value-type="float" office:value="762450">
                <text:p>762450</text:p>
              </table:table-cell>
              <table:table-cell office:value-type="float" office:value="14597">
                <text:p>14597</text:p>
              </table:table-cell>
              <table:table-cell office:value-type="float" office:value="562090">
                <text:p>562090</text:p>
              </table:table-cell>
              <table:table-cell office:value-type="float" office:value="3933">
                <text:p>3933</text:p>
              </table:table-cell>
              <table:table-cell office:value-type="float" office:value="183620">
                <text:p>18362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7548">
                <text:p>17548</text:p>
              </table:table-cell>
              <table:table-cell office:value-type="float" office:value="762450">
                <text:p>762450</text:p>
              </table:table-cell>
            </table:table-row>
            <table:table-row>
              <table:table-cell office:value-type="float" office:value="145470">
                <text:p>145470</text:p>
              </table:table-cell>
              <table:table-cell office:value-type="float" office:value="15433">
                <text:p>15433</text:p>
              </table:table-cell>
              <table:table-cell office:value-type="float" office:value="609910">
                <text:p>609910</text:p>
              </table:table-cell>
              <table:table-cell office:value-type="float" office:value="9122">
                <text:p>9122</text:p>
              </table:table-cell>
              <table:table-cell office:value-type="float" office:value="424760">
                <text:p>42476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6054">
                <text:p>6054</text:p>
              </table:table-cell>
              <table:table-cell office:value-type="float" office:value="145470">
                <text:p>145470</text:p>
              </table:table-cell>
            </table:table-row>
            <table:table-row>
              <table:table-cell office:value-type="float" office:value="723350">
                <text:p>723350</text:p>
              </table:table-cell>
              <table:table-cell office:value-type="float" office:value="16855">
                <text:p>16855</text:p>
              </table:table-cell>
              <table:table-cell office:value-type="float" office:value="674460">
                <text:p>674460</text:p>
              </table:table-cell>
              <table:table-cell office:value-type="float" office:value="7227">
                <text:p>7227</text:p>
              </table:table-cell>
              <table:table-cell office:value-type="float" office:value="334410">
                <text:p>33441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6698">
                <text:p>16698</text:p>
              </table:table-cell>
              <table:table-cell office:value-type="float" office:value="723350">
                <text:p>723350</text:p>
              </table:table-cell>
            </table:table-row>
            <table:table-row>
              <table:table-cell office:value-type="float" office:value="395100">
                <text:p>395100</text:p>
              </table:table-cell>
              <table:table-cell office:value-type="float" office:value="13108">
                <text:p>13108</text:p>
              </table:table-cell>
              <table:table-cell office:value-type="float" office:value="396860">
                <text:p>396860</text:p>
              </table:table-cell>
              <table:table-cell office:value-type="float" office:value="6538">
                <text:p>6538</text:p>
              </table:table-cell>
              <table:table-cell office:value-type="float" office:value="302350">
                <text:p>30235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592">
                <text:p>11592</text:p>
              </table:table-cell>
              <table:table-cell office:value-type="float" office:value="395100">
                <text:p>395100</text:p>
              </table:table-cell>
            </table:table-row>
            <table:table-row>
              <table:table-cell office:value-type="float" office:value="354470">
                <text:p>354470</text:p>
              </table:table-cell>
              <table:table-cell office:value-type="float" office:value="18184">
                <text:p>18184</text:p>
              </table:table-cell>
              <table:table-cell office:value-type="float" office:value="701720">
                <text:p>701720</text:p>
              </table:table-cell>
              <table:table-cell office:value-type="float" office:value="11985">
                <text:p>11985</text:p>
              </table:table-cell>
              <table:table-cell office:value-type="float" office:value="557300">
                <text:p>55730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2948">
                <text:p>12948</text:p>
              </table:table-cell>
              <table:table-cell office:value-type="float" office:value="354470">
                <text:p>354470</text:p>
              </table:table-cell>
            </table:table-row>
            <table:table-row>
              <table:table-cell office:value-type="float" office:value="334890">
                <text:p>334890</text:p>
              </table:table-cell>
              <table:table-cell office:value-type="float" office:value="8241">
                <text:p>8241</text:p>
              </table:table-cell>
              <table:table-cell office:value-type="float" office:value="291010">
                <text:p>291010</text:p>
              </table:table-cell>
              <table:table-cell office:value-type="float" office:value="11944">
                <text:p>11944</text:p>
              </table:table-cell>
              <table:table-cell office:value-type="float" office:value="557540">
                <text:p>55754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9479">
                <text:p>9479</text:p>
              </table:table-cell>
              <table:table-cell office:value-type="float" office:value="334890">
                <text:p>334890</text:p>
              </table:table-cell>
            </table:table-row>
            <table:table-row>
              <table:table-cell office:value-type="float" office:value="467060">
                <text:p>467060</text:p>
              </table:table-cell>
              <table:table-cell office:value-type="float" office:value="11858">
                <text:p>11858</text:p>
              </table:table-cell>
              <table:table-cell office:value-type="float" office:value="465870">
                <text:p>465870</text:p>
              </table:table-cell>
              <table:table-cell office:value-type="float" office:value="11282">
                <text:p>11282</text:p>
              </table:table-cell>
              <table:table-cell office:value-type="float" office:value="527460">
                <text:p>52746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2335">
                <text:p>12335</text:p>
              </table:table-cell>
              <table:table-cell office:value-type="float" office:value="467060">
                <text:p>467060</text:p>
              </table:table-cell>
            </table:table-row>
            <table:table-row>
              <table:table-cell office:value-type="float" office:value="567310">
                <text:p>567310</text:p>
              </table:table-cell>
              <table:table-cell office:value-type="float" office:value="8020">
                <text:p>8020</text:p>
              </table:table-cell>
              <table:table-cell office:value-type="float" office:value="187530">
                <text:p>187530</text:p>
              </table:table-cell>
              <table:table-cell office:value-type="float" office:value="5104">
                <text:p>5104</text:p>
              </table:table-cell>
              <table:table-cell office:value-type="float" office:value="236510">
                <text:p>23651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3806">
                <text:p>13806</text:p>
              </table:table-cell>
              <table:table-cell office:value-type="float" office:value="567310">
                <text:p>567310</text:p>
              </table:table-cell>
            </table:table-row>
            <table:table-row>
              <table:table-cell office:value-type="float" office:value="217480">
                <text:p>217480</text:p>
              </table:table-cell>
              <table:table-cell office:value-type="float" office:value="13221">
                <text:p>13221</text:p>
              </table:table-cell>
              <table:table-cell office:value-type="float" office:value="527730">
                <text:p>527730</text:p>
              </table:table-cell>
              <table:table-cell office:value-type="float" office:value="8003">
                <text:p>8003</text:p>
              </table:table-cell>
              <table:table-cell office:value-type="float" office:value="372390">
                <text:p>37239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9558">
                <text:p>9558</text:p>
              </table:table-cell>
              <table:table-cell office:value-type="float" office:value="217480">
                <text:p>217480</text:p>
              </table:table-cell>
            </table:table-row>
            <table:table-row>
              <table:table-cell office:value-type="float" office:value="376790">
                <text:p>376790</text:p>
              </table:table-cell>
              <table:table-cell office:value-type="float" office:value="17354">
                <text:p>17354</text:p>
              </table:table-cell>
              <table:table-cell office:value-type="float" office:value="646760">
                <text:p>646760</text:p>
              </table:table-cell>
              <table:table-cell office:value-type="float" office:value="5096">
                <text:p>5096</text:p>
              </table:table-cell>
              <table:table-cell office:value-type="float" office:value="236040">
                <text:p>23604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2341">
                <text:p>12341</text:p>
              </table:table-cell>
              <table:table-cell office:value-type="float" office:value="376790">
                <text:p>376790</text:p>
              </table:table-cell>
            </table:table-row>
            <table:table-row>
              <table:table-cell office:value-type="float" office:value="392350">
                <text:p>392350</text:p>
              </table:table-cell>
              <table:table-cell office:value-type="float" office:value="10905">
                <text:p>10905</text:p>
              </table:table-cell>
              <table:table-cell office:value-type="float" office:value="378140">
                <text:p>378140</text:p>
              </table:table-cell>
              <table:table-cell office:value-type="float" office:value="8440">
                <text:p>8440</text:p>
              </table:table-cell>
              <table:table-cell office:value-type="float" office:value="396290">
                <text:p>39629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3736">
                <text:p>13736</text:p>
              </table:table-cell>
              <table:table-cell office:value-type="float" office:value="392350">
                <text:p>392350</text:p>
              </table:table-cell>
            </table:table-row>
            <table:table-row>
              <table:table-cell office:value-type="float" office:value="167600">
                <text:p>167600</text:p>
              </table:table-cell>
              <table:table-cell office:value-type="float" office:value="8773">
                <text:p>8773</text:p>
              </table:table-cell>
              <table:table-cell office:value-type="float" office:value="199770">
                <text:p>199770</text:p>
              </table:table-cell>
              <table:table-cell office:value-type="float" office:value="9186">
                <text:p>9186</text:p>
              </table:table-cell>
              <table:table-cell office:value-type="float" office:value="426010">
                <text:p>42601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7400">
                <text:p>7400</text:p>
              </table:table-cell>
              <table:table-cell office:value-type="float" office:value="167600">
                <text:p>167600</text:p>
              </table:table-cell>
            </table:table-row>
            <table:table-row>
              <table:table-cell office:value-type="float" office:value="138090">
                <text:p>138090</text:p>
              </table:table-cell>
              <table:table-cell office:value-type="float" office:value="8037">
                <text:p>8037</text:p>
              </table:table-cell>
              <table:table-cell office:value-type="float" office:value="115190">
                <text:p>115190</text:p>
              </table:table-cell>
              <table:table-cell office:value-type="float" office:value="14052">
                <text:p>14052</text:p>
              </table:table-cell>
              <table:table-cell office:value-type="float" office:value="653770">
                <text:p>65377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8682">
                <text:p>8682</text:p>
              </table:table-cell>
              <table:table-cell office:value-type="float" office:value="138090">
                <text:p>138090</text:p>
              </table:table-cell>
            </table:table-row>
            <table:table-row>
              <table:table-cell office:value-type="float" office:value="335950">
                <text:p>335950</text:p>
              </table:table-cell>
              <table:table-cell office:value-type="float" office:value="15865">
                <text:p>15865</text:p>
              </table:table-cell>
              <table:table-cell office:value-type="float" office:value="573990">
                <text:p>573990</text:p>
              </table:table-cell>
              <table:table-cell office:value-type="float" office:value="9955">
                <text:p>9955</text:p>
              </table:table-cell>
              <table:table-cell office:value-type="float" office:value="464730">
                <text:p>46473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158">
                <text:p>11158</text:p>
              </table:table-cell>
              <table:table-cell office:value-type="float" office:value="335950">
                <text:p>335950</text:p>
              </table:table-cell>
            </table:table-row>
            <table:table-row>
              <table:table-cell office:value-type="float" office:value="671930">
                <text:p>671930</text:p>
              </table:table-cell>
              <table:table-cell office:value-type="float" office:value="15972">
                <text:p>15972</text:p>
              </table:table-cell>
              <table:table-cell office:value-type="float" office:value="579660">
                <text:p>579660</text:p>
              </table:table-cell>
              <table:table-cell office:value-type="float" office:value="16744">
                <text:p>16744</text:p>
              </table:table-cell>
              <table:table-cell office:value-type="float" office:value="781080">
                <text:p>78108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7941">
                <text:p>17941</text:p>
              </table:table-cell>
              <table:table-cell office:value-type="float" office:value="671930">
                <text:p>671930</text:p>
              </table:table-cell>
            </table:table-row>
            <table:table-row>
              <table:table-cell office:value-type="float" office:value="740120">
                <text:p>740120</text:p>
              </table:table-cell>
              <table:table-cell office:value-type="float" office:value="11021">
                <text:p>11021</text:p>
              </table:table-cell>
              <table:table-cell office:value-type="float" office:value="219340">
                <text:p>219340</text:p>
              </table:table-cell>
              <table:table-cell office:value-type="float" office:value="11311">
                <text:p>11311</text:p>
              </table:table-cell>
              <table:table-cell office:value-type="float" office:value="527650">
                <text:p>52765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20053">
                <text:p>20053</text:p>
              </table:table-cell>
              <table:table-cell office:value-type="float" office:value="740120">
                <text:p>740120</text:p>
              </table:table-cell>
            </table:table-row>
            <table:table-row>
              <table:table-cell office:value-type="float" office:value="716260">
                <text:p>716260</text:p>
              </table:table-cell>
              <table:table-cell office:value-type="float" office:value="11752">
                <text:p>11752</text:p>
              </table:table-cell>
              <table:table-cell office:value-type="float" office:value="452460">
                <text:p>452460</text:p>
              </table:table-cell>
              <table:table-cell office:value-type="float" office:value="12628">
                <text:p>12628</text:p>
              </table:table-cell>
              <table:table-cell office:value-type="float" office:value="588830">
                <text:p>58883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6146">
                <text:p>16146</text:p>
              </table:table-cell>
              <table:table-cell office:value-type="float" office:value="716260">
                <text:p>716260</text:p>
              </table:table-cell>
            </table:table-row>
            <table:table-row>
              <table:table-cell office:value-type="float" office:value="329210">
                <text:p>329210</text:p>
              </table:table-cell>
              <table:table-cell office:value-type="float" office:value="13799">
                <text:p>13799</text:p>
              </table:table-cell>
              <table:table-cell office:value-type="float" office:value="435440">
                <text:p>435440</text:p>
              </table:table-cell>
              <table:table-cell office:value-type="float" office:value="4574">
                <text:p>4574</text:p>
              </table:table-cell>
              <table:table-cell office:value-type="float" office:value="211580">
                <text:p>21158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863">
                <text:p>12863</text:p>
              </table:table-cell>
              <table:table-cell office:value-type="float" office:value="329210">
                <text:p>329210</text:p>
              </table:table-cell>
            </table:table-row>
            <table:table-row>
              <table:table-cell office:value-type="float" office:value="401460">
                <text:p>401460</text:p>
              </table:table-cell>
              <table:table-cell office:value-type="float" office:value="15316">
                <text:p>15316</text:p>
              </table:table-cell>
              <table:table-cell office:value-type="float" office:value="504920">
                <text:p>504920</text:p>
              </table:table-cell>
              <table:table-cell office:value-type="float" office:value="11908">
                <text:p>11908</text:p>
              </table:table-cell>
              <table:table-cell office:value-type="float" office:value="558400">
                <text:p>55840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3705">
                <text:p>13705</text:p>
              </table:table-cell>
              <table:table-cell office:value-type="float" office:value="401460">
                <text:p>401460</text:p>
              </table:table-cell>
            </table:table-row>
            <table:table-row>
              <table:table-cell office:value-type="float" office:value="561440">
                <text:p>561440</text:p>
              </table:table-cell>
              <table:table-cell office:value-type="float" office:value="12106">
                <text:p>12106</text:p>
              </table:table-cell>
              <table:table-cell office:value-type="float" office:value="234060">
                <text:p>234060</text:p>
              </table:table-cell>
              <table:table-cell office:value-type="float" office:value="7217">
                <text:p>7217</text:p>
              </table:table-cell>
              <table:table-cell office:value-type="float" office:value="335570">
                <text:p>33557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5774">
                <text:p>15774</text:p>
              </table:table-cell>
              <table:table-cell office:value-type="float" office:value="561440">
                <text:p>561440</text:p>
              </table:table-cell>
            </table:table-row>
            <table:table-row>
              <table:table-cell office:value-type="float" office:value="562330">
                <text:p>562330</text:p>
              </table:table-cell>
              <table:table-cell office:value-type="float" office:value="10861">
                <text:p>10861</text:p>
              </table:table-cell>
              <table:table-cell office:value-type="float" office:value="334360">
                <text:p>334360</text:p>
              </table:table-cell>
              <table:table-cell office:value-type="float" office:value="12722">
                <text:p>12722</text:p>
              </table:table-cell>
              <table:table-cell office:value-type="float" office:value="591810">
                <text:p>59181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9081">
                <text:p>9081</text:p>
              </table:table-cell>
              <table:table-cell office:value-type="float" office:value="562330">
                <text:p>562330</text:p>
              </table:table-cell>
            </table:table-row>
            <table:table-row>
              <table:table-cell office:value-type="float" office:value="428180">
                <text:p>428180</text:p>
              </table:table-cell>
              <table:table-cell office:value-type="float" office:value="13655">
                <text:p>13655</text:p>
              </table:table-cell>
              <table:table-cell office:value-type="float" office:value="395750">
                <text:p>395750</text:p>
              </table:table-cell>
              <table:table-cell office:value-type="float" office:value="11970">
                <text:p>11970</text:p>
              </table:table-cell>
              <table:table-cell office:value-type="float" office:value="559070">
                <text:p>55907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7658">
                <text:p>7658</text:p>
              </table:table-cell>
              <table:table-cell office:value-type="float" office:value="428180">
                <text:p>428180</text:p>
              </table:table-cell>
            </table:table-row>
            <table:table-row>
              <table:table-cell office:value-type="float" office:value="928710">
                <text:p>928710</text:p>
              </table:table-cell>
              <table:table-cell office:value-type="float" office:value="16622">
                <text:p>16622</text:p>
              </table:table-cell>
              <table:table-cell office:value-type="float" office:value="596790">
                <text:p>596790</text:p>
              </table:table-cell>
              <table:table-cell office:value-type="float" office:value="12714">
                <text:p>12714</text:p>
              </table:table-cell>
              <table:table-cell office:value-type="float" office:value="593080">
                <text:p>59308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5402">
                <text:p>15402</text:p>
              </table:table-cell>
              <table:table-cell office:value-type="float" office:value="928710">
                <text:p>92871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13610">
                <text:p>13610</text:p>
              </table:table-cell>
              <table:table-cell office:value-type="float" office:value="354700">
                <text:p>354700</text:p>
              </table:table-cell>
              <table:table-cell office:value-type="float" office:value="8607">
                <text:p>8607</text:p>
              </table:table-cell>
              <table:table-cell office:value-type="float" office:value="403790">
                <text:p>40379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6000">
                <text:p>6000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170">
                <text:p>47170</text:p>
              </table:table-cell>
              <table:table-cell office:value-type="float" office:value="21466">
                <text:p>21466</text:p>
              </table:table-cell>
              <table:table-cell office:value-type="float" office:value="760940">
                <text:p>760940</text:p>
              </table:table-cell>
              <table:table-cell office:value-type="float" office:value="13983">
                <text:p>13983</text:p>
              </table:table-cell>
              <table:table-cell office:value-type="float" office:value="652390">
                <text:p>65239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2235">
                <text:p>2235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float" office:value="497140">
                <text:p>497140</text:p>
              </table:table-cell>
              <table:table-cell office:value-type="float" office:value="19404">
                <text:p>19404</text:p>
              </table:table-cell>
              <table:table-cell office:value-type="float" office:value="586510">
                <text:p>586510</text:p>
              </table:table-cell>
              <table:table-cell office:value-type="float" office:value="11292">
                <text:p>11292</text:p>
              </table:table-cell>
              <table:table-cell office:value-type="float" office:value="528210">
                <text:p>52821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9472">
                <text:p>9472</text:p>
              </table:table-cell>
              <table:table-cell office:value-type="float" office:value="497140">
                <text:p>497140</text:p>
              </table:table-cell>
            </table:table-row>
            <table:table-row>
              <table:table-cell office:value-type="float" office:value="687440">
                <text:p>687440</text:p>
              </table:table-cell>
              <table:table-cell office:value-type="float" office:value="8326">
                <text:p>8326</text:p>
              </table:table-cell>
              <table:table-cell office:value-type="float" office:value="169530">
                <text:p>169530</text:p>
              </table:table-cell>
              <table:table-cell office:value-type="float" office:value="15435">
                <text:p>15435</text:p>
              </table:table-cell>
              <table:table-cell office:value-type="float" office:value="717810">
                <text:p>71781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398">
                <text:p>12398</text:p>
              </table:table-cell>
              <table:table-cell office:value-type="float" office:value="687440">
                <text:p>687440</text:p>
              </table:table-cell>
            </table:table-row>
            <table:table-row>
              <table:table-cell office:value-type="float" office:value="214990">
                <text:p>214990</text:p>
              </table:table-cell>
              <table:table-cell office:value-type="float" office:value="15515">
                <text:p>15515</text:p>
              </table:table-cell>
              <table:table-cell office:value-type="float" office:value="637910">
                <text:p>637910</text:p>
              </table:table-cell>
              <table:table-cell office:value-type="float" office:value="9850">
                <text:p>9850</text:p>
              </table:table-cell>
              <table:table-cell office:value-type="float" office:value="460240">
                <text:p>46024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7820">
                <text:p>7820</text:p>
              </table:table-cell>
              <table:table-cell office:value-type="float" office:value="214990">
                <text:p>214990</text:p>
              </table:table-cell>
            </table:table-row>
            <table:table-row>
              <table:table-cell office:value-type="float" office:value="673460">
                <text:p>673460</text:p>
              </table:table-cell>
              <table:table-cell office:value-type="float" office:value="9400">
                <text:p>9400</text:p>
              </table:table-cell>
              <table:table-cell office:value-type="float" office:value="147190">
                <text:p>147190</text:p>
              </table:table-cell>
              <table:table-cell office:value-type="float" office:value="12031">
                <text:p>12031</text:p>
              </table:table-cell>
              <table:table-cell office:value-type="float" office:value="562100">
                <text:p>56210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2989">
                <text:p>12989</text:p>
              </table:table-cell>
              <table:table-cell office:value-type="float" office:value="673460">
                <text:p>673460</text:p>
              </table:table-cell>
            </table:table-row>
            <table:table-row>
              <table:table-cell office:value-type="float" office:value="433560">
                <text:p>433560</text:p>
              </table:table-cell>
              <table:table-cell office:value-type="float" office:value="16755">
                <text:p>16755</text:p>
              </table:table-cell>
              <table:table-cell office:value-type="float" office:value="636340">
                <text:p>636340</text:p>
              </table:table-cell>
              <table:table-cell office:value-type="float" office:value="13962">
                <text:p>13962</text:p>
              </table:table-cell>
              <table:table-cell office:value-type="float" office:value="651070">
                <text:p>65107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0931">
                <text:p>10931</text:p>
              </table:table-cell>
              <table:table-cell office:value-type="float" office:value="433560">
                <text:p>433560</text:p>
              </table:table-cell>
            </table:table-row>
            <table:table-row>
              <table:table-cell office:value-type="float" office:value="481390">
                <text:p>481390</text:p>
              </table:table-cell>
              <table:table-cell office:value-type="float" office:value="14344">
                <text:p>14344</text:p>
              </table:table-cell>
              <table:table-cell office:value-type="float" office:value="343770">
                <text:p>343770</text:p>
              </table:table-cell>
              <table:table-cell office:value-type="float" office:value="6174">
                <text:p>6174</text:p>
              </table:table-cell>
              <table:table-cell office:value-type="float" office:value="287420">
                <text:p>28742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622">
                <text:p>11622</text:p>
              </table:table-cell>
              <table:table-cell office:value-type="float" office:value="481390">
                <text:p>481390</text:p>
              </table:table-cell>
            </table:table-row>
            <table:table-row>
              <table:table-cell office:value-type="float" office:value="363290">
                <text:p>363290</text:p>
              </table:table-cell>
              <table:table-cell office:value-type="float" office:value="13424">
                <text:p>13424</text:p>
              </table:table-cell>
              <table:table-cell office:value-type="float" office:value="218520">
                <text:p>218520</text:p>
              </table:table-cell>
              <table:table-cell office:value-type="float" office:value="14136">
                <text:p>14136</text:p>
              </table:table-cell>
              <table:table-cell office:value-type="float" office:value="658320">
                <text:p>65832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6134">
                <text:p>6134</text:p>
              </table:table-cell>
              <table:table-cell office:value-type="float" office:value="363290">
                <text:p>363290</text:p>
              </table:table-cell>
            </table:table-row>
            <table:table-row>
              <table:table-cell office:value-type="float" office:value="490020">
                <text:p>490020</text:p>
              </table:table-cell>
              <table:table-cell office:value-type="float" office:value="21366">
                <text:p>21366</text:p>
              </table:table-cell>
              <table:table-cell office:value-type="float" office:value="718840">
                <text:p>718840</text:p>
              </table:table-cell>
              <table:table-cell office:value-type="float" office:value="12571">
                <text:p>12571</text:p>
              </table:table-cell>
              <table:table-cell office:value-type="float" office:value="585310">
                <text:p>58531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8211">
                <text:p>8211</text:p>
              </table:table-cell>
              <table:table-cell office:value-type="float" office:value="490020">
                <text:p>490020</text:p>
              </table:table-cell>
            </table:table-row>
            <table:table-row>
              <table:table-cell office:value-type="float" office:value="168870">
                <text:p>168870</text:p>
              </table:table-cell>
              <table:table-cell office:value-type="float" office:value="5450">
                <text:p>5450</text:p>
              </table:table-cell>
              <table:table-cell office:value-type="float" office:value="244180">
                <text:p>244180</text:p>
              </table:table-cell>
              <table:table-cell office:value-type="float" office:value="14008">
                <text:p>14008</text:p>
              </table:table-cell>
              <table:table-cell office:value-type="float" office:value="651930">
                <text:p>65193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5795">
                <text:p>5795</text:p>
              </table:table-cell>
              <table:table-cell office:value-type="float" office:value="168870">
                <text:p>168870</text:p>
              </table:table-cell>
            </table:table-row>
            <table:table-row>
              <table:table-cell office:value-type="float" office:value="706430">
                <text:p>706430</text:p>
              </table:table-cell>
              <table:table-cell office:value-type="float" office:value="10473">
                <text:p>10473</text:p>
              </table:table-cell>
              <table:table-cell office:value-type="float" office:value="514290">
                <text:p>514290</text:p>
              </table:table-cell>
              <table:table-cell office:value-type="float" office:value="16114">
                <text:p>16114</text:p>
              </table:table-cell>
              <table:table-cell office:value-type="float" office:value="752320">
                <text:p>7523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2970">
                <text:p>12970</text:p>
              </table:table-cell>
              <table:table-cell office:value-type="float" office:value="706430">
                <text:p>706430</text:p>
              </table:table-cell>
            </table:table-row>
            <table:table-row>
              <table:table-cell office:value-type="float" office:value="491570">
                <text:p>491570</text:p>
              </table:table-cell>
              <table:table-cell office:value-type="float" office:value="8256">
                <text:p>8256</text:p>
              </table:table-cell>
              <table:table-cell office:value-type="float" office:value="336970">
                <text:p>336970</text:p>
              </table:table-cell>
              <table:table-cell office:value-type="float" office:value="12030">
                <text:p>12030</text:p>
              </table:table-cell>
              <table:table-cell office:value-type="float" office:value="560700">
                <text:p>56070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1518">
                <text:p>11518</text:p>
              </table:table-cell>
              <table:table-cell office:value-type="float" office:value="491570">
                <text:p>491570</text:p>
              </table:table-cell>
            </table:table-row>
            <table:table-row>
              <table:table-cell office:value-type="float" office:value="428820">
                <text:p>428820</text:p>
              </table:table-cell>
              <table:table-cell office:value-type="float" office:value="13192">
                <text:p>13192</text:p>
              </table:table-cell>
              <table:table-cell office:value-type="float" office:value="603710">
                <text:p>603710</text:p>
              </table:table-cell>
              <table:table-cell office:value-type="float" office:value="14801">
                <text:p>14801</text:p>
              </table:table-cell>
              <table:table-cell office:value-type="float" office:value="686600">
                <text:p>68660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1432">
                <text:p>11432</text:p>
              </table:table-cell>
              <table:table-cell office:value-type="float" office:value="428820">
                <text:p>428820</text:p>
              </table:table-cell>
            </table:table-row>
            <table:table-row>
              <table:table-cell office:value-type="float" office:value="215680">
                <text:p>215680</text:p>
              </table:table-cell>
              <table:table-cell office:value-type="float" office:value="8792">
                <text:p>8792</text:p>
              </table:table-cell>
              <table:table-cell office:value-type="float" office:value="248650">
                <text:p>248650</text:p>
              </table:table-cell>
              <table:table-cell office:value-type="float" office:value="12572">
                <text:p>12572</text:p>
              </table:table-cell>
              <table:table-cell office:value-type="float" office:value="586840">
                <text:p>58684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4439">
                <text:p>4439</text:p>
              </table:table-cell>
              <table:table-cell office:value-type="float" office:value="215680">
                <text:p>215680</text:p>
              </table:table-cell>
            </table:table-row>
            <table:table-row>
              <table:table-cell office:value-type="float" office:value="382330">
                <text:p>382330</text:p>
              </table:table-cell>
              <table:table-cell office:value-type="float" office:value="11577">
                <text:p>11577</text:p>
              </table:table-cell>
              <table:table-cell office:value-type="float" office:value="406790">
                <text:p>406790</text:p>
              </table:table-cell>
              <table:table-cell office:value-type="float" office:value="16255">
                <text:p>16255</text:p>
              </table:table-cell>
              <table:table-cell office:value-type="float" office:value="755110">
                <text:p>75511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7298">
                <text:p>7298</text:p>
              </table:table-cell>
              <table:table-cell office:value-type="float" office:value="382330">
                <text:p>382330</text:p>
              </table:table-cell>
            </table:table-row>
            <table:table-row>
              <table:table-cell office:value-type="float" office:value="201740">
                <text:p>201740</text:p>
              </table:table-cell>
              <table:table-cell office:value-type="float" office:value="14528">
                <text:p>14528</text:p>
              </table:table-cell>
              <table:table-cell office:value-type="float" office:value="595100">
                <text:p>595100</text:p>
              </table:table-cell>
              <table:table-cell office:value-type="float" office:value="12771">
                <text:p>12771</text:p>
              </table:table-cell>
              <table:table-cell office:value-type="float" office:value="594050">
                <text:p>59405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5078">
                <text:p>5078</text:p>
              </table:table-cell>
              <table:table-cell office:value-type="float" office:value="201740">
                <text:p>20174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9186">
                <text:p>9186</text:p>
              </table:table-cell>
              <table:table-cell office:value-type="float" office:value="550700">
                <text:p>550700</text:p>
              </table:table-cell>
              <table:table-cell office:value-type="float" office:value="19461">
                <text:p>19461</text:p>
              </table:table-cell>
              <table:table-cell office:value-type="float" office:value="907090">
                <text:p>90709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2056">
                <text:p>12056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158190">
                <text:p>158190</text:p>
              </table:table-cell>
              <table:table-cell office:value-type="float" office:value="3716">
                <text:p>3716</text:p>
              </table:table-cell>
              <table:table-cell office:value-type="float" office:value="138830">
                <text:p>138830</text:p>
              </table:table-cell>
              <table:table-cell office:value-type="float" office:value="13370">
                <text:p>13370</text:p>
              </table:table-cell>
              <table:table-cell office:value-type="float" office:value="625190">
                <text:p>62519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586">
                <text:p>5586</text:p>
              </table:table-cell>
              <table:table-cell office:value-type="float" office:value="158190">
                <text:p>158190</text:p>
              </table:table-cell>
            </table:table-row>
            <table:table-row>
              <table:table-cell office:value-type="float" office:value="743560">
                <text:p>743560</text:p>
              </table:table-cell>
              <table:table-cell office:value-type="float" office:value="6503">
                <text:p>6503</text:p>
              </table:table-cell>
              <table:table-cell office:value-type="float" office:value="261760">
                <text:p>261760</text:p>
              </table:table-cell>
              <table:table-cell office:value-type="float" office:value="16786">
                <text:p>16786</text:p>
              </table:table-cell>
              <table:table-cell office:value-type="float" office:value="782140">
                <text:p>78214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4822">
                <text:p>14822</text:p>
              </table:table-cell>
              <table:table-cell office:value-type="float" office:value="743560">
                <text:p>743560</text:p>
              </table:table-cell>
            </table:table-row>
            <table:table-row>
              <table:table-cell office:value-type="float" office:value="778370">
                <text:p>778370</text:p>
              </table:table-cell>
              <table:table-cell office:value-type="float" office:value="9605">
                <text:p>9605</text:p>
              </table:table-cell>
              <table:table-cell office:value-type="float" office:value="423620">
                <text:p>423620</text:p>
              </table:table-cell>
              <table:table-cell office:value-type="float" office:value="8039">
                <text:p>8039</text:p>
              </table:table-cell>
              <table:table-cell office:value-type="float" office:value="373850">
                <text:p>37385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5621">
                <text:p>15621</text:p>
              </table:table-cell>
              <table:table-cell office:value-type="float" office:value="778370">
                <text:p>778370</text:p>
              </table:table-cell>
            </table:table-row>
            <table:table-row>
              <table:table-cell office:value-type="float" office:value="392090">
                <text:p>392090</text:p>
              </table:table-cell>
              <table:table-cell office:value-type="float" office:value="7916">
                <text:p>7916</text:p>
              </table:table-cell>
              <table:table-cell office:value-type="float" office:value="289460">
                <text:p>289460</text:p>
              </table:table-cell>
              <table:table-cell office:value-type="float" office:value="9956">
                <text:p>9956</text:p>
              </table:table-cell>
              <table:table-cell office:value-type="float" office:value="462300">
                <text:p>46230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557">
                <text:p>12557</text:p>
              </table:table-cell>
              <table:table-cell office:value-type="float" office:value="392090">
                <text:p>392090</text:p>
              </table:table-cell>
            </table:table-row>
            <table:table-row>
              <table:table-cell office:value-type="float" office:value="589840">
                <text:p>589840</text:p>
              </table:table-cell>
              <table:table-cell office:value-type="float" office:value="9460">
                <text:p>9460</text:p>
              </table:table-cell>
              <table:table-cell office:value-type="float" office:value="354110">
                <text:p>354110</text:p>
              </table:table-cell>
              <table:table-cell office:value-type="float" office:value="11971">
                <text:p>11971</text:p>
              </table:table-cell>
              <table:table-cell office:value-type="float" office:value="558050">
                <text:p>55805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4770">
                <text:p>14770</text:p>
              </table:table-cell>
              <table:table-cell office:value-type="float" office:value="589840">
                <text:p>589840</text:p>
              </table:table-cell>
            </table:table-row>
            <table:table-row>
              <table:table-cell office:value-type="float" office:value="228920">
                <text:p>228920</text:p>
              </table:table-cell>
              <table:table-cell office:value-type="float" office:value="14362">
                <text:p>14362</text:p>
              </table:table-cell>
              <table:table-cell office:value-type="float" office:value="553060">
                <text:p>553060</text:p>
              </table:table-cell>
              <table:table-cell office:value-type="float" office:value="16020">
                <text:p>16020</text:p>
              </table:table-cell>
              <table:table-cell office:value-type="float" office:value="745560">
                <text:p>74556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5757">
                <text:p>5757</text:p>
              </table:table-cell>
              <table:table-cell office:value-type="float" office:value="228920">
                <text:p>228920</text:p>
              </table:table-cell>
            </table:table-row>
            <table:table-row>
              <table:table-cell office:value-type="float" office:value="433290">
                <text:p>433290</text:p>
              </table:table-cell>
              <table:table-cell office:value-type="float" office:value="9718">
                <text:p>9718</text:p>
              </table:table-cell>
              <table:table-cell office:value-type="float" office:value="557820">
                <text:p>557820</text:p>
              </table:table-cell>
              <table:table-cell office:value-type="float" office:value="12668">
                <text:p>12668</text:p>
              </table:table-cell>
              <table:table-cell office:value-type="float" office:value="589970">
                <text:p>58997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494">
                <text:p>10494</text:p>
              </table:table-cell>
              <table:table-cell office:value-type="float" office:value="433290">
                <text:p>433290</text:p>
              </table:table-cell>
            </table:table-row>
            <table:table-row>
              <table:table-cell office:value-type="float" office:value="721210">
                <text:p>721210</text:p>
              </table:table-cell>
              <table:table-cell office:value-type="float" office:value="7378">
                <text:p>7378</text:p>
              </table:table-cell>
              <table:table-cell office:value-type="float" office:value="342120">
                <text:p>342120</text:p>
              </table:table-cell>
              <table:table-cell office:value-type="float" office:value="18132">
                <text:p>18132</text:p>
              </table:table-cell>
              <table:table-cell office:value-type="float" office:value="844250">
                <text:p>84425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4018">
                <text:p>14018</text:p>
              </table:table-cell>
              <table:table-cell office:value-type="float" office:value="721210">
                <text:p>721210</text:p>
              </table:table-cell>
            </table:table-row>
            <table:table-row>
              <table:table-cell office:value-type="float" office:value="679690">
                <text:p>679690</text:p>
              </table:table-cell>
              <table:table-cell office:value-type="float" office:value="5723">
                <text:p>5723</text:p>
              </table:table-cell>
              <table:table-cell office:value-type="float" office:value="175180">
                <text:p>175180</text:p>
              </table:table-cell>
              <table:table-cell office:value-type="float" office:value="14000">
                <text:p>14000</text:p>
              </table:table-cell>
              <table:table-cell office:value-type="float" office:value="651150">
                <text:p>65115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6088">
                <text:p>16088</text:p>
              </table:table-cell>
              <table:table-cell office:value-type="float" office:value="679690">
                <text:p>679690</text:p>
              </table:table-cell>
            </table:table-row>
            <table:table-row>
              <table:table-cell office:value-type="float" office:value="334450">
                <text:p>334450</text:p>
              </table:table-cell>
              <table:table-cell office:value-type="float" office:value="13569">
                <text:p>13569</text:p>
              </table:table-cell>
              <table:table-cell office:value-type="float" office:value="566720">
                <text:p>566720</text:p>
              </table:table-cell>
              <table:table-cell office:value-type="float" office:value="19466">
                <text:p>19466</text:p>
              </table:table-cell>
              <table:table-cell office:value-type="float" office:value="904610">
                <text:p>90461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9098">
                <text:p>9098</text:p>
              </table:table-cell>
              <table:table-cell office:value-type="float" office:value="334450">
                <text:p>334450</text:p>
              </table:table-cell>
            </table:table-row>
            <table:table-row>
              <table:table-cell office:value-type="float" office:value="462950">
                <text:p>462950</text:p>
              </table:table-cell>
              <table:table-cell office:value-type="float" office:value="14362">
                <text:p>14362</text:p>
              </table:table-cell>
              <table:table-cell office:value-type="float" office:value="616780">
                <text:p>616780</text:p>
              </table:table-cell>
              <table:table-cell office:value-type="float" office:value="12708">
                <text:p>12708</text:p>
              </table:table-cell>
              <table:table-cell office:value-type="float" office:value="593630">
                <text:p>59363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1173">
                <text:p>11173</text:p>
              </table:table-cell>
              <table:table-cell office:value-type="float" office:value="462950">
                <text:p>462950</text:p>
              </table:table-cell>
            </table:table-row>
            <table:table-row>
              <table:table-cell office:value-type="float" office:value="641380">
                <text:p>641380</text:p>
              </table:table-cell>
              <table:table-cell office:value-type="float" office:value="7274">
                <text:p>7274</text:p>
              </table:table-cell>
              <table:table-cell office:value-type="float" office:value="366210">
                <text:p>366210</text:p>
              </table:table-cell>
              <table:table-cell office:value-type="float" office:value="15414">
                <text:p>15414</text:p>
              </table:table-cell>
              <table:table-cell office:value-type="float" office:value="718240">
                <text:p>71824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4646">
                <text:p>14646</text:p>
              </table:table-cell>
              <table:table-cell office:value-type="float" office:value="641380">
                <text:p>641380</text:p>
              </table:table-cell>
            </table:table-row>
            <table:table-row>
              <table:table-cell office:value-type="float" office:value="372630">
                <text:p>372630</text:p>
              </table:table-cell>
              <table:table-cell office:value-type="float" office:value="8672">
                <text:p>8672</text:p>
              </table:table-cell>
              <table:table-cell office:value-type="float" office:value="463070">
                <text:p>463070</text:p>
              </table:table-cell>
              <table:table-cell office:value-type="float" office:value="15358">
                <text:p>15358</text:p>
              </table:table-cell>
              <table:table-cell office:value-type="float" office:value="716150">
                <text:p>71615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0988">
                <text:p>10988</text:p>
              </table:table-cell>
              <table:table-cell office:value-type="float" office:value="372630">
                <text:p>372630</text:p>
              </table:table-cell>
            </table:table-row>
            <table:table-row>
              <table:table-cell office:value-type="float" office:value="388780">
                <text:p>388780</text:p>
              </table:table-cell>
              <table:table-cell office:value-type="float" office:value="9253">
                <text:p>9253</text:p>
              </table:table-cell>
              <table:table-cell office:value-type="float" office:value="337480">
                <text:p>33748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1817">
                <text:p>11817</text:p>
              </table:table-cell>
              <table:table-cell office:value-type="float" office:value="388780">
                <text:p>388780</text:p>
              </table:table-cell>
            </table:table-row>
            <table:table-row>
              <table:table-cell office:value-type="float" office:value="680280">
                <text:p>680280</text:p>
              </table:table-cell>
              <table:table-cell office:value-type="float" office:value="10690">
                <text:p>10690</text:p>
              </table:table-cell>
              <table:table-cell office:value-type="float" office:value="432680">
                <text:p>432680</text:p>
              </table:table-cell>
              <table:table-cell office:value-type="float" office:value="4441">
                <text:p>4441</text:p>
              </table:table-cell>
              <table:table-cell office:value-type="float" office:value="206160">
                <text:p>20616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6121">
                <text:p>16121</text:p>
              </table:table-cell>
              <table:table-cell office:value-type="float" office:value="680280">
                <text:p>680280</text:p>
              </table:table-cell>
            </table:table-row>
            <table:table-row>
              <table:table-cell office:value-type="float" office:value="185980">
                <text:p>185980</text:p>
              </table:table-cell>
              <table:table-cell office:value-type="float" office:value="11453">
                <text:p>11453</text:p>
              </table:table-cell>
              <table:table-cell office:value-type="float" office:value="484350">
                <text:p>484350</text:p>
              </table:table-cell>
              <table:table-cell office:value-type="float" office:value="11943">
                <text:p>11943</text:p>
              </table:table-cell>
              <table:table-cell office:value-type="float" office:value="557970">
                <text:p>55797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222">
                <text:p>10222</text:p>
              </table:table-cell>
              <table:table-cell office:value-type="float" office:value="185980">
                <text:p>185980</text:p>
              </table:table-cell>
            </table:table-row>
            <table:table-row>
              <table:table-cell office:value-type="float" office:value="318930">
                <text:p>318930</text:p>
              </table:table-cell>
              <table:table-cell office:value-type="float" office:value="9910">
                <text:p>9910</text:p>
              </table:table-cell>
              <table:table-cell office:value-type="float" office:value="289460">
                <text:p>289460</text:p>
              </table:table-cell>
              <table:table-cell office:value-type="float" office:value="7308">
                <text:p>7308</text:p>
              </table:table-cell>
              <table:table-cell office:value-type="float" office:value="338850">
                <text:p>33885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13">
                <text:p>11613</text:p>
              </table:table-cell>
              <table:table-cell office:value-type="float" office:value="318930">
                <text:p>318930</text:p>
              </table:table-cell>
            </table:table-row>
            <table:table-row>
              <table:table-cell office:value-type="float" office:value="641040">
                <text:p>641040</text:p>
              </table:table-cell>
              <table:table-cell office:value-type="float" office:value="13338">
                <text:p>13338</text:p>
              </table:table-cell>
              <table:table-cell office:value-type="float" office:value="421600">
                <text:p>421600</text:p>
              </table:table-cell>
              <table:table-cell office:value-type="float" office:value="2303">
                <text:p>2303</text:p>
              </table:table-cell>
              <table:table-cell office:value-type="float" office:value="106880">
                <text:p>10688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6746">
                <text:p>16746</text:p>
              </table:table-cell>
              <table:table-cell office:value-type="float" office:value="641040">
                <text:p>641040</text:p>
              </table:table-cell>
            </table:table-row>
            <table:table-row>
              <table:table-cell office:value-type="float" office:value="820510">
                <text:p>820510</text:p>
              </table:table-cell>
              <table:table-cell office:value-type="float" office:value="2791">
                <text:p>2791</text:p>
              </table:table-cell>
              <table:table-cell office:value-type="float" office:value="38450">
                <text:p>38450</text:p>
              </table:table-cell>
              <table:table-cell office:value-type="float" office:value="8541">
                <text:p>8541</text:p>
              </table:table-cell>
              <table:table-cell office:value-type="float" office:value="395500">
                <text:p>39550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17587">
                <text:p>17587</text:p>
              </table:table-cell>
              <table:table-cell office:value-type="float" office:value="820510">
                <text:p>820510</text:p>
              </table:table-cell>
            </table:table-row>
            <table:table-row>
              <table:table-cell office:value-type="float" office:value="146970">
                <text:p>146970</text:p>
              </table:table-cell>
              <table:table-cell office:value-type="float" office:value="9250">
                <text:p>9250</text:p>
              </table:table-cell>
              <table:table-cell office:value-type="float" office:value="434690">
                <text:p>434690</text:p>
              </table:table-cell>
              <table:table-cell office:value-type="float" office:value="11264">
                <text:p>11264</text:p>
              </table:table-cell>
              <table:table-cell office:value-type="float" office:value="525640">
                <text:p>52564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6108">
                <text:p>6108</text:p>
              </table:table-cell>
              <table:table-cell office:value-type="float" office:value="146970">
                <text:p>146970</text:p>
              </table:table-cell>
            </table:table-row>
            <table:table-row>
              <table:table-cell office:value-type="float" office:value="688920">
                <text:p>688920</text:p>
              </table:table-cell>
              <table:table-cell office:value-type="float" office:value="7656">
                <text:p>7656</text:p>
              </table:table-cell>
              <table:table-cell office:value-type="float" office:value="236090">
                <text:p>236090</text:p>
              </table:table-cell>
              <table:table-cell office:value-type="float" office:value="9781">
                <text:p>9781</text:p>
              </table:table-cell>
              <table:table-cell office:value-type="float" office:value="456840">
                <text:p>45684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6638">
                <text:p>16638</text:p>
              </table:table-cell>
              <table:table-cell office:value-type="float" office:value="688920">
                <text:p>688920</text:p>
              </table:table-cell>
            </table:table-row>
            <table:table-row>
              <table:table-cell office:value-type="float" office:value="396080">
                <text:p>396080</text:p>
              </table:table-cell>
              <table:table-cell office:value-type="float" office:value="14069">
                <text:p>14069</text:p>
              </table:table-cell>
              <table:table-cell office:value-type="float" office:value="499360">
                <text:p>499360</text:p>
              </table:table-cell>
              <table:table-cell office:value-type="float" office:value="8102">
                <text:p>8102</text:p>
              </table:table-cell>
              <table:table-cell office:value-type="float" office:value="375370">
                <text:p>37537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594">
                <text:p>11594</text:p>
              </table:table-cell>
              <table:table-cell office:value-type="float" office:value="396080">
                <text:p>396080</text:p>
              </table:table-cell>
            </table:table-row>
            <table:table-row>
              <table:table-cell office:value-type="float" office:value="419840">
                <text:p>419840</text:p>
              </table:table-cell>
              <table:table-cell office:value-type="float" office:value="11157">
                <text:p>11157</text:p>
              </table:table-cell>
              <table:table-cell office:value-type="float" office:value="242860">
                <text:p>242860</text:p>
              </table:table-cell>
              <table:table-cell office:value-type="float" office:value="3834">
                <text:p>3834</text:p>
              </table:table-cell>
              <table:table-cell office:value-type="float" office:value="179270">
                <text:p>17927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3057">
                <text:p>13057</text:p>
              </table:table-cell>
              <table:table-cell office:value-type="float" office:value="419840">
                <text:p>419840</text:p>
              </table:table-cell>
            </table:table-row>
            <table:table-row>
              <table:table-cell office:value-type="float" office:value="335680">
                <text:p>335680</text:p>
              </table:table-cell>
              <table:table-cell office:value-type="float" office:value="7979">
                <text:p>7979</text:p>
              </table:table-cell>
              <table:table-cell office:value-type="float" office:value="336450">
                <text:p>336450</text:p>
              </table:table-cell>
              <table:table-cell office:value-type="float" office:value="9103">
                <text:p>9103</text:p>
              </table:table-cell>
              <table:table-cell office:value-type="float" office:value="422610">
                <text:p>42261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9525">
                <text:p>9525</text:p>
              </table:table-cell>
              <table:table-cell office:value-type="float" office:value="335680">
                <text:p>335680</text:p>
              </table:table-cell>
            </table:table-row>
            <table:table-row>
              <table:table-cell office:value-type="float" office:value="467180">
                <text:p>467180</text:p>
              </table:table-cell>
              <table:table-cell office:value-type="float" office:value="10650">
                <text:p>10650</text:p>
              </table:table-cell>
              <table:table-cell office:value-type="float" office:value="522430">
                <text:p>522430</text:p>
              </table:table-cell>
              <table:table-cell office:value-type="float" office:value="7206">
                <text:p>7206</text:p>
              </table:table-cell>
              <table:table-cell office:value-type="float" office:value="332790">
                <text:p>33279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2335">
                <text:p>12335</text:p>
              </table:table-cell>
              <table:table-cell office:value-type="float" office:value="467180">
                <text:p>467180</text:p>
              </table:table-cell>
            </table:table-row>
            <table:table-row>
              <table:table-cell office:value-type="float" office:value="568620">
                <text:p>568620</text:p>
              </table:table-cell>
              <table:table-cell office:value-type="float" office:value="11425">
                <text:p>11425</text:p>
              </table:table-cell>
              <table:table-cell office:value-type="float" office:value="507080">
                <text:p>507080</text:p>
              </table:table-cell>
              <table:table-cell office:value-type="float" office:value="6641">
                <text:p>6641</text:p>
              </table:table-cell>
              <table:table-cell office:value-type="float" office:value="307590">
                <text:p>30759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3803">
                <text:p>13803</text:p>
              </table:table-cell>
              <table:table-cell office:value-type="float" office:value="568620">
                <text:p>568620</text:p>
              </table:table-cell>
            </table:table-row>
            <table:table-row>
              <table:table-cell office:value-type="float" office:value="202390">
                <text:p>202390</text:p>
              </table:table-cell>
              <table:table-cell office:value-type="float" office:value="9929">
                <text:p>9929</text:p>
              </table:table-cell>
              <table:table-cell office:value-type="float" office:value="401420">
                <text:p>401420</text:p>
              </table:table-cell>
              <table:table-cell office:value-type="float" office:value="11914">
                <text:p>11914</text:p>
              </table:table-cell>
              <table:table-cell office:value-type="float" office:value="555020">
                <text:p>55502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9376">
                <text:p>9376</text:p>
              </table:table-cell>
              <table:table-cell office:value-type="float" office:value="202390">
                <text:p>202390</text:p>
              </table:table-cell>
            </table:table-row>
            <table:table-row>
              <table:table-cell office:value-type="float" office:value="230280">
                <text:p>230280</text:p>
              </table:table-cell>
              <table:table-cell office:value-type="float" office:value="14655">
                <text:p>14655</text:p>
              </table:table-cell>
              <table:table-cell office:value-type="float" office:value="561730">
                <text:p>561730</text:p>
              </table:table-cell>
              <table:table-cell office:value-type="float" office:value="11948">
                <text:p>11948</text:p>
              </table:table-cell>
              <table:table-cell office:value-type="float" office:value="555960">
                <text:p>55596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2215">
                <text:p>12215</text:p>
              </table:table-cell>
              <table:table-cell office:value-type="float" office:value="230280">
                <text:p>230280</text:p>
              </table:table-cell>
            </table:table-row>
            <table:table-row>
              <table:table-cell office:value-type="float" office:value="413030">
                <text:p>413030</text:p>
              </table:table-cell>
              <table:table-cell office:value-type="float" office:value="15538">
                <text:p>15538</text:p>
              </table:table-cell>
              <table:table-cell office:value-type="float" office:value="613700">
                <text:p>613700</text:p>
              </table:table-cell>
              <table:table-cell office:value-type="float" office:value="11326">
                <text:p>11326</text:p>
              </table:table-cell>
              <table:table-cell office:value-type="float" office:value="525840">
                <text:p>52584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3721">
                <text:p>13721</text:p>
              </table:table-cell>
              <table:table-cell office:value-type="float" office:value="413030">
                <text:p>413030</text:p>
              </table:table-cell>
            </table:table-row>
            <table:table-row>
              <table:table-cell office:value-type="float" office:value="168740">
                <text:p>168740</text:p>
              </table:table-cell>
              <table:table-cell office:value-type="float" office:value="16753">
                <text:p>16753</text:p>
              </table:table-cell>
              <table:table-cell office:value-type="float" office:value="672100">
                <text:p>672100</text:p>
              </table:table-cell>
              <table:table-cell office:value-type="float" office:value="5080">
                <text:p>5080</text:p>
              </table:table-cell>
              <table:table-cell office:value-type="float" office:value="236670">
                <text:p>23667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7452">
                <text:p>7452</text:p>
              </table:table-cell>
              <table:table-cell office:value-type="float" office:value="168740">
                <text:p>168740</text:p>
              </table:table-cell>
            </table:table-row>
            <table:table-row>
              <table:table-cell office:value-type="float" office:value="141710">
                <text:p>141710</text:p>
              </table:table-cell>
              <table:table-cell office:value-type="float" office:value="13166">
                <text:p>13166</text:p>
              </table:table-cell>
              <table:table-cell office:value-type="float" office:value="400470">
                <text:p>400470</text:p>
              </table:table-cell>
              <table:table-cell office:value-type="float" office:value="7954">
                <text:p>7954</text:p>
              </table:table-cell>
              <table:table-cell office:value-type="float" office:value="371090">
                <text:p>37109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8703">
                <text:p>8703</text:p>
              </table:table-cell>
              <table:table-cell office:value-type="float" office:value="141710">
                <text:p>141710</text:p>
              </table:table-cell>
            </table:table-row>
            <table:table-row>
              <table:table-cell office:value-type="float" office:value="327460">
                <text:p>327460</text:p>
              </table:table-cell>
              <table:table-cell office:value-type="float" office:value="18177">
                <text:p>18177</text:p>
              </table:table-cell>
              <table:table-cell office:value-type="float" office:value="701750">
                <text:p>701750</text:p>
              </table:table-cell>
              <table:table-cell office:value-type="float" office:value="5173">
                <text:p>5173</text:p>
              </table:table-cell>
              <table:table-cell office:value-type="float" office:value="239250">
                <text:p>23925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073">
                <text:p>11073</text:p>
              </table:table-cell>
              <table:table-cell office:value-type="float" office:value="327460">
                <text:p>327460</text:p>
              </table:table-cell>
            </table:table-row>
            <table:table-row>
              <table:table-cell office:value-type="float" office:value="726290">
                <text:p>726290</text:p>
              </table:table-cell>
              <table:table-cell office:value-type="float" office:value="8301">
                <text:p>8301</text:p>
              </table:table-cell>
              <table:table-cell office:value-type="float" office:value="297210">
                <text:p>297210</text:p>
              </table:table-cell>
              <table:table-cell office:value-type="float" office:value="8563">
                <text:p>8563</text:p>
              </table:table-cell>
              <table:table-cell office:value-type="float" office:value="398480">
                <text:p>39848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8028">
                <text:p>18028</text:p>
              </table:table-cell>
              <table:table-cell office:value-type="float" office:value="726290">
                <text:p>726290</text:p>
              </table:table-cell>
            </table:table-row>
            <table:table-row>
              <table:table-cell office:value-type="float" office:value="737780">
                <text:p>737780</text:p>
              </table:table-cell>
              <table:table-cell office:value-type="float" office:value="11877">
                <text:p>11877</text:p>
              </table:table-cell>
              <table:table-cell office:value-type="float" office:value="470400">
                <text:p>470400</text:p>
              </table:table-cell>
              <table:table-cell office:value-type="float" office:value="9191">
                <text:p>9191</text:p>
              </table:table-cell>
              <table:table-cell office:value-type="float" office:value="427880">
                <text:p>4278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20014">
                <text:p>20014</text:p>
              </table:table-cell>
              <table:table-cell office:value-type="float" office:value="737780">
                <text:p>737780</text:p>
              </table:table-cell>
            </table:table-row>
            <table:table-row>
              <table:table-cell office:value-type="float" office:value="651980">
                <text:p>651980</text:p>
              </table:table-cell>
              <table:table-cell office:value-type="float" office:value="8083">
                <text:p>8083</text:p>
              </table:table-cell>
              <table:table-cell office:value-type="float" office:value="191340">
                <text:p>191340</text:p>
              </table:table-cell>
              <table:table-cell office:value-type="float" office:value="14109">
                <text:p>14109</text:p>
              </table:table-cell>
              <table:table-cell office:value-type="float" office:value="655340">
                <text:p>65534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6028">
                <text:p>16028</text:p>
              </table:table-cell>
              <table:table-cell office:value-type="float" office:value="651980">
                <text:p>651980</text:p>
              </table:table-cell>
            </table:table-row>
            <table:table-row>
              <table:table-cell office:value-type="float" office:value="329860">
                <text:p>329860</text:p>
              </table:table-cell>
              <table:table-cell office:value-type="float" office:value="13187">
                <text:p>13187</text:p>
              </table:table-cell>
              <table:table-cell office:value-type="float" office:value="526870">
                <text:p>526870</text:p>
              </table:table-cell>
              <table:table-cell office:value-type="float" office:value="9943">
                <text:p>9943</text:p>
              </table:table-cell>
              <table:table-cell office:value-type="float" office:value="463280">
                <text:p>46328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2887">
                <text:p>12887</text:p>
              </table:table-cell>
              <table:table-cell office:value-type="float" office:value="329860">
                <text:p>329860</text:p>
              </table:table-cell>
            </table:table-row>
            <table:table-row>
              <table:table-cell office:value-type="float" office:value="415090">
                <text:p>415090</text:p>
              </table:table-cell>
              <table:table-cell office:value-type="float" office:value="17246">
                <text:p>17246</text:p>
              </table:table-cell>
              <table:table-cell office:value-type="float" office:value="642310">
                <text:p>642310</text:p>
              </table:table-cell>
              <table:table-cell office:value-type="float" office:value="16691">
                <text:p>16691</text:p>
              </table:table-cell>
              <table:table-cell office:value-type="float" office:value="777020">
                <text:p>77702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3635">
                <text:p>13635</text:p>
              </table:table-cell>
              <table:table-cell office:value-type="float" office:value="415090">
                <text:p>415090</text:p>
              </table:table-cell>
            </table:table-row>
            <table:table-row>
              <table:table-cell office:value-type="float" office:value="488370">
                <text:p>488370</text:p>
              </table:table-cell>
              <table:table-cell office:value-type="float" office:value="10842">
                <text:p>10842</text:p>
              </table:table-cell>
              <table:table-cell office:value-type="float" office:value="374770">
                <text:p>374770</text:p>
              </table:table-cell>
              <table:table-cell office:value-type="float" office:value="11353">
                <text:p>11353</text:p>
              </table:table-cell>
              <table:table-cell office:value-type="float" office:value="532010">
                <text:p>53201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5843">
                <text:p>15843</text:p>
              </table:table-cell>
              <table:table-cell office:value-type="float" office:value="488370">
                <text:p>48837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8759">
                <text:p>8759</text:p>
              </table:table-cell>
              <table:table-cell office:value-type="float" office:value="196490">
                <text:p>196490</text:p>
              </table:table-cell>
              <table:table-cell office:value-type="float" office:value="12636">
                <text:p>12636</text:p>
              </table:table-cell>
              <table:table-cell office:value-type="float" office:value="588620">
                <text:p>58862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9040">
                <text:p>9040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428480">
                <text:p>428480</text:p>
              </table:table-cell>
              <table:table-cell office:value-type="float" office:value="8010">
                <text:p>8010</text:p>
              </table:table-cell>
              <table:table-cell office:value-type="float" office:value="114010">
                <text:p>114010</text:p>
              </table:table-cell>
              <table:table-cell office:value-type="float" office:value="4535">
                <text:p>4535</text:p>
              </table:table-cell>
              <table:table-cell office:value-type="float" office:value="207830">
                <text:p>20783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7701">
                <text:p>7701</text:p>
              </table:table-cell>
              <table:table-cell office:value-type="float" office:value="428480">
                <text:p>428480</text:p>
              </table:table-cell>
            </table:table-row>
            <table:table-row>
              <table:table-cell office:value-type="float" office:value="850760">
                <text:p>850760</text:p>
              </table:table-cell>
              <table:table-cell office:value-type="float" office:value="15905">
                <text:p>15905</text:p>
              </table:table-cell>
              <table:table-cell office:value-type="float" office:value="576480">
                <text:p>576480</text:p>
              </table:table-cell>
              <table:table-cell office:value-type="float" office:value="11905">
                <text:p>11905</text:p>
              </table:table-cell>
              <table:table-cell office:value-type="float" office:value="557680">
                <text:p>55768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5405">
                <text:p>15405</text:p>
              </table:table-cell>
              <table:table-cell office:value-type="float" office:value="850760">
                <text:p>85076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15863">
                <text:p>15863</text:p>
              </table:table-cell>
              <table:table-cell office:value-type="float" office:value="574570">
                <text:p>574570</text:p>
              </table:table-cell>
              <table:table-cell office:value-type="float" office:value="7262">
                <text:p>7262</text:p>
              </table:table-cell>
              <table:table-cell office:value-type="float" office:value="339380">
                <text:p>33938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5992">
                <text:p>5992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520">
                <text:p>47520</text:p>
              </table:table-cell>
              <table:table-cell office:value-type="float" office:value="11081">
                <text:p>11081</text:p>
              </table:table-cell>
              <table:table-cell office:value-type="float" office:value="228930">
                <text:p>228930</text:p>
              </table:table-cell>
              <table:table-cell office:value-type="float" office:value="12635">
                <text:p>12635</text:p>
              </table:table-cell>
              <table:table-cell office:value-type="float" office:value="586460">
                <text:p>58646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2282">
                <text:p>2282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498180">
                <text:p>498180</text:p>
              </table:table-cell>
              <table:table-cell office:value-type="float" office:value="11682">
                <text:p>11682</text:p>
              </table:table-cell>
              <table:table-cell office:value-type="float" office:value="450630">
                <text:p>450630</text:p>
              </table:table-cell>
              <table:table-cell office:value-type="float" office:value="11914">
                <text:p>11914</text:p>
              </table:table-cell>
              <table:table-cell office:value-type="float" office:value="554620">
                <text:p>55462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9507">
                <text:p>9507</text:p>
              </table:table-cell>
              <table:table-cell office:value-type="float" office:value="498180">
                <text:p>498180</text:p>
              </table:table-cell>
            </table:table-row>
            <table:table-row>
              <table:table-cell office:value-type="float" office:value="713490">
                <text:p>713490</text:p>
              </table:table-cell>
              <table:table-cell office:value-type="float" office:value="13739">
                <text:p>13739</text:p>
              </table:table-cell>
              <table:table-cell office:value-type="float" office:value="432780">
                <text:p>432780</text:p>
              </table:table-cell>
              <table:table-cell office:value-type="float" office:value="12658">
                <text:p>12658</text:p>
              </table:table-cell>
              <table:table-cell office:value-type="float" office:value="591780">
                <text:p>59178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456">
                <text:p>12456</text:p>
              </table:table-cell>
              <table:table-cell office:value-type="float" office:value="713490">
                <text:p>713490</text:p>
              </table:table-cell>
            </table:table-row>
            <table:table-row>
              <table:table-cell office:value-type="float" office:value="234640">
                <text:p>234640</text:p>
              </table:table-cell>
              <table:table-cell office:value-type="float" office:value="15119">
                <text:p>15119</text:p>
              </table:table-cell>
              <table:table-cell office:value-type="float" office:value="493050">
                <text:p>493050</text:p>
              </table:table-cell>
              <table:table-cell office:value-type="float" office:value="8563">
                <text:p>8563</text:p>
              </table:table-cell>
              <table:table-cell office:value-type="float" office:value="398500">
                <text:p>39850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7897">
                <text:p>7897</text:p>
              </table:table-cell>
              <table:table-cell office:value-type="float" office:value="234640">
                <text:p>234640</text:p>
              </table:table-cell>
            </table:table-row>
            <table:table-row>
              <table:table-cell office:value-type="float" office:value="570970">
                <text:p>570970</text:p>
              </table:table-cell>
              <table:table-cell office:value-type="float" office:value="12173">
                <text:p>12173</text:p>
              </table:table-cell>
              <table:table-cell office:value-type="float" office:value="235540">
                <text:p>235540</text:p>
              </table:table-cell>
              <table:table-cell office:value-type="float" office:value="13982">
                <text:p>13982</text:p>
              </table:table-cell>
              <table:table-cell office:value-type="float" office:value="652400">
                <text:p>65240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3024">
                <text:p>13024</text:p>
              </table:table-cell>
              <table:table-cell office:value-type="float" office:value="570970">
                <text:p>570970</text:p>
              </table:table-cell>
            </table:table-row>
            <table:table-row>
              <table:table-cell office:value-type="float" office:value="445650">
                <text:p>445650</text:p>
              </table:table-cell>
              <table:table-cell office:value-type="float" office:value="10911">
                <text:p>10911</text:p>
              </table:table-cell>
              <table:table-cell office:value-type="float" office:value="340410">
                <text:p>340410</text:p>
              </table:table-cell>
              <table:table-cell office:value-type="float" office:value="11250">
                <text:p>11250</text:p>
              </table:table-cell>
              <table:table-cell office:value-type="float" office:value="524250">
                <text:p>52425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0898">
                <text:p>10898</text:p>
              </table:table-cell>
              <table:table-cell office:value-type="float" office:value="445650">
                <text:p>445650</text:p>
              </table:table-cell>
            </table:table-row>
            <table:table-row>
              <table:table-cell office:value-type="float" office:value="497590">
                <text:p>497590</text:p>
              </table:table-cell>
              <table:table-cell office:value-type="float" office:value="13633">
                <text:p>13633</text:p>
              </table:table-cell>
              <table:table-cell office:value-type="float" office:value="395480">
                <text:p>395480</text:p>
              </table:table-cell>
              <table:table-cell office:value-type="float" office:value="15487">
                <text:p>15487</text:p>
              </table:table-cell>
              <table:table-cell office:value-type="float" office:value="720450">
                <text:p>72045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607">
                <text:p>11607</text:p>
              </table:table-cell>
              <table:table-cell office:value-type="float" office:value="497590">
                <text:p>497590</text:p>
              </table:table-cell>
            </table:table-row>
            <table:table-row>
              <table:table-cell office:value-type="float" office:value="363150">
                <text:p>363150</text:p>
              </table:table-cell>
              <table:table-cell office:value-type="float" office:value="16612">
                <text:p>16612</text:p>
              </table:table-cell>
              <table:table-cell office:value-type="float" office:value="595320">
                <text:p>595320</text:p>
              </table:table-cell>
              <table:table-cell office:value-type="float" office:value="9826">
                <text:p>9826</text:p>
              </table:table-cell>
              <table:table-cell office:value-type="float" office:value="458010">
                <text:p>45801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6134">
                <text:p>6134</text:p>
              </table:table-cell>
              <table:table-cell office:value-type="float" office:value="363150">
                <text:p>363150</text:p>
              </table:table-cell>
            </table:table-row>
            <table:table-row>
              <table:table-cell office:value-type="float" office:value="492930">
                <text:p>492930</text:p>
              </table:table-cell>
              <table:table-cell office:value-type="float" office:value="13578">
                <text:p>13578</text:p>
              </table:table-cell>
              <table:table-cell office:value-type="float" office:value="354820">
                <text:p>354820</text:p>
              </table:table-cell>
              <table:table-cell office:value-type="float" office:value="12150">
                <text:p>12150</text:p>
              </table:table-cell>
              <table:table-cell office:value-type="float" office:value="565480">
                <text:p>56548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8309">
                <text:p>8309</text:p>
              </table:table-cell>
              <table:table-cell office:value-type="float" office:value="492930">
                <text:p>492930</text:p>
              </table:table-cell>
            </table:table-row>
            <table:table-row>
              <table:table-cell office:value-type="float" office:value="167160">
                <text:p>167160</text:p>
              </table:table-cell>
              <table:table-cell office:value-type="float" office:value="21430">
                <text:p>21430</text:p>
              </table:table-cell>
              <table:table-cell office:value-type="float" office:value="755890">
                <text:p>755890</text:p>
              </table:table-cell>
              <table:table-cell office:value-type="float" office:value="13914">
                <text:p>13914</text:p>
              </table:table-cell>
              <table:table-cell office:value-type="float" office:value="646890">
                <text:p>64689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5643">
                <text:p>5643</text:p>
              </table:table-cell>
              <table:table-cell office:value-type="float" office:value="167160">
                <text:p>167160</text:p>
              </table:table-cell>
            </table:table-row>
            <table:table-row>
              <table:table-cell office:value-type="float" office:value="671470">
                <text:p>671470</text:p>
              </table:table-cell>
              <table:table-cell office:value-type="float" office:value="19431">
                <text:p>19431</text:p>
              </table:table-cell>
              <table:table-cell office:value-type="float" office:value="591720">
                <text:p>591720</text:p>
              </table:table-cell>
              <table:table-cell office:value-type="float" office:value="6083">
                <text:p>6083</text:p>
              </table:table-cell>
              <table:table-cell office:value-type="float" office:value="280700">
                <text:p>28070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3043">
                <text:p>13043</text:p>
              </table:table-cell>
              <table:table-cell office:value-type="float" office:value="671470">
                <text:p>671470</text:p>
              </table:table-cell>
            </table:table-row>
            <table:table-row>
              <table:table-cell office:value-type="float" office:value="497530">
                <text:p>497530</text:p>
              </table:table-cell>
              <table:table-cell office:value-type="float" office:value="8268">
                <text:p>8268</text:p>
              </table:table-cell>
              <table:table-cell office:value-type="float" office:value="167810">
                <text:p>167810</text:p>
              </table:table-cell>
              <table:table-cell office:value-type="float" office:value="14023">
                <text:p>14023</text:p>
              </table:table-cell>
              <table:table-cell office:value-type="float" office:value="648100">
                <text:p>64810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1614">
                <text:p>11614</text:p>
              </table:table-cell>
              <table:table-cell office:value-type="float" office:value="497530">
                <text:p>497530</text:p>
              </table:table-cell>
            </table:table-row>
            <table:table-row>
              <table:table-cell office:value-type="float" office:value="500100">
                <text:p>500100</text:p>
              </table:table-cell>
              <table:table-cell office:value-type="float" office:value="15499">
                <text:p>15499</text:p>
              </table:table-cell>
              <table:table-cell office:value-type="float" office:value="638740">
                <text:p>638740</text:p>
              </table:table-cell>
              <table:table-cell office:value-type="float" office:value="12639">
                <text:p>12639</text:p>
              </table:table-cell>
              <table:table-cell office:value-type="float" office:value="590430">
                <text:p>59043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1484">
                <text:p>11484</text:p>
              </table:table-cell>
              <table:table-cell office:value-type="float" office:value="500100">
                <text:p>500100</text:p>
              </table:table-cell>
            </table:table-row>
            <table:table-row>
              <table:table-cell office:value-type="float" office:value="214510">
                <text:p>214510</text:p>
              </table:table-cell>
              <table:table-cell office:value-type="float" office:value="9461">
                <text:p>9461</text:p>
              </table:table-cell>
              <table:table-cell office:value-type="float" office:value="155200">
                <text:p>155200</text:p>
              </table:table-cell>
              <table:table-cell office:value-type="float" office:value="14002">
                <text:p>14002</text:p>
              </table:table-cell>
              <table:table-cell office:value-type="float" office:value="652190">
                <text:p>65219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4448">
                <text:p>4448</text:p>
              </table:table-cell>
              <table:table-cell office:value-type="float" office:value="214510">
                <text:p>214510</text:p>
              </table:table-cell>
            </table:table-row>
            <table:table-row>
              <table:table-cell office:value-type="float" office:value="378460">
                <text:p>378460</text:p>
              </table:table-cell>
              <table:table-cell office:value-type="float" office:value="16753">
                <text:p>16753</text:p>
              </table:table-cell>
              <table:table-cell office:value-type="float" office:value="637080">
                <text:p>637080</text:p>
              </table:table-cell>
              <table:table-cell office:value-type="float" office:value="16114">
                <text:p>16114</text:p>
              </table:table-cell>
              <table:table-cell office:value-type="float" office:value="749340">
                <text:p>74934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7243">
                <text:p>7243</text:p>
              </table:table-cell>
              <table:table-cell office:value-type="float" office:value="378460">
                <text:p>378460</text:p>
              </table:table-cell>
            </table:table-row>
            <table:table-row>
              <table:table-cell office:value-type="float" office:value="205360">
                <text:p>205360</text:p>
              </table:table-cell>
              <table:table-cell office:value-type="float" office:value="14435">
                <text:p>14435</text:p>
              </table:table-cell>
              <table:table-cell office:value-type="float" office:value="352420">
                <text:p>352420</text:p>
              </table:table-cell>
              <table:table-cell office:value-type="float" office:value="11909">
                <text:p>11909</text:p>
              </table:table-cell>
              <table:table-cell office:value-type="float" office:value="557110">
                <text:p>55711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5146">
                <text:p>5146</text:p>
              </table:table-cell>
              <table:table-cell office:value-type="float" office:value="205360">
                <text:p>205360</text:p>
              </table:table-cell>
            </table:table-row>
            <table:table-row>
              <table:table-cell office:value-type="float" office:value="566390">
                <text:p>566390</text:p>
              </table:table-cell>
              <table:table-cell office:value-type="float" office:value="13425">
                <text:p>13425</text:p>
              </table:table-cell>
              <table:table-cell office:value-type="float" office:value="218390">
                <text:p>218390</text:p>
              </table:table-cell>
              <table:table-cell office:value-type="float" office:value="14811">
                <text:p>14811</text:p>
              </table:table-cell>
              <table:table-cell office:value-type="float" office:value="687790">
                <text:p>68779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2197">
                <text:p>12197</text:p>
              </table:table-cell>
              <table:table-cell office:value-type="float" office:value="566390">
                <text:p>566390</text:p>
              </table:table-cell>
            </table:table-row>
            <table:table-row>
              <table:table-cell office:value-type="float" office:value="156160">
                <text:p>156160</text:p>
              </table:table-cell>
              <table:table-cell office:value-type="float" office:value="21477">
                <text:p>21477</text:p>
              </table:table-cell>
              <table:table-cell office:value-type="float" office:value="724440">
                <text:p>724440</text:p>
              </table:table-cell>
              <table:table-cell office:value-type="float" office:value="12671">
                <text:p>12671</text:p>
              </table:table-cell>
              <table:table-cell office:value-type="float" office:value="589990">
                <text:p>58999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5567">
                <text:p>5567</text:p>
              </table:table-cell>
              <table:table-cell office:value-type="float" office:value="156160">
                <text:p>156160</text:p>
              </table:table-cell>
            </table:table-row>
            <table:table-row>
              <table:table-cell office:value-type="float" office:value="804720">
                <text:p>804720</text:p>
              </table:table-cell>
              <table:table-cell office:value-type="float" office:value="5449">
                <text:p>5449</text:p>
              </table:table-cell>
              <table:table-cell office:value-type="float" office:value="244710">
                <text:p>244710</text:p>
              </table:table-cell>
              <table:table-cell office:value-type="float" office:value="16155">
                <text:p>16155</text:p>
              </table:table-cell>
              <table:table-cell office:value-type="float" office:value="750600">
                <text:p>7506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4907">
                <text:p>14907</text:p>
              </table:table-cell>
              <table:table-cell office:value-type="float" office:value="804720">
                <text:p>804720</text:p>
              </table:table-cell>
            </table:table-row>
            <table:table-row>
              <table:table-cell office:value-type="float" office:value="707320">
                <text:p>707320</text:p>
              </table:table-cell>
              <table:table-cell office:value-type="float" office:value="10429">
                <text:p>10429</text:p>
              </table:table-cell>
              <table:table-cell office:value-type="float" office:value="513580">
                <text:p>513580</text:p>
              </table:table-cell>
              <table:table-cell office:value-type="float" office:value="12715">
                <text:p>12715</text:p>
              </table:table-cell>
              <table:table-cell office:value-type="float" office:value="592360">
                <text:p>59236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5525">
                <text:p>15525</text:p>
              </table:table-cell>
              <table:table-cell office:value-type="float" office:value="707320">
                <text:p>70732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8235">
                <text:p>8235</text:p>
              </table:table-cell>
              <table:table-cell office:value-type="float" office:value="339170">
                <text:p>339170</text:p>
              </table:table-cell>
              <table:table-cell office:value-type="float" office:value="19584">
                <text:p>19584</text:p>
              </table:table-cell>
              <table:table-cell office:value-type="float" office:value="909420">
                <text:p>90942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653">
                <text:p>12653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653540">
                <text:p>653540</text:p>
              </table:table-cell>
              <table:table-cell office:value-type="float" office:value="13242">
                <text:p>13242</text:p>
              </table:table-cell>
              <table:table-cell office:value-type="float" office:value="602870">
                <text:p>602870</text:p>
              </table:table-cell>
              <table:table-cell office:value-type="float" office:value="13472">
                <text:p>13472</text:p>
              </table:table-cell>
              <table:table-cell office:value-type="float" office:value="630200">
                <text:p>63020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4767">
                <text:p>14767</text:p>
              </table:table-cell>
              <table:table-cell office:value-type="float" office:value="653540">
                <text:p>653540</text:p>
              </table:table-cell>
            </table:table-row>
            <table:table-row>
              <table:table-cell office:value-type="float" office:value="230860">
                <text:p>230860</text:p>
              </table:table-cell>
              <table:table-cell office:value-type="float" office:value="8876">
                <text:p>8876</text:p>
              </table:table-cell>
              <table:table-cell office:value-type="float" office:value="252150">
                <text:p>252150</text:p>
              </table:table-cell>
              <table:table-cell office:value-type="float" office:value="16736">
                <text:p>16736</text:p>
              </table:table-cell>
              <table:table-cell office:value-type="float" office:value="776950">
                <text:p>77695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5791">
                <text:p>5791</text:p>
              </table:table-cell>
              <table:table-cell office:value-type="float" office:value="230860">
                <text:p>230860</text:p>
              </table:table-cell>
            </table:table-row>
            <table:table-row>
              <table:table-cell office:value-type="float" office:value="432510">
                <text:p>432510</text:p>
              </table:table-cell>
              <table:table-cell office:value-type="float" office:value="11572">
                <text:p>11572</text:p>
              </table:table-cell>
              <table:table-cell office:value-type="float" office:value="403840">
                <text:p>403840</text:p>
              </table:table-cell>
              <table:table-cell office:value-type="float" office:value="7955">
                <text:p>7955</text:p>
              </table:table-cell>
              <table:table-cell office:value-type="float" office:value="374510">
                <text:p>37451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0495">
                <text:p>10495</text:p>
              </table:table-cell>
              <table:table-cell office:value-type="float" office:value="432510">
                <text:p>432510</text:p>
              </table:table-cell>
            </table:table-row>
            <table:table-row>
              <table:table-cell office:value-type="float" office:value="563270">
                <text:p>563270</text:p>
              </table:table-cell>
              <table:table-cell office:value-type="float" office:value="14509">
                <text:p>14509</text:p>
              </table:table-cell>
              <table:table-cell office:value-type="float" office:value="595670">
                <text:p>595670</text:p>
              </table:table-cell>
              <table:table-cell office:value-type="float" office:value="9955">
                <text:p>9955</text:p>
              </table:table-cell>
              <table:table-cell office:value-type="float" office:value="465920">
                <text:p>46592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3996">
                <text:p>13996</text:p>
              </table:table-cell>
              <table:table-cell office:value-type="float" office:value="563270">
                <text:p>563270</text:p>
              </table:table-cell>
            </table:table-row>
            <table:table-row>
              <table:table-cell office:value-type="float" office:value="676070">
                <text:p>676070</text:p>
              </table:table-cell>
              <table:table-cell office:value-type="float" office:value="9095">
                <text:p>9095</text:p>
              </table:table-cell>
              <table:table-cell office:value-type="float" office:value="549080">
                <text:p>549080</text:p>
              </table:table-cell>
              <table:table-cell office:value-type="float" office:value="11999">
                <text:p>11999</text:p>
              </table:table-cell>
              <table:table-cell office:value-type="float" office:value="557030">
                <text:p>55703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6164">
                <text:p>16164</text:p>
              </table:table-cell>
              <table:table-cell office:value-type="float" office:value="676070">
                <text:p>676070</text:p>
              </table:table-cell>
            </table:table-row>
            <table:table-row>
              <table:table-cell office:value-type="float" office:value="335340">
                <text:p>335340</text:p>
              </table:table-cell>
              <table:table-cell office:value-type="float" office:value="3704">
                <text:p>3704</text:p>
              </table:table-cell>
              <table:table-cell office:value-type="float" office:value="137970">
                <text:p>137970</text:p>
              </table:table-cell>
              <table:table-cell office:value-type="float" office:value="16041">
                <text:p>16041</text:p>
              </table:table-cell>
              <table:table-cell office:value-type="float" office:value="746440">
                <text:p>74644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9101">
                <text:p>9101</text:p>
              </table:table-cell>
              <table:table-cell office:value-type="float" office:value="335340">
                <text:p>335340</text:p>
              </table:table-cell>
            </table:table-row>
            <table:table-row>
              <table:table-cell office:value-type="float" office:value="461180">
                <text:p>461180</text:p>
              </table:table-cell>
              <table:table-cell office:value-type="float" office:value="6460">
                <text:p>6460</text:p>
              </table:table-cell>
              <table:table-cell office:value-type="float" office:value="259980">
                <text:p>259980</text:p>
              </table:table-cell>
              <table:table-cell office:value-type="float" office:value="12771">
                <text:p>12771</text:p>
              </table:table-cell>
              <table:table-cell office:value-type="float" office:value="591520">
                <text:p>59152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1144">
                <text:p>11144</text:p>
              </table:table-cell>
              <table:table-cell office:value-type="float" office:value="461180">
                <text:p>461180</text:p>
              </table:table-cell>
            </table:table-row>
            <table:table-row>
              <table:table-cell office:value-type="float" office:value="636360">
                <text:p>636360</text:p>
              </table:table-cell>
              <table:table-cell office:value-type="float" office:value="9520">
                <text:p>9520</text:p>
              </table:table-cell>
              <table:table-cell office:value-type="float" office:value="423840">
                <text:p>423840</text:p>
              </table:table-cell>
              <table:table-cell office:value-type="float" office:value="18108">
                <text:p>18108</text:p>
              </table:table-cell>
              <table:table-cell office:value-type="float" office:value="843250">
                <text:p>84325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4728">
                <text:p>14728</text:p>
              </table:table-cell>
              <table:table-cell office:value-type="float" office:value="636360">
                <text:p>636360</text:p>
              </table:table-cell>
            </table:table-row>
            <table:table-row>
              <table:table-cell office:value-type="float" office:value="369500">
                <text:p>369500</text:p>
              </table:table-cell>
              <table:table-cell office:value-type="float" office:value="7929">
                <text:p>7929</text:p>
              </table:table-cell>
              <table:table-cell office:value-type="float" office:value="288930">
                <text:p>288930</text:p>
              </table:table-cell>
              <table:table-cell office:value-type="float" office:value="14184">
                <text:p>14184</text:p>
              </table:table-cell>
              <table:table-cell office:value-type="float" office:value="659140">
                <text:p>65914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0884">
                <text:p>10884</text:p>
              </table:table-cell>
              <table:table-cell office:value-type="float" office:value="369500">
                <text:p>369500</text:p>
              </table:table-cell>
            </table:table-row>
            <table:table-row>
              <table:table-cell office:value-type="float" office:value="393030">
                <text:p>393030</text:p>
              </table:table-cell>
              <table:table-cell office:value-type="float" office:value="9500">
                <text:p>9500</text:p>
              </table:table-cell>
              <table:table-cell office:value-type="float" office:value="355160">
                <text:p>355160</text:p>
              </table:table-cell>
              <table:table-cell office:value-type="float" office:value="19452">
                <text:p>19452</text:p>
              </table:table-cell>
              <table:table-cell office:value-type="float" office:value="902100">
                <text:p>90210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1830">
                <text:p>11830</text:p>
              </table:table-cell>
              <table:table-cell office:value-type="float" office:value="393030">
                <text:p>393030</text:p>
              </table:table-cell>
            </table:table-row>
            <table:table-row>
              <table:table-cell office:value-type="float" office:value="702490">
                <text:p>702490</text:p>
              </table:table-cell>
              <table:table-cell office:value-type="float" office:value="14362">
                <text:p>14362</text:p>
              </table:table-cell>
              <table:table-cell office:value-type="float" office:value="554500">
                <text:p>554500</text:p>
              </table:table-cell>
              <table:table-cell office:value-type="float" office:value="12663">
                <text:p>12663</text:p>
              </table:table-cell>
              <table:table-cell office:value-type="float" office:value="589490">
                <text:p>5894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6138">
                <text:p>16138</text:p>
              </table:table-cell>
              <table:table-cell office:value-type="float" office:value="702490">
                <text:p>702490</text:p>
              </table:table-cell>
            </table:table-row>
            <table:table-row>
              <table:table-cell office:value-type="float" office:value="189570">
                <text:p>189570</text:p>
              </table:table-cell>
              <table:table-cell office:value-type="float" office:value="9668">
                <text:p>9668</text:p>
              </table:table-cell>
              <table:table-cell office:value-type="float" office:value="555550">
                <text:p>555550</text:p>
              </table:table-cell>
              <table:table-cell office:value-type="float" office:value="15335">
                <text:p>15335</text:p>
              </table:table-cell>
              <table:table-cell office:value-type="float" office:value="716310">
                <text:p>71631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278">
                <text:p>10278</text:p>
              </table:table-cell>
              <table:table-cell office:value-type="float" office:value="189570">
                <text:p>189570</text:p>
              </table:table-cell>
            </table:table-row>
            <table:table-row>
              <table:table-cell office:value-type="float" office:value="330360">
                <text:p>330360</text:p>
              </table:table-cell>
              <table:table-cell office:value-type="float" office:value="7348">
                <text:p>7348</text:p>
              </table:table-cell>
              <table:table-cell office:value-type="float" office:value="341910">
                <text:p>341910</text:p>
              </table:table-cell>
              <table:table-cell office:value-type="float" office:value="15465">
                <text:p>15465</text:p>
              </table:table-cell>
              <table:table-cell office:value-type="float" office:value="723670">
                <text:p>72367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672">
                <text:p>11672</text:p>
              </table:table-cell>
              <table:table-cell office:value-type="float" office:value="330360">
                <text:p>330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9cm" svg:y="3.952cm" style:legend-expansion="high" chart:style-name="ch2"/>
        <chart:plot-area chart:style-name="ch3" table:cell-range-address="PacketCostVsAmountOfPackets_2.K2:PacketCostVsAmountOfPackets_2.K538 PacketCostVsAmountOfPackets_2.G2:PacketCostVsAmountOfPackets_2.H538 PacketCostVsAmountOfPackets_2.I1:PacketCostVsAmountOfPackets_2.I1 PacketCostVsAmountOfPackets_2.L1:PacketCostVsAmountOfPackets_2.L1" chart:data-source-has-labels="both" svg:x="1.331cm" svg:y="0.18cm" svg:width="11.768cm" svg:height="7.659cm">
          <chart:coordinate-region svg:x="2.693cm" svg:y="0.379cm" svg:width="9.756cm" svg:height="6.813cm"/>
          <chart:axis chart:dimension="x" chart:name="primary-x" chart:style-name="ch4" chartooo:axis-type="auto">
            <chart:title svg:x="5.848cm" svg:y="8.019cm" chart:style-name="ch5">
              <text:p>amount of packets</text:p>
            </chart:title>
            <chart:categories table:cell-range-address="PacketCostVsAmountOfPackets_2.K2:PacketCostVsAmountOfPackets_2.K538"/>
          </chart:axis>
          <chart:axis chart:dimension="y" chart:name="primary-y" chart:style-name="ch4">
            <chart:title svg:x="0.451cm" svg:y="4.701cm" chart:style-name="ch6">
              <text:p>total cost</text:p>
            </chart:title>
            <chart:grid chart:style-name="ch7" chart:class="major"/>
          </chart:axis>
          <chart:series chart:style-name="ch8" chart:values-cell-range-address="PacketCostVsAmountOfPackets_2.H2:PacketCostVsAmountOfPackets_2.H538" chart:label-cell-address="PacketCostVsAmountOfPackets_2.I1:PacketCostVsAmountOfPackets_2.I1" chart:class="chart:scatter">
            <chart:domain table:cell-range-address="PacketCostVsAmountOfPackets_2.G2:PacketCostVsAmountOfPackets_2.G538"/>
            <chart:data-point chart:repeated="537"/>
          </chart:series>
          <chart:series chart:style-name="ch9" chart:values-cell-range-address="PacketCostVsAmountOfPackets_2.K2:PacketCostVsAmountOfPackets_2.K538" chart:label-cell-address="PacketCostVsAmountOfPackets_2.L1:PacketCostVsAmountOfPackets_2.L1" chart:class="chart:scatter">
            <chart:domain table:cell-range-address="PacketCostVsAmountOfPackets_2.J2:PacketCostVsAmountOfPackets_2.J538"/>
            <chart:data-point chart:repeated="5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Round robin</text:p>
                <draw:g>
                  <svg:desc>PacketCostVsAmountOfPackets_2.I1:PacketCostVsAmountOfPackets_2.I1</svg:desc>
                </draw:g>
              </table:table-cell>
              <table:table-cell office:value-type="string">
                <text:p>Colonna J</text:p>
              </table:table-cell>
              <table:table-cell office:value-type="string">
                <text:p>Reactive</text:p>
                <draw:g>
                  <svg:desc>PacketCostVsAmountOfPackets_2.L1:PacketCostVsAmountOfPackets_2.L1</svg:desc>
                </draw:g>
              </table:table-cell>
            </table:table-row>
          </table:table-header-rows>
          <table:table-rows>
            <table:table-row>
              <table:table-cell office:value-type="float" office:value="429730">
                <text:p>429730</text:p>
                <draw:g>
                  <svg:desc>PacketCostVsAmountOfPackets_2.K2:PacketCostVsAmountOfPackets_2.K538</svg:desc>
                </draw:g>
              </table:table-cell>
              <table:table-cell office:value-type="float" office:value="244">
                <text:p>244</text:p>
                <draw:g>
                  <svg:desc>PacketCostVsAmountOfPackets_2.G2:PacketCostVsAmountOfPackets_2.G538</svg:desc>
                </draw:g>
              </table:table-cell>
              <table:table-cell office:value-type="float" office:value="3010">
                <text:p>3010</text:p>
                <draw:g>
                  <svg:desc>PacketCostVsAmountOfPackets_2.H2:PacketCostVsAmountOfPackets_2.H538</svg:desc>
                </draw:g>
              </table:table-cell>
              <table:table-cell office:value-type="float" office:value="7721">
                <text:p>7721</text:p>
                <draw:g>
                  <svg:desc>PacketCostVsAmountOfPackets_2.J2:PacketCostVsAmountOfPackets_2.J538</svg:desc>
                </draw:g>
              </table:table-cell>
              <table:table-cell office:value-type="float" office:value="429730">
                <text:p>429730</text:p>
                <draw:g>
                  <svg:desc>PacketCostVsAmountOfPackets_2.K2:PacketCostVsAmountOfPackets_2.K538</svg:desc>
                </draw:g>
              </table:table-cell>
            </table:table-row>
            <table:table-row>
              <table:table-cell office:value-type="float" office:value="276920">
                <text:p>276920</text:p>
              </table:table-cell>
              <table:table-cell office:value-type="float" office:value="2553">
                <text:p>2553</text:p>
              </table:table-cell>
              <table:table-cell office:value-type="float" office:value="93110">
                <text:p>93110</text:p>
              </table:table-cell>
              <table:table-cell office:value-type="float" office:value="7928">
                <text:p>7928</text:p>
              </table:table-cell>
              <table:table-cell office:value-type="float" office:value="276920">
                <text:p>276920</text:p>
              </table:table-cell>
            </table:table-row>
            <table:table-row>
              <table:table-cell office:value-type="float" office:value="438390">
                <text:p>438390</text:p>
              </table:table-cell>
              <table:table-cell office:value-type="float" office:value="6002">
                <text:p>6002</text:p>
              </table:table-cell>
              <table:table-cell office:value-type="float" office:value="245250">
                <text:p>245250</text:p>
              </table:table-cell>
              <table:table-cell office:value-type="float" office:value="10838">
                <text:p>10838</text:p>
              </table:table-cell>
              <table:table-cell office:value-type="float" office:value="438390">
                <text:p>438390</text:p>
              </table:table-cell>
            </table:table-row>
            <table:table-row>
              <table:table-cell office:value-type="float" office:value="362650">
                <text:p>362650</text:p>
              </table:table-cell>
              <table:table-cell office:value-type="float" office:value="9207">
                <text:p>9207</text:p>
              </table:table-cell>
              <table:table-cell office:value-type="float" office:value="397180">
                <text:p>397180</text:p>
              </table:table-cell>
              <table:table-cell office:value-type="float" office:value="6126">
                <text:p>6126</text:p>
              </table:table-cell>
              <table:table-cell office:value-type="float" office:value="362650">
                <text:p>362650</text:p>
              </table:table-cell>
            </table:table-row>
            <table:table-row>
              <table:table-cell office:value-type="float" office:value="490540">
                <text:p>490540</text:p>
              </table:table-cell>
              <table:table-cell office:value-type="float" office:value="2937">
                <text:p>2937</text:p>
              </table:table-cell>
              <table:table-cell office:value-type="float" office:value="106850">
                <text:p>106850</text:p>
              </table:table-cell>
              <table:table-cell office:value-type="float" office:value="8263">
                <text:p>8263</text:p>
              </table:table-cell>
              <table:table-cell office:value-type="float" office:value="490540">
                <text:p>490540</text:p>
              </table:table-cell>
            </table:table-row>
            <table:table-row>
              <table:table-cell office:value-type="float" office:value="670420">
                <text:p>670420</text:p>
              </table:table-cell>
              <table:table-cell office:value-type="float" office:value="11308">
                <text:p>11308</text:p>
              </table:table-cell>
              <table:table-cell office:value-type="float" office:value="495920">
                <text:p>495920</text:p>
              </table:table-cell>
              <table:table-cell office:value-type="float" office:value="13055">
                <text:p>13055</text:p>
              </table:table-cell>
              <table:table-cell office:value-type="float" office:value="670420">
                <text:p>670420</text:p>
              </table:table-cell>
            </table:table-row>
            <table:table-row>
              <table:table-cell office:value-type="float" office:value="218450">
                <text:p>218450</text:p>
              </table:table-cell>
              <table:table-cell office:value-type="float" office:value="9779">
                <text:p>9779</text:p>
              </table:table-cell>
              <table:table-cell office:value-type="float" office:value="419010">
                <text:p>419010</text:p>
              </table:table-cell>
              <table:table-cell office:value-type="float" office:value="4491">
                <text:p>4491</text:p>
              </table:table-cell>
              <table:table-cell office:value-type="float" office:value="218450">
                <text:p>218450</text:p>
              </table:table-cell>
            </table:table-row>
            <table:table-row>
              <table:table-cell office:value-type="float" office:value="378570">
                <text:p>378570</text:p>
              </table:table-cell>
              <table:table-cell office:value-type="float" office:value="6354">
                <text:p>6354</text:p>
              </table:table-cell>
              <table:table-cell office:value-type="float" office:value="266120">
                <text:p>266120</text:p>
              </table:table-cell>
              <table:table-cell office:value-type="float" office:value="7324">
                <text:p>7324</text:p>
              </table:table-cell>
              <table:table-cell office:value-type="float" office:value="378570">
                <text:p>378570</text:p>
              </table:table-cell>
            </table:table-row>
            <table:table-row>
              <table:table-cell office:value-type="float" office:value="203070">
                <text:p>203070</text:p>
              </table:table-cell>
              <table:table-cell office:value-type="float" office:value="11949">
                <text:p>11949</text:p>
              </table:table-cell>
              <table:table-cell office:value-type="float" office:value="521370">
                <text:p>521370</text:p>
              </table:table-cell>
              <table:table-cell office:value-type="float" office:value="4987">
                <text:p>4987</text:p>
              </table:table-cell>
              <table:table-cell office:value-type="float" office:value="203070">
                <text:p>203070</text:p>
              </table:table-cell>
            </table:table-row>
            <table:table-row>
              <table:table-cell office:value-type="float" office:value="562190">
                <text:p>562190</text:p>
              </table:table-cell>
              <table:table-cell office:value-type="float" office:value="11221">
                <text:p>11221</text:p>
              </table:table-cell>
              <table:table-cell office:value-type="float" office:value="487890">
                <text:p>487890</text:p>
              </table:table-cell>
              <table:table-cell office:value-type="float" office:value="12090">
                <text:p>12090</text:p>
              </table:table-cell>
              <table:table-cell office:value-type="float" office:value="562190">
                <text:p>562190</text:p>
              </table:table-cell>
            </table:table-row>
            <table:table-row>
              <table:table-cell office:value-type="float" office:value="651270">
                <text:p>651270</text:p>
              </table:table-cell>
              <table:table-cell office:value-type="float" office:value="14055">
                <text:p>14055</text:p>
              </table:table-cell>
              <table:table-cell office:value-type="float" office:value="617120">
                <text:p>617120</text:p>
              </table:table-cell>
              <table:table-cell office:value-type="float" office:value="14905">
                <text:p>14905</text:p>
              </table:table-cell>
              <table:table-cell office:value-type="float" office:value="651270">
                <text:p>651270</text:p>
              </table:table-cell>
            </table:table-row>
            <table:table-row>
              <table:table-cell office:value-type="float" office:value="432850">
                <text:p>432850</text:p>
              </table:table-cell>
              <table:table-cell office:value-type="float" office:value="7893">
                <text:p>7893</text:p>
              </table:table-cell>
              <table:table-cell office:value-type="float" office:value="329700">
                <text:p>329700</text:p>
              </table:table-cell>
              <table:table-cell office:value-type="float" office:value="10491">
                <text:p>10491</text:p>
              </table:table-cell>
              <table:table-cell office:value-type="float" office:value="432850">
                <text:p>432850</text:p>
              </table:table-cell>
            </table:table-row>
            <table:table-row>
              <table:table-cell office:value-type="float" office:value="696980">
                <text:p>696980</text:p>
              </table:table-cell>
              <table:table-cell office:value-type="float" office:value="14621">
                <text:p>14621</text:p>
              </table:table-cell>
              <table:table-cell office:value-type="float" office:value="646570">
                <text:p>646570</text:p>
              </table:table-cell>
              <table:table-cell office:value-type="float" office:value="16140">
                <text:p>16140</text:p>
              </table:table-cell>
              <table:table-cell office:value-type="float" office:value="696980">
                <text:p>696980</text:p>
              </table:table-cell>
            </table:table-row>
            <table:table-row>
              <table:table-cell office:value-type="float" office:value="336790">
                <text:p>336790</text:p>
              </table:table-cell>
              <table:table-cell office:value-type="float" office:value="14707">
                <text:p>14707</text:p>
              </table:table-cell>
              <table:table-cell office:value-type="float" office:value="657230">
                <text:p>657230</text:p>
              </table:table-cell>
              <table:table-cell office:value-type="float" office:value="9015">
                <text:p>9015</text:p>
              </table:table-cell>
              <table:table-cell office:value-type="float" office:value="336790">
                <text:p>336790</text:p>
              </table:table-cell>
            </table:table-row>
            <table:table-row>
              <table:table-cell office:value-type="float" office:value="465340">
                <text:p>465340</text:p>
              </table:table-cell>
              <table:table-cell office:value-type="float" office:value="11146">
                <text:p>11146</text:p>
              </table:table-cell>
              <table:table-cell office:value-type="float" office:value="489010">
                <text:p>489010</text:p>
              </table:table-cell>
              <table:table-cell office:value-type="float" office:value="11256">
                <text:p>11256</text:p>
              </table:table-cell>
              <table:table-cell office:value-type="float" office:value="465340">
                <text:p>465340</text:p>
              </table:table-cell>
            </table:table-row>
            <table:table-row>
              <table:table-cell office:value-type="float" office:value="637300">
                <text:p>637300</text:p>
              </table:table-cell>
              <table:table-cell office:value-type="float" office:value="14639">
                <text:p>14639</text:p>
              </table:table-cell>
              <table:table-cell office:value-type="float" office:value="651530">
                <text:p>651530</text:p>
              </table:table-cell>
              <table:table-cell office:value-type="float" office:value="14793">
                <text:p>14793</text:p>
              </table:table-cell>
              <table:table-cell office:value-type="float" office:value="637300">
                <text:p>637300</text:p>
              </table:table-cell>
            </table:table-row>
            <table:table-row>
              <table:table-cell office:value-type="float" office:value="623970">
                <text:p>623970</text:p>
              </table:table-cell>
              <table:table-cell office:value-type="float" office:value="5967">
                <text:p>5967</text:p>
              </table:table-cell>
              <table:table-cell office:value-type="float" office:value="240090">
                <text:p>240090</text:p>
              </table:table-cell>
              <table:table-cell office:value-type="float" office:value="16108">
                <text:p>16108</text:p>
              </table:table-cell>
              <table:table-cell office:value-type="float" office:value="623970">
                <text:p>623970</text:p>
              </table:table-cell>
            </table:table-row>
            <table:table-row>
              <table:table-cell office:value-type="float" office:value="782150">
                <text:p>782150</text:p>
              </table:table-cell>
              <table:table-cell office:value-type="float" office:value="9221">
                <text:p>9221</text:p>
              </table:table-cell>
              <table:table-cell office:value-type="float" office:value="398700">
                <text:p>398700</text:p>
              </table:table-cell>
              <table:table-cell office:value-type="float" office:value="16773">
                <text:p>16773</text:p>
              </table:table-cell>
              <table:table-cell office:value-type="float" office:value="782150">
                <text:p>782150</text:p>
              </table:table-cell>
            </table:table-row>
            <table:table-row>
              <table:table-cell office:value-type="float" office:value="695740">
                <text:p>695740</text:p>
              </table:table-cell>
              <table:table-cell office:value-type="float" office:value="5728">
                <text:p>5728</text:p>
              </table:table-cell>
              <table:table-cell office:value-type="float" office:value="228870">
                <text:p>228870</text:p>
              </table:table-cell>
              <table:table-cell office:value-type="float" office:value="16746">
                <text:p>16746</text:p>
              </table:table-cell>
              <table:table-cell office:value-type="float" office:value="695740">
                <text:p>695740</text:p>
              </table:table-cell>
            </table:table-row>
            <table:table-row>
              <table:table-cell office:value-type="float" office:value="358100">
                <text:p>358100</text:p>
              </table:table-cell>
              <table:table-cell office:value-type="float" office:value="9779">
                <text:p>9779</text:p>
              </table:table-cell>
              <table:table-cell office:value-type="float" office:value="421210">
                <text:p>421210</text:p>
              </table:table-cell>
              <table:table-cell office:value-type="float" office:value="12943">
                <text:p>12943</text:p>
              </table:table-cell>
              <table:table-cell office:value-type="float" office:value="358100">
                <text:p>358100</text:p>
              </table:table-cell>
            </table:table-row>
            <table:table-row>
              <table:table-cell office:value-type="float" office:value="468040">
                <text:p>468040</text:p>
              </table:table-cell>
              <table:table-cell office:value-type="float" office:value="14609">
                <text:p>14609</text:p>
              </table:table-cell>
              <table:table-cell office:value-type="float" office:value="644580">
                <text:p>644580</text:p>
              </table:table-cell>
              <table:table-cell office:value-type="float" office:value="12325">
                <text:p>12325</text:p>
              </table:table-cell>
              <table:table-cell office:value-type="float" office:value="468040">
                <text:p>468040</text:p>
              </table:table-cell>
            </table:table-row>
            <table:table-row>
              <table:table-cell office:value-type="float" office:value="568400">
                <text:p>568400</text:p>
              </table:table-cell>
              <table:table-cell office:value-type="float" office:value="8447">
                <text:p>8447</text:p>
              </table:table-cell>
              <table:table-cell office:value-type="float" office:value="366510">
                <text:p>366510</text:p>
              </table:table-cell>
              <table:table-cell office:value-type="float" office:value="13825">
                <text:p>13825</text:p>
              </table:table-cell>
              <table:table-cell office:value-type="float" office:value="568400">
                <text:p>568400</text:p>
              </table:table-cell>
            </table:table-row>
            <table:table-row>
              <table:table-cell office:value-type="float" office:value="393200">
                <text:p>393200</text:p>
              </table:table-cell>
              <table:table-cell office:value-type="float" office:value="12683">
                <text:p>12683</text:p>
              </table:table-cell>
              <table:table-cell office:value-type="float" office:value="559220">
                <text:p>559220</text:p>
              </table:table-cell>
              <table:table-cell office:value-type="float" office:value="13673">
                <text:p>13673</text:p>
              </table:table-cell>
              <table:table-cell office:value-type="float" office:value="393200">
                <text:p>393200</text:p>
              </table:table-cell>
            </table:table-row>
            <table:table-row>
              <table:table-cell office:value-type="float" office:value="643400">
                <text:p>643400</text:p>
              </table:table-cell>
              <table:table-cell office:value-type="float" office:value="15993">
                <text:p>15993</text:p>
              </table:table-cell>
              <table:table-cell office:value-type="float" office:value="711770">
                <text:p>711770</text:p>
              </table:table-cell>
              <table:table-cell office:value-type="float" office:value="17951">
                <text:p>17951</text:p>
              </table:table-cell>
              <table:table-cell office:value-type="float" office:value="643400">
                <text:p>643400</text:p>
              </table:table-cell>
            </table:table-row>
            <table:table-row>
              <table:table-cell office:value-type="float" office:value="747650">
                <text:p>747650</text:p>
              </table:table-cell>
              <table:table-cell office:value-type="float" office:value="7745">
                <text:p>7745</text:p>
              </table:table-cell>
              <table:table-cell office:value-type="float" office:value="325670">
                <text:p>325670</text:p>
              </table:table-cell>
              <table:table-cell office:value-type="float" office:value="16028">
                <text:p>16028</text:p>
              </table:table-cell>
              <table:table-cell office:value-type="float" office:value="747650">
                <text:p>747650</text:p>
              </table:table-cell>
            </table:table-row>
            <table:table-row>
              <table:table-cell office:value-type="float" office:value="330310">
                <text:p>330310</text:p>
              </table:table-cell>
              <table:table-cell office:value-type="float" office:value="10552">
                <text:p>10552</text:p>
              </table:table-cell>
              <table:table-cell office:value-type="float" office:value="456180">
                <text:p>456180</text:p>
              </table:table-cell>
              <table:table-cell office:value-type="float" office:value="12872">
                <text:p>12872</text:p>
              </table:table-cell>
              <table:table-cell office:value-type="float" office:value="330310">
                <text:p>330310</text:p>
              </table:table-cell>
            </table:table-row>
            <table:table-row>
              <table:table-cell office:value-type="float" office:value="431050">
                <text:p>431050</text:p>
              </table:table-cell>
              <table:table-cell office:value-type="float" office:value="14661">
                <text:p>14661</text:p>
              </table:table-cell>
              <table:table-cell office:value-type="float" office:value="644480">
                <text:p>644480</text:p>
              </table:table-cell>
              <table:table-cell office:value-type="float" office:value="13788">
                <text:p>13788</text:p>
              </table:table-cell>
              <table:table-cell office:value-type="float" office:value="431050">
                <text:p>431050</text:p>
              </table:table-cell>
            </table:table-row>
            <table:table-row>
              <table:table-cell office:value-type="float" office:value="561580">
                <text:p>561580</text:p>
              </table:table-cell>
              <table:table-cell office:value-type="float" office:value="11313">
                <text:p>11313</text:p>
              </table:table-cell>
              <table:table-cell office:value-type="float" office:value="496770">
                <text:p>496770</text:p>
              </table:table-cell>
              <table:table-cell office:value-type="float" office:value="9077">
                <text:p>9077</text:p>
              </table:table-cell>
              <table:table-cell office:value-type="float" office:value="561580">
                <text:p>561580</text:p>
              </table:table-cell>
            </table:table-row>
            <table:table-row>
              <table:table-cell office:value-type="float" office:value="426960">
                <text:p>426960</text:p>
              </table:table-cell>
              <table:table-cell office:value-type="float" office:value="16738">
                <text:p>16738</text:p>
              </table:table-cell>
              <table:table-cell office:value-type="float" office:value="748850">
                <text:p>748850</text:p>
              </table:table-cell>
              <table:table-cell office:value-type="float" office:value="7633">
                <text:p>7633</text:p>
              </table:table-cell>
              <table:table-cell office:value-type="float" office:value="426960">
                <text:p>426960</text:p>
              </table:table-cell>
            </table:table-row>
            <table:table-row>
              <table:table-cell office:value-type="float" office:value="753370">
                <text:p>753370</text:p>
              </table:table-cell>
              <table:table-cell office:value-type="float" office:value="21448">
                <text:p>21448</text:p>
              </table:table-cell>
              <table:table-cell office:value-type="float" office:value="968390">
                <text:p>968390</text:p>
              </table:table-cell>
              <table:table-cell office:value-type="float" office:value="15316">
                <text:p>15316</text:p>
              </table:table-cell>
              <table:table-cell office:value-type="float" office:value="753370">
                <text:p>753370</text:p>
              </table:table-cell>
            </table:table-row>
            <table:table-row>
              <table:table-cell office:value-type="float" office:value="389100">
                <text:p>389100</text:p>
              </table:table-cell>
              <table:table-cell office:value-type="float" office:value="18064">
                <text:p>18064</text:p>
              </table:table-cell>
              <table:table-cell office:value-type="float" office:value="804770">
                <text:p>804770</text:p>
              </table:table-cell>
              <table:table-cell office:value-type="float" office:value="5979">
                <text:p>5979</text:p>
              </table:table-cell>
              <table:table-cell office:value-type="float" office:value="389100">
                <text:p>389100</text:p>
              </table:table-cell>
            </table:table-row>
            <table:table-row>
              <table:table-cell office:value-type="float" office:value="47670">
                <text:p>47670</text:p>
              </table:table-cell>
              <table:table-cell office:value-type="float" office:value="22145">
                <text:p>22145</text:p>
              </table:table-cell>
              <table:table-cell office:value-type="float" office:value="993390">
                <text:p>993390</text:p>
              </table:table-cell>
              <table:table-cell office:value-type="float" office:value="2274">
                <text:p>2274</text:p>
              </table:table-cell>
              <table:table-cell office:value-type="float" office:value="47670">
                <text:p>47670</text:p>
              </table:table-cell>
            </table:table-row>
            <table:table-row>
              <table:table-cell office:value-type="float" office:value="498900">
                <text:p>49890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9491">
                <text:p>9491</text:p>
              </table:table-cell>
              <table:table-cell office:value-type="float" office:value="498900">
                <text:p>498900</text:p>
              </table:table-cell>
            </table:table-row>
            <table:table-row>
              <table:table-cell office:value-type="float" office:value="667100">
                <text:p>66710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2398">
                <text:p>12398</text:p>
              </table:table-cell>
              <table:table-cell office:value-type="float" office:value="667100">
                <text:p>667100</text:p>
              </table:table-cell>
            </table:table-row>
            <table:table-row>
              <table:table-cell office:value-type="float" office:value="220520">
                <text:p>22052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7946">
                <text:p>7946</text:p>
              </table:table-cell>
              <table:table-cell office:value-type="float" office:value="220520">
                <text:p>220520</text:p>
              </table:table-cell>
            </table:table-row>
            <table:table-row>
              <table:table-cell office:value-type="float" office:value="611780">
                <text:p>61178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3031">
                <text:p>13031</text:p>
              </table:table-cell>
              <table:table-cell office:value-type="float" office:value="611780">
                <text:p>611780</text:p>
              </table:table-cell>
            </table:table-row>
            <table:table-row>
              <table:table-cell office:value-type="float" office:value="427230">
                <text:p>42723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862">
                <text:p>10862</text:p>
              </table:table-cell>
              <table:table-cell office:value-type="float" office:value="427230">
                <text:p>427230</text:p>
              </table:table-cell>
            </table:table-row>
            <table:table-row>
              <table:table-cell office:value-type="float" office:value="468060">
                <text:p>46806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1581">
                <text:p>11581</text:p>
              </table:table-cell>
              <table:table-cell office:value-type="float" office:value="468060">
                <text:p>468060</text:p>
              </table:table-cell>
            </table:table-row>
            <table:table-row>
              <table:table-cell office:value-type="float" office:value="361950">
                <text:p>36195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6133">
                <text:p>6133</text:p>
              </table:table-cell>
              <table:table-cell office:value-type="float" office:value="361950">
                <text:p>361950</text:p>
              </table:table-cell>
            </table:table-row>
            <table:table-row>
              <table:table-cell office:value-type="float" office:value="493000">
                <text:p>49300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8280">
                <text:p>8280</text:p>
              </table:table-cell>
              <table:table-cell office:value-type="float" office:value="493000">
                <text:p>493000</text:p>
              </table:table-cell>
            </table:table-row>
            <table:table-row>
              <table:table-cell office:value-type="float" office:value="167610">
                <text:p>16761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5704">
                <text:p>5704</text:p>
              </table:table-cell>
              <table:table-cell office:value-type="float" office:value="167610">
                <text:p>167610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2975">
                <text:p>12975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float" office:value="493500">
                <text:p>49350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576">
                <text:p>11576</text:p>
              </table:table-cell>
              <table:table-cell office:value-type="float" office:value="493500">
                <text:p>493500</text:p>
              </table:table-cell>
            </table:table-row>
            <table:table-row>
              <table:table-cell office:value-type="float" office:value="430540">
                <text:p>43054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474">
                <text:p>11474</text:p>
              </table:table-cell>
              <table:table-cell office:value-type="float" office:value="430540">
                <text:p>430540</text:p>
              </table:table-cell>
            </table:table-row>
            <table:table-row>
              <table:table-cell office:value-type="float" office:value="215830">
                <text:p>21583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4478">
                <text:p>4478</text:p>
              </table:table-cell>
              <table:table-cell office:value-type="float" office:value="215830">
                <text:p>215830</text:p>
              </table:table-cell>
            </table:table-row>
            <table:table-row>
              <table:table-cell office:value-type="float" office:value="380240">
                <text:p>38024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7247">
                <text:p>7247</text:p>
              </table:table-cell>
              <table:table-cell office:value-type="float" office:value="380240">
                <text:p>380240</text:p>
              </table:table-cell>
            </table:table-row>
            <table:table-row>
              <table:table-cell office:value-type="float" office:value="201160">
                <text:p>20116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5031">
                <text:p>5031</text:p>
              </table:table-cell>
              <table:table-cell office:value-type="float" office:value="201160">
                <text:p>201160</text:p>
              </table:table-cell>
            </table:table-row>
            <table:table-row>
              <table:table-cell office:value-type="float" office:value="560370">
                <text:p>56037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046">
                <text:p>12046</text:p>
              </table:table-cell>
              <table:table-cell office:value-type="float" office:value="560370">
                <text:p>560370</text:p>
              </table:table-cell>
            </table:table-row>
            <table:table-row>
              <table:table-cell office:value-type="float" office:value="164520">
                <text:p>16452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5702">
                <text:p>5702</text:p>
              </table:table-cell>
              <table:table-cell office:value-type="float" office:value="164520">
                <text:p>164520</text:p>
              </table:table-cell>
            </table:table-row>
            <table:table-row>
              <table:table-cell office:value-type="float" office:value="768980">
                <text:p>7689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4843">
                <text:p>14843</text:p>
              </table:table-cell>
              <table:table-cell office:value-type="float" office:value="768980">
                <text:p>768980</text:p>
              </table:table-cell>
            </table:table-row>
            <table:table-row>
              <table:table-cell office:value-type="float" office:value="732730">
                <text:p>7327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5663">
                <text:p>15663</text:p>
              </table:table-cell>
              <table:table-cell office:value-type="float" office:value="732730">
                <text:p>732730</text:p>
              </table:table-cell>
            </table:table-row>
            <table:table-row>
              <table:table-cell office:value-type="float" office:value="373830">
                <text:p>37383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2539">
                <text:p>12539</text:p>
              </table:table-cell>
              <table:table-cell office:value-type="float" office:value="373830">
                <text:p>373830</text:p>
              </table:table-cell>
            </table:table-row>
            <table:table-row>
              <table:table-cell office:value-type="float" office:value="611270">
                <text:p>61127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4931">
                <text:p>14931</text:p>
              </table:table-cell>
              <table:table-cell office:value-type="float" office:value="611270">
                <text:p>611270</text:p>
              </table:table-cell>
            </table:table-row>
            <table:table-row>
              <table:table-cell office:value-type="float" office:value="228910">
                <text:p>2289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735">
                <text:p>5735</text:p>
              </table:table-cell>
              <table:table-cell office:value-type="float" office:value="228910">
                <text:p>228910</text:p>
              </table:table-cell>
            </table:table-row>
            <table:table-row>
              <table:table-cell office:value-type="float" office:value="434050">
                <text:p>43405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0573">
                <text:p>10573</text:p>
              </table:table-cell>
              <table:table-cell office:value-type="float" office:value="434050">
                <text:p>434050</text:p>
              </table:table-cell>
            </table:table-row>
            <table:table-row>
              <table:table-cell office:value-type="float" office:value="565090">
                <text:p>56509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3962">
                <text:p>13962</text:p>
              </table:table-cell>
              <table:table-cell office:value-type="float" office:value="565090">
                <text:p>565090</text:p>
              </table:table-cell>
            </table:table-row>
            <table:table-row>
              <table:table-cell office:value-type="float" office:value="786980">
                <text:p>78698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6280">
                <text:p>16280</text:p>
              </table:table-cell>
              <table:table-cell office:value-type="float" office:value="786980">
                <text:p>786980</text:p>
              </table:table-cell>
            </table:table-row>
            <table:table-row>
              <table:table-cell office:value-type="float" office:value="336850">
                <text:p>33685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9151">
                <text:p>9151</text:p>
              </table:table-cell>
              <table:table-cell office:value-type="float" office:value="336850">
                <text:p>336850</text:p>
              </table:table-cell>
            </table:table-row>
            <table:table-row>
              <table:table-cell office:value-type="float" office:value="462190">
                <text:p>4621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1168">
                <text:p>11168</text:p>
              </table:table-cell>
              <table:table-cell office:value-type="float" office:value="462190">
                <text:p>462190</text:p>
              </table:table-cell>
            </table:table-row>
            <table:table-row>
              <table:table-cell office:value-type="float" office:value="636410">
                <text:p>63641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4694">
                <text:p>14694</text:p>
              </table:table-cell>
              <table:table-cell office:value-type="float" office:value="636410">
                <text:p>636410</text:p>
              </table:table-cell>
            </table:table-row>
            <table:table-row>
              <table:table-cell office:value-type="float" office:value="374260">
                <text:p>37426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018">
                <text:p>11018</text:p>
              </table:table-cell>
              <table:table-cell office:value-type="float" office:value="374260">
                <text:p>374260</text:p>
              </table:table-cell>
            </table:table-row>
            <table:table-row>
              <table:table-cell office:value-type="float" office:value="385560">
                <text:p>38556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1724">
                <text:p>11724</text:p>
              </table:table-cell>
              <table:table-cell office:value-type="float" office:value="385560">
                <text:p>385560</text:p>
              </table:table-cell>
            </table:table-row>
            <table:table-row>
              <table:table-cell office:value-type="float" office:value="629510">
                <text:p>62951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16162">
                <text:p>16162</text:p>
              </table:table-cell>
              <table:table-cell office:value-type="float" office:value="629510">
                <text:p>629510</text:p>
              </table:table-cell>
            </table:table-row>
            <table:table-row>
              <table:table-cell office:value-type="float" office:value="220720">
                <text:p>22072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0352">
                <text:p>10352</text:p>
              </table:table-cell>
              <table:table-cell office:value-type="float" office:value="220720">
                <text:p>220720</text:p>
              </table:table-cell>
            </table:table-row>
            <table:table-row>
              <table:table-cell office:value-type="float" office:value="317450">
                <text:p>31745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1608">
                <text:p>11608</text:p>
              </table:table-cell>
              <table:table-cell office:value-type="float" office:value="317450">
                <text:p>317450</text:p>
              </table:table-cell>
            </table:table-row>
            <table:table-row>
              <table:table-cell office:value-type="float" office:value="704410">
                <text:p>70441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6678">
                <text:p>16678</text:p>
              </table:table-cell>
              <table:table-cell office:value-type="float" office:value="704410">
                <text:p>704410</text:p>
              </table:table-cell>
            </table:table-row>
            <table:table-row>
              <table:table-cell office:value-type="float" office:value="784100">
                <text:p>78410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7486">
                <text:p>17486</text:p>
              </table:table-cell>
              <table:table-cell office:value-type="float" office:value="784100">
                <text:p>784100</text:p>
              </table:table-cell>
            </table:table-row>
            <table:table-row>
              <table:table-cell office:value-type="float" office:value="148450">
                <text:p>14845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6145">
                <text:p>6145</text:p>
              </table:table-cell>
              <table:table-cell office:value-type="float" office:value="148450">
                <text:p>148450</text:p>
              </table:table-cell>
            </table:table-row>
            <table:table-row>
              <table:table-cell office:value-type="float" office:value="602990">
                <text:p>60299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6588">
                <text:p>16588</text:p>
              </table:table-cell>
              <table:table-cell office:value-type="float" office:value="602990">
                <text:p>602990</text:p>
              </table:table-cell>
            </table:table-row>
            <table:table-row>
              <table:table-cell office:value-type="float" office:value="398510">
                <text:p>39851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48">
                <text:p>11648</text:p>
              </table:table-cell>
              <table:table-cell office:value-type="float" office:value="398510">
                <text:p>398510</text:p>
              </table:table-cell>
            </table:table-row>
            <table:table-row>
              <table:table-cell office:value-type="float" office:value="355070">
                <text:p>35507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2938">
                <text:p>12938</text:p>
              </table:table-cell>
              <table:table-cell office:value-type="float" office:value="355070">
                <text:p>355070</text:p>
              </table:table-cell>
            </table:table-row>
            <table:table-row>
              <table:table-cell office:value-type="float" office:value="335940">
                <text:p>33594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9521">
                <text:p>9521</text:p>
              </table:table-cell>
              <table:table-cell office:value-type="float" office:value="335940">
                <text:p>335940</text:p>
              </table:table-cell>
            </table:table-row>
            <table:table-row>
              <table:table-cell office:value-type="float" office:value="471100">
                <text:p>47110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2356">
                <text:p>12356</text:p>
              </table:table-cell>
              <table:table-cell office:value-type="float" office:value="471100">
                <text:p>471100</text:p>
              </table:table-cell>
            </table:table-row>
            <table:table-row>
              <table:table-cell office:value-type="float" office:value="568330">
                <text:p>56833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3798">
                <text:p>13798</text:p>
              </table:table-cell>
              <table:table-cell office:value-type="float" office:value="568330">
                <text:p>568330</text:p>
              </table:table-cell>
            </table:table-row>
            <table:table-row>
              <table:table-cell office:value-type="float" office:value="218060">
                <text:p>21806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9567">
                <text:p>9567</text:p>
              </table:table-cell>
              <table:table-cell office:value-type="float" office:value="218060">
                <text:p>218060</text:p>
              </table:table-cell>
            </table:table-row>
            <table:table-row>
              <table:table-cell office:value-type="float" office:value="267530">
                <text:p>26753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2227">
                <text:p>12227</text:p>
              </table:table-cell>
              <table:table-cell office:value-type="float" office:value="267530">
                <text:p>267530</text:p>
              </table:table-cell>
            </table:table-row>
            <table:table-row>
              <table:table-cell office:value-type="float" office:value="361470">
                <text:p>36147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3700">
                <text:p>13700</text:p>
              </table:table-cell>
              <table:table-cell office:value-type="float" office:value="361470">
                <text:p>361470</text:p>
              </table:table-cell>
            </table:table-row>
            <table:table-row>
              <table:table-cell office:value-type="float" office:value="170010">
                <text:p>17001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7447">
                <text:p>7447</text:p>
              </table:table-cell>
              <table:table-cell office:value-type="float" office:value="170010">
                <text:p>170010</text:p>
              </table:table-cell>
            </table:table-row>
            <table:table-row>
              <table:table-cell office:value-type="float" office:value="146190">
                <text:p>14619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8768">
                <text:p>8768</text:p>
              </table:table-cell>
              <table:table-cell office:value-type="float" office:value="146190">
                <text:p>146190</text:p>
              </table:table-cell>
            </table:table-row>
            <table:table-row>
              <table:table-cell office:value-type="float" office:value="329270">
                <text:p>32927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1061">
                <text:p>11061</text:p>
              </table:table-cell>
              <table:table-cell office:value-type="float" office:value="329270">
                <text:p>329270</text:p>
              </table:table-cell>
            </table:table-row>
            <table:table-row>
              <table:table-cell office:value-type="float" office:value="700650">
                <text:p>70065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7984">
                <text:p>17984</text:p>
              </table:table-cell>
              <table:table-cell office:value-type="float" office:value="700650">
                <text:p>700650</text:p>
              </table:table-cell>
            </table:table-row>
            <table:table-row>
              <table:table-cell office:value-type="float" office:value="712390">
                <text:p>71239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9983">
                <text:p>19983</text:p>
              </table:table-cell>
              <table:table-cell office:value-type="float" office:value="712390">
                <text:p>712390</text:p>
              </table:table-cell>
            </table:table-row>
            <table:table-row>
              <table:table-cell office:value-type="float" office:value="714890">
                <text:p>71489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6160">
                <text:p>16160</text:p>
              </table:table-cell>
              <table:table-cell office:value-type="float" office:value="714890">
                <text:p>714890</text:p>
              </table:table-cell>
            </table:table-row>
            <table:table-row>
              <table:table-cell office:value-type="float" office:value="342240">
                <text:p>34224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868">
                <text:p>12868</text:p>
              </table:table-cell>
              <table:table-cell office:value-type="float" office:value="342240">
                <text:p>342240</text:p>
              </table:table-cell>
            </table:table-row>
            <table:table-row>
              <table:table-cell office:value-type="float" office:value="460420">
                <text:p>46042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3679">
                <text:p>13679</text:p>
              </table:table-cell>
              <table:table-cell office:value-type="float" office:value="460420">
                <text:p>460420</text:p>
              </table:table-cell>
            </table:table-row>
            <table:table-row>
              <table:table-cell office:value-type="float" office:value="519610">
                <text:p>51961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5781">
                <text:p>15781</text:p>
              </table:table-cell>
              <table:table-cell office:value-type="float" office:value="519610">
                <text:p>519610</text:p>
              </table:table-cell>
            </table:table-row>
            <table:table-row>
              <table:table-cell office:value-type="float" office:value="557690">
                <text:p>55769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9007">
                <text:p>9007</text:p>
              </table:table-cell>
              <table:table-cell office:value-type="float" office:value="557690">
                <text:p>557690</text:p>
              </table:table-cell>
            </table:table-row>
            <table:table-row>
              <table:table-cell office:value-type="float" office:value="427050">
                <text:p>42705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7678">
                <text:p>7678</text:p>
              </table:table-cell>
              <table:table-cell office:value-type="float" office:value="427050">
                <text:p>427050</text:p>
              </table:table-cell>
            </table:table-row>
            <table:table-row>
              <table:table-cell office:value-type="float" office:value="875080">
                <text:p>87508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5336">
                <text:p>15336</text:p>
              </table:table-cell>
              <table:table-cell office:value-type="float" office:value="875080">
                <text:p>875080</text:p>
              </table:table-cell>
            </table:table-row>
            <table:table-row>
              <table:table-cell office:value-type="float" office:value="388920">
                <text:p>38892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5982">
                <text:p>5982</text:p>
              </table:table-cell>
              <table:table-cell office:value-type="float" office:value="388920">
                <text:p>388920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2226">
                <text:p>2226</text:p>
              </table:table-cell>
              <table:table-cell office:value-type="float" office:value="45220">
                <text:p>45220</text:p>
              </table:table-cell>
            </table:table-row>
            <table:table-row>
              <table:table-cell office:value-type="float" office:value="499970">
                <text:p>49997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9502">
                <text:p>9502</text:p>
              </table:table-cell>
              <table:table-cell office:value-type="float" office:value="499970">
                <text:p>499970</text:p>
              </table:table-cell>
            </table:table-row>
            <table:table-row>
              <table:table-cell office:value-type="float" office:value="677590">
                <text:p>67759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2445">
                <text:p>12445</text:p>
              </table:table-cell>
              <table:table-cell office:value-type="float" office:value="677590">
                <text:p>677590</text:p>
              </table:table-cell>
            </table:table-row>
            <table:table-row>
              <table:table-cell office:value-type="float" office:value="231240">
                <text:p>23124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7966">
                <text:p>7966</text:p>
              </table:table-cell>
              <table:table-cell office:value-type="float" office:value="231240">
                <text:p>231240</text:p>
              </table:table-cell>
            </table:table-row>
            <table:table-row>
              <table:table-cell office:value-type="float" office:value="620440">
                <text:p>62044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3024">
                <text:p>13024</text:p>
              </table:table-cell>
              <table:table-cell office:value-type="float" office:value="620440">
                <text:p>620440</text:p>
              </table:table-cell>
            </table:table-row>
            <table:table-row>
              <table:table-cell office:value-type="float" office:value="483330">
                <text:p>48333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869">
                <text:p>10869</text:p>
              </table:table-cell>
              <table:table-cell office:value-type="float" office:value="483330">
                <text:p>483330</text:p>
              </table:table-cell>
            </table:table-row>
            <table:table-row>
              <table:table-cell office:value-type="float" office:value="458070">
                <text:p>45807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1571">
                <text:p>11571</text:p>
              </table:table-cell>
              <table:table-cell office:value-type="float" office:value="458070">
                <text:p>458070</text:p>
              </table:table-cell>
            </table:table-row>
            <table:table-row>
              <table:table-cell office:value-type="float" office:value="360120">
                <text:p>36012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6066">
                <text:p>6066</text:p>
              </table:table-cell>
              <table:table-cell office:value-type="float" office:value="360120">
                <text:p>360120</text:p>
              </table:table-cell>
            </table:table-row>
            <table:table-row>
              <table:table-cell office:value-type="float" office:value="490080">
                <text:p>49008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8225">
                <text:p>8225</text:p>
              </table:table-cell>
              <table:table-cell office:value-type="float" office:value="490080">
                <text:p>490080</text:p>
              </table:table-cell>
            </table:table-row>
            <table:table-row>
              <table:table-cell office:value-type="float" office:value="167380">
                <text:p>16738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5704">
                <text:p>5704</text:p>
              </table:table-cell>
              <table:table-cell office:value-type="float" office:value="167380">
                <text:p>167380</text:p>
              </table:table-cell>
            </table:table-row>
            <table:table-row>
              <table:table-cell office:value-type="float" office:value="686760">
                <text:p>68676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2979">
                <text:p>12979</text:p>
              </table:table-cell>
              <table:table-cell office:value-type="float" office:value="686760">
                <text:p>686760</text:p>
              </table:table-cell>
            </table:table-row>
            <table:table-row>
              <table:table-cell office:value-type="float" office:value="496080">
                <text:p>49608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617">
                <text:p>11617</text:p>
              </table:table-cell>
              <table:table-cell office:value-type="float" office:value="496080">
                <text:p>496080</text:p>
              </table:table-cell>
            </table:table-row>
            <table:table-row>
              <table:table-cell office:value-type="float" office:value="463250">
                <text:p>46325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364">
                <text:p>11364</text:p>
              </table:table-cell>
              <table:table-cell office:value-type="float" office:value="463250">
                <text:p>463250</text:p>
              </table:table-cell>
            </table:table-row>
            <table:table-row>
              <table:table-cell office:value-type="float" office:value="218020">
                <text:p>2180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4495">
                <text:p>4495</text:p>
              </table:table-cell>
              <table:table-cell office:value-type="float" office:value="218020">
                <text:p>218020</text:p>
              </table:table-cell>
            </table:table-row>
            <table:table-row>
              <table:table-cell office:value-type="float" office:value="382910">
                <text:p>38291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7309">
                <text:p>7309</text:p>
              </table:table-cell>
              <table:table-cell office:value-type="float" office:value="382910">
                <text:p>382910</text:p>
              </table:table-cell>
            </table:table-row>
            <table:table-row>
              <table:table-cell office:value-type="float" office:value="204890">
                <text:p>20489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5081">
                <text:p>5081</text:p>
              </table:table-cell>
              <table:table-cell office:value-type="float" office:value="204890">
                <text:p>204890</text:p>
              </table:table-cell>
            </table:table-row>
            <table:table-row>
              <table:table-cell office:value-type="float" office:value="565450">
                <text:p>56545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192">
                <text:p>12192</text:p>
              </table:table-cell>
              <table:table-cell office:value-type="float" office:value="565450">
                <text:p>565450</text:p>
              </table:table-cell>
            </table:table-row>
            <table:table-row>
              <table:table-cell office:value-type="float" office:value="162810">
                <text:p>16281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5672">
                <text:p>5672</text:p>
              </table:table-cell>
              <table:table-cell office:value-type="float" office:value="162810">
                <text:p>162810</text:p>
              </table:table-cell>
            </table:table-row>
            <table:table-row>
              <table:table-cell office:value-type="float" office:value="753460">
                <text:p>75346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4881">
                <text:p>14881</text:p>
              </table:table-cell>
              <table:table-cell office:value-type="float" office:value="753460">
                <text:p>753460</text:p>
              </table:table-cell>
            </table:table-row>
            <table:table-row>
              <table:table-cell office:value-type="float" office:value="706300">
                <text:p>70630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5516">
                <text:p>15516</text:p>
              </table:table-cell>
              <table:table-cell office:value-type="float" office:value="706300">
                <text:p>706300</text:p>
              </table:table-cell>
            </table:table-row>
            <table:table-row>
              <table:table-cell office:value-type="float" office:value="473960">
                <text:p>47396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2583">
                <text:p>12583</text:p>
              </table:table-cell>
              <table:table-cell office:value-type="float" office:value="473960">
                <text:p>473960</text:p>
              </table:table-cell>
            </table:table-row>
            <table:table-row>
              <table:table-cell office:value-type="float" office:value="724820">
                <text:p>72482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4882">
                <text:p>14882</text:p>
              </table:table-cell>
              <table:table-cell office:value-type="float" office:value="724820">
                <text:p>724820</text:p>
              </table:table-cell>
            </table:table-row>
            <table:table-row>
              <table:table-cell office:value-type="float" office:value="230450">
                <text:p>23045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5800">
                <text:p>5800</text:p>
              </table:table-cell>
              <table:table-cell office:value-type="float" office:value="230450">
                <text:p>230450</text:p>
              </table:table-cell>
            </table:table-row>
            <table:table-row>
              <table:table-cell office:value-type="float" office:value="432500">
                <text:p>4325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0504">
                <text:p>10504</text:p>
              </table:table-cell>
              <table:table-cell office:value-type="float" office:value="432500">
                <text:p>432500</text:p>
              </table:table-cell>
            </table:table-row>
            <table:table-row>
              <table:table-cell office:value-type="float" office:value="593600">
                <text:p>59360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4011">
                <text:p>14011</text:p>
              </table:table-cell>
              <table:table-cell office:value-type="float" office:value="593600">
                <text:p>593600</text:p>
              </table:table-cell>
            </table:table-row>
            <table:table-row>
              <table:table-cell office:value-type="float" office:value="773950">
                <text:p>77395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6220">
                <text:p>16220</text:p>
              </table:table-cell>
              <table:table-cell office:value-type="float" office:value="773950">
                <text:p>773950</text:p>
              </table:table-cell>
            </table:table-row>
            <table:table-row>
              <table:table-cell office:value-type="float" office:value="334510">
                <text:p>33451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9123">
                <text:p>9123</text:p>
              </table:table-cell>
              <table:table-cell office:value-type="float" office:value="334510">
                <text:p>334510</text:p>
              </table:table-cell>
            </table:table-row>
            <table:table-row>
              <table:table-cell office:value-type="float" office:value="463600">
                <text:p>46360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1151">
                <text:p>11151</text:p>
              </table:table-cell>
              <table:table-cell office:value-type="float" office:value="463600">
                <text:p>463600</text:p>
              </table:table-cell>
            </table:table-row>
            <table:table-row>
              <table:table-cell office:value-type="float" office:value="636730">
                <text:p>6367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4710">
                <text:p>14710</text:p>
              </table:table-cell>
              <table:table-cell office:value-type="float" office:value="636730">
                <text:p>636730</text:p>
              </table:table-cell>
            </table:table-row>
            <table:table-row>
              <table:table-cell office:value-type="float" office:value="371580">
                <text:p>37158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003">
                <text:p>11003</text:p>
              </table:table-cell>
              <table:table-cell office:value-type="float" office:value="371580">
                <text:p>371580</text:p>
              </table:table-cell>
            </table:table-row>
            <table:table-row>
              <table:table-cell office:value-type="float" office:value="387220">
                <text:p>38722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1798">
                <text:p>11798</text:p>
              </table:table-cell>
              <table:table-cell office:value-type="float" office:value="387220">
                <text:p>387220</text:p>
              </table:table-cell>
            </table:table-row>
            <table:table-row>
              <table:table-cell office:value-type="float" office:value="724570">
                <text:p>72457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16182">
                <text:p>16182</text:p>
              </table:table-cell>
              <table:table-cell office:value-type="float" office:value="724570">
                <text:p>724570</text:p>
              </table:table-cell>
            </table:table-row>
            <table:table-row>
              <table:table-cell office:value-type="float" office:value="188590">
                <text:p>18859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0356">
                <text:p>10356</text:p>
              </table:table-cell>
              <table:table-cell office:value-type="float" office:value="188590">
                <text:p>188590</text:p>
              </table:table-cell>
            </table:table-row>
            <table:table-row>
              <table:table-cell office:value-type="float" office:value="317990">
                <text:p>31799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1621">
                <text:p>11621</text:p>
              </table:table-cell>
              <table:table-cell office:value-type="float" office:value="317990">
                <text:p>317990</text:p>
              </table:table-cell>
            </table:table-row>
            <table:table-row>
              <table:table-cell office:value-type="float" office:value="789110">
                <text:p>78911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6744">
                <text:p>16744</text:p>
              </table:table-cell>
              <table:table-cell office:value-type="float" office:value="789110">
                <text:p>789110</text:p>
              </table:table-cell>
            </table:table-row>
            <table:table-row>
              <table:table-cell office:value-type="float" office:value="830640">
                <text:p>83064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7539">
                <text:p>17539</text:p>
              </table:table-cell>
              <table:table-cell office:value-type="float" office:value="830640">
                <text:p>830640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6121">
                <text:p>6121</text:p>
              </table:table-cell>
              <table:table-cell office:value-type="float" office:value="146780">
                <text:p>146780</text:p>
              </table:table-cell>
            </table:table-row>
            <table:table-row>
              <table:table-cell office:value-type="float" office:value="636140">
                <text:p>63614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6615">
                <text:p>16615</text:p>
              </table:table-cell>
              <table:table-cell office:value-type="float" office:value="636140">
                <text:p>636140</text:p>
              </table:table-cell>
            </table:table-row>
            <table:table-row>
              <table:table-cell office:value-type="float" office:value="393900">
                <text:p>39390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557">
                <text:p>11557</text:p>
              </table:table-cell>
              <table:table-cell office:value-type="float" office:value="393900">
                <text:p>393900</text:p>
              </table:table-cell>
            </table:table-row>
            <table:table-row>
              <table:table-cell office:value-type="float" office:value="349110">
                <text:p>34911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2859">
                <text:p>12859</text:p>
              </table:table-cell>
              <table:table-cell office:value-type="float" office:value="349110">
                <text:p>349110</text:p>
              </table:table-cell>
            </table:table-row>
            <table:table-row>
              <table:table-cell office:value-type="float" office:value="334130">
                <text:p>33413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9510">
                <text:p>9510</text:p>
              </table:table-cell>
              <table:table-cell office:value-type="float" office:value="334130">
                <text:p>334130</text:p>
              </table:table-cell>
            </table:table-row>
            <table:table-row>
              <table:table-cell office:value-type="float" office:value="468210">
                <text:p>46821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2385">
                <text:p>12385</text:p>
              </table:table-cell>
              <table:table-cell office:value-type="float" office:value="468210">
                <text:p>468210</text:p>
              </table:table-cell>
            </table:table-row>
            <table:table-row>
              <table:table-cell office:value-type="float" office:value="569770">
                <text:p>56977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3801">
                <text:p>13801</text:p>
              </table:table-cell>
              <table:table-cell office:value-type="float" office:value="569770">
                <text:p>569770</text:p>
              </table:table-cell>
            </table:table-row>
            <table:table-row>
              <table:table-cell office:value-type="float" office:value="209110">
                <text:p>20911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9468">
                <text:p>9468</text:p>
              </table:table-cell>
              <table:table-cell office:value-type="float" office:value="209110">
                <text:p>209110</text:p>
              </table:table-cell>
            </table:table-row>
            <table:table-row>
              <table:table-cell office:value-type="float" office:value="285610">
                <text:p>28561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2160">
                <text:p>12160</text:p>
              </table:table-cell>
              <table:table-cell office:value-type="float" office:value="285610">
                <text:p>285610</text:p>
              </table:table-cell>
            </table:table-row>
            <table:table-row>
              <table:table-cell office:value-type="float" office:value="337680">
                <text:p>33768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3629">
                <text:p>13629</text:p>
              </table:table-cell>
              <table:table-cell office:value-type="float" office:value="337680">
                <text:p>337680</text:p>
              </table:table-cell>
            </table:table-row>
            <table:table-row>
              <table:table-cell office:value-type="float" office:value="166800">
                <text:p>16680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7412">
                <text:p>7412</text:p>
              </table:table-cell>
              <table:table-cell office:value-type="float" office:value="166800">
                <text:p>166800</text:p>
              </table:table-cell>
            </table:table-row>
            <table:table-row>
              <table:table-cell office:value-type="float" office:value="142470">
                <text:p>14247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8672">
                <text:p>8672</text:p>
              </table:table-cell>
              <table:table-cell office:value-type="float" office:value="142470">
                <text:p>142470</text:p>
              </table:table-cell>
            </table:table-row>
            <table:table-row>
              <table:table-cell office:value-type="float" office:value="324230">
                <text:p>32423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1018">
                <text:p>11018</text:p>
              </table:table-cell>
              <table:table-cell office:value-type="float" office:value="324230">
                <text:p>324230</text:p>
              </table:table-cell>
            </table:table-row>
            <table:table-row>
              <table:table-cell office:value-type="float" office:value="862980">
                <text:p>86298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18168">
                <text:p>18168</text:p>
              </table:table-cell>
              <table:table-cell office:value-type="float" office:value="862980">
                <text:p>862980</text:p>
              </table:table-cell>
            </table:table-row>
            <table:table-row>
              <table:table-cell office:value-type="float" office:value="753110">
                <text:p>75311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20045">
                <text:p>20045</text:p>
              </table:table-cell>
              <table:table-cell office:value-type="float" office:value="753110">
                <text:p>753110</text:p>
              </table:table-cell>
            </table:table-row>
            <table:table-row>
              <table:table-cell office:value-type="float" office:value="692850">
                <text:p>69285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6120">
                <text:p>16120</text:p>
              </table:table-cell>
              <table:table-cell office:value-type="float" office:value="692850">
                <text:p>692850</text:p>
              </table:table-cell>
            </table:table-row>
            <table:table-row>
              <table:table-cell office:value-type="float" office:value="329680">
                <text:p>32968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843">
                <text:p>12843</text:p>
              </table:table-cell>
              <table:table-cell office:value-type="float" office:value="329680">
                <text:p>329680</text:p>
              </table:table-cell>
            </table:table-row>
            <table:table-row>
              <table:table-cell office:value-type="float" office:value="347170">
                <text:p>34717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3555">
                <text:p>13555</text:p>
              </table:table-cell>
              <table:table-cell office:value-type="float" office:value="347170">
                <text:p>347170</text:p>
              </table:table-cell>
            </table:table-row>
            <table:table-row>
              <table:table-cell office:value-type="float" office:value="504090">
                <text:p>50409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5818">
                <text:p>15818</text:p>
              </table:table-cell>
              <table:table-cell office:value-type="float" office:value="504090">
                <text:p>504090</text:p>
              </table:table-cell>
            </table:table-row>
            <table:table-row>
              <table:table-cell office:value-type="float" office:value="561840">
                <text:p>56184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9077">
                <text:p>9077</text:p>
              </table:table-cell>
              <table:table-cell office:value-type="float" office:value="561840">
                <text:p>561840</text:p>
              </table:table-cell>
            </table:table-row>
            <table:table-row>
              <table:table-cell office:value-type="float" office:value="427660">
                <text:p>42766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7753">
                <text:p>7753</text:p>
              </table:table-cell>
              <table:table-cell office:value-type="float" office:value="427660">
                <text:p>427660</text:p>
              </table:table-cell>
            </table:table-row>
            <table:table-row>
              <table:table-cell office:value-type="float" office:value="745340">
                <text:p>74534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5319">
                <text:p>15319</text:p>
              </table:table-cell>
              <table:table-cell office:value-type="float" office:value="745340">
                <text:p>745340</text:p>
              </table:table-cell>
            </table:table-row>
            <table:table-row>
              <table:table-cell office:value-type="float" office:value="390080">
                <text:p>39008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6007">
                <text:p>6007</text:p>
              </table:table-cell>
              <table:table-cell office:value-type="float" office:value="390080">
                <text:p>390080</text:p>
              </table:table-cell>
            </table:table-row>
            <table:table-row>
              <table:table-cell office:value-type="float" office:value="47360">
                <text:p>4736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2280">
                <text:p>2280</text:p>
              </table:table-cell>
              <table:table-cell office:value-type="float" office:value="47360">
                <text:p>47360</text:p>
              </table:table-cell>
            </table:table-row>
            <table:table-row>
              <table:table-cell office:value-type="float" office:value="495930">
                <text:p>49593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9448">
                <text:p>9448</text:p>
              </table:table-cell>
              <table:table-cell office:value-type="float" office:value="495930">
                <text:p>495930</text:p>
              </table:table-cell>
            </table:table-row>
            <table:table-row>
              <table:table-cell office:value-type="float" office:value="666860">
                <text:p>66686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427">
                <text:p>12427</text:p>
              </table:table-cell>
              <table:table-cell office:value-type="float" office:value="666860">
                <text:p>666860</text:p>
              </table:table-cell>
            </table:table-row>
            <table:table-row>
              <table:table-cell office:value-type="float" office:value="255340">
                <text:p>25534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7925">
                <text:p>7925</text:p>
              </table:table-cell>
              <table:table-cell office:value-type="float" office:value="255340">
                <text:p>255340</text:p>
              </table:table-cell>
            </table:table-row>
            <table:table-row>
              <table:table-cell office:value-type="float" office:value="588170">
                <text:p>58817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2984">
                <text:p>12984</text:p>
              </table:table-cell>
              <table:table-cell office:value-type="float" office:value="588170">
                <text:p>588170</text:p>
              </table:table-cell>
            </table:table-row>
            <table:table-row>
              <table:table-cell office:value-type="float" office:value="499060">
                <text:p>49906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892">
                <text:p>10892</text:p>
              </table:table-cell>
              <table:table-cell office:value-type="float" office:value="499060">
                <text:p>499060</text:p>
              </table:table-cell>
            </table:table-row>
            <table:table-row>
              <table:table-cell office:value-type="float" office:value="543710">
                <text:p>54371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1681">
                <text:p>11681</text:p>
              </table:table-cell>
              <table:table-cell office:value-type="float" office:value="543710">
                <text:p>543710</text:p>
              </table:table-cell>
            </table:table-row>
            <table:table-row>
              <table:table-cell office:value-type="float" office:value="362870">
                <text:p>36287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6126">
                <text:p>6126</text:p>
              </table:table-cell>
              <table:table-cell office:value-type="float" office:value="362870">
                <text:p>362870</text:p>
              </table:table-cell>
            </table:table-row>
            <table:table-row>
              <table:table-cell office:value-type="float" office:value="492550">
                <text:p>49255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8305">
                <text:p>8305</text:p>
              </table:table-cell>
              <table:table-cell office:value-type="float" office:value="492550">
                <text:p>492550</text:p>
              </table:table-cell>
            </table:table-row>
            <table:table-row>
              <table:table-cell office:value-type="float" office:value="165080">
                <text:p>16508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5674">
                <text:p>5674</text:p>
              </table:table-cell>
              <table:table-cell office:value-type="float" office:value="165080">
                <text:p>165080</text:p>
              </table:table-cell>
            </table:table-row>
            <table:table-row>
              <table:table-cell office:value-type="float" office:value="667540">
                <text:p>66754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3005">
                <text:p>13005</text:p>
              </table:table-cell>
              <table:table-cell office:value-type="float" office:value="667540">
                <text:p>667540</text:p>
              </table:table-cell>
            </table:table-row>
            <table:table-row>
              <table:table-cell office:value-type="float" office:value="491040">
                <text:p>49104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1450">
                <text:p>11450</text:p>
              </table:table-cell>
              <table:table-cell office:value-type="float" office:value="491040">
                <text:p>491040</text:p>
              </table:table-cell>
            </table:table-row>
            <table:table-row>
              <table:table-cell office:value-type="float" office:value="548660">
                <text:p>54866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445">
                <text:p>11445</text:p>
              </table:table-cell>
              <table:table-cell office:value-type="float" office:value="548660">
                <text:p>548660</text:p>
              </table:table-cell>
            </table:table-row>
            <table:table-row>
              <table:table-cell office:value-type="float" office:value="221680">
                <text:p>22168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4542">
                <text:p>4542</text:p>
              </table:table-cell>
              <table:table-cell office:value-type="float" office:value="221680">
                <text:p>221680</text:p>
              </table:table-cell>
            </table:table-row>
            <table:table-row>
              <table:table-cell office:value-type="float" office:value="380860">
                <text:p>38086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7243">
                <text:p>7243</text:p>
              </table:table-cell>
              <table:table-cell office:value-type="float" office:value="380860">
                <text:p>380860</text:p>
              </table:table-cell>
            </table:table-row>
            <table:table-row>
              <table:table-cell office:value-type="float" office:value="204680">
                <text:p>20468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5107">
                <text:p>5107</text:p>
              </table:table-cell>
              <table:table-cell office:value-type="float" office:value="204680">
                <text:p>204680</text:p>
              </table:table-cell>
            </table:table-row>
            <table:table-row>
              <table:table-cell office:value-type="float" office:value="563570">
                <text:p>56357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165">
                <text:p>12165</text:p>
              </table:table-cell>
              <table:table-cell office:value-type="float" office:value="563570">
                <text:p>563570</text:p>
              </table:table-cell>
            </table:table-row>
            <table:table-row>
              <table:table-cell office:value-type="float" office:value="162360">
                <text:p>16236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5721">
                <text:p>5721</text:p>
              </table:table-cell>
              <table:table-cell office:value-type="float" office:value="162360">
                <text:p>162360</text:p>
              </table:table-cell>
            </table:table-row>
            <table:table-row>
              <table:table-cell office:value-type="float" office:value="756270">
                <text:p>75627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4834">
                <text:p>14834</text:p>
              </table:table-cell>
              <table:table-cell office:value-type="float" office:value="756270">
                <text:p>756270</text:p>
              </table:table-cell>
            </table:table-row>
            <table:table-row>
              <table:table-cell office:value-type="float" office:value="711720">
                <text:p>71172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5642">
                <text:p>15642</text:p>
              </table:table-cell>
              <table:table-cell office:value-type="float" office:value="711720">
                <text:p>711720</text:p>
              </table:table-cell>
            </table:table-row>
            <table:table-row>
              <table:table-cell office:value-type="float" office:value="495170">
                <text:p>49517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2617">
                <text:p>12617</text:p>
              </table:table-cell>
              <table:table-cell office:value-type="float" office:value="495170">
                <text:p>495170</text:p>
              </table:table-cell>
            </table:table-row>
            <table:table-row>
              <table:table-cell office:value-type="float" office:value="647920">
                <text:p>64792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4896">
                <text:p>14896</text:p>
              </table:table-cell>
              <table:table-cell office:value-type="float" office:value="647920">
                <text:p>647920</text:p>
              </table:table-cell>
            </table:table-row>
            <table:table-row>
              <table:table-cell office:value-type="float" office:value="231270">
                <text:p>23127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5757">
                <text:p>5757</text:p>
              </table:table-cell>
              <table:table-cell office:value-type="float" office:value="231270">
                <text:p>231270</text:p>
              </table:table-cell>
            </table:table-row>
            <table:table-row>
              <table:table-cell office:value-type="float" office:value="435850">
                <text:p>43585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591">
                <text:p>10591</text:p>
              </table:table-cell>
              <table:table-cell office:value-type="float" office:value="435850">
                <text:p>435850</text:p>
              </table:table-cell>
            </table:table-row>
            <table:table-row>
              <table:table-cell office:value-type="float" office:value="622820">
                <text:p>62282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4068">
                <text:p>14068</text:p>
              </table:table-cell>
              <table:table-cell office:value-type="float" office:value="622820">
                <text:p>622820</text:p>
              </table:table-cell>
            </table:table-row>
            <table:table-row>
              <table:table-cell office:value-type="float" office:value="689790">
                <text:p>68979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6123">
                <text:p>16123</text:p>
              </table:table-cell>
              <table:table-cell office:value-type="float" office:value="689790">
                <text:p>689790</text:p>
              </table:table-cell>
            </table:table-row>
            <table:table-row>
              <table:table-cell office:value-type="float" office:value="334860">
                <text:p>33486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9086">
                <text:p>9086</text:p>
              </table:table-cell>
              <table:table-cell office:value-type="float" office:value="334860">
                <text:p>334860</text:p>
              </table:table-cell>
            </table:table-row>
            <table:table-row>
              <table:table-cell office:value-type="float" office:value="463900">
                <text:p>46390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1220">
                <text:p>11220</text:p>
              </table:table-cell>
              <table:table-cell office:value-type="float" office:value="463900">
                <text:p>463900</text:p>
              </table:table-cell>
            </table:table-row>
            <table:table-row>
              <table:table-cell office:value-type="float" office:value="631990">
                <text:p>63199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4656">
                <text:p>14656</text:p>
              </table:table-cell>
              <table:table-cell office:value-type="float" office:value="631990">
                <text:p>631990</text:p>
              </table:table-cell>
            </table:table-row>
            <table:table-row>
              <table:table-cell office:value-type="float" office:value="370950">
                <text:p>37095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0940">
                <text:p>10940</text:p>
              </table:table-cell>
              <table:table-cell office:value-type="float" office:value="370950">
                <text:p>37095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852">
                <text:p>11852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84630">
                <text:p>68463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16105">
                <text:p>16105</text:p>
              </table:table-cell>
              <table:table-cell office:value-type="float" office:value="684630">
                <text:p>684630</text:p>
              </table:table-cell>
            </table:table-row>
            <table:table-row>
              <table:table-cell office:value-type="float" office:value="222820">
                <text:p>22282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0333">
                <text:p>10333</text:p>
              </table:table-cell>
              <table:table-cell office:value-type="float" office:value="222820">
                <text:p>222820</text:p>
              </table:table-cell>
            </table:table-row>
            <table:table-row>
              <table:table-cell office:value-type="float" office:value="316920">
                <text:p>3169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1681">
                <text:p>11681</text:p>
              </table:table-cell>
              <table:table-cell office:value-type="float" office:value="316920">
                <text:p>316920</text:p>
              </table:table-cell>
            </table:table-row>
            <table:table-row>
              <table:table-cell office:value-type="float" office:value="732980">
                <text:p>73298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6718">
                <text:p>16718</text:p>
              </table:table-cell>
              <table:table-cell office:value-type="float" office:value="732980">
                <text:p>732980</text:p>
              </table:table-cell>
            </table:table-row>
            <table:table-row>
              <table:table-cell office:value-type="float" office:value="656920">
                <text:p>65692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7498">
                <text:p>17498</text:p>
              </table:table-cell>
              <table:table-cell office:value-type="float" office:value="656920">
                <text:p>656920</text:p>
              </table:table-cell>
            </table:table-row>
            <table:table-row>
              <table:table-cell office:value-type="float" office:value="145600">
                <text:p>14560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6126">
                <text:p>6126</text:p>
              </table:table-cell>
              <table:table-cell office:value-type="float" office:value="145600">
                <text:p>145600</text:p>
              </table:table-cell>
            </table:table-row>
            <table:table-row>
              <table:table-cell office:value-type="float" office:value="702240">
                <text:p>70224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6699">
                <text:p>16699</text:p>
              </table:table-cell>
              <table:table-cell office:value-type="float" office:value="702240">
                <text:p>702240</text:p>
              </table:table-cell>
            </table:table-row>
            <table:table-row>
              <table:table-cell office:value-type="float" office:value="393840">
                <text:p>39384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583">
                <text:p>11583</text:p>
              </table:table-cell>
              <table:table-cell office:value-type="float" office:value="393840">
                <text:p>393840</text:p>
              </table:table-cell>
            </table:table-row>
            <table:table-row>
              <table:table-cell office:value-type="float" office:value="356810">
                <text:p>35681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2961">
                <text:p>12961</text:p>
              </table:table-cell>
              <table:table-cell office:value-type="float" office:value="356810">
                <text:p>356810</text:p>
              </table:table-cell>
            </table:table-row>
            <table:table-row>
              <table:table-cell office:value-type="float" office:value="333170">
                <text:p>33317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9501">
                <text:p>9501</text:p>
              </table:table-cell>
              <table:table-cell office:value-type="float" office:value="333170">
                <text:p>333170</text:p>
              </table:table-cell>
            </table:table-row>
            <table:table-row>
              <table:table-cell office:value-type="float" office:value="465640">
                <text:p>46564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2266">
                <text:p>12266</text:p>
              </table:table-cell>
              <table:table-cell office:value-type="float" office:value="465640">
                <text:p>465640</text:p>
              </table:table-cell>
            </table:table-row>
            <table:table-row>
              <table:table-cell office:value-type="float" office:value="569280">
                <text:p>56928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3819">
                <text:p>13819</text:p>
              </table:table-cell>
              <table:table-cell office:value-type="float" office:value="569280">
                <text:p>569280</text:p>
              </table:table-cell>
            </table:table-row>
            <table:table-row>
              <table:table-cell office:value-type="float" office:value="205400">
                <text:p>20540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9401">
                <text:p>9401</text:p>
              </table:table-cell>
              <table:table-cell office:value-type="float" office:value="205400">
                <text:p>205400</text:p>
              </table:table-cell>
            </table:table-row>
            <table:table-row>
              <table:table-cell office:value-type="float" office:value="290670">
                <text:p>29067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2215">
                <text:p>12215</text:p>
              </table:table-cell>
              <table:table-cell office:value-type="float" office:value="290670">
                <text:p>290670</text:p>
              </table:table-cell>
            </table:table-row>
            <table:table-row>
              <table:table-cell office:value-type="float" office:value="399480">
                <text:p>39948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3687">
                <text:p>13687</text:p>
              </table:table-cell>
              <table:table-cell office:value-type="float" office:value="399480">
                <text:p>399480</text:p>
              </table:table-cell>
            </table:table-row>
            <table:table-row>
              <table:table-cell office:value-type="float" office:value="165500">
                <text:p>16550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7363">
                <text:p>7363</text:p>
              </table:table-cell>
              <table:table-cell office:value-type="float" office:value="165500">
                <text:p>165500</text:p>
              </table:table-cell>
            </table:table-row>
            <table:table-row>
              <table:table-cell office:value-type="float" office:value="145730">
                <text:p>14573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8761">
                <text:p>8761</text:p>
              </table:table-cell>
              <table:table-cell office:value-type="float" office:value="145730">
                <text:p>145730</text:p>
              </table:table-cell>
            </table:table-row>
            <table:table-row>
              <table:table-cell office:value-type="float" office:value="325050">
                <text:p>32505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1024">
                <text:p>11024</text:p>
              </table:table-cell>
              <table:table-cell office:value-type="float" office:value="325050">
                <text:p>325050</text:p>
              </table:table-cell>
            </table:table-row>
            <table:table-row>
              <table:table-cell office:value-type="float" office:value="660960">
                <text:p>66096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17906">
                <text:p>17906</text:p>
              </table:table-cell>
              <table:table-cell office:value-type="float" office:value="660960">
                <text:p>660960</text:p>
              </table:table-cell>
            </table:table-row>
            <table:table-row>
              <table:table-cell office:value-type="float" office:value="877070">
                <text:p>87707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20120">
                <text:p>20120</text:p>
              </table:table-cell>
              <table:table-cell office:value-type="float" office:value="877070">
                <text:p>877070</text:p>
              </table:table-cell>
            </table:table-row>
            <table:table-row>
              <table:table-cell office:value-type="float" office:value="758920">
                <text:p>75892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6204">
                <text:p>16204</text:p>
              </table:table-cell>
              <table:table-cell office:value-type="float" office:value="758920">
                <text:p>758920</text:p>
              </table:table-cell>
            </table:table-row>
            <table:table-row>
              <table:table-cell office:value-type="float" office:value="329780">
                <text:p>32978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850">
                <text:p>12850</text:p>
              </table:table-cell>
              <table:table-cell office:value-type="float" office:value="329780">
                <text:p>329780</text:p>
              </table:table-cell>
            </table:table-row>
            <table:table-row>
              <table:table-cell office:value-type="float" office:value="354050">
                <text:p>35405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3522">
                <text:p>13522</text:p>
              </table:table-cell>
              <table:table-cell office:value-type="float" office:value="354050">
                <text:p>354050</text:p>
              </table:table-cell>
            </table:table-row>
            <table:table-row>
              <table:table-cell office:value-type="float" office:value="551390">
                <text:p>55139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5761">
                <text:p>15761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float" office:value="560680">
                <text:p>56068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9042">
                <text:p>9042</text:p>
              </table:table-cell>
              <table:table-cell office:value-type="float" office:value="560680">
                <text:p>560680</text:p>
              </table:table-cell>
            </table:table-row>
            <table:table-row>
              <table:table-cell office:value-type="float" office:value="428710">
                <text:p>42871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7728">
                <text:p>7728</text:p>
              </table:table-cell>
              <table:table-cell office:value-type="float" office:value="428710">
                <text:p>428710</text:p>
              </table:table-cell>
            </table:table-row>
            <table:table-row>
              <table:table-cell office:value-type="float" office:value="930100">
                <text:p>93010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5464">
                <text:p>15464</text:p>
              </table:table-cell>
              <table:table-cell office:value-type="float" office:value="930100">
                <text:p>930100</text:p>
              </table:table-cell>
            </table:table-row>
            <table:table-row>
              <table:table-cell office:value-type="float" office:value="387690">
                <text:p>38769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5973">
                <text:p>5973</text:p>
              </table:table-cell>
              <table:table-cell office:value-type="float" office:value="387690">
                <text:p>387690</text:p>
              </table:table-cell>
            </table:table-row>
            <table:table-row>
              <table:table-cell office:value-type="float" office:value="46670">
                <text:p>4667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2243">
                <text:p>2243</text:p>
              </table:table-cell>
              <table:table-cell office:value-type="float" office:value="46670">
                <text:p>46670</text:p>
              </table:table-cell>
            </table:table-row>
            <table:table-row>
              <table:table-cell office:value-type="float" office:value="497110">
                <text:p>49711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9467">
                <text:p>9467</text:p>
              </table:table-cell>
              <table:table-cell office:value-type="float" office:value="497110">
                <text:p>497110</text:p>
              </table:table-cell>
            </table:table-row>
            <table:table-row>
              <table:table-cell office:value-type="float" office:value="686800">
                <text:p>68680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364">
                <text:p>12364</text:p>
              </table:table-cell>
              <table:table-cell office:value-type="float" office:value="686800">
                <text:p>686800</text:p>
              </table:table-cell>
            </table:table-row>
            <table:table-row>
              <table:table-cell office:value-type="float" office:value="230630">
                <text:p>23063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7960">
                <text:p>7960</text:p>
              </table:table-cell>
              <table:table-cell office:value-type="float" office:value="230630">
                <text:p>230630</text:p>
              </table:table-cell>
            </table:table-row>
            <table:table-row>
              <table:table-cell office:value-type="float" office:value="688120">
                <text:p>68812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3006">
                <text:p>13006</text:p>
              </table:table-cell>
              <table:table-cell office:value-type="float" office:value="688120">
                <text:p>688120</text:p>
              </table:table-cell>
            </table:table-row>
            <table:table-row>
              <table:table-cell office:value-type="float" office:value="476450">
                <text:p>47645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867">
                <text:p>10867</text:p>
              </table:table-cell>
              <table:table-cell office:value-type="float" office:value="476450">
                <text:p>476450</text:p>
              </table:table-cell>
            </table:table-row>
            <table:table-row>
              <table:table-cell office:value-type="float" office:value="625180">
                <text:p>62518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1418">
                <text:p>11418</text:p>
              </table:table-cell>
              <table:table-cell office:value-type="float" office:value="625180">
                <text:p>625180</text:p>
              </table:table-cell>
            </table:table-row>
            <table:table-row>
              <table:table-cell office:value-type="float" office:value="360880">
                <text:p>36088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6052">
                <text:p>6052</text:p>
              </table:table-cell>
              <table:table-cell office:value-type="float" office:value="360880">
                <text:p>360880</text:p>
              </table:table-cell>
            </table:table-row>
            <table:table-row>
              <table:table-cell office:value-type="float" office:value="495180">
                <text:p>49518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8322">
                <text:p>8322</text:p>
              </table:table-cell>
              <table:table-cell office:value-type="float" office:value="495180">
                <text:p>495180</text:p>
              </table:table-cell>
            </table:table-row>
            <table:table-row>
              <table:table-cell office:value-type="float" office:value="167430">
                <text:p>16743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5643">
                <text:p>5643</text:p>
              </table:table-cell>
              <table:table-cell office:value-type="float" office:value="167430">
                <text:p>167430</text:p>
              </table:table-cell>
            </table:table-row>
            <table:table-row>
              <table:table-cell office:value-type="float" office:value="671660">
                <text:p>67166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3015">
                <text:p>13015</text:p>
              </table:table-cell>
              <table:table-cell office:value-type="float" office:value="671660">
                <text:p>671660</text:p>
              </table:table-cell>
            </table:table-row>
            <table:table-row>
              <table:table-cell office:value-type="float" office:value="555480">
                <text:p>55548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576">
                <text:p>11576</text:p>
              </table:table-cell>
              <table:table-cell office:value-type="float" office:value="555480">
                <text:p>555480</text:p>
              </table:table-cell>
            </table:table-row>
            <table:table-row>
              <table:table-cell office:value-type="float" office:value="508650">
                <text:p>50865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400">
                <text:p>11400</text:p>
              </table:table-cell>
              <table:table-cell office:value-type="float" office:value="508650">
                <text:p>508650</text:p>
              </table:table-cell>
            </table:table-row>
            <table:table-row>
              <table:table-cell office:value-type="float" office:value="216950">
                <text:p>21695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4495">
                <text:p>4495</text:p>
              </table:table-cell>
              <table:table-cell office:value-type="float" office:value="216950">
                <text:p>216950</text:p>
              </table:table-cell>
            </table:table-row>
            <table:table-row>
              <table:table-cell office:value-type="float" office:value="381380">
                <text:p>3813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7293">
                <text:p>7293</text:p>
              </table:table-cell>
              <table:table-cell office:value-type="float" office:value="381380">
                <text:p>381380</text:p>
              </table:table-cell>
            </table:table-row>
            <table:table-row>
              <table:table-cell office:value-type="float" office:value="205070">
                <text:p>20507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5064">
                <text:p>5064</text:p>
              </table:table-cell>
              <table:table-cell office:value-type="float" office:value="205070">
                <text:p>205070</text:p>
              </table:table-cell>
            </table:table-row>
            <table:table-row>
              <table:table-cell office:value-type="float" office:value="564470">
                <text:p>56447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2165">
                <text:p>12165</text:p>
              </table:table-cell>
              <table:table-cell office:value-type="float" office:value="564470">
                <text:p>564470</text:p>
              </table:table-cell>
            </table:table-row>
            <table:table-row>
              <table:table-cell office:value-type="float" office:value="158450">
                <text:p>15845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5619">
                <text:p>5619</text:p>
              </table:table-cell>
              <table:table-cell office:value-type="float" office:value="158450">
                <text:p>158450</text:p>
              </table:table-cell>
            </table:table-row>
            <table:table-row>
              <table:table-cell office:value-type="float" office:value="720920">
                <text:p>72092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4843">
                <text:p>14843</text:p>
              </table:table-cell>
              <table:table-cell office:value-type="float" office:value="720920">
                <text:p>720920</text:p>
              </table:table-cell>
            </table:table-row>
            <table:table-row>
              <table:table-cell office:value-type="float" office:value="706510">
                <text:p>70651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5560">
                <text:p>15560</text:p>
              </table:table-cell>
              <table:table-cell office:value-type="float" office:value="706510">
                <text:p>706510</text:p>
              </table:table-cell>
            </table:table-row>
            <table:table-row>
              <table:table-cell office:value-type="float" office:value="402700">
                <text:p>40270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2579">
                <text:p>12579</text:p>
              </table:table-cell>
              <table:table-cell office:value-type="float" office:value="402700">
                <text:p>402700</text:p>
              </table:table-cell>
            </table:table-row>
            <table:table-row>
              <table:table-cell office:value-type="float" office:value="626290">
                <text:p>62629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4790">
                <text:p>14790</text:p>
              </table:table-cell>
              <table:table-cell office:value-type="float" office:value="626290">
                <text:p>626290</text:p>
              </table:table-cell>
            </table:table-row>
            <table:table-row>
              <table:table-cell office:value-type="float" office:value="231740">
                <text:p>23174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5781">
                <text:p>5781</text:p>
              </table:table-cell>
              <table:table-cell office:value-type="float" office:value="231740">
                <text:p>231740</text:p>
              </table:table-cell>
            </table:table-row>
            <table:table-row>
              <table:table-cell office:value-type="float" office:value="436210">
                <text:p>43621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610">
                <text:p>10610</text:p>
              </table:table-cell>
              <table:table-cell office:value-type="float" office:value="436210">
                <text:p>436210</text:p>
              </table:table-cell>
            </table:table-row>
            <table:table-row>
              <table:table-cell office:value-type="float" office:value="569710">
                <text:p>56971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4018">
                <text:p>14018</text:p>
              </table:table-cell>
              <table:table-cell office:value-type="float" office:value="569710">
                <text:p>569710</text:p>
              </table:table-cell>
            </table:table-row>
            <table:table-row>
              <table:table-cell office:value-type="float" office:value="762840">
                <text:p>76284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6175">
                <text:p>16175</text:p>
              </table:table-cell>
              <table:table-cell office:value-type="float" office:value="762840">
                <text:p>762840</text:p>
              </table:table-cell>
            </table:table-row>
            <table:table-row>
              <table:table-cell office:value-type="float" office:value="335910">
                <text:p>33591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9131">
                <text:p>9131</text:p>
              </table:table-cell>
              <table:table-cell office:value-type="float" office:value="335910">
                <text:p>335910</text:p>
              </table:table-cell>
            </table:table-row>
            <table:table-row>
              <table:table-cell office:value-type="float" office:value="464340">
                <text:p>46434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1164">
                <text:p>11164</text:p>
              </table:table-cell>
              <table:table-cell office:value-type="float" office:value="464340">
                <text:p>464340</text:p>
              </table:table-cell>
            </table:table-row>
            <table:table-row>
              <table:table-cell office:value-type="float" office:value="654970">
                <text:p>65497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4732">
                <text:p>14732</text:p>
              </table:table-cell>
              <table:table-cell office:value-type="float" office:value="654970">
                <text:p>654970</text:p>
              </table:table-cell>
            </table:table-row>
            <table:table-row>
              <table:table-cell office:value-type="float" office:value="373020">
                <text:p>37302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0981">
                <text:p>10981</text:p>
              </table:table-cell>
              <table:table-cell office:value-type="float" office:value="373020">
                <text:p>373020</text:p>
              </table:table-cell>
            </table:table-row>
            <table:table-row>
              <table:table-cell office:value-type="float" office:value="391750">
                <text:p>39175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847">
                <text:p>11847</text:p>
              </table:table-cell>
              <table:table-cell office:value-type="float" office:value="391750">
                <text:p>391750</text:p>
              </table:table-cell>
            </table:table-row>
            <table:table-row>
              <table:table-cell office:value-type="float" office:value="686600">
                <text:p>68660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6142">
                <text:p>16142</text:p>
              </table:table-cell>
              <table:table-cell office:value-type="float" office:value="686600">
                <text:p>686600</text:p>
              </table:table-cell>
            </table:table-row>
            <table:table-row>
              <table:table-cell office:value-type="float" office:value="185100">
                <text:p>18510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283">
                <text:p>10283</text:p>
              </table:table-cell>
              <table:table-cell office:value-type="float" office:value="185100">
                <text:p>185100</text:p>
              </table:table-cell>
            </table:table-row>
            <table:table-row>
              <table:table-cell office:value-type="float" office:value="321350">
                <text:p>32135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1755">
                <text:p>11755</text:p>
              </table:table-cell>
              <table:table-cell office:value-type="float" office:value="321350">
                <text:p>321350</text:p>
              </table:table-cell>
            </table:table-row>
            <table:table-row>
              <table:table-cell office:value-type="float" office:value="677510">
                <text:p>67751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6684">
                <text:p>16684</text:p>
              </table:table-cell>
              <table:table-cell office:value-type="float" office:value="677510">
                <text:p>677510</text:p>
              </table:table-cell>
            </table:table-row>
            <table:table-row>
              <table:table-cell office:value-type="float" office:value="703420">
                <text:p>70342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7579">
                <text:p>17579</text:p>
              </table:table-cell>
              <table:table-cell office:value-type="float" office:value="703420">
                <text:p>703420</text:p>
              </table:table-cell>
            </table:table-row>
            <table:table-row>
              <table:table-cell office:value-type="float" office:value="156980">
                <text:p>15698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6274">
                <text:p>6274</text:p>
              </table:table-cell>
              <table:table-cell office:value-type="float" office:value="156980">
                <text:p>156980</text:p>
              </table:table-cell>
            </table:table-row>
            <table:table-row>
              <table:table-cell office:value-type="float" office:value="600800">
                <text:p>60080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6613">
                <text:p>16613</text:p>
              </table:table-cell>
              <table:table-cell office:value-type="float" office:value="600800">
                <text:p>600800</text:p>
              </table:table-cell>
            </table:table-row>
            <table:table-row>
              <table:table-cell office:value-type="float" office:value="391630">
                <text:p>39163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540">
                <text:p>11540</text:p>
              </table:table-cell>
              <table:table-cell office:value-type="float" office:value="391630">
                <text:p>391630</text:p>
              </table:table-cell>
            </table:table-row>
            <table:table-row>
              <table:table-cell office:value-type="float" office:value="379090">
                <text:p>37909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2999">
                <text:p>12999</text:p>
              </table:table-cell>
              <table:table-cell office:value-type="float" office:value="379090">
                <text:p>379090</text:p>
              </table:table-cell>
            </table:table-row>
            <table:table-row>
              <table:table-cell office:value-type="float" office:value="343600">
                <text:p>34360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9609">
                <text:p>9609</text:p>
              </table:table-cell>
              <table:table-cell office:value-type="float" office:value="343600">
                <text:p>343600</text:p>
              </table:table-cell>
            </table:table-row>
            <table:table-row>
              <table:table-cell office:value-type="float" office:value="482300">
                <text:p>4823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2539">
                <text:p>12539</text:p>
              </table:table-cell>
              <table:table-cell office:value-type="float" office:value="482300">
                <text:p>482300</text:p>
              </table:table-cell>
            </table:table-row>
            <table:table-row>
              <table:table-cell office:value-type="float" office:value="566620">
                <text:p>5666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3749">
                <text:p>13749</text:p>
              </table:table-cell>
              <table:table-cell office:value-type="float" office:value="566620">
                <text:p>566620</text:p>
              </table:table-cell>
            </table:table-row>
            <table:table-row>
              <table:table-cell office:value-type="float" office:value="215880">
                <text:p>21588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9553">
                <text:p>9553</text:p>
              </table:table-cell>
              <table:table-cell office:value-type="float" office:value="215880">
                <text:p>215880</text:p>
              </table:table-cell>
            </table:table-row>
            <table:table-row>
              <table:table-cell office:value-type="float" office:value="215790">
                <text:p>21579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2171">
                <text:p>12171</text:p>
              </table:table-cell>
              <table:table-cell office:value-type="float" office:value="215790">
                <text:p>215790</text:p>
              </table:table-cell>
            </table:table-row>
            <table:table-row>
              <table:table-cell office:value-type="float" office:value="393980">
                <text:p>3939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3733">
                <text:p>13733</text:p>
              </table:table-cell>
              <table:table-cell office:value-type="float" office:value="393980">
                <text:p>393980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7454">
                <text:p>7454</text:p>
              </table:table-cell>
              <table:table-cell office:value-type="float" office:value="171000">
                <text:p>171000</text:p>
              </table:table-cell>
            </table:table-row>
            <table:table-row>
              <table:table-cell office:value-type="float" office:value="142950">
                <text:p>14295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8686">
                <text:p>8686</text:p>
              </table:table-cell>
              <table:table-cell office:value-type="float" office:value="142950">
                <text:p>142950</text:p>
              </table:table-cell>
            </table:table-row>
            <table:table-row>
              <table:table-cell office:value-type="float" office:value="330820">
                <text:p>33082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1091">
                <text:p>11091</text:p>
              </table:table-cell>
              <table:table-cell office:value-type="float" office:value="330820">
                <text:p>330820</text:p>
              </table:table-cell>
            </table:table-row>
            <table:table-row>
              <table:table-cell office:value-type="float" office:value="691220">
                <text:p>69122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18016">
                <text:p>18016</text:p>
              </table:table-cell>
              <table:table-cell office:value-type="float" office:value="691220">
                <text:p>691220</text:p>
              </table:table-cell>
            </table:table-row>
            <table:table-row>
              <table:table-cell office:value-type="float" office:value="729880">
                <text:p>72988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20081">
                <text:p>20081</text:p>
              </table:table-cell>
              <table:table-cell office:value-type="float" office:value="729880">
                <text:p>729880</text:p>
              </table:table-cell>
            </table:table-row>
            <table:table-row>
              <table:table-cell office:value-type="float" office:value="684280">
                <text:p>68428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6130">
                <text:p>16130</text:p>
              </table:table-cell>
              <table:table-cell office:value-type="float" office:value="684280">
                <text:p>684280</text:p>
              </table:table-cell>
            </table:table-row>
            <table:table-row>
              <table:table-cell office:value-type="float" office:value="329650">
                <text:p>32965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801">
                <text:p>12801</text:p>
              </table:table-cell>
              <table:table-cell office:value-type="float" office:value="329650">
                <text:p>329650</text:p>
              </table:table-cell>
            </table:table-row>
            <table:table-row>
              <table:table-cell office:value-type="float" office:value="378700">
                <text:p>37870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3533">
                <text:p>13533</text:p>
              </table:table-cell>
              <table:table-cell office:value-type="float" office:value="378700">
                <text:p>378700</text:p>
              </table:table-cell>
            </table:table-row>
            <table:table-row>
              <table:table-cell office:value-type="float" office:value="492690">
                <text:p>4926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5829">
                <text:p>15829</text:p>
              </table:table-cell>
              <table:table-cell office:value-type="float" office:value="492690">
                <text:p>492690</text:p>
              </table:table-cell>
            </table:table-row>
            <table:table-row>
              <table:table-cell office:value-type="float" office:value="560030">
                <text:p>56003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9024">
                <text:p>9024</text:p>
              </table:table-cell>
              <table:table-cell office:value-type="float" office:value="560030">
                <text:p>560030</text:p>
              </table:table-cell>
            </table:table-row>
            <table:table-row>
              <table:table-cell office:value-type="float" office:value="428110">
                <text:p>42811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7670">
                <text:p>7670</text:p>
              </table:table-cell>
              <table:table-cell office:value-type="float" office:value="428110">
                <text:p>428110</text:p>
              </table:table-cell>
            </table:table-row>
            <table:table-row>
              <table:table-cell office:value-type="float" office:value="706910">
                <text:p>70691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5386">
                <text:p>15386</text:p>
              </table:table-cell>
              <table:table-cell office:value-type="float" office:value="706910">
                <text:p>706910</text:p>
              </table:table-cell>
            </table:table-row>
            <table:table-row>
              <table:table-cell office:value-type="float" office:value="392380">
                <text:p>39238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6039">
                <text:p>6039</text:p>
              </table:table-cell>
              <table:table-cell office:value-type="float" office:value="392380">
                <text:p>392380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2226">
                <text:p>2226</text:p>
              </table:table-cell>
              <table:table-cell office:value-type="float" office:value="46350">
                <text:p>46350</text:p>
              </table:table-cell>
            </table:table-row>
            <table:table-row>
              <table:table-cell office:value-type="float" office:value="498100">
                <text:p>49810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9505">
                <text:p>9505</text:p>
              </table:table-cell>
              <table:table-cell office:value-type="float" office:value="498100">
                <text:p>498100</text:p>
              </table:table-cell>
            </table:table-row>
            <table:table-row>
              <table:table-cell office:value-type="float" office:value="691250">
                <text:p>69125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393">
                <text:p>12393</text:p>
              </table:table-cell>
              <table:table-cell office:value-type="float" office:value="691250">
                <text:p>691250</text:p>
              </table:table-cell>
            </table:table-row>
            <table:table-row>
              <table:table-cell office:value-type="float" office:value="220320">
                <text:p>22032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7943">
                <text:p>7943</text:p>
              </table:table-cell>
              <table:table-cell office:value-type="float" office:value="220320">
                <text:p>220320</text:p>
              </table:table-cell>
            </table:table-row>
            <table:table-row>
              <table:table-cell office:value-type="float" office:value="665140">
                <text:p>66514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2991">
                <text:p>12991</text:p>
              </table:table-cell>
              <table:table-cell office:value-type="float" office:value="665140">
                <text:p>665140</text:p>
              </table:table-cell>
            </table:table-row>
            <table:table-row>
              <table:table-cell office:value-type="float" office:value="437710">
                <text:p>43771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802">
                <text:p>10802</text:p>
              </table:table-cell>
              <table:table-cell office:value-type="float" office:value="437710">
                <text:p>437710</text:p>
              </table:table-cell>
            </table:table-row>
            <table:table-row>
              <table:table-cell office:value-type="float" office:value="526030">
                <text:p>52603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26">
                <text:p>11626</text:p>
              </table:table-cell>
              <table:table-cell office:value-type="float" office:value="526030">
                <text:p>526030</text:p>
              </table:table-cell>
            </table:table-row>
            <table:table-row>
              <table:table-cell office:value-type="float" office:value="363020">
                <text:p>36302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6132">
                <text:p>6132</text:p>
              </table:table-cell>
              <table:table-cell office:value-type="float" office:value="363020">
                <text:p>363020</text:p>
              </table:table-cell>
            </table:table-row>
            <table:table-row>
              <table:table-cell office:value-type="float" office:value="490050">
                <text:p>49005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8256">
                <text:p>8256</text:p>
              </table:table-cell>
              <table:table-cell office:value-type="float" office:value="490050">
                <text:p>490050</text:p>
              </table:table-cell>
            </table:table-row>
            <table:table-row>
              <table:table-cell office:value-type="float" office:value="166210">
                <text:p>16621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5607">
                <text:p>5607</text:p>
              </table:table-cell>
              <table:table-cell office:value-type="float" office:value="166210">
                <text:p>166210</text:p>
              </table:table-cell>
            </table:table-row>
            <table:table-row>
              <table:table-cell office:value-type="float" office:value="671220">
                <text:p>67122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3023">
                <text:p>13023</text:p>
              </table:table-cell>
              <table:table-cell office:value-type="float" office:value="671220">
                <text:p>671220</text:p>
              </table:table-cell>
            </table:table-row>
            <table:table-row>
              <table:table-cell office:value-type="float" office:value="496070">
                <text:p>49607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587">
                <text:p>11587</text:p>
              </table:table-cell>
              <table:table-cell office:value-type="float" office:value="496070">
                <text:p>496070</text:p>
              </table:table-cell>
            </table:table-row>
            <table:table-row>
              <table:table-cell office:value-type="float" office:value="462310">
                <text:p>46231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1301">
                <text:p>11301</text:p>
              </table:table-cell>
              <table:table-cell office:value-type="float" office:value="462310">
                <text:p>462310</text:p>
              </table:table-cell>
            </table:table-row>
            <table:table-row>
              <table:table-cell office:value-type="float" office:value="217750">
                <text:p>21775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4553">
                <text:p>4553</text:p>
              </table:table-cell>
              <table:table-cell office:value-type="float" office:value="217750">
                <text:p>217750</text:p>
              </table:table-cell>
            </table:table-row>
            <table:table-row>
              <table:table-cell office:value-type="float" office:value="377790">
                <text:p>37779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7190">
                <text:p>7190</text:p>
              </table:table-cell>
              <table:table-cell office:value-type="float" office:value="377790">
                <text:p>377790</text:p>
              </table:table-cell>
            </table:table-row>
            <table:table-row>
              <table:table-cell office:value-type="float" office:value="205660">
                <text:p>20566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5101">
                <text:p>5101</text:p>
              </table:table-cell>
              <table:table-cell office:value-type="float" office:value="205660">
                <text:p>205660</text:p>
              </table:table-cell>
            </table:table-row>
            <table:table-row>
              <table:table-cell office:value-type="float" office:value="561980">
                <text:p>56198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2055">
                <text:p>12055</text:p>
              </table:table-cell>
              <table:table-cell office:value-type="float" office:value="561980">
                <text:p>561980</text:p>
              </table:table-cell>
            </table:table-row>
            <table:table-row>
              <table:table-cell office:value-type="float" office:value="159120">
                <text:p>15912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5647">
                <text:p>5647</text:p>
              </table:table-cell>
              <table:table-cell office:value-type="float" office:value="159120">
                <text:p>159120</text:p>
              </table:table-cell>
            </table:table-row>
            <table:table-row>
              <table:table-cell office:value-type="float" office:value="651250">
                <text:p>65125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4840">
                <text:p>14840</text:p>
              </table:table-cell>
              <table:table-cell office:value-type="float" office:value="651250">
                <text:p>651250</text:p>
              </table:table-cell>
            </table:table-row>
            <table:table-row>
              <table:table-cell office:value-type="float" office:value="783870">
                <text:p>78387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5546">
                <text:p>15546</text:p>
              </table:table-cell>
              <table:table-cell office:value-type="float" office:value="783870">
                <text:p>783870</text:p>
              </table:table-cell>
            </table:table-row>
            <table:table-row>
              <table:table-cell office:value-type="float" office:value="500330">
                <text:p>50033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663">
                <text:p>12663</text:p>
              </table:table-cell>
              <table:table-cell office:value-type="float" office:value="500330">
                <text:p>500330</text:p>
              </table:table-cell>
            </table:table-row>
            <table:table-row>
              <table:table-cell office:value-type="float" office:value="565170">
                <text:p>56517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4769">
                <text:p>14769</text:p>
              </table:table-cell>
              <table:table-cell office:value-type="float" office:value="565170">
                <text:p>565170</text:p>
              </table:table-cell>
            </table:table-row>
            <table:table-row>
              <table:table-cell office:value-type="float" office:value="228020">
                <text:p>22802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5706">
                <text:p>5706</text:p>
              </table:table-cell>
              <table:table-cell office:value-type="float" office:value="228020">
                <text:p>228020</text:p>
              </table:table-cell>
            </table:table-row>
            <table:table-row>
              <table:table-cell office:value-type="float" office:value="429400">
                <text:p>42940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465">
                <text:p>10465</text:p>
              </table:table-cell>
              <table:table-cell office:value-type="float" office:value="429400">
                <text:p>429400</text:p>
              </table:table-cell>
            </table:table-row>
            <table:table-row>
              <table:table-cell office:value-type="float" office:value="569270">
                <text:p>56927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4039">
                <text:p>14039</text:p>
              </table:table-cell>
              <table:table-cell office:value-type="float" office:value="569270">
                <text:p>569270</text:p>
              </table:table-cell>
            </table:table-row>
            <table:table-row>
              <table:table-cell office:value-type="float" office:value="714020">
                <text:p>71402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6180">
                <text:p>16180</text:p>
              </table:table-cell>
              <table:table-cell office:value-type="float" office:value="714020">
                <text:p>714020</text:p>
              </table:table-cell>
            </table:table-row>
            <table:table-row>
              <table:table-cell office:value-type="float" office:value="335770">
                <text:p>33577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9136">
                <text:p>9136</text:p>
              </table:table-cell>
              <table:table-cell office:value-type="float" office:value="335770">
                <text:p>335770</text:p>
              </table:table-cell>
            </table:table-row>
            <table:table-row>
              <table:table-cell office:value-type="float" office:value="462730">
                <text:p>46273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1169">
                <text:p>11169</text:p>
              </table:table-cell>
              <table:table-cell office:value-type="float" office:value="462730">
                <text:p>462730</text:p>
              </table:table-cell>
            </table:table-row>
            <table:table-row>
              <table:table-cell office:value-type="float" office:value="634290">
                <text:p>63429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4648">
                <text:p>14648</text:p>
              </table:table-cell>
              <table:table-cell office:value-type="float" office:value="634290">
                <text:p>634290</text:p>
              </table:table-cell>
            </table:table-row>
            <table:table-row>
              <table:table-cell office:value-type="float" office:value="369670">
                <text:p>36967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0941">
                <text:p>10941</text:p>
              </table:table-cell>
              <table:table-cell office:value-type="float" office:value="369670">
                <text:p>369670</text:p>
              </table:table-cell>
            </table:table-row>
            <table:table-row>
              <table:table-cell office:value-type="float" office:value="390100">
                <text:p>39010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826">
                <text:p>11826</text:p>
              </table:table-cell>
              <table:table-cell office:value-type="float" office:value="390100">
                <text:p>390100</text:p>
              </table:table-cell>
            </table:table-row>
            <table:table-row>
              <table:table-cell office:value-type="float" office:value="783050">
                <text:p>78305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6244">
                <text:p>16244</text:p>
              </table:table-cell>
              <table:table-cell office:value-type="float" office:value="783050">
                <text:p>783050</text:p>
              </table:table-cell>
            </table:table-row>
            <table:table-row>
              <table:table-cell office:value-type="float" office:value="191180">
                <text:p>19118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375">
                <text:p>10375</text:p>
              </table:table-cell>
              <table:table-cell office:value-type="float" office:value="191180">
                <text:p>191180</text:p>
              </table:table-cell>
            </table:table-row>
            <table:table-row>
              <table:table-cell office:value-type="float" office:value="319450">
                <text:p>31945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1695">
                <text:p>11695</text:p>
              </table:table-cell>
              <table:table-cell office:value-type="float" office:value="319450">
                <text:p>319450</text:p>
              </table:table-cell>
            </table:table-row>
            <table:table-row>
              <table:table-cell office:value-type="float" office:value="738520">
                <text:p>73852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6746">
                <text:p>16746</text:p>
              </table:table-cell>
              <table:table-cell office:value-type="float" office:value="738520">
                <text:p>738520</text:p>
              </table:table-cell>
            </table:table-row>
            <table:table-row>
              <table:table-cell office:value-type="float" office:value="849700">
                <text:p>84970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7635">
                <text:p>17635</text:p>
              </table:table-cell>
              <table:table-cell office:value-type="float" office:value="849700">
                <text:p>849700</text:p>
              </table:table-cell>
            </table:table-row>
            <table:table-row>
              <table:table-cell office:value-type="float" office:value="146650">
                <text:p>14665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6099">
                <text:p>6099</text:p>
              </table:table-cell>
              <table:table-cell office:value-type="float" office:value="146650">
                <text:p>146650</text:p>
              </table:table-cell>
            </table:table-row>
            <table:table-row>
              <table:table-cell office:value-type="float" office:value="673000">
                <text:p>67300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6659">
                <text:p>16659</text:p>
              </table:table-cell>
              <table:table-cell office:value-type="float" office:value="673000">
                <text:p>673000</text:p>
              </table:table-cell>
            </table:table-row>
            <table:table-row>
              <table:table-cell office:value-type="float" office:value="393630">
                <text:p>39363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578">
                <text:p>11578</text:p>
              </table:table-cell>
              <table:table-cell office:value-type="float" office:value="393630">
                <text:p>393630</text:p>
              </table:table-cell>
            </table:table-row>
            <table:table-row>
              <table:table-cell office:value-type="float" office:value="355620">
                <text:p>35562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2981">
                <text:p>12981</text:p>
              </table:table-cell>
              <table:table-cell office:value-type="float" office:value="355620">
                <text:p>355620</text:p>
              </table:table-cell>
            </table:table-row>
            <table:table-row>
              <table:table-cell office:value-type="float" office:value="335750">
                <text:p>33575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9483">
                <text:p>9483</text:p>
              </table:table-cell>
              <table:table-cell office:value-type="float" office:value="335750">
                <text:p>335750</text:p>
              </table:table-cell>
            </table:table-row>
            <table:table-row>
              <table:table-cell office:value-type="float" office:value="469890">
                <text:p>46989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2326">
                <text:p>12326</text:p>
              </table:table-cell>
              <table:table-cell office:value-type="float" office:value="469890">
                <text:p>469890</text:p>
              </table:table-cell>
            </table:table-row>
            <table:table-row>
              <table:table-cell office:value-type="float" office:value="567450">
                <text:p>56745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3749">
                <text:p>13749</text:p>
              </table:table-cell>
              <table:table-cell office:value-type="float" office:value="567450">
                <text:p>567450</text:p>
              </table:table-cell>
            </table:table-row>
            <table:table-row>
              <table:table-cell office:value-type="float" office:value="210100">
                <text:p>21010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9515">
                <text:p>9515</text:p>
              </table:table-cell>
              <table:table-cell office:value-type="float" office:value="210100">
                <text:p>210100</text:p>
              </table:table-cell>
            </table:table-row>
            <table:table-row>
              <table:table-cell office:value-type="float" office:value="297140">
                <text:p>29714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2202">
                <text:p>12202</text:p>
              </table:table-cell>
              <table:table-cell office:value-type="float" office:value="297140">
                <text:p>297140</text:p>
              </table:table-cell>
            </table:table-row>
            <table:table-row>
              <table:table-cell office:value-type="float" office:value="315610">
                <text:p>31561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3782">
                <text:p>13782</text:p>
              </table:table-cell>
              <table:table-cell office:value-type="float" office:value="315610">
                <text:p>315610</text:p>
              </table:table-cell>
            </table:table-row>
            <table:table-row>
              <table:table-cell office:value-type="float" office:value="178230">
                <text:p>17823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7527">
                <text:p>7527</text:p>
              </table:table-cell>
              <table:table-cell office:value-type="float" office:value="178230">
                <text:p>178230</text:p>
              </table:table-cell>
            </table:table-row>
            <table:table-row>
              <table:table-cell office:value-type="float" office:value="135470">
                <text:p>13547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8650">
                <text:p>8650</text:p>
              </table:table-cell>
              <table:table-cell office:value-type="float" office:value="135470">
                <text:p>135470</text:p>
              </table:table-cell>
            </table:table-row>
            <table:table-row>
              <table:table-cell office:value-type="float" office:value="338810">
                <text:p>33881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242">
                <text:p>11242</text:p>
              </table:table-cell>
              <table:table-cell office:value-type="float" office:value="338810">
                <text:p>338810</text:p>
              </table:table-cell>
            </table:table-row>
            <table:table-row>
              <table:table-cell office:value-type="float" office:value="690940">
                <text:p>69094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18034">
                <text:p>18034</text:p>
              </table:table-cell>
              <table:table-cell office:value-type="float" office:value="690940">
                <text:p>690940</text:p>
              </table:table-cell>
            </table:table-row>
            <table:table-row>
              <table:table-cell office:value-type="float" office:value="746300">
                <text:p>7463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20084">
                <text:p>20084</text:p>
              </table:table-cell>
              <table:table-cell office:value-type="float" office:value="746300">
                <text:p>746300</text:p>
              </table:table-cell>
            </table:table-row>
            <table:table-row>
              <table:table-cell office:value-type="float" office:value="630690">
                <text:p>63069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6009">
                <text:p>16009</text:p>
              </table:table-cell>
              <table:table-cell office:value-type="float" office:value="630690">
                <text:p>630690</text:p>
              </table:table-cell>
            </table:table-row>
            <table:table-row>
              <table:table-cell office:value-type="float" office:value="330880">
                <text:p>33088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877">
                <text:p>12877</text:p>
              </table:table-cell>
              <table:table-cell office:value-type="float" office:value="330880">
                <text:p>330880</text:p>
              </table:table-cell>
            </table:table-row>
            <table:table-row>
              <table:table-cell office:value-type="float" office:value="425770">
                <text:p>42577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3675">
                <text:p>13675</text:p>
              </table:table-cell>
              <table:table-cell office:value-type="float" office:value="425770">
                <text:p>425770</text:p>
              </table:table-cell>
            </table:table-row>
            <table:table-row>
              <table:table-cell office:value-type="float" office:value="559690">
                <text:p>55969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5732">
                <text:p>15732</text:p>
              </table:table-cell>
              <table:table-cell office:value-type="float" office:value="559690">
                <text:p>559690</text:p>
              </table:table-cell>
            </table:table-row>
            <table:table-row>
              <table:table-cell office:value-type="float" office:value="559920">
                <text:p>55992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9018">
                <text:p>9018</text:p>
              </table:table-cell>
              <table:table-cell office:value-type="float" office:value="559920">
                <text:p>559920</text:p>
              </table:table-cell>
            </table:table-row>
            <table:table-row>
              <table:table-cell office:value-type="float" office:value="427300">
                <text:p>42730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7677">
                <text:p>7677</text:p>
              </table:table-cell>
              <table:table-cell office:value-type="float" office:value="427300">
                <text:p>427300</text:p>
              </table:table-cell>
            </table:table-row>
            <table:table-row>
              <table:table-cell office:value-type="float" office:value="729640">
                <text:p>72964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5292">
                <text:p>15292</text:p>
              </table:table-cell>
              <table:table-cell office:value-type="float" office:value="729640">
                <text:p>72964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992">
                <text:p>5992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47720">
                <text:p>4772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2258">
                <text:p>2258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float" office:value="497710">
                <text:p>49771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9478">
                <text:p>9478</text:p>
              </table:table-cell>
              <table:table-cell office:value-type="float" office:value="497710">
                <text:p>497710</text:p>
              </table:table-cell>
            </table:table-row>
            <table:table-row>
              <table:table-cell office:value-type="float" office:value="700790">
                <text:p>70079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406">
                <text:p>12406</text:p>
              </table:table-cell>
              <table:table-cell office:value-type="float" office:value="700790">
                <text:p>700790</text:p>
              </table:table-cell>
            </table:table-row>
            <table:table-row>
              <table:table-cell office:value-type="float" office:value="216550">
                <text:p>21655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7932">
                <text:p>7932</text:p>
              </table:table-cell>
              <table:table-cell office:value-type="float" office:value="216550">
                <text:p>216550</text:p>
              </table:table-cell>
            </table:table-row>
            <table:table-row>
              <table:table-cell office:value-type="float" office:value="592090">
                <text:p>5920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2981">
                <text:p>12981</text:p>
              </table:table-cell>
              <table:table-cell office:value-type="float" office:value="592090">
                <text:p>592090</text:p>
              </table:table-cell>
            </table:table-row>
            <table:table-row>
              <table:table-cell office:value-type="float" office:value="457480">
                <text:p>45748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924">
                <text:p>10924</text:p>
              </table:table-cell>
              <table:table-cell office:value-type="float" office:value="457480">
                <text:p>457480</text:p>
              </table:table-cell>
            </table:table-row>
            <table:table-row>
              <table:table-cell office:value-type="float" office:value="544240">
                <text:p>54424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546">
                <text:p>11546</text:p>
              </table:table-cell>
              <table:table-cell office:value-type="float" office:value="544240">
                <text:p>544240</text:p>
              </table:table-cell>
            </table:table-row>
            <table:table-row>
              <table:table-cell office:value-type="float" office:value="362920">
                <text:p>36292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6141">
                <text:p>6141</text:p>
              </table:table-cell>
              <table:table-cell office:value-type="float" office:value="362920">
                <text:p>362920</text:p>
              </table:table-cell>
            </table:table-row>
            <table:table-row>
              <table:table-cell office:value-type="float" office:value="489420">
                <text:p>48942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8224">
                <text:p>8224</text:p>
              </table:table-cell>
              <table:table-cell office:value-type="float" office:value="489420">
                <text:p>489420</text:p>
              </table:table-cell>
            </table:table-row>
            <table:table-row>
              <table:table-cell office:value-type="float" office:value="164570">
                <text:p>16457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5696">
                <text:p>5696</text:p>
              </table:table-cell>
              <table:table-cell office:value-type="float" office:value="164570">
                <text:p>164570</text:p>
              </table:table-cell>
            </table:table-row>
            <table:table-row>
              <table:table-cell office:value-type="float" office:value="690820">
                <text:p>69082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3064">
                <text:p>13064</text:p>
              </table:table-cell>
              <table:table-cell office:value-type="float" office:value="690820">
                <text:p>690820</text:p>
              </table:table-cell>
            </table:table-row>
            <table:table-row>
              <table:table-cell office:value-type="float" office:value="490670">
                <text:p>49067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1500">
                <text:p>11500</text:p>
              </table:table-cell>
              <table:table-cell office:value-type="float" office:value="490670">
                <text:p>490670</text:p>
              </table:table-cell>
            </table:table-row>
            <table:table-row>
              <table:table-cell office:value-type="float" office:value="532090">
                <text:p>53209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1431">
                <text:p>11431</text:p>
              </table:table-cell>
              <table:table-cell office:value-type="float" office:value="532090">
                <text:p>532090</text:p>
              </table:table-cell>
            </table:table-row>
            <table:table-row>
              <table:table-cell office:value-type="float" office:value="215220">
                <text:p>21522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4444">
                <text:p>4444</text:p>
              </table:table-cell>
              <table:table-cell office:value-type="float" office:value="215220">
                <text:p>215220</text:p>
              </table:table-cell>
            </table:table-row>
            <table:table-row>
              <table:table-cell office:value-type="float" office:value="380900">
                <text:p>38090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7246">
                <text:p>7246</text:p>
              </table:table-cell>
              <table:table-cell office:value-type="float" office:value="380900">
                <text:p>380900</text:p>
              </table:table-cell>
            </table:table-row>
            <table:table-row>
              <table:table-cell office:value-type="float" office:value="202260">
                <text:p>20226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4972">
                <text:p>4972</text:p>
              </table:table-cell>
              <table:table-cell office:value-type="float" office:value="202260">
                <text:p>202260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2179">
                <text:p>12179</text:p>
              </table:table-cell>
              <table:table-cell office:value-type="float" office:value="565000">
                <text:p>565000</text:p>
              </table:table-cell>
            </table:table-row>
            <table:table-row>
              <table:table-cell office:value-type="float" office:value="166130">
                <text:p>16613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5734">
                <text:p>5734</text:p>
              </table:table-cell>
              <table:table-cell office:value-type="float" office:value="166130">
                <text:p>166130</text:p>
              </table:table-cell>
            </table:table-row>
            <table:table-row>
              <table:table-cell office:value-type="float" office:value="675100">
                <text:p>67510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4862">
                <text:p>14862</text:p>
              </table:table-cell>
              <table:table-cell office:value-type="float" office:value="675100">
                <text:p>675100</text:p>
              </table:table-cell>
            </table:table-row>
            <table:table-row>
              <table:table-cell office:value-type="float" office:value="707040">
                <text:p>70704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5575">
                <text:p>15575</text:p>
              </table:table-cell>
              <table:table-cell office:value-type="float" office:value="707040">
                <text:p>707040</text:p>
              </table:table-cell>
            </table:table-row>
            <table:table-row>
              <table:table-cell office:value-type="float" office:value="401130">
                <text:p>40113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675">
                <text:p>12675</text:p>
              </table:table-cell>
              <table:table-cell office:value-type="float" office:value="401130">
                <text:p>401130</text:p>
              </table:table-cell>
            </table:table-row>
            <table:table-row>
              <table:table-cell office:value-type="float" office:value="593750">
                <text:p>59375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4841">
                <text:p>14841</text:p>
              </table:table-cell>
              <table:table-cell office:value-type="float" office:value="593750">
                <text:p>593750</text:p>
              </table:table-cell>
            </table:table-row>
            <table:table-row>
              <table:table-cell office:value-type="float" office:value="231190">
                <text:p>23119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5802">
                <text:p>5802</text:p>
              </table:table-cell>
              <table:table-cell office:value-type="float" office:value="231190">
                <text:p>231190</text:p>
              </table:table-cell>
            </table:table-row>
            <table:table-row>
              <table:table-cell office:value-type="float" office:value="431420">
                <text:p>43142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490">
                <text:p>10490</text:p>
              </table:table-cell>
              <table:table-cell office:value-type="float" office:value="431420">
                <text:p>431420</text:p>
              </table:table-cell>
            </table:table-row>
            <table:table-row>
              <table:table-cell office:value-type="float" office:value="564600">
                <text:p>56460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4006">
                <text:p>14006</text:p>
              </table:table-cell>
              <table:table-cell office:value-type="float" office:value="564600">
                <text:p>564600</text:p>
              </table:table-cell>
            </table:table-row>
            <table:table-row>
              <table:table-cell office:value-type="float" office:value="612060">
                <text:p>61206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6163">
                <text:p>16163</text:p>
              </table:table-cell>
              <table:table-cell office:value-type="float" office:value="612060">
                <text:p>612060</text:p>
              </table:table-cell>
            </table:table-row>
            <table:table-row>
              <table:table-cell office:value-type="float" office:value="335850">
                <text:p>33585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9121">
                <text:p>9121</text:p>
              </table:table-cell>
              <table:table-cell office:value-type="float" office:value="335850">
                <text:p>335850</text:p>
              </table:table-cell>
            </table:table-row>
            <table:table-row>
              <table:table-cell office:value-type="float" office:value="462380">
                <text:p>46238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1140">
                <text:p>11140</text:p>
              </table:table-cell>
              <table:table-cell office:value-type="float" office:value="462380">
                <text:p>462380</text:p>
              </table:table-cell>
            </table:table-row>
            <table:table-row>
              <table:table-cell office:value-type="float" office:value="644380">
                <text:p>64438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4811">
                <text:p>14811</text:p>
              </table:table-cell>
              <table:table-cell office:value-type="float" office:value="644380">
                <text:p>644380</text:p>
              </table:table-cell>
            </table:table-row>
            <table:table-row>
              <table:table-cell office:value-type="float" office:value="373970">
                <text:p>37397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005">
                <text:p>11005</text:p>
              </table:table-cell>
              <table:table-cell office:value-type="float" office:value="373970">
                <text:p>37397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790">
                <text:p>11790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63270">
                <text:p>66327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6218">
                <text:p>16218</text:p>
              </table:table-cell>
              <table:table-cell office:value-type="float" office:value="663270">
                <text:p>663270</text:p>
              </table:table-cell>
            </table:table-row>
            <table:table-row>
              <table:table-cell office:value-type="float" office:value="186180">
                <text:p>1861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273">
                <text:p>10273</text:p>
              </table:table-cell>
              <table:table-cell office:value-type="float" office:value="186180">
                <text:p>186180</text:p>
              </table:table-cell>
            </table:table-row>
            <table:table-row>
              <table:table-cell office:value-type="float" office:value="367460">
                <text:p>36746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1662">
                <text:p>11662</text:p>
              </table:table-cell>
              <table:table-cell office:value-type="float" office:value="367460">
                <text:p>367460</text:p>
              </table:table-cell>
            </table:table-row>
            <table:table-row>
              <table:table-cell office:value-type="float" office:value="693410">
                <text:p>69341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6694">
                <text:p>16694</text:p>
              </table:table-cell>
              <table:table-cell office:value-type="float" office:value="693410">
                <text:p>693410</text:p>
              </table:table-cell>
            </table:table-row>
            <table:table-row>
              <table:table-cell office:value-type="float" office:value="814310">
                <text:p>81431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7558">
                <text:p>17558</text:p>
              </table:table-cell>
              <table:table-cell office:value-type="float" office:value="814310">
                <text:p>814310</text:p>
              </table:table-cell>
            </table:table-row>
            <table:table-row>
              <table:table-cell office:value-type="float" office:value="162270">
                <text:p>16227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6322">
                <text:p>6322</text:p>
              </table:table-cell>
              <table:table-cell office:value-type="float" office:value="162270">
                <text:p>162270</text:p>
              </table:table-cell>
            </table:table-row>
            <table:table-row>
              <table:table-cell office:value-type="float" office:value="671810">
                <text:p>67181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6672">
                <text:p>16672</text:p>
              </table:table-cell>
              <table:table-cell office:value-type="float" office:value="671810">
                <text:p>671810</text:p>
              </table:table-cell>
            </table:table-row>
            <table:table-row>
              <table:table-cell office:value-type="float" office:value="391560">
                <text:p>39156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1560">
                <text:p>11560</text:p>
              </table:table-cell>
              <table:table-cell office:value-type="float" office:value="391560">
                <text:p>391560</text:p>
              </table:table-cell>
            </table:table-row>
            <table:table-row>
              <table:table-cell office:value-type="float" office:value="357620">
                <text:p>35762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2974">
                <text:p>12974</text:p>
              </table:table-cell>
              <table:table-cell office:value-type="float" office:value="357620">
                <text:p>357620</text:p>
              </table:table-cell>
            </table:table-row>
            <table:table-row>
              <table:table-cell office:value-type="float" office:value="335240">
                <text:p>33524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9555">
                <text:p>9555</text:p>
              </table:table-cell>
              <table:table-cell office:value-type="float" office:value="335240">
                <text:p>335240</text:p>
              </table:table-cell>
            </table:table-row>
            <table:table-row>
              <table:table-cell office:value-type="float" office:value="469570">
                <text:p>46957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2341">
                <text:p>12341</text:p>
              </table:table-cell>
              <table:table-cell office:value-type="float" office:value="469570">
                <text:p>469570</text:p>
              </table:table-cell>
            </table:table-row>
            <table:table-row>
              <table:table-cell office:value-type="float" office:value="568850">
                <text:p>56885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3818">
                <text:p>13818</text:p>
              </table:table-cell>
              <table:table-cell office:value-type="float" office:value="568850">
                <text:p>568850</text:p>
              </table:table-cell>
            </table:table-row>
            <table:table-row>
              <table:table-cell office:value-type="float" office:value="203710">
                <text:p>20371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9441">
                <text:p>9441</text:p>
              </table:table-cell>
              <table:table-cell office:value-type="float" office:value="203710">
                <text:p>203710</text:p>
              </table:table-cell>
            </table:table-row>
            <table:table-row>
              <table:table-cell office:value-type="float" office:value="248930">
                <text:p>24893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2295">
                <text:p>12295</text:p>
              </table:table-cell>
              <table:table-cell office:value-type="float" office:value="248930">
                <text:p>248930</text:p>
              </table:table-cell>
            </table:table-row>
            <table:table-row>
              <table:table-cell office:value-type="float" office:value="430560">
                <text:p>43056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3706">
                <text:p>13706</text:p>
              </table:table-cell>
              <table:table-cell office:value-type="float" office:value="430560">
                <text:p>430560</text:p>
              </table:table-cell>
            </table:table-row>
            <table:table-row>
              <table:table-cell office:value-type="float" office:value="177310">
                <text:p>17731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7528">
                <text:p>7528</text:p>
              </table:table-cell>
              <table:table-cell office:value-type="float" office:value="177310">
                <text:p>177310</text:p>
              </table:table-cell>
            </table:table-row>
            <table:table-row>
              <table:table-cell office:value-type="float" office:value="135060">
                <text:p>13506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8659">
                <text:p>8659</text:p>
              </table:table-cell>
              <table:table-cell office:value-type="float" office:value="135060">
                <text:p>135060</text:p>
              </table:table-cell>
            </table:table-row>
            <table:table-row>
              <table:table-cell office:value-type="float" office:value="333780">
                <text:p>33378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176">
                <text:p>11176</text:p>
              </table:table-cell>
              <table:table-cell office:value-type="float" office:value="333780">
                <text:p>333780</text:p>
              </table:table-cell>
            </table:table-row>
            <table:table-row>
              <table:table-cell office:value-type="float" office:value="739620">
                <text:p>7396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8039">
                <text:p>18039</text:p>
              </table:table-cell>
              <table:table-cell office:value-type="float" office:value="739620">
                <text:p>739620</text:p>
              </table:table-cell>
            </table:table-row>
            <table:table-row>
              <table:table-cell office:value-type="float" office:value="875000">
                <text:p>87500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20133">
                <text:p>20133</text:p>
              </table:table-cell>
              <table:table-cell office:value-type="float" office:value="875000">
                <text:p>875000</text:p>
              </table:table-cell>
            </table:table-row>
            <table:table-row>
              <table:table-cell office:value-type="float" office:value="751720">
                <text:p>75172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6133">
                <text:p>16133</text:p>
              </table:table-cell>
              <table:table-cell office:value-type="float" office:value="751720">
                <text:p>751720</text:p>
              </table:table-cell>
            </table:table-row>
            <table:table-row>
              <table:table-cell office:value-type="float" office:value="330030">
                <text:p>33003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864">
                <text:p>12864</text:p>
              </table:table-cell>
              <table:table-cell office:value-type="float" office:value="330030">
                <text:p>330030</text:p>
              </table:table-cell>
            </table:table-row>
            <table:table-row>
              <table:table-cell office:value-type="float" office:value="359370">
                <text:p>35937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3614">
                <text:p>13614</text:p>
              </table:table-cell>
              <table:table-cell office:value-type="float" office:value="359370">
                <text:p>359370</text:p>
              </table:table-cell>
            </table:table-row>
            <table:table-row>
              <table:table-cell office:value-type="float" office:value="551080">
                <text:p>55108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5824">
                <text:p>15824</text:p>
              </table:table-cell>
              <table:table-cell office:value-type="float" office:value="551080">
                <text:p>551080</text:p>
              </table:table-cell>
            </table:table-row>
            <table:table-row>
              <table:table-cell office:value-type="float" office:value="555650">
                <text:p>55565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8998">
                <text:p>8998</text:p>
              </table:table-cell>
              <table:table-cell office:value-type="float" office:value="555650">
                <text:p>555650</text:p>
              </table:table-cell>
            </table:table-row>
            <table:table-row>
              <table:table-cell office:value-type="float" office:value="427980">
                <text:p>42798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7669">
                <text:p>7669</text:p>
              </table:table-cell>
              <table:table-cell office:value-type="float" office:value="427980">
                <text:p>427980</text:p>
              </table:table-cell>
            </table:table-row>
            <table:table-row>
              <table:table-cell office:value-type="float" office:value="927740">
                <text:p>92774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5363">
                <text:p>15363</text:p>
              </table:table-cell>
              <table:table-cell office:value-type="float" office:value="927740">
                <text:p>927740</text:p>
              </table:table-cell>
            </table:table-row>
            <table:table-row>
              <table:table-cell office:value-type="float" office:value="391970">
                <text:p>39197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6050">
                <text:p>6050</text:p>
              </table:table-cell>
              <table:table-cell office:value-type="float" office:value="391970">
                <text:p>391970</text:p>
              </table:table-cell>
            </table:table-row>
            <table:table-row>
              <table:table-cell office:value-type="float" office:value="46330">
                <text:p>4633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2247">
                <text:p>2247</text:p>
              </table:table-cell>
              <table:table-cell office:value-type="float" office:value="46330">
                <text:p>46330</text:p>
              </table:table-cell>
            </table:table-row>
            <table:table-row>
              <table:table-cell office:value-type="float" office:value="498480">
                <text:p>49848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9534">
                <text:p>9534</text:p>
              </table:table-cell>
              <table:table-cell office:value-type="float" office:value="498480">
                <text:p>498480</text:p>
              </table:table-cell>
            </table:table-row>
            <table:table-row>
              <table:table-cell office:value-type="float" office:value="692760">
                <text:p>69276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369">
                <text:p>12369</text:p>
              </table:table-cell>
              <table:table-cell office:value-type="float" office:value="692760">
                <text:p>692760</text:p>
              </table:table-cell>
            </table:table-row>
            <table:table-row>
              <table:table-cell office:value-type="float" office:value="289670">
                <text:p>28967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7997">
                <text:p>7997</text:p>
              </table:table-cell>
              <table:table-cell office:value-type="float" office:value="289670">
                <text:p>289670</text:p>
              </table:table-cell>
            </table:table-row>
            <table:table-row>
              <table:table-cell office:value-type="float" office:value="567810">
                <text:p>56781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2971">
                <text:p>12971</text:p>
              </table:table-cell>
              <table:table-cell office:value-type="float" office:value="567810">
                <text:p>567810</text:p>
              </table:table-cell>
            </table:table-row>
            <table:table-row>
              <table:table-cell office:value-type="float" office:value="416800">
                <text:p>41680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0800">
                <text:p>10800</text:p>
              </table:table-cell>
              <table:table-cell office:value-type="float" office:value="416800">
                <text:p>416800</text:p>
              </table:table-cell>
            </table:table-row>
            <table:table-row>
              <table:table-cell office:value-type="float" office:value="536030">
                <text:p>53603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533">
                <text:p>11533</text:p>
              </table:table-cell>
              <table:table-cell office:value-type="float" office:value="536030">
                <text:p>536030</text:p>
              </table:table-cell>
            </table:table-row>
            <table:table-row>
              <table:table-cell office:value-type="float" office:value="362620">
                <text:p>36262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6103">
                <text:p>6103</text:p>
              </table:table-cell>
              <table:table-cell office:value-type="float" office:value="362620">
                <text:p>362620</text:p>
              </table:table-cell>
            </table:table-row>
            <table:table-row>
              <table:table-cell office:value-type="float" office:value="492610">
                <text:p>4926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8289">
                <text:p>8289</text:p>
              </table:table-cell>
              <table:table-cell office:value-type="float" office:value="492610">
                <text:p>492610</text:p>
              </table:table-cell>
            </table:table-row>
            <table:table-row>
              <table:table-cell office:value-type="float" office:value="168060">
                <text:p>16806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5709">
                <text:p>5709</text:p>
              </table:table-cell>
              <table:table-cell office:value-type="float" office:value="168060">
                <text:p>168060</text:p>
              </table:table-cell>
            </table:table-row>
            <table:table-row>
              <table:table-cell office:value-type="float" office:value="677430">
                <text:p>67743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2978">
                <text:p>12978</text:p>
              </table:table-cell>
              <table:table-cell office:value-type="float" office:value="677430">
                <text:p>677430</text:p>
              </table:table-cell>
            </table:table-row>
            <table:table-row>
              <table:table-cell office:value-type="float" office:value="492840">
                <text:p>49284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1533">
                <text:p>11533</text:p>
              </table:table-cell>
              <table:table-cell office:value-type="float" office:value="492840">
                <text:p>492840</text:p>
              </table:table-cell>
            </table:table-row>
            <table:table-row>
              <table:table-cell office:value-type="float" office:value="456300">
                <text:p>45630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1424">
                <text:p>11424</text:p>
              </table:table-cell>
              <table:table-cell office:value-type="float" office:value="456300">
                <text:p>456300</text:p>
              </table:table-cell>
            </table:table-row>
            <table:table-row>
              <table:table-cell office:value-type="float" office:value="216850">
                <text:p>21685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4499">
                <text:p>4499</text:p>
              </table:table-cell>
              <table:table-cell office:value-type="float" office:value="216850">
                <text:p>216850</text:p>
              </table:table-cell>
            </table:table-row>
            <table:table-row>
              <table:table-cell office:value-type="float" office:value="380760">
                <text:p>38076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7260">
                <text:p>7260</text:p>
              </table:table-cell>
              <table:table-cell office:value-type="float" office:value="380760">
                <text:p>380760</text:p>
              </table:table-cell>
            </table:table-row>
            <table:table-row>
              <table:table-cell office:value-type="float" office:value="204670">
                <text:p>20467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5085">
                <text:p>5085</text:p>
              </table:table-cell>
              <table:table-cell office:value-type="float" office:value="204670">
                <text:p>204670</text:p>
              </table:table-cell>
            </table:table-row>
            <table:table-row>
              <table:table-cell office:value-type="float" office:value="561040">
                <text:p>56104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2098">
                <text:p>12098</text:p>
              </table:table-cell>
              <table:table-cell office:value-type="float" office:value="561040">
                <text:p>561040</text:p>
              </table:table-cell>
            </table:table-row>
            <table:table-row>
              <table:table-cell office:value-type="float" office:value="159290">
                <text:p>15929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5601">
                <text:p>5601</text:p>
              </table:table-cell>
              <table:table-cell office:value-type="float" office:value="159290">
                <text:p>159290</text:p>
              </table:table-cell>
            </table:table-row>
            <table:table-row>
              <table:table-cell office:value-type="float" office:value="711880">
                <text:p>71188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4832">
                <text:p>14832</text:p>
              </table:table-cell>
              <table:table-cell office:value-type="float" office:value="711880">
                <text:p>711880</text:p>
              </table:table-cell>
            </table:table-row>
            <table:table-row>
              <table:table-cell office:value-type="float" office:value="876620">
                <text:p>87662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5749">
                <text:p>15749</text:p>
              </table:table-cell>
              <table:table-cell office:value-type="float" office:value="876620">
                <text:p>876620</text:p>
              </table:table-cell>
            </table:table-row>
            <table:table-row>
              <table:table-cell office:value-type="float" office:value="437610">
                <text:p>43761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585">
                <text:p>12585</text:p>
              </table:table-cell>
              <table:table-cell office:value-type="float" office:value="437610">
                <text:p>437610</text:p>
              </table:table-cell>
            </table:table-row>
            <table:table-row>
              <table:table-cell office:value-type="float" office:value="682800">
                <text:p>68280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4830">
                <text:p>14830</text:p>
              </table:table-cell>
              <table:table-cell office:value-type="float" office:value="682800">
                <text:p>682800</text:p>
              </table:table-cell>
            </table:table-row>
            <table:table-row>
              <table:table-cell office:value-type="float" office:value="229550">
                <text:p>22955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5716">
                <text:p>5716</text:p>
              </table:table-cell>
              <table:table-cell office:value-type="float" office:value="229550">
                <text:p>229550</text:p>
              </table:table-cell>
            </table:table-row>
            <table:table-row>
              <table:table-cell office:value-type="float" office:value="433930">
                <text:p>43393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552">
                <text:p>10552</text:p>
              </table:table-cell>
              <table:table-cell office:value-type="float" office:value="433930">
                <text:p>433930</text:p>
              </table:table-cell>
            </table:table-row>
            <table:table-row>
              <table:table-cell office:value-type="float" office:value="586450">
                <text:p>58645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4005">
                <text:p>14005</text:p>
              </table:table-cell>
              <table:table-cell office:value-type="float" office:value="586450">
                <text:p>586450</text:p>
              </table:table-cell>
            </table:table-row>
            <table:table-row>
              <table:table-cell office:value-type="float" office:value="720250">
                <text:p>72025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6154">
                <text:p>16154</text:p>
              </table:table-cell>
              <table:table-cell office:value-type="float" office:value="720250">
                <text:p>720250</text:p>
              </table:table-cell>
            </table:table-row>
            <table:table-row>
              <table:table-cell office:value-type="float" office:value="335170">
                <text:p>33517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9122">
                <text:p>9122</text:p>
              </table:table-cell>
              <table:table-cell office:value-type="float" office:value="335170">
                <text:p>335170</text:p>
              </table:table-cell>
            </table:table-row>
            <table:table-row>
              <table:table-cell office:value-type="float" office:value="464600">
                <text:p>46460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1217">
                <text:p>11217</text:p>
              </table:table-cell>
              <table:table-cell office:value-type="float" office:value="464600">
                <text:p>464600</text:p>
              </table:table-cell>
            </table:table-row>
            <table:table-row>
              <table:table-cell office:value-type="float" office:value="635630">
                <text:p>63563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4675">
                <text:p>14675</text:p>
              </table:table-cell>
              <table:table-cell office:value-type="float" office:value="635630">
                <text:p>635630</text:p>
              </table:table-cell>
            </table:table-row>
            <table:table-row>
              <table:table-cell office:value-type="float" office:value="373570">
                <text:p>37357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022">
                <text:p>11022</text:p>
              </table:table-cell>
              <table:table-cell office:value-type="float" office:value="373570">
                <text:p>373570</text:p>
              </table:table-cell>
            </table:table-row>
            <table:table-row>
              <table:table-cell office:value-type="float" office:value="391090">
                <text:p>39109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1829">
                <text:p>11829</text:p>
              </table:table-cell>
              <table:table-cell office:value-type="float" office:value="391090">
                <text:p>391090</text:p>
              </table:table-cell>
            </table:table-row>
            <table:table-row>
              <table:table-cell office:value-type="float" office:value="687680">
                <text:p>68768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6097">
                <text:p>16097</text:p>
              </table:table-cell>
              <table:table-cell office:value-type="float" office:value="687680">
                <text:p>687680</text:p>
              </table:table-cell>
            </table:table-row>
            <table:table-row>
              <table:table-cell office:value-type="float" office:value="184680">
                <text:p>18468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274">
                <text:p>10274</text:p>
              </table:table-cell>
              <table:table-cell office:value-type="float" office:value="184680">
                <text:p>184680</text:p>
              </table:table-cell>
            </table:table-row>
            <table:table-row>
              <table:table-cell office:value-type="float" office:value="321400">
                <text:p>32140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1701">
                <text:p>11701</text:p>
              </table:table-cell>
              <table:table-cell office:value-type="float" office:value="321400">
                <text:p>321400</text:p>
              </table:table-cell>
            </table:table-row>
            <table:table-row>
              <table:table-cell office:value-type="float" office:value="738650">
                <text:p>73865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6795">
                <text:p>16795</text:p>
              </table:table-cell>
              <table:table-cell office:value-type="float" office:value="738650">
                <text:p>738650</text:p>
              </table:table-cell>
            </table:table-row>
            <table:table-row>
              <table:table-cell office:value-type="float" office:value="762450">
                <text:p>76245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7548">
                <text:p>17548</text:p>
              </table:table-cell>
              <table:table-cell office:value-type="float" office:value="762450">
                <text:p>762450</text:p>
              </table:table-cell>
            </table:table-row>
            <table:table-row>
              <table:table-cell office:value-type="float" office:value="145470">
                <text:p>14547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6054">
                <text:p>6054</text:p>
              </table:table-cell>
              <table:table-cell office:value-type="float" office:value="145470">
                <text:p>145470</text:p>
              </table:table-cell>
            </table:table-row>
            <table:table-row>
              <table:table-cell office:value-type="float" office:value="723350">
                <text:p>72335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6698">
                <text:p>16698</text:p>
              </table:table-cell>
              <table:table-cell office:value-type="float" office:value="723350">
                <text:p>723350</text:p>
              </table:table-cell>
            </table:table-row>
            <table:table-row>
              <table:table-cell office:value-type="float" office:value="395100">
                <text:p>39510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592">
                <text:p>11592</text:p>
              </table:table-cell>
              <table:table-cell office:value-type="float" office:value="395100">
                <text:p>395100</text:p>
              </table:table-cell>
            </table:table-row>
            <table:table-row>
              <table:table-cell office:value-type="float" office:value="354470">
                <text:p>35447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2948">
                <text:p>12948</text:p>
              </table:table-cell>
              <table:table-cell office:value-type="float" office:value="354470">
                <text:p>354470</text:p>
              </table:table-cell>
            </table:table-row>
            <table:table-row>
              <table:table-cell office:value-type="float" office:value="334890">
                <text:p>33489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9479">
                <text:p>9479</text:p>
              </table:table-cell>
              <table:table-cell office:value-type="float" office:value="334890">
                <text:p>334890</text:p>
              </table:table-cell>
            </table:table-row>
            <table:table-row>
              <table:table-cell office:value-type="float" office:value="467060">
                <text:p>46706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2335">
                <text:p>12335</text:p>
              </table:table-cell>
              <table:table-cell office:value-type="float" office:value="467060">
                <text:p>467060</text:p>
              </table:table-cell>
            </table:table-row>
            <table:table-row>
              <table:table-cell office:value-type="float" office:value="567310">
                <text:p>56731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3806">
                <text:p>13806</text:p>
              </table:table-cell>
              <table:table-cell office:value-type="float" office:value="567310">
                <text:p>567310</text:p>
              </table:table-cell>
            </table:table-row>
            <table:table-row>
              <table:table-cell office:value-type="float" office:value="217480">
                <text:p>21748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9558">
                <text:p>9558</text:p>
              </table:table-cell>
              <table:table-cell office:value-type="float" office:value="217480">
                <text:p>217480</text:p>
              </table:table-cell>
            </table:table-row>
            <table:table-row>
              <table:table-cell office:value-type="float" office:value="376790">
                <text:p>37679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2341">
                <text:p>12341</text:p>
              </table:table-cell>
              <table:table-cell office:value-type="float" office:value="376790">
                <text:p>376790</text:p>
              </table:table-cell>
            </table:table-row>
            <table:table-row>
              <table:table-cell office:value-type="float" office:value="392350">
                <text:p>39235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3736">
                <text:p>13736</text:p>
              </table:table-cell>
              <table:table-cell office:value-type="float" office:value="392350">
                <text:p>392350</text:p>
              </table:table-cell>
            </table:table-row>
            <table:table-row>
              <table:table-cell office:value-type="float" office:value="167600">
                <text:p>16760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7400">
                <text:p>7400</text:p>
              </table:table-cell>
              <table:table-cell office:value-type="float" office:value="167600">
                <text:p>167600</text:p>
              </table:table-cell>
            </table:table-row>
            <table:table-row>
              <table:table-cell office:value-type="float" office:value="138090">
                <text:p>13809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8682">
                <text:p>8682</text:p>
              </table:table-cell>
              <table:table-cell office:value-type="float" office:value="138090">
                <text:p>138090</text:p>
              </table:table-cell>
            </table:table-row>
            <table:table-row>
              <table:table-cell office:value-type="float" office:value="335950">
                <text:p>33595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158">
                <text:p>11158</text:p>
              </table:table-cell>
              <table:table-cell office:value-type="float" office:value="335950">
                <text:p>335950</text:p>
              </table:table-cell>
            </table:table-row>
            <table:table-row>
              <table:table-cell office:value-type="float" office:value="671930">
                <text:p>67193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7941">
                <text:p>17941</text:p>
              </table:table-cell>
              <table:table-cell office:value-type="float" office:value="671930">
                <text:p>671930</text:p>
              </table:table-cell>
            </table:table-row>
            <table:table-row>
              <table:table-cell office:value-type="float" office:value="740120">
                <text:p>74012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20053">
                <text:p>20053</text:p>
              </table:table-cell>
              <table:table-cell office:value-type="float" office:value="740120">
                <text:p>740120</text:p>
              </table:table-cell>
            </table:table-row>
            <table:table-row>
              <table:table-cell office:value-type="float" office:value="716260">
                <text:p>71626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6146">
                <text:p>16146</text:p>
              </table:table-cell>
              <table:table-cell office:value-type="float" office:value="716260">
                <text:p>716260</text:p>
              </table:table-cell>
            </table:table-row>
            <table:table-row>
              <table:table-cell office:value-type="float" office:value="329210">
                <text:p>32921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863">
                <text:p>12863</text:p>
              </table:table-cell>
              <table:table-cell office:value-type="float" office:value="329210">
                <text:p>329210</text:p>
              </table:table-cell>
            </table:table-row>
            <table:table-row>
              <table:table-cell office:value-type="float" office:value="401460">
                <text:p>40146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3705">
                <text:p>13705</text:p>
              </table:table-cell>
              <table:table-cell office:value-type="float" office:value="401460">
                <text:p>401460</text:p>
              </table:table-cell>
            </table:table-row>
            <table:table-row>
              <table:table-cell office:value-type="float" office:value="561440">
                <text:p>56144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5774">
                <text:p>15774</text:p>
              </table:table-cell>
              <table:table-cell office:value-type="float" office:value="561440">
                <text:p>561440</text:p>
              </table:table-cell>
            </table:table-row>
            <table:table-row>
              <table:table-cell office:value-type="float" office:value="562330">
                <text:p>56233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9081">
                <text:p>9081</text:p>
              </table:table-cell>
              <table:table-cell office:value-type="float" office:value="562330">
                <text:p>562330</text:p>
              </table:table-cell>
            </table:table-row>
            <table:table-row>
              <table:table-cell office:value-type="float" office:value="428180">
                <text:p>42818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7658">
                <text:p>7658</text:p>
              </table:table-cell>
              <table:table-cell office:value-type="float" office:value="428180">
                <text:p>428180</text:p>
              </table:table-cell>
            </table:table-row>
            <table:table-row>
              <table:table-cell office:value-type="float" office:value="928710">
                <text:p>92871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5402">
                <text:p>15402</text:p>
              </table:table-cell>
              <table:table-cell office:value-type="float" office:value="928710">
                <text:p>92871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6000">
                <text:p>6000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170">
                <text:p>4717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2235">
                <text:p>2235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float" office:value="497140">
                <text:p>49714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9472">
                <text:p>9472</text:p>
              </table:table-cell>
              <table:table-cell office:value-type="float" office:value="497140">
                <text:p>497140</text:p>
              </table:table-cell>
            </table:table-row>
            <table:table-row>
              <table:table-cell office:value-type="float" office:value="687440">
                <text:p>68744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398">
                <text:p>12398</text:p>
              </table:table-cell>
              <table:table-cell office:value-type="float" office:value="687440">
                <text:p>687440</text:p>
              </table:table-cell>
            </table:table-row>
            <table:table-row>
              <table:table-cell office:value-type="float" office:value="214990">
                <text:p>21499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7820">
                <text:p>7820</text:p>
              </table:table-cell>
              <table:table-cell office:value-type="float" office:value="214990">
                <text:p>214990</text:p>
              </table:table-cell>
            </table:table-row>
            <table:table-row>
              <table:table-cell office:value-type="float" office:value="673460">
                <text:p>67346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2989">
                <text:p>12989</text:p>
              </table:table-cell>
              <table:table-cell office:value-type="float" office:value="673460">
                <text:p>673460</text:p>
              </table:table-cell>
            </table:table-row>
            <table:table-row>
              <table:table-cell office:value-type="float" office:value="433560">
                <text:p>43356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0931">
                <text:p>10931</text:p>
              </table:table-cell>
              <table:table-cell office:value-type="float" office:value="433560">
                <text:p>433560</text:p>
              </table:table-cell>
            </table:table-row>
            <table:table-row>
              <table:table-cell office:value-type="float" office:value="481390">
                <text:p>48139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622">
                <text:p>11622</text:p>
              </table:table-cell>
              <table:table-cell office:value-type="float" office:value="481390">
                <text:p>481390</text:p>
              </table:table-cell>
            </table:table-row>
            <table:table-row>
              <table:table-cell office:value-type="float" office:value="363290">
                <text:p>36329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6134">
                <text:p>6134</text:p>
              </table:table-cell>
              <table:table-cell office:value-type="float" office:value="363290">
                <text:p>363290</text:p>
              </table:table-cell>
            </table:table-row>
            <table:table-row>
              <table:table-cell office:value-type="float" office:value="490020">
                <text:p>49002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8211">
                <text:p>8211</text:p>
              </table:table-cell>
              <table:table-cell office:value-type="float" office:value="490020">
                <text:p>490020</text:p>
              </table:table-cell>
            </table:table-row>
            <table:table-row>
              <table:table-cell office:value-type="float" office:value="168870">
                <text:p>16887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5795">
                <text:p>5795</text:p>
              </table:table-cell>
              <table:table-cell office:value-type="float" office:value="168870">
                <text:p>168870</text:p>
              </table:table-cell>
            </table:table-row>
            <table:table-row>
              <table:table-cell office:value-type="float" office:value="706430">
                <text:p>70643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2970">
                <text:p>12970</text:p>
              </table:table-cell>
              <table:table-cell office:value-type="float" office:value="706430">
                <text:p>706430</text:p>
              </table:table-cell>
            </table:table-row>
            <table:table-row>
              <table:table-cell office:value-type="float" office:value="491570">
                <text:p>49157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1518">
                <text:p>11518</text:p>
              </table:table-cell>
              <table:table-cell office:value-type="float" office:value="491570">
                <text:p>491570</text:p>
              </table:table-cell>
            </table:table-row>
            <table:table-row>
              <table:table-cell office:value-type="float" office:value="428820">
                <text:p>42882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1432">
                <text:p>11432</text:p>
              </table:table-cell>
              <table:table-cell office:value-type="float" office:value="428820">
                <text:p>428820</text:p>
              </table:table-cell>
            </table:table-row>
            <table:table-row>
              <table:table-cell office:value-type="float" office:value="215680">
                <text:p>2156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4439">
                <text:p>4439</text:p>
              </table:table-cell>
              <table:table-cell office:value-type="float" office:value="215680">
                <text:p>215680</text:p>
              </table:table-cell>
            </table:table-row>
            <table:table-row>
              <table:table-cell office:value-type="float" office:value="382330">
                <text:p>3823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7298">
                <text:p>7298</text:p>
              </table:table-cell>
              <table:table-cell office:value-type="float" office:value="382330">
                <text:p>382330</text:p>
              </table:table-cell>
            </table:table-row>
            <table:table-row>
              <table:table-cell office:value-type="float" office:value="201740">
                <text:p>20174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5078">
                <text:p>5078</text:p>
              </table:table-cell>
              <table:table-cell office:value-type="float" office:value="201740">
                <text:p>20174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2056">
                <text:p>12056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158190">
                <text:p>15819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586">
                <text:p>5586</text:p>
              </table:table-cell>
              <table:table-cell office:value-type="float" office:value="158190">
                <text:p>158190</text:p>
              </table:table-cell>
            </table:table-row>
            <table:table-row>
              <table:table-cell office:value-type="float" office:value="743560">
                <text:p>74356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4822">
                <text:p>14822</text:p>
              </table:table-cell>
              <table:table-cell office:value-type="float" office:value="743560">
                <text:p>743560</text:p>
              </table:table-cell>
            </table:table-row>
            <table:table-row>
              <table:table-cell office:value-type="float" office:value="778370">
                <text:p>77837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5621">
                <text:p>15621</text:p>
              </table:table-cell>
              <table:table-cell office:value-type="float" office:value="778370">
                <text:p>778370</text:p>
              </table:table-cell>
            </table:table-row>
            <table:table-row>
              <table:table-cell office:value-type="float" office:value="392090">
                <text:p>39209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557">
                <text:p>12557</text:p>
              </table:table-cell>
              <table:table-cell office:value-type="float" office:value="392090">
                <text:p>392090</text:p>
              </table:table-cell>
            </table:table-row>
            <table:table-row>
              <table:table-cell office:value-type="float" office:value="589840">
                <text:p>58984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4770">
                <text:p>14770</text:p>
              </table:table-cell>
              <table:table-cell office:value-type="float" office:value="589840">
                <text:p>589840</text:p>
              </table:table-cell>
            </table:table-row>
            <table:table-row>
              <table:table-cell office:value-type="float" office:value="228920">
                <text:p>22892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5757">
                <text:p>5757</text:p>
              </table:table-cell>
              <table:table-cell office:value-type="float" office:value="228920">
                <text:p>228920</text:p>
              </table:table-cell>
            </table:table-row>
            <table:table-row>
              <table:table-cell office:value-type="float" office:value="433290">
                <text:p>43329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494">
                <text:p>10494</text:p>
              </table:table-cell>
              <table:table-cell office:value-type="float" office:value="433290">
                <text:p>433290</text:p>
              </table:table-cell>
            </table:table-row>
            <table:table-row>
              <table:table-cell office:value-type="float" office:value="721210">
                <text:p>72121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4018">
                <text:p>14018</text:p>
              </table:table-cell>
              <table:table-cell office:value-type="float" office:value="721210">
                <text:p>721210</text:p>
              </table:table-cell>
            </table:table-row>
            <table:table-row>
              <table:table-cell office:value-type="float" office:value="679690">
                <text:p>67969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6088">
                <text:p>16088</text:p>
              </table:table-cell>
              <table:table-cell office:value-type="float" office:value="679690">
                <text:p>679690</text:p>
              </table:table-cell>
            </table:table-row>
            <table:table-row>
              <table:table-cell office:value-type="float" office:value="334450">
                <text:p>33445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9098">
                <text:p>9098</text:p>
              </table:table-cell>
              <table:table-cell office:value-type="float" office:value="334450">
                <text:p>334450</text:p>
              </table:table-cell>
            </table:table-row>
            <table:table-row>
              <table:table-cell office:value-type="float" office:value="462950">
                <text:p>46295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1173">
                <text:p>11173</text:p>
              </table:table-cell>
              <table:table-cell office:value-type="float" office:value="462950">
                <text:p>462950</text:p>
              </table:table-cell>
            </table:table-row>
            <table:table-row>
              <table:table-cell office:value-type="float" office:value="641380">
                <text:p>64138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4646">
                <text:p>14646</text:p>
              </table:table-cell>
              <table:table-cell office:value-type="float" office:value="641380">
                <text:p>641380</text:p>
              </table:table-cell>
            </table:table-row>
            <table:table-row>
              <table:table-cell office:value-type="float" office:value="372630">
                <text:p>37263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0988">
                <text:p>10988</text:p>
              </table:table-cell>
              <table:table-cell office:value-type="float" office:value="372630">
                <text:p>372630</text:p>
              </table:table-cell>
            </table:table-row>
            <table:table-row>
              <table:table-cell office:value-type="float" office:value="388780">
                <text:p>38878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1817">
                <text:p>11817</text:p>
              </table:table-cell>
              <table:table-cell office:value-type="float" office:value="388780">
                <text:p>388780</text:p>
              </table:table-cell>
            </table:table-row>
            <table:table-row>
              <table:table-cell office:value-type="float" office:value="680280">
                <text:p>68028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6121">
                <text:p>16121</text:p>
              </table:table-cell>
              <table:table-cell office:value-type="float" office:value="680280">
                <text:p>680280</text:p>
              </table:table-cell>
            </table:table-row>
            <table:table-row>
              <table:table-cell office:value-type="float" office:value="185980">
                <text:p>18598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222">
                <text:p>10222</text:p>
              </table:table-cell>
              <table:table-cell office:value-type="float" office:value="185980">
                <text:p>185980</text:p>
              </table:table-cell>
            </table:table-row>
            <table:table-row>
              <table:table-cell office:value-type="float" office:value="318930">
                <text:p>31893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13">
                <text:p>11613</text:p>
              </table:table-cell>
              <table:table-cell office:value-type="float" office:value="318930">
                <text:p>318930</text:p>
              </table:table-cell>
            </table:table-row>
            <table:table-row>
              <table:table-cell office:value-type="float" office:value="641040">
                <text:p>64104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6746">
                <text:p>16746</text:p>
              </table:table-cell>
              <table:table-cell office:value-type="float" office:value="641040">
                <text:p>641040</text:p>
              </table:table-cell>
            </table:table-row>
            <table:table-row>
              <table:table-cell office:value-type="float" office:value="820510">
                <text:p>82051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17587">
                <text:p>17587</text:p>
              </table:table-cell>
              <table:table-cell office:value-type="float" office:value="820510">
                <text:p>820510</text:p>
              </table:table-cell>
            </table:table-row>
            <table:table-row>
              <table:table-cell office:value-type="float" office:value="146970">
                <text:p>14697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6108">
                <text:p>6108</text:p>
              </table:table-cell>
              <table:table-cell office:value-type="float" office:value="146970">
                <text:p>146970</text:p>
              </table:table-cell>
            </table:table-row>
            <table:table-row>
              <table:table-cell office:value-type="float" office:value="688920">
                <text:p>68892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6638">
                <text:p>16638</text:p>
              </table:table-cell>
              <table:table-cell office:value-type="float" office:value="688920">
                <text:p>688920</text:p>
              </table:table-cell>
            </table:table-row>
            <table:table-row>
              <table:table-cell office:value-type="float" office:value="396080">
                <text:p>39608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594">
                <text:p>11594</text:p>
              </table:table-cell>
              <table:table-cell office:value-type="float" office:value="396080">
                <text:p>396080</text:p>
              </table:table-cell>
            </table:table-row>
            <table:table-row>
              <table:table-cell office:value-type="float" office:value="419840">
                <text:p>41984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3057">
                <text:p>13057</text:p>
              </table:table-cell>
              <table:table-cell office:value-type="float" office:value="419840">
                <text:p>419840</text:p>
              </table:table-cell>
            </table:table-row>
            <table:table-row>
              <table:table-cell office:value-type="float" office:value="335680">
                <text:p>33568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9525">
                <text:p>9525</text:p>
              </table:table-cell>
              <table:table-cell office:value-type="float" office:value="335680">
                <text:p>335680</text:p>
              </table:table-cell>
            </table:table-row>
            <table:table-row>
              <table:table-cell office:value-type="float" office:value="467180">
                <text:p>46718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2335">
                <text:p>12335</text:p>
              </table:table-cell>
              <table:table-cell office:value-type="float" office:value="467180">
                <text:p>467180</text:p>
              </table:table-cell>
            </table:table-row>
            <table:table-row>
              <table:table-cell office:value-type="float" office:value="568620">
                <text:p>56862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3803">
                <text:p>13803</text:p>
              </table:table-cell>
              <table:table-cell office:value-type="float" office:value="568620">
                <text:p>568620</text:p>
              </table:table-cell>
            </table:table-row>
            <table:table-row>
              <table:table-cell office:value-type="float" office:value="202390">
                <text:p>20239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9376">
                <text:p>9376</text:p>
              </table:table-cell>
              <table:table-cell office:value-type="float" office:value="202390">
                <text:p>202390</text:p>
              </table:table-cell>
            </table:table-row>
            <table:table-row>
              <table:table-cell office:value-type="float" office:value="230280">
                <text:p>23028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2215">
                <text:p>12215</text:p>
              </table:table-cell>
              <table:table-cell office:value-type="float" office:value="230280">
                <text:p>230280</text:p>
              </table:table-cell>
            </table:table-row>
            <table:table-row>
              <table:table-cell office:value-type="float" office:value="413030">
                <text:p>41303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3721">
                <text:p>13721</text:p>
              </table:table-cell>
              <table:table-cell office:value-type="float" office:value="413030">
                <text:p>413030</text:p>
              </table:table-cell>
            </table:table-row>
            <table:table-row>
              <table:table-cell office:value-type="float" office:value="168740">
                <text:p>16874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7452">
                <text:p>7452</text:p>
              </table:table-cell>
              <table:table-cell office:value-type="float" office:value="168740">
                <text:p>168740</text:p>
              </table:table-cell>
            </table:table-row>
            <table:table-row>
              <table:table-cell office:value-type="float" office:value="141710">
                <text:p>14171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8703">
                <text:p>8703</text:p>
              </table:table-cell>
              <table:table-cell office:value-type="float" office:value="141710">
                <text:p>141710</text:p>
              </table:table-cell>
            </table:table-row>
            <table:table-row>
              <table:table-cell office:value-type="float" office:value="327460">
                <text:p>32746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073">
                <text:p>11073</text:p>
              </table:table-cell>
              <table:table-cell office:value-type="float" office:value="327460">
                <text:p>327460</text:p>
              </table:table-cell>
            </table:table-row>
            <table:table-row>
              <table:table-cell office:value-type="float" office:value="726290">
                <text:p>72629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8028">
                <text:p>18028</text:p>
              </table:table-cell>
              <table:table-cell office:value-type="float" office:value="726290">
                <text:p>726290</text:p>
              </table:table-cell>
            </table:table-row>
            <table:table-row>
              <table:table-cell office:value-type="float" office:value="737780">
                <text:p>7377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20014">
                <text:p>20014</text:p>
              </table:table-cell>
              <table:table-cell office:value-type="float" office:value="737780">
                <text:p>737780</text:p>
              </table:table-cell>
            </table:table-row>
            <table:table-row>
              <table:table-cell office:value-type="float" office:value="651980">
                <text:p>65198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6028">
                <text:p>16028</text:p>
              </table:table-cell>
              <table:table-cell office:value-type="float" office:value="651980">
                <text:p>651980</text:p>
              </table:table-cell>
            </table:table-row>
            <table:table-row>
              <table:table-cell office:value-type="float" office:value="329860">
                <text:p>32986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2887">
                <text:p>12887</text:p>
              </table:table-cell>
              <table:table-cell office:value-type="float" office:value="329860">
                <text:p>329860</text:p>
              </table:table-cell>
            </table:table-row>
            <table:table-row>
              <table:table-cell office:value-type="float" office:value="415090">
                <text:p>41509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3635">
                <text:p>13635</text:p>
              </table:table-cell>
              <table:table-cell office:value-type="float" office:value="415090">
                <text:p>415090</text:p>
              </table:table-cell>
            </table:table-row>
            <table:table-row>
              <table:table-cell office:value-type="float" office:value="488370">
                <text:p>48837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5843">
                <text:p>15843</text:p>
              </table:table-cell>
              <table:table-cell office:value-type="float" office:value="488370">
                <text:p>48837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9040">
                <text:p>9040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428480">
                <text:p>42848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7701">
                <text:p>7701</text:p>
              </table:table-cell>
              <table:table-cell office:value-type="float" office:value="428480">
                <text:p>428480</text:p>
              </table:table-cell>
            </table:table-row>
            <table:table-row>
              <table:table-cell office:value-type="float" office:value="850760">
                <text:p>85076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5405">
                <text:p>15405</text:p>
              </table:table-cell>
              <table:table-cell office:value-type="float" office:value="850760">
                <text:p>85076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5992">
                <text:p>5992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520">
                <text:p>4752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2282">
                <text:p>2282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498180">
                <text:p>49818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9507">
                <text:p>9507</text:p>
              </table:table-cell>
              <table:table-cell office:value-type="float" office:value="498180">
                <text:p>498180</text:p>
              </table:table-cell>
            </table:table-row>
            <table:table-row>
              <table:table-cell office:value-type="float" office:value="713490">
                <text:p>71349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456">
                <text:p>12456</text:p>
              </table:table-cell>
              <table:table-cell office:value-type="float" office:value="713490">
                <text:p>713490</text:p>
              </table:table-cell>
            </table:table-row>
            <table:table-row>
              <table:table-cell office:value-type="float" office:value="234640">
                <text:p>23464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7897">
                <text:p>7897</text:p>
              </table:table-cell>
              <table:table-cell office:value-type="float" office:value="234640">
                <text:p>234640</text:p>
              </table:table-cell>
            </table:table-row>
            <table:table-row>
              <table:table-cell office:value-type="float" office:value="570970">
                <text:p>57097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3024">
                <text:p>13024</text:p>
              </table:table-cell>
              <table:table-cell office:value-type="float" office:value="570970">
                <text:p>570970</text:p>
              </table:table-cell>
            </table:table-row>
            <table:table-row>
              <table:table-cell office:value-type="float" office:value="445650">
                <text:p>44565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0898">
                <text:p>10898</text:p>
              </table:table-cell>
              <table:table-cell office:value-type="float" office:value="445650">
                <text:p>445650</text:p>
              </table:table-cell>
            </table:table-row>
            <table:table-row>
              <table:table-cell office:value-type="float" office:value="497590">
                <text:p>49759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607">
                <text:p>11607</text:p>
              </table:table-cell>
              <table:table-cell office:value-type="float" office:value="497590">
                <text:p>497590</text:p>
              </table:table-cell>
            </table:table-row>
            <table:table-row>
              <table:table-cell office:value-type="float" office:value="363150">
                <text:p>36315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6134">
                <text:p>6134</text:p>
              </table:table-cell>
              <table:table-cell office:value-type="float" office:value="363150">
                <text:p>363150</text:p>
              </table:table-cell>
            </table:table-row>
            <table:table-row>
              <table:table-cell office:value-type="float" office:value="492930">
                <text:p>49293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8309">
                <text:p>8309</text:p>
              </table:table-cell>
              <table:table-cell office:value-type="float" office:value="492930">
                <text:p>492930</text:p>
              </table:table-cell>
            </table:table-row>
            <table:table-row>
              <table:table-cell office:value-type="float" office:value="167160">
                <text:p>16716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5643">
                <text:p>5643</text:p>
              </table:table-cell>
              <table:table-cell office:value-type="float" office:value="167160">
                <text:p>167160</text:p>
              </table:table-cell>
            </table:table-row>
            <table:table-row>
              <table:table-cell office:value-type="float" office:value="671470">
                <text:p>67147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3043">
                <text:p>13043</text:p>
              </table:table-cell>
              <table:table-cell office:value-type="float" office:value="671470">
                <text:p>671470</text:p>
              </table:table-cell>
            </table:table-row>
            <table:table-row>
              <table:table-cell office:value-type="float" office:value="497530">
                <text:p>49753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1614">
                <text:p>11614</text:p>
              </table:table-cell>
              <table:table-cell office:value-type="float" office:value="497530">
                <text:p>497530</text:p>
              </table:table-cell>
            </table:table-row>
            <table:table-row>
              <table:table-cell office:value-type="float" office:value="500100">
                <text:p>50010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1484">
                <text:p>11484</text:p>
              </table:table-cell>
              <table:table-cell office:value-type="float" office:value="500100">
                <text:p>500100</text:p>
              </table:table-cell>
            </table:table-row>
            <table:table-row>
              <table:table-cell office:value-type="float" office:value="214510">
                <text:p>21451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4448">
                <text:p>4448</text:p>
              </table:table-cell>
              <table:table-cell office:value-type="float" office:value="214510">
                <text:p>214510</text:p>
              </table:table-cell>
            </table:table-row>
            <table:table-row>
              <table:table-cell office:value-type="float" office:value="378460">
                <text:p>37846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7243">
                <text:p>7243</text:p>
              </table:table-cell>
              <table:table-cell office:value-type="float" office:value="378460">
                <text:p>378460</text:p>
              </table:table-cell>
            </table:table-row>
            <table:table-row>
              <table:table-cell office:value-type="float" office:value="205360">
                <text:p>20536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5146">
                <text:p>5146</text:p>
              </table:table-cell>
              <table:table-cell office:value-type="float" office:value="205360">
                <text:p>205360</text:p>
              </table:table-cell>
            </table:table-row>
            <table:table-row>
              <table:table-cell office:value-type="float" office:value="566390">
                <text:p>56639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2197">
                <text:p>12197</text:p>
              </table:table-cell>
              <table:table-cell office:value-type="float" office:value="566390">
                <text:p>566390</text:p>
              </table:table-cell>
            </table:table-row>
            <table:table-row>
              <table:table-cell office:value-type="float" office:value="156160">
                <text:p>15616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5567">
                <text:p>5567</text:p>
              </table:table-cell>
              <table:table-cell office:value-type="float" office:value="156160">
                <text:p>156160</text:p>
              </table:table-cell>
            </table:table-row>
            <table:table-row>
              <table:table-cell office:value-type="float" office:value="804720">
                <text:p>80472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4907">
                <text:p>14907</text:p>
              </table:table-cell>
              <table:table-cell office:value-type="float" office:value="804720">
                <text:p>804720</text:p>
              </table:table-cell>
            </table:table-row>
            <table:table-row>
              <table:table-cell office:value-type="float" office:value="707320">
                <text:p>7073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5525">
                <text:p>15525</text:p>
              </table:table-cell>
              <table:table-cell office:value-type="float" office:value="707320">
                <text:p>70732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653">
                <text:p>12653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653540">
                <text:p>65354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4767">
                <text:p>14767</text:p>
              </table:table-cell>
              <table:table-cell office:value-type="float" office:value="653540">
                <text:p>653540</text:p>
              </table:table-cell>
            </table:table-row>
            <table:table-row>
              <table:table-cell office:value-type="float" office:value="230860">
                <text:p>23086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5791">
                <text:p>5791</text:p>
              </table:table-cell>
              <table:table-cell office:value-type="float" office:value="230860">
                <text:p>230860</text:p>
              </table:table-cell>
            </table:table-row>
            <table:table-row>
              <table:table-cell office:value-type="float" office:value="432510">
                <text:p>43251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0495">
                <text:p>10495</text:p>
              </table:table-cell>
              <table:table-cell office:value-type="float" office:value="432510">
                <text:p>432510</text:p>
              </table:table-cell>
            </table:table-row>
            <table:table-row>
              <table:table-cell office:value-type="float" office:value="563270">
                <text:p>56327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3996">
                <text:p>13996</text:p>
              </table:table-cell>
              <table:table-cell office:value-type="float" office:value="563270">
                <text:p>563270</text:p>
              </table:table-cell>
            </table:table-row>
            <table:table-row>
              <table:table-cell office:value-type="float" office:value="676070">
                <text:p>67607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6164">
                <text:p>16164</text:p>
              </table:table-cell>
              <table:table-cell office:value-type="float" office:value="676070">
                <text:p>676070</text:p>
              </table:table-cell>
            </table:table-row>
            <table:table-row>
              <table:table-cell office:value-type="float" office:value="335340">
                <text:p>33534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9101">
                <text:p>9101</text:p>
              </table:table-cell>
              <table:table-cell office:value-type="float" office:value="335340">
                <text:p>335340</text:p>
              </table:table-cell>
            </table:table-row>
            <table:table-row>
              <table:table-cell office:value-type="float" office:value="461180">
                <text:p>46118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1144">
                <text:p>11144</text:p>
              </table:table-cell>
              <table:table-cell office:value-type="float" office:value="461180">
                <text:p>461180</text:p>
              </table:table-cell>
            </table:table-row>
            <table:table-row>
              <table:table-cell office:value-type="float" office:value="636360">
                <text:p>63636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4728">
                <text:p>14728</text:p>
              </table:table-cell>
              <table:table-cell office:value-type="float" office:value="636360">
                <text:p>636360</text:p>
              </table:table-cell>
            </table:table-row>
            <table:table-row>
              <table:table-cell office:value-type="float" office:value="369500">
                <text:p>36950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0884">
                <text:p>10884</text:p>
              </table:table-cell>
              <table:table-cell office:value-type="float" office:value="369500">
                <text:p>369500</text:p>
              </table:table-cell>
            </table:table-row>
            <table:table-row>
              <table:table-cell office:value-type="float" office:value="393030">
                <text:p>39303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1830">
                <text:p>11830</text:p>
              </table:table-cell>
              <table:table-cell office:value-type="float" office:value="393030">
                <text:p>393030</text:p>
              </table:table-cell>
            </table:table-row>
            <table:table-row>
              <table:table-cell office:value-type="float" office:value="702490">
                <text:p>7024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6138">
                <text:p>16138</text:p>
              </table:table-cell>
              <table:table-cell office:value-type="float" office:value="702490">
                <text:p>702490</text:p>
              </table:table-cell>
            </table:table-row>
            <table:table-row>
              <table:table-cell office:value-type="float" office:value="189570">
                <text:p>18957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278">
                <text:p>10278</text:p>
              </table:table-cell>
              <table:table-cell office:value-type="float" office:value="189570">
                <text:p>189570</text:p>
              </table:table-cell>
            </table:table-row>
            <table:table-row>
              <table:table-cell office:value-type="float" office:value="330360">
                <text:p>33036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672">
                <text:p>11672</text:p>
              </table:table-cell>
              <table:table-cell office:value-type="float" office:value="330360">
                <text:p>330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3.952cm" style:legend-expansion="high" chart:style-name="ch2"/>
        <chart:plot-area chart:style-name="ch3" table:cell-range-address="PacketCostVsAmountOfPackets.K2:PacketCostVsAmountOfPackets.K538 PacketCostVsAmountOfPackets.D2:PacketCostVsAmountOfPackets.E538 PacketCostVsAmountOfPackets.F1:PacketCostVsAmountOfPackets.F1 PacketCostVsAmountOfPackets.L1:PacketCostVsAmountOfPackets.L1" chart:data-source-has-labels="both" svg:x="1.331cm" svg:y="0.18cm" svg:width="12.245cm" svg:height="7.659cm">
          <chart:coordinate-region svg:x="2.693cm" svg:y="0.379cm" svg:width="10.233cm" svg:height="6.813cm"/>
          <chart:axis chart:dimension="x" chart:name="primary-x" chart:style-name="ch4" chartooo:axis-type="auto">
            <chart:title svg:x="6.086cm" svg:y="8.019cm" chart:style-name="ch5">
              <text:p>amount of packets</text:p>
            </chart:title>
            <chart:categories table:cell-range-address="PacketCostVsAmountOfPackets.K2:PacketCostVsAmountOfPackets.K538"/>
          </chart:axis>
          <chart:axis chart:dimension="y" chart:name="primary-y" chart:style-name="ch4">
            <chart:title svg:x="0.451cm" svg:y="4.701cm" chart:style-name="ch6">
              <text:p>total cost</text:p>
            </chart:title>
            <chart:grid chart:style-name="ch7" chart:class="major"/>
          </chart:axis>
          <chart:series chart:style-name="ch8" chart:values-cell-range-address="PacketCostVsAmountOfPackets.E2:PacketCostVsAmountOfPackets.E538" chart:label-cell-address="PacketCostVsAmountOfPackets.F1:PacketCostVsAmountOfPackets.F1" chart:class="chart:scatter">
            <chart:domain table:cell-range-address="PacketCostVsAmountOfPackets.D2:PacketCostVsAmountOfPackets.D538"/>
            <chart:data-point chart:repeated="537"/>
          </chart:series>
          <chart:series chart:style-name="ch9" chart:values-cell-range-address="PacketCostVsAmountOfPackets.K2:PacketCostVsAmountOfPackets.K538" chart:label-cell-address="PacketCostVsAmountOfPackets.L1:PacketCostVsAmountOfPackets.L1" chart:class="chart:scatter">
            <chart:domain table:cell-range-address="PacketCostVsAmountOfPackets.J2:PacketCostVsAmountOfPackets.J538"/>
            <chart:data-point chart:repeated="5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Random</text:p>
                <draw:g>
                  <svg:desc>PacketCostVsAmountOfPackets.F1:PacketCostVsAmountOfPackets.F1</svg:desc>
                </draw:g>
              </table:table-cell>
              <table:table-cell office:value-type="string">
                <text:p>Colonna J</text:p>
              </table:table-cell>
              <table:table-cell office:value-type="string">
                <text:p>Reactive</text:p>
                <draw:g>
                  <svg:desc>PacketCostVsAmountOfPackets.L1:PacketCostVsAmountOfPackets.L1</svg:desc>
                </draw:g>
              </table:table-cell>
            </table:table-row>
          </table:table-header-rows>
          <table:table-rows>
            <table:table-row>
              <table:table-cell office:value-type="float" office:value="429730">
                <text:p>429730</text:p>
                <draw:g>
                  <svg:desc>PacketCostVsAmountOfPackets.K2:PacketCostVsAmountOfPackets.K538</svg:desc>
                </draw:g>
              </table:table-cell>
              <table:table-cell office:value-type="float" office:value="5824">
                <text:p>5824</text:p>
                <draw:g>
                  <svg:desc>PacketCostVsAmountOfPackets.D2:PacketCostVsAmountOfPackets.D538</svg:desc>
                </draw:g>
              </table:table-cell>
              <table:table-cell office:value-type="float" office:value="268820">
                <text:p>268820</text:p>
                <draw:g>
                  <svg:desc>PacketCostVsAmountOfPackets.E2:PacketCostVsAmountOfPackets.E538</svg:desc>
                </draw:g>
              </table:table-cell>
              <table:table-cell office:value-type="float" office:value="7721">
                <text:p>7721</text:p>
                <draw:g>
                  <svg:desc>PacketCostVsAmountOfPackets.J2:PacketCostVsAmountOfPackets.J538</svg:desc>
                </draw:g>
              </table:table-cell>
              <table:table-cell office:value-type="float" office:value="429730">
                <text:p>429730</text:p>
                <draw:g>
                  <svg:desc>PacketCostVsAmountOfPackets.K2:PacketCostVsAmountOfPackets.K538</svg:desc>
                </draw:g>
              </table:table-cell>
            </table:table-row>
            <table:table-row>
              <table:table-cell office:value-type="float" office:value="276920">
                <text:p>276920</text:p>
              </table:table-cell>
              <table:table-cell office:value-type="float" office:value="11999">
                <text:p>11999</text:p>
              </table:table-cell>
              <table:table-cell office:value-type="float" office:value="559950">
                <text:p>559950</text:p>
              </table:table-cell>
              <table:table-cell office:value-type="float" office:value="7928">
                <text:p>7928</text:p>
              </table:table-cell>
              <table:table-cell office:value-type="float" office:value="276920">
                <text:p>276920</text:p>
              </table:table-cell>
            </table:table-row>
            <table:table-row>
              <table:table-cell office:value-type="float" office:value="438390">
                <text:p>438390</text:p>
              </table:table-cell>
              <table:table-cell office:value-type="float" office:value="7212">
                <text:p>7212</text:p>
              </table:table-cell>
              <table:table-cell office:value-type="float" office:value="335740">
                <text:p>335740</text:p>
              </table:table-cell>
              <table:table-cell office:value-type="float" office:value="10838">
                <text:p>10838</text:p>
              </table:table-cell>
              <table:table-cell office:value-type="float" office:value="438390">
                <text:p>438390</text:p>
              </table:table-cell>
            </table:table-row>
            <table:table-row>
              <table:table-cell office:value-type="float" office:value="362650">
                <text:p>362650</text:p>
              </table:table-cell>
              <table:table-cell office:value-type="float" office:value="2376">
                <text:p>2376</text:p>
              </table:table-cell>
              <table:table-cell office:value-type="float" office:value="111030">
                <text:p>111030</text:p>
              </table:table-cell>
              <table:table-cell office:value-type="float" office:value="6126">
                <text:p>6126</text:p>
              </table:table-cell>
              <table:table-cell office:value-type="float" office:value="362650">
                <text:p>362650</text:p>
              </table:table-cell>
            </table:table-row>
            <table:table-row>
              <table:table-cell office:value-type="float" office:value="490540">
                <text:p>490540</text:p>
              </table:table-cell>
              <table:table-cell office:value-type="float" office:value="7988">
                <text:p>7988</text:p>
              </table:table-cell>
              <table:table-cell office:value-type="float" office:value="370550">
                <text:p>370550</text:p>
              </table:table-cell>
              <table:table-cell office:value-type="float" office:value="8263">
                <text:p>8263</text:p>
              </table:table-cell>
              <table:table-cell office:value-type="float" office:value="490540">
                <text:p>490540</text:p>
              </table:table-cell>
            </table:table-row>
            <table:table-row>
              <table:table-cell office:value-type="float" office:value="670420">
                <text:p>670420</text:p>
              </table:table-cell>
              <table:table-cell office:value-type="float" office:value="9193">
                <text:p>9193</text:p>
              </table:table-cell>
              <table:table-cell office:value-type="float" office:value="426570">
                <text:p>426570</text:p>
              </table:table-cell>
              <table:table-cell office:value-type="float" office:value="13055">
                <text:p>13055</text:p>
              </table:table-cell>
              <table:table-cell office:value-type="float" office:value="670420">
                <text:p>670420</text:p>
              </table:table-cell>
            </table:table-row>
            <table:table-row>
              <table:table-cell office:value-type="float" office:value="218450">
                <text:p>218450</text:p>
              </table:table-cell>
              <table:table-cell office:value-type="float" office:value="7177">
                <text:p>7177</text:p>
              </table:table-cell>
              <table:table-cell office:value-type="float" office:value="334240">
                <text:p>334240</text:p>
              </table:table-cell>
              <table:table-cell office:value-type="float" office:value="4491">
                <text:p>4491</text:p>
              </table:table-cell>
              <table:table-cell office:value-type="float" office:value="218450">
                <text:p>218450</text:p>
              </table:table-cell>
            </table:table-row>
            <table:table-row>
              <table:table-cell office:value-type="float" office:value="378570">
                <text:p>378570</text:p>
              </table:table-cell>
              <table:table-cell office:value-type="float" office:value="6503">
                <text:p>6503</text:p>
              </table:table-cell>
              <table:table-cell office:value-type="float" office:value="300070">
                <text:p>300070</text:p>
              </table:table-cell>
              <table:table-cell office:value-type="float" office:value="7324">
                <text:p>7324</text:p>
              </table:table-cell>
              <table:table-cell office:value-type="float" office:value="378570">
                <text:p>378570</text:p>
              </table:table-cell>
            </table:table-row>
            <table:table-row>
              <table:table-cell office:value-type="float" office:value="203070">
                <text:p>203070</text:p>
              </table:table-cell>
              <table:table-cell office:value-type="float" office:value="11909">
                <text:p>11909</text:p>
              </table:table-cell>
              <table:table-cell office:value-type="float" office:value="555920">
                <text:p>555920</text:p>
              </table:table-cell>
              <table:table-cell office:value-type="float" office:value="4987">
                <text:p>4987</text:p>
              </table:table-cell>
              <table:table-cell office:value-type="float" office:value="203070">
                <text:p>203070</text:p>
              </table:table-cell>
            </table:table-row>
            <table:table-row>
              <table:table-cell office:value-type="float" office:value="562190">
                <text:p>562190</text:p>
              </table:table-cell>
              <table:table-cell office:value-type="float" office:value="5186">
                <text:p>5186</text:p>
              </table:table-cell>
              <table:table-cell office:value-type="float" office:value="240630">
                <text:p>240630</text:p>
              </table:table-cell>
              <table:table-cell office:value-type="float" office:value="12090">
                <text:p>12090</text:p>
              </table:table-cell>
              <table:table-cell office:value-type="float" office:value="562190">
                <text:p>562190</text:p>
              </table:table-cell>
            </table:table-row>
            <table:table-row>
              <table:table-cell office:value-type="float" office:value="651270">
                <text:p>651270</text:p>
              </table:table-cell>
              <table:table-cell office:value-type="float" office:value="7965">
                <text:p>7965</text:p>
              </table:table-cell>
              <table:table-cell office:value-type="float" office:value="371860">
                <text:p>371860</text:p>
              </table:table-cell>
              <table:table-cell office:value-type="float" office:value="14905">
                <text:p>14905</text:p>
              </table:table-cell>
              <table:table-cell office:value-type="float" office:value="651270">
                <text:p>651270</text:p>
              </table:table-cell>
            </table:table-row>
            <table:table-row>
              <table:table-cell office:value-type="float" office:value="432850">
                <text:p>432850</text:p>
              </table:table-cell>
              <table:table-cell office:value-type="float" office:value="8617">
                <text:p>8617</text:p>
              </table:table-cell>
              <table:table-cell office:value-type="float" office:value="401490">
                <text:p>401490</text:p>
              </table:table-cell>
              <table:table-cell office:value-type="float" office:value="10491">
                <text:p>10491</text:p>
              </table:table-cell>
              <table:table-cell office:value-type="float" office:value="432850">
                <text:p>432850</text:p>
              </table:table-cell>
            </table:table-row>
            <table:table-row>
              <table:table-cell office:value-type="float" office:value="696980">
                <text:p>696980</text:p>
              </table:table-cell>
              <table:table-cell office:value-type="float" office:value="14106">
                <text:p>14106</text:p>
              </table:table-cell>
              <table:table-cell office:value-type="float" office:value="654330">
                <text:p>654330</text:p>
              </table:table-cell>
              <table:table-cell office:value-type="float" office:value="16140">
                <text:p>16140</text:p>
              </table:table-cell>
              <table:table-cell office:value-type="float" office:value="696980">
                <text:p>696980</text:p>
              </table:table-cell>
            </table:table-row>
            <table:table-row>
              <table:table-cell office:value-type="float" office:value="336790">
                <text:p>336790</text:p>
              </table:table-cell>
              <table:table-cell office:value-type="float" office:value="16752">
                <text:p>16752</text:p>
              </table:table-cell>
              <table:table-cell office:value-type="float" office:value="778630">
                <text:p>778630</text:p>
              </table:table-cell>
              <table:table-cell office:value-type="float" office:value="9015">
                <text:p>9015</text:p>
              </table:table-cell>
              <table:table-cell office:value-type="float" office:value="336790">
                <text:p>336790</text:p>
              </table:table-cell>
            </table:table-row>
            <table:table-row>
              <table:table-cell office:value-type="float" office:value="465340">
                <text:p>465340</text:p>
              </table:table-cell>
              <table:table-cell office:value-type="float" office:value="11335">
                <text:p>11335</text:p>
              </table:table-cell>
              <table:table-cell office:value-type="float" office:value="527690">
                <text:p>527690</text:p>
              </table:table-cell>
              <table:table-cell office:value-type="float" office:value="11256">
                <text:p>11256</text:p>
              </table:table-cell>
              <table:table-cell office:value-type="float" office:value="465340">
                <text:p>465340</text:p>
              </table:table-cell>
            </table:table-row>
            <table:table-row>
              <table:table-cell office:value-type="float" office:value="637300">
                <text:p>637300</text:p>
              </table:table-cell>
              <table:table-cell office:value-type="float" office:value="11935">
                <text:p>11935</text:p>
              </table:table-cell>
              <table:table-cell office:value-type="float" office:value="556890">
                <text:p>556890</text:p>
              </table:table-cell>
              <table:table-cell office:value-type="float" office:value="14793">
                <text:p>14793</text:p>
              </table:table-cell>
              <table:table-cell office:value-type="float" office:value="637300">
                <text:p>637300</text:p>
              </table:table-cell>
            </table:table-row>
            <table:table-row>
              <table:table-cell office:value-type="float" office:value="623970">
                <text:p>623970</text:p>
              </table:table-cell>
              <table:table-cell office:value-type="float" office:value="12755">
                <text:p>12755</text:p>
              </table:table-cell>
              <table:table-cell office:value-type="float" office:value="592810">
                <text:p>592810</text:p>
              </table:table-cell>
              <table:table-cell office:value-type="float" office:value="16108">
                <text:p>16108</text:p>
              </table:table-cell>
              <table:table-cell office:value-type="float" office:value="623970">
                <text:p>623970</text:p>
              </table:table-cell>
            </table:table-row>
            <table:table-row>
              <table:table-cell office:value-type="float" office:value="782150">
                <text:p>782150</text:p>
              </table:table-cell>
              <table:table-cell office:value-type="float" office:value="11291">
                <text:p>11291</text:p>
              </table:table-cell>
              <table:table-cell office:value-type="float" office:value="528230">
                <text:p>528230</text:p>
              </table:table-cell>
              <table:table-cell office:value-type="float" office:value="16773">
                <text:p>16773</text:p>
              </table:table-cell>
              <table:table-cell office:value-type="float" office:value="782150">
                <text:p>782150</text:p>
              </table:table-cell>
            </table:table-row>
            <table:table-row>
              <table:table-cell office:value-type="float" office:value="695740">
                <text:p>695740</text:p>
              </table:table-cell>
              <table:table-cell office:value-type="float" office:value="15530">
                <text:p>15530</text:p>
              </table:table-cell>
              <table:table-cell office:value-type="float" office:value="722740">
                <text:p>722740</text:p>
              </table:table-cell>
              <table:table-cell office:value-type="float" office:value="16746">
                <text:p>16746</text:p>
              </table:table-cell>
              <table:table-cell office:value-type="float" office:value="695740">
                <text:p>695740</text:p>
              </table:table-cell>
            </table:table-row>
            <table:table-row>
              <table:table-cell office:value-type="float" office:value="358100">
                <text:p>358100</text:p>
              </table:table-cell>
              <table:table-cell office:value-type="float" office:value="9943">
                <text:p>9943</text:p>
              </table:table-cell>
              <table:table-cell office:value-type="float" office:value="464280">
                <text:p>464280</text:p>
              </table:table-cell>
              <table:table-cell office:value-type="float" office:value="12943">
                <text:p>12943</text:p>
              </table:table-cell>
              <table:table-cell office:value-type="float" office:value="358100">
                <text:p>358100</text:p>
              </table:table-cell>
            </table:table-row>
            <table:table-row>
              <table:table-cell office:value-type="float" office:value="468040">
                <text:p>468040</text:p>
              </table:table-cell>
              <table:table-cell office:value-type="float" office:value="14122">
                <text:p>14122</text:p>
              </table:table-cell>
              <table:table-cell office:value-type="float" office:value="656170">
                <text:p>656170</text:p>
              </table:table-cell>
              <table:table-cell office:value-type="float" office:value="12325">
                <text:p>12325</text:p>
              </table:table-cell>
              <table:table-cell office:value-type="float" office:value="468040">
                <text:p>468040</text:p>
              </table:table-cell>
            </table:table-row>
            <table:table-row>
              <table:table-cell office:value-type="float" office:value="568400">
                <text:p>568400</text:p>
              </table:table-cell>
              <table:table-cell office:value-type="float" office:value="13999">
                <text:p>13999</text:p>
              </table:table-cell>
              <table:table-cell office:value-type="float" office:value="649590">
                <text:p>649590</text:p>
              </table:table-cell>
              <table:table-cell office:value-type="float" office:value="13825">
                <text:p>13825</text:p>
              </table:table-cell>
              <table:table-cell office:value-type="float" office:value="568400">
                <text:p>568400</text:p>
              </table:table-cell>
            </table:table-row>
            <table:table-row>
              <table:table-cell office:value-type="float" office:value="393200">
                <text:p>393200</text:p>
              </table:table-cell>
              <table:table-cell office:value-type="float" office:value="12034">
                <text:p>12034</text:p>
              </table:table-cell>
              <table:table-cell office:value-type="float" office:value="561480">
                <text:p>561480</text:p>
              </table:table-cell>
              <table:table-cell office:value-type="float" office:value="13673">
                <text:p>13673</text:p>
              </table:table-cell>
              <table:table-cell office:value-type="float" office:value="393200">
                <text:p>393200</text:p>
              </table:table-cell>
            </table:table-row>
            <table:table-row>
              <table:table-cell office:value-type="float" office:value="643400">
                <text:p>643400</text:p>
              </table:table-cell>
              <table:table-cell office:value-type="float" office:value="14773">
                <text:p>14773</text:p>
              </table:table-cell>
              <table:table-cell office:value-type="float" office:value="687970">
                <text:p>687970</text:p>
              </table:table-cell>
              <table:table-cell office:value-type="float" office:value="17951">
                <text:p>17951</text:p>
              </table:table-cell>
              <table:table-cell office:value-type="float" office:value="643400">
                <text:p>643400</text:p>
              </table:table-cell>
            </table:table-row>
            <table:table-row>
              <table:table-cell office:value-type="float" office:value="747650">
                <text:p>747650</text:p>
              </table:table-cell>
              <table:table-cell office:value-type="float" office:value="12647">
                <text:p>12647</text:p>
              </table:table-cell>
              <table:table-cell office:value-type="float" office:value="590150">
                <text:p>590150</text:p>
              </table:table-cell>
              <table:table-cell office:value-type="float" office:value="16028">
                <text:p>16028</text:p>
              </table:table-cell>
              <table:table-cell office:value-type="float" office:value="747650">
                <text:p>747650</text:p>
              </table:table-cell>
            </table:table-row>
            <table:table-row>
              <table:table-cell office:value-type="float" office:value="330310">
                <text:p>330310</text:p>
              </table:table-cell>
              <table:table-cell office:value-type="float" office:value="19397">
                <text:p>19397</text:p>
              </table:table-cell>
              <table:table-cell office:value-type="float" office:value="901420">
                <text:p>901420</text:p>
              </table:table-cell>
              <table:table-cell office:value-type="float" office:value="12872">
                <text:p>12872</text:p>
              </table:table-cell>
              <table:table-cell office:value-type="float" office:value="330310">
                <text:p>330310</text:p>
              </table:table-cell>
            </table:table-row>
            <table:table-row>
              <table:table-cell office:value-type="float" office:value="431050">
                <text:p>431050</text:p>
              </table:table-cell>
              <table:table-cell office:value-type="float" office:value="13512">
                <text:p>13512</text:p>
              </table:table-cell>
              <table:table-cell office:value-type="float" office:value="628560">
                <text:p>628560</text:p>
              </table:table-cell>
              <table:table-cell office:value-type="float" office:value="13788">
                <text:p>13788</text:p>
              </table:table-cell>
              <table:table-cell office:value-type="float" office:value="431050">
                <text:p>431050</text:p>
              </table:table-cell>
            </table:table-row>
            <table:table-row>
              <table:table-cell office:value-type="float" office:value="561580">
                <text:p>561580</text:p>
              </table:table-cell>
              <table:table-cell office:value-type="float" office:value="8048">
                <text:p>8048</text:p>
              </table:table-cell>
              <table:table-cell office:value-type="float" office:value="371990">
                <text:p>371990</text:p>
              </table:table-cell>
              <table:table-cell office:value-type="float" office:value="9077">
                <text:p>9077</text:p>
              </table:table-cell>
              <table:table-cell office:value-type="float" office:value="561580">
                <text:p>561580</text:p>
              </table:table-cell>
            </table:table-row>
            <table:table-row>
              <table:table-cell office:value-type="float" office:value="426960">
                <text:p>426960</text:p>
              </table:table-cell>
              <table:table-cell office:value-type="float" office:value="11982">
                <text:p>11982</text:p>
              </table:table-cell>
              <table:table-cell office:value-type="float" office:value="558100">
                <text:p>558100</text:p>
              </table:table-cell>
              <table:table-cell office:value-type="float" office:value="7633">
                <text:p>7633</text:p>
              </table:table-cell>
              <table:table-cell office:value-type="float" office:value="426960">
                <text:p>426960</text:p>
              </table:table-cell>
            </table:table-row>
            <table:table-row>
              <table:table-cell office:value-type="float" office:value="753370">
                <text:p>753370</text:p>
              </table:table-cell>
              <table:table-cell office:value-type="float" office:value="12688">
                <text:p>12688</text:p>
              </table:table-cell>
              <table:table-cell office:value-type="float" office:value="591060">
                <text:p>591060</text:p>
              </table:table-cell>
              <table:table-cell office:value-type="float" office:value="15316">
                <text:p>15316</text:p>
              </table:table-cell>
              <table:table-cell office:value-type="float" office:value="753370">
                <text:p>753370</text:p>
              </table:table-cell>
            </table:table-row>
            <table:table-row>
              <table:table-cell office:value-type="float" office:value="389100">
                <text:p>389100</text:p>
              </table:table-cell>
              <table:table-cell office:value-type="float" office:value="18122">
                <text:p>18122</text:p>
              </table:table-cell>
              <table:table-cell office:value-type="float" office:value="843930">
                <text:p>843930</text:p>
              </table:table-cell>
              <table:table-cell office:value-type="float" office:value="5979">
                <text:p>5979</text:p>
              </table:table-cell>
              <table:table-cell office:value-type="float" office:value="389100">
                <text:p>389100</text:p>
              </table:table-cell>
            </table:table-row>
            <table:table-row>
              <table:table-cell office:value-type="float" office:value="47670">
                <text:p>47670</text:p>
              </table:table-cell>
              <table:table-cell office:value-type="float" office:value="15417">
                <text:p>15417</text:p>
              </table:table-cell>
              <table:table-cell office:value-type="float" office:value="718270">
                <text:p>718270</text:p>
              </table:table-cell>
              <table:table-cell office:value-type="float" office:value="2274">
                <text:p>2274</text:p>
              </table:table-cell>
              <table:table-cell office:value-type="float" office:value="47670">
                <text:p>47670</text:p>
              </table:table-cell>
            </table:table-row>
            <table:table-row>
              <table:table-cell office:value-type="float" office:value="498900">
                <text:p>498900</text:p>
              </table:table-cell>
              <table:table-cell office:value-type="float" office:value="15512">
                <text:p>15512</text:p>
              </table:table-cell>
              <table:table-cell office:value-type="float" office:value="721390">
                <text:p>721390</text:p>
              </table:table-cell>
              <table:table-cell office:value-type="float" office:value="9491">
                <text:p>9491</text:p>
              </table:table-cell>
              <table:table-cell office:value-type="float" office:value="498900">
                <text:p>498900</text:p>
              </table:table-cell>
            </table:table-row>
            <table:table-row>
              <table:table-cell office:value-type="float" office:value="667100">
                <text:p>66710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2398">
                <text:p>12398</text:p>
              </table:table-cell>
              <table:table-cell office:value-type="float" office:value="667100">
                <text:p>667100</text:p>
              </table:table-cell>
            </table:table-row>
            <table:table-row>
              <table:table-cell office:value-type="float" office:value="220520">
                <text:p>220520</text:p>
              </table:table-cell>
              <table:table-cell office:value-type="float" office:value="4421">
                <text:p>4421</text:p>
              </table:table-cell>
              <table:table-cell office:value-type="float" office:value="206210">
                <text:p>206210</text:p>
              </table:table-cell>
              <table:table-cell office:value-type="float" office:value="7946">
                <text:p>7946</text:p>
              </table:table-cell>
              <table:table-cell office:value-type="float" office:value="220520">
                <text:p>220520</text:p>
              </table:table-cell>
            </table:table-row>
            <table:table-row>
              <table:table-cell office:value-type="float" office:value="611780">
                <text:p>611780</text:p>
              </table:table-cell>
              <table:table-cell office:value-type="float" office:value="11886">
                <text:p>11886</text:p>
              </table:table-cell>
              <table:table-cell office:value-type="float" office:value="553620">
                <text:p>553620</text:p>
              </table:table-cell>
              <table:table-cell office:value-type="float" office:value="13031">
                <text:p>13031</text:p>
              </table:table-cell>
              <table:table-cell office:value-type="float" office:value="611780">
                <text:p>611780</text:p>
              </table:table-cell>
            </table:table-row>
            <table:table-row>
              <table:table-cell office:value-type="float" office:value="427230">
                <text:p>427230</text:p>
              </table:table-cell>
              <table:table-cell office:value-type="float" office:value="7363">
                <text:p>7363</text:p>
              </table:table-cell>
              <table:table-cell office:value-type="float" office:value="339450">
                <text:p>339450</text:p>
              </table:table-cell>
              <table:table-cell office:value-type="float" office:value="10862">
                <text:p>10862</text:p>
              </table:table-cell>
              <table:table-cell office:value-type="float" office:value="427230">
                <text:p>427230</text:p>
              </table:table-cell>
            </table:table-row>
            <table:table-row>
              <table:table-cell office:value-type="float" office:value="468060">
                <text:p>468060</text:p>
              </table:table-cell>
              <table:table-cell office:value-type="float" office:value="2317">
                <text:p>2317</text:p>
              </table:table-cell>
              <table:table-cell office:value-type="float" office:value="108320">
                <text:p>108320</text:p>
              </table:table-cell>
              <table:table-cell office:value-type="float" office:value="11581">
                <text:p>11581</text:p>
              </table:table-cell>
              <table:table-cell office:value-type="float" office:value="468060">
                <text:p>468060</text:p>
              </table:table-cell>
            </table:table-row>
            <table:table-row>
              <table:table-cell office:value-type="float" office:value="361950">
                <text:p>361950</text:p>
              </table:table-cell>
              <table:table-cell office:value-type="float" office:value="8526">
                <text:p>8526</text:p>
              </table:table-cell>
              <table:table-cell office:value-type="float" office:value="400960">
                <text:p>400960</text:p>
              </table:table-cell>
              <table:table-cell office:value-type="float" office:value="6133">
                <text:p>6133</text:p>
              </table:table-cell>
              <table:table-cell office:value-type="float" office:value="361950">
                <text:p>361950</text:p>
              </table:table-cell>
            </table:table-row>
            <table:table-row>
              <table:table-cell office:value-type="float" office:value="493000">
                <text:p>493000</text:p>
              </table:table-cell>
              <table:table-cell office:value-type="float" office:value="11310">
                <text:p>11310</text:p>
              </table:table-cell>
              <table:table-cell office:value-type="float" office:value="527170">
                <text:p>527170</text:p>
              </table:table-cell>
              <table:table-cell office:value-type="float" office:value="8280">
                <text:p>8280</text:p>
              </table:table-cell>
              <table:table-cell office:value-type="float" office:value="493000">
                <text:p>493000</text:p>
              </table:table-cell>
            </table:table-row>
            <table:table-row>
              <table:table-cell office:value-type="float" office:value="167610">
                <text:p>167610</text:p>
              </table:table-cell>
              <table:table-cell office:value-type="float" office:value="9822">
                <text:p>9822</text:p>
              </table:table-cell>
              <table:table-cell office:value-type="float" office:value="458930">
                <text:p>458930</text:p>
              </table:table-cell>
              <table:table-cell office:value-type="float" office:value="5704">
                <text:p>5704</text:p>
              </table:table-cell>
              <table:table-cell office:value-type="float" office:value="167610">
                <text:p>167610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8121">
                <text:p>8121</text:p>
              </table:table-cell>
              <table:table-cell office:value-type="float" office:value="377490">
                <text:p>377490</text:p>
              </table:table-cell>
              <table:table-cell office:value-type="float" office:value="12975">
                <text:p>12975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float" office:value="493500">
                <text:p>493500</text:p>
              </table:table-cell>
              <table:table-cell office:value-type="float" office:value="3836">
                <text:p>3836</text:p>
              </table:table-cell>
              <table:table-cell office:value-type="float" office:value="180090">
                <text:p>180090</text:p>
              </table:table-cell>
              <table:table-cell office:value-type="float" office:value="11576">
                <text:p>11576</text:p>
              </table:table-cell>
              <table:table-cell office:value-type="float" office:value="493500">
                <text:p>493500</text:p>
              </table:table-cell>
            </table:table-row>
            <table:table-row>
              <table:table-cell office:value-type="float" office:value="430540">
                <text:p>430540</text:p>
              </table:table-cell>
              <table:table-cell office:value-type="float" office:value="9146">
                <text:p>9146</text:p>
              </table:table-cell>
              <table:table-cell office:value-type="float" office:value="423430">
                <text:p>423430</text:p>
              </table:table-cell>
              <table:table-cell office:value-type="float" office:value="11474">
                <text:p>11474</text:p>
              </table:table-cell>
              <table:table-cell office:value-type="float" office:value="430540">
                <text:p>430540</text:p>
              </table:table-cell>
            </table:table-row>
            <table:table-row>
              <table:table-cell office:value-type="float" office:value="215830">
                <text:p>215830</text:p>
              </table:table-cell>
              <table:table-cell office:value-type="float" office:value="7299">
                <text:p>7299</text:p>
              </table:table-cell>
              <table:table-cell office:value-type="float" office:value="335250">
                <text:p>335250</text:p>
              </table:table-cell>
              <table:table-cell office:value-type="float" office:value="4478">
                <text:p>4478</text:p>
              </table:table-cell>
              <table:table-cell office:value-type="float" office:value="215830">
                <text:p>215830</text:p>
              </table:table-cell>
            </table:table-row>
            <table:table-row>
              <table:table-cell office:value-type="float" office:value="380240">
                <text:p>380240</text:p>
              </table:table-cell>
              <table:table-cell office:value-type="float" office:value="6614">
                <text:p>6614</text:p>
              </table:table-cell>
              <table:table-cell office:value-type="float" office:value="305370">
                <text:p>305370</text:p>
              </table:table-cell>
              <table:table-cell office:value-type="float" office:value="7247">
                <text:p>7247</text:p>
              </table:table-cell>
              <table:table-cell office:value-type="float" office:value="380240">
                <text:p>380240</text:p>
              </table:table-cell>
            </table:table-row>
            <table:table-row>
              <table:table-cell office:value-type="float" office:value="201160">
                <text:p>201160</text:p>
              </table:table-cell>
              <table:table-cell office:value-type="float" office:value="11901">
                <text:p>11901</text:p>
              </table:table-cell>
              <table:table-cell office:value-type="float" office:value="552200">
                <text:p>552200</text:p>
              </table:table-cell>
              <table:table-cell office:value-type="float" office:value="5031">
                <text:p>5031</text:p>
              </table:table-cell>
              <table:table-cell office:value-type="float" office:value="201160">
                <text:p>201160</text:p>
              </table:table-cell>
            </table:table-row>
            <table:table-row>
              <table:table-cell office:value-type="float" office:value="560370">
                <text:p>560370</text:p>
              </table:table-cell>
              <table:table-cell office:value-type="float" office:value="11910">
                <text:p>11910</text:p>
              </table:table-cell>
              <table:table-cell office:value-type="float" office:value="555650">
                <text:p>555650</text:p>
              </table:table-cell>
              <table:table-cell office:value-type="float" office:value="12046">
                <text:p>12046</text:p>
              </table:table-cell>
              <table:table-cell office:value-type="float" office:value="560370">
                <text:p>560370</text:p>
              </table:table-cell>
            </table:table-row>
            <table:table-row>
              <table:table-cell office:value-type="float" office:value="164520">
                <text:p>164520</text:p>
              </table:table-cell>
              <table:table-cell office:value-type="float" office:value="11347">
                <text:p>11347</text:p>
              </table:table-cell>
              <table:table-cell office:value-type="float" office:value="531160">
                <text:p>531160</text:p>
              </table:table-cell>
              <table:table-cell office:value-type="float" office:value="5702">
                <text:p>5702</text:p>
              </table:table-cell>
              <table:table-cell office:value-type="float" office:value="164520">
                <text:p>164520</text:p>
              </table:table-cell>
            </table:table-row>
            <table:table-row>
              <table:table-cell office:value-type="float" office:value="768980">
                <text:p>768980</text:p>
              </table:table-cell>
              <table:table-cell office:value-type="float" office:value="5110">
                <text:p>5110</text:p>
              </table:table-cell>
              <table:table-cell office:value-type="float" office:value="237210">
                <text:p>237210</text:p>
              </table:table-cell>
              <table:table-cell office:value-type="float" office:value="14843">
                <text:p>14843</text:p>
              </table:table-cell>
              <table:table-cell office:value-type="float" office:value="768980">
                <text:p>768980</text:p>
              </table:table-cell>
            </table:table-row>
            <table:table-row>
              <table:table-cell office:value-type="float" office:value="732730">
                <text:p>732730</text:p>
              </table:table-cell>
              <table:table-cell office:value-type="float" office:value="7951">
                <text:p>7951</text:p>
              </table:table-cell>
              <table:table-cell office:value-type="float" office:value="369830">
                <text:p>369830</text:p>
              </table:table-cell>
              <table:table-cell office:value-type="float" office:value="15663">
                <text:p>15663</text:p>
              </table:table-cell>
              <table:table-cell office:value-type="float" office:value="732730">
                <text:p>732730</text:p>
              </table:table-cell>
            </table:table-row>
            <table:table-row>
              <table:table-cell office:value-type="float" office:value="373830">
                <text:p>373830</text:p>
              </table:table-cell>
              <table:table-cell office:value-type="float" office:value="5129">
                <text:p>5129</text:p>
              </table:table-cell>
              <table:table-cell office:value-type="float" office:value="238440">
                <text:p>238440</text:p>
              </table:table-cell>
              <table:table-cell office:value-type="float" office:value="12539">
                <text:p>12539</text:p>
              </table:table-cell>
              <table:table-cell office:value-type="float" office:value="373830">
                <text:p>373830</text:p>
              </table:table-cell>
            </table:table-row>
            <table:table-row>
              <table:table-cell office:value-type="float" office:value="611270">
                <text:p>611270</text:p>
              </table:table-cell>
              <table:table-cell office:value-type="float" office:value="8464">
                <text:p>8464</text:p>
              </table:table-cell>
              <table:table-cell office:value-type="float" office:value="393820">
                <text:p>393820</text:p>
              </table:table-cell>
              <table:table-cell office:value-type="float" office:value="14931">
                <text:p>14931</text:p>
              </table:table-cell>
              <table:table-cell office:value-type="float" office:value="611270">
                <text:p>611270</text:p>
              </table:table-cell>
            </table:table-row>
            <table:table-row>
              <table:table-cell office:value-type="float" office:value="228910">
                <text:p>228910</text:p>
              </table:table-cell>
              <table:table-cell office:value-type="float" office:value="9195">
                <text:p>9195</text:p>
              </table:table-cell>
              <table:table-cell office:value-type="float" office:value="427220">
                <text:p>427220</text:p>
              </table:table-cell>
              <table:table-cell office:value-type="float" office:value="5735">
                <text:p>5735</text:p>
              </table:table-cell>
              <table:table-cell office:value-type="float" office:value="228910">
                <text:p>228910</text:p>
              </table:table-cell>
            </table:table-row>
            <table:table-row>
              <table:table-cell office:value-type="float" office:value="434050">
                <text:p>434050</text:p>
              </table:table-cell>
              <table:table-cell office:value-type="float" office:value="14108">
                <text:p>14108</text:p>
              </table:table-cell>
              <table:table-cell office:value-type="float" office:value="653780">
                <text:p>653780</text:p>
              </table:table-cell>
              <table:table-cell office:value-type="float" office:value="10573">
                <text:p>10573</text:p>
              </table:table-cell>
              <table:table-cell office:value-type="float" office:value="434050">
                <text:p>434050</text:p>
              </table:table-cell>
            </table:table-row>
            <table:table-row>
              <table:table-cell office:value-type="float" office:value="565090">
                <text:p>565090</text:p>
              </table:table-cell>
              <table:table-cell office:value-type="float" office:value="10011">
                <text:p>10011</text:p>
              </table:table-cell>
              <table:table-cell office:value-type="float" office:value="465760">
                <text:p>465760</text:p>
              </table:table-cell>
              <table:table-cell office:value-type="float" office:value="13962">
                <text:p>13962</text:p>
              </table:table-cell>
              <table:table-cell office:value-type="float" office:value="565090">
                <text:p>565090</text:p>
              </table:table-cell>
            </table:table-row>
            <table:table-row>
              <table:table-cell office:value-type="float" office:value="786980">
                <text:p>786980</text:p>
              </table:table-cell>
              <table:table-cell office:value-type="float" office:value="16829">
                <text:p>16829</text:p>
              </table:table-cell>
              <table:table-cell office:value-type="float" office:value="784330">
                <text:p>784330</text:p>
              </table:table-cell>
              <table:table-cell office:value-type="float" office:value="16280">
                <text:p>16280</text:p>
              </table:table-cell>
              <table:table-cell office:value-type="float" office:value="786980">
                <text:p>786980</text:p>
              </table:table-cell>
            </table:table-row>
            <table:table-row>
              <table:table-cell office:value-type="float" office:value="336850">
                <text:p>336850</text:p>
              </table:table-cell>
              <table:table-cell office:value-type="float" office:value="11391">
                <text:p>11391</text:p>
              </table:table-cell>
              <table:table-cell office:value-type="float" office:value="532820">
                <text:p>532820</text:p>
              </table:table-cell>
              <table:table-cell office:value-type="float" office:value="9151">
                <text:p>9151</text:p>
              </table:table-cell>
              <table:table-cell office:value-type="float" office:value="336850">
                <text:p>336850</text:p>
              </table:table-cell>
            </table:table-row>
            <table:table-row>
              <table:table-cell office:value-type="float" office:value="462190">
                <text:p>462190</text:p>
              </table:table-cell>
              <table:table-cell office:value-type="float" office:value="12605">
                <text:p>12605</text:p>
              </table:table-cell>
              <table:table-cell office:value-type="float" office:value="589090">
                <text:p>589090</text:p>
              </table:table-cell>
              <table:table-cell office:value-type="float" office:value="11168">
                <text:p>11168</text:p>
              </table:table-cell>
              <table:table-cell office:value-type="float" office:value="462190">
                <text:p>462190</text:p>
              </table:table-cell>
            </table:table-row>
            <table:table-row>
              <table:table-cell office:value-type="float" office:value="636410">
                <text:p>636410</text:p>
              </table:table-cell>
              <table:table-cell office:value-type="float" office:value="4575">
                <text:p>4575</text:p>
              </table:table-cell>
              <table:table-cell office:value-type="float" office:value="209910">
                <text:p>209910</text:p>
              </table:table-cell>
              <table:table-cell office:value-type="float" office:value="14694">
                <text:p>14694</text:p>
              </table:table-cell>
              <table:table-cell office:value-type="float" office:value="636410">
                <text:p>636410</text:p>
              </table:table-cell>
            </table:table-row>
            <table:table-row>
              <table:table-cell office:value-type="float" office:value="374260">
                <text:p>374260</text:p>
              </table:table-cell>
              <table:table-cell office:value-type="float" office:value="11943">
                <text:p>11943</text:p>
              </table:table-cell>
              <table:table-cell office:value-type="float" office:value="557510">
                <text:p>557510</text:p>
              </table:table-cell>
              <table:table-cell office:value-type="float" office:value="11018">
                <text:p>11018</text:p>
              </table:table-cell>
              <table:table-cell office:value-type="float" office:value="374260">
                <text:p>374260</text:p>
              </table:table-cell>
            </table:table-row>
            <table:table-row>
              <table:table-cell office:value-type="float" office:value="385560">
                <text:p>385560</text:p>
              </table:table-cell>
              <table:table-cell office:value-type="float" office:value="7223">
                <text:p>7223</text:p>
              </table:table-cell>
              <table:table-cell office:value-type="float" office:value="334980">
                <text:p>334980</text:p>
              </table:table-cell>
              <table:table-cell office:value-type="float" office:value="11724">
                <text:p>11724</text:p>
              </table:table-cell>
              <table:table-cell office:value-type="float" office:value="385560">
                <text:p>385560</text:p>
              </table:table-cell>
            </table:table-row>
            <table:table-row>
              <table:table-cell office:value-type="float" office:value="629510">
                <text:p>629510</text:p>
              </table:table-cell>
              <table:table-cell office:value-type="float" office:value="12684">
                <text:p>12684</text:p>
              </table:table-cell>
              <table:table-cell office:value-type="float" office:value="589880">
                <text:p>589880</text:p>
              </table:table-cell>
              <table:table-cell office:value-type="float" office:value="16162">
                <text:p>16162</text:p>
              </table:table-cell>
              <table:table-cell office:value-type="float" office:value="629510">
                <text:p>629510</text:p>
              </table:table-cell>
            </table:table-row>
            <table:table-row>
              <table:table-cell office:value-type="float" office:value="220720">
                <text:p>220720</text:p>
              </table:table-cell>
              <table:table-cell office:value-type="float" office:value="12070">
                <text:p>12070</text:p>
              </table:table-cell>
              <table:table-cell office:value-type="float" office:value="562920">
                <text:p>562920</text:p>
              </table:table-cell>
              <table:table-cell office:value-type="float" office:value="10352">
                <text:p>10352</text:p>
              </table:table-cell>
              <table:table-cell office:value-type="float" office:value="220720">
                <text:p>220720</text:p>
              </table:table-cell>
            </table:table-row>
            <table:table-row>
              <table:table-cell office:value-type="float" office:value="317450">
                <text:p>317450</text:p>
              </table:table-cell>
              <table:table-cell office:value-type="float" office:value="12625">
                <text:p>12625</text:p>
              </table:table-cell>
              <table:table-cell office:value-type="float" office:value="587120">
                <text:p>587120</text:p>
              </table:table-cell>
              <table:table-cell office:value-type="float" office:value="11608">
                <text:p>11608</text:p>
              </table:table-cell>
              <table:table-cell office:value-type="float" office:value="317450">
                <text:p>317450</text:p>
              </table:table-cell>
            </table:table-row>
            <table:table-row>
              <table:table-cell office:value-type="float" office:value="704410">
                <text:p>704410</text:p>
              </table:table-cell>
              <table:table-cell office:value-type="float" office:value="8621">
                <text:p>8621</text:p>
              </table:table-cell>
              <table:table-cell office:value-type="float" office:value="400480">
                <text:p>400480</text:p>
              </table:table-cell>
              <table:table-cell office:value-type="float" office:value="16678">
                <text:p>16678</text:p>
              </table:table-cell>
              <table:table-cell office:value-type="float" office:value="704410">
                <text:p>704410</text:p>
              </table:table-cell>
            </table:table-row>
            <table:table-row>
              <table:table-cell office:value-type="float" office:value="784100">
                <text:p>784100</text:p>
              </table:table-cell>
              <table:table-cell office:value-type="float" office:value="13965">
                <text:p>13965</text:p>
              </table:table-cell>
              <table:table-cell office:value-type="float" office:value="650120">
                <text:p>650120</text:p>
              </table:table-cell>
              <table:table-cell office:value-type="float" office:value="17486">
                <text:p>17486</text:p>
              </table:table-cell>
              <table:table-cell office:value-type="float" office:value="784100">
                <text:p>784100</text:p>
              </table:table-cell>
            </table:table-row>
            <table:table-row>
              <table:table-cell office:value-type="float" office:value="148450">
                <text:p>148450</text:p>
              </table:table-cell>
              <table:table-cell office:value-type="float" office:value="11242">
                <text:p>11242</text:p>
              </table:table-cell>
              <table:table-cell office:value-type="float" office:value="526470">
                <text:p>526470</text:p>
              </table:table-cell>
              <table:table-cell office:value-type="float" office:value="6145">
                <text:p>6145</text:p>
              </table:table-cell>
              <table:table-cell office:value-type="float" office:value="148450">
                <text:p>148450</text:p>
              </table:table-cell>
            </table:table-row>
            <table:table-row>
              <table:table-cell office:value-type="float" office:value="602990">
                <text:p>602990</text:p>
              </table:table-cell>
              <table:table-cell office:value-type="float" office:value="15408">
                <text:p>15408</text:p>
              </table:table-cell>
              <table:table-cell office:value-type="float" office:value="716730">
                <text:p>716730</text:p>
              </table:table-cell>
              <table:table-cell office:value-type="float" office:value="16588">
                <text:p>16588</text:p>
              </table:table-cell>
              <table:table-cell office:value-type="float" office:value="602990">
                <text:p>602990</text:p>
              </table:table-cell>
            </table:table-row>
            <table:table-row>
              <table:table-cell office:value-type="float" office:value="398510">
                <text:p>398510</text:p>
              </table:table-cell>
              <table:table-cell office:value-type="float" office:value="9827">
                <text:p>9827</text:p>
              </table:table-cell>
              <table:table-cell office:value-type="float" office:value="459230">
                <text:p>459230</text:p>
              </table:table-cell>
              <table:table-cell office:value-type="float" office:value="11648">
                <text:p>11648</text:p>
              </table:table-cell>
              <table:table-cell office:value-type="float" office:value="398510">
                <text:p>398510</text:p>
              </table:table-cell>
            </table:table-row>
            <table:table-row>
              <table:table-cell office:value-type="float" office:value="355070">
                <text:p>355070</text:p>
              </table:table-cell>
              <table:table-cell office:value-type="float" office:value="12087">
                <text:p>12087</text:p>
              </table:table-cell>
              <table:table-cell office:value-type="float" office:value="566020">
                <text:p>566020</text:p>
              </table:table-cell>
              <table:table-cell office:value-type="float" office:value="12938">
                <text:p>12938</text:p>
              </table:table-cell>
              <table:table-cell office:value-type="float" office:value="355070">
                <text:p>355070</text:p>
              </table:table-cell>
            </table:table-row>
            <table:table-row>
              <table:table-cell office:value-type="float" office:value="335940">
                <text:p>335940</text:p>
              </table:table-cell>
              <table:table-cell office:value-type="float" office:value="13926">
                <text:p>13926</text:p>
              </table:table-cell>
              <table:table-cell office:value-type="float" office:value="650310">
                <text:p>650310</text:p>
              </table:table-cell>
              <table:table-cell office:value-type="float" office:value="9521">
                <text:p>9521</text:p>
              </table:table-cell>
              <table:table-cell office:value-type="float" office:value="335940">
                <text:p>335940</text:p>
              </table:table-cell>
            </table:table-row>
            <table:table-row>
              <table:table-cell office:value-type="float" office:value="471100">
                <text:p>471100</text:p>
              </table:table-cell>
              <table:table-cell office:value-type="float" office:value="6072">
                <text:p>6072</text:p>
              </table:table-cell>
              <table:table-cell office:value-type="float" office:value="281710">
                <text:p>281710</text:p>
              </table:table-cell>
              <table:table-cell office:value-type="float" office:value="12356">
                <text:p>12356</text:p>
              </table:table-cell>
              <table:table-cell office:value-type="float" office:value="471100">
                <text:p>471100</text:p>
              </table:table-cell>
            </table:table-row>
            <table:table-row>
              <table:table-cell office:value-type="float" office:value="568330">
                <text:p>568330</text:p>
              </table:table-cell>
              <table:table-cell office:value-type="float" office:value="14060">
                <text:p>14060</text:p>
              </table:table-cell>
              <table:table-cell office:value-type="float" office:value="654090">
                <text:p>654090</text:p>
              </table:table-cell>
              <table:table-cell office:value-type="float" office:value="13798">
                <text:p>13798</text:p>
              </table:table-cell>
              <table:table-cell office:value-type="float" office:value="568330">
                <text:p>568330</text:p>
              </table:table-cell>
            </table:table-row>
            <table:table-row>
              <table:table-cell office:value-type="float" office:value="218060">
                <text:p>218060</text:p>
              </table:table-cell>
              <table:table-cell office:value-type="float" office:value="12634">
                <text:p>12634</text:p>
              </table:table-cell>
              <table:table-cell office:value-type="float" office:value="587630">
                <text:p>587630</text:p>
              </table:table-cell>
              <table:table-cell office:value-type="float" office:value="9567">
                <text:p>9567</text:p>
              </table:table-cell>
              <table:table-cell office:value-type="float" office:value="218060">
                <text:p>218060</text:p>
              </table:table-cell>
            </table:table-row>
            <table:table-row>
              <table:table-cell office:value-type="float" office:value="267530">
                <text:p>267530</text:p>
              </table:table-cell>
              <table:table-cell office:value-type="float" office:value="13997">
                <text:p>13997</text:p>
              </table:table-cell>
              <table:table-cell office:value-type="float" office:value="650360">
                <text:p>650360</text:p>
              </table:table-cell>
              <table:table-cell office:value-type="float" office:value="12227">
                <text:p>12227</text:p>
              </table:table-cell>
              <table:table-cell office:value-type="float" office:value="267530">
                <text:p>267530</text:p>
              </table:table-cell>
            </table:table-row>
            <table:table-row>
              <table:table-cell office:value-type="float" office:value="361470">
                <text:p>361470</text:p>
              </table:table-cell>
              <table:table-cell office:value-type="float" office:value="16132">
                <text:p>16132</text:p>
              </table:table-cell>
              <table:table-cell office:value-type="float" office:value="747240">
                <text:p>747240</text:p>
              </table:table-cell>
              <table:table-cell office:value-type="float" office:value="13700">
                <text:p>13700</text:p>
              </table:table-cell>
              <table:table-cell office:value-type="float" office:value="361470">
                <text:p>361470</text:p>
              </table:table-cell>
            </table:table-row>
            <table:table-row>
              <table:table-cell office:value-type="float" office:value="170010">
                <text:p>170010</text:p>
              </table:table-cell>
              <table:table-cell office:value-type="float" office:value="12049">
                <text:p>12049</text:p>
              </table:table-cell>
              <table:table-cell office:value-type="float" office:value="563930">
                <text:p>563930</text:p>
              </table:table-cell>
              <table:table-cell office:value-type="float" office:value="7447">
                <text:p>7447</text:p>
              </table:table-cell>
              <table:table-cell office:value-type="float" office:value="170010">
                <text:p>170010</text:p>
              </table:table-cell>
            </table:table-row>
            <table:table-row>
              <table:table-cell office:value-type="float" office:value="146190">
                <text:p>146190</text:p>
              </table:table-cell>
              <table:table-cell office:value-type="float" office:value="14697">
                <text:p>14697</text:p>
              </table:table-cell>
              <table:table-cell office:value-type="float" office:value="683250">
                <text:p>683250</text:p>
              </table:table-cell>
              <table:table-cell office:value-type="float" office:value="8768">
                <text:p>8768</text:p>
              </table:table-cell>
              <table:table-cell office:value-type="float" office:value="146190">
                <text:p>146190</text:p>
              </table:table-cell>
            </table:table-row>
            <table:table-row>
              <table:table-cell office:value-type="float" office:value="329270">
                <text:p>329270</text:p>
              </table:table-cell>
              <table:table-cell office:value-type="float" office:value="12616">
                <text:p>12616</text:p>
              </table:table-cell>
              <table:table-cell office:value-type="float" office:value="588720">
                <text:p>588720</text:p>
              </table:table-cell>
              <table:table-cell office:value-type="float" office:value="11061">
                <text:p>11061</text:p>
              </table:table-cell>
              <table:table-cell office:value-type="float" office:value="329270">
                <text:p>329270</text:p>
              </table:table-cell>
            </table:table-row>
            <table:table-row>
              <table:table-cell office:value-type="float" office:value="700650">
                <text:p>700650</text:p>
              </table:table-cell>
              <table:table-cell office:value-type="float" office:value="16213">
                <text:p>16213</text:p>
              </table:table-cell>
              <table:table-cell office:value-type="float" office:value="754480">
                <text:p>754480</text:p>
              </table:table-cell>
              <table:table-cell office:value-type="float" office:value="17984">
                <text:p>17984</text:p>
              </table:table-cell>
              <table:table-cell office:value-type="float" office:value="700650">
                <text:p>700650</text:p>
              </table:table-cell>
            </table:table-row>
            <table:table-row>
              <table:table-cell office:value-type="float" office:value="712390">
                <text:p>712390</text:p>
              </table:table-cell>
              <table:table-cell office:value-type="float" office:value="12803">
                <text:p>12803</text:p>
              </table:table-cell>
              <table:table-cell office:value-type="float" office:value="600300">
                <text:p>600300</text:p>
              </table:table-cell>
              <table:table-cell office:value-type="float" office:value="19983">
                <text:p>19983</text:p>
              </table:table-cell>
              <table:table-cell office:value-type="float" office:value="712390">
                <text:p>712390</text:p>
              </table:table-cell>
            </table:table-row>
            <table:table-row>
              <table:table-cell office:value-type="float" office:value="714890">
                <text:p>714890</text:p>
              </table:table-cell>
              <table:table-cell office:value-type="float" office:value="19474">
                <text:p>19474</text:p>
              </table:table-cell>
              <table:table-cell office:value-type="float" office:value="905930">
                <text:p>905930</text:p>
              </table:table-cell>
              <table:table-cell office:value-type="float" office:value="16160">
                <text:p>16160</text:p>
              </table:table-cell>
              <table:table-cell office:value-type="float" office:value="714890">
                <text:p>714890</text:p>
              </table:table-cell>
            </table:table-row>
            <table:table-row>
              <table:table-cell office:value-type="float" office:value="342240">
                <text:p>342240</text:p>
              </table:table-cell>
              <table:table-cell office:value-type="float" office:value="13476">
                <text:p>13476</text:p>
              </table:table-cell>
              <table:table-cell office:value-type="float" office:value="629290">
                <text:p>629290</text:p>
              </table:table-cell>
              <table:table-cell office:value-type="float" office:value="12868">
                <text:p>12868</text:p>
              </table:table-cell>
              <table:table-cell office:value-type="float" office:value="342240">
                <text:p>342240</text:p>
              </table:table-cell>
            </table:table-row>
            <table:table-row>
              <table:table-cell office:value-type="float" office:value="460420">
                <text:p>460420</text:p>
              </table:table-cell>
              <table:table-cell office:value-type="float" office:value="16796">
                <text:p>16796</text:p>
              </table:table-cell>
              <table:table-cell office:value-type="float" office:value="782240">
                <text:p>782240</text:p>
              </table:table-cell>
              <table:table-cell office:value-type="float" office:value="13679">
                <text:p>13679</text:p>
              </table:table-cell>
              <table:table-cell office:value-type="float" office:value="460420">
                <text:p>460420</text:p>
              </table:table-cell>
            </table:table-row>
            <table:table-row>
              <table:table-cell office:value-type="float" office:value="519610">
                <text:p>519610</text:p>
              </table:table-cell>
              <table:table-cell office:value-type="float" office:value="8068">
                <text:p>8068</text:p>
              </table:table-cell>
              <table:table-cell office:value-type="float" office:value="375680">
                <text:p>375680</text:p>
              </table:table-cell>
              <table:table-cell office:value-type="float" office:value="15781">
                <text:p>15781</text:p>
              </table:table-cell>
              <table:table-cell office:value-type="float" office:value="519610">
                <text:p>519610</text:p>
              </table:table-cell>
            </table:table-row>
            <table:table-row>
              <table:table-cell office:value-type="float" office:value="557690">
                <text:p>557690</text:p>
              </table:table-cell>
              <table:table-cell office:value-type="float" office:value="9881">
                <text:p>9881</text:p>
              </table:table-cell>
              <table:table-cell office:value-type="float" office:value="459430">
                <text:p>459430</text:p>
              </table:table-cell>
              <table:table-cell office:value-type="float" office:value="9007">
                <text:p>9007</text:p>
              </table:table-cell>
              <table:table-cell office:value-type="float" office:value="557690">
                <text:p>557690</text:p>
              </table:table-cell>
            </table:table-row>
            <table:table-row>
              <table:table-cell office:value-type="float" office:value="427050">
                <text:p>427050</text:p>
              </table:table-cell>
              <table:table-cell office:value-type="float" office:value="12020">
                <text:p>12020</text:p>
              </table:table-cell>
              <table:table-cell office:value-type="float" office:value="558030">
                <text:p>558030</text:p>
              </table:table-cell>
              <table:table-cell office:value-type="float" office:value="7678">
                <text:p>7678</text:p>
              </table:table-cell>
              <table:table-cell office:value-type="float" office:value="427050">
                <text:p>427050</text:p>
              </table:table-cell>
            </table:table-row>
            <table:table-row>
              <table:table-cell office:value-type="float" office:value="875080">
                <text:p>875080</text:p>
              </table:table-cell>
              <table:table-cell office:value-type="float" office:value="16003">
                <text:p>16003</text:p>
              </table:table-cell>
              <table:table-cell office:value-type="float" office:value="744060">
                <text:p>744060</text:p>
              </table:table-cell>
              <table:table-cell office:value-type="float" office:value="15336">
                <text:p>15336</text:p>
              </table:table-cell>
              <table:table-cell office:value-type="float" office:value="875080">
                <text:p>875080</text:p>
              </table:table-cell>
            </table:table-row>
            <table:table-row>
              <table:table-cell office:value-type="float" office:value="388920">
                <text:p>388920</text:p>
              </table:table-cell>
              <table:table-cell office:value-type="float" office:value="12707">
                <text:p>12707</text:p>
              </table:table-cell>
              <table:table-cell office:value-type="float" office:value="592290">
                <text:p>592290</text:p>
              </table:table-cell>
              <table:table-cell office:value-type="float" office:value="5982">
                <text:p>5982</text:p>
              </table:table-cell>
              <table:table-cell office:value-type="float" office:value="388920">
                <text:p>388920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8164">
                <text:p>18164</text:p>
              </table:table-cell>
              <table:table-cell office:value-type="float" office:value="844850">
                <text:p>844850</text:p>
              </table:table-cell>
              <table:table-cell office:value-type="float" office:value="2226">
                <text:p>2226</text:p>
              </table:table-cell>
              <table:table-cell office:value-type="float" office:value="45220">
                <text:p>45220</text:p>
              </table:table-cell>
            </table:table-row>
            <table:table-row>
              <table:table-cell office:value-type="float" office:value="499970">
                <text:p>499970</text:p>
              </table:table-cell>
              <table:table-cell office:value-type="float" office:value="14129">
                <text:p>14129</text:p>
              </table:table-cell>
              <table:table-cell office:value-type="float" office:value="658160">
                <text:p>658160</text:p>
              </table:table-cell>
              <table:table-cell office:value-type="float" office:value="9502">
                <text:p>9502</text:p>
              </table:table-cell>
              <table:table-cell office:value-type="float" office:value="499970">
                <text:p>499970</text:p>
              </table:table-cell>
            </table:table-row>
            <table:table-row>
              <table:table-cell office:value-type="float" office:value="677590">
                <text:p>677590</text:p>
              </table:table-cell>
              <table:table-cell office:value-type="float" office:value="19474">
                <text:p>19474</text:p>
              </table:table-cell>
              <table:table-cell office:value-type="float" office:value="902280">
                <text:p>902280</text:p>
              </table:table-cell>
              <table:table-cell office:value-type="float" office:value="12445">
                <text:p>12445</text:p>
              </table:table-cell>
              <table:table-cell office:value-type="float" office:value="677590">
                <text:p>677590</text:p>
              </table:table-cell>
            </table:table-row>
            <table:table-row>
              <table:table-cell office:value-type="float" office:value="231240">
                <text:p>231240</text:p>
              </table:table-cell>
              <table:table-cell office:value-type="float" office:value="12767">
                <text:p>12767</text:p>
              </table:table-cell>
              <table:table-cell office:value-type="float" office:value="593470">
                <text:p>593470</text:p>
              </table:table-cell>
              <table:table-cell office:value-type="float" office:value="7966">
                <text:p>7966</text:p>
              </table:table-cell>
              <table:table-cell office:value-type="float" office:value="231240">
                <text:p>231240</text:p>
              </table:table-cell>
            </table:table-row>
            <table:table-row>
              <table:table-cell office:value-type="float" office:value="620440">
                <text:p>620440</text:p>
              </table:table-cell>
              <table:table-cell office:value-type="float" office:value="15472">
                <text:p>15472</text:p>
              </table:table-cell>
              <table:table-cell office:value-type="float" office:value="720940">
                <text:p>720940</text:p>
              </table:table-cell>
              <table:table-cell office:value-type="float" office:value="13024">
                <text:p>13024</text:p>
              </table:table-cell>
              <table:table-cell office:value-type="float" office:value="620440">
                <text:p>620440</text:p>
              </table:table-cell>
            </table:table-row>
            <table:table-row>
              <table:table-cell office:value-type="float" office:value="483330">
                <text:p>483330</text:p>
              </table:table-cell>
              <table:table-cell office:value-type="float" office:value="15375">
                <text:p>15375</text:p>
              </table:table-cell>
              <table:table-cell office:value-type="float" office:value="718910">
                <text:p>718910</text:p>
              </table:table-cell>
              <table:table-cell office:value-type="float" office:value="10869">
                <text:p>10869</text:p>
              </table:table-cell>
              <table:table-cell office:value-type="float" office:value="483330">
                <text:p>483330</text:p>
              </table:table-cell>
            </table:table-row>
            <table:table-row>
              <table:table-cell office:value-type="float" office:value="458070">
                <text:p>45807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1571">
                <text:p>11571</text:p>
              </table:table-cell>
              <table:table-cell office:value-type="float" office:value="458070">
                <text:p>458070</text:p>
              </table:table-cell>
            </table:table-row>
            <table:table-row>
              <table:table-cell office:value-type="float" office:value="360120">
                <text:p>360120</text:p>
              </table:table-cell>
              <table:table-cell office:value-type="float" office:value="4426">
                <text:p>4426</text:p>
              </table:table-cell>
              <table:table-cell office:value-type="float" office:value="206240">
                <text:p>206240</text:p>
              </table:table-cell>
              <table:table-cell office:value-type="float" office:value="6066">
                <text:p>6066</text:p>
              </table:table-cell>
              <table:table-cell office:value-type="float" office:value="360120">
                <text:p>360120</text:p>
              </table:table-cell>
            </table:table-row>
            <table:table-row>
              <table:table-cell office:value-type="float" office:value="490080">
                <text:p>490080</text:p>
              </table:table-cell>
              <table:table-cell office:value-type="float" office:value="11884">
                <text:p>11884</text:p>
              </table:table-cell>
              <table:table-cell office:value-type="float" office:value="554650">
                <text:p>554650</text:p>
              </table:table-cell>
              <table:table-cell office:value-type="float" office:value="8225">
                <text:p>8225</text:p>
              </table:table-cell>
              <table:table-cell office:value-type="float" office:value="490080">
                <text:p>490080</text:p>
              </table:table-cell>
            </table:table-row>
            <table:table-row>
              <table:table-cell office:value-type="float" office:value="167380">
                <text:p>167380</text:p>
              </table:table-cell>
              <table:table-cell office:value-type="float" office:value="7304">
                <text:p>7304</text:p>
              </table:table-cell>
              <table:table-cell office:value-type="float" office:value="336940">
                <text:p>336940</text:p>
              </table:table-cell>
              <table:table-cell office:value-type="float" office:value="5704">
                <text:p>5704</text:p>
              </table:table-cell>
              <table:table-cell office:value-type="float" office:value="167380">
                <text:p>167380</text:p>
              </table:table-cell>
            </table:table-row>
            <table:table-row>
              <table:table-cell office:value-type="float" office:value="686760">
                <text:p>686760</text:p>
              </table:table-cell>
              <table:table-cell office:value-type="float" office:value="2331">
                <text:p>2331</text:p>
              </table:table-cell>
              <table:table-cell office:value-type="float" office:value="108360">
                <text:p>108360</text:p>
              </table:table-cell>
              <table:table-cell office:value-type="float" office:value="12979">
                <text:p>12979</text:p>
              </table:table-cell>
              <table:table-cell office:value-type="float" office:value="686760">
                <text:p>686760</text:p>
              </table:table-cell>
            </table:table-row>
            <table:table-row>
              <table:table-cell office:value-type="float" office:value="496080">
                <text:p>496080</text:p>
              </table:table-cell>
              <table:table-cell office:value-type="float" office:value="8549">
                <text:p>8549</text:p>
              </table:table-cell>
              <table:table-cell office:value-type="float" office:value="398170">
                <text:p>398170</text:p>
              </table:table-cell>
              <table:table-cell office:value-type="float" office:value="11617">
                <text:p>11617</text:p>
              </table:table-cell>
              <table:table-cell office:value-type="float" office:value="496080">
                <text:p>496080</text:p>
              </table:table-cell>
            </table:table-row>
            <table:table-row>
              <table:table-cell office:value-type="float" office:value="463250">
                <text:p>463250</text:p>
              </table:table-cell>
              <table:table-cell office:value-type="float" office:value="11268">
                <text:p>11268</text:p>
              </table:table-cell>
              <table:table-cell office:value-type="float" office:value="524220">
                <text:p>524220</text:p>
              </table:table-cell>
              <table:table-cell office:value-type="float" office:value="11364">
                <text:p>11364</text:p>
              </table:table-cell>
              <table:table-cell office:value-type="float" office:value="463250">
                <text:p>463250</text:p>
              </table:table-cell>
            </table:table-row>
            <table:table-row>
              <table:table-cell office:value-type="float" office:value="218020">
                <text:p>218020</text:p>
              </table:table-cell>
              <table:table-cell office:value-type="float" office:value="9868">
                <text:p>9868</text:p>
              </table:table-cell>
              <table:table-cell office:value-type="float" office:value="460760">
                <text:p>460760</text:p>
              </table:table-cell>
              <table:table-cell office:value-type="float" office:value="4495">
                <text:p>4495</text:p>
              </table:table-cell>
              <table:table-cell office:value-type="float" office:value="218020">
                <text:p>218020</text:p>
              </table:table-cell>
            </table:table-row>
            <table:table-row>
              <table:table-cell office:value-type="float" office:value="382910">
                <text:p>382910</text:p>
              </table:table-cell>
              <table:table-cell office:value-type="float" office:value="8109">
                <text:p>8109</text:p>
              </table:table-cell>
              <table:table-cell office:value-type="float" office:value="376430">
                <text:p>376430</text:p>
              </table:table-cell>
              <table:table-cell office:value-type="float" office:value="7309">
                <text:p>7309</text:p>
              </table:table-cell>
              <table:table-cell office:value-type="float" office:value="382910">
                <text:p>382910</text:p>
              </table:table-cell>
            </table:table-row>
            <table:table-row>
              <table:table-cell office:value-type="float" office:value="204890">
                <text:p>204890</text:p>
              </table:table-cell>
              <table:table-cell office:value-type="float" office:value="3931">
                <text:p>3931</text:p>
              </table:table-cell>
              <table:table-cell office:value-type="float" office:value="182940">
                <text:p>182940</text:p>
              </table:table-cell>
              <table:table-cell office:value-type="float" office:value="5081">
                <text:p>5081</text:p>
              </table:table-cell>
              <table:table-cell office:value-type="float" office:value="204890">
                <text:p>204890</text:p>
              </table:table-cell>
            </table:table-row>
            <table:table-row>
              <table:table-cell office:value-type="float" office:value="565450">
                <text:p>565450</text:p>
              </table:table-cell>
              <table:table-cell office:value-type="float" office:value="9098">
                <text:p>9098</text:p>
              </table:table-cell>
              <table:table-cell office:value-type="float" office:value="422460">
                <text:p>422460</text:p>
              </table:table-cell>
              <table:table-cell office:value-type="float" office:value="12192">
                <text:p>12192</text:p>
              </table:table-cell>
              <table:table-cell office:value-type="float" office:value="565450">
                <text:p>565450</text:p>
              </table:table-cell>
            </table:table-row>
            <table:table-row>
              <table:table-cell office:value-type="float" office:value="162810">
                <text:p>162810</text:p>
              </table:table-cell>
              <table:table-cell office:value-type="float" office:value="7312">
                <text:p>7312</text:p>
              </table:table-cell>
              <table:table-cell office:value-type="float" office:value="336940">
                <text:p>336940</text:p>
              </table:table-cell>
              <table:table-cell office:value-type="float" office:value="5672">
                <text:p>5672</text:p>
              </table:table-cell>
              <table:table-cell office:value-type="float" office:value="162810">
                <text:p>162810</text:p>
              </table:table-cell>
            </table:table-row>
            <table:table-row>
              <table:table-cell office:value-type="float" office:value="753460">
                <text:p>753460</text:p>
              </table:table-cell>
              <table:table-cell office:value-type="float" office:value="6658">
                <text:p>6658</text:p>
              </table:table-cell>
              <table:table-cell office:value-type="float" office:value="307010">
                <text:p>307010</text:p>
              </table:table-cell>
              <table:table-cell office:value-type="float" office:value="14881">
                <text:p>14881</text:p>
              </table:table-cell>
              <table:table-cell office:value-type="float" office:value="753460">
                <text:p>753460</text:p>
              </table:table-cell>
            </table:table-row>
            <table:table-row>
              <table:table-cell office:value-type="float" office:value="706300">
                <text:p>706300</text:p>
              </table:table-cell>
              <table:table-cell office:value-type="float" office:value="11991">
                <text:p>11991</text:p>
              </table:table-cell>
              <table:table-cell office:value-type="float" office:value="557650">
                <text:p>557650</text:p>
              </table:table-cell>
              <table:table-cell office:value-type="float" office:value="15516">
                <text:p>15516</text:p>
              </table:table-cell>
              <table:table-cell office:value-type="float" office:value="706300">
                <text:p>706300</text:p>
              </table:table-cell>
            </table:table-row>
            <table:table-row>
              <table:table-cell office:value-type="float" office:value="473960">
                <text:p>473960</text:p>
              </table:table-cell>
              <table:table-cell office:value-type="float" office:value="12000">
                <text:p>12000</text:p>
              </table:table-cell>
              <table:table-cell office:value-type="float" office:value="560950">
                <text:p>560950</text:p>
              </table:table-cell>
              <table:table-cell office:value-type="float" office:value="12583">
                <text:p>12583</text:p>
              </table:table-cell>
              <table:table-cell office:value-type="float" office:value="473960">
                <text:p>473960</text:p>
              </table:table-cell>
            </table:table-row>
            <table:table-row>
              <table:table-cell office:value-type="float" office:value="724820">
                <text:p>724820</text:p>
              </table:table-cell>
              <table:table-cell office:value-type="float" office:value="11399">
                <text:p>11399</text:p>
              </table:table-cell>
              <table:table-cell office:value-type="float" office:value="530100">
                <text:p>530100</text:p>
              </table:table-cell>
              <table:table-cell office:value-type="float" office:value="14882">
                <text:p>14882</text:p>
              </table:table-cell>
              <table:table-cell office:value-type="float" office:value="724820">
                <text:p>724820</text:p>
              </table:table-cell>
            </table:table-row>
            <table:table-row>
              <table:table-cell office:value-type="float" office:value="230450">
                <text:p>230450</text:p>
              </table:table-cell>
              <table:table-cell office:value-type="float" office:value="5077">
                <text:p>5077</text:p>
              </table:table-cell>
              <table:table-cell office:value-type="float" office:value="238050">
                <text:p>238050</text:p>
              </table:table-cell>
              <table:table-cell office:value-type="float" office:value="5800">
                <text:p>5800</text:p>
              </table:table-cell>
              <table:table-cell office:value-type="float" office:value="230450">
                <text:p>230450</text:p>
              </table:table-cell>
            </table:table-row>
            <table:table-row>
              <table:table-cell office:value-type="float" office:value="432500">
                <text:p>432500</text:p>
              </table:table-cell>
              <table:table-cell office:value-type="float" office:value="7923">
                <text:p>7923</text:p>
              </table:table-cell>
              <table:table-cell office:value-type="float" office:value="370140">
                <text:p>370140</text:p>
              </table:table-cell>
              <table:table-cell office:value-type="float" office:value="10504">
                <text:p>10504</text:p>
              </table:table-cell>
              <table:table-cell office:value-type="float" office:value="432500">
                <text:p>432500</text:p>
              </table:table-cell>
            </table:table-row>
            <table:table-row>
              <table:table-cell office:value-type="float" office:value="593600">
                <text:p>593600</text:p>
              </table:table-cell>
              <table:table-cell office:value-type="float" office:value="5154">
                <text:p>5154</text:p>
              </table:table-cell>
              <table:table-cell office:value-type="float" office:value="241120">
                <text:p>241120</text:p>
              </table:table-cell>
              <table:table-cell office:value-type="float" office:value="14011">
                <text:p>14011</text:p>
              </table:table-cell>
              <table:table-cell office:value-type="float" office:value="593600">
                <text:p>593600</text:p>
              </table:table-cell>
            </table:table-row>
            <table:table-row>
              <table:table-cell office:value-type="float" office:value="773950">
                <text:p>773950</text:p>
              </table:table-cell>
              <table:table-cell office:value-type="float" office:value="8432">
                <text:p>8432</text:p>
              </table:table-cell>
              <table:table-cell office:value-type="float" office:value="397120">
                <text:p>397120</text:p>
              </table:table-cell>
              <table:table-cell office:value-type="float" office:value="16220">
                <text:p>16220</text:p>
              </table:table-cell>
              <table:table-cell office:value-type="float" office:value="773950">
                <text:p>773950</text:p>
              </table:table-cell>
            </table:table-row>
            <table:table-row>
              <table:table-cell office:value-type="float" office:value="334510">
                <text:p>334510</text:p>
              </table:table-cell>
              <table:table-cell office:value-type="float" office:value="9210">
                <text:p>9210</text:p>
              </table:table-cell>
              <table:table-cell office:value-type="float" office:value="427950">
                <text:p>427950</text:p>
              </table:table-cell>
              <table:table-cell office:value-type="float" office:value="9123">
                <text:p>9123</text:p>
              </table:table-cell>
              <table:table-cell office:value-type="float" office:value="334510">
                <text:p>334510</text:p>
              </table:table-cell>
            </table:table-row>
            <table:table-row>
              <table:table-cell office:value-type="float" office:value="463600">
                <text:p>463600</text:p>
              </table:table-cell>
              <table:table-cell office:value-type="float" office:value="14074">
                <text:p>14074</text:p>
              </table:table-cell>
              <table:table-cell office:value-type="float" office:value="655880">
                <text:p>655880</text:p>
              </table:table-cell>
              <table:table-cell office:value-type="float" office:value="11151">
                <text:p>11151</text:p>
              </table:table-cell>
              <table:table-cell office:value-type="float" office:value="463600">
                <text:p>463600</text:p>
              </table:table-cell>
            </table:table-row>
            <table:table-row>
              <table:table-cell office:value-type="float" office:value="636730">
                <text:p>636730</text:p>
              </table:table-cell>
              <table:table-cell office:value-type="float" office:value="9905">
                <text:p>9905</text:p>
              </table:table-cell>
              <table:table-cell office:value-type="float" office:value="461800">
                <text:p>461800</text:p>
              </table:table-cell>
              <table:table-cell office:value-type="float" office:value="14710">
                <text:p>14710</text:p>
              </table:table-cell>
              <table:table-cell office:value-type="float" office:value="636730">
                <text:p>636730</text:p>
              </table:table-cell>
            </table:table-row>
            <table:table-row>
              <table:table-cell office:value-type="float" office:value="371580">
                <text:p>371580</text:p>
              </table:table-cell>
              <table:table-cell office:value-type="float" office:value="16847">
                <text:p>16847</text:p>
              </table:table-cell>
              <table:table-cell office:value-type="float" office:value="786160">
                <text:p>786160</text:p>
              </table:table-cell>
              <table:table-cell office:value-type="float" office:value="11003">
                <text:p>11003</text:p>
              </table:table-cell>
              <table:table-cell office:value-type="float" office:value="371580">
                <text:p>371580</text:p>
              </table:table-cell>
            </table:table-row>
            <table:table-row>
              <table:table-cell office:value-type="float" office:value="387220">
                <text:p>387220</text:p>
              </table:table-cell>
              <table:table-cell office:value-type="float" office:value="11349">
                <text:p>11349</text:p>
              </table:table-cell>
              <table:table-cell office:value-type="float" office:value="528270">
                <text:p>528270</text:p>
              </table:table-cell>
              <table:table-cell office:value-type="float" office:value="11798">
                <text:p>11798</text:p>
              </table:table-cell>
              <table:table-cell office:value-type="float" office:value="387220">
                <text:p>387220</text:p>
              </table:table-cell>
            </table:table-row>
            <table:table-row>
              <table:table-cell office:value-type="float" office:value="724570">
                <text:p>724570</text:p>
              </table:table-cell>
              <table:table-cell office:value-type="float" office:value="12646">
                <text:p>12646</text:p>
              </table:table-cell>
              <table:table-cell office:value-type="float" office:value="589120">
                <text:p>589120</text:p>
              </table:table-cell>
              <table:table-cell office:value-type="float" office:value="16182">
                <text:p>16182</text:p>
              </table:table-cell>
              <table:table-cell office:value-type="float" office:value="724570">
                <text:p>724570</text:p>
              </table:table-cell>
            </table:table-row>
            <table:table-row>
              <table:table-cell office:value-type="float" office:value="188590">
                <text:p>188590</text:p>
              </table:table-cell>
              <table:table-cell office:value-type="float" office:value="4604">
                <text:p>4604</text:p>
              </table:table-cell>
              <table:table-cell office:value-type="float" office:value="211580">
                <text:p>211580</text:p>
              </table:table-cell>
              <table:table-cell office:value-type="float" office:value="10356">
                <text:p>10356</text:p>
              </table:table-cell>
              <table:table-cell office:value-type="float" office:value="188590">
                <text:p>188590</text:p>
              </table:table-cell>
            </table:table-row>
            <table:table-row>
              <table:table-cell office:value-type="float" office:value="317990">
                <text:p>317990</text:p>
              </table:table-cell>
              <table:table-cell office:value-type="float" office:value="11934">
                <text:p>11934</text:p>
              </table:table-cell>
              <table:table-cell office:value-type="float" office:value="559980">
                <text:p>559980</text:p>
              </table:table-cell>
              <table:table-cell office:value-type="float" office:value="11621">
                <text:p>11621</text:p>
              </table:table-cell>
              <table:table-cell office:value-type="float" office:value="317990">
                <text:p>317990</text:p>
              </table:table-cell>
            </table:table-row>
            <table:table-row>
              <table:table-cell office:value-type="float" office:value="789110">
                <text:p>789110</text:p>
              </table:table-cell>
              <table:table-cell office:value-type="float" office:value="7166">
                <text:p>7166</text:p>
              </table:table-cell>
              <table:table-cell office:value-type="float" office:value="330960">
                <text:p>330960</text:p>
              </table:table-cell>
              <table:table-cell office:value-type="float" office:value="16744">
                <text:p>16744</text:p>
              </table:table-cell>
              <table:table-cell office:value-type="float" office:value="789110">
                <text:p>789110</text:p>
              </table:table-cell>
            </table:table-row>
            <table:table-row>
              <table:table-cell office:value-type="float" office:value="830640">
                <text:p>830640</text:p>
              </table:table-cell>
              <table:table-cell office:value-type="float" office:value="12594">
                <text:p>12594</text:p>
              </table:table-cell>
              <table:table-cell office:value-type="float" office:value="585360">
                <text:p>585360</text:p>
              </table:table-cell>
              <table:table-cell office:value-type="float" office:value="17539">
                <text:p>17539</text:p>
              </table:table-cell>
              <table:table-cell office:value-type="float" office:value="830640">
                <text:p>830640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1988">
                <text:p>11988</text:p>
              </table:table-cell>
              <table:table-cell office:value-type="float" office:value="558830">
                <text:p>558830</text:p>
              </table:table-cell>
              <table:table-cell office:value-type="float" office:value="6121">
                <text:p>6121</text:p>
              </table:table-cell>
              <table:table-cell office:value-type="float" office:value="146780">
                <text:p>146780</text:p>
              </table:table-cell>
            </table:table-row>
            <table:table-row>
              <table:table-cell office:value-type="float" office:value="636140">
                <text:p>636140</text:p>
              </table:table-cell>
              <table:table-cell office:value-type="float" office:value="12660">
                <text:p>12660</text:p>
              </table:table-cell>
              <table:table-cell office:value-type="float" office:value="589720">
                <text:p>589720</text:p>
              </table:table-cell>
              <table:table-cell office:value-type="float" office:value="16615">
                <text:p>16615</text:p>
              </table:table-cell>
              <table:table-cell office:value-type="float" office:value="636140">
                <text:p>636140</text:p>
              </table:table-cell>
            </table:table-row>
            <table:table-row>
              <table:table-cell office:value-type="float" office:value="393900">
                <text:p>393900</text:p>
              </table:table-cell>
              <table:table-cell office:value-type="float" office:value="8611">
                <text:p>8611</text:p>
              </table:table-cell>
              <table:table-cell office:value-type="float" office:value="401350">
                <text:p>401350</text:p>
              </table:table-cell>
              <table:table-cell office:value-type="float" office:value="11557">
                <text:p>11557</text:p>
              </table:table-cell>
              <table:table-cell office:value-type="float" office:value="393900">
                <text:p>393900</text:p>
              </table:table-cell>
            </table:table-row>
            <table:table-row>
              <table:table-cell office:value-type="float" office:value="349110">
                <text:p>349110</text:p>
              </table:table-cell>
              <table:table-cell office:value-type="float" office:value="14060">
                <text:p>14060</text:p>
              </table:table-cell>
              <table:table-cell office:value-type="float" office:value="656410">
                <text:p>656410</text:p>
              </table:table-cell>
              <table:table-cell office:value-type="float" office:value="12859">
                <text:p>12859</text:p>
              </table:table-cell>
              <table:table-cell office:value-type="float" office:value="349110">
                <text:p>349110</text:p>
              </table:table-cell>
            </table:table-row>
            <table:table-row>
              <table:table-cell office:value-type="float" office:value="334130">
                <text:p>334130</text:p>
              </table:table-cell>
              <table:table-cell office:value-type="float" office:value="11298">
                <text:p>11298</text:p>
              </table:table-cell>
              <table:table-cell office:value-type="float" office:value="527530">
                <text:p>527530</text:p>
              </table:table-cell>
              <table:table-cell office:value-type="float" office:value="9510">
                <text:p>9510</text:p>
              </table:table-cell>
              <table:table-cell office:value-type="float" office:value="334130">
                <text:p>334130</text:p>
              </table:table-cell>
            </table:table-row>
            <table:table-row>
              <table:table-cell office:value-type="float" office:value="468210">
                <text:p>468210</text:p>
              </table:table-cell>
              <table:table-cell office:value-type="float" office:value="15406">
                <text:p>15406</text:p>
              </table:table-cell>
              <table:table-cell office:value-type="float" office:value="719760">
                <text:p>719760</text:p>
              </table:table-cell>
              <table:table-cell office:value-type="float" office:value="12385">
                <text:p>12385</text:p>
              </table:table-cell>
              <table:table-cell office:value-type="float" office:value="468210">
                <text:p>468210</text:p>
              </table:table-cell>
            </table:table-row>
            <table:table-row>
              <table:table-cell office:value-type="float" office:value="569770">
                <text:p>569770</text:p>
              </table:table-cell>
              <table:table-cell office:value-type="float" office:value="9901">
                <text:p>9901</text:p>
              </table:table-cell>
              <table:table-cell office:value-type="float" office:value="463030">
                <text:p>463030</text:p>
              </table:table-cell>
              <table:table-cell office:value-type="float" office:value="13801">
                <text:p>13801</text:p>
              </table:table-cell>
              <table:table-cell office:value-type="float" office:value="569770">
                <text:p>569770</text:p>
              </table:table-cell>
            </table:table-row>
            <table:table-row>
              <table:table-cell office:value-type="float" office:value="209110">
                <text:p>209110</text:p>
              </table:table-cell>
              <table:table-cell office:value-type="float" office:value="12034">
                <text:p>12034</text:p>
              </table:table-cell>
              <table:table-cell office:value-type="float" office:value="562510">
                <text:p>562510</text:p>
              </table:table-cell>
              <table:table-cell office:value-type="float" office:value="9468">
                <text:p>9468</text:p>
              </table:table-cell>
              <table:table-cell office:value-type="float" office:value="209110">
                <text:p>209110</text:p>
              </table:table-cell>
            </table:table-row>
            <table:table-row>
              <table:table-cell office:value-type="float" office:value="285610">
                <text:p>285610</text:p>
              </table:table-cell>
              <table:table-cell office:value-type="float" office:value="13955">
                <text:p>13955</text:p>
              </table:table-cell>
              <table:table-cell office:value-type="float" office:value="652070">
                <text:p>652070</text:p>
              </table:table-cell>
              <table:table-cell office:value-type="float" office:value="12160">
                <text:p>12160</text:p>
              </table:table-cell>
              <table:table-cell office:value-type="float" office:value="285610">
                <text:p>285610</text:p>
              </table:table-cell>
            </table:table-row>
            <table:table-row>
              <table:table-cell office:value-type="float" office:value="337680">
                <text:p>337680</text:p>
              </table:table-cell>
              <table:table-cell office:value-type="float" office:value="6015">
                <text:p>6015</text:p>
              </table:table-cell>
              <table:table-cell office:value-type="float" office:value="280630">
                <text:p>280630</text:p>
              </table:table-cell>
              <table:table-cell office:value-type="float" office:value="13629">
                <text:p>13629</text:p>
              </table:table-cell>
              <table:table-cell office:value-type="float" office:value="337680">
                <text:p>337680</text:p>
              </table:table-cell>
            </table:table-row>
            <table:table-row>
              <table:table-cell office:value-type="float" office:value="166800">
                <text:p>166800</text:p>
              </table:table-cell>
              <table:table-cell office:value-type="float" office:value="14096">
                <text:p>14096</text:p>
              </table:table-cell>
              <table:table-cell office:value-type="float" office:value="653600">
                <text:p>653600</text:p>
              </table:table-cell>
              <table:table-cell office:value-type="float" office:value="7412">
                <text:p>7412</text:p>
              </table:table-cell>
              <table:table-cell office:value-type="float" office:value="166800">
                <text:p>166800</text:p>
              </table:table-cell>
            </table:table-row>
            <table:table-row>
              <table:table-cell office:value-type="float" office:value="142470">
                <text:p>142470</text:p>
              </table:table-cell>
              <table:table-cell office:value-type="float" office:value="12615">
                <text:p>12615</text:p>
              </table:table-cell>
              <table:table-cell office:value-type="float" office:value="589490">
                <text:p>589490</text:p>
              </table:table-cell>
              <table:table-cell office:value-type="float" office:value="8672">
                <text:p>8672</text:p>
              </table:table-cell>
              <table:table-cell office:value-type="float" office:value="142470">
                <text:p>142470</text:p>
              </table:table-cell>
            </table:table-row>
            <table:table-row>
              <table:table-cell office:value-type="float" office:value="324230">
                <text:p>324230</text:p>
              </table:table-cell>
              <table:table-cell office:value-type="float" office:value="14005">
                <text:p>14005</text:p>
              </table:table-cell>
              <table:table-cell office:value-type="float" office:value="652750">
                <text:p>652750</text:p>
              </table:table-cell>
              <table:table-cell office:value-type="float" office:value="11018">
                <text:p>11018</text:p>
              </table:table-cell>
              <table:table-cell office:value-type="float" office:value="324230">
                <text:p>324230</text:p>
              </table:table-cell>
            </table:table-row>
            <table:table-row>
              <table:table-cell office:value-type="float" office:value="862980">
                <text:p>862980</text:p>
              </table:table-cell>
              <table:table-cell office:value-type="float" office:value="16151">
                <text:p>16151</text:p>
              </table:table-cell>
              <table:table-cell office:value-type="float" office:value="752570">
                <text:p>752570</text:p>
              </table:table-cell>
              <table:table-cell office:value-type="float" office:value="18168">
                <text:p>18168</text:p>
              </table:table-cell>
              <table:table-cell office:value-type="float" office:value="862980">
                <text:p>862980</text:p>
              </table:table-cell>
            </table:table-row>
            <table:table-row>
              <table:table-cell office:value-type="float" office:value="753110">
                <text:p>753110</text:p>
              </table:table-cell>
              <table:table-cell office:value-type="float" office:value="12015">
                <text:p>12015</text:p>
              </table:table-cell>
              <table:table-cell office:value-type="float" office:value="559620">
                <text:p>559620</text:p>
              </table:table-cell>
              <table:table-cell office:value-type="float" office:value="20045">
                <text:p>20045</text:p>
              </table:table-cell>
              <table:table-cell office:value-type="float" office:value="753110">
                <text:p>753110</text:p>
              </table:table-cell>
            </table:table-row>
            <table:table-row>
              <table:table-cell office:value-type="float" office:value="692850">
                <text:p>692850</text:p>
              </table:table-cell>
              <table:table-cell office:value-type="float" office:value="14879">
                <text:p>14879</text:p>
              </table:table-cell>
              <table:table-cell office:value-type="float" office:value="693450">
                <text:p>693450</text:p>
              </table:table-cell>
              <table:table-cell office:value-type="float" office:value="16120">
                <text:p>16120</text:p>
              </table:table-cell>
              <table:table-cell office:value-type="float" office:value="692850">
                <text:p>692850</text:p>
              </table:table-cell>
            </table:table-row>
            <table:table-row>
              <table:table-cell office:value-type="float" office:value="329680">
                <text:p>329680</text:p>
              </table:table-cell>
              <table:table-cell office:value-type="float" office:value="12663">
                <text:p>12663</text:p>
              </table:table-cell>
              <table:table-cell office:value-type="float" office:value="589540">
                <text:p>589540</text:p>
              </table:table-cell>
              <table:table-cell office:value-type="float" office:value="12843">
                <text:p>12843</text:p>
              </table:table-cell>
              <table:table-cell office:value-type="float" office:value="329680">
                <text:p>329680</text:p>
              </table:table-cell>
            </table:table-row>
            <table:table-row>
              <table:table-cell office:value-type="float" office:value="347170">
                <text:p>347170</text:p>
              </table:table-cell>
              <table:table-cell office:value-type="float" office:value="16114">
                <text:p>16114</text:p>
              </table:table-cell>
              <table:table-cell office:value-type="float" office:value="749440">
                <text:p>749440</text:p>
              </table:table-cell>
              <table:table-cell office:value-type="float" office:value="13555">
                <text:p>13555</text:p>
              </table:table-cell>
              <table:table-cell office:value-type="float" office:value="347170">
                <text:p>347170</text:p>
              </table:table-cell>
            </table:table-row>
            <table:table-row>
              <table:table-cell office:value-type="float" office:value="504090">
                <text:p>504090</text:p>
              </table:table-cell>
              <table:table-cell office:value-type="float" office:value="12695">
                <text:p>12695</text:p>
              </table:table-cell>
              <table:table-cell office:value-type="float" office:value="592470">
                <text:p>592470</text:p>
              </table:table-cell>
              <table:table-cell office:value-type="float" office:value="15818">
                <text:p>15818</text:p>
              </table:table-cell>
              <table:table-cell office:value-type="float" office:value="504090">
                <text:p>504090</text:p>
              </table:table-cell>
            </table:table-row>
            <table:table-row>
              <table:table-cell office:value-type="float" office:value="561840">
                <text:p>561840</text:p>
              </table:table-cell>
              <table:table-cell office:value-type="float" office:value="19503">
                <text:p>19503</text:p>
              </table:table-cell>
              <table:table-cell office:value-type="float" office:value="907410">
                <text:p>907410</text:p>
              </table:table-cell>
              <table:table-cell office:value-type="float" office:value="9077">
                <text:p>9077</text:p>
              </table:table-cell>
              <table:table-cell office:value-type="float" office:value="561840">
                <text:p>561840</text:p>
              </table:table-cell>
            </table:table-row>
            <table:table-row>
              <table:table-cell office:value-type="float" office:value="427660">
                <text:p>427660</text:p>
              </table:table-cell>
              <table:table-cell office:value-type="float" office:value="13469">
                <text:p>13469</text:p>
              </table:table-cell>
              <table:table-cell office:value-type="float" office:value="630850">
                <text:p>630850</text:p>
              </table:table-cell>
              <table:table-cell office:value-type="float" office:value="7753">
                <text:p>7753</text:p>
              </table:table-cell>
              <table:table-cell office:value-type="float" office:value="427660">
                <text:p>427660</text:p>
              </table:table-cell>
            </table:table-row>
            <table:table-row>
              <table:table-cell office:value-type="float" office:value="745340">
                <text:p>745340</text:p>
              </table:table-cell>
              <table:table-cell office:value-type="float" office:value="16776">
                <text:p>16776</text:p>
              </table:table-cell>
              <table:table-cell office:value-type="float" office:value="780460">
                <text:p>780460</text:p>
              </table:table-cell>
              <table:table-cell office:value-type="float" office:value="15319">
                <text:p>15319</text:p>
              </table:table-cell>
              <table:table-cell office:value-type="float" office:value="745340">
                <text:p>745340</text:p>
              </table:table-cell>
            </table:table-row>
            <table:table-row>
              <table:table-cell office:value-type="float" office:value="390080">
                <text:p>390080</text:p>
              </table:table-cell>
              <table:table-cell office:value-type="float" office:value="8004">
                <text:p>8004</text:p>
              </table:table-cell>
              <table:table-cell office:value-type="float" office:value="372240">
                <text:p>372240</text:p>
              </table:table-cell>
              <table:table-cell office:value-type="float" office:value="6007">
                <text:p>6007</text:p>
              </table:table-cell>
              <table:table-cell office:value-type="float" office:value="390080">
                <text:p>390080</text:p>
              </table:table-cell>
            </table:table-row>
            <table:table-row>
              <table:table-cell office:value-type="float" office:value="47360">
                <text:p>47360</text:p>
              </table:table-cell>
              <table:table-cell office:value-type="float" office:value="10000">
                <text:p>10000</text:p>
              </table:table-cell>
              <table:table-cell office:value-type="float" office:value="464860">
                <text:p>464860</text:p>
              </table:table-cell>
              <table:table-cell office:value-type="float" office:value="2280">
                <text:p>2280</text:p>
              </table:table-cell>
              <table:table-cell office:value-type="float" office:value="47360">
                <text:p>47360</text:p>
              </table:table-cell>
            </table:table-row>
            <table:table-row>
              <table:table-cell office:value-type="float" office:value="495930">
                <text:p>495930</text:p>
              </table:table-cell>
              <table:table-cell office:value-type="float" office:value="11975">
                <text:p>11975</text:p>
              </table:table-cell>
              <table:table-cell office:value-type="float" office:value="559880">
                <text:p>559880</text:p>
              </table:table-cell>
              <table:table-cell office:value-type="float" office:value="9448">
                <text:p>9448</text:p>
              </table:table-cell>
              <table:table-cell office:value-type="float" office:value="495930">
                <text:p>495930</text:p>
              </table:table-cell>
            </table:table-row>
            <table:table-row>
              <table:table-cell office:value-type="float" office:value="666860">
                <text:p>666860</text:p>
              </table:table-cell>
              <table:table-cell office:value-type="float" office:value="16024">
                <text:p>16024</text:p>
              </table:table-cell>
              <table:table-cell office:value-type="float" office:value="747670">
                <text:p>747670</text:p>
              </table:table-cell>
              <table:table-cell office:value-type="float" office:value="12427">
                <text:p>12427</text:p>
              </table:table-cell>
              <table:table-cell office:value-type="float" office:value="666860">
                <text:p>666860</text:p>
              </table:table-cell>
            </table:table-row>
            <table:table-row>
              <table:table-cell office:value-type="float" office:value="255340">
                <text:p>255340</text:p>
              </table:table-cell>
              <table:table-cell office:value-type="float" office:value="12726">
                <text:p>12726</text:p>
              </table:table-cell>
              <table:table-cell office:value-type="float" office:value="590380">
                <text:p>590380</text:p>
              </table:table-cell>
              <table:table-cell office:value-type="float" office:value="7925">
                <text:p>7925</text:p>
              </table:table-cell>
              <table:table-cell office:value-type="float" office:value="255340">
                <text:p>255340</text:p>
              </table:table-cell>
            </table:table-row>
            <table:table-row>
              <table:table-cell office:value-type="float" office:value="588170">
                <text:p>588170</text:p>
              </table:table-cell>
              <table:table-cell office:value-type="float" office:value="18072">
                <text:p>18072</text:p>
              </table:table-cell>
              <table:table-cell office:value-type="float" office:value="842780">
                <text:p>842780</text:p>
              </table:table-cell>
              <table:table-cell office:value-type="float" office:value="12984">
                <text:p>12984</text:p>
              </table:table-cell>
              <table:table-cell office:value-type="float" office:value="588170">
                <text:p>588170</text:p>
              </table:table-cell>
            </table:table-row>
            <table:table-row>
              <table:table-cell office:value-type="float" office:value="499060">
                <text:p>499060</text:p>
              </table:table-cell>
              <table:table-cell office:value-type="float" office:value="14211">
                <text:p>14211</text:p>
              </table:table-cell>
              <table:table-cell office:value-type="float" office:value="660380">
                <text:p>660380</text:p>
              </table:table-cell>
              <table:table-cell office:value-type="float" office:value="10892">
                <text:p>10892</text:p>
              </table:table-cell>
              <table:table-cell office:value-type="float" office:value="499060">
                <text:p>499060</text:p>
              </table:table-cell>
            </table:table-row>
            <table:table-row>
              <table:table-cell office:value-type="float" office:value="543710">
                <text:p>543710</text:p>
              </table:table-cell>
              <table:table-cell office:value-type="float" office:value="19495">
                <text:p>19495</text:p>
              </table:table-cell>
              <table:table-cell office:value-type="float" office:value="906390">
                <text:p>906390</text:p>
              </table:table-cell>
              <table:table-cell office:value-type="float" office:value="11681">
                <text:p>11681</text:p>
              </table:table-cell>
              <table:table-cell office:value-type="float" office:value="543710">
                <text:p>543710</text:p>
              </table:table-cell>
            </table:table-row>
            <table:table-row>
              <table:table-cell office:value-type="float" office:value="362870">
                <text:p>362870</text:p>
              </table:table-cell>
              <table:table-cell office:value-type="float" office:value="12660">
                <text:p>12660</text:p>
              </table:table-cell>
              <table:table-cell office:value-type="float" office:value="588430">
                <text:p>588430</text:p>
              </table:table-cell>
              <table:table-cell office:value-type="float" office:value="6126">
                <text:p>6126</text:p>
              </table:table-cell>
              <table:table-cell office:value-type="float" office:value="362870">
                <text:p>362870</text:p>
              </table:table-cell>
            </table:table-row>
            <table:table-row>
              <table:table-cell office:value-type="float" office:value="492550">
                <text:p>492550</text:p>
              </table:table-cell>
              <table:table-cell office:value-type="float" office:value="15387">
                <text:p>15387</text:p>
              </table:table-cell>
              <table:table-cell office:value-type="float" office:value="715850">
                <text:p>715850</text:p>
              </table:table-cell>
              <table:table-cell office:value-type="float" office:value="8305">
                <text:p>8305</text:p>
              </table:table-cell>
              <table:table-cell office:value-type="float" office:value="492550">
                <text:p>492550</text:p>
              </table:table-cell>
            </table:table-row>
            <table:table-row>
              <table:table-cell office:value-type="float" office:value="165080">
                <text:p>165080</text:p>
              </table:table-cell>
              <table:table-cell office:value-type="float" office:value="15439">
                <text:p>15439</text:p>
              </table:table-cell>
              <table:table-cell office:value-type="float" office:value="718550">
                <text:p>718550</text:p>
              </table:table-cell>
              <table:table-cell office:value-type="float" office:value="5674">
                <text:p>5674</text:p>
              </table:table-cell>
              <table:table-cell office:value-type="float" office:value="165080">
                <text:p>165080</text:p>
              </table:table-cell>
            </table:table-row>
            <table:table-row>
              <table:table-cell office:value-type="float" office:value="667540">
                <text:p>66754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3005">
                <text:p>13005</text:p>
              </table:table-cell>
              <table:table-cell office:value-type="float" office:value="667540">
                <text:p>667540</text:p>
              </table:table-cell>
            </table:table-row>
            <table:table-row>
              <table:table-cell office:value-type="float" office:value="491040">
                <text:p>491040</text:p>
              </table:table-cell>
              <table:table-cell office:value-type="float" office:value="4442">
                <text:p>4442</text:p>
              </table:table-cell>
              <table:table-cell office:value-type="float" office:value="207540">
                <text:p>207540</text:p>
              </table:table-cell>
              <table:table-cell office:value-type="float" office:value="11450">
                <text:p>11450</text:p>
              </table:table-cell>
              <table:table-cell office:value-type="float" office:value="491040">
                <text:p>491040</text:p>
              </table:table-cell>
            </table:table-row>
            <table:table-row>
              <table:table-cell office:value-type="float" office:value="548660">
                <text:p>548660</text:p>
              </table:table-cell>
              <table:table-cell office:value-type="float" office:value="11934">
                <text:p>11934</text:p>
              </table:table-cell>
              <table:table-cell office:value-type="float" office:value="556920">
                <text:p>556920</text:p>
              </table:table-cell>
              <table:table-cell office:value-type="float" office:value="11445">
                <text:p>11445</text:p>
              </table:table-cell>
              <table:table-cell office:value-type="float" office:value="548660">
                <text:p>548660</text:p>
              </table:table-cell>
            </table:table-row>
            <table:table-row>
              <table:table-cell office:value-type="float" office:value="221680">
                <text:p>221680</text:p>
              </table:table-cell>
              <table:table-cell office:value-type="float" office:value="7258">
                <text:p>7258</text:p>
              </table:table-cell>
              <table:table-cell office:value-type="float" office:value="335700">
                <text:p>335700</text:p>
              </table:table-cell>
              <table:table-cell office:value-type="float" office:value="4542">
                <text:p>4542</text:p>
              </table:table-cell>
              <table:table-cell office:value-type="float" office:value="221680">
                <text:p>221680</text:p>
              </table:table-cell>
            </table:table-row>
            <table:table-row>
              <table:table-cell office:value-type="float" office:value="380860">
                <text:p>380860</text:p>
              </table:table-cell>
              <table:table-cell office:value-type="float" office:value="2316">
                <text:p>2316</text:p>
              </table:table-cell>
              <table:table-cell office:value-type="float" office:value="104850">
                <text:p>104850</text:p>
              </table:table-cell>
              <table:table-cell office:value-type="float" office:value="7243">
                <text:p>7243</text:p>
              </table:table-cell>
              <table:table-cell office:value-type="float" office:value="380860">
                <text:p>380860</text:p>
              </table:table-cell>
            </table:table-row>
            <table:table-row>
              <table:table-cell office:value-type="float" office:value="204680">
                <text:p>204680</text:p>
              </table:table-cell>
              <table:table-cell office:value-type="float" office:value="8595">
                <text:p>8595</text:p>
              </table:table-cell>
              <table:table-cell office:value-type="float" office:value="399670">
                <text:p>399670</text:p>
              </table:table-cell>
              <table:table-cell office:value-type="float" office:value="5107">
                <text:p>5107</text:p>
              </table:table-cell>
              <table:table-cell office:value-type="float" office:value="204680">
                <text:p>204680</text:p>
              </table:table-cell>
            </table:table-row>
            <table:table-row>
              <table:table-cell office:value-type="float" office:value="563570">
                <text:p>563570</text:p>
              </table:table-cell>
              <table:table-cell office:value-type="float" office:value="11302">
                <text:p>11302</text:p>
              </table:table-cell>
              <table:table-cell office:value-type="float" office:value="528790">
                <text:p>528790</text:p>
              </table:table-cell>
              <table:table-cell office:value-type="float" office:value="12165">
                <text:p>12165</text:p>
              </table:table-cell>
              <table:table-cell office:value-type="float" office:value="563570">
                <text:p>563570</text:p>
              </table:table-cell>
            </table:table-row>
            <table:table-row>
              <table:table-cell office:value-type="float" office:value="162360">
                <text:p>162360</text:p>
              </table:table-cell>
              <table:table-cell office:value-type="float" office:value="9809">
                <text:p>9809</text:p>
              </table:table-cell>
              <table:table-cell office:value-type="float" office:value="457690">
                <text:p>457690</text:p>
              </table:table-cell>
              <table:table-cell office:value-type="float" office:value="5721">
                <text:p>5721</text:p>
              </table:table-cell>
              <table:table-cell office:value-type="float" office:value="162360">
                <text:p>162360</text:p>
              </table:table-cell>
            </table:table-row>
            <table:table-row>
              <table:table-cell office:value-type="float" office:value="756270">
                <text:p>756270</text:p>
              </table:table-cell>
              <table:table-cell office:value-type="float" office:value="8052">
                <text:p>8052</text:p>
              </table:table-cell>
              <table:table-cell office:value-type="float" office:value="373880">
                <text:p>373880</text:p>
              </table:table-cell>
              <table:table-cell office:value-type="float" office:value="14834">
                <text:p>14834</text:p>
              </table:table-cell>
              <table:table-cell office:value-type="float" office:value="756270">
                <text:p>756270</text:p>
              </table:table-cell>
            </table:table-row>
            <table:table-row>
              <table:table-cell office:value-type="float" office:value="711720">
                <text:p>711720</text:p>
              </table:table-cell>
              <table:table-cell office:value-type="float" office:value="3877">
                <text:p>3877</text:p>
              </table:table-cell>
              <table:table-cell office:value-type="float" office:value="180780">
                <text:p>180780</text:p>
              </table:table-cell>
              <table:table-cell office:value-type="float" office:value="15642">
                <text:p>15642</text:p>
              </table:table-cell>
              <table:table-cell office:value-type="float" office:value="711720">
                <text:p>711720</text:p>
              </table:table-cell>
            </table:table-row>
            <table:table-row>
              <table:table-cell office:value-type="float" office:value="495170">
                <text:p>495170</text:p>
              </table:table-cell>
              <table:table-cell office:value-type="float" office:value="9189">
                <text:p>9189</text:p>
              </table:table-cell>
              <table:table-cell office:value-type="float" office:value="426950">
                <text:p>426950</text:p>
              </table:table-cell>
              <table:table-cell office:value-type="float" office:value="12617">
                <text:p>12617</text:p>
              </table:table-cell>
              <table:table-cell office:value-type="float" office:value="495170">
                <text:p>495170</text:p>
              </table:table-cell>
            </table:table-row>
            <table:table-row>
              <table:table-cell office:value-type="float" office:value="647920">
                <text:p>647920</text:p>
              </table:table-cell>
              <table:table-cell office:value-type="float" office:value="7297">
                <text:p>7297</text:p>
              </table:table-cell>
              <table:table-cell office:value-type="float" office:value="338840">
                <text:p>338840</text:p>
              </table:table-cell>
              <table:table-cell office:value-type="float" office:value="14896">
                <text:p>14896</text:p>
              </table:table-cell>
              <table:table-cell office:value-type="float" office:value="647920">
                <text:p>647920</text:p>
              </table:table-cell>
            </table:table-row>
            <table:table-row>
              <table:table-cell office:value-type="float" office:value="231270">
                <text:p>231270</text:p>
              </table:table-cell>
              <table:table-cell office:value-type="float" office:value="6548">
                <text:p>6548</text:p>
              </table:table-cell>
              <table:table-cell office:value-type="float" office:value="302320">
                <text:p>302320</text:p>
              </table:table-cell>
              <table:table-cell office:value-type="float" office:value="5757">
                <text:p>5757</text:p>
              </table:table-cell>
              <table:table-cell office:value-type="float" office:value="231270">
                <text:p>231270</text:p>
              </table:table-cell>
            </table:table-row>
            <table:table-row>
              <table:table-cell office:value-type="float" office:value="435850">
                <text:p>435850</text:p>
              </table:table-cell>
              <table:table-cell office:value-type="float" office:value="12019">
                <text:p>12019</text:p>
              </table:table-cell>
              <table:table-cell office:value-type="float" office:value="561130">
                <text:p>561130</text:p>
              </table:table-cell>
              <table:table-cell office:value-type="float" office:value="10591">
                <text:p>10591</text:p>
              </table:table-cell>
              <table:table-cell office:value-type="float" office:value="435850">
                <text:p>435850</text:p>
              </table:table-cell>
            </table:table-row>
            <table:table-row>
              <table:table-cell office:value-type="float" office:value="622820">
                <text:p>622820</text:p>
              </table:table-cell>
              <table:table-cell office:value-type="float" office:value="12008">
                <text:p>12008</text:p>
              </table:table-cell>
              <table:table-cell office:value-type="float" office:value="560060">
                <text:p>560060</text:p>
              </table:table-cell>
              <table:table-cell office:value-type="float" office:value="14068">
                <text:p>14068</text:p>
              </table:table-cell>
              <table:table-cell office:value-type="float" office:value="622820">
                <text:p>622820</text:p>
              </table:table-cell>
            </table:table-row>
            <table:table-row>
              <table:table-cell office:value-type="float" office:value="689790">
                <text:p>689790</text:p>
              </table:table-cell>
              <table:table-cell office:value-type="float" office:value="11261">
                <text:p>11261</text:p>
              </table:table-cell>
              <table:table-cell office:value-type="float" office:value="524100">
                <text:p>524100</text:p>
              </table:table-cell>
              <table:table-cell office:value-type="float" office:value="16123">
                <text:p>16123</text:p>
              </table:table-cell>
              <table:table-cell office:value-type="float" office:value="689790">
                <text:p>689790</text:p>
              </table:table-cell>
            </table:table-row>
            <table:table-row>
              <table:table-cell office:value-type="float" office:value="334860">
                <text:p>334860</text:p>
              </table:table-cell>
              <table:table-cell office:value-type="float" office:value="5160">
                <text:p>5160</text:p>
              </table:table-cell>
              <table:table-cell office:value-type="float" office:value="239290">
                <text:p>239290</text:p>
              </table:table-cell>
              <table:table-cell office:value-type="float" office:value="9086">
                <text:p>9086</text:p>
              </table:table-cell>
              <table:table-cell office:value-type="float" office:value="334860">
                <text:p>334860</text:p>
              </table:table-cell>
            </table:table-row>
            <table:table-row>
              <table:table-cell office:value-type="float" office:value="463900">
                <text:p>463900</text:p>
              </table:table-cell>
              <table:table-cell office:value-type="float" office:value="7939">
                <text:p>7939</text:p>
              </table:table-cell>
              <table:table-cell office:value-type="float" office:value="367260">
                <text:p>367260</text:p>
              </table:table-cell>
              <table:table-cell office:value-type="float" office:value="11220">
                <text:p>11220</text:p>
              </table:table-cell>
              <table:table-cell office:value-type="float" office:value="463900">
                <text:p>463900</text:p>
              </table:table-cell>
            </table:table-row>
            <table:table-row>
              <table:table-cell office:value-type="float" office:value="631990">
                <text:p>631990</text:p>
              </table:table-cell>
              <table:table-cell office:value-type="float" office:value="5147">
                <text:p>5147</text:p>
              </table:table-cell>
              <table:table-cell office:value-type="float" office:value="238510">
                <text:p>238510</text:p>
              </table:table-cell>
              <table:table-cell office:value-type="float" office:value="14656">
                <text:p>14656</text:p>
              </table:table-cell>
              <table:table-cell office:value-type="float" office:value="631990">
                <text:p>631990</text:p>
              </table:table-cell>
            </table:table-row>
            <table:table-row>
              <table:table-cell office:value-type="float" office:value="370950">
                <text:p>370950</text:p>
              </table:table-cell>
              <table:table-cell office:value-type="float" office:value="8493">
                <text:p>8493</text:p>
              </table:table-cell>
              <table:table-cell office:value-type="float" office:value="397070">
                <text:p>397070</text:p>
              </table:table-cell>
              <table:table-cell office:value-type="float" office:value="10940">
                <text:p>10940</text:p>
              </table:table-cell>
              <table:table-cell office:value-type="float" office:value="370950">
                <text:p>37095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9270">
                <text:p>9270</text:p>
              </table:table-cell>
              <table:table-cell office:value-type="float" office:value="430000">
                <text:p>430000</text:p>
              </table:table-cell>
              <table:table-cell office:value-type="float" office:value="11852">
                <text:p>11852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84630">
                <text:p>684630</text:p>
              </table:table-cell>
              <table:table-cell office:value-type="float" office:value="14056">
                <text:p>14056</text:p>
              </table:table-cell>
              <table:table-cell office:value-type="float" office:value="653840">
                <text:p>653840</text:p>
              </table:table-cell>
              <table:table-cell office:value-type="float" office:value="16105">
                <text:p>16105</text:p>
              </table:table-cell>
              <table:table-cell office:value-type="float" office:value="684630">
                <text:p>684630</text:p>
              </table:table-cell>
            </table:table-row>
            <table:table-row>
              <table:table-cell office:value-type="float" office:value="222820">
                <text:p>222820</text:p>
              </table:table-cell>
              <table:table-cell office:value-type="float" office:value="9889">
                <text:p>9889</text:p>
              </table:table-cell>
              <table:table-cell office:value-type="float" office:value="462510">
                <text:p>462510</text:p>
              </table:table-cell>
              <table:table-cell office:value-type="float" office:value="10333">
                <text:p>10333</text:p>
              </table:table-cell>
              <table:table-cell office:value-type="float" office:value="222820">
                <text:p>222820</text:p>
              </table:table-cell>
            </table:table-row>
            <table:table-row>
              <table:table-cell office:value-type="float" office:value="316920">
                <text:p>316920</text:p>
              </table:table-cell>
              <table:table-cell office:value-type="float" office:value="16892">
                <text:p>16892</text:p>
              </table:table-cell>
              <table:table-cell office:value-type="float" office:value="787990">
                <text:p>787990</text:p>
              </table:table-cell>
              <table:table-cell office:value-type="float" office:value="11681">
                <text:p>11681</text:p>
              </table:table-cell>
              <table:table-cell office:value-type="float" office:value="316920">
                <text:p>316920</text:p>
              </table:table-cell>
            </table:table-row>
            <table:table-row>
              <table:table-cell office:value-type="float" office:value="732980">
                <text:p>732980</text:p>
              </table:table-cell>
              <table:table-cell office:value-type="float" office:value="11277">
                <text:p>11277</text:p>
              </table:table-cell>
              <table:table-cell office:value-type="float" office:value="526140">
                <text:p>526140</text:p>
              </table:table-cell>
              <table:table-cell office:value-type="float" office:value="16718">
                <text:p>16718</text:p>
              </table:table-cell>
              <table:table-cell office:value-type="float" office:value="732980">
                <text:p>732980</text:p>
              </table:table-cell>
            </table:table-row>
            <table:table-row>
              <table:table-cell office:value-type="float" office:value="656920">
                <text:p>656920</text:p>
              </table:table-cell>
              <table:table-cell office:value-type="float" office:value="12615">
                <text:p>12615</text:p>
              </table:table-cell>
              <table:table-cell office:value-type="float" office:value="585140">
                <text:p>585140</text:p>
              </table:table-cell>
              <table:table-cell office:value-type="float" office:value="17498">
                <text:p>17498</text:p>
              </table:table-cell>
              <table:table-cell office:value-type="float" office:value="656920">
                <text:p>656920</text:p>
              </table:table-cell>
            </table:table-row>
            <table:table-row>
              <table:table-cell office:value-type="float" office:value="145600">
                <text:p>145600</text:p>
              </table:table-cell>
              <table:table-cell office:value-type="float" office:value="4584">
                <text:p>4584</text:p>
              </table:table-cell>
              <table:table-cell office:value-type="float" office:value="210180">
                <text:p>210180</text:p>
              </table:table-cell>
              <table:table-cell office:value-type="float" office:value="6126">
                <text:p>6126</text:p>
              </table:table-cell>
              <table:table-cell office:value-type="float" office:value="145600">
                <text:p>145600</text:p>
              </table:table-cell>
            </table:table-row>
            <table:table-row>
              <table:table-cell office:value-type="float" office:value="702240">
                <text:p>702240</text:p>
              </table:table-cell>
              <table:table-cell office:value-type="float" office:value="11991">
                <text:p>11991</text:p>
              </table:table-cell>
              <table:table-cell office:value-type="float" office:value="558220">
                <text:p>558220</text:p>
              </table:table-cell>
              <table:table-cell office:value-type="float" office:value="16699">
                <text:p>16699</text:p>
              </table:table-cell>
              <table:table-cell office:value-type="float" office:value="702240">
                <text:p>702240</text:p>
              </table:table-cell>
            </table:table-row>
            <table:table-row>
              <table:table-cell office:value-type="float" office:value="393840">
                <text:p>393840</text:p>
              </table:table-cell>
              <table:table-cell office:value-type="float" office:value="7193">
                <text:p>7193</text:p>
              </table:table-cell>
              <table:table-cell office:value-type="float" office:value="333210">
                <text:p>333210</text:p>
              </table:table-cell>
              <table:table-cell office:value-type="float" office:value="11583">
                <text:p>11583</text:p>
              </table:table-cell>
              <table:table-cell office:value-type="float" office:value="393840">
                <text:p>393840</text:p>
              </table:table-cell>
            </table:table-row>
            <table:table-row>
              <table:table-cell office:value-type="float" office:value="356810">
                <text:p>356810</text:p>
              </table:table-cell>
              <table:table-cell office:value-type="float" office:value="12695">
                <text:p>12695</text:p>
              </table:table-cell>
              <table:table-cell office:value-type="float" office:value="589610">
                <text:p>589610</text:p>
              </table:table-cell>
              <table:table-cell office:value-type="float" office:value="12961">
                <text:p>12961</text:p>
              </table:table-cell>
              <table:table-cell office:value-type="float" office:value="356810">
                <text:p>356810</text:p>
              </table:table-cell>
            </table:table-row>
            <table:table-row>
              <table:table-cell office:value-type="float" office:value="333170">
                <text:p>333170</text:p>
              </table:table-cell>
              <table:table-cell office:value-type="float" office:value="12072">
                <text:p>12072</text:p>
              </table:table-cell>
              <table:table-cell office:value-type="float" office:value="563510">
                <text:p>563510</text:p>
              </table:table-cell>
              <table:table-cell office:value-type="float" office:value="9501">
                <text:p>9501</text:p>
              </table:table-cell>
              <table:table-cell office:value-type="float" office:value="333170">
                <text:p>333170</text:p>
              </table:table-cell>
            </table:table-row>
            <table:table-row>
              <table:table-cell office:value-type="float" office:value="465640">
                <text:p>465640</text:p>
              </table:table-cell>
              <table:table-cell office:value-type="float" office:value="12569">
                <text:p>12569</text:p>
              </table:table-cell>
              <table:table-cell office:value-type="float" office:value="588450">
                <text:p>588450</text:p>
              </table:table-cell>
              <table:table-cell office:value-type="float" office:value="12266">
                <text:p>12266</text:p>
              </table:table-cell>
              <table:table-cell office:value-type="float" office:value="465640">
                <text:p>465640</text:p>
              </table:table-cell>
            </table:table-row>
            <table:table-row>
              <table:table-cell office:value-type="float" office:value="569280">
                <text:p>569280</text:p>
              </table:table-cell>
              <table:table-cell office:value-type="float" office:value="8548">
                <text:p>8548</text:p>
              </table:table-cell>
              <table:table-cell office:value-type="float" office:value="399250">
                <text:p>399250</text:p>
              </table:table-cell>
              <table:table-cell office:value-type="float" office:value="13819">
                <text:p>13819</text:p>
              </table:table-cell>
              <table:table-cell office:value-type="float" office:value="569280">
                <text:p>569280</text:p>
              </table:table-cell>
            </table:table-row>
            <table:table-row>
              <table:table-cell office:value-type="float" office:value="205400">
                <text:p>205400</text:p>
              </table:table-cell>
              <table:table-cell office:value-type="float" office:value="14022">
                <text:p>14022</text:p>
              </table:table-cell>
              <table:table-cell office:value-type="float" office:value="651360">
                <text:p>651360</text:p>
              </table:table-cell>
              <table:table-cell office:value-type="float" office:value="9401">
                <text:p>9401</text:p>
              </table:table-cell>
              <table:table-cell office:value-type="float" office:value="205400">
                <text:p>205400</text:p>
              </table:table-cell>
            </table:table-row>
            <table:table-row>
              <table:table-cell office:value-type="float" office:value="290670">
                <text:p>290670</text:p>
              </table:table-cell>
              <table:table-cell office:value-type="float" office:value="11263">
                <text:p>11263</text:p>
              </table:table-cell>
              <table:table-cell office:value-type="float" office:value="526040">
                <text:p>526040</text:p>
              </table:table-cell>
              <table:table-cell office:value-type="float" office:value="12215">
                <text:p>12215</text:p>
              </table:table-cell>
              <table:table-cell office:value-type="float" office:value="290670">
                <text:p>290670</text:p>
              </table:table-cell>
            </table:table-row>
            <table:table-row>
              <table:table-cell office:value-type="float" office:value="399480">
                <text:p>399480</text:p>
              </table:table-cell>
              <table:table-cell office:value-type="float" office:value="15471">
                <text:p>15471</text:p>
              </table:table-cell>
              <table:table-cell office:value-type="float" office:value="723800">
                <text:p>723800</text:p>
              </table:table-cell>
              <table:table-cell office:value-type="float" office:value="13687">
                <text:p>13687</text:p>
              </table:table-cell>
              <table:table-cell office:value-type="float" office:value="399480">
                <text:p>399480</text:p>
              </table:table-cell>
            </table:table-row>
            <table:table-row>
              <table:table-cell office:value-type="float" office:value="165500">
                <text:p>165500</text:p>
              </table:table-cell>
              <table:table-cell office:value-type="float" office:value="9855">
                <text:p>9855</text:p>
              </table:table-cell>
              <table:table-cell office:value-type="float" office:value="460260">
                <text:p>460260</text:p>
              </table:table-cell>
              <table:table-cell office:value-type="float" office:value="7363">
                <text:p>7363</text:p>
              </table:table-cell>
              <table:table-cell office:value-type="float" office:value="165500">
                <text:p>165500</text:p>
              </table:table-cell>
            </table:table-row>
            <table:table-row>
              <table:table-cell office:value-type="float" office:value="145730">
                <text:p>145730</text:p>
              </table:table-cell>
              <table:table-cell office:value-type="float" office:value="12021">
                <text:p>12021</text:p>
              </table:table-cell>
              <table:table-cell office:value-type="float" office:value="561850">
                <text:p>561850</text:p>
              </table:table-cell>
              <table:table-cell office:value-type="float" office:value="8761">
                <text:p>8761</text:p>
              </table:table-cell>
              <table:table-cell office:value-type="float" office:value="145730">
                <text:p>145730</text:p>
              </table:table-cell>
            </table:table-row>
            <table:table-row>
              <table:table-cell office:value-type="float" office:value="325050">
                <text:p>325050</text:p>
              </table:table-cell>
              <table:table-cell office:value-type="float" office:value="13980">
                <text:p>13980</text:p>
              </table:table-cell>
              <table:table-cell office:value-type="float" office:value="652600">
                <text:p>652600</text:p>
              </table:table-cell>
              <table:table-cell office:value-type="float" office:value="11024">
                <text:p>11024</text:p>
              </table:table-cell>
              <table:table-cell office:value-type="float" office:value="325050">
                <text:p>325050</text:p>
              </table:table-cell>
            </table:table-row>
            <table:table-row>
              <table:table-cell office:value-type="float" office:value="660960">
                <text:p>660960</text:p>
              </table:table-cell>
              <table:table-cell office:value-type="float" office:value="6104">
                <text:p>6104</text:p>
              </table:table-cell>
              <table:table-cell office:value-type="float" office:value="284430">
                <text:p>284430</text:p>
              </table:table-cell>
              <table:table-cell office:value-type="float" office:value="17906">
                <text:p>17906</text:p>
              </table:table-cell>
              <table:table-cell office:value-type="float" office:value="660960">
                <text:p>660960</text:p>
              </table:table-cell>
            </table:table-row>
            <table:table-row>
              <table:table-cell office:value-type="float" office:value="877070">
                <text:p>877070</text:p>
              </table:table-cell>
              <table:table-cell office:value-type="float" office:value="14142">
                <text:p>14142</text:p>
              </table:table-cell>
              <table:table-cell office:value-type="float" office:value="655940">
                <text:p>655940</text:p>
              </table:table-cell>
              <table:table-cell office:value-type="float" office:value="20120">
                <text:p>20120</text:p>
              </table:table-cell>
              <table:table-cell office:value-type="float" office:value="877070">
                <text:p>877070</text:p>
              </table:table-cell>
            </table:table-row>
            <table:table-row>
              <table:table-cell office:value-type="float" office:value="758920">
                <text:p>758920</text:p>
              </table:table-cell>
              <table:table-cell office:value-type="float" office:value="12574">
                <text:p>12574</text:p>
              </table:table-cell>
              <table:table-cell office:value-type="float" office:value="586830">
                <text:p>586830</text:p>
              </table:table-cell>
              <table:table-cell office:value-type="float" office:value="16204">
                <text:p>16204</text:p>
              </table:table-cell>
              <table:table-cell office:value-type="float" office:value="758920">
                <text:p>758920</text:p>
              </table:table-cell>
            </table:table-row>
            <table:table-row>
              <table:table-cell office:value-type="float" office:value="329780">
                <text:p>329780</text:p>
              </table:table-cell>
              <table:table-cell office:value-type="float" office:value="13995">
                <text:p>13995</text:p>
              </table:table-cell>
              <table:table-cell office:value-type="float" office:value="653270">
                <text:p>653270</text:p>
              </table:table-cell>
              <table:table-cell office:value-type="float" office:value="12850">
                <text:p>12850</text:p>
              </table:table-cell>
              <table:table-cell office:value-type="float" office:value="329780">
                <text:p>329780</text:p>
              </table:table-cell>
            </table:table-row>
            <table:table-row>
              <table:table-cell office:value-type="float" office:value="354050">
                <text:p>354050</text:p>
              </table:table-cell>
              <table:table-cell office:value-type="float" office:value="16167">
                <text:p>16167</text:p>
              </table:table-cell>
              <table:table-cell office:value-type="float" office:value="749560">
                <text:p>749560</text:p>
              </table:table-cell>
              <table:table-cell office:value-type="float" office:value="13522">
                <text:p>13522</text:p>
              </table:table-cell>
              <table:table-cell office:value-type="float" office:value="354050">
                <text:p>354050</text:p>
              </table:table-cell>
            </table:table-row>
            <table:table-row>
              <table:table-cell office:value-type="float" office:value="551390">
                <text:p>551390</text:p>
              </table:table-cell>
              <table:table-cell office:value-type="float" office:value="12052">
                <text:p>12052</text:p>
              </table:table-cell>
              <table:table-cell office:value-type="float" office:value="562180">
                <text:p>562180</text:p>
              </table:table-cell>
              <table:table-cell office:value-type="float" office:value="15761">
                <text:p>15761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float" office:value="560680">
                <text:p>560680</text:p>
              </table:table-cell>
              <table:table-cell office:value-type="float" office:value="14913">
                <text:p>14913</text:p>
              </table:table-cell>
              <table:table-cell office:value-type="float" office:value="694940">
                <text:p>694940</text:p>
              </table:table-cell>
              <table:table-cell office:value-type="float" office:value="9042">
                <text:p>9042</text:p>
              </table:table-cell>
              <table:table-cell office:value-type="float" office:value="560680">
                <text:p>560680</text:p>
              </table:table-cell>
            </table:table-row>
            <table:table-row>
              <table:table-cell office:value-type="float" office:value="428710">
                <text:p>428710</text:p>
              </table:table-cell>
              <table:table-cell office:value-type="float" office:value="12647">
                <text:p>12647</text:p>
              </table:table-cell>
              <table:table-cell office:value-type="float" office:value="591410">
                <text:p>591410</text:p>
              </table:table-cell>
              <table:table-cell office:value-type="float" office:value="7728">
                <text:p>7728</text:p>
              </table:table-cell>
              <table:table-cell office:value-type="float" office:value="428710">
                <text:p>428710</text:p>
              </table:table-cell>
            </table:table-row>
            <table:table-row>
              <table:table-cell office:value-type="float" office:value="930100">
                <text:p>930100</text:p>
              </table:table-cell>
              <table:table-cell office:value-type="float" office:value="16288">
                <text:p>16288</text:p>
              </table:table-cell>
              <table:table-cell office:value-type="float" office:value="757160">
                <text:p>757160</text:p>
              </table:table-cell>
              <table:table-cell office:value-type="float" office:value="15464">
                <text:p>15464</text:p>
              </table:table-cell>
              <table:table-cell office:value-type="float" office:value="930100">
                <text:p>930100</text:p>
              </table:table-cell>
            </table:table-row>
            <table:table-row>
              <table:table-cell office:value-type="float" office:value="387690">
                <text:p>387690</text:p>
              </table:table-cell>
              <table:table-cell office:value-type="float" office:value="12709">
                <text:p>12709</text:p>
              </table:table-cell>
              <table:table-cell office:value-type="float" office:value="592170">
                <text:p>592170</text:p>
              </table:table-cell>
              <table:table-cell office:value-type="float" office:value="5973">
                <text:p>5973</text:p>
              </table:table-cell>
              <table:table-cell office:value-type="float" office:value="387690">
                <text:p>387690</text:p>
              </table:table-cell>
            </table:table-row>
            <table:table-row>
              <table:table-cell office:value-type="float" office:value="46670">
                <text:p>46670</text:p>
              </table:table-cell>
              <table:table-cell office:value-type="float" office:value="19463">
                <text:p>19463</text:p>
              </table:table-cell>
              <table:table-cell office:value-type="float" office:value="906590">
                <text:p>906590</text:p>
              </table:table-cell>
              <table:table-cell office:value-type="float" office:value="2243">
                <text:p>2243</text:p>
              </table:table-cell>
              <table:table-cell office:value-type="float" office:value="46670">
                <text:p>46670</text:p>
              </table:table-cell>
            </table:table-row>
            <table:table-row>
              <table:table-cell office:value-type="float" office:value="497110">
                <text:p>497110</text:p>
              </table:table-cell>
              <table:table-cell office:value-type="float" office:value="13382">
                <text:p>13382</text:p>
              </table:table-cell>
              <table:table-cell office:value-type="float" office:value="624180">
                <text:p>624180</text:p>
              </table:table-cell>
              <table:table-cell office:value-type="float" office:value="9467">
                <text:p>9467</text:p>
              </table:table-cell>
              <table:table-cell office:value-type="float" office:value="497110">
                <text:p>497110</text:p>
              </table:table-cell>
            </table:table-row>
            <table:table-row>
              <table:table-cell office:value-type="float" office:value="686800">
                <text:p>686800</text:p>
              </table:table-cell>
              <table:table-cell office:value-type="float" office:value="16786">
                <text:p>16786</text:p>
              </table:table-cell>
              <table:table-cell office:value-type="float" office:value="782340">
                <text:p>782340</text:p>
              </table:table-cell>
              <table:table-cell office:value-type="float" office:value="12364">
                <text:p>12364</text:p>
              </table:table-cell>
              <table:table-cell office:value-type="float" office:value="686800">
                <text:p>686800</text:p>
              </table:table-cell>
            </table:table-row>
            <table:table-row>
              <table:table-cell office:value-type="float" office:value="230630">
                <text:p>230630</text:p>
              </table:table-cell>
              <table:table-cell office:value-type="float" office:value="8018">
                <text:p>8018</text:p>
              </table:table-cell>
              <table:table-cell office:value-type="float" office:value="374110">
                <text:p>374110</text:p>
              </table:table-cell>
              <table:table-cell office:value-type="float" office:value="7960">
                <text:p>7960</text:p>
              </table:table-cell>
              <table:table-cell office:value-type="float" office:value="230630">
                <text:p>230630</text:p>
              </table:table-cell>
            </table:table-row>
            <table:table-row>
              <table:table-cell office:value-type="float" office:value="688120">
                <text:p>688120</text:p>
              </table:table-cell>
              <table:table-cell office:value-type="float" office:value="9864">
                <text:p>9864</text:p>
              </table:table-cell>
              <table:table-cell office:value-type="float" office:value="457770">
                <text:p>457770</text:p>
              </table:table-cell>
              <table:table-cell office:value-type="float" office:value="13006">
                <text:p>13006</text:p>
              </table:table-cell>
              <table:table-cell office:value-type="float" office:value="688120">
                <text:p>688120</text:p>
              </table:table-cell>
            </table:table-row>
            <table:table-row>
              <table:table-cell office:value-type="float" office:value="476450">
                <text:p>476450</text:p>
              </table:table-cell>
              <table:table-cell office:value-type="float" office:value="11897">
                <text:p>11897</text:p>
              </table:table-cell>
              <table:table-cell office:value-type="float" office:value="554350">
                <text:p>554350</text:p>
              </table:table-cell>
              <table:table-cell office:value-type="float" office:value="10867">
                <text:p>10867</text:p>
              </table:table-cell>
              <table:table-cell office:value-type="float" office:value="476450">
                <text:p>476450</text:p>
              </table:table-cell>
            </table:table-row>
            <table:table-row>
              <table:table-cell office:value-type="float" office:value="625180">
                <text:p>625180</text:p>
              </table:table-cell>
              <table:table-cell office:value-type="float" office:value="16099">
                <text:p>16099</text:p>
              </table:table-cell>
              <table:table-cell office:value-type="float" office:value="747560">
                <text:p>747560</text:p>
              </table:table-cell>
              <table:table-cell office:value-type="float" office:value="11418">
                <text:p>11418</text:p>
              </table:table-cell>
              <table:table-cell office:value-type="float" office:value="625180">
                <text:p>625180</text:p>
              </table:table-cell>
            </table:table-row>
            <table:table-row>
              <table:table-cell office:value-type="float" office:value="360880">
                <text:p>360880</text:p>
              </table:table-cell>
              <table:table-cell office:value-type="float" office:value="12648">
                <text:p>12648</text:p>
              </table:table-cell>
              <table:table-cell office:value-type="float" office:value="588500">
                <text:p>588500</text:p>
              </table:table-cell>
              <table:table-cell office:value-type="float" office:value="6052">
                <text:p>6052</text:p>
              </table:table-cell>
              <table:table-cell office:value-type="float" office:value="360880">
                <text:p>360880</text:p>
              </table:table-cell>
            </table:table-row>
            <table:table-row>
              <table:table-cell office:value-type="float" office:value="495180">
                <text:p>495180</text:p>
              </table:table-cell>
              <table:table-cell office:value-type="float" office:value="18158">
                <text:p>18158</text:p>
              </table:table-cell>
              <table:table-cell office:value-type="float" office:value="843490">
                <text:p>843490</text:p>
              </table:table-cell>
              <table:table-cell office:value-type="float" office:value="8322">
                <text:p>8322</text:p>
              </table:table-cell>
              <table:table-cell office:value-type="float" office:value="495180">
                <text:p>495180</text:p>
              </table:table-cell>
            </table:table-row>
            <table:table-row>
              <table:table-cell office:value-type="float" office:value="167430">
                <text:p>167430</text:p>
              </table:table-cell>
              <table:table-cell office:value-type="float" office:value="14142">
                <text:p>14142</text:p>
              </table:table-cell>
              <table:table-cell office:value-type="float" office:value="658440">
                <text:p>658440</text:p>
              </table:table-cell>
              <table:table-cell office:value-type="float" office:value="5643">
                <text:p>5643</text:p>
              </table:table-cell>
              <table:table-cell office:value-type="float" office:value="167430">
                <text:p>167430</text:p>
              </table:table-cell>
            </table:table-row>
            <table:table-row>
              <table:table-cell office:value-type="float" office:value="671660">
                <text:p>671660</text:p>
              </table:table-cell>
              <table:table-cell office:value-type="float" office:value="19554">
                <text:p>19554</text:p>
              </table:table-cell>
              <table:table-cell office:value-type="float" office:value="913370">
                <text:p>913370</text:p>
              </table:table-cell>
              <table:table-cell office:value-type="float" office:value="13015">
                <text:p>13015</text:p>
              </table:table-cell>
              <table:table-cell office:value-type="float" office:value="671660">
                <text:p>671660</text:p>
              </table:table-cell>
            </table:table-row>
            <table:table-row>
              <table:table-cell office:value-type="float" office:value="555480">
                <text:p>555480</text:p>
              </table:table-cell>
              <table:table-cell office:value-type="float" office:value="12779">
                <text:p>12779</text:p>
              </table:table-cell>
              <table:table-cell office:value-type="float" office:value="593250">
                <text:p>593250</text:p>
              </table:table-cell>
              <table:table-cell office:value-type="float" office:value="11576">
                <text:p>11576</text:p>
              </table:table-cell>
              <table:table-cell office:value-type="float" office:value="555480">
                <text:p>555480</text:p>
              </table:table-cell>
            </table:table-row>
            <table:table-row>
              <table:table-cell office:value-type="float" office:value="508650">
                <text:p>508650</text:p>
              </table:table-cell>
              <table:table-cell office:value-type="float" office:value="15315">
                <text:p>15315</text:p>
              </table:table-cell>
              <table:table-cell office:value-type="float" office:value="714160">
                <text:p>714160</text:p>
              </table:table-cell>
              <table:table-cell office:value-type="float" office:value="11400">
                <text:p>11400</text:p>
              </table:table-cell>
              <table:table-cell office:value-type="float" office:value="508650">
                <text:p>508650</text:p>
              </table:table-cell>
            </table:table-row>
            <table:table-row>
              <table:table-cell office:value-type="float" office:value="216950">
                <text:p>216950</text:p>
              </table:table-cell>
              <table:table-cell office:value-type="float" office:value="15467">
                <text:p>15467</text:p>
              </table:table-cell>
              <table:table-cell office:value-type="float" office:value="722310">
                <text:p>722310</text:p>
              </table:table-cell>
              <table:table-cell office:value-type="float" office:value="4495">
                <text:p>4495</text:p>
              </table:table-cell>
              <table:table-cell office:value-type="float" office:value="216950">
                <text:p>216950</text:p>
              </table:table-cell>
            </table:table-row>
            <table:table-row>
              <table:table-cell office:value-type="float" office:value="381380">
                <text:p>38138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7293">
                <text:p>7293</text:p>
              </table:table-cell>
              <table:table-cell office:value-type="float" office:value="381380">
                <text:p>381380</text:p>
              </table:table-cell>
            </table:table-row>
            <table:table-row>
              <table:table-cell office:value-type="float" office:value="205070">
                <text:p>205070</text:p>
              </table:table-cell>
              <table:table-cell office:value-type="float" office:value="4410">
                <text:p>4410</text:p>
              </table:table-cell>
              <table:table-cell office:value-type="float" office:value="204730">
                <text:p>204730</text:p>
              </table:table-cell>
              <table:table-cell office:value-type="float" office:value="5064">
                <text:p>5064</text:p>
              </table:table-cell>
              <table:table-cell office:value-type="float" office:value="205070">
                <text:p>205070</text:p>
              </table:table-cell>
            </table:table-row>
            <table:table-row>
              <table:table-cell office:value-type="float" office:value="564470">
                <text:p>564470</text:p>
              </table:table-cell>
              <table:table-cell office:value-type="float" office:value="11831">
                <text:p>11831</text:p>
              </table:table-cell>
              <table:table-cell office:value-type="float" office:value="551800">
                <text:p>551800</text:p>
              </table:table-cell>
              <table:table-cell office:value-type="float" office:value="12165">
                <text:p>12165</text:p>
              </table:table-cell>
              <table:table-cell office:value-type="float" office:value="564470">
                <text:p>564470</text:p>
              </table:table-cell>
            </table:table-row>
            <table:table-row>
              <table:table-cell office:value-type="float" office:value="158450">
                <text:p>158450</text:p>
              </table:table-cell>
              <table:table-cell office:value-type="float" office:value="7282">
                <text:p>7282</text:p>
              </table:table-cell>
              <table:table-cell office:value-type="float" office:value="336630">
                <text:p>336630</text:p>
              </table:table-cell>
              <table:table-cell office:value-type="float" office:value="5619">
                <text:p>5619</text:p>
              </table:table-cell>
              <table:table-cell office:value-type="float" office:value="158450">
                <text:p>158450</text:p>
              </table:table-cell>
            </table:table-row>
            <table:table-row>
              <table:table-cell office:value-type="float" office:value="720920">
                <text:p>720920</text:p>
              </table:table-cell>
              <table:table-cell office:value-type="float" office:value="2352">
                <text:p>2352</text:p>
              </table:table-cell>
              <table:table-cell office:value-type="float" office:value="109460">
                <text:p>109460</text:p>
              </table:table-cell>
              <table:table-cell office:value-type="float" office:value="14843">
                <text:p>14843</text:p>
              </table:table-cell>
              <table:table-cell office:value-type="float" office:value="720920">
                <text:p>720920</text:p>
              </table:table-cell>
            </table:table-row>
            <table:table-row>
              <table:table-cell office:value-type="float" office:value="706510">
                <text:p>706510</text:p>
              </table:table-cell>
              <table:table-cell office:value-type="float" office:value="8569">
                <text:p>8569</text:p>
              </table:table-cell>
              <table:table-cell office:value-type="float" office:value="399800">
                <text:p>399800</text:p>
              </table:table-cell>
              <table:table-cell office:value-type="float" office:value="15560">
                <text:p>15560</text:p>
              </table:table-cell>
              <table:table-cell office:value-type="float" office:value="706510">
                <text:p>706510</text:p>
              </table:table-cell>
            </table:table-row>
            <table:table-row>
              <table:table-cell office:value-type="float" office:value="402700">
                <text:p>402700</text:p>
              </table:table-cell>
              <table:table-cell office:value-type="float" office:value="11345">
                <text:p>11345</text:p>
              </table:table-cell>
              <table:table-cell office:value-type="float" office:value="530160">
                <text:p>530160</text:p>
              </table:table-cell>
              <table:table-cell office:value-type="float" office:value="12579">
                <text:p>12579</text:p>
              </table:table-cell>
              <table:table-cell office:value-type="float" office:value="402700">
                <text:p>402700</text:p>
              </table:table-cell>
            </table:table-row>
            <table:table-row>
              <table:table-cell office:value-type="float" office:value="626290">
                <text:p>626290</text:p>
              </table:table-cell>
              <table:table-cell office:value-type="float" office:value="9784">
                <text:p>9784</text:p>
              </table:table-cell>
              <table:table-cell office:value-type="float" office:value="456460">
                <text:p>456460</text:p>
              </table:table-cell>
              <table:table-cell office:value-type="float" office:value="14790">
                <text:p>14790</text:p>
              </table:table-cell>
              <table:table-cell office:value-type="float" office:value="626290">
                <text:p>626290</text:p>
              </table:table-cell>
            </table:table-row>
            <table:table-row>
              <table:table-cell office:value-type="float" office:value="231740">
                <text:p>231740</text:p>
              </table:table-cell>
              <table:table-cell office:value-type="float" office:value="8107">
                <text:p>8107</text:p>
              </table:table-cell>
              <table:table-cell office:value-type="float" office:value="376370">
                <text:p>376370</text:p>
              </table:table-cell>
              <table:table-cell office:value-type="float" office:value="5781">
                <text:p>5781</text:p>
              </table:table-cell>
              <table:table-cell office:value-type="float" office:value="231740">
                <text:p>231740</text:p>
              </table:table-cell>
            </table:table-row>
            <table:table-row>
              <table:table-cell office:value-type="float" office:value="436210">
                <text:p>436210</text:p>
              </table:table-cell>
              <table:table-cell office:value-type="float" office:value="3817">
                <text:p>3817</text:p>
              </table:table-cell>
              <table:table-cell office:value-type="float" office:value="178590">
                <text:p>178590</text:p>
              </table:table-cell>
              <table:table-cell office:value-type="float" office:value="10610">
                <text:p>10610</text:p>
              </table:table-cell>
              <table:table-cell office:value-type="float" office:value="436210">
                <text:p>436210</text:p>
              </table:table-cell>
            </table:table-row>
            <table:table-row>
              <table:table-cell office:value-type="float" office:value="569710">
                <text:p>569710</text:p>
              </table:table-cell>
              <table:table-cell office:value-type="float" office:value="9118">
                <text:p>9118</text:p>
              </table:table-cell>
              <table:table-cell office:value-type="float" office:value="422260">
                <text:p>422260</text:p>
              </table:table-cell>
              <table:table-cell office:value-type="float" office:value="14018">
                <text:p>14018</text:p>
              </table:table-cell>
              <table:table-cell office:value-type="float" office:value="569710">
                <text:p>569710</text:p>
              </table:table-cell>
            </table:table-row>
            <table:table-row>
              <table:table-cell office:value-type="float" office:value="762840">
                <text:p>762840</text:p>
              </table:table-cell>
              <table:table-cell office:value-type="float" office:value="7303">
                <text:p>7303</text:p>
              </table:table-cell>
              <table:table-cell office:value-type="float" office:value="339920">
                <text:p>339920</text:p>
              </table:table-cell>
              <table:table-cell office:value-type="float" office:value="16175">
                <text:p>16175</text:p>
              </table:table-cell>
              <table:table-cell office:value-type="float" office:value="762840">
                <text:p>762840</text:p>
              </table:table-cell>
            </table:table-row>
            <table:table-row>
              <table:table-cell office:value-type="float" office:value="335910">
                <text:p>335910</text:p>
              </table:table-cell>
              <table:table-cell office:value-type="float" office:value="6541">
                <text:p>6541</text:p>
              </table:table-cell>
              <table:table-cell office:value-type="float" office:value="301980">
                <text:p>301980</text:p>
              </table:table-cell>
              <table:table-cell office:value-type="float" office:value="9131">
                <text:p>9131</text:p>
              </table:table-cell>
              <table:table-cell office:value-type="float" office:value="335910">
                <text:p>335910</text:p>
              </table:table-cell>
            </table:table-row>
            <table:table-row>
              <table:table-cell office:value-type="float" office:value="464340">
                <text:p>464340</text:p>
              </table:table-cell>
              <table:table-cell office:value-type="float" office:value="12007">
                <text:p>12007</text:p>
              </table:table-cell>
              <table:table-cell office:value-type="float" office:value="561330">
                <text:p>561330</text:p>
              </table:table-cell>
              <table:table-cell office:value-type="float" office:value="11164">
                <text:p>11164</text:p>
              </table:table-cell>
              <table:table-cell office:value-type="float" office:value="464340">
                <text:p>464340</text:p>
              </table:table-cell>
            </table:table-row>
            <table:table-row>
              <table:table-cell office:value-type="float" office:value="654970">
                <text:p>654970</text:p>
              </table:table-cell>
              <table:table-cell office:value-type="float" office:value="11955">
                <text:p>11955</text:p>
              </table:table-cell>
              <table:table-cell office:value-type="float" office:value="556960">
                <text:p>556960</text:p>
              </table:table-cell>
              <table:table-cell office:value-type="float" office:value="14732">
                <text:p>14732</text:p>
              </table:table-cell>
              <table:table-cell office:value-type="float" office:value="654970">
                <text:p>654970</text:p>
              </table:table-cell>
            </table:table-row>
            <table:table-row>
              <table:table-cell office:value-type="float" office:value="373020">
                <text:p>373020</text:p>
              </table:table-cell>
              <table:table-cell office:value-type="float" office:value="11369">
                <text:p>11369</text:p>
              </table:table-cell>
              <table:table-cell office:value-type="float" office:value="530870">
                <text:p>530870</text:p>
              </table:table-cell>
              <table:table-cell office:value-type="float" office:value="10981">
                <text:p>10981</text:p>
              </table:table-cell>
              <table:table-cell office:value-type="float" office:value="373020">
                <text:p>373020</text:p>
              </table:table-cell>
            </table:table-row>
            <table:table-row>
              <table:table-cell office:value-type="float" office:value="391750">
                <text:p>391750</text:p>
              </table:table-cell>
              <table:table-cell office:value-type="float" office:value="5137">
                <text:p>5137</text:p>
              </table:table-cell>
              <table:table-cell office:value-type="float" office:value="239330">
                <text:p>239330</text:p>
              </table:table-cell>
              <table:table-cell office:value-type="float" office:value="11847">
                <text:p>11847</text:p>
              </table:table-cell>
              <table:table-cell office:value-type="float" office:value="391750">
                <text:p>391750</text:p>
              </table:table-cell>
            </table:table-row>
            <table:table-row>
              <table:table-cell office:value-type="float" office:value="686600">
                <text:p>686600</text:p>
              </table:table-cell>
              <table:table-cell office:value-type="float" office:value="7997">
                <text:p>7997</text:p>
              </table:table-cell>
              <table:table-cell office:value-type="float" office:value="371600">
                <text:p>371600</text:p>
              </table:table-cell>
              <table:table-cell office:value-type="float" office:value="16142">
                <text:p>16142</text:p>
              </table:table-cell>
              <table:table-cell office:value-type="float" office:value="686600">
                <text:p>686600</text:p>
              </table:table-cell>
            </table:table-row>
            <table:table-row>
              <table:table-cell office:value-type="float" office:value="185100">
                <text:p>185100</text:p>
              </table:table-cell>
              <table:table-cell office:value-type="float" office:value="5228">
                <text:p>5228</text:p>
              </table:table-cell>
              <table:table-cell office:value-type="float" office:value="241960">
                <text:p>241960</text:p>
              </table:table-cell>
              <table:table-cell office:value-type="float" office:value="10283">
                <text:p>10283</text:p>
              </table:table-cell>
              <table:table-cell office:value-type="float" office:value="185100">
                <text:p>185100</text:p>
              </table:table-cell>
            </table:table-row>
            <table:table-row>
              <table:table-cell office:value-type="float" office:value="321350">
                <text:p>321350</text:p>
              </table:table-cell>
              <table:table-cell office:value-type="float" office:value="8547">
                <text:p>8547</text:p>
              </table:table-cell>
              <table:table-cell office:value-type="float" office:value="397680">
                <text:p>397680</text:p>
              </table:table-cell>
              <table:table-cell office:value-type="float" office:value="11755">
                <text:p>11755</text:p>
              </table:table-cell>
              <table:table-cell office:value-type="float" office:value="321350">
                <text:p>321350</text:p>
              </table:table-cell>
            </table:table-row>
            <table:table-row>
              <table:table-cell office:value-type="float" office:value="677510">
                <text:p>677510</text:p>
              </table:table-cell>
              <table:table-cell office:value-type="float" office:value="9217">
                <text:p>9217</text:p>
              </table:table-cell>
              <table:table-cell office:value-type="float" office:value="426020">
                <text:p>426020</text:p>
              </table:table-cell>
              <table:table-cell office:value-type="float" office:value="16684">
                <text:p>16684</text:p>
              </table:table-cell>
              <table:table-cell office:value-type="float" office:value="677510">
                <text:p>677510</text:p>
              </table:table-cell>
            </table:table-row>
            <table:table-row>
              <table:table-cell office:value-type="float" office:value="703420">
                <text:p>703420</text:p>
              </table:table-cell>
              <table:table-cell office:value-type="float" office:value="14206">
                <text:p>14206</text:p>
              </table:table-cell>
              <table:table-cell office:value-type="float" office:value="661480">
                <text:p>661480</text:p>
              </table:table-cell>
              <table:table-cell office:value-type="float" office:value="17579">
                <text:p>17579</text:p>
              </table:table-cell>
              <table:table-cell office:value-type="float" office:value="703420">
                <text:p>703420</text:p>
              </table:table-cell>
            </table:table-row>
            <table:table-row>
              <table:table-cell office:value-type="float" office:value="156980">
                <text:p>156980</text:p>
              </table:table-cell>
              <table:table-cell office:value-type="float" office:value="9871">
                <text:p>9871</text:p>
              </table:table-cell>
              <table:table-cell office:value-type="float" office:value="461690">
                <text:p>461690</text:p>
              </table:table-cell>
              <table:table-cell office:value-type="float" office:value="6274">
                <text:p>6274</text:p>
              </table:table-cell>
              <table:table-cell office:value-type="float" office:value="156980">
                <text:p>156980</text:p>
              </table:table-cell>
            </table:table-row>
            <table:table-row>
              <table:table-cell office:value-type="float" office:value="600800">
                <text:p>600800</text:p>
              </table:table-cell>
              <table:table-cell office:value-type="float" office:value="16798">
                <text:p>16798</text:p>
              </table:table-cell>
              <table:table-cell office:value-type="float" office:value="782710">
                <text:p>782710</text:p>
              </table:table-cell>
              <table:table-cell office:value-type="float" office:value="16613">
                <text:p>16613</text:p>
              </table:table-cell>
              <table:table-cell office:value-type="float" office:value="600800">
                <text:p>600800</text:p>
              </table:table-cell>
            </table:table-row>
            <table:table-row>
              <table:table-cell office:value-type="float" office:value="391630">
                <text:p>391630</text:p>
              </table:table-cell>
              <table:table-cell office:value-type="float" office:value="11356">
                <text:p>11356</text:p>
              </table:table-cell>
              <table:table-cell office:value-type="float" office:value="528460">
                <text:p>528460</text:p>
              </table:table-cell>
              <table:table-cell office:value-type="float" office:value="11540">
                <text:p>11540</text:p>
              </table:table-cell>
              <table:table-cell office:value-type="float" office:value="391630">
                <text:p>391630</text:p>
              </table:table-cell>
            </table:table-row>
            <table:table-row>
              <table:table-cell office:value-type="float" office:value="379090">
                <text:p>379090</text:p>
              </table:table-cell>
              <table:table-cell office:value-type="float" office:value="12609">
                <text:p>12609</text:p>
              </table:table-cell>
              <table:table-cell office:value-type="float" office:value="589550">
                <text:p>589550</text:p>
              </table:table-cell>
              <table:table-cell office:value-type="float" office:value="12999">
                <text:p>12999</text:p>
              </table:table-cell>
              <table:table-cell office:value-type="float" office:value="379090">
                <text:p>379090</text:p>
              </table:table-cell>
            </table:table-row>
            <table:table-row>
              <table:table-cell office:value-type="float" office:value="343600">
                <text:p>343600</text:p>
              </table:table-cell>
              <table:table-cell office:value-type="float" office:value="4540">
                <text:p>4540</text:p>
              </table:table-cell>
              <table:table-cell office:value-type="float" office:value="207340">
                <text:p>207340</text:p>
              </table:table-cell>
              <table:table-cell office:value-type="float" office:value="9609">
                <text:p>9609</text:p>
              </table:table-cell>
              <table:table-cell office:value-type="float" office:value="343600">
                <text:p>343600</text:p>
              </table:table-cell>
            </table:table-row>
            <table:table-row>
              <table:table-cell office:value-type="float" office:value="482300">
                <text:p>482300</text:p>
              </table:table-cell>
              <table:table-cell office:value-type="float" office:value="11885">
                <text:p>11885</text:p>
              </table:table-cell>
              <table:table-cell office:value-type="float" office:value="556700">
                <text:p>556700</text:p>
              </table:table-cell>
              <table:table-cell office:value-type="float" office:value="12539">
                <text:p>12539</text:p>
              </table:table-cell>
              <table:table-cell office:value-type="float" office:value="482300">
                <text:p>482300</text:p>
              </table:table-cell>
            </table:table-row>
            <table:table-row>
              <table:table-cell office:value-type="float" office:value="566620">
                <text:p>566620</text:p>
              </table:table-cell>
              <table:table-cell office:value-type="float" office:value="7198">
                <text:p>7198</text:p>
              </table:table-cell>
              <table:table-cell office:value-type="float" office:value="335790">
                <text:p>335790</text:p>
              </table:table-cell>
              <table:table-cell office:value-type="float" office:value="13749">
                <text:p>13749</text:p>
              </table:table-cell>
              <table:table-cell office:value-type="float" office:value="566620">
                <text:p>566620</text:p>
              </table:table-cell>
            </table:table-row>
            <table:table-row>
              <table:table-cell office:value-type="float" office:value="215880">
                <text:p>215880</text:p>
              </table:table-cell>
              <table:table-cell office:value-type="float" office:value="12693">
                <text:p>12693</text:p>
              </table:table-cell>
              <table:table-cell office:value-type="float" office:value="590880">
                <text:p>590880</text:p>
              </table:table-cell>
              <table:table-cell office:value-type="float" office:value="9553">
                <text:p>9553</text:p>
              </table:table-cell>
              <table:table-cell office:value-type="float" office:value="215880">
                <text:p>215880</text:p>
              </table:table-cell>
            </table:table-row>
            <table:table-row>
              <table:table-cell office:value-type="float" office:value="215790">
                <text:p>215790</text:p>
              </table:table-cell>
              <table:table-cell office:value-type="float" office:value="12061">
                <text:p>12061</text:p>
              </table:table-cell>
              <table:table-cell office:value-type="float" office:value="561790">
                <text:p>561790</text:p>
              </table:table-cell>
              <table:table-cell office:value-type="float" office:value="12171">
                <text:p>12171</text:p>
              </table:table-cell>
              <table:table-cell office:value-type="float" office:value="215790">
                <text:p>215790</text:p>
              </table:table-cell>
            </table:table-row>
            <table:table-row>
              <table:table-cell office:value-type="float" office:value="393980">
                <text:p>393980</text:p>
              </table:table-cell>
              <table:table-cell office:value-type="float" office:value="12726">
                <text:p>12726</text:p>
              </table:table-cell>
              <table:table-cell office:value-type="float" office:value="593010">
                <text:p>593010</text:p>
              </table:table-cell>
              <table:table-cell office:value-type="float" office:value="13733">
                <text:p>13733</text:p>
              </table:table-cell>
              <table:table-cell office:value-type="float" office:value="393980">
                <text:p>393980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8651">
                <text:p>8651</text:p>
              </table:table-cell>
              <table:table-cell office:value-type="float" office:value="402120">
                <text:p>402120</text:p>
              </table:table-cell>
              <table:table-cell office:value-type="float" office:value="7454">
                <text:p>7454</text:p>
              </table:table-cell>
              <table:table-cell office:value-type="float" office:value="171000">
                <text:p>171000</text:p>
              </table:table-cell>
            </table:table-row>
            <table:table-row>
              <table:table-cell office:value-type="float" office:value="142950">
                <text:p>142950</text:p>
              </table:table-cell>
              <table:table-cell office:value-type="float" office:value="14011">
                <text:p>14011</text:p>
              </table:table-cell>
              <table:table-cell office:value-type="float" office:value="650650">
                <text:p>650650</text:p>
              </table:table-cell>
              <table:table-cell office:value-type="float" office:value="8686">
                <text:p>8686</text:p>
              </table:table-cell>
              <table:table-cell office:value-type="float" office:value="142950">
                <text:p>142950</text:p>
              </table:table-cell>
            </table:table-row>
            <table:table-row>
              <table:table-cell office:value-type="float" office:value="330820">
                <text:p>330820</text:p>
              </table:table-cell>
              <table:table-cell office:value-type="float" office:value="11306">
                <text:p>11306</text:p>
              </table:table-cell>
              <table:table-cell office:value-type="float" office:value="527080">
                <text:p>527080</text:p>
              </table:table-cell>
              <table:table-cell office:value-type="float" office:value="11091">
                <text:p>11091</text:p>
              </table:table-cell>
              <table:table-cell office:value-type="float" office:value="330820">
                <text:p>330820</text:p>
              </table:table-cell>
            </table:table-row>
            <table:table-row>
              <table:table-cell office:value-type="float" office:value="691220">
                <text:p>691220</text:p>
              </table:table-cell>
              <table:table-cell office:value-type="float" office:value="15417">
                <text:p>15417</text:p>
              </table:table-cell>
              <table:table-cell office:value-type="float" office:value="715970">
                <text:p>715970</text:p>
              </table:table-cell>
              <table:table-cell office:value-type="float" office:value="18016">
                <text:p>18016</text:p>
              </table:table-cell>
              <table:table-cell office:value-type="float" office:value="691220">
                <text:p>691220</text:p>
              </table:table-cell>
            </table:table-row>
            <table:table-row>
              <table:table-cell office:value-type="float" office:value="729880">
                <text:p>729880</text:p>
              </table:table-cell>
              <table:table-cell office:value-type="float" office:value="9860">
                <text:p>9860</text:p>
              </table:table-cell>
              <table:table-cell office:value-type="float" office:value="461690">
                <text:p>461690</text:p>
              </table:table-cell>
              <table:table-cell office:value-type="float" office:value="20081">
                <text:p>20081</text:p>
              </table:table-cell>
              <table:table-cell office:value-type="float" office:value="729880">
                <text:p>729880</text:p>
              </table:table-cell>
            </table:table-row>
            <table:table-row>
              <table:table-cell office:value-type="float" office:value="684280">
                <text:p>684280</text:p>
              </table:table-cell>
              <table:table-cell office:value-type="float" office:value="12059">
                <text:p>12059</text:p>
              </table:table-cell>
              <table:table-cell office:value-type="float" office:value="563010">
                <text:p>563010</text:p>
              </table:table-cell>
              <table:table-cell office:value-type="float" office:value="16130">
                <text:p>16130</text:p>
              </table:table-cell>
              <table:table-cell office:value-type="float" office:value="684280">
                <text:p>684280</text:p>
              </table:table-cell>
            </table:table-row>
            <table:table-row>
              <table:table-cell office:value-type="float" office:value="329650">
                <text:p>329650</text:p>
              </table:table-cell>
              <table:table-cell office:value-type="float" office:value="14023">
                <text:p>14023</text:p>
              </table:table-cell>
              <table:table-cell office:value-type="float" office:value="652860">
                <text:p>652860</text:p>
              </table:table-cell>
              <table:table-cell office:value-type="float" office:value="12801">
                <text:p>12801</text:p>
              </table:table-cell>
              <table:table-cell office:value-type="float" office:value="329650">
                <text:p>329650</text:p>
              </table:table-cell>
            </table:table-row>
            <table:table-row>
              <table:table-cell office:value-type="float" office:value="378700">
                <text:p>378700</text:p>
              </table:table-cell>
              <table:table-cell office:value-type="float" office:value="6050">
                <text:p>6050</text:p>
              </table:table-cell>
              <table:table-cell office:value-type="float" office:value="279380">
                <text:p>279380</text:p>
              </table:table-cell>
              <table:table-cell office:value-type="float" office:value="13533">
                <text:p>13533</text:p>
              </table:table-cell>
              <table:table-cell office:value-type="float" office:value="378700">
                <text:p>378700</text:p>
              </table:table-cell>
            </table:table-row>
            <table:table-row>
              <table:table-cell office:value-type="float" office:value="492690">
                <text:p>492690</text:p>
              </table:table-cell>
              <table:table-cell office:value-type="float" office:value="14128">
                <text:p>14128</text:p>
              </table:table-cell>
              <table:table-cell office:value-type="float" office:value="658000">
                <text:p>658000</text:p>
              </table:table-cell>
              <table:table-cell office:value-type="float" office:value="15829">
                <text:p>15829</text:p>
              </table:table-cell>
              <table:table-cell office:value-type="float" office:value="492690">
                <text:p>492690</text:p>
              </table:table-cell>
            </table:table-row>
            <table:table-row>
              <table:table-cell office:value-type="float" office:value="560030">
                <text:p>560030</text:p>
              </table:table-cell>
              <table:table-cell office:value-type="float" office:value="12618">
                <text:p>12618</text:p>
              </table:table-cell>
              <table:table-cell office:value-type="float" office:value="590010">
                <text:p>590010</text:p>
              </table:table-cell>
              <table:table-cell office:value-type="float" office:value="9024">
                <text:p>9024</text:p>
              </table:table-cell>
              <table:table-cell office:value-type="float" office:value="560030">
                <text:p>560030</text:p>
              </table:table-cell>
            </table:table-row>
            <table:table-row>
              <table:table-cell office:value-type="float" office:value="428110">
                <text:p>428110</text:p>
              </table:table-cell>
              <table:table-cell office:value-type="float" office:value="14021">
                <text:p>14021</text:p>
              </table:table-cell>
              <table:table-cell office:value-type="float" office:value="650790">
                <text:p>650790</text:p>
              </table:table-cell>
              <table:table-cell office:value-type="float" office:value="7670">
                <text:p>7670</text:p>
              </table:table-cell>
              <table:table-cell office:value-type="float" office:value="428110">
                <text:p>428110</text:p>
              </table:table-cell>
            </table:table-row>
            <table:table-row>
              <table:table-cell office:value-type="float" office:value="706910">
                <text:p>706910</text:p>
              </table:table-cell>
              <table:table-cell office:value-type="float" office:value="16185">
                <text:p>16185</text:p>
              </table:table-cell>
              <table:table-cell office:value-type="float" office:value="752130">
                <text:p>752130</text:p>
              </table:table-cell>
              <table:table-cell office:value-type="float" office:value="15386">
                <text:p>15386</text:p>
              </table:table-cell>
              <table:table-cell office:value-type="float" office:value="706910">
                <text:p>706910</text:p>
              </table:table-cell>
            </table:table-row>
            <table:table-row>
              <table:table-cell office:value-type="float" office:value="392380">
                <text:p>392380</text:p>
              </table:table-cell>
              <table:table-cell office:value-type="float" office:value="11956">
                <text:p>11956</text:p>
              </table:table-cell>
              <table:table-cell office:value-type="float" office:value="556210">
                <text:p>556210</text:p>
              </table:table-cell>
              <table:table-cell office:value-type="float" office:value="6039">
                <text:p>6039</text:p>
              </table:table-cell>
              <table:table-cell office:value-type="float" office:value="392380">
                <text:p>392380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14827">
                <text:p>14827</text:p>
              </table:table-cell>
              <table:table-cell office:value-type="float" office:value="688820">
                <text:p>688820</text:p>
              </table:table-cell>
              <table:table-cell office:value-type="float" office:value="2226">
                <text:p>2226</text:p>
              </table:table-cell>
              <table:table-cell office:value-type="float" office:value="46350">
                <text:p>46350</text:p>
              </table:table-cell>
            </table:table-row>
            <table:table-row>
              <table:table-cell office:value-type="float" office:value="498100">
                <text:p>498100</text:p>
              </table:table-cell>
              <table:table-cell office:value-type="float" office:value="12732">
                <text:p>12732</text:p>
              </table:table-cell>
              <table:table-cell office:value-type="float" office:value="592800">
                <text:p>592800</text:p>
              </table:table-cell>
              <table:table-cell office:value-type="float" office:value="9505">
                <text:p>9505</text:p>
              </table:table-cell>
              <table:table-cell office:value-type="float" office:value="498100">
                <text:p>498100</text:p>
              </table:table-cell>
            </table:table-row>
            <table:table-row>
              <table:table-cell office:value-type="float" office:value="691250">
                <text:p>691250</text:p>
              </table:table-cell>
              <table:table-cell office:value-type="float" office:value="16123">
                <text:p>16123</text:p>
              </table:table-cell>
              <table:table-cell office:value-type="float" office:value="749350">
                <text:p>749350</text:p>
              </table:table-cell>
              <table:table-cell office:value-type="float" office:value="12393">
                <text:p>12393</text:p>
              </table:table-cell>
              <table:table-cell office:value-type="float" office:value="691250">
                <text:p>691250</text:p>
              </table:table-cell>
            </table:table-row>
            <table:table-row>
              <table:table-cell office:value-type="float" office:value="220320">
                <text:p>220320</text:p>
              </table:table-cell>
              <table:table-cell office:value-type="float" office:value="12699">
                <text:p>12699</text:p>
              </table:table-cell>
              <table:table-cell office:value-type="float" office:value="594960">
                <text:p>594960</text:p>
              </table:table-cell>
              <table:table-cell office:value-type="float" office:value="7943">
                <text:p>7943</text:p>
              </table:table-cell>
              <table:table-cell office:value-type="float" office:value="220320">
                <text:p>220320</text:p>
              </table:table-cell>
            </table:table-row>
            <table:table-row>
              <table:table-cell office:value-type="float" office:value="665140">
                <text:p>665140</text:p>
              </table:table-cell>
              <table:table-cell office:value-type="float" office:value="19517">
                <text:p>19517</text:p>
              </table:table-cell>
              <table:table-cell office:value-type="float" office:value="906510">
                <text:p>906510</text:p>
              </table:table-cell>
              <table:table-cell office:value-type="float" office:value="12991">
                <text:p>12991</text:p>
              </table:table-cell>
              <table:table-cell office:value-type="float" office:value="665140">
                <text:p>665140</text:p>
              </table:table-cell>
            </table:table-row>
            <table:table-row>
              <table:table-cell office:value-type="float" office:value="437710">
                <text:p>437710</text:p>
              </table:table-cell>
              <table:table-cell office:value-type="float" office:value="13430">
                <text:p>13430</text:p>
              </table:table-cell>
              <table:table-cell office:value-type="float" office:value="628980">
                <text:p>628980</text:p>
              </table:table-cell>
              <table:table-cell office:value-type="float" office:value="10802">
                <text:p>10802</text:p>
              </table:table-cell>
              <table:table-cell office:value-type="float" office:value="437710">
                <text:p>437710</text:p>
              </table:table-cell>
            </table:table-row>
            <table:table-row>
              <table:table-cell office:value-type="float" office:value="526030">
                <text:p>526030</text:p>
              </table:table-cell>
              <table:table-cell office:value-type="float" office:value="16759">
                <text:p>16759</text:p>
              </table:table-cell>
              <table:table-cell office:value-type="float" office:value="782080">
                <text:p>782080</text:p>
              </table:table-cell>
              <table:table-cell office:value-type="float" office:value="11626">
                <text:p>11626</text:p>
              </table:table-cell>
              <table:table-cell office:value-type="float" office:value="526030">
                <text:p>526030</text:p>
              </table:table-cell>
            </table:table-row>
            <table:table-row>
              <table:table-cell office:value-type="float" office:value="363020">
                <text:p>363020</text:p>
              </table:table-cell>
              <table:table-cell office:value-type="float" office:value="7952">
                <text:p>7952</text:p>
              </table:table-cell>
              <table:table-cell office:value-type="float" office:value="371430">
                <text:p>371430</text:p>
              </table:table-cell>
              <table:table-cell office:value-type="float" office:value="6132">
                <text:p>6132</text:p>
              </table:table-cell>
              <table:table-cell office:value-type="float" office:value="363020">
                <text:p>363020</text:p>
              </table:table-cell>
            </table:table-row>
            <table:table-row>
              <table:table-cell office:value-type="float" office:value="490050">
                <text:p>490050</text:p>
              </table:table-cell>
              <table:table-cell office:value-type="float" office:value="9957">
                <text:p>9957</text:p>
              </table:table-cell>
              <table:table-cell office:value-type="float" office:value="465490">
                <text:p>465490</text:p>
              </table:table-cell>
              <table:table-cell office:value-type="float" office:value="8256">
                <text:p>8256</text:p>
              </table:table-cell>
              <table:table-cell office:value-type="float" office:value="490050">
                <text:p>490050</text:p>
              </table:table-cell>
            </table:table-row>
            <table:table-row>
              <table:table-cell office:value-type="float" office:value="166210">
                <text:p>166210</text:p>
              </table:table-cell>
              <table:table-cell office:value-type="float" office:value="12020">
                <text:p>12020</text:p>
              </table:table-cell>
              <table:table-cell office:value-type="float" office:value="558320">
                <text:p>558320</text:p>
              </table:table-cell>
              <table:table-cell office:value-type="float" office:value="5607">
                <text:p>5607</text:p>
              </table:table-cell>
              <table:table-cell office:value-type="float" office:value="166210">
                <text:p>166210</text:p>
              </table:table-cell>
            </table:table-row>
            <table:table-row>
              <table:table-cell office:value-type="float" office:value="671220">
                <text:p>671220</text:p>
              </table:table-cell>
              <table:table-cell office:value-type="float" office:value="16056">
                <text:p>16056</text:p>
              </table:table-cell>
              <table:table-cell office:value-type="float" office:value="749990">
                <text:p>749990</text:p>
              </table:table-cell>
              <table:table-cell office:value-type="float" office:value="13023">
                <text:p>13023</text:p>
              </table:table-cell>
              <table:table-cell office:value-type="float" office:value="671220">
                <text:p>671220</text:p>
              </table:table-cell>
            </table:table-row>
            <table:table-row>
              <table:table-cell office:value-type="float" office:value="496070">
                <text:p>496070</text:p>
              </table:table-cell>
              <table:table-cell office:value-type="float" office:value="12680">
                <text:p>12680</text:p>
              </table:table-cell>
              <table:table-cell office:value-type="float" office:value="589550">
                <text:p>589550</text:p>
              </table:table-cell>
              <table:table-cell office:value-type="float" office:value="11587">
                <text:p>11587</text:p>
              </table:table-cell>
              <table:table-cell office:value-type="float" office:value="496070">
                <text:p>496070</text:p>
              </table:table-cell>
            </table:table-row>
            <table:table-row>
              <table:table-cell office:value-type="float" office:value="462310">
                <text:p>462310</text:p>
              </table:table-cell>
              <table:table-cell office:value-type="float" office:value="18159">
                <text:p>18159</text:p>
              </table:table-cell>
              <table:table-cell office:value-type="float" office:value="844430">
                <text:p>844430</text:p>
              </table:table-cell>
              <table:table-cell office:value-type="float" office:value="11301">
                <text:p>11301</text:p>
              </table:table-cell>
              <table:table-cell office:value-type="float" office:value="462310">
                <text:p>462310</text:p>
              </table:table-cell>
            </table:table-row>
            <table:table-row>
              <table:table-cell office:value-type="float" office:value="217750">
                <text:p>217750</text:p>
              </table:table-cell>
              <table:table-cell office:value-type="float" office:value="14153">
                <text:p>14153</text:p>
              </table:table-cell>
              <table:table-cell office:value-type="float" office:value="658280">
                <text:p>658280</text:p>
              </table:table-cell>
              <table:table-cell office:value-type="float" office:value="4553">
                <text:p>4553</text:p>
              </table:table-cell>
              <table:table-cell office:value-type="float" office:value="217750">
                <text:p>217750</text:p>
              </table:table-cell>
            </table:table-row>
            <table:table-row>
              <table:table-cell office:value-type="float" office:value="377790">
                <text:p>377790</text:p>
              </table:table-cell>
              <table:table-cell office:value-type="float" office:value="19540">
                <text:p>19540</text:p>
              </table:table-cell>
              <table:table-cell office:value-type="float" office:value="910580">
                <text:p>910580</text:p>
              </table:table-cell>
              <table:table-cell office:value-type="float" office:value="7190">
                <text:p>7190</text:p>
              </table:table-cell>
              <table:table-cell office:value-type="float" office:value="377790">
                <text:p>377790</text:p>
              </table:table-cell>
            </table:table-row>
            <table:table-row>
              <table:table-cell office:value-type="float" office:value="205660">
                <text:p>205660</text:p>
              </table:table-cell>
              <table:table-cell office:value-type="float" office:value="12669">
                <text:p>12669</text:p>
              </table:table-cell>
              <table:table-cell office:value-type="float" office:value="589320">
                <text:p>589320</text:p>
              </table:table-cell>
              <table:table-cell office:value-type="float" office:value="5101">
                <text:p>5101</text:p>
              </table:table-cell>
              <table:table-cell office:value-type="float" office:value="205660">
                <text:p>205660</text:p>
              </table:table-cell>
            </table:table-row>
            <table:table-row>
              <table:table-cell office:value-type="float" office:value="561980">
                <text:p>561980</text:p>
              </table:table-cell>
              <table:table-cell office:value-type="float" office:value="15419">
                <text:p>15419</text:p>
              </table:table-cell>
              <table:table-cell office:value-type="float" office:value="720690">
                <text:p>720690</text:p>
              </table:table-cell>
              <table:table-cell office:value-type="float" office:value="12055">
                <text:p>12055</text:p>
              </table:table-cell>
              <table:table-cell office:value-type="float" office:value="561980">
                <text:p>561980</text:p>
              </table:table-cell>
            </table:table-row>
            <table:table-row>
              <table:table-cell office:value-type="float" office:value="159120">
                <text:p>159120</text:p>
              </table:table-cell>
              <table:table-cell office:value-type="float" office:value="15359">
                <text:p>15359</text:p>
              </table:table-cell>
              <table:table-cell office:value-type="float" office:value="718740">
                <text:p>718740</text:p>
              </table:table-cell>
              <table:table-cell office:value-type="float" office:value="5647">
                <text:p>5647</text:p>
              </table:table-cell>
              <table:table-cell office:value-type="float" office:value="159120">
                <text:p>159120</text:p>
              </table:table-cell>
            </table:table-row>
            <table:table-row>
              <table:table-cell office:value-type="float" office:value="651250">
                <text:p>65125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4840">
                <text:p>14840</text:p>
              </table:table-cell>
              <table:table-cell office:value-type="float" office:value="651250">
                <text:p>651250</text:p>
              </table:table-cell>
            </table:table-row>
            <table:table-row>
              <table:table-cell office:value-type="float" office:value="783870">
                <text:p>783870</text:p>
              </table:table-cell>
              <table:table-cell office:value-type="float" office:value="4462">
                <text:p>4462</text:p>
              </table:table-cell>
              <table:table-cell office:value-type="float" office:value="207480">
                <text:p>207480</text:p>
              </table:table-cell>
              <table:table-cell office:value-type="float" office:value="15546">
                <text:p>15546</text:p>
              </table:table-cell>
              <table:table-cell office:value-type="float" office:value="783870">
                <text:p>783870</text:p>
              </table:table-cell>
            </table:table-row>
            <table:table-row>
              <table:table-cell office:value-type="float" office:value="500330">
                <text:p>500330</text:p>
              </table:table-cell>
              <table:table-cell office:value-type="float" office:value="11960">
                <text:p>11960</text:p>
              </table:table-cell>
              <table:table-cell office:value-type="float" office:value="562860">
                <text:p>562860</text:p>
              </table:table-cell>
              <table:table-cell office:value-type="float" office:value="12663">
                <text:p>12663</text:p>
              </table:table-cell>
              <table:table-cell office:value-type="float" office:value="500330">
                <text:p>500330</text:p>
              </table:table-cell>
            </table:table-row>
            <table:table-row>
              <table:table-cell office:value-type="float" office:value="565170">
                <text:p>565170</text:p>
              </table:table-cell>
              <table:table-cell office:value-type="float" office:value="7225">
                <text:p>7225</text:p>
              </table:table-cell>
              <table:table-cell office:value-type="float" office:value="332370">
                <text:p>332370</text:p>
              </table:table-cell>
              <table:table-cell office:value-type="float" office:value="14769">
                <text:p>14769</text:p>
              </table:table-cell>
              <table:table-cell office:value-type="float" office:value="565170">
                <text:p>565170</text:p>
              </table:table-cell>
            </table:table-row>
            <table:table-row>
              <table:table-cell office:value-type="float" office:value="228020">
                <text:p>228020</text:p>
              </table:table-cell>
              <table:table-cell office:value-type="float" office:value="2308">
                <text:p>2308</text:p>
              </table:table-cell>
              <table:table-cell office:value-type="float" office:value="107670">
                <text:p>107670</text:p>
              </table:table-cell>
              <table:table-cell office:value-type="float" office:value="5706">
                <text:p>5706</text:p>
              </table:table-cell>
              <table:table-cell office:value-type="float" office:value="228020">
                <text:p>228020</text:p>
              </table:table-cell>
            </table:table-row>
            <table:table-row>
              <table:table-cell office:value-type="float" office:value="429400">
                <text:p>429400</text:p>
              </table:table-cell>
              <table:table-cell office:value-type="float" office:value="8548">
                <text:p>8548</text:p>
              </table:table-cell>
              <table:table-cell office:value-type="float" office:value="400420">
                <text:p>400420</text:p>
              </table:table-cell>
              <table:table-cell office:value-type="float" office:value="10465">
                <text:p>10465</text:p>
              </table:table-cell>
              <table:table-cell office:value-type="float" office:value="429400">
                <text:p>429400</text:p>
              </table:table-cell>
            </table:table-row>
            <table:table-row>
              <table:table-cell office:value-type="float" office:value="569270">
                <text:p>569270</text:p>
              </table:table-cell>
              <table:table-cell office:value-type="float" office:value="11298">
                <text:p>11298</text:p>
              </table:table-cell>
              <table:table-cell office:value-type="float" office:value="527470">
                <text:p>527470</text:p>
              </table:table-cell>
              <table:table-cell office:value-type="float" office:value="14039">
                <text:p>14039</text:p>
              </table:table-cell>
              <table:table-cell office:value-type="float" office:value="569270">
                <text:p>569270</text:p>
              </table:table-cell>
            </table:table-row>
            <table:table-row>
              <table:table-cell office:value-type="float" office:value="714020">
                <text:p>714020</text:p>
              </table:table-cell>
              <table:table-cell office:value-type="float" office:value="9801">
                <text:p>9801</text:p>
              </table:table-cell>
              <table:table-cell office:value-type="float" office:value="457760">
                <text:p>457760</text:p>
              </table:table-cell>
              <table:table-cell office:value-type="float" office:value="16180">
                <text:p>16180</text:p>
              </table:table-cell>
              <table:table-cell office:value-type="float" office:value="714020">
                <text:p>714020</text:p>
              </table:table-cell>
            </table:table-row>
            <table:table-row>
              <table:table-cell office:value-type="float" office:value="335770">
                <text:p>335770</text:p>
              </table:table-cell>
              <table:table-cell office:value-type="float" office:value="8003">
                <text:p>8003</text:p>
              </table:table-cell>
              <table:table-cell office:value-type="float" office:value="373930">
                <text:p>373930</text:p>
              </table:table-cell>
              <table:table-cell office:value-type="float" office:value="9136">
                <text:p>9136</text:p>
              </table:table-cell>
              <table:table-cell office:value-type="float" office:value="335770">
                <text:p>335770</text:p>
              </table:table-cell>
            </table:table-row>
            <table:table-row>
              <table:table-cell office:value-type="float" office:value="462730">
                <text:p>462730</text:p>
              </table:table-cell>
              <table:table-cell office:value-type="float" office:value="3883">
                <text:p>3883</text:p>
              </table:table-cell>
              <table:table-cell office:value-type="float" office:value="182050">
                <text:p>182050</text:p>
              </table:table-cell>
              <table:table-cell office:value-type="float" office:value="11169">
                <text:p>11169</text:p>
              </table:table-cell>
              <table:table-cell office:value-type="float" office:value="462730">
                <text:p>462730</text:p>
              </table:table-cell>
            </table:table-row>
            <table:table-row>
              <table:table-cell office:value-type="float" office:value="634290">
                <text:p>634290</text:p>
              </table:table-cell>
              <table:table-cell office:value-type="float" office:value="9057">
                <text:p>9057</text:p>
              </table:table-cell>
              <table:table-cell office:value-type="float" office:value="423300">
                <text:p>423300</text:p>
              </table:table-cell>
              <table:table-cell office:value-type="float" office:value="14648">
                <text:p>14648</text:p>
              </table:table-cell>
              <table:table-cell office:value-type="float" office:value="634290">
                <text:p>634290</text:p>
              </table:table-cell>
            </table:table-row>
            <table:table-row>
              <table:table-cell office:value-type="float" office:value="369670">
                <text:p>369670</text:p>
              </table:table-cell>
              <table:table-cell office:value-type="float" office:value="7291">
                <text:p>7291</text:p>
              </table:table-cell>
              <table:table-cell office:value-type="float" office:value="337620">
                <text:p>337620</text:p>
              </table:table-cell>
              <table:table-cell office:value-type="float" office:value="10941">
                <text:p>10941</text:p>
              </table:table-cell>
              <table:table-cell office:value-type="float" office:value="369670">
                <text:p>369670</text:p>
              </table:table-cell>
            </table:table-row>
            <table:table-row>
              <table:table-cell office:value-type="float" office:value="390100">
                <text:p>390100</text:p>
              </table:table-cell>
              <table:table-cell office:value-type="float" office:value="6551">
                <text:p>6551</text:p>
              </table:table-cell>
              <table:table-cell office:value-type="float" office:value="304550">
                <text:p>304550</text:p>
              </table:table-cell>
              <table:table-cell office:value-type="float" office:value="11826">
                <text:p>11826</text:p>
              </table:table-cell>
              <table:table-cell office:value-type="float" office:value="390100">
                <text:p>390100</text:p>
              </table:table-cell>
            </table:table-row>
            <table:table-row>
              <table:table-cell office:value-type="float" office:value="783050">
                <text:p>783050</text:p>
              </table:table-cell>
              <table:table-cell office:value-type="float" office:value="11923">
                <text:p>11923</text:p>
              </table:table-cell>
              <table:table-cell office:value-type="float" office:value="553600">
                <text:p>553600</text:p>
              </table:table-cell>
              <table:table-cell office:value-type="float" office:value="16244">
                <text:p>16244</text:p>
              </table:table-cell>
              <table:table-cell office:value-type="float" office:value="783050">
                <text:p>783050</text:p>
              </table:table-cell>
            </table:table-row>
            <table:table-row>
              <table:table-cell office:value-type="float" office:value="191180">
                <text:p>191180</text:p>
              </table:table-cell>
              <table:table-cell office:value-type="float" office:value="12064">
                <text:p>12064</text:p>
              </table:table-cell>
              <table:table-cell office:value-type="float" office:value="563170">
                <text:p>563170</text:p>
              </table:table-cell>
              <table:table-cell office:value-type="float" office:value="10375">
                <text:p>10375</text:p>
              </table:table-cell>
              <table:table-cell office:value-type="float" office:value="191180">
                <text:p>191180</text:p>
              </table:table-cell>
            </table:table-row>
            <table:table-row>
              <table:table-cell office:value-type="float" office:value="319450">
                <text:p>319450</text:p>
              </table:table-cell>
              <table:table-cell office:value-type="float" office:value="11399">
                <text:p>11399</text:p>
              </table:table-cell>
              <table:table-cell office:value-type="float" office:value="534580">
                <text:p>534580</text:p>
              </table:table-cell>
              <table:table-cell office:value-type="float" office:value="11695">
                <text:p>11695</text:p>
              </table:table-cell>
              <table:table-cell office:value-type="float" office:value="319450">
                <text:p>319450</text:p>
              </table:table-cell>
            </table:table-row>
            <table:table-row>
              <table:table-cell office:value-type="float" office:value="738520">
                <text:p>738520</text:p>
              </table:table-cell>
              <table:table-cell office:value-type="float" office:value="5121">
                <text:p>5121</text:p>
              </table:table-cell>
              <table:table-cell office:value-type="float" office:value="237610">
                <text:p>237610</text:p>
              </table:table-cell>
              <table:table-cell office:value-type="float" office:value="16746">
                <text:p>16746</text:p>
              </table:table-cell>
              <table:table-cell office:value-type="float" office:value="738520">
                <text:p>738520</text:p>
              </table:table-cell>
            </table:table-row>
            <table:table-row>
              <table:table-cell office:value-type="float" office:value="849700">
                <text:p>849700</text:p>
              </table:table-cell>
              <table:table-cell office:value-type="float" office:value="7913">
                <text:p>7913</text:p>
              </table:table-cell>
              <table:table-cell office:value-type="float" office:value="366420">
                <text:p>366420</text:p>
              </table:table-cell>
              <table:table-cell office:value-type="float" office:value="17635">
                <text:p>17635</text:p>
              </table:table-cell>
              <table:table-cell office:value-type="float" office:value="849700">
                <text:p>849700</text:p>
              </table:table-cell>
            </table:table-row>
            <table:table-row>
              <table:table-cell office:value-type="float" office:value="146650">
                <text:p>146650</text:p>
              </table:table-cell>
              <table:table-cell office:value-type="float" office:value="5160">
                <text:p>5160</text:p>
              </table:table-cell>
              <table:table-cell office:value-type="float" office:value="239850">
                <text:p>239850</text:p>
              </table:table-cell>
              <table:table-cell office:value-type="float" office:value="6099">
                <text:p>6099</text:p>
              </table:table-cell>
              <table:table-cell office:value-type="float" office:value="146650">
                <text:p>146650</text:p>
              </table:table-cell>
            </table:table-row>
            <table:table-row>
              <table:table-cell office:value-type="float" office:value="673000">
                <text:p>673000</text:p>
              </table:table-cell>
              <table:table-cell office:value-type="float" office:value="8472">
                <text:p>8472</text:p>
              </table:table-cell>
              <table:table-cell office:value-type="float" office:value="394330">
                <text:p>394330</text:p>
              </table:table-cell>
              <table:table-cell office:value-type="float" office:value="16659">
                <text:p>16659</text:p>
              </table:table-cell>
              <table:table-cell office:value-type="float" office:value="673000">
                <text:p>673000</text:p>
              </table:table-cell>
            </table:table-row>
            <table:table-row>
              <table:table-cell office:value-type="float" office:value="393630">
                <text:p>393630</text:p>
              </table:table-cell>
              <table:table-cell office:value-type="float" office:value="9245">
                <text:p>9245</text:p>
              </table:table-cell>
              <table:table-cell office:value-type="float" office:value="430380">
                <text:p>430380</text:p>
              </table:table-cell>
              <table:table-cell office:value-type="float" office:value="11578">
                <text:p>11578</text:p>
              </table:table-cell>
              <table:table-cell office:value-type="float" office:value="393630">
                <text:p>393630</text:p>
              </table:table-cell>
            </table:table-row>
            <table:table-row>
              <table:table-cell office:value-type="float" office:value="355620">
                <text:p>355620</text:p>
              </table:table-cell>
              <table:table-cell office:value-type="float" office:value="14126">
                <text:p>14126</text:p>
              </table:table-cell>
              <table:table-cell office:value-type="float" office:value="656380">
                <text:p>656380</text:p>
              </table:table-cell>
              <table:table-cell office:value-type="float" office:value="12981">
                <text:p>12981</text:p>
              </table:table-cell>
              <table:table-cell office:value-type="float" office:value="355620">
                <text:p>355620</text:p>
              </table:table-cell>
            </table:table-row>
            <table:table-row>
              <table:table-cell office:value-type="float" office:value="335750">
                <text:p>335750</text:p>
              </table:table-cell>
              <table:table-cell office:value-type="float" office:value="9914">
                <text:p>9914</text:p>
              </table:table-cell>
              <table:table-cell office:value-type="float" office:value="461820">
                <text:p>461820</text:p>
              </table:table-cell>
              <table:table-cell office:value-type="float" office:value="9483">
                <text:p>9483</text:p>
              </table:table-cell>
              <table:table-cell office:value-type="float" office:value="335750">
                <text:p>335750</text:p>
              </table:table-cell>
            </table:table-row>
            <table:table-row>
              <table:table-cell office:value-type="float" office:value="469890">
                <text:p>469890</text:p>
              </table:table-cell>
              <table:table-cell office:value-type="float" office:value="16701">
                <text:p>16701</text:p>
              </table:table-cell>
              <table:table-cell office:value-type="float" office:value="780360">
                <text:p>780360</text:p>
              </table:table-cell>
              <table:table-cell office:value-type="float" office:value="12326">
                <text:p>12326</text:p>
              </table:table-cell>
              <table:table-cell office:value-type="float" office:value="469890">
                <text:p>469890</text:p>
              </table:table-cell>
            </table:table-row>
            <table:table-row>
              <table:table-cell office:value-type="float" office:value="567450">
                <text:p>567450</text:p>
              </table:table-cell>
              <table:table-cell office:value-type="float" office:value="11300">
                <text:p>11300</text:p>
              </table:table-cell>
              <table:table-cell office:value-type="float" office:value="527950">
                <text:p>527950</text:p>
              </table:table-cell>
              <table:table-cell office:value-type="float" office:value="13749">
                <text:p>13749</text:p>
              </table:table-cell>
              <table:table-cell office:value-type="float" office:value="567450">
                <text:p>567450</text:p>
              </table:table-cell>
            </table:table-row>
            <table:table-row>
              <table:table-cell office:value-type="float" office:value="210100">
                <text:p>210100</text:p>
              </table:table-cell>
              <table:table-cell office:value-type="float" office:value="12581">
                <text:p>12581</text:p>
              </table:table-cell>
              <table:table-cell office:value-type="float" office:value="588160">
                <text:p>588160</text:p>
              </table:table-cell>
              <table:table-cell office:value-type="float" office:value="9515">
                <text:p>9515</text:p>
              </table:table-cell>
              <table:table-cell office:value-type="float" office:value="210100">
                <text:p>210100</text:p>
              </table:table-cell>
            </table:table-row>
            <table:table-row>
              <table:table-cell office:value-type="float" office:value="297140">
                <text:p>297140</text:p>
              </table:table-cell>
              <table:table-cell office:value-type="float" office:value="4526">
                <text:p>4526</text:p>
              </table:table-cell>
              <table:table-cell office:value-type="float" office:value="207290">
                <text:p>207290</text:p>
              </table:table-cell>
              <table:table-cell office:value-type="float" office:value="12202">
                <text:p>12202</text:p>
              </table:table-cell>
              <table:table-cell office:value-type="float" office:value="297140">
                <text:p>297140</text:p>
              </table:table-cell>
            </table:table-row>
            <table:table-row>
              <table:table-cell office:value-type="float" office:value="315610">
                <text:p>315610</text:p>
              </table:table-cell>
              <table:table-cell office:value-type="float" office:value="11922">
                <text:p>11922</text:p>
              </table:table-cell>
              <table:table-cell office:value-type="float" office:value="558650">
                <text:p>558650</text:p>
              </table:table-cell>
              <table:table-cell office:value-type="float" office:value="13782">
                <text:p>13782</text:p>
              </table:table-cell>
              <table:table-cell office:value-type="float" office:value="315610">
                <text:p>315610</text:p>
              </table:table-cell>
            </table:table-row>
            <table:table-row>
              <table:table-cell office:value-type="float" office:value="178230">
                <text:p>178230</text:p>
              </table:table-cell>
              <table:table-cell office:value-type="float" office:value="7189">
                <text:p>7189</text:p>
              </table:table-cell>
              <table:table-cell office:value-type="float" office:value="334760">
                <text:p>334760</text:p>
              </table:table-cell>
              <table:table-cell office:value-type="float" office:value="7527">
                <text:p>7527</text:p>
              </table:table-cell>
              <table:table-cell office:value-type="float" office:value="178230">
                <text:p>178230</text:p>
              </table:table-cell>
            </table:table-row>
            <table:table-row>
              <table:table-cell office:value-type="float" office:value="135470">
                <text:p>135470</text:p>
              </table:table-cell>
              <table:table-cell office:value-type="float" office:value="12658">
                <text:p>12658</text:p>
              </table:table-cell>
              <table:table-cell office:value-type="float" office:value="587750">
                <text:p>587750</text:p>
              </table:table-cell>
              <table:table-cell office:value-type="float" office:value="8650">
                <text:p>8650</text:p>
              </table:table-cell>
              <table:table-cell office:value-type="float" office:value="135470">
                <text:p>135470</text:p>
              </table:table-cell>
            </table:table-row>
            <table:table-row>
              <table:table-cell office:value-type="float" office:value="338810">
                <text:p>338810</text:p>
              </table:table-cell>
              <table:table-cell office:value-type="float" office:value="11974">
                <text:p>11974</text:p>
              </table:table-cell>
              <table:table-cell office:value-type="float" office:value="556570">
                <text:p>556570</text:p>
              </table:table-cell>
              <table:table-cell office:value-type="float" office:value="11242">
                <text:p>11242</text:p>
              </table:table-cell>
              <table:table-cell office:value-type="float" office:value="338810">
                <text:p>338810</text:p>
              </table:table-cell>
            </table:table-row>
            <table:table-row>
              <table:table-cell office:value-type="float" office:value="690940">
                <text:p>690940</text:p>
              </table:table-cell>
              <table:table-cell office:value-type="float" office:value="12623">
                <text:p>12623</text:p>
              </table:table-cell>
              <table:table-cell office:value-type="float" office:value="588240">
                <text:p>588240</text:p>
              </table:table-cell>
              <table:table-cell office:value-type="float" office:value="18034">
                <text:p>18034</text:p>
              </table:table-cell>
              <table:table-cell office:value-type="float" office:value="690940">
                <text:p>690940</text:p>
              </table:table-cell>
            </table:table-row>
            <table:table-row>
              <table:table-cell office:value-type="float" office:value="746300">
                <text:p>746300</text:p>
              </table:table-cell>
              <table:table-cell office:value-type="float" office:value="8650">
                <text:p>8650</text:p>
              </table:table-cell>
              <table:table-cell office:value-type="float" office:value="403230">
                <text:p>403230</text:p>
              </table:table-cell>
              <table:table-cell office:value-type="float" office:value="20084">
                <text:p>20084</text:p>
              </table:table-cell>
              <table:table-cell office:value-type="float" office:value="746300">
                <text:p>746300</text:p>
              </table:table-cell>
            </table:table-row>
            <table:table-row>
              <table:table-cell office:value-type="float" office:value="630690">
                <text:p>630690</text:p>
              </table:table-cell>
              <table:table-cell office:value-type="float" office:value="13978">
                <text:p>13978</text:p>
              </table:table-cell>
              <table:table-cell office:value-type="float" office:value="653290">
                <text:p>653290</text:p>
              </table:table-cell>
              <table:table-cell office:value-type="float" office:value="16009">
                <text:p>16009</text:p>
              </table:table-cell>
              <table:table-cell office:value-type="float" office:value="630690">
                <text:p>630690</text:p>
              </table:table-cell>
            </table:table-row>
            <table:table-row>
              <table:table-cell office:value-type="float" office:value="330880">
                <text:p>330880</text:p>
              </table:table-cell>
              <table:table-cell office:value-type="float" office:value="11238">
                <text:p>11238</text:p>
              </table:table-cell>
              <table:table-cell office:value-type="float" office:value="523740">
                <text:p>523740</text:p>
              </table:table-cell>
              <table:table-cell office:value-type="float" office:value="12877">
                <text:p>12877</text:p>
              </table:table-cell>
              <table:table-cell office:value-type="float" office:value="330880">
                <text:p>330880</text:p>
              </table:table-cell>
            </table:table-row>
            <table:table-row>
              <table:table-cell office:value-type="float" office:value="425770">
                <text:p>425770</text:p>
              </table:table-cell>
              <table:table-cell office:value-type="float" office:value="15422">
                <text:p>15422</text:p>
              </table:table-cell>
              <table:table-cell office:value-type="float" office:value="717710">
                <text:p>717710</text:p>
              </table:table-cell>
              <table:table-cell office:value-type="float" office:value="13675">
                <text:p>13675</text:p>
              </table:table-cell>
              <table:table-cell office:value-type="float" office:value="425770">
                <text:p>425770</text:p>
              </table:table-cell>
            </table:table-row>
            <table:table-row>
              <table:table-cell office:value-type="float" office:value="559690">
                <text:p>559690</text:p>
              </table:table-cell>
              <table:table-cell office:value-type="float" office:value="9850">
                <text:p>9850</text:p>
              </table:table-cell>
              <table:table-cell office:value-type="float" office:value="460480">
                <text:p>460480</text:p>
              </table:table-cell>
              <table:table-cell office:value-type="float" office:value="15732">
                <text:p>15732</text:p>
              </table:table-cell>
              <table:table-cell office:value-type="float" office:value="559690">
                <text:p>559690</text:p>
              </table:table-cell>
            </table:table-row>
            <table:table-row>
              <table:table-cell office:value-type="float" office:value="559920">
                <text:p>559920</text:p>
              </table:table-cell>
              <table:table-cell office:value-type="float" office:value="12066">
                <text:p>12066</text:p>
              </table:table-cell>
              <table:table-cell office:value-type="float" office:value="565740">
                <text:p>565740</text:p>
              </table:table-cell>
              <table:table-cell office:value-type="float" office:value="9018">
                <text:p>9018</text:p>
              </table:table-cell>
              <table:table-cell office:value-type="float" office:value="559920">
                <text:p>559920</text:p>
              </table:table-cell>
            </table:table-row>
            <table:table-row>
              <table:table-cell office:value-type="float" office:value="427300">
                <text:p>427300</text:p>
              </table:table-cell>
              <table:table-cell office:value-type="float" office:value="13980">
                <text:p>13980</text:p>
              </table:table-cell>
              <table:table-cell office:value-type="float" office:value="651560">
                <text:p>651560</text:p>
              </table:table-cell>
              <table:table-cell office:value-type="float" office:value="7677">
                <text:p>7677</text:p>
              </table:table-cell>
              <table:table-cell office:value-type="float" office:value="427300">
                <text:p>427300</text:p>
              </table:table-cell>
            </table:table-row>
            <table:table-row>
              <table:table-cell office:value-type="float" office:value="729640">
                <text:p>729640</text:p>
              </table:table-cell>
              <table:table-cell office:value-type="float" office:value="6081">
                <text:p>6081</text:p>
              </table:table-cell>
              <table:table-cell office:value-type="float" office:value="282060">
                <text:p>282060</text:p>
              </table:table-cell>
              <table:table-cell office:value-type="float" office:value="15292">
                <text:p>15292</text:p>
              </table:table-cell>
              <table:table-cell office:value-type="float" office:value="729640">
                <text:p>72964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14095">
                <text:p>14095</text:p>
              </table:table-cell>
              <table:table-cell office:value-type="float" office:value="653010">
                <text:p>653010</text:p>
              </table:table-cell>
              <table:table-cell office:value-type="float" office:value="5992">
                <text:p>5992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47720">
                <text:p>47720</text:p>
              </table:table-cell>
              <table:table-cell office:value-type="float" office:value="12615">
                <text:p>12615</text:p>
              </table:table-cell>
              <table:table-cell office:value-type="float" office:value="589310">
                <text:p>589310</text:p>
              </table:table-cell>
              <table:table-cell office:value-type="float" office:value="2258">
                <text:p>2258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float" office:value="497710">
                <text:p>497710</text:p>
              </table:table-cell>
              <table:table-cell office:value-type="float" office:value="14027">
                <text:p>14027</text:p>
              </table:table-cell>
              <table:table-cell office:value-type="float" office:value="654340">
                <text:p>654340</text:p>
              </table:table-cell>
              <table:table-cell office:value-type="float" office:value="9478">
                <text:p>9478</text:p>
              </table:table-cell>
              <table:table-cell office:value-type="float" office:value="497710">
                <text:p>497710</text:p>
              </table:table-cell>
            </table:table-row>
            <table:table-row>
              <table:table-cell office:value-type="float" office:value="700790">
                <text:p>700790</text:p>
              </table:table-cell>
              <table:table-cell office:value-type="float" office:value="16113">
                <text:p>16113</text:p>
              </table:table-cell>
              <table:table-cell office:value-type="float" office:value="748560">
                <text:p>748560</text:p>
              </table:table-cell>
              <table:table-cell office:value-type="float" office:value="12406">
                <text:p>12406</text:p>
              </table:table-cell>
              <table:table-cell office:value-type="float" office:value="700790">
                <text:p>700790</text:p>
              </table:table-cell>
            </table:table-row>
            <table:table-row>
              <table:table-cell office:value-type="float" office:value="216550">
                <text:p>216550</text:p>
              </table:table-cell>
              <table:table-cell office:value-type="float" office:value="11983">
                <text:p>11983</text:p>
              </table:table-cell>
              <table:table-cell office:value-type="float" office:value="560360">
                <text:p>560360</text:p>
              </table:table-cell>
              <table:table-cell office:value-type="float" office:value="7932">
                <text:p>7932</text:p>
              </table:table-cell>
              <table:table-cell office:value-type="float" office:value="216550">
                <text:p>216550</text:p>
              </table:table-cell>
            </table:table-row>
            <table:table-row>
              <table:table-cell office:value-type="float" office:value="592090">
                <text:p>592090</text:p>
              </table:table-cell>
              <table:table-cell office:value-type="float" office:value="14783">
                <text:p>14783</text:p>
              </table:table-cell>
              <table:table-cell office:value-type="float" office:value="685870">
                <text:p>685870</text:p>
              </table:table-cell>
              <table:table-cell office:value-type="float" office:value="12981">
                <text:p>12981</text:p>
              </table:table-cell>
              <table:table-cell office:value-type="float" office:value="592090">
                <text:p>592090</text:p>
              </table:table-cell>
            </table:table-row>
            <table:table-row>
              <table:table-cell office:value-type="float" office:value="457480">
                <text:p>457480</text:p>
              </table:table-cell>
              <table:table-cell office:value-type="float" office:value="12605">
                <text:p>12605</text:p>
              </table:table-cell>
              <table:table-cell office:value-type="float" office:value="587620">
                <text:p>587620</text:p>
              </table:table-cell>
              <table:table-cell office:value-type="float" office:value="10924">
                <text:p>10924</text:p>
              </table:table-cell>
              <table:table-cell office:value-type="float" office:value="457480">
                <text:p>457480</text:p>
              </table:table-cell>
            </table:table-row>
            <table:table-row>
              <table:table-cell office:value-type="float" office:value="544240">
                <text:p>544240</text:p>
              </table:table-cell>
              <table:table-cell office:value-type="float" office:value="16135">
                <text:p>16135</text:p>
              </table:table-cell>
              <table:table-cell office:value-type="float" office:value="750330">
                <text:p>750330</text:p>
              </table:table-cell>
              <table:table-cell office:value-type="float" office:value="11546">
                <text:p>11546</text:p>
              </table:table-cell>
              <table:table-cell office:value-type="float" office:value="544240">
                <text:p>544240</text:p>
              </table:table-cell>
            </table:table-row>
            <table:table-row>
              <table:table-cell office:value-type="float" office:value="362920">
                <text:p>362920</text:p>
              </table:table-cell>
              <table:table-cell office:value-type="float" office:value="12684">
                <text:p>12684</text:p>
              </table:table-cell>
              <table:table-cell office:value-type="float" office:value="590230">
                <text:p>590230</text:p>
              </table:table-cell>
              <table:table-cell office:value-type="float" office:value="6141">
                <text:p>6141</text:p>
              </table:table-cell>
              <table:table-cell office:value-type="float" office:value="362920">
                <text:p>362920</text:p>
              </table:table-cell>
            </table:table-row>
            <table:table-row>
              <table:table-cell office:value-type="float" office:value="489420">
                <text:p>489420</text:p>
              </table:table-cell>
              <table:table-cell office:value-type="float" office:value="19439">
                <text:p>19439</text:p>
              </table:table-cell>
              <table:table-cell office:value-type="float" office:value="902110">
                <text:p>902110</text:p>
              </table:table-cell>
              <table:table-cell office:value-type="float" office:value="8224">
                <text:p>8224</text:p>
              </table:table-cell>
              <table:table-cell office:value-type="float" office:value="489420">
                <text:p>489420</text:p>
              </table:table-cell>
            </table:table-row>
            <table:table-row>
              <table:table-cell office:value-type="float" office:value="164570">
                <text:p>164570</text:p>
              </table:table-cell>
              <table:table-cell office:value-type="float" office:value="13468">
                <text:p>13468</text:p>
              </table:table-cell>
              <table:table-cell office:value-type="float" office:value="628150">
                <text:p>628150</text:p>
              </table:table-cell>
              <table:table-cell office:value-type="float" office:value="5696">
                <text:p>5696</text:p>
              </table:table-cell>
              <table:table-cell office:value-type="float" office:value="164570">
                <text:p>164570</text:p>
              </table:table-cell>
            </table:table-row>
            <table:table-row>
              <table:table-cell office:value-type="float" office:value="690820">
                <text:p>690820</text:p>
              </table:table-cell>
              <table:table-cell office:value-type="float" office:value="16787">
                <text:p>16787</text:p>
              </table:table-cell>
              <table:table-cell office:value-type="float" office:value="781110">
                <text:p>781110</text:p>
              </table:table-cell>
              <table:table-cell office:value-type="float" office:value="13064">
                <text:p>13064</text:p>
              </table:table-cell>
              <table:table-cell office:value-type="float" office:value="690820">
                <text:p>690820</text:p>
              </table:table-cell>
            </table:table-row>
            <table:table-row>
              <table:table-cell office:value-type="float" office:value="490670">
                <text:p>490670</text:p>
              </table:table-cell>
              <table:table-cell office:value-type="float" office:value="8079">
                <text:p>8079</text:p>
              </table:table-cell>
              <table:table-cell office:value-type="float" office:value="376060">
                <text:p>376060</text:p>
              </table:table-cell>
              <table:table-cell office:value-type="float" office:value="11500">
                <text:p>11500</text:p>
              </table:table-cell>
              <table:table-cell office:value-type="float" office:value="490670">
                <text:p>490670</text:p>
              </table:table-cell>
            </table:table-row>
            <table:table-row>
              <table:table-cell office:value-type="float" office:value="532090">
                <text:p>532090</text:p>
              </table:table-cell>
              <table:table-cell office:value-type="float" office:value="9928">
                <text:p>9928</text:p>
              </table:table-cell>
              <table:table-cell office:value-type="float" office:value="463230">
                <text:p>463230</text:p>
              </table:table-cell>
              <table:table-cell office:value-type="float" office:value="11431">
                <text:p>11431</text:p>
              </table:table-cell>
              <table:table-cell office:value-type="float" office:value="532090">
                <text:p>532090</text:p>
              </table:table-cell>
            </table:table-row>
            <table:table-row>
              <table:table-cell office:value-type="float" office:value="215220">
                <text:p>215220</text:p>
              </table:table-cell>
              <table:table-cell office:value-type="float" office:value="11957">
                <text:p>11957</text:p>
              </table:table-cell>
              <table:table-cell office:value-type="float" office:value="555490">
                <text:p>555490</text:p>
              </table:table-cell>
              <table:table-cell office:value-type="float" office:value="4444">
                <text:p>4444</text:p>
              </table:table-cell>
              <table:table-cell office:value-type="float" office:value="215220">
                <text:p>215220</text:p>
              </table:table-cell>
            </table:table-row>
            <table:table-row>
              <table:table-cell office:value-type="float" office:value="380900">
                <text:p>380900</text:p>
              </table:table-cell>
              <table:table-cell office:value-type="float" office:value="16034">
                <text:p>16034</text:p>
              </table:table-cell>
              <table:table-cell office:value-type="float" office:value="748310">
                <text:p>748310</text:p>
              </table:table-cell>
              <table:table-cell office:value-type="float" office:value="7246">
                <text:p>7246</text:p>
              </table:table-cell>
              <table:table-cell office:value-type="float" office:value="380900">
                <text:p>380900</text:p>
              </table:table-cell>
            </table:table-row>
            <table:table-row>
              <table:table-cell office:value-type="float" office:value="202260">
                <text:p>202260</text:p>
              </table:table-cell>
              <table:table-cell office:value-type="float" office:value="12703">
                <text:p>12703</text:p>
              </table:table-cell>
              <table:table-cell office:value-type="float" office:value="589550">
                <text:p>589550</text:p>
              </table:table-cell>
              <table:table-cell office:value-type="float" office:value="4972">
                <text:p>4972</text:p>
              </table:table-cell>
              <table:table-cell office:value-type="float" office:value="202260">
                <text:p>202260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18205">
                <text:p>18205</text:p>
              </table:table-cell>
              <table:table-cell office:value-type="float" office:value="846510">
                <text:p>846510</text:p>
              </table:table-cell>
              <table:table-cell office:value-type="float" office:value="12179">
                <text:p>12179</text:p>
              </table:table-cell>
              <table:table-cell office:value-type="float" office:value="565000">
                <text:p>565000</text:p>
              </table:table-cell>
            </table:table-row>
            <table:table-row>
              <table:table-cell office:value-type="float" office:value="166130">
                <text:p>166130</text:p>
              </table:table-cell>
              <table:table-cell office:value-type="float" office:value="14063">
                <text:p>14063</text:p>
              </table:table-cell>
              <table:table-cell office:value-type="float" office:value="654850">
                <text:p>654850</text:p>
              </table:table-cell>
              <table:table-cell office:value-type="float" office:value="5734">
                <text:p>5734</text:p>
              </table:table-cell>
              <table:table-cell office:value-type="float" office:value="166130">
                <text:p>166130</text:p>
              </table:table-cell>
            </table:table-row>
            <table:table-row>
              <table:table-cell office:value-type="float" office:value="675100">
                <text:p>675100</text:p>
              </table:table-cell>
              <table:table-cell office:value-type="float" office:value="19543">
                <text:p>19543</text:p>
              </table:table-cell>
              <table:table-cell office:value-type="float" office:value="905810">
                <text:p>905810</text:p>
              </table:table-cell>
              <table:table-cell office:value-type="float" office:value="14862">
                <text:p>14862</text:p>
              </table:table-cell>
              <table:table-cell office:value-type="float" office:value="675100">
                <text:p>675100</text:p>
              </table:table-cell>
            </table:table-row>
            <table:table-row>
              <table:table-cell office:value-type="float" office:value="707040">
                <text:p>707040</text:p>
              </table:table-cell>
              <table:table-cell office:value-type="float" office:value="12666">
                <text:p>12666</text:p>
              </table:table-cell>
              <table:table-cell office:value-type="float" office:value="589990">
                <text:p>589990</text:p>
              </table:table-cell>
              <table:table-cell office:value-type="float" office:value="15575">
                <text:p>15575</text:p>
              </table:table-cell>
              <table:table-cell office:value-type="float" office:value="707040">
                <text:p>707040</text:p>
              </table:table-cell>
            </table:table-row>
            <table:table-row>
              <table:table-cell office:value-type="float" office:value="401130">
                <text:p>401130</text:p>
              </table:table-cell>
              <table:table-cell office:value-type="float" office:value="15356">
                <text:p>15356</text:p>
              </table:table-cell>
              <table:table-cell office:value-type="float" office:value="716400">
                <text:p>716400</text:p>
              </table:table-cell>
              <table:table-cell office:value-type="float" office:value="12675">
                <text:p>12675</text:p>
              </table:table-cell>
              <table:table-cell office:value-type="float" office:value="401130">
                <text:p>401130</text:p>
              </table:table-cell>
            </table:table-row>
            <table:table-row>
              <table:table-cell office:value-type="float" office:value="593750">
                <text:p>593750</text:p>
              </table:table-cell>
              <table:table-cell office:value-type="float" office:value="15403">
                <text:p>15403</text:p>
              </table:table-cell>
              <table:table-cell office:value-type="float" office:value="719240">
                <text:p>719240</text:p>
              </table:table-cell>
              <table:table-cell office:value-type="float" office:value="14841">
                <text:p>14841</text:p>
              </table:table-cell>
              <table:table-cell office:value-type="float" office:value="593750">
                <text:p>593750</text:p>
              </table:table-cell>
            </table:table-row>
            <table:table-row>
              <table:table-cell office:value-type="float" office:value="231190">
                <text:p>23119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5802">
                <text:p>5802</text:p>
              </table:table-cell>
              <table:table-cell office:value-type="float" office:value="231190">
                <text:p>231190</text:p>
              </table:table-cell>
            </table:table-row>
            <table:table-row>
              <table:table-cell office:value-type="float" office:value="431420">
                <text:p>431420</text:p>
              </table:table-cell>
              <table:table-cell office:value-type="float" office:value="4388">
                <text:p>4388</text:p>
              </table:table-cell>
              <table:table-cell office:value-type="float" office:value="202590">
                <text:p>202590</text:p>
              </table:table-cell>
              <table:table-cell office:value-type="float" office:value="10490">
                <text:p>10490</text:p>
              </table:table-cell>
              <table:table-cell office:value-type="float" office:value="431420">
                <text:p>431420</text:p>
              </table:table-cell>
            </table:table-row>
            <table:table-row>
              <table:table-cell office:value-type="float" office:value="564600">
                <text:p>564600</text:p>
              </table:table-cell>
              <table:table-cell office:value-type="float" office:value="11940">
                <text:p>11940</text:p>
              </table:table-cell>
              <table:table-cell office:value-type="float" office:value="557100">
                <text:p>557100</text:p>
              </table:table-cell>
              <table:table-cell office:value-type="float" office:value="14006">
                <text:p>14006</text:p>
              </table:table-cell>
              <table:table-cell office:value-type="float" office:value="564600">
                <text:p>564600</text:p>
              </table:table-cell>
            </table:table-row>
            <table:table-row>
              <table:table-cell office:value-type="float" office:value="612060">
                <text:p>612060</text:p>
              </table:table-cell>
              <table:table-cell office:value-type="float" office:value="7374">
                <text:p>7374</text:p>
              </table:table-cell>
              <table:table-cell office:value-type="float" office:value="339500">
                <text:p>339500</text:p>
              </table:table-cell>
              <table:table-cell office:value-type="float" office:value="16163">
                <text:p>16163</text:p>
              </table:table-cell>
              <table:table-cell office:value-type="float" office:value="612060">
                <text:p>612060</text:p>
              </table:table-cell>
            </table:table-row>
            <table:table-row>
              <table:table-cell office:value-type="float" office:value="335850">
                <text:p>335850</text:p>
              </table:table-cell>
              <table:table-cell office:value-type="float" office:value="2395">
                <text:p>2395</text:p>
              </table:table-cell>
              <table:table-cell office:value-type="float" office:value="110990">
                <text:p>110990</text:p>
              </table:table-cell>
              <table:table-cell office:value-type="float" office:value="9121">
                <text:p>9121</text:p>
              </table:table-cell>
              <table:table-cell office:value-type="float" office:value="335850">
                <text:p>335850</text:p>
              </table:table-cell>
            </table:table-row>
            <table:table-row>
              <table:table-cell office:value-type="float" office:value="462380">
                <text:p>462380</text:p>
              </table:table-cell>
              <table:table-cell office:value-type="float" office:value="8593">
                <text:p>8593</text:p>
              </table:table-cell>
              <table:table-cell office:value-type="float" office:value="403230">
                <text:p>403230</text:p>
              </table:table-cell>
              <table:table-cell office:value-type="float" office:value="11140">
                <text:p>11140</text:p>
              </table:table-cell>
              <table:table-cell office:value-type="float" office:value="462380">
                <text:p>462380</text:p>
              </table:table-cell>
            </table:table-row>
            <table:table-row>
              <table:table-cell office:value-type="float" office:value="644380">
                <text:p>644380</text:p>
              </table:table-cell>
              <table:table-cell office:value-type="float" office:value="11336">
                <text:p>11336</text:p>
              </table:table-cell>
              <table:table-cell office:value-type="float" office:value="530110">
                <text:p>530110</text:p>
              </table:table-cell>
              <table:table-cell office:value-type="float" office:value="14811">
                <text:p>14811</text:p>
              </table:table-cell>
              <table:table-cell office:value-type="float" office:value="644380">
                <text:p>644380</text:p>
              </table:table-cell>
            </table:table-row>
            <table:table-row>
              <table:table-cell office:value-type="float" office:value="373970">
                <text:p>373970</text:p>
              </table:table-cell>
              <table:table-cell office:value-type="float" office:value="9794">
                <text:p>9794</text:p>
              </table:table-cell>
              <table:table-cell office:value-type="float" office:value="456740">
                <text:p>456740</text:p>
              </table:table-cell>
              <table:table-cell office:value-type="float" office:value="11005">
                <text:p>11005</text:p>
              </table:table-cell>
              <table:table-cell office:value-type="float" office:value="373970">
                <text:p>37397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8112">
                <text:p>8112</text:p>
              </table:table-cell>
              <table:table-cell office:value-type="float" office:value="380050">
                <text:p>380050</text:p>
              </table:table-cell>
              <table:table-cell office:value-type="float" office:value="11790">
                <text:p>11790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63270">
                <text:p>663270</text:p>
              </table:table-cell>
              <table:table-cell office:value-type="float" office:value="3921">
                <text:p>3921</text:p>
              </table:table-cell>
              <table:table-cell office:value-type="float" office:value="180560">
                <text:p>180560</text:p>
              </table:table-cell>
              <table:table-cell office:value-type="float" office:value="16218">
                <text:p>16218</text:p>
              </table:table-cell>
              <table:table-cell office:value-type="float" office:value="663270">
                <text:p>663270</text:p>
              </table:table-cell>
            </table:table-row>
            <table:table-row>
              <table:table-cell office:value-type="float" office:value="186180">
                <text:p>186180</text:p>
              </table:table-cell>
              <table:table-cell office:value-type="float" office:value="9185">
                <text:p>9185</text:p>
              </table:table-cell>
              <table:table-cell office:value-type="float" office:value="425590">
                <text:p>425590</text:p>
              </table:table-cell>
              <table:table-cell office:value-type="float" office:value="10273">
                <text:p>10273</text:p>
              </table:table-cell>
              <table:table-cell office:value-type="float" office:value="186180">
                <text:p>186180</text:p>
              </table:table-cell>
            </table:table-row>
            <table:table-row>
              <table:table-cell office:value-type="float" office:value="367460">
                <text:p>367460</text:p>
              </table:table-cell>
              <table:table-cell office:value-type="float" office:value="7338">
                <text:p>7338</text:p>
              </table:table-cell>
              <table:table-cell office:value-type="float" office:value="338850">
                <text:p>338850</text:p>
              </table:table-cell>
              <table:table-cell office:value-type="float" office:value="11662">
                <text:p>11662</text:p>
              </table:table-cell>
              <table:table-cell office:value-type="float" office:value="367460">
                <text:p>367460</text:p>
              </table:table-cell>
            </table:table-row>
            <table:table-row>
              <table:table-cell office:value-type="float" office:value="693410">
                <text:p>693410</text:p>
              </table:table-cell>
              <table:table-cell office:value-type="float" office:value="6536">
                <text:p>6536</text:p>
              </table:table-cell>
              <table:table-cell office:value-type="float" office:value="303170">
                <text:p>303170</text:p>
              </table:table-cell>
              <table:table-cell office:value-type="float" office:value="16694">
                <text:p>16694</text:p>
              </table:table-cell>
              <table:table-cell office:value-type="float" office:value="693410">
                <text:p>693410</text:p>
              </table:table-cell>
            </table:table-row>
            <table:table-row>
              <table:table-cell office:value-type="float" office:value="814310">
                <text:p>814310</text:p>
              </table:table-cell>
              <table:table-cell office:value-type="float" office:value="11916">
                <text:p>11916</text:p>
              </table:table-cell>
              <table:table-cell office:value-type="float" office:value="555490">
                <text:p>555490</text:p>
              </table:table-cell>
              <table:table-cell office:value-type="float" office:value="17558">
                <text:p>17558</text:p>
              </table:table-cell>
              <table:table-cell office:value-type="float" office:value="814310">
                <text:p>814310</text:p>
              </table:table-cell>
            </table:table-row>
            <table:table-row>
              <table:table-cell office:value-type="float" office:value="162270">
                <text:p>162270</text:p>
              </table:table-cell>
              <table:table-cell office:value-type="float" office:value="11948">
                <text:p>11948</text:p>
              </table:table-cell>
              <table:table-cell office:value-type="float" office:value="559890">
                <text:p>559890</text:p>
              </table:table-cell>
              <table:table-cell office:value-type="float" office:value="6322">
                <text:p>6322</text:p>
              </table:table-cell>
              <table:table-cell office:value-type="float" office:value="162270">
                <text:p>162270</text:p>
              </table:table-cell>
            </table:table-row>
            <table:table-row>
              <table:table-cell office:value-type="float" office:value="671810">
                <text:p>671810</text:p>
              </table:table-cell>
              <table:table-cell office:value-type="float" office:value="11414">
                <text:p>11414</text:p>
              </table:table-cell>
              <table:table-cell office:value-type="float" office:value="530330">
                <text:p>530330</text:p>
              </table:table-cell>
              <table:table-cell office:value-type="float" office:value="16672">
                <text:p>16672</text:p>
              </table:table-cell>
              <table:table-cell office:value-type="float" office:value="671810">
                <text:p>671810</text:p>
              </table:table-cell>
            </table:table-row>
            <table:table-row>
              <table:table-cell office:value-type="float" office:value="391560">
                <text:p>391560</text:p>
              </table:table-cell>
              <table:table-cell office:value-type="float" office:value="5176">
                <text:p>5176</text:p>
              </table:table-cell>
              <table:table-cell office:value-type="float" office:value="243130">
                <text:p>243130</text:p>
              </table:table-cell>
              <table:table-cell office:value-type="float" office:value="11560">
                <text:p>11560</text:p>
              </table:table-cell>
              <table:table-cell office:value-type="float" office:value="391560">
                <text:p>391560</text:p>
              </table:table-cell>
            </table:table-row>
            <table:table-row>
              <table:table-cell office:value-type="float" office:value="357620">
                <text:p>357620</text:p>
              </table:table-cell>
              <table:table-cell office:value-type="float" office:value="7981">
                <text:p>7981</text:p>
              </table:table-cell>
              <table:table-cell office:value-type="float" office:value="369850">
                <text:p>369850</text:p>
              </table:table-cell>
              <table:table-cell office:value-type="float" office:value="12974">
                <text:p>12974</text:p>
              </table:table-cell>
              <table:table-cell office:value-type="float" office:value="357620">
                <text:p>357620</text:p>
              </table:table-cell>
            </table:table-row>
            <table:table-row>
              <table:table-cell office:value-type="float" office:value="335240">
                <text:p>335240</text:p>
              </table:table-cell>
              <table:table-cell office:value-type="float" office:value="5170">
                <text:p>5170</text:p>
              </table:table-cell>
              <table:table-cell office:value-type="float" office:value="240190">
                <text:p>240190</text:p>
              </table:table-cell>
              <table:table-cell office:value-type="float" office:value="9555">
                <text:p>9555</text:p>
              </table:table-cell>
              <table:table-cell office:value-type="float" office:value="335240">
                <text:p>335240</text:p>
              </table:table-cell>
            </table:table-row>
            <table:table-row>
              <table:table-cell office:value-type="float" office:value="469570">
                <text:p>469570</text:p>
              </table:table-cell>
              <table:table-cell office:value-type="float" office:value="8515">
                <text:p>8515</text:p>
              </table:table-cell>
              <table:table-cell office:value-type="float" office:value="398650">
                <text:p>398650</text:p>
              </table:table-cell>
              <table:table-cell office:value-type="float" office:value="12341">
                <text:p>12341</text:p>
              </table:table-cell>
              <table:table-cell office:value-type="float" office:value="469570">
                <text:p>469570</text:p>
              </table:table-cell>
            </table:table-row>
            <table:table-row>
              <table:table-cell office:value-type="float" office:value="568850">
                <text:p>568850</text:p>
              </table:table-cell>
              <table:table-cell office:value-type="float" office:value="9178">
                <text:p>9178</text:p>
              </table:table-cell>
              <table:table-cell office:value-type="float" office:value="428650">
                <text:p>428650</text:p>
              </table:table-cell>
              <table:table-cell office:value-type="float" office:value="13818">
                <text:p>13818</text:p>
              </table:table-cell>
              <table:table-cell office:value-type="float" office:value="568850">
                <text:p>568850</text:p>
              </table:table-cell>
            </table:table-row>
            <table:table-row>
              <table:table-cell office:value-type="float" office:value="203710">
                <text:p>203710</text:p>
              </table:table-cell>
              <table:table-cell office:value-type="float" office:value="14131">
                <text:p>14131</text:p>
              </table:table-cell>
              <table:table-cell office:value-type="float" office:value="655800">
                <text:p>655800</text:p>
              </table:table-cell>
              <table:table-cell office:value-type="float" office:value="9441">
                <text:p>9441</text:p>
              </table:table-cell>
              <table:table-cell office:value-type="float" office:value="203710">
                <text:p>203710</text:p>
              </table:table-cell>
            </table:table-row>
            <table:table-row>
              <table:table-cell office:value-type="float" office:value="248930">
                <text:p>248930</text:p>
              </table:table-cell>
              <table:table-cell office:value-type="float" office:value="10011">
                <text:p>10011</text:p>
              </table:table-cell>
              <table:table-cell office:value-type="float" office:value="465250">
                <text:p>465250</text:p>
              </table:table-cell>
              <table:table-cell office:value-type="float" office:value="12295">
                <text:p>12295</text:p>
              </table:table-cell>
              <table:table-cell office:value-type="float" office:value="248930">
                <text:p>248930</text:p>
              </table:table-cell>
            </table:table-row>
            <table:table-row>
              <table:table-cell office:value-type="float" office:value="430560">
                <text:p>430560</text:p>
              </table:table-cell>
              <table:table-cell office:value-type="float" office:value="16683">
                <text:p>16683</text:p>
              </table:table-cell>
              <table:table-cell office:value-type="float" office:value="775700">
                <text:p>775700</text:p>
              </table:table-cell>
              <table:table-cell office:value-type="float" office:value="13706">
                <text:p>13706</text:p>
              </table:table-cell>
              <table:table-cell office:value-type="float" office:value="430560">
                <text:p>430560</text:p>
              </table:table-cell>
            </table:table-row>
            <table:table-row>
              <table:table-cell office:value-type="float" office:value="177310">
                <text:p>177310</text:p>
              </table:table-cell>
              <table:table-cell office:value-type="float" office:value="11028">
                <text:p>11028</text:p>
              </table:table-cell>
              <table:table-cell office:value-type="float" office:value="528720">
                <text:p>528720</text:p>
              </table:table-cell>
              <table:table-cell office:value-type="float" office:value="7528">
                <text:p>7528</text:p>
              </table:table-cell>
              <table:table-cell office:value-type="float" office:value="177310">
                <text:p>177310</text:p>
              </table:table-cell>
            </table:table-row>
            <table:table-row>
              <table:table-cell office:value-type="float" office:value="135060">
                <text:p>135060</text:p>
              </table:table-cell>
              <table:table-cell office:value-type="float" office:value="12623">
                <text:p>12623</text:p>
              </table:table-cell>
              <table:table-cell office:value-type="float" office:value="586830">
                <text:p>586830</text:p>
              </table:table-cell>
              <table:table-cell office:value-type="float" office:value="8659">
                <text:p>8659</text:p>
              </table:table-cell>
              <table:table-cell office:value-type="float" office:value="135060">
                <text:p>135060</text:p>
              </table:table-cell>
            </table:table-row>
            <table:table-row>
              <table:table-cell office:value-type="float" office:value="333780">
                <text:p>333780</text:p>
              </table:table-cell>
              <table:table-cell office:value-type="float" office:value="4574">
                <text:p>4574</text:p>
              </table:table-cell>
              <table:table-cell office:value-type="float" office:value="210560">
                <text:p>210560</text:p>
              </table:table-cell>
              <table:table-cell office:value-type="float" office:value="11176">
                <text:p>11176</text:p>
              </table:table-cell>
              <table:table-cell office:value-type="float" office:value="333780">
                <text:p>333780</text:p>
              </table:table-cell>
            </table:table-row>
            <table:table-row>
              <table:table-cell office:value-type="float" office:value="739620">
                <text:p>739620</text:p>
              </table:table-cell>
              <table:table-cell office:value-type="float" office:value="11891">
                <text:p>11891</text:p>
              </table:table-cell>
              <table:table-cell office:value-type="float" office:value="553900">
                <text:p>553900</text:p>
              </table:table-cell>
              <table:table-cell office:value-type="float" office:value="18039">
                <text:p>18039</text:p>
              </table:table-cell>
              <table:table-cell office:value-type="float" office:value="739620">
                <text:p>739620</text:p>
              </table:table-cell>
            </table:table-row>
            <table:table-row>
              <table:table-cell office:value-type="float" office:value="875000">
                <text:p>875000</text:p>
              </table:table-cell>
              <table:table-cell office:value-type="float" office:value="7267">
                <text:p>7267</text:p>
              </table:table-cell>
              <table:table-cell office:value-type="float" office:value="338740">
                <text:p>338740</text:p>
              </table:table-cell>
              <table:table-cell office:value-type="float" office:value="20133">
                <text:p>20133</text:p>
              </table:table-cell>
              <table:table-cell office:value-type="float" office:value="875000">
                <text:p>875000</text:p>
              </table:table-cell>
            </table:table-row>
            <table:table-row>
              <table:table-cell office:value-type="float" office:value="751720">
                <text:p>751720</text:p>
              </table:table-cell>
              <table:table-cell office:value-type="float" office:value="12670">
                <text:p>12670</text:p>
              </table:table-cell>
              <table:table-cell office:value-type="float" office:value="588540">
                <text:p>588540</text:p>
              </table:table-cell>
              <table:table-cell office:value-type="float" office:value="16133">
                <text:p>16133</text:p>
              </table:table-cell>
              <table:table-cell office:value-type="float" office:value="751720">
                <text:p>751720</text:p>
              </table:table-cell>
            </table:table-row>
            <table:table-row>
              <table:table-cell office:value-type="float" office:value="330030">
                <text:p>330030</text:p>
              </table:table-cell>
              <table:table-cell office:value-type="float" office:value="11932">
                <text:p>11932</text:p>
              </table:table-cell>
              <table:table-cell office:value-type="float" office:value="558220">
                <text:p>558220</text:p>
              </table:table-cell>
              <table:table-cell office:value-type="float" office:value="12864">
                <text:p>12864</text:p>
              </table:table-cell>
              <table:table-cell office:value-type="float" office:value="330030">
                <text:p>330030</text:p>
              </table:table-cell>
            </table:table-row>
            <table:table-row>
              <table:table-cell office:value-type="float" office:value="359370">
                <text:p>359370</text:p>
              </table:table-cell>
              <table:table-cell office:value-type="float" office:value="12604">
                <text:p>12604</text:p>
              </table:table-cell>
              <table:table-cell office:value-type="float" office:value="590070">
                <text:p>590070</text:p>
              </table:table-cell>
              <table:table-cell office:value-type="float" office:value="13614">
                <text:p>13614</text:p>
              </table:table-cell>
              <table:table-cell office:value-type="float" office:value="359370">
                <text:p>359370</text:p>
              </table:table-cell>
            </table:table-row>
            <table:table-row>
              <table:table-cell office:value-type="float" office:value="551080">
                <text:p>551080</text:p>
              </table:table-cell>
              <table:table-cell office:value-type="float" office:value="8645">
                <text:p>8645</text:p>
              </table:table-cell>
              <table:table-cell office:value-type="float" office:value="402360">
                <text:p>402360</text:p>
              </table:table-cell>
              <table:table-cell office:value-type="float" office:value="15824">
                <text:p>15824</text:p>
              </table:table-cell>
              <table:table-cell office:value-type="float" office:value="551080">
                <text:p>551080</text:p>
              </table:table-cell>
            </table:table-row>
            <table:table-row>
              <table:table-cell office:value-type="float" office:value="555650">
                <text:p>555650</text:p>
              </table:table-cell>
              <table:table-cell office:value-type="float" office:value="13978">
                <text:p>13978</text:p>
              </table:table-cell>
              <table:table-cell office:value-type="float" office:value="652480">
                <text:p>652480</text:p>
              </table:table-cell>
              <table:table-cell office:value-type="float" office:value="8998">
                <text:p>8998</text:p>
              </table:table-cell>
              <table:table-cell office:value-type="float" office:value="555650">
                <text:p>555650</text:p>
              </table:table-cell>
            </table:table-row>
            <table:table-row>
              <table:table-cell office:value-type="float" office:value="427980">
                <text:p>427980</text:p>
              </table:table-cell>
              <table:table-cell office:value-type="float" office:value="11240">
                <text:p>11240</text:p>
              </table:table-cell>
              <table:table-cell office:value-type="float" office:value="525650">
                <text:p>525650</text:p>
              </table:table-cell>
              <table:table-cell office:value-type="float" office:value="7669">
                <text:p>7669</text:p>
              </table:table-cell>
              <table:table-cell office:value-type="float" office:value="427980">
                <text:p>427980</text:p>
              </table:table-cell>
            </table:table-row>
            <table:table-row>
              <table:table-cell office:value-type="float" office:value="927740">
                <text:p>927740</text:p>
              </table:table-cell>
              <table:table-cell office:value-type="float" office:value="15478">
                <text:p>15478</text:p>
              </table:table-cell>
              <table:table-cell office:value-type="float" office:value="722100">
                <text:p>722100</text:p>
              </table:table-cell>
              <table:table-cell office:value-type="float" office:value="15363">
                <text:p>15363</text:p>
              </table:table-cell>
              <table:table-cell office:value-type="float" office:value="927740">
                <text:p>927740</text:p>
              </table:table-cell>
            </table:table-row>
            <table:table-row>
              <table:table-cell office:value-type="float" office:value="391970">
                <text:p>391970</text:p>
              </table:table-cell>
              <table:table-cell office:value-type="float" office:value="9847">
                <text:p>9847</text:p>
              </table:table-cell>
              <table:table-cell office:value-type="float" office:value="457290">
                <text:p>457290</text:p>
              </table:table-cell>
              <table:table-cell office:value-type="float" office:value="6050">
                <text:p>6050</text:p>
              </table:table-cell>
              <table:table-cell office:value-type="float" office:value="391970">
                <text:p>391970</text:p>
              </table:table-cell>
            </table:table-row>
            <table:table-row>
              <table:table-cell office:value-type="float" office:value="46330">
                <text:p>46330</text:p>
              </table:table-cell>
              <table:table-cell office:value-type="float" office:value="12015">
                <text:p>12015</text:p>
              </table:table-cell>
              <table:table-cell office:value-type="float" office:value="561150">
                <text:p>561150</text:p>
              </table:table-cell>
              <table:table-cell office:value-type="float" office:value="2247">
                <text:p>2247</text:p>
              </table:table-cell>
              <table:table-cell office:value-type="float" office:value="46330">
                <text:p>46330</text:p>
              </table:table-cell>
            </table:table-row>
            <table:table-row>
              <table:table-cell office:value-type="float" office:value="498480">
                <text:p>498480</text:p>
              </table:table-cell>
              <table:table-cell office:value-type="float" office:value="14004">
                <text:p>14004</text:p>
              </table:table-cell>
              <table:table-cell office:value-type="float" office:value="652200">
                <text:p>652200</text:p>
              </table:table-cell>
              <table:table-cell office:value-type="float" office:value="9534">
                <text:p>9534</text:p>
              </table:table-cell>
              <table:table-cell office:value-type="float" office:value="498480">
                <text:p>498480</text:p>
              </table:table-cell>
            </table:table-row>
            <table:table-row>
              <table:table-cell office:value-type="float" office:value="692760">
                <text:p>692760</text:p>
              </table:table-cell>
              <table:table-cell office:value-type="float" office:value="6159">
                <text:p>6159</text:p>
              </table:table-cell>
              <table:table-cell office:value-type="float" office:value="283910">
                <text:p>283910</text:p>
              </table:table-cell>
              <table:table-cell office:value-type="float" office:value="12369">
                <text:p>12369</text:p>
              </table:table-cell>
              <table:table-cell office:value-type="float" office:value="692760">
                <text:p>692760</text:p>
              </table:table-cell>
            </table:table-row>
            <table:table-row>
              <table:table-cell office:value-type="float" office:value="289670">
                <text:p>289670</text:p>
              </table:table-cell>
              <table:table-cell office:value-type="float" office:value="14130">
                <text:p>14130</text:p>
              </table:table-cell>
              <table:table-cell office:value-type="float" office:value="658730">
                <text:p>658730</text:p>
              </table:table-cell>
              <table:table-cell office:value-type="float" office:value="7997">
                <text:p>7997</text:p>
              </table:table-cell>
              <table:table-cell office:value-type="float" office:value="289670">
                <text:p>289670</text:p>
              </table:table-cell>
            </table:table-row>
            <table:table-row>
              <table:table-cell office:value-type="float" office:value="567810">
                <text:p>567810</text:p>
              </table:table-cell>
              <table:table-cell office:value-type="float" office:value="12620">
                <text:p>12620</text:p>
              </table:table-cell>
              <table:table-cell office:value-type="float" office:value="587910">
                <text:p>587910</text:p>
              </table:table-cell>
              <table:table-cell office:value-type="float" office:value="12971">
                <text:p>12971</text:p>
              </table:table-cell>
              <table:table-cell office:value-type="float" office:value="567810">
                <text:p>567810</text:p>
              </table:table-cell>
            </table:table-row>
            <table:table-row>
              <table:table-cell office:value-type="float" office:value="416800">
                <text:p>416800</text:p>
              </table:table-cell>
              <table:table-cell office:value-type="float" office:value="14010">
                <text:p>14010</text:p>
              </table:table-cell>
              <table:table-cell office:value-type="float" office:value="652430">
                <text:p>652430</text:p>
              </table:table-cell>
              <table:table-cell office:value-type="float" office:value="10800">
                <text:p>10800</text:p>
              </table:table-cell>
              <table:table-cell office:value-type="float" office:value="416800">
                <text:p>416800</text:p>
              </table:table-cell>
            </table:table-row>
            <table:table-row>
              <table:table-cell office:value-type="float" office:value="536030">
                <text:p>536030</text:p>
              </table:table-cell>
              <table:table-cell office:value-type="float" office:value="16113">
                <text:p>16113</text:p>
              </table:table-cell>
              <table:table-cell office:value-type="float" office:value="751590">
                <text:p>751590</text:p>
              </table:table-cell>
              <table:table-cell office:value-type="float" office:value="11533">
                <text:p>11533</text:p>
              </table:table-cell>
              <table:table-cell office:value-type="float" office:value="536030">
                <text:p>536030</text:p>
              </table:table-cell>
            </table:table-row>
            <table:table-row>
              <table:table-cell office:value-type="float" office:value="362620">
                <text:p>362620</text:p>
              </table:table-cell>
              <table:table-cell office:value-type="float" office:value="12017">
                <text:p>12017</text:p>
              </table:table-cell>
              <table:table-cell office:value-type="float" office:value="558960">
                <text:p>558960</text:p>
              </table:table-cell>
              <table:table-cell office:value-type="float" office:value="6103">
                <text:p>6103</text:p>
              </table:table-cell>
              <table:table-cell office:value-type="float" office:value="362620">
                <text:p>362620</text:p>
              </table:table-cell>
            </table:table-row>
            <table:table-row>
              <table:table-cell office:value-type="float" office:value="492610">
                <text:p>492610</text:p>
              </table:table-cell>
              <table:table-cell office:value-type="float" office:value="14666">
                <text:p>14666</text:p>
              </table:table-cell>
              <table:table-cell office:value-type="float" office:value="682910">
                <text:p>682910</text:p>
              </table:table-cell>
              <table:table-cell office:value-type="float" office:value="8289">
                <text:p>8289</text:p>
              </table:table-cell>
              <table:table-cell office:value-type="float" office:value="492610">
                <text:p>492610</text:p>
              </table:table-cell>
            </table:table-row>
            <table:table-row>
              <table:table-cell office:value-type="float" office:value="168060">
                <text:p>168060</text:p>
              </table:table-cell>
              <table:table-cell office:value-type="float" office:value="12576">
                <text:p>12576</text:p>
              </table:table-cell>
              <table:table-cell office:value-type="float" office:value="587660">
                <text:p>587660</text:p>
              </table:table-cell>
              <table:table-cell office:value-type="float" office:value="5709">
                <text:p>5709</text:p>
              </table:table-cell>
              <table:table-cell office:value-type="float" office:value="168060">
                <text:p>168060</text:p>
              </table:table-cell>
            </table:table-row>
            <table:table-row>
              <table:table-cell office:value-type="float" office:value="677430">
                <text:p>677430</text:p>
              </table:table-cell>
              <table:table-cell office:value-type="float" office:value="16149">
                <text:p>16149</text:p>
              </table:table-cell>
              <table:table-cell office:value-type="float" office:value="751510">
                <text:p>751510</text:p>
              </table:table-cell>
              <table:table-cell office:value-type="float" office:value="12978">
                <text:p>12978</text:p>
              </table:table-cell>
              <table:table-cell office:value-type="float" office:value="677430">
                <text:p>677430</text:p>
              </table:table-cell>
            </table:table-row>
            <table:table-row>
              <table:table-cell office:value-type="float" office:value="492840">
                <text:p>492840</text:p>
              </table:table-cell>
              <table:table-cell office:value-type="float" office:value="12671">
                <text:p>12671</text:p>
              </table:table-cell>
              <table:table-cell office:value-type="float" office:value="591260">
                <text:p>591260</text:p>
              </table:table-cell>
              <table:table-cell office:value-type="float" office:value="11533">
                <text:p>11533</text:p>
              </table:table-cell>
              <table:table-cell office:value-type="float" office:value="492840">
                <text:p>492840</text:p>
              </table:table-cell>
            </table:table-row>
            <table:table-row>
              <table:table-cell office:value-type="float" office:value="456300">
                <text:p>456300</text:p>
              </table:table-cell>
              <table:table-cell office:value-type="float" office:value="19490">
                <text:p>19490</text:p>
              </table:table-cell>
              <table:table-cell office:value-type="float" office:value="902770">
                <text:p>902770</text:p>
              </table:table-cell>
              <table:table-cell office:value-type="float" office:value="11424">
                <text:p>11424</text:p>
              </table:table-cell>
              <table:table-cell office:value-type="float" office:value="456300">
                <text:p>456300</text:p>
              </table:table-cell>
            </table:table-row>
            <table:table-row>
              <table:table-cell office:value-type="float" office:value="216850">
                <text:p>216850</text:p>
              </table:table-cell>
              <table:table-cell office:value-type="float" office:value="13485">
                <text:p>13485</text:p>
              </table:table-cell>
              <table:table-cell office:value-type="float" office:value="626930">
                <text:p>626930</text:p>
              </table:table-cell>
              <table:table-cell office:value-type="float" office:value="4499">
                <text:p>4499</text:p>
              </table:table-cell>
              <table:table-cell office:value-type="float" office:value="216850">
                <text:p>216850</text:p>
              </table:table-cell>
            </table:table-row>
            <table:table-row>
              <table:table-cell office:value-type="float" office:value="380760">
                <text:p>380760</text:p>
              </table:table-cell>
              <table:table-cell office:value-type="float" office:value="16838">
                <text:p>16838</text:p>
              </table:table-cell>
              <table:table-cell office:value-type="float" office:value="784630">
                <text:p>784630</text:p>
              </table:table-cell>
              <table:table-cell office:value-type="float" office:value="7260">
                <text:p>7260</text:p>
              </table:table-cell>
              <table:table-cell office:value-type="float" office:value="380760">
                <text:p>380760</text:p>
              </table:table-cell>
            </table:table-row>
            <table:table-row>
              <table:table-cell office:value-type="float" office:value="204670">
                <text:p>204670</text:p>
              </table:table-cell>
              <table:table-cell office:value-type="float" office:value="8017">
                <text:p>8017</text:p>
              </table:table-cell>
              <table:table-cell office:value-type="float" office:value="375850">
                <text:p>375850</text:p>
              </table:table-cell>
              <table:table-cell office:value-type="float" office:value="5085">
                <text:p>5085</text:p>
              </table:table-cell>
              <table:table-cell office:value-type="float" office:value="204670">
                <text:p>204670</text:p>
              </table:table-cell>
            </table:table-row>
            <table:table-row>
              <table:table-cell office:value-type="float" office:value="561040">
                <text:p>561040</text:p>
              </table:table-cell>
              <table:table-cell office:value-type="float" office:value="9959">
                <text:p>9959</text:p>
              </table:table-cell>
              <table:table-cell office:value-type="float" office:value="462670">
                <text:p>462670</text:p>
              </table:table-cell>
              <table:table-cell office:value-type="float" office:value="12098">
                <text:p>12098</text:p>
              </table:table-cell>
              <table:table-cell office:value-type="float" office:value="561040">
                <text:p>561040</text:p>
              </table:table-cell>
            </table:table-row>
            <table:table-row>
              <table:table-cell office:value-type="float" office:value="159290">
                <text:p>159290</text:p>
              </table:table-cell>
              <table:table-cell office:value-type="float" office:value="11899">
                <text:p>11899</text:p>
              </table:table-cell>
              <table:table-cell office:value-type="float" office:value="554020">
                <text:p>554020</text:p>
              </table:table-cell>
              <table:table-cell office:value-type="float" office:value="5601">
                <text:p>5601</text:p>
              </table:table-cell>
              <table:table-cell office:value-type="float" office:value="159290">
                <text:p>159290</text:p>
              </table:table-cell>
            </table:table-row>
            <table:table-row>
              <table:table-cell office:value-type="float" office:value="711880">
                <text:p>711880</text:p>
              </table:table-cell>
              <table:table-cell office:value-type="float" office:value="16003">
                <text:p>16003</text:p>
              </table:table-cell>
              <table:table-cell office:value-type="float" office:value="747160">
                <text:p>747160</text:p>
              </table:table-cell>
              <table:table-cell office:value-type="float" office:value="14832">
                <text:p>14832</text:p>
              </table:table-cell>
              <table:table-cell office:value-type="float" office:value="711880">
                <text:p>711880</text:p>
              </table:table-cell>
            </table:table-row>
            <table:table-row>
              <table:table-cell office:value-type="float" office:value="876620">
                <text:p>876620</text:p>
              </table:table-cell>
              <table:table-cell office:value-type="float" office:value="12606">
                <text:p>12606</text:p>
              </table:table-cell>
              <table:table-cell office:value-type="float" office:value="585850">
                <text:p>585850</text:p>
              </table:table-cell>
              <table:table-cell office:value-type="float" office:value="15749">
                <text:p>15749</text:p>
              </table:table-cell>
              <table:table-cell office:value-type="float" office:value="876620">
                <text:p>876620</text:p>
              </table:table-cell>
            </table:table-row>
            <table:table-row>
              <table:table-cell office:value-type="float" office:value="437610">
                <text:p>437610</text:p>
              </table:table-cell>
              <table:table-cell office:value-type="float" office:value="18173">
                <text:p>18173</text:p>
              </table:table-cell>
              <table:table-cell office:value-type="float" office:value="846200">
                <text:p>846200</text:p>
              </table:table-cell>
              <table:table-cell office:value-type="float" office:value="12585">
                <text:p>12585</text:p>
              </table:table-cell>
              <table:table-cell office:value-type="float" office:value="437610">
                <text:p>437610</text:p>
              </table:table-cell>
            </table:table-row>
            <table:table-row>
              <table:table-cell office:value-type="float" office:value="682800">
                <text:p>682800</text:p>
              </table:table-cell>
              <table:table-cell office:value-type="float" office:value="14140">
                <text:p>14140</text:p>
              </table:table-cell>
              <table:table-cell office:value-type="float" office:value="660700">
                <text:p>660700</text:p>
              </table:table-cell>
              <table:table-cell office:value-type="float" office:value="14830">
                <text:p>14830</text:p>
              </table:table-cell>
              <table:table-cell office:value-type="float" office:value="682800">
                <text:p>682800</text:p>
              </table:table-cell>
            </table:table-row>
            <table:table-row>
              <table:table-cell office:value-type="float" office:value="229550">
                <text:p>229550</text:p>
              </table:table-cell>
              <table:table-cell office:value-type="float" office:value="19483">
                <text:p>19483</text:p>
              </table:table-cell>
              <table:table-cell office:value-type="float" office:value="904770">
                <text:p>904770</text:p>
              </table:table-cell>
              <table:table-cell office:value-type="float" office:value="5716">
                <text:p>5716</text:p>
              </table:table-cell>
              <table:table-cell office:value-type="float" office:value="229550">
                <text:p>229550</text:p>
              </table:table-cell>
            </table:table-row>
            <table:table-row>
              <table:table-cell office:value-type="float" office:value="433930">
                <text:p>433930</text:p>
              </table:table-cell>
              <table:table-cell office:value-type="float" office:value="12753">
                <text:p>12753</text:p>
              </table:table-cell>
              <table:table-cell office:value-type="float" office:value="594920">
                <text:p>594920</text:p>
              </table:table-cell>
              <table:table-cell office:value-type="float" office:value="10552">
                <text:p>10552</text:p>
              </table:table-cell>
              <table:table-cell office:value-type="float" office:value="433930">
                <text:p>433930</text:p>
              </table:table-cell>
            </table:table-row>
            <table:table-row>
              <table:table-cell office:value-type="float" office:value="586450">
                <text:p>586450</text:p>
              </table:table-cell>
              <table:table-cell office:value-type="float" office:value="15391">
                <text:p>15391</text:p>
              </table:table-cell>
              <table:table-cell office:value-type="float" office:value="716250">
                <text:p>716250</text:p>
              </table:table-cell>
              <table:table-cell office:value-type="float" office:value="14005">
                <text:p>14005</text:p>
              </table:table-cell>
              <table:table-cell office:value-type="float" office:value="586450">
                <text:p>586450</text:p>
              </table:table-cell>
            </table:table-row>
            <table:table-row>
              <table:table-cell office:value-type="float" office:value="720250">
                <text:p>720250</text:p>
              </table:table-cell>
              <table:table-cell office:value-type="float" office:value="15433">
                <text:p>15433</text:p>
              </table:table-cell>
              <table:table-cell office:value-type="float" office:value="719940">
                <text:p>719940</text:p>
              </table:table-cell>
              <table:table-cell office:value-type="float" office:value="16154">
                <text:p>16154</text:p>
              </table:table-cell>
              <table:table-cell office:value-type="float" office:value="720250">
                <text:p>720250</text:p>
              </table:table-cell>
            </table:table-row>
            <table:table-row>
              <table:table-cell office:value-type="float" office:value="335170">
                <text:p>33517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9122">
                <text:p>9122</text:p>
              </table:table-cell>
              <table:table-cell office:value-type="float" office:value="335170">
                <text:p>335170</text:p>
              </table:table-cell>
            </table:table-row>
            <table:table-row>
              <table:table-cell office:value-type="float" office:value="464600">
                <text:p>464600</text:p>
              </table:table-cell>
              <table:table-cell office:value-type="float" office:value="4447">
                <text:p>4447</text:p>
              </table:table-cell>
              <table:table-cell office:value-type="float" office:value="206450">
                <text:p>206450</text:p>
              </table:table-cell>
              <table:table-cell office:value-type="float" office:value="11217">
                <text:p>11217</text:p>
              </table:table-cell>
              <table:table-cell office:value-type="float" office:value="464600">
                <text:p>464600</text:p>
              </table:table-cell>
            </table:table-row>
            <table:table-row>
              <table:table-cell office:value-type="float" office:value="635630">
                <text:p>635630</text:p>
              </table:table-cell>
              <table:table-cell office:value-type="float" office:value="11938">
                <text:p>11938</text:p>
              </table:table-cell>
              <table:table-cell office:value-type="float" office:value="559340">
                <text:p>559340</text:p>
              </table:table-cell>
              <table:table-cell office:value-type="float" office:value="14675">
                <text:p>14675</text:p>
              </table:table-cell>
              <table:table-cell office:value-type="float" office:value="635630">
                <text:p>635630</text:p>
              </table:table-cell>
            </table:table-row>
            <table:table-row>
              <table:table-cell office:value-type="float" office:value="373570">
                <text:p>373570</text:p>
              </table:table-cell>
              <table:table-cell office:value-type="float" office:value="7304">
                <text:p>7304</text:p>
              </table:table-cell>
              <table:table-cell office:value-type="float" office:value="335610">
                <text:p>335610</text:p>
              </table:table-cell>
              <table:table-cell office:value-type="float" office:value="11022">
                <text:p>11022</text:p>
              </table:table-cell>
              <table:table-cell office:value-type="float" office:value="373570">
                <text:p>373570</text:p>
              </table:table-cell>
            </table:table-row>
            <table:table-row>
              <table:table-cell office:value-type="float" office:value="391090">
                <text:p>391090</text:p>
              </table:table-cell>
              <table:table-cell office:value-type="float" office:value="2353">
                <text:p>2353</text:p>
              </table:table-cell>
              <table:table-cell office:value-type="float" office:value="108840">
                <text:p>108840</text:p>
              </table:table-cell>
              <table:table-cell office:value-type="float" office:value="11829">
                <text:p>11829</text:p>
              </table:table-cell>
              <table:table-cell office:value-type="float" office:value="391090">
                <text:p>391090</text:p>
              </table:table-cell>
            </table:table-row>
            <table:table-row>
              <table:table-cell office:value-type="float" office:value="687680">
                <text:p>687680</text:p>
              </table:table-cell>
              <table:table-cell office:value-type="float" office:value="8597">
                <text:p>8597</text:p>
              </table:table-cell>
              <table:table-cell office:value-type="float" office:value="402930">
                <text:p>402930</text:p>
              </table:table-cell>
              <table:table-cell office:value-type="float" office:value="16097">
                <text:p>16097</text:p>
              </table:table-cell>
              <table:table-cell office:value-type="float" office:value="687680">
                <text:p>687680</text:p>
              </table:table-cell>
            </table:table-row>
            <table:table-row>
              <table:table-cell office:value-type="float" office:value="184680">
                <text:p>184680</text:p>
              </table:table-cell>
              <table:table-cell office:value-type="float" office:value="11349">
                <text:p>11349</text:p>
              </table:table-cell>
              <table:table-cell office:value-type="float" office:value="531720">
                <text:p>531720</text:p>
              </table:table-cell>
              <table:table-cell office:value-type="float" office:value="10274">
                <text:p>10274</text:p>
              </table:table-cell>
              <table:table-cell office:value-type="float" office:value="184680">
                <text:p>184680</text:p>
              </table:table-cell>
            </table:table-row>
            <table:table-row>
              <table:table-cell office:value-type="float" office:value="321400">
                <text:p>321400</text:p>
              </table:table-cell>
              <table:table-cell office:value-type="float" office:value="9822">
                <text:p>9822</text:p>
              </table:table-cell>
              <table:table-cell office:value-type="float" office:value="457760">
                <text:p>457760</text:p>
              </table:table-cell>
              <table:table-cell office:value-type="float" office:value="11701">
                <text:p>11701</text:p>
              </table:table-cell>
              <table:table-cell office:value-type="float" office:value="321400">
                <text:p>321400</text:p>
              </table:table-cell>
            </table:table-row>
            <table:table-row>
              <table:table-cell office:value-type="float" office:value="738650">
                <text:p>738650</text:p>
              </table:table-cell>
              <table:table-cell office:value-type="float" office:value="8093">
                <text:p>8093</text:p>
              </table:table-cell>
              <table:table-cell office:value-type="float" office:value="375090">
                <text:p>375090</text:p>
              </table:table-cell>
              <table:table-cell office:value-type="float" office:value="16795">
                <text:p>16795</text:p>
              </table:table-cell>
              <table:table-cell office:value-type="float" office:value="738650">
                <text:p>738650</text:p>
              </table:table-cell>
            </table:table-row>
            <table:table-row>
              <table:table-cell office:value-type="float" office:value="762450">
                <text:p>762450</text:p>
              </table:table-cell>
              <table:table-cell office:value-type="float" office:value="3933">
                <text:p>3933</text:p>
              </table:table-cell>
              <table:table-cell office:value-type="float" office:value="183620">
                <text:p>183620</text:p>
              </table:table-cell>
              <table:table-cell office:value-type="float" office:value="17548">
                <text:p>17548</text:p>
              </table:table-cell>
              <table:table-cell office:value-type="float" office:value="762450">
                <text:p>762450</text:p>
              </table:table-cell>
            </table:table-row>
            <table:table-row>
              <table:table-cell office:value-type="float" office:value="145470">
                <text:p>145470</text:p>
              </table:table-cell>
              <table:table-cell office:value-type="float" office:value="9122">
                <text:p>9122</text:p>
              </table:table-cell>
              <table:table-cell office:value-type="float" office:value="424760">
                <text:p>424760</text:p>
              </table:table-cell>
              <table:table-cell office:value-type="float" office:value="6054">
                <text:p>6054</text:p>
              </table:table-cell>
              <table:table-cell office:value-type="float" office:value="145470">
                <text:p>145470</text:p>
              </table:table-cell>
            </table:table-row>
            <table:table-row>
              <table:table-cell office:value-type="float" office:value="723350">
                <text:p>723350</text:p>
              </table:table-cell>
              <table:table-cell office:value-type="float" office:value="7227">
                <text:p>7227</text:p>
              </table:table-cell>
              <table:table-cell office:value-type="float" office:value="334410">
                <text:p>334410</text:p>
              </table:table-cell>
              <table:table-cell office:value-type="float" office:value="16698">
                <text:p>16698</text:p>
              </table:table-cell>
              <table:table-cell office:value-type="float" office:value="723350">
                <text:p>723350</text:p>
              </table:table-cell>
            </table:table-row>
            <table:table-row>
              <table:table-cell office:value-type="float" office:value="395100">
                <text:p>395100</text:p>
              </table:table-cell>
              <table:table-cell office:value-type="float" office:value="6538">
                <text:p>6538</text:p>
              </table:table-cell>
              <table:table-cell office:value-type="float" office:value="302350">
                <text:p>302350</text:p>
              </table:table-cell>
              <table:table-cell office:value-type="float" office:value="11592">
                <text:p>11592</text:p>
              </table:table-cell>
              <table:table-cell office:value-type="float" office:value="395100">
                <text:p>395100</text:p>
              </table:table-cell>
            </table:table-row>
            <table:table-row>
              <table:table-cell office:value-type="float" office:value="354470">
                <text:p>354470</text:p>
              </table:table-cell>
              <table:table-cell office:value-type="float" office:value="11985">
                <text:p>11985</text:p>
              </table:table-cell>
              <table:table-cell office:value-type="float" office:value="557300">
                <text:p>557300</text:p>
              </table:table-cell>
              <table:table-cell office:value-type="float" office:value="12948">
                <text:p>12948</text:p>
              </table:table-cell>
              <table:table-cell office:value-type="float" office:value="354470">
                <text:p>354470</text:p>
              </table:table-cell>
            </table:table-row>
            <table:table-row>
              <table:table-cell office:value-type="float" office:value="334890">
                <text:p>334890</text:p>
              </table:table-cell>
              <table:table-cell office:value-type="float" office:value="11944">
                <text:p>11944</text:p>
              </table:table-cell>
              <table:table-cell office:value-type="float" office:value="557540">
                <text:p>557540</text:p>
              </table:table-cell>
              <table:table-cell office:value-type="float" office:value="9479">
                <text:p>9479</text:p>
              </table:table-cell>
              <table:table-cell office:value-type="float" office:value="334890">
                <text:p>334890</text:p>
              </table:table-cell>
            </table:table-row>
            <table:table-row>
              <table:table-cell office:value-type="float" office:value="467060">
                <text:p>467060</text:p>
              </table:table-cell>
              <table:table-cell office:value-type="float" office:value="11282">
                <text:p>11282</text:p>
              </table:table-cell>
              <table:table-cell office:value-type="float" office:value="527460">
                <text:p>527460</text:p>
              </table:table-cell>
              <table:table-cell office:value-type="float" office:value="12335">
                <text:p>12335</text:p>
              </table:table-cell>
              <table:table-cell office:value-type="float" office:value="467060">
                <text:p>467060</text:p>
              </table:table-cell>
            </table:table-row>
            <table:table-row>
              <table:table-cell office:value-type="float" office:value="567310">
                <text:p>567310</text:p>
              </table:table-cell>
              <table:table-cell office:value-type="float" office:value="5104">
                <text:p>5104</text:p>
              </table:table-cell>
              <table:table-cell office:value-type="float" office:value="236510">
                <text:p>236510</text:p>
              </table:table-cell>
              <table:table-cell office:value-type="float" office:value="13806">
                <text:p>13806</text:p>
              </table:table-cell>
              <table:table-cell office:value-type="float" office:value="567310">
                <text:p>567310</text:p>
              </table:table-cell>
            </table:table-row>
            <table:table-row>
              <table:table-cell office:value-type="float" office:value="217480">
                <text:p>217480</text:p>
              </table:table-cell>
              <table:table-cell office:value-type="float" office:value="8003">
                <text:p>8003</text:p>
              </table:table-cell>
              <table:table-cell office:value-type="float" office:value="372390">
                <text:p>372390</text:p>
              </table:table-cell>
              <table:table-cell office:value-type="float" office:value="9558">
                <text:p>9558</text:p>
              </table:table-cell>
              <table:table-cell office:value-type="float" office:value="217480">
                <text:p>217480</text:p>
              </table:table-cell>
            </table:table-row>
            <table:table-row>
              <table:table-cell office:value-type="float" office:value="376790">
                <text:p>376790</text:p>
              </table:table-cell>
              <table:table-cell office:value-type="float" office:value="5096">
                <text:p>5096</text:p>
              </table:table-cell>
              <table:table-cell office:value-type="float" office:value="236040">
                <text:p>236040</text:p>
              </table:table-cell>
              <table:table-cell office:value-type="float" office:value="12341">
                <text:p>12341</text:p>
              </table:table-cell>
              <table:table-cell office:value-type="float" office:value="376790">
                <text:p>376790</text:p>
              </table:table-cell>
            </table:table-row>
            <table:table-row>
              <table:table-cell office:value-type="float" office:value="392350">
                <text:p>392350</text:p>
              </table:table-cell>
              <table:table-cell office:value-type="float" office:value="8440">
                <text:p>8440</text:p>
              </table:table-cell>
              <table:table-cell office:value-type="float" office:value="396290">
                <text:p>396290</text:p>
              </table:table-cell>
              <table:table-cell office:value-type="float" office:value="13736">
                <text:p>13736</text:p>
              </table:table-cell>
              <table:table-cell office:value-type="float" office:value="392350">
                <text:p>392350</text:p>
              </table:table-cell>
            </table:table-row>
            <table:table-row>
              <table:table-cell office:value-type="float" office:value="167600">
                <text:p>167600</text:p>
              </table:table-cell>
              <table:table-cell office:value-type="float" office:value="9186">
                <text:p>9186</text:p>
              </table:table-cell>
              <table:table-cell office:value-type="float" office:value="426010">
                <text:p>426010</text:p>
              </table:table-cell>
              <table:table-cell office:value-type="float" office:value="7400">
                <text:p>7400</text:p>
              </table:table-cell>
              <table:table-cell office:value-type="float" office:value="167600">
                <text:p>167600</text:p>
              </table:table-cell>
            </table:table-row>
            <table:table-row>
              <table:table-cell office:value-type="float" office:value="138090">
                <text:p>138090</text:p>
              </table:table-cell>
              <table:table-cell office:value-type="float" office:value="14052">
                <text:p>14052</text:p>
              </table:table-cell>
              <table:table-cell office:value-type="float" office:value="653770">
                <text:p>653770</text:p>
              </table:table-cell>
              <table:table-cell office:value-type="float" office:value="8682">
                <text:p>8682</text:p>
              </table:table-cell>
              <table:table-cell office:value-type="float" office:value="138090">
                <text:p>138090</text:p>
              </table:table-cell>
            </table:table-row>
            <table:table-row>
              <table:table-cell office:value-type="float" office:value="335950">
                <text:p>335950</text:p>
              </table:table-cell>
              <table:table-cell office:value-type="float" office:value="9955">
                <text:p>9955</text:p>
              </table:table-cell>
              <table:table-cell office:value-type="float" office:value="464730">
                <text:p>464730</text:p>
              </table:table-cell>
              <table:table-cell office:value-type="float" office:value="11158">
                <text:p>11158</text:p>
              </table:table-cell>
              <table:table-cell office:value-type="float" office:value="335950">
                <text:p>335950</text:p>
              </table:table-cell>
            </table:table-row>
            <table:table-row>
              <table:table-cell office:value-type="float" office:value="671930">
                <text:p>671930</text:p>
              </table:table-cell>
              <table:table-cell office:value-type="float" office:value="16744">
                <text:p>16744</text:p>
              </table:table-cell>
              <table:table-cell office:value-type="float" office:value="781080">
                <text:p>781080</text:p>
              </table:table-cell>
              <table:table-cell office:value-type="float" office:value="17941">
                <text:p>17941</text:p>
              </table:table-cell>
              <table:table-cell office:value-type="float" office:value="671930">
                <text:p>671930</text:p>
              </table:table-cell>
            </table:table-row>
            <table:table-row>
              <table:table-cell office:value-type="float" office:value="740120">
                <text:p>740120</text:p>
              </table:table-cell>
              <table:table-cell office:value-type="float" office:value="11311">
                <text:p>11311</text:p>
              </table:table-cell>
              <table:table-cell office:value-type="float" office:value="527650">
                <text:p>527650</text:p>
              </table:table-cell>
              <table:table-cell office:value-type="float" office:value="20053">
                <text:p>20053</text:p>
              </table:table-cell>
              <table:table-cell office:value-type="float" office:value="740120">
                <text:p>740120</text:p>
              </table:table-cell>
            </table:table-row>
            <table:table-row>
              <table:table-cell office:value-type="float" office:value="716260">
                <text:p>716260</text:p>
              </table:table-cell>
              <table:table-cell office:value-type="float" office:value="12628">
                <text:p>12628</text:p>
              </table:table-cell>
              <table:table-cell office:value-type="float" office:value="588830">
                <text:p>588830</text:p>
              </table:table-cell>
              <table:table-cell office:value-type="float" office:value="16146">
                <text:p>16146</text:p>
              </table:table-cell>
              <table:table-cell office:value-type="float" office:value="716260">
                <text:p>716260</text:p>
              </table:table-cell>
            </table:table-row>
            <table:table-row>
              <table:table-cell office:value-type="float" office:value="329210">
                <text:p>329210</text:p>
              </table:table-cell>
              <table:table-cell office:value-type="float" office:value="4574">
                <text:p>4574</text:p>
              </table:table-cell>
              <table:table-cell office:value-type="float" office:value="211580">
                <text:p>211580</text:p>
              </table:table-cell>
              <table:table-cell office:value-type="float" office:value="12863">
                <text:p>12863</text:p>
              </table:table-cell>
              <table:table-cell office:value-type="float" office:value="329210">
                <text:p>329210</text:p>
              </table:table-cell>
            </table:table-row>
            <table:table-row>
              <table:table-cell office:value-type="float" office:value="401460">
                <text:p>401460</text:p>
              </table:table-cell>
              <table:table-cell office:value-type="float" office:value="11908">
                <text:p>11908</text:p>
              </table:table-cell>
              <table:table-cell office:value-type="float" office:value="558400">
                <text:p>558400</text:p>
              </table:table-cell>
              <table:table-cell office:value-type="float" office:value="13705">
                <text:p>13705</text:p>
              </table:table-cell>
              <table:table-cell office:value-type="float" office:value="401460">
                <text:p>401460</text:p>
              </table:table-cell>
            </table:table-row>
            <table:table-row>
              <table:table-cell office:value-type="float" office:value="561440">
                <text:p>561440</text:p>
              </table:table-cell>
              <table:table-cell office:value-type="float" office:value="7217">
                <text:p>7217</text:p>
              </table:table-cell>
              <table:table-cell office:value-type="float" office:value="335570">
                <text:p>335570</text:p>
              </table:table-cell>
              <table:table-cell office:value-type="float" office:value="15774">
                <text:p>15774</text:p>
              </table:table-cell>
              <table:table-cell office:value-type="float" office:value="561440">
                <text:p>561440</text:p>
              </table:table-cell>
            </table:table-row>
            <table:table-row>
              <table:table-cell office:value-type="float" office:value="562330">
                <text:p>562330</text:p>
              </table:table-cell>
              <table:table-cell office:value-type="float" office:value="12722">
                <text:p>12722</text:p>
              </table:table-cell>
              <table:table-cell office:value-type="float" office:value="591810">
                <text:p>591810</text:p>
              </table:table-cell>
              <table:table-cell office:value-type="float" office:value="9081">
                <text:p>9081</text:p>
              </table:table-cell>
              <table:table-cell office:value-type="float" office:value="562330">
                <text:p>562330</text:p>
              </table:table-cell>
            </table:table-row>
            <table:table-row>
              <table:table-cell office:value-type="float" office:value="428180">
                <text:p>428180</text:p>
              </table:table-cell>
              <table:table-cell office:value-type="float" office:value="11970">
                <text:p>11970</text:p>
              </table:table-cell>
              <table:table-cell office:value-type="float" office:value="559070">
                <text:p>559070</text:p>
              </table:table-cell>
              <table:table-cell office:value-type="float" office:value="7658">
                <text:p>7658</text:p>
              </table:table-cell>
              <table:table-cell office:value-type="float" office:value="428180">
                <text:p>428180</text:p>
              </table:table-cell>
            </table:table-row>
            <table:table-row>
              <table:table-cell office:value-type="float" office:value="928710">
                <text:p>928710</text:p>
              </table:table-cell>
              <table:table-cell office:value-type="float" office:value="12714">
                <text:p>12714</text:p>
              </table:table-cell>
              <table:table-cell office:value-type="float" office:value="593080">
                <text:p>593080</text:p>
              </table:table-cell>
              <table:table-cell office:value-type="float" office:value="15402">
                <text:p>15402</text:p>
              </table:table-cell>
              <table:table-cell office:value-type="float" office:value="928710">
                <text:p>92871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8607">
                <text:p>8607</text:p>
              </table:table-cell>
              <table:table-cell office:value-type="float" office:value="403790">
                <text:p>403790</text:p>
              </table:table-cell>
              <table:table-cell office:value-type="float" office:value="6000">
                <text:p>6000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170">
                <text:p>47170</text:p>
              </table:table-cell>
              <table:table-cell office:value-type="float" office:value="13983">
                <text:p>13983</text:p>
              </table:table-cell>
              <table:table-cell office:value-type="float" office:value="652390">
                <text:p>652390</text:p>
              </table:table-cell>
              <table:table-cell office:value-type="float" office:value="2235">
                <text:p>2235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float" office:value="497140">
                <text:p>497140</text:p>
              </table:table-cell>
              <table:table-cell office:value-type="float" office:value="11292">
                <text:p>11292</text:p>
              </table:table-cell>
              <table:table-cell office:value-type="float" office:value="528210">
                <text:p>528210</text:p>
              </table:table-cell>
              <table:table-cell office:value-type="float" office:value="9472">
                <text:p>9472</text:p>
              </table:table-cell>
              <table:table-cell office:value-type="float" office:value="497140">
                <text:p>497140</text:p>
              </table:table-cell>
            </table:table-row>
            <table:table-row>
              <table:table-cell office:value-type="float" office:value="687440">
                <text:p>687440</text:p>
              </table:table-cell>
              <table:table-cell office:value-type="float" office:value="15435">
                <text:p>15435</text:p>
              </table:table-cell>
              <table:table-cell office:value-type="float" office:value="717810">
                <text:p>717810</text:p>
              </table:table-cell>
              <table:table-cell office:value-type="float" office:value="12398">
                <text:p>12398</text:p>
              </table:table-cell>
              <table:table-cell office:value-type="float" office:value="687440">
                <text:p>687440</text:p>
              </table:table-cell>
            </table:table-row>
            <table:table-row>
              <table:table-cell office:value-type="float" office:value="214990">
                <text:p>214990</text:p>
              </table:table-cell>
              <table:table-cell office:value-type="float" office:value="9850">
                <text:p>9850</text:p>
              </table:table-cell>
              <table:table-cell office:value-type="float" office:value="460240">
                <text:p>460240</text:p>
              </table:table-cell>
              <table:table-cell office:value-type="float" office:value="7820">
                <text:p>7820</text:p>
              </table:table-cell>
              <table:table-cell office:value-type="float" office:value="214990">
                <text:p>214990</text:p>
              </table:table-cell>
            </table:table-row>
            <table:table-row>
              <table:table-cell office:value-type="float" office:value="673460">
                <text:p>673460</text:p>
              </table:table-cell>
              <table:table-cell office:value-type="float" office:value="12031">
                <text:p>12031</text:p>
              </table:table-cell>
              <table:table-cell office:value-type="float" office:value="562100">
                <text:p>562100</text:p>
              </table:table-cell>
              <table:table-cell office:value-type="float" office:value="12989">
                <text:p>12989</text:p>
              </table:table-cell>
              <table:table-cell office:value-type="float" office:value="673460">
                <text:p>673460</text:p>
              </table:table-cell>
            </table:table-row>
            <table:table-row>
              <table:table-cell office:value-type="float" office:value="433560">
                <text:p>433560</text:p>
              </table:table-cell>
              <table:table-cell office:value-type="float" office:value="13962">
                <text:p>13962</text:p>
              </table:table-cell>
              <table:table-cell office:value-type="float" office:value="651070">
                <text:p>651070</text:p>
              </table:table-cell>
              <table:table-cell office:value-type="float" office:value="10931">
                <text:p>10931</text:p>
              </table:table-cell>
              <table:table-cell office:value-type="float" office:value="433560">
                <text:p>433560</text:p>
              </table:table-cell>
            </table:table-row>
            <table:table-row>
              <table:table-cell office:value-type="float" office:value="481390">
                <text:p>481390</text:p>
              </table:table-cell>
              <table:table-cell office:value-type="float" office:value="6174">
                <text:p>6174</text:p>
              </table:table-cell>
              <table:table-cell office:value-type="float" office:value="287420">
                <text:p>287420</text:p>
              </table:table-cell>
              <table:table-cell office:value-type="float" office:value="11622">
                <text:p>11622</text:p>
              </table:table-cell>
              <table:table-cell office:value-type="float" office:value="481390">
                <text:p>481390</text:p>
              </table:table-cell>
            </table:table-row>
            <table:table-row>
              <table:table-cell office:value-type="float" office:value="363290">
                <text:p>363290</text:p>
              </table:table-cell>
              <table:table-cell office:value-type="float" office:value="14136">
                <text:p>14136</text:p>
              </table:table-cell>
              <table:table-cell office:value-type="float" office:value="658320">
                <text:p>658320</text:p>
              </table:table-cell>
              <table:table-cell office:value-type="float" office:value="6134">
                <text:p>6134</text:p>
              </table:table-cell>
              <table:table-cell office:value-type="float" office:value="363290">
                <text:p>363290</text:p>
              </table:table-cell>
            </table:table-row>
            <table:table-row>
              <table:table-cell office:value-type="float" office:value="490020">
                <text:p>490020</text:p>
              </table:table-cell>
              <table:table-cell office:value-type="float" office:value="12571">
                <text:p>12571</text:p>
              </table:table-cell>
              <table:table-cell office:value-type="float" office:value="585310">
                <text:p>585310</text:p>
              </table:table-cell>
              <table:table-cell office:value-type="float" office:value="8211">
                <text:p>8211</text:p>
              </table:table-cell>
              <table:table-cell office:value-type="float" office:value="490020">
                <text:p>490020</text:p>
              </table:table-cell>
            </table:table-row>
            <table:table-row>
              <table:table-cell office:value-type="float" office:value="168870">
                <text:p>168870</text:p>
              </table:table-cell>
              <table:table-cell office:value-type="float" office:value="14008">
                <text:p>14008</text:p>
              </table:table-cell>
              <table:table-cell office:value-type="float" office:value="651930">
                <text:p>651930</text:p>
              </table:table-cell>
              <table:table-cell office:value-type="float" office:value="5795">
                <text:p>5795</text:p>
              </table:table-cell>
              <table:table-cell office:value-type="float" office:value="168870">
                <text:p>168870</text:p>
              </table:table-cell>
            </table:table-row>
            <table:table-row>
              <table:table-cell office:value-type="float" office:value="706430">
                <text:p>706430</text:p>
              </table:table-cell>
              <table:table-cell office:value-type="float" office:value="16114">
                <text:p>16114</text:p>
              </table:table-cell>
              <table:table-cell office:value-type="float" office:value="752320">
                <text:p>752320</text:p>
              </table:table-cell>
              <table:table-cell office:value-type="float" office:value="12970">
                <text:p>12970</text:p>
              </table:table-cell>
              <table:table-cell office:value-type="float" office:value="706430">
                <text:p>706430</text:p>
              </table:table-cell>
            </table:table-row>
            <table:table-row>
              <table:table-cell office:value-type="float" office:value="491570">
                <text:p>491570</text:p>
              </table:table-cell>
              <table:table-cell office:value-type="float" office:value="12030">
                <text:p>12030</text:p>
              </table:table-cell>
              <table:table-cell office:value-type="float" office:value="560700">
                <text:p>560700</text:p>
              </table:table-cell>
              <table:table-cell office:value-type="float" office:value="11518">
                <text:p>11518</text:p>
              </table:table-cell>
              <table:table-cell office:value-type="float" office:value="491570">
                <text:p>491570</text:p>
              </table:table-cell>
            </table:table-row>
            <table:table-row>
              <table:table-cell office:value-type="float" office:value="428820">
                <text:p>428820</text:p>
              </table:table-cell>
              <table:table-cell office:value-type="float" office:value="14801">
                <text:p>14801</text:p>
              </table:table-cell>
              <table:table-cell office:value-type="float" office:value="686600">
                <text:p>686600</text:p>
              </table:table-cell>
              <table:table-cell office:value-type="float" office:value="11432">
                <text:p>11432</text:p>
              </table:table-cell>
              <table:table-cell office:value-type="float" office:value="428820">
                <text:p>428820</text:p>
              </table:table-cell>
            </table:table-row>
            <table:table-row>
              <table:table-cell office:value-type="float" office:value="215680">
                <text:p>215680</text:p>
              </table:table-cell>
              <table:table-cell office:value-type="float" office:value="12572">
                <text:p>12572</text:p>
              </table:table-cell>
              <table:table-cell office:value-type="float" office:value="586840">
                <text:p>586840</text:p>
              </table:table-cell>
              <table:table-cell office:value-type="float" office:value="4439">
                <text:p>4439</text:p>
              </table:table-cell>
              <table:table-cell office:value-type="float" office:value="215680">
                <text:p>215680</text:p>
              </table:table-cell>
            </table:table-row>
            <table:table-row>
              <table:table-cell office:value-type="float" office:value="382330">
                <text:p>382330</text:p>
              </table:table-cell>
              <table:table-cell office:value-type="float" office:value="16255">
                <text:p>16255</text:p>
              </table:table-cell>
              <table:table-cell office:value-type="float" office:value="755110">
                <text:p>755110</text:p>
              </table:table-cell>
              <table:table-cell office:value-type="float" office:value="7298">
                <text:p>7298</text:p>
              </table:table-cell>
              <table:table-cell office:value-type="float" office:value="382330">
                <text:p>382330</text:p>
              </table:table-cell>
            </table:table-row>
            <table:table-row>
              <table:table-cell office:value-type="float" office:value="201740">
                <text:p>201740</text:p>
              </table:table-cell>
              <table:table-cell office:value-type="float" office:value="12771">
                <text:p>12771</text:p>
              </table:table-cell>
              <table:table-cell office:value-type="float" office:value="594050">
                <text:p>594050</text:p>
              </table:table-cell>
              <table:table-cell office:value-type="float" office:value="5078">
                <text:p>5078</text:p>
              </table:table-cell>
              <table:table-cell office:value-type="float" office:value="201740">
                <text:p>20174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19461">
                <text:p>19461</text:p>
              </table:table-cell>
              <table:table-cell office:value-type="float" office:value="907090">
                <text:p>907090</text:p>
              </table:table-cell>
              <table:table-cell office:value-type="float" office:value="12056">
                <text:p>12056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158190">
                <text:p>158190</text:p>
              </table:table-cell>
              <table:table-cell office:value-type="float" office:value="13370">
                <text:p>13370</text:p>
              </table:table-cell>
              <table:table-cell office:value-type="float" office:value="625190">
                <text:p>625190</text:p>
              </table:table-cell>
              <table:table-cell office:value-type="float" office:value="5586">
                <text:p>5586</text:p>
              </table:table-cell>
              <table:table-cell office:value-type="float" office:value="158190">
                <text:p>158190</text:p>
              </table:table-cell>
            </table:table-row>
            <table:table-row>
              <table:table-cell office:value-type="float" office:value="743560">
                <text:p>743560</text:p>
              </table:table-cell>
              <table:table-cell office:value-type="float" office:value="16786">
                <text:p>16786</text:p>
              </table:table-cell>
              <table:table-cell office:value-type="float" office:value="782140">
                <text:p>782140</text:p>
              </table:table-cell>
              <table:table-cell office:value-type="float" office:value="14822">
                <text:p>14822</text:p>
              </table:table-cell>
              <table:table-cell office:value-type="float" office:value="743560">
                <text:p>743560</text:p>
              </table:table-cell>
            </table:table-row>
            <table:table-row>
              <table:table-cell office:value-type="float" office:value="778370">
                <text:p>778370</text:p>
              </table:table-cell>
              <table:table-cell office:value-type="float" office:value="8039">
                <text:p>8039</text:p>
              </table:table-cell>
              <table:table-cell office:value-type="float" office:value="373850">
                <text:p>373850</text:p>
              </table:table-cell>
              <table:table-cell office:value-type="float" office:value="15621">
                <text:p>15621</text:p>
              </table:table-cell>
              <table:table-cell office:value-type="float" office:value="778370">
                <text:p>778370</text:p>
              </table:table-cell>
            </table:table-row>
            <table:table-row>
              <table:table-cell office:value-type="float" office:value="392090">
                <text:p>392090</text:p>
              </table:table-cell>
              <table:table-cell office:value-type="float" office:value="9956">
                <text:p>9956</text:p>
              </table:table-cell>
              <table:table-cell office:value-type="float" office:value="462300">
                <text:p>462300</text:p>
              </table:table-cell>
              <table:table-cell office:value-type="float" office:value="12557">
                <text:p>12557</text:p>
              </table:table-cell>
              <table:table-cell office:value-type="float" office:value="392090">
                <text:p>392090</text:p>
              </table:table-cell>
            </table:table-row>
            <table:table-row>
              <table:table-cell office:value-type="float" office:value="589840">
                <text:p>589840</text:p>
              </table:table-cell>
              <table:table-cell office:value-type="float" office:value="11971">
                <text:p>11971</text:p>
              </table:table-cell>
              <table:table-cell office:value-type="float" office:value="558050">
                <text:p>558050</text:p>
              </table:table-cell>
              <table:table-cell office:value-type="float" office:value="14770">
                <text:p>14770</text:p>
              </table:table-cell>
              <table:table-cell office:value-type="float" office:value="589840">
                <text:p>589840</text:p>
              </table:table-cell>
            </table:table-row>
            <table:table-row>
              <table:table-cell office:value-type="float" office:value="228920">
                <text:p>228920</text:p>
              </table:table-cell>
              <table:table-cell office:value-type="float" office:value="16020">
                <text:p>16020</text:p>
              </table:table-cell>
              <table:table-cell office:value-type="float" office:value="745560">
                <text:p>745560</text:p>
              </table:table-cell>
              <table:table-cell office:value-type="float" office:value="5757">
                <text:p>5757</text:p>
              </table:table-cell>
              <table:table-cell office:value-type="float" office:value="228920">
                <text:p>228920</text:p>
              </table:table-cell>
            </table:table-row>
            <table:table-row>
              <table:table-cell office:value-type="float" office:value="433290">
                <text:p>433290</text:p>
              </table:table-cell>
              <table:table-cell office:value-type="float" office:value="12668">
                <text:p>12668</text:p>
              </table:table-cell>
              <table:table-cell office:value-type="float" office:value="589970">
                <text:p>589970</text:p>
              </table:table-cell>
              <table:table-cell office:value-type="float" office:value="10494">
                <text:p>10494</text:p>
              </table:table-cell>
              <table:table-cell office:value-type="float" office:value="433290">
                <text:p>433290</text:p>
              </table:table-cell>
            </table:table-row>
            <table:table-row>
              <table:table-cell office:value-type="float" office:value="721210">
                <text:p>721210</text:p>
              </table:table-cell>
              <table:table-cell office:value-type="float" office:value="18132">
                <text:p>18132</text:p>
              </table:table-cell>
              <table:table-cell office:value-type="float" office:value="844250">
                <text:p>844250</text:p>
              </table:table-cell>
              <table:table-cell office:value-type="float" office:value="14018">
                <text:p>14018</text:p>
              </table:table-cell>
              <table:table-cell office:value-type="float" office:value="721210">
                <text:p>721210</text:p>
              </table:table-cell>
            </table:table-row>
            <table:table-row>
              <table:table-cell office:value-type="float" office:value="679690">
                <text:p>679690</text:p>
              </table:table-cell>
              <table:table-cell office:value-type="float" office:value="14000">
                <text:p>14000</text:p>
              </table:table-cell>
              <table:table-cell office:value-type="float" office:value="651150">
                <text:p>651150</text:p>
              </table:table-cell>
              <table:table-cell office:value-type="float" office:value="16088">
                <text:p>16088</text:p>
              </table:table-cell>
              <table:table-cell office:value-type="float" office:value="679690">
                <text:p>679690</text:p>
              </table:table-cell>
            </table:table-row>
            <table:table-row>
              <table:table-cell office:value-type="float" office:value="334450">
                <text:p>334450</text:p>
              </table:table-cell>
              <table:table-cell office:value-type="float" office:value="19466">
                <text:p>19466</text:p>
              </table:table-cell>
              <table:table-cell office:value-type="float" office:value="904610">
                <text:p>904610</text:p>
              </table:table-cell>
              <table:table-cell office:value-type="float" office:value="9098">
                <text:p>9098</text:p>
              </table:table-cell>
              <table:table-cell office:value-type="float" office:value="334450">
                <text:p>334450</text:p>
              </table:table-cell>
            </table:table-row>
            <table:table-row>
              <table:table-cell office:value-type="float" office:value="462950">
                <text:p>462950</text:p>
              </table:table-cell>
              <table:table-cell office:value-type="float" office:value="12708">
                <text:p>12708</text:p>
              </table:table-cell>
              <table:table-cell office:value-type="float" office:value="593630">
                <text:p>593630</text:p>
              </table:table-cell>
              <table:table-cell office:value-type="float" office:value="11173">
                <text:p>11173</text:p>
              </table:table-cell>
              <table:table-cell office:value-type="float" office:value="462950">
                <text:p>462950</text:p>
              </table:table-cell>
            </table:table-row>
            <table:table-row>
              <table:table-cell office:value-type="float" office:value="641380">
                <text:p>641380</text:p>
              </table:table-cell>
              <table:table-cell office:value-type="float" office:value="15414">
                <text:p>15414</text:p>
              </table:table-cell>
              <table:table-cell office:value-type="float" office:value="718240">
                <text:p>718240</text:p>
              </table:table-cell>
              <table:table-cell office:value-type="float" office:value="14646">
                <text:p>14646</text:p>
              </table:table-cell>
              <table:table-cell office:value-type="float" office:value="641380">
                <text:p>641380</text:p>
              </table:table-cell>
            </table:table-row>
            <table:table-row>
              <table:table-cell office:value-type="float" office:value="372630">
                <text:p>372630</text:p>
              </table:table-cell>
              <table:table-cell office:value-type="float" office:value="15358">
                <text:p>15358</text:p>
              </table:table-cell>
              <table:table-cell office:value-type="float" office:value="716150">
                <text:p>716150</text:p>
              </table:table-cell>
              <table:table-cell office:value-type="float" office:value="10988">
                <text:p>10988</text:p>
              </table:table-cell>
              <table:table-cell office:value-type="float" office:value="372630">
                <text:p>372630</text:p>
              </table:table-cell>
            </table:table-row>
            <table:table-row>
              <table:table-cell office:value-type="float" office:value="388780">
                <text:p>38878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1817">
                <text:p>11817</text:p>
              </table:table-cell>
              <table:table-cell office:value-type="float" office:value="388780">
                <text:p>388780</text:p>
              </table:table-cell>
            </table:table-row>
            <table:table-row>
              <table:table-cell office:value-type="float" office:value="680280">
                <text:p>680280</text:p>
              </table:table-cell>
              <table:table-cell office:value-type="float" office:value="4441">
                <text:p>4441</text:p>
              </table:table-cell>
              <table:table-cell office:value-type="float" office:value="206160">
                <text:p>206160</text:p>
              </table:table-cell>
              <table:table-cell office:value-type="float" office:value="16121">
                <text:p>16121</text:p>
              </table:table-cell>
              <table:table-cell office:value-type="float" office:value="680280">
                <text:p>680280</text:p>
              </table:table-cell>
            </table:table-row>
            <table:table-row>
              <table:table-cell office:value-type="float" office:value="185980">
                <text:p>185980</text:p>
              </table:table-cell>
              <table:table-cell office:value-type="float" office:value="11943">
                <text:p>11943</text:p>
              </table:table-cell>
              <table:table-cell office:value-type="float" office:value="557970">
                <text:p>557970</text:p>
              </table:table-cell>
              <table:table-cell office:value-type="float" office:value="10222">
                <text:p>10222</text:p>
              </table:table-cell>
              <table:table-cell office:value-type="float" office:value="185980">
                <text:p>185980</text:p>
              </table:table-cell>
            </table:table-row>
            <table:table-row>
              <table:table-cell office:value-type="float" office:value="318930">
                <text:p>318930</text:p>
              </table:table-cell>
              <table:table-cell office:value-type="float" office:value="7308">
                <text:p>7308</text:p>
              </table:table-cell>
              <table:table-cell office:value-type="float" office:value="338850">
                <text:p>338850</text:p>
              </table:table-cell>
              <table:table-cell office:value-type="float" office:value="11613">
                <text:p>11613</text:p>
              </table:table-cell>
              <table:table-cell office:value-type="float" office:value="318930">
                <text:p>318930</text:p>
              </table:table-cell>
            </table:table-row>
            <table:table-row>
              <table:table-cell office:value-type="float" office:value="641040">
                <text:p>641040</text:p>
              </table:table-cell>
              <table:table-cell office:value-type="float" office:value="2303">
                <text:p>2303</text:p>
              </table:table-cell>
              <table:table-cell office:value-type="float" office:value="106880">
                <text:p>106880</text:p>
              </table:table-cell>
              <table:table-cell office:value-type="float" office:value="16746">
                <text:p>16746</text:p>
              </table:table-cell>
              <table:table-cell office:value-type="float" office:value="641040">
                <text:p>641040</text:p>
              </table:table-cell>
            </table:table-row>
            <table:table-row>
              <table:table-cell office:value-type="float" office:value="820510">
                <text:p>820510</text:p>
              </table:table-cell>
              <table:table-cell office:value-type="float" office:value="8541">
                <text:p>8541</text:p>
              </table:table-cell>
              <table:table-cell office:value-type="float" office:value="395500">
                <text:p>395500</text:p>
              </table:table-cell>
              <table:table-cell office:value-type="float" office:value="17587">
                <text:p>17587</text:p>
              </table:table-cell>
              <table:table-cell office:value-type="float" office:value="820510">
                <text:p>820510</text:p>
              </table:table-cell>
            </table:table-row>
            <table:table-row>
              <table:table-cell office:value-type="float" office:value="146970">
                <text:p>146970</text:p>
              </table:table-cell>
              <table:table-cell office:value-type="float" office:value="11264">
                <text:p>11264</text:p>
              </table:table-cell>
              <table:table-cell office:value-type="float" office:value="525640">
                <text:p>525640</text:p>
              </table:table-cell>
              <table:table-cell office:value-type="float" office:value="6108">
                <text:p>6108</text:p>
              </table:table-cell>
              <table:table-cell office:value-type="float" office:value="146970">
                <text:p>146970</text:p>
              </table:table-cell>
            </table:table-row>
            <table:table-row>
              <table:table-cell office:value-type="float" office:value="688920">
                <text:p>688920</text:p>
              </table:table-cell>
              <table:table-cell office:value-type="float" office:value="9781">
                <text:p>9781</text:p>
              </table:table-cell>
              <table:table-cell office:value-type="float" office:value="456840">
                <text:p>456840</text:p>
              </table:table-cell>
              <table:table-cell office:value-type="float" office:value="16638">
                <text:p>16638</text:p>
              </table:table-cell>
              <table:table-cell office:value-type="float" office:value="688920">
                <text:p>688920</text:p>
              </table:table-cell>
            </table:table-row>
            <table:table-row>
              <table:table-cell office:value-type="float" office:value="396080">
                <text:p>396080</text:p>
              </table:table-cell>
              <table:table-cell office:value-type="float" office:value="8102">
                <text:p>8102</text:p>
              </table:table-cell>
              <table:table-cell office:value-type="float" office:value="375370">
                <text:p>375370</text:p>
              </table:table-cell>
              <table:table-cell office:value-type="float" office:value="11594">
                <text:p>11594</text:p>
              </table:table-cell>
              <table:table-cell office:value-type="float" office:value="396080">
                <text:p>396080</text:p>
              </table:table-cell>
            </table:table-row>
            <table:table-row>
              <table:table-cell office:value-type="float" office:value="419840">
                <text:p>419840</text:p>
              </table:table-cell>
              <table:table-cell office:value-type="float" office:value="3834">
                <text:p>3834</text:p>
              </table:table-cell>
              <table:table-cell office:value-type="float" office:value="179270">
                <text:p>179270</text:p>
              </table:table-cell>
              <table:table-cell office:value-type="float" office:value="13057">
                <text:p>13057</text:p>
              </table:table-cell>
              <table:table-cell office:value-type="float" office:value="419840">
                <text:p>419840</text:p>
              </table:table-cell>
            </table:table-row>
            <table:table-row>
              <table:table-cell office:value-type="float" office:value="335680">
                <text:p>335680</text:p>
              </table:table-cell>
              <table:table-cell office:value-type="float" office:value="9103">
                <text:p>9103</text:p>
              </table:table-cell>
              <table:table-cell office:value-type="float" office:value="422610">
                <text:p>422610</text:p>
              </table:table-cell>
              <table:table-cell office:value-type="float" office:value="9525">
                <text:p>9525</text:p>
              </table:table-cell>
              <table:table-cell office:value-type="float" office:value="335680">
                <text:p>335680</text:p>
              </table:table-cell>
            </table:table-row>
            <table:table-row>
              <table:table-cell office:value-type="float" office:value="467180">
                <text:p>467180</text:p>
              </table:table-cell>
              <table:table-cell office:value-type="float" office:value="7206">
                <text:p>7206</text:p>
              </table:table-cell>
              <table:table-cell office:value-type="float" office:value="332790">
                <text:p>332790</text:p>
              </table:table-cell>
              <table:table-cell office:value-type="float" office:value="12335">
                <text:p>12335</text:p>
              </table:table-cell>
              <table:table-cell office:value-type="float" office:value="467180">
                <text:p>467180</text:p>
              </table:table-cell>
            </table:table-row>
            <table:table-row>
              <table:table-cell office:value-type="float" office:value="568620">
                <text:p>568620</text:p>
              </table:table-cell>
              <table:table-cell office:value-type="float" office:value="6641">
                <text:p>6641</text:p>
              </table:table-cell>
              <table:table-cell office:value-type="float" office:value="307590">
                <text:p>307590</text:p>
              </table:table-cell>
              <table:table-cell office:value-type="float" office:value="13803">
                <text:p>13803</text:p>
              </table:table-cell>
              <table:table-cell office:value-type="float" office:value="568620">
                <text:p>568620</text:p>
              </table:table-cell>
            </table:table-row>
            <table:table-row>
              <table:table-cell office:value-type="float" office:value="202390">
                <text:p>202390</text:p>
              </table:table-cell>
              <table:table-cell office:value-type="float" office:value="11914">
                <text:p>11914</text:p>
              </table:table-cell>
              <table:table-cell office:value-type="float" office:value="555020">
                <text:p>555020</text:p>
              </table:table-cell>
              <table:table-cell office:value-type="float" office:value="9376">
                <text:p>9376</text:p>
              </table:table-cell>
              <table:table-cell office:value-type="float" office:value="202390">
                <text:p>202390</text:p>
              </table:table-cell>
            </table:table-row>
            <table:table-row>
              <table:table-cell office:value-type="float" office:value="230280">
                <text:p>230280</text:p>
              </table:table-cell>
              <table:table-cell office:value-type="float" office:value="11948">
                <text:p>11948</text:p>
              </table:table-cell>
              <table:table-cell office:value-type="float" office:value="555960">
                <text:p>555960</text:p>
              </table:table-cell>
              <table:table-cell office:value-type="float" office:value="12215">
                <text:p>12215</text:p>
              </table:table-cell>
              <table:table-cell office:value-type="float" office:value="230280">
                <text:p>230280</text:p>
              </table:table-cell>
            </table:table-row>
            <table:table-row>
              <table:table-cell office:value-type="float" office:value="413030">
                <text:p>413030</text:p>
              </table:table-cell>
              <table:table-cell office:value-type="float" office:value="11326">
                <text:p>11326</text:p>
              </table:table-cell>
              <table:table-cell office:value-type="float" office:value="525840">
                <text:p>525840</text:p>
              </table:table-cell>
              <table:table-cell office:value-type="float" office:value="13721">
                <text:p>13721</text:p>
              </table:table-cell>
              <table:table-cell office:value-type="float" office:value="413030">
                <text:p>413030</text:p>
              </table:table-cell>
            </table:table-row>
            <table:table-row>
              <table:table-cell office:value-type="float" office:value="168740">
                <text:p>168740</text:p>
              </table:table-cell>
              <table:table-cell office:value-type="float" office:value="5080">
                <text:p>5080</text:p>
              </table:table-cell>
              <table:table-cell office:value-type="float" office:value="236670">
                <text:p>236670</text:p>
              </table:table-cell>
              <table:table-cell office:value-type="float" office:value="7452">
                <text:p>7452</text:p>
              </table:table-cell>
              <table:table-cell office:value-type="float" office:value="168740">
                <text:p>168740</text:p>
              </table:table-cell>
            </table:table-row>
            <table:table-row>
              <table:table-cell office:value-type="float" office:value="141710">
                <text:p>141710</text:p>
              </table:table-cell>
              <table:table-cell office:value-type="float" office:value="7954">
                <text:p>7954</text:p>
              </table:table-cell>
              <table:table-cell office:value-type="float" office:value="371090">
                <text:p>371090</text:p>
              </table:table-cell>
              <table:table-cell office:value-type="float" office:value="8703">
                <text:p>8703</text:p>
              </table:table-cell>
              <table:table-cell office:value-type="float" office:value="141710">
                <text:p>141710</text:p>
              </table:table-cell>
            </table:table-row>
            <table:table-row>
              <table:table-cell office:value-type="float" office:value="327460">
                <text:p>327460</text:p>
              </table:table-cell>
              <table:table-cell office:value-type="float" office:value="5173">
                <text:p>5173</text:p>
              </table:table-cell>
              <table:table-cell office:value-type="float" office:value="239250">
                <text:p>239250</text:p>
              </table:table-cell>
              <table:table-cell office:value-type="float" office:value="11073">
                <text:p>11073</text:p>
              </table:table-cell>
              <table:table-cell office:value-type="float" office:value="327460">
                <text:p>327460</text:p>
              </table:table-cell>
            </table:table-row>
            <table:table-row>
              <table:table-cell office:value-type="float" office:value="726290">
                <text:p>726290</text:p>
              </table:table-cell>
              <table:table-cell office:value-type="float" office:value="8563">
                <text:p>8563</text:p>
              </table:table-cell>
              <table:table-cell office:value-type="float" office:value="398480">
                <text:p>398480</text:p>
              </table:table-cell>
              <table:table-cell office:value-type="float" office:value="18028">
                <text:p>18028</text:p>
              </table:table-cell>
              <table:table-cell office:value-type="float" office:value="726290">
                <text:p>726290</text:p>
              </table:table-cell>
            </table:table-row>
            <table:table-row>
              <table:table-cell office:value-type="float" office:value="737780">
                <text:p>737780</text:p>
              </table:table-cell>
              <table:table-cell office:value-type="float" office:value="9191">
                <text:p>9191</text:p>
              </table:table-cell>
              <table:table-cell office:value-type="float" office:value="427880">
                <text:p>427880</text:p>
              </table:table-cell>
              <table:table-cell office:value-type="float" office:value="20014">
                <text:p>20014</text:p>
              </table:table-cell>
              <table:table-cell office:value-type="float" office:value="737780">
                <text:p>737780</text:p>
              </table:table-cell>
            </table:table-row>
            <table:table-row>
              <table:table-cell office:value-type="float" office:value="651980">
                <text:p>651980</text:p>
              </table:table-cell>
              <table:table-cell office:value-type="float" office:value="14109">
                <text:p>14109</text:p>
              </table:table-cell>
              <table:table-cell office:value-type="float" office:value="655340">
                <text:p>655340</text:p>
              </table:table-cell>
              <table:table-cell office:value-type="float" office:value="16028">
                <text:p>16028</text:p>
              </table:table-cell>
              <table:table-cell office:value-type="float" office:value="651980">
                <text:p>651980</text:p>
              </table:table-cell>
            </table:table-row>
            <table:table-row>
              <table:table-cell office:value-type="float" office:value="329860">
                <text:p>329860</text:p>
              </table:table-cell>
              <table:table-cell office:value-type="float" office:value="9943">
                <text:p>9943</text:p>
              </table:table-cell>
              <table:table-cell office:value-type="float" office:value="463280">
                <text:p>463280</text:p>
              </table:table-cell>
              <table:table-cell office:value-type="float" office:value="12887">
                <text:p>12887</text:p>
              </table:table-cell>
              <table:table-cell office:value-type="float" office:value="329860">
                <text:p>329860</text:p>
              </table:table-cell>
            </table:table-row>
            <table:table-row>
              <table:table-cell office:value-type="float" office:value="415090">
                <text:p>415090</text:p>
              </table:table-cell>
              <table:table-cell office:value-type="float" office:value="16691">
                <text:p>16691</text:p>
              </table:table-cell>
              <table:table-cell office:value-type="float" office:value="777020">
                <text:p>777020</text:p>
              </table:table-cell>
              <table:table-cell office:value-type="float" office:value="13635">
                <text:p>13635</text:p>
              </table:table-cell>
              <table:table-cell office:value-type="float" office:value="415090">
                <text:p>415090</text:p>
              </table:table-cell>
            </table:table-row>
            <table:table-row>
              <table:table-cell office:value-type="float" office:value="488370">
                <text:p>488370</text:p>
              </table:table-cell>
              <table:table-cell office:value-type="float" office:value="11353">
                <text:p>11353</text:p>
              </table:table-cell>
              <table:table-cell office:value-type="float" office:value="532010">
                <text:p>532010</text:p>
              </table:table-cell>
              <table:table-cell office:value-type="float" office:value="15843">
                <text:p>15843</text:p>
              </table:table-cell>
              <table:table-cell office:value-type="float" office:value="488370">
                <text:p>48837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12636">
                <text:p>12636</text:p>
              </table:table-cell>
              <table:table-cell office:value-type="float" office:value="588620">
                <text:p>588620</text:p>
              </table:table-cell>
              <table:table-cell office:value-type="float" office:value="9040">
                <text:p>9040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428480">
                <text:p>428480</text:p>
              </table:table-cell>
              <table:table-cell office:value-type="float" office:value="4535">
                <text:p>4535</text:p>
              </table:table-cell>
              <table:table-cell office:value-type="float" office:value="207830">
                <text:p>207830</text:p>
              </table:table-cell>
              <table:table-cell office:value-type="float" office:value="7701">
                <text:p>7701</text:p>
              </table:table-cell>
              <table:table-cell office:value-type="float" office:value="428480">
                <text:p>428480</text:p>
              </table:table-cell>
            </table:table-row>
            <table:table-row>
              <table:table-cell office:value-type="float" office:value="850760">
                <text:p>850760</text:p>
              </table:table-cell>
              <table:table-cell office:value-type="float" office:value="11905">
                <text:p>11905</text:p>
              </table:table-cell>
              <table:table-cell office:value-type="float" office:value="557680">
                <text:p>557680</text:p>
              </table:table-cell>
              <table:table-cell office:value-type="float" office:value="15405">
                <text:p>15405</text:p>
              </table:table-cell>
              <table:table-cell office:value-type="float" office:value="850760">
                <text:p>85076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7262">
                <text:p>7262</text:p>
              </table:table-cell>
              <table:table-cell office:value-type="float" office:value="339380">
                <text:p>339380</text:p>
              </table:table-cell>
              <table:table-cell office:value-type="float" office:value="5992">
                <text:p>5992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520">
                <text:p>47520</text:p>
              </table:table-cell>
              <table:table-cell office:value-type="float" office:value="12635">
                <text:p>12635</text:p>
              </table:table-cell>
              <table:table-cell office:value-type="float" office:value="586460">
                <text:p>586460</text:p>
              </table:table-cell>
              <table:table-cell office:value-type="float" office:value="2282">
                <text:p>2282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498180">
                <text:p>498180</text:p>
              </table:table-cell>
              <table:table-cell office:value-type="float" office:value="11914">
                <text:p>11914</text:p>
              </table:table-cell>
              <table:table-cell office:value-type="float" office:value="554620">
                <text:p>554620</text:p>
              </table:table-cell>
              <table:table-cell office:value-type="float" office:value="9507">
                <text:p>9507</text:p>
              </table:table-cell>
              <table:table-cell office:value-type="float" office:value="498180">
                <text:p>498180</text:p>
              </table:table-cell>
            </table:table-row>
            <table:table-row>
              <table:table-cell office:value-type="float" office:value="713490">
                <text:p>713490</text:p>
              </table:table-cell>
              <table:table-cell office:value-type="float" office:value="12658">
                <text:p>12658</text:p>
              </table:table-cell>
              <table:table-cell office:value-type="float" office:value="591780">
                <text:p>591780</text:p>
              </table:table-cell>
              <table:table-cell office:value-type="float" office:value="12456">
                <text:p>12456</text:p>
              </table:table-cell>
              <table:table-cell office:value-type="float" office:value="713490">
                <text:p>713490</text:p>
              </table:table-cell>
            </table:table-row>
            <table:table-row>
              <table:table-cell office:value-type="float" office:value="234640">
                <text:p>234640</text:p>
              </table:table-cell>
              <table:table-cell office:value-type="float" office:value="8563">
                <text:p>8563</text:p>
              </table:table-cell>
              <table:table-cell office:value-type="float" office:value="398500">
                <text:p>398500</text:p>
              </table:table-cell>
              <table:table-cell office:value-type="float" office:value="7897">
                <text:p>7897</text:p>
              </table:table-cell>
              <table:table-cell office:value-type="float" office:value="234640">
                <text:p>234640</text:p>
              </table:table-cell>
            </table:table-row>
            <table:table-row>
              <table:table-cell office:value-type="float" office:value="570970">
                <text:p>570970</text:p>
              </table:table-cell>
              <table:table-cell office:value-type="float" office:value="13982">
                <text:p>13982</text:p>
              </table:table-cell>
              <table:table-cell office:value-type="float" office:value="652400">
                <text:p>652400</text:p>
              </table:table-cell>
              <table:table-cell office:value-type="float" office:value="13024">
                <text:p>13024</text:p>
              </table:table-cell>
              <table:table-cell office:value-type="float" office:value="570970">
                <text:p>570970</text:p>
              </table:table-cell>
            </table:table-row>
            <table:table-row>
              <table:table-cell office:value-type="float" office:value="445650">
                <text:p>445650</text:p>
              </table:table-cell>
              <table:table-cell office:value-type="float" office:value="11250">
                <text:p>11250</text:p>
              </table:table-cell>
              <table:table-cell office:value-type="float" office:value="524250">
                <text:p>524250</text:p>
              </table:table-cell>
              <table:table-cell office:value-type="float" office:value="10898">
                <text:p>10898</text:p>
              </table:table-cell>
              <table:table-cell office:value-type="float" office:value="445650">
                <text:p>445650</text:p>
              </table:table-cell>
            </table:table-row>
            <table:table-row>
              <table:table-cell office:value-type="float" office:value="497590">
                <text:p>497590</text:p>
              </table:table-cell>
              <table:table-cell office:value-type="float" office:value="15487">
                <text:p>15487</text:p>
              </table:table-cell>
              <table:table-cell office:value-type="float" office:value="720450">
                <text:p>720450</text:p>
              </table:table-cell>
              <table:table-cell office:value-type="float" office:value="11607">
                <text:p>11607</text:p>
              </table:table-cell>
              <table:table-cell office:value-type="float" office:value="497590">
                <text:p>497590</text:p>
              </table:table-cell>
            </table:table-row>
            <table:table-row>
              <table:table-cell office:value-type="float" office:value="363150">
                <text:p>363150</text:p>
              </table:table-cell>
              <table:table-cell office:value-type="float" office:value="9826">
                <text:p>9826</text:p>
              </table:table-cell>
              <table:table-cell office:value-type="float" office:value="458010">
                <text:p>458010</text:p>
              </table:table-cell>
              <table:table-cell office:value-type="float" office:value="6134">
                <text:p>6134</text:p>
              </table:table-cell>
              <table:table-cell office:value-type="float" office:value="363150">
                <text:p>363150</text:p>
              </table:table-cell>
            </table:table-row>
            <table:table-row>
              <table:table-cell office:value-type="float" office:value="492930">
                <text:p>492930</text:p>
              </table:table-cell>
              <table:table-cell office:value-type="float" office:value="12150">
                <text:p>12150</text:p>
              </table:table-cell>
              <table:table-cell office:value-type="float" office:value="565480">
                <text:p>565480</text:p>
              </table:table-cell>
              <table:table-cell office:value-type="float" office:value="8309">
                <text:p>8309</text:p>
              </table:table-cell>
              <table:table-cell office:value-type="float" office:value="492930">
                <text:p>492930</text:p>
              </table:table-cell>
            </table:table-row>
            <table:table-row>
              <table:table-cell office:value-type="float" office:value="167160">
                <text:p>167160</text:p>
              </table:table-cell>
              <table:table-cell office:value-type="float" office:value="13914">
                <text:p>13914</text:p>
              </table:table-cell>
              <table:table-cell office:value-type="float" office:value="646890">
                <text:p>646890</text:p>
              </table:table-cell>
              <table:table-cell office:value-type="float" office:value="5643">
                <text:p>5643</text:p>
              </table:table-cell>
              <table:table-cell office:value-type="float" office:value="167160">
                <text:p>167160</text:p>
              </table:table-cell>
            </table:table-row>
            <table:table-row>
              <table:table-cell office:value-type="float" office:value="671470">
                <text:p>671470</text:p>
              </table:table-cell>
              <table:table-cell office:value-type="float" office:value="6083">
                <text:p>6083</text:p>
              </table:table-cell>
              <table:table-cell office:value-type="float" office:value="280700">
                <text:p>280700</text:p>
              </table:table-cell>
              <table:table-cell office:value-type="float" office:value="13043">
                <text:p>13043</text:p>
              </table:table-cell>
              <table:table-cell office:value-type="float" office:value="671470">
                <text:p>671470</text:p>
              </table:table-cell>
            </table:table-row>
            <table:table-row>
              <table:table-cell office:value-type="float" office:value="497530">
                <text:p>497530</text:p>
              </table:table-cell>
              <table:table-cell office:value-type="float" office:value="14023">
                <text:p>14023</text:p>
              </table:table-cell>
              <table:table-cell office:value-type="float" office:value="648100">
                <text:p>648100</text:p>
              </table:table-cell>
              <table:table-cell office:value-type="float" office:value="11614">
                <text:p>11614</text:p>
              </table:table-cell>
              <table:table-cell office:value-type="float" office:value="497530">
                <text:p>497530</text:p>
              </table:table-cell>
            </table:table-row>
            <table:table-row>
              <table:table-cell office:value-type="float" office:value="500100">
                <text:p>500100</text:p>
              </table:table-cell>
              <table:table-cell office:value-type="float" office:value="12639">
                <text:p>12639</text:p>
              </table:table-cell>
              <table:table-cell office:value-type="float" office:value="590430">
                <text:p>590430</text:p>
              </table:table-cell>
              <table:table-cell office:value-type="float" office:value="11484">
                <text:p>11484</text:p>
              </table:table-cell>
              <table:table-cell office:value-type="float" office:value="500100">
                <text:p>500100</text:p>
              </table:table-cell>
            </table:table-row>
            <table:table-row>
              <table:table-cell office:value-type="float" office:value="214510">
                <text:p>214510</text:p>
              </table:table-cell>
              <table:table-cell office:value-type="float" office:value="14002">
                <text:p>14002</text:p>
              </table:table-cell>
              <table:table-cell office:value-type="float" office:value="652190">
                <text:p>652190</text:p>
              </table:table-cell>
              <table:table-cell office:value-type="float" office:value="4448">
                <text:p>4448</text:p>
              </table:table-cell>
              <table:table-cell office:value-type="float" office:value="214510">
                <text:p>214510</text:p>
              </table:table-cell>
            </table:table-row>
            <table:table-row>
              <table:table-cell office:value-type="float" office:value="378460">
                <text:p>378460</text:p>
              </table:table-cell>
              <table:table-cell office:value-type="float" office:value="16114">
                <text:p>16114</text:p>
              </table:table-cell>
              <table:table-cell office:value-type="float" office:value="749340">
                <text:p>749340</text:p>
              </table:table-cell>
              <table:table-cell office:value-type="float" office:value="7243">
                <text:p>7243</text:p>
              </table:table-cell>
              <table:table-cell office:value-type="float" office:value="378460">
                <text:p>378460</text:p>
              </table:table-cell>
            </table:table-row>
            <table:table-row>
              <table:table-cell office:value-type="float" office:value="205360">
                <text:p>205360</text:p>
              </table:table-cell>
              <table:table-cell office:value-type="float" office:value="11909">
                <text:p>11909</text:p>
              </table:table-cell>
              <table:table-cell office:value-type="float" office:value="557110">
                <text:p>557110</text:p>
              </table:table-cell>
              <table:table-cell office:value-type="float" office:value="5146">
                <text:p>5146</text:p>
              </table:table-cell>
              <table:table-cell office:value-type="float" office:value="205360">
                <text:p>205360</text:p>
              </table:table-cell>
            </table:table-row>
            <table:table-row>
              <table:table-cell office:value-type="float" office:value="566390">
                <text:p>566390</text:p>
              </table:table-cell>
              <table:table-cell office:value-type="float" office:value="14811">
                <text:p>14811</text:p>
              </table:table-cell>
              <table:table-cell office:value-type="float" office:value="687790">
                <text:p>687790</text:p>
              </table:table-cell>
              <table:table-cell office:value-type="float" office:value="12197">
                <text:p>12197</text:p>
              </table:table-cell>
              <table:table-cell office:value-type="float" office:value="566390">
                <text:p>566390</text:p>
              </table:table-cell>
            </table:table-row>
            <table:table-row>
              <table:table-cell office:value-type="float" office:value="156160">
                <text:p>156160</text:p>
              </table:table-cell>
              <table:table-cell office:value-type="float" office:value="12671">
                <text:p>12671</text:p>
              </table:table-cell>
              <table:table-cell office:value-type="float" office:value="589990">
                <text:p>589990</text:p>
              </table:table-cell>
              <table:table-cell office:value-type="float" office:value="5567">
                <text:p>5567</text:p>
              </table:table-cell>
              <table:table-cell office:value-type="float" office:value="156160">
                <text:p>156160</text:p>
              </table:table-cell>
            </table:table-row>
            <table:table-row>
              <table:table-cell office:value-type="float" office:value="804720">
                <text:p>804720</text:p>
              </table:table-cell>
              <table:table-cell office:value-type="float" office:value="16155">
                <text:p>16155</text:p>
              </table:table-cell>
              <table:table-cell office:value-type="float" office:value="750600">
                <text:p>750600</text:p>
              </table:table-cell>
              <table:table-cell office:value-type="float" office:value="14907">
                <text:p>14907</text:p>
              </table:table-cell>
              <table:table-cell office:value-type="float" office:value="804720">
                <text:p>804720</text:p>
              </table:table-cell>
            </table:table-row>
            <table:table-row>
              <table:table-cell office:value-type="float" office:value="707320">
                <text:p>707320</text:p>
              </table:table-cell>
              <table:table-cell office:value-type="float" office:value="12715">
                <text:p>12715</text:p>
              </table:table-cell>
              <table:table-cell office:value-type="float" office:value="592360">
                <text:p>592360</text:p>
              </table:table-cell>
              <table:table-cell office:value-type="float" office:value="15525">
                <text:p>15525</text:p>
              </table:table-cell>
              <table:table-cell office:value-type="float" office:value="707320">
                <text:p>70732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19584">
                <text:p>19584</text:p>
              </table:table-cell>
              <table:table-cell office:value-type="float" office:value="909420">
                <text:p>909420</text:p>
              </table:table-cell>
              <table:table-cell office:value-type="float" office:value="12653">
                <text:p>12653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653540">
                <text:p>653540</text:p>
              </table:table-cell>
              <table:table-cell office:value-type="float" office:value="13472">
                <text:p>13472</text:p>
              </table:table-cell>
              <table:table-cell office:value-type="float" office:value="630200">
                <text:p>630200</text:p>
              </table:table-cell>
              <table:table-cell office:value-type="float" office:value="14767">
                <text:p>14767</text:p>
              </table:table-cell>
              <table:table-cell office:value-type="float" office:value="653540">
                <text:p>653540</text:p>
              </table:table-cell>
            </table:table-row>
            <table:table-row>
              <table:table-cell office:value-type="float" office:value="230860">
                <text:p>230860</text:p>
              </table:table-cell>
              <table:table-cell office:value-type="float" office:value="16736">
                <text:p>16736</text:p>
              </table:table-cell>
              <table:table-cell office:value-type="float" office:value="776950">
                <text:p>776950</text:p>
              </table:table-cell>
              <table:table-cell office:value-type="float" office:value="5791">
                <text:p>5791</text:p>
              </table:table-cell>
              <table:table-cell office:value-type="float" office:value="230860">
                <text:p>230860</text:p>
              </table:table-cell>
            </table:table-row>
            <table:table-row>
              <table:table-cell office:value-type="float" office:value="432510">
                <text:p>432510</text:p>
              </table:table-cell>
              <table:table-cell office:value-type="float" office:value="7955">
                <text:p>7955</text:p>
              </table:table-cell>
              <table:table-cell office:value-type="float" office:value="374510">
                <text:p>374510</text:p>
              </table:table-cell>
              <table:table-cell office:value-type="float" office:value="10495">
                <text:p>10495</text:p>
              </table:table-cell>
              <table:table-cell office:value-type="float" office:value="432510">
                <text:p>432510</text:p>
              </table:table-cell>
            </table:table-row>
            <table:table-row>
              <table:table-cell office:value-type="float" office:value="563270">
                <text:p>563270</text:p>
              </table:table-cell>
              <table:table-cell office:value-type="float" office:value="9955">
                <text:p>9955</text:p>
              </table:table-cell>
              <table:table-cell office:value-type="float" office:value="465920">
                <text:p>465920</text:p>
              </table:table-cell>
              <table:table-cell office:value-type="float" office:value="13996">
                <text:p>13996</text:p>
              </table:table-cell>
              <table:table-cell office:value-type="float" office:value="563270">
                <text:p>563270</text:p>
              </table:table-cell>
            </table:table-row>
            <table:table-row>
              <table:table-cell office:value-type="float" office:value="676070">
                <text:p>676070</text:p>
              </table:table-cell>
              <table:table-cell office:value-type="float" office:value="11999">
                <text:p>11999</text:p>
              </table:table-cell>
              <table:table-cell office:value-type="float" office:value="557030">
                <text:p>557030</text:p>
              </table:table-cell>
              <table:table-cell office:value-type="float" office:value="16164">
                <text:p>16164</text:p>
              </table:table-cell>
              <table:table-cell office:value-type="float" office:value="676070">
                <text:p>676070</text:p>
              </table:table-cell>
            </table:table-row>
            <table:table-row>
              <table:table-cell office:value-type="float" office:value="335340">
                <text:p>335340</text:p>
              </table:table-cell>
              <table:table-cell office:value-type="float" office:value="16041">
                <text:p>16041</text:p>
              </table:table-cell>
              <table:table-cell office:value-type="float" office:value="746440">
                <text:p>746440</text:p>
              </table:table-cell>
              <table:table-cell office:value-type="float" office:value="9101">
                <text:p>9101</text:p>
              </table:table-cell>
              <table:table-cell office:value-type="float" office:value="335340">
                <text:p>335340</text:p>
              </table:table-cell>
            </table:table-row>
            <table:table-row>
              <table:table-cell office:value-type="float" office:value="461180">
                <text:p>461180</text:p>
              </table:table-cell>
              <table:table-cell office:value-type="float" office:value="12771">
                <text:p>12771</text:p>
              </table:table-cell>
              <table:table-cell office:value-type="float" office:value="591520">
                <text:p>591520</text:p>
              </table:table-cell>
              <table:table-cell office:value-type="float" office:value="11144">
                <text:p>11144</text:p>
              </table:table-cell>
              <table:table-cell office:value-type="float" office:value="461180">
                <text:p>461180</text:p>
              </table:table-cell>
            </table:table-row>
            <table:table-row>
              <table:table-cell office:value-type="float" office:value="636360">
                <text:p>636360</text:p>
              </table:table-cell>
              <table:table-cell office:value-type="float" office:value="18108">
                <text:p>18108</text:p>
              </table:table-cell>
              <table:table-cell office:value-type="float" office:value="843250">
                <text:p>843250</text:p>
              </table:table-cell>
              <table:table-cell office:value-type="float" office:value="14728">
                <text:p>14728</text:p>
              </table:table-cell>
              <table:table-cell office:value-type="float" office:value="636360">
                <text:p>636360</text:p>
              </table:table-cell>
            </table:table-row>
            <table:table-row>
              <table:table-cell office:value-type="float" office:value="369500">
                <text:p>369500</text:p>
              </table:table-cell>
              <table:table-cell office:value-type="float" office:value="14184">
                <text:p>14184</text:p>
              </table:table-cell>
              <table:table-cell office:value-type="float" office:value="659140">
                <text:p>659140</text:p>
              </table:table-cell>
              <table:table-cell office:value-type="float" office:value="10884">
                <text:p>10884</text:p>
              </table:table-cell>
              <table:table-cell office:value-type="float" office:value="369500">
                <text:p>369500</text:p>
              </table:table-cell>
            </table:table-row>
            <table:table-row>
              <table:table-cell office:value-type="float" office:value="393030">
                <text:p>393030</text:p>
              </table:table-cell>
              <table:table-cell office:value-type="float" office:value="19452">
                <text:p>19452</text:p>
              </table:table-cell>
              <table:table-cell office:value-type="float" office:value="902100">
                <text:p>902100</text:p>
              </table:table-cell>
              <table:table-cell office:value-type="float" office:value="11830">
                <text:p>11830</text:p>
              </table:table-cell>
              <table:table-cell office:value-type="float" office:value="393030">
                <text:p>393030</text:p>
              </table:table-cell>
            </table:table-row>
            <table:table-row>
              <table:table-cell office:value-type="float" office:value="702490">
                <text:p>702490</text:p>
              </table:table-cell>
              <table:table-cell office:value-type="float" office:value="12663">
                <text:p>12663</text:p>
              </table:table-cell>
              <table:table-cell office:value-type="float" office:value="589490">
                <text:p>589490</text:p>
              </table:table-cell>
              <table:table-cell office:value-type="float" office:value="16138">
                <text:p>16138</text:p>
              </table:table-cell>
              <table:table-cell office:value-type="float" office:value="702490">
                <text:p>702490</text:p>
              </table:table-cell>
            </table:table-row>
            <table:table-row>
              <table:table-cell office:value-type="float" office:value="189570">
                <text:p>189570</text:p>
              </table:table-cell>
              <table:table-cell office:value-type="float" office:value="15335">
                <text:p>15335</text:p>
              </table:table-cell>
              <table:table-cell office:value-type="float" office:value="716310">
                <text:p>716310</text:p>
              </table:table-cell>
              <table:table-cell office:value-type="float" office:value="10278">
                <text:p>10278</text:p>
              </table:table-cell>
              <table:table-cell office:value-type="float" office:value="189570">
                <text:p>189570</text:p>
              </table:table-cell>
            </table:table-row>
            <table:table-row>
              <table:table-cell office:value-type="float" office:value="330360">
                <text:p>330360</text:p>
              </table:table-cell>
              <table:table-cell office:value-type="float" office:value="15465">
                <text:p>15465</text:p>
              </table:table-cell>
              <table:table-cell office:value-type="float" office:value="723670">
                <text:p>723670</text:p>
              </table:table-cell>
              <table:table-cell office:value-type="float" office:value="11672">
                <text:p>11672</text:p>
              </table:table-cell>
              <table:table-cell office:value-type="float" office:value="330360">
                <text:p>330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